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12"/>
    <style:style style:name="P12" style:family="paragraph" style:parent-style-name="Text_20_body" style:list-style-name="L13"/>
    <style:style style:name="P13" style:family="paragraph" style:parent-style-name="Text_20_body" style:list-style-name="L14"/>
    <style:style style:name="P14" style:family="paragraph" style:parent-style-name="Text_20_body" style:list-style-name="L15"/>
    <style:style style:name="P15" style:family="paragraph" style:parent-style-name="Text_20_body" style:list-style-name="L16"/>
    <style:style style:name="P16" style:family="paragraph" style:parent-style-name="Text_20_body" style:list-style-name="L17"/>
    <style:style style:name="P17" style:family="paragraph" style:parent-style-name="Text_20_body" style:list-style-name="L18"/>
    <style:style style:name="P18" style:family="paragraph" style:parent-style-name="Text_20_body" style:list-style-name="L19"/>
    <style:style style:name="P19" style:family="paragraph" style:parent-style-name="Text_20_body" style:list-style-name="L20"/>
    <style:style style:name="P20" style:family="paragraph" style:parent-style-name="Text_20_body" style:list-style-name="L21"/>
    <style:style style:name="P21" style:family="paragraph" style:parent-style-name="Text_20_body" style:list-style-name="L22"/>
    <style:style style:name="P22" style:family="paragraph" style:parent-style-name="Text_20_body" style:list-style-name="L23"/>
    <style:style style:name="P23" style:family="paragraph" style:parent-style-name="Text_20_body" style:list-style-name="L24"/>
    <style:style style:name="P24" style:family="paragraph" style:parent-style-name="Text_20_body" style:list-style-name="L25"/>
    <style:style style:name="P25" style:family="paragraph" style:parent-style-name="Text_20_body" style:list-style-name="L26"/>
    <style:style style:name="P26" style:family="paragraph" style:parent-style-name="Text_20_body" style:list-style-name="L27"/>
    <style:style style:name="P27" style:family="paragraph" style:parent-style-name="Text_20_body" style:list-style-name="L28"/>
    <style:style style:name="P28" style:family="paragraph" style:parent-style-name="Text_20_body" style:list-style-name="L29"/>
    <style:style style:name="P29" style:family="paragraph" style:parent-style-name="Text_20_body" style:list-style-name="L30"/>
    <style:style style:name="P30" style:family="paragraph" style:parent-style-name="Text_20_body" style:list-style-name="L31"/>
    <style:style style:name="P31" style:family="paragraph" style:parent-style-name="Text_20_body" style:list-style-name="L32"/>
    <style:style style:name="P32" style:family="paragraph" style:parent-style-name="Text_20_body" style:list-style-name="L33"/>
    <style:style style:name="P33" style:family="paragraph" style:parent-style-name="Text_20_body" style:list-style-name="L34"/>
    <style:style style:name="P34" style:family="paragraph" style:parent-style-name="Text_20_body" style:list-style-name="L35"/>
    <style:style style:name="P35" style:family="paragraph" style:parent-style-name="Text_20_body" style:list-style-name="L36"/>
    <style:style style:name="P36" style:family="paragraph" style:parent-style-name="Text_20_body" style:list-style-name="L37"/>
    <style:style style:name="P37" style:family="paragraph" style:parent-style-name="Text_20_body" style:list-style-name="L38"/>
    <style:style style:name="P38" style:family="paragraph" style:parent-style-name="Text_20_body" style:list-style-name="L39"/>
    <style:style style:name="P39" style:family="paragraph" style:parent-style-name="Text_20_body" style:list-style-name="L40"/>
    <style:style style:name="P40" style:family="paragraph" style:parent-style-name="Text_20_body" style:list-style-name="L41"/>
    <style:style style:name="P41" style:family="paragraph" style:parent-style-name="Text_20_body" style:list-style-name="L42"/>
    <style:style style:name="P42" style:family="paragraph" style:parent-style-name="Text_20_body" style:list-style-name="L43"/>
    <style:style style:name="P43" style:family="paragraph" style:parent-style-name="Text_20_body" style:list-style-name="L44"/>
    <style:style style:name="P44" style:family="paragraph" style:parent-style-name="Text_20_body" style:list-style-name="L45"/>
    <style:style style:name="P45" style:family="paragraph" style:parent-style-name="Text_20_body" style:list-style-name="L46"/>
    <style:style style:name="P46" style:family="paragraph" style:parent-style-name="Text_20_body" style:list-style-name="L47"/>
    <style:style style:name="P47" style:family="paragraph" style:parent-style-name="Text_20_body" style:list-style-name="L48"/>
    <style:style style:name="P48" style:family="paragraph" style:parent-style-name="Text_20_body" style:list-style-name="L49"/>
    <style:style style:name="P49" style:family="paragraph" style:parent-style-name="Text_20_body" style:list-style-name="L50"/>
    <style:style style:name="P50" style:family="paragraph" style:parent-style-name="Text_20_body" style:list-style-name="L51"/>
    <style:style style:name="P51" style:family="paragraph" style:parent-style-name="Text_20_body" style:list-style-name="L52"/>
    <style:style style:name="P52" style:family="paragraph" style:parent-style-name="Text_20_body" style:list-style-name="L54"/>
    <style:style style:name="P53" style:family="paragraph" style:parent-style-name="Text_20_body" style:list-style-name="L55"/>
    <style:style style:name="P54" style:family="paragraph" style:parent-style-name="Text_20_body" style:list-style-name="L56"/>
    <style:style style:name="P55" style:family="paragraph" style:parent-style-name="Text_20_body" style:list-style-name="L57"/>
    <style:style style:name="P56" style:family="paragraph" style:parent-style-name="Text_20_body" style:list-style-name="L58"/>
    <style:style style:name="P57" style:family="paragraph" style:parent-style-name="Text_20_body" style:list-style-name="L59"/>
    <style:style style:name="P58" style:family="paragraph" style:parent-style-name="Text_20_body" style:list-style-name="L60"/>
    <style:style style:name="P59" style:family="paragraph" style:parent-style-name="Text_20_body" style:list-style-name="L62"/>
    <style:style style:name="P60" style:family="paragraph" style:parent-style-name="Text_20_body" style:list-style-name="L63"/>
    <style:style style:name="P61" style:family="paragraph" style:parent-style-name="Text_20_body" style:list-style-name="L64"/>
    <style:style style:name="P62" style:family="paragraph" style:parent-style-name="Text_20_body" style:list-style-name="L65"/>
    <style:style style:name="P63" style:family="paragraph" style:parent-style-name="Text_20_body" style:list-style-name="L66"/>
    <style:style style:name="P64" style:family="paragraph" style:parent-style-name="Text_20_body" style:list-style-name="L67"/>
    <style:style style:name="P65" style:family="paragraph" style:parent-style-name="Text_20_body" style:list-style-name="L68"/>
    <style:style style:name="P66" style:family="paragraph" style:parent-style-name="Text_20_body" style:list-style-name="L69"/>
    <style:style style:name="P67" style:family="paragraph" style:parent-style-name="Text_20_body" style:list-style-name="L70"/>
    <style:style style:name="P68" style:family="paragraph" style:parent-style-name="Text_20_body" style:list-style-name="L71"/>
    <style:style style:name="P69" style:family="paragraph" style:parent-style-name="Text_20_body" style:list-style-name="L72"/>
    <style:style style:name="P70" style:family="paragraph" style:parent-style-name="Text_20_body" style:list-style-name="L73"/>
    <style:style style:name="P71" style:family="paragraph" style:parent-style-name="Text_20_body" style:list-style-name="L74"/>
    <style:style style:name="P72" style:family="paragraph" style:parent-style-name="Text_20_body" style:list-style-name="L75"/>
    <style:style style:name="P73" style:family="paragraph" style:parent-style-name="Text_20_body" style:list-style-name="L76"/>
    <style:style style:name="P74" style:family="paragraph" style:parent-style-name="Text_20_body" style:list-style-name="L77"/>
    <style:style style:name="P75" style:family="paragraph" style:parent-style-name="Text_20_body" style:list-style-name="L78"/>
    <style:style style:name="P76" style:family="paragraph" style:parent-style-name="Text_20_body" style:list-style-name="L79"/>
    <style:style style:name="P77" style:family="paragraph" style:parent-style-name="Text_20_body" style:list-style-name="L80"/>
    <style:style style:name="P78" style:family="paragraph" style:parent-style-name="Text_20_body" style:list-style-name="L81"/>
    <style:style style:name="P79" style:family="paragraph" style:parent-style-name="Text_20_body" style:list-style-name="L82"/>
    <style:style style:name="P80" style:family="paragraph" style:parent-style-name="Text_20_body" style:list-style-name="L83"/>
    <style:style style:name="P81" style:family="paragraph" style:parent-style-name="Text_20_body" style:list-style-name="L84"/>
    <style:style style:name="P82" style:family="paragraph" style:parent-style-name="Text_20_body" style:list-style-name="L85"/>
    <style:style style:name="P83" style:family="paragraph" style:parent-style-name="Text_20_body" style:list-style-name="L86"/>
    <style:style style:name="P84" style:family="paragraph" style:parent-style-name="Text_20_body" style:list-style-name="L87"/>
    <style:style style:name="P85" style:family="paragraph" style:parent-style-name="Text_20_body" style:list-style-name="L88"/>
    <style:style style:name="P86" style:family="paragraph" style:parent-style-name="Text_20_body" style:list-style-name="L89"/>
    <style:style style:name="P87" style:family="paragraph" style:parent-style-name="Text_20_body" style:list-style-name="L90"/>
    <style:style style:name="P88" style:family="paragraph" style:parent-style-name="Text_20_body" style:list-style-name="L91"/>
    <style:style style:name="P89" style:family="paragraph" style:parent-style-name="Text_20_body" style:list-style-name="L92"/>
    <style:style style:name="P90" style:family="paragraph" style:parent-style-name="Text_20_body" style:list-style-name="L93"/>
    <style:style style:name="P91" style:family="paragraph" style:parent-style-name="Text_20_body" style:list-style-name="L94"/>
    <style:style style:name="P92" style:family="paragraph" style:parent-style-name="Text_20_body" style:list-style-name="L95"/>
    <style:style style:name="P93" style:family="paragraph" style:parent-style-name="Text_20_body" style:list-style-name="L96"/>
    <style:style style:name="P94" style:family="paragraph" style:parent-style-name="Text_20_body" style:list-style-name="L97"/>
    <style:style style:name="P95" style:family="paragraph" style:parent-style-name="Text_20_body" style:list-style-name="L98"/>
    <style:style style:name="P96" style:family="paragraph" style:parent-style-name="Text_20_body" style:list-style-name="L99"/>
    <style:style style:name="P97" style:family="paragraph" style:parent-style-name="Text_20_body" style:list-style-name="L100"/>
    <style:style style:name="P98" style:family="paragraph" style:parent-style-name="Text_20_body" style:list-style-name="L101"/>
    <style:style style:name="P99" style:family="paragraph" style:parent-style-name="Text_20_body" style:list-style-name="L102"/>
    <style:style style:name="P100" style:family="paragraph" style:parent-style-name="Text_20_body" style:list-style-name="L103"/>
    <style:style style:name="P101" style:family="paragraph" style:parent-style-name="Text_20_body" style:list-style-name="L104"/>
    <style:style style:name="P102" style:family="paragraph" style:parent-style-name="Text_20_body" style:list-style-name="L105"/>
    <style:style style:name="P103" style:family="paragraph" style:parent-style-name="Text_20_body" style:list-style-name="L107"/>
    <style:style style:name="P104" style:family="paragraph" style:parent-style-name="Text_20_body" style:list-style-name="L108"/>
    <style:style style:name="P105" style:family="paragraph" style:parent-style-name="Text_20_body" style:list-style-name="L109"/>
    <style:style style:name="P106" style:family="paragraph" style:parent-style-name="Text_20_body" style:list-style-name="L110"/>
    <style:style style:name="P107" style:family="paragraph" style:parent-style-name="Text_20_body" style:list-style-name="L111"/>
    <style:style style:name="P108" style:family="paragraph" style:parent-style-name="Text_20_body" style:list-style-name="L112"/>
    <style:style style:name="P109" style:family="paragraph" style:parent-style-name="Text_20_body" style:list-style-name="L114"/>
    <style:style style:name="P110" style:family="paragraph" style:parent-style-name="Text_20_body">
      <style:text-properties style:font-name="Atkinson Hyperlegible Next" style:font-name-complex="Atkinson Hyperlegible Next"/>
    </style:style>
    <style:style style:name="P111" style:family="paragraph" style:parent-style-name="Text_20_body" style:list-style-name="L1">
      <style:text-properties style:font-name="Atkinson Hyperlegible Next" style:font-name-complex="Atkinson Hyperlegible Next"/>
    </style:style>
    <style:style style:name="P112" style:family="paragraph" style:parent-style-name="Text_20_body" style:list-style-name="L2">
      <style:text-properties style:font-name="Atkinson Hyperlegible Next" style:font-name-complex="Atkinson Hyperlegible Next"/>
    </style:style>
    <style:style style:name="P113" style:family="paragraph" style:parent-style-name="Text_20_body" style:list-style-name="L3">
      <style:text-properties style:font-name="Atkinson Hyperlegible Next" style:font-name-complex="Atkinson Hyperlegible Next"/>
    </style:style>
    <style:style style:name="P114" style:family="paragraph" style:parent-style-name="Text_20_body" style:list-style-name="L4">
      <style:text-properties style:font-name="Atkinson Hyperlegible Next" style:font-name-complex="Atkinson Hyperlegible Next"/>
    </style:style>
    <style:style style:name="P115" style:family="paragraph" style:parent-style-name="Text_20_body" style:list-style-name="L5">
      <style:text-properties style:font-name="Atkinson Hyperlegible Next" style:font-name-complex="Atkinson Hyperlegible Next"/>
    </style:style>
    <style:style style:name="P116" style:family="paragraph" style:parent-style-name="Text_20_body" style:list-style-name="L6">
      <style:text-properties style:font-name="Atkinson Hyperlegible Next" style:font-name-complex="Atkinson Hyperlegible Next"/>
    </style:style>
    <style:style style:name="P117" style:family="paragraph" style:parent-style-name="Text_20_body" style:list-style-name="L53">
      <style:text-properties style:font-name="Atkinson Hyperlegible Next" style:font-name-complex="Atkinson Hyperlegible Next"/>
    </style:style>
    <style:style style:name="P118" style:family="paragraph" style:parent-style-name="Text_20_body" style:list-style-name="L61">
      <style:text-properties style:font-name="Atkinson Hyperlegible Next" style:font-name-complex="Atkinson Hyperlegible Next"/>
    </style:style>
    <style:style style:name="P119" style:family="paragraph" style:parent-style-name="Text_20_body" style:list-style-name="L106">
      <style:text-properties style:font-name="Atkinson Hyperlegible Next" style:font-name-complex="Atkinson Hyperlegible Next"/>
    </style:style>
    <style:style style:name="P120" style:family="paragraph" style:parent-style-name="Text_20_body" style:list-style-name="L113">
      <style:text-properties style:font-name="Atkinson Hyperlegible Next" style:font-name-complex="Atkinson Hyperlegible Next"/>
    </style:style>
    <style:style style:name="P121" style:family="paragraph" style:parent-style-name="Text_20_body">
      <style:paragraph-properties fo:margin-top="0in" fo:margin-bottom="0in"/>
    </style:style>
    <style:style style:name="P122" style:family="paragraph" style:parent-style-name="Text_20_body" style:list-style-name="L7">
      <style:paragraph-properties fo:margin-top="0in" fo:margin-bottom="0in"/>
    </style:style>
    <style:style style:name="P123" style:family="paragraph" style:parent-style-name="Text_20_body" style:list-style-name="L8">
      <style:paragraph-properties fo:margin-top="0in" fo:margin-bottom="0in"/>
    </style:style>
    <style:style style:name="P124" style:family="paragraph" style:parent-style-name="Text_20_body" style:list-style-name="L9">
      <style:paragraph-properties fo:margin-top="0in" fo:margin-bottom="0in"/>
    </style:style>
    <style:style style:name="P125" style:family="paragraph" style:parent-style-name="Text_20_body" style:list-style-name="L10">
      <style:paragraph-properties fo:margin-top="0in" fo:margin-bottom="0in"/>
    </style:style>
    <style:style style:name="P126" style:family="paragraph" style:parent-style-name="Text_20_body" style:list-style-name="L11">
      <style:paragraph-properties fo:margin-top="0in" fo:margin-bottom="0in"/>
    </style:style>
    <style:style style:name="P127" style:family="paragraph" style:parent-style-name="Text_20_body" style:list-style-name="L12">
      <style:paragraph-properties fo:margin-top="0in" fo:margin-bottom="0in"/>
    </style:style>
    <style:style style:name="P128" style:family="paragraph" style:parent-style-name="Text_20_body" style:list-style-name="L13">
      <style:paragraph-properties fo:margin-top="0in" fo:margin-bottom="0in"/>
    </style:style>
    <style:style style:name="P129" style:family="paragraph" style:parent-style-name="Text_20_body" style:list-style-name="L14">
      <style:paragraph-properties fo:margin-top="0in" fo:margin-bottom="0in"/>
    </style:style>
    <style:style style:name="P130" style:family="paragraph" style:parent-style-name="Text_20_body" style:list-style-name="L15">
      <style:paragraph-properties fo:margin-top="0in" fo:margin-bottom="0in"/>
    </style:style>
    <style:style style:name="P131" style:family="paragraph" style:parent-style-name="Text_20_body" style:list-style-name="L16">
      <style:paragraph-properties fo:margin-top="0in" fo:margin-bottom="0in"/>
    </style:style>
    <style:style style:name="P132" style:family="paragraph" style:parent-style-name="Text_20_body" style:list-style-name="L17">
      <style:paragraph-properties fo:margin-top="0in" fo:margin-bottom="0in"/>
    </style:style>
    <style:style style:name="P133" style:family="paragraph" style:parent-style-name="Text_20_body" style:list-style-name="L18">
      <style:paragraph-properties fo:margin-top="0in" fo:margin-bottom="0in"/>
    </style:style>
    <style:style style:name="P134" style:family="paragraph" style:parent-style-name="Text_20_body" style:list-style-name="L19">
      <style:paragraph-properties fo:margin-top="0in" fo:margin-bottom="0in"/>
    </style:style>
    <style:style style:name="P135" style:family="paragraph" style:parent-style-name="Text_20_body" style:list-style-name="L20">
      <style:paragraph-properties fo:margin-top="0in" fo:margin-bottom="0in"/>
    </style:style>
    <style:style style:name="P136" style:family="paragraph" style:parent-style-name="Text_20_body" style:list-style-name="L21">
      <style:paragraph-properties fo:margin-top="0in" fo:margin-bottom="0in"/>
    </style:style>
    <style:style style:name="P137" style:family="paragraph" style:parent-style-name="Text_20_body" style:list-style-name="L22">
      <style:paragraph-properties fo:margin-top="0in" fo:margin-bottom="0in"/>
    </style:style>
    <style:style style:name="P138" style:family="paragraph" style:parent-style-name="Text_20_body" style:list-style-name="L23">
      <style:paragraph-properties fo:margin-top="0in" fo:margin-bottom="0in"/>
    </style:style>
    <style:style style:name="P139" style:family="paragraph" style:parent-style-name="Text_20_body" style:list-style-name="L24">
      <style:paragraph-properties fo:margin-top="0in" fo:margin-bottom="0in"/>
    </style:style>
    <style:style style:name="P140" style:family="paragraph" style:parent-style-name="Text_20_body" style:list-style-name="L25">
      <style:paragraph-properties fo:margin-top="0in" fo:margin-bottom="0in"/>
    </style:style>
    <style:style style:name="P141" style:family="paragraph" style:parent-style-name="Text_20_body" style:list-style-name="L26">
      <style:paragraph-properties fo:margin-top="0in" fo:margin-bottom="0in"/>
    </style:style>
    <style:style style:name="P142" style:family="paragraph" style:parent-style-name="Text_20_body" style:list-style-name="L27">
      <style:paragraph-properties fo:margin-top="0in" fo:margin-bottom="0in"/>
    </style:style>
    <style:style style:name="P143" style:family="paragraph" style:parent-style-name="Text_20_body" style:list-style-name="L28">
      <style:paragraph-properties fo:margin-top="0in" fo:margin-bottom="0in"/>
    </style:style>
    <style:style style:name="P144" style:family="paragraph" style:parent-style-name="Text_20_body" style:list-style-name="L29">
      <style:paragraph-properties fo:margin-top="0in" fo:margin-bottom="0in"/>
    </style:style>
    <style:style style:name="P145" style:family="paragraph" style:parent-style-name="Text_20_body" style:list-style-name="L30">
      <style:paragraph-properties fo:margin-top="0in" fo:margin-bottom="0in"/>
    </style:style>
    <style:style style:name="P146" style:family="paragraph" style:parent-style-name="Text_20_body" style:list-style-name="L31">
      <style:paragraph-properties fo:margin-top="0in" fo:margin-bottom="0in"/>
    </style:style>
    <style:style style:name="P147" style:family="paragraph" style:parent-style-name="Text_20_body" style:list-style-name="L32">
      <style:paragraph-properties fo:margin-top="0in" fo:margin-bottom="0in"/>
    </style:style>
    <style:style style:name="P148" style:family="paragraph" style:parent-style-name="Text_20_body" style:list-style-name="L33">
      <style:paragraph-properties fo:margin-top="0in" fo:margin-bottom="0in"/>
    </style:style>
    <style:style style:name="P149" style:family="paragraph" style:parent-style-name="Text_20_body" style:list-style-name="L34">
      <style:paragraph-properties fo:margin-top="0in" fo:margin-bottom="0in"/>
    </style:style>
    <style:style style:name="P150" style:family="paragraph" style:parent-style-name="Text_20_body" style:list-style-name="L35">
      <style:paragraph-properties fo:margin-top="0in" fo:margin-bottom="0in"/>
    </style:style>
    <style:style style:name="P151" style:family="paragraph" style:parent-style-name="Text_20_body" style:list-style-name="L36">
      <style:paragraph-properties fo:margin-top="0in" fo:margin-bottom="0in"/>
    </style:style>
    <style:style style:name="P152" style:family="paragraph" style:parent-style-name="Text_20_body" style:list-style-name="L37">
      <style:paragraph-properties fo:margin-top="0in" fo:margin-bottom="0in"/>
    </style:style>
    <style:style style:name="P153" style:family="paragraph" style:parent-style-name="Text_20_body" style:list-style-name="L38">
      <style:paragraph-properties fo:margin-top="0in" fo:margin-bottom="0in"/>
    </style:style>
    <style:style style:name="P154" style:family="paragraph" style:parent-style-name="Text_20_body" style:list-style-name="L39">
      <style:paragraph-properties fo:margin-top="0in" fo:margin-bottom="0in"/>
    </style:style>
    <style:style style:name="P155" style:family="paragraph" style:parent-style-name="Text_20_body" style:list-style-name="L40">
      <style:paragraph-properties fo:margin-top="0in" fo:margin-bottom="0in"/>
    </style:style>
    <style:style style:name="P156" style:family="paragraph" style:parent-style-name="Text_20_body" style:list-style-name="L41">
      <style:paragraph-properties fo:margin-top="0in" fo:margin-bottom="0in"/>
    </style:style>
    <style:style style:name="P157" style:family="paragraph" style:parent-style-name="Text_20_body" style:list-style-name="L42">
      <style:paragraph-properties fo:margin-top="0in" fo:margin-bottom="0in"/>
    </style:style>
    <style:style style:name="P158" style:family="paragraph" style:parent-style-name="Text_20_body" style:list-style-name="L43">
      <style:paragraph-properties fo:margin-top="0in" fo:margin-bottom="0in"/>
    </style:style>
    <style:style style:name="P159" style:family="paragraph" style:parent-style-name="Text_20_body" style:list-style-name="L44">
      <style:paragraph-properties fo:margin-top="0in" fo:margin-bottom="0in"/>
    </style:style>
    <style:style style:name="P160" style:family="paragraph" style:parent-style-name="Text_20_body" style:list-style-name="L45">
      <style:paragraph-properties fo:margin-top="0in" fo:margin-bottom="0in"/>
    </style:style>
    <style:style style:name="P161" style:family="paragraph" style:parent-style-name="Text_20_body" style:list-style-name="L46">
      <style:paragraph-properties fo:margin-top="0in" fo:margin-bottom="0in"/>
    </style:style>
    <style:style style:name="P162" style:family="paragraph" style:parent-style-name="Text_20_body" style:list-style-name="L47">
      <style:paragraph-properties fo:margin-top="0in" fo:margin-bottom="0in"/>
    </style:style>
    <style:style style:name="P163" style:family="paragraph" style:parent-style-name="Text_20_body" style:list-style-name="L48">
      <style:paragraph-properties fo:margin-top="0in" fo:margin-bottom="0in"/>
    </style:style>
    <style:style style:name="P164" style:family="paragraph" style:parent-style-name="Text_20_body" style:list-style-name="L49">
      <style:paragraph-properties fo:margin-top="0in" fo:margin-bottom="0in"/>
    </style:style>
    <style:style style:name="P165" style:family="paragraph" style:parent-style-name="Text_20_body" style:list-style-name="L50">
      <style:paragraph-properties fo:margin-top="0in" fo:margin-bottom="0in"/>
    </style:style>
    <style:style style:name="P166" style:family="paragraph" style:parent-style-name="Text_20_body" style:list-style-name="L51">
      <style:paragraph-properties fo:margin-top="0in" fo:margin-bottom="0in"/>
    </style:style>
    <style:style style:name="P167" style:family="paragraph" style:parent-style-name="Text_20_body" style:list-style-name="L52">
      <style:paragraph-properties fo:margin-top="0in" fo:margin-bottom="0in"/>
    </style:style>
    <style:style style:name="P168" style:family="paragraph" style:parent-style-name="Text_20_body" style:list-style-name="L54">
      <style:paragraph-properties fo:margin-top="0in" fo:margin-bottom="0in"/>
    </style:style>
    <style:style style:name="P169" style:family="paragraph" style:parent-style-name="Text_20_body" style:list-style-name="L55">
      <style:paragraph-properties fo:margin-top="0in" fo:margin-bottom="0in"/>
    </style:style>
    <style:style style:name="P170" style:family="paragraph" style:parent-style-name="Text_20_body" style:list-style-name="L56">
      <style:paragraph-properties fo:margin-top="0in" fo:margin-bottom="0in"/>
    </style:style>
    <style:style style:name="P171" style:family="paragraph" style:parent-style-name="Text_20_body" style:list-style-name="L58">
      <style:paragraph-properties fo:margin-top="0in" fo:margin-bottom="0in"/>
    </style:style>
    <style:style style:name="P172" style:family="paragraph" style:parent-style-name="Text_20_body" style:list-style-name="L59">
      <style:paragraph-properties fo:margin-top="0in" fo:margin-bottom="0in"/>
    </style:style>
    <style:style style:name="P173" style:family="paragraph" style:parent-style-name="Text_20_body" style:list-style-name="L60">
      <style:paragraph-properties fo:margin-top="0in" fo:margin-bottom="0in"/>
    </style:style>
    <style:style style:name="P174" style:family="paragraph" style:parent-style-name="Text_20_body" style:list-style-name="L62">
      <style:paragraph-properties fo:margin-top="0in" fo:margin-bottom="0in"/>
    </style:style>
    <style:style style:name="P175" style:family="paragraph" style:parent-style-name="Text_20_body" style:list-style-name="L63">
      <style:paragraph-properties fo:margin-top="0in" fo:margin-bottom="0in"/>
    </style:style>
    <style:style style:name="P176" style:family="paragraph" style:parent-style-name="Text_20_body" style:list-style-name="L64">
      <style:paragraph-properties fo:margin-top="0in" fo:margin-bottom="0in"/>
    </style:style>
    <style:style style:name="P177" style:family="paragraph" style:parent-style-name="Text_20_body" style:list-style-name="L65">
      <style:paragraph-properties fo:margin-top="0in" fo:margin-bottom="0in"/>
    </style:style>
    <style:style style:name="P178" style:family="paragraph" style:parent-style-name="Text_20_body" style:list-style-name="L66">
      <style:paragraph-properties fo:margin-top="0in" fo:margin-bottom="0in"/>
    </style:style>
    <style:style style:name="P179" style:family="paragraph" style:parent-style-name="Text_20_body" style:list-style-name="L67">
      <style:paragraph-properties fo:margin-top="0in" fo:margin-bottom="0in"/>
    </style:style>
    <style:style style:name="P180" style:family="paragraph" style:parent-style-name="Text_20_body" style:list-style-name="L68">
      <style:paragraph-properties fo:margin-top="0in" fo:margin-bottom="0in"/>
    </style:style>
    <style:style style:name="P181" style:family="paragraph" style:parent-style-name="Text_20_body" style:list-style-name="L69">
      <style:paragraph-properties fo:margin-top="0in" fo:margin-bottom="0in"/>
    </style:style>
    <style:style style:name="P182" style:family="paragraph" style:parent-style-name="Text_20_body" style:list-style-name="L70">
      <style:paragraph-properties fo:margin-top="0in" fo:margin-bottom="0in"/>
    </style:style>
    <style:style style:name="P183" style:family="paragraph" style:parent-style-name="Text_20_body" style:list-style-name="L71">
      <style:paragraph-properties fo:margin-top="0in" fo:margin-bottom="0in"/>
    </style:style>
    <style:style style:name="P184" style:family="paragraph" style:parent-style-name="Text_20_body" style:list-style-name="L72">
      <style:paragraph-properties fo:margin-top="0in" fo:margin-bottom="0in"/>
    </style:style>
    <style:style style:name="P185" style:family="paragraph" style:parent-style-name="Text_20_body" style:list-style-name="L73">
      <style:paragraph-properties fo:margin-top="0in" fo:margin-bottom="0in"/>
    </style:style>
    <style:style style:name="P186" style:family="paragraph" style:parent-style-name="Text_20_body" style:list-style-name="L74">
      <style:paragraph-properties fo:margin-top="0in" fo:margin-bottom="0in"/>
    </style:style>
    <style:style style:name="P187" style:family="paragraph" style:parent-style-name="Text_20_body" style:list-style-name="L75">
      <style:paragraph-properties fo:margin-top="0in" fo:margin-bottom="0in"/>
    </style:style>
    <style:style style:name="P188" style:family="paragraph" style:parent-style-name="Text_20_body" style:list-style-name="L76">
      <style:paragraph-properties fo:margin-top="0in" fo:margin-bottom="0in"/>
    </style:style>
    <style:style style:name="P189" style:family="paragraph" style:parent-style-name="Text_20_body" style:list-style-name="L77">
      <style:paragraph-properties fo:margin-top="0in" fo:margin-bottom="0in"/>
    </style:style>
    <style:style style:name="P190" style:family="paragraph" style:parent-style-name="Text_20_body" style:list-style-name="L78">
      <style:paragraph-properties fo:margin-top="0in" fo:margin-bottom="0in"/>
    </style:style>
    <style:style style:name="P191" style:family="paragraph" style:parent-style-name="Text_20_body" style:list-style-name="L79">
      <style:paragraph-properties fo:margin-top="0in" fo:margin-bottom="0in"/>
    </style:style>
    <style:style style:name="P192" style:family="paragraph" style:parent-style-name="Text_20_body" style:list-style-name="L80">
      <style:paragraph-properties fo:margin-top="0in" fo:margin-bottom="0in"/>
    </style:style>
    <style:style style:name="P193" style:family="paragraph" style:parent-style-name="Text_20_body" style:list-style-name="L81">
      <style:paragraph-properties fo:margin-top="0in" fo:margin-bottom="0in"/>
    </style:style>
    <style:style style:name="P194" style:family="paragraph" style:parent-style-name="Text_20_body" style:list-style-name="L82">
      <style:paragraph-properties fo:margin-top="0in" fo:margin-bottom="0in"/>
    </style:style>
    <style:style style:name="P195" style:family="paragraph" style:parent-style-name="Text_20_body" style:list-style-name="L83">
      <style:paragraph-properties fo:margin-top="0in" fo:margin-bottom="0in"/>
    </style:style>
    <style:style style:name="P196" style:family="paragraph" style:parent-style-name="Text_20_body" style:list-style-name="L84">
      <style:paragraph-properties fo:margin-top="0in" fo:margin-bottom="0in"/>
    </style:style>
    <style:style style:name="P197" style:family="paragraph" style:parent-style-name="Text_20_body" style:list-style-name="L85">
      <style:paragraph-properties fo:margin-top="0in" fo:margin-bottom="0in"/>
    </style:style>
    <style:style style:name="P198" style:family="paragraph" style:parent-style-name="Text_20_body" style:list-style-name="L86">
      <style:paragraph-properties fo:margin-top="0in" fo:margin-bottom="0in"/>
    </style:style>
    <style:style style:name="P199" style:family="paragraph" style:parent-style-name="Text_20_body" style:list-style-name="L87">
      <style:paragraph-properties fo:margin-top="0in" fo:margin-bottom="0in"/>
    </style:style>
    <style:style style:name="P200" style:family="paragraph" style:parent-style-name="Text_20_body" style:list-style-name="L88">
      <style:paragraph-properties fo:margin-top="0in" fo:margin-bottom="0in"/>
    </style:style>
    <style:style style:name="P201" style:family="paragraph" style:parent-style-name="Text_20_body" style:list-style-name="L89">
      <style:paragraph-properties fo:margin-top="0in" fo:margin-bottom="0in"/>
    </style:style>
    <style:style style:name="P202" style:family="paragraph" style:parent-style-name="Text_20_body" style:list-style-name="L90">
      <style:paragraph-properties fo:margin-top="0in" fo:margin-bottom="0in"/>
    </style:style>
    <style:style style:name="P203" style:family="paragraph" style:parent-style-name="Text_20_body" style:list-style-name="L91">
      <style:paragraph-properties fo:margin-top="0in" fo:margin-bottom="0in"/>
    </style:style>
    <style:style style:name="P204" style:family="paragraph" style:parent-style-name="Text_20_body" style:list-style-name="L92">
      <style:paragraph-properties fo:margin-top="0in" fo:margin-bottom="0in"/>
    </style:style>
    <style:style style:name="P205" style:family="paragraph" style:parent-style-name="Text_20_body" style:list-style-name="L93">
      <style:paragraph-properties fo:margin-top="0in" fo:margin-bottom="0in"/>
    </style:style>
    <style:style style:name="P206" style:family="paragraph" style:parent-style-name="Text_20_body" style:list-style-name="L94">
      <style:paragraph-properties fo:margin-top="0in" fo:margin-bottom="0in"/>
    </style:style>
    <style:style style:name="P207" style:family="paragraph" style:parent-style-name="Text_20_body" style:list-style-name="L95">
      <style:paragraph-properties fo:margin-top="0in" fo:margin-bottom="0in"/>
    </style:style>
    <style:style style:name="P208" style:family="paragraph" style:parent-style-name="Text_20_body" style:list-style-name="L96">
      <style:paragraph-properties fo:margin-top="0in" fo:margin-bottom="0in"/>
    </style:style>
    <style:style style:name="P209" style:family="paragraph" style:parent-style-name="Text_20_body" style:list-style-name="L97">
      <style:paragraph-properties fo:margin-top="0in" fo:margin-bottom="0in"/>
    </style:style>
    <style:style style:name="P210" style:family="paragraph" style:parent-style-name="Text_20_body" style:list-style-name="L98">
      <style:paragraph-properties fo:margin-top="0in" fo:margin-bottom="0in"/>
    </style:style>
    <style:style style:name="P211" style:family="paragraph" style:parent-style-name="Text_20_body" style:list-style-name="L99">
      <style:paragraph-properties fo:margin-top="0in" fo:margin-bottom="0in"/>
    </style:style>
    <style:style style:name="P212" style:family="paragraph" style:parent-style-name="Text_20_body" style:list-style-name="L100">
      <style:paragraph-properties fo:margin-top="0in" fo:margin-bottom="0in"/>
    </style:style>
    <style:style style:name="P213" style:family="paragraph" style:parent-style-name="Text_20_body" style:list-style-name="L101">
      <style:paragraph-properties fo:margin-top="0in" fo:margin-bottom="0in"/>
    </style:style>
    <style:style style:name="P214" style:family="paragraph" style:parent-style-name="Text_20_body" style:list-style-name="L102">
      <style:paragraph-properties fo:margin-top="0in" fo:margin-bottom="0in"/>
    </style:style>
    <style:style style:name="P215" style:family="paragraph" style:parent-style-name="Text_20_body" style:list-style-name="L103">
      <style:paragraph-properties fo:margin-top="0in" fo:margin-bottom="0in"/>
    </style:style>
    <style:style style:name="P216" style:family="paragraph" style:parent-style-name="Text_20_body" style:list-style-name="L104">
      <style:paragraph-properties fo:margin-top="0in" fo:margin-bottom="0in"/>
    </style:style>
    <style:style style:name="P217" style:family="paragraph" style:parent-style-name="Text_20_body" style:list-style-name="L105">
      <style:paragraph-properties fo:margin-top="0in" fo:margin-bottom="0in"/>
    </style:style>
    <style:style style:name="P218" style:family="paragraph" style:parent-style-name="Text_20_body" style:list-style-name="L106">
      <style:paragraph-properties fo:margin-top="0in" fo:margin-bottom="0in"/>
    </style:style>
    <style:style style:name="P219" style:family="paragraph" style:parent-style-name="Text_20_body" style:list-style-name="L108">
      <style:paragraph-properties fo:margin-top="0in" fo:margin-bottom="0in"/>
    </style:style>
    <style:style style:name="P220" style:family="paragraph" style:parent-style-name="Text_20_body" style:list-style-name="L109">
      <style:paragraph-properties fo:margin-top="0in" fo:margin-bottom="0in"/>
    </style:style>
    <style:style style:name="P221" style:family="paragraph" style:parent-style-name="Text_20_body" style:list-style-name="L110">
      <style:paragraph-properties fo:margin-top="0in" fo:margin-bottom="0in"/>
    </style:style>
    <style:style style:name="P222" style:family="paragraph" style:parent-style-name="Text_20_body" style:list-style-name="L111">
      <style:paragraph-properties fo:margin-top="0in" fo:margin-bottom="0in"/>
    </style:style>
    <style:style style:name="P223" style:family="paragraph" style:parent-style-name="Text_20_body" style:list-style-name="L112">
      <style:paragraph-properties fo:margin-top="0in" fo:margin-bottom="0in"/>
    </style:style>
    <style:style style:name="P224" style:family="paragraph" style:parent-style-name="Text_20_body" style:list-style-name="L114">
      <style:paragraph-properties fo:margin-top="0in" fo:margin-bottom="0in"/>
    </style:style>
    <style:style style:name="P225" style:family="paragraph" style:parent-style-name="Text_20_body">
      <style:paragraph-properties fo:margin-top="0in" fo:margin-bottom="0in"/>
      <style:text-properties style:font-name="Atkinson Hyperlegible Next" style:font-name-complex="Atkinson Hyperlegible Next"/>
    </style:style>
    <style:style style:name="P226" style:family="paragraph" style:parent-style-name="Text_20_body" style:list-style-name="L1">
      <style:paragraph-properties fo:margin-top="0in" fo:margin-bottom="0in"/>
      <style:text-properties style:font-name="Atkinson Hyperlegible Next" style:font-name-complex="Atkinson Hyperlegible Next"/>
    </style:style>
    <style:style style:name="P227" style:family="paragraph" style:parent-style-name="Text_20_body" style:list-style-name="L2">
      <style:paragraph-properties fo:margin-top="0in" fo:margin-bottom="0in"/>
      <style:text-properties style:font-name="Atkinson Hyperlegible Next" style:font-name-complex="Atkinson Hyperlegible Next"/>
    </style:style>
    <style:style style:name="P228" style:family="paragraph" style:parent-style-name="Text_20_body" style:list-style-name="L3">
      <style:paragraph-properties fo:margin-top="0in" fo:margin-bottom="0in"/>
      <style:text-properties style:font-name="Atkinson Hyperlegible Next" style:font-name-complex="Atkinson Hyperlegible Next"/>
    </style:style>
    <style:style style:name="P229" style:family="paragraph" style:parent-style-name="Text_20_body" style:list-style-name="L4">
      <style:paragraph-properties fo:margin-top="0in" fo:margin-bottom="0in"/>
      <style:text-properties style:font-name="Atkinson Hyperlegible Next" style:font-name-complex="Atkinson Hyperlegible Next"/>
    </style:style>
    <style:style style:name="P230" style:family="paragraph" style:parent-style-name="Text_20_body" style:list-style-name="L5">
      <style:paragraph-properties fo:margin-top="0in" fo:margin-bottom="0in"/>
      <style:text-properties style:font-name="Atkinson Hyperlegible Next" style:font-name-complex="Atkinson Hyperlegible Next"/>
    </style:style>
    <style:style style:name="P231" style:family="paragraph" style:parent-style-name="Text_20_body" style:list-style-name="L6">
      <style:paragraph-properties fo:margin-top="0in" fo:margin-bottom="0in"/>
      <style:text-properties style:font-name="Atkinson Hyperlegible Next" style:font-name-complex="Atkinson Hyperlegible Next"/>
    </style:style>
    <style:style style:name="P232" style:family="paragraph" style:parent-style-name="Text_20_body" style:list-style-name="L11">
      <style:paragraph-properties fo:margin-top="0in" fo:margin-bottom="0in"/>
      <style:text-properties style:font-name="Atkinson Hyperlegible Next" style:font-name-complex="Atkinson Hyperlegible Next"/>
    </style:style>
    <style:style style:name="P233" style:family="paragraph" style:parent-style-name="Text_20_body" style:list-style-name="L29">
      <style:paragraph-properties fo:margin-top="0in" fo:margin-bottom="0in"/>
      <style:text-properties style:font-name="Atkinson Hyperlegible Next" style:font-name-complex="Atkinson Hyperlegible Next"/>
    </style:style>
    <style:style style:name="P234" style:family="paragraph" style:parent-style-name="Text_20_body" style:list-style-name="L39">
      <style:paragraph-properties fo:margin-top="0in" fo:margin-bottom="0in"/>
      <style:text-properties style:font-name="Atkinson Hyperlegible Next" style:font-name-complex="Atkinson Hyperlegible Next"/>
    </style:style>
    <style:style style:name="P235" style:family="paragraph" style:parent-style-name="Text_20_body" style:list-style-name="L53">
      <style:paragraph-properties fo:margin-top="0in" fo:margin-bottom="0in"/>
      <style:text-properties style:font-name="Atkinson Hyperlegible Next" style:font-name-complex="Atkinson Hyperlegible Next"/>
    </style:style>
    <style:style style:name="P236" style:family="paragraph" style:parent-style-name="Text_20_body" style:list-style-name="L61">
      <style:paragraph-properties fo:margin-top="0in" fo:margin-bottom="0in"/>
      <style:text-properties style:font-name="Atkinson Hyperlegible Next" style:font-name-complex="Atkinson Hyperlegible Next"/>
    </style:style>
    <style:style style:name="P237" style:family="paragraph" style:parent-style-name="Text_20_body" style:list-style-name="L106">
      <style:paragraph-properties fo:margin-top="0in" fo:margin-bottom="0in"/>
      <style:text-properties style:font-name="Atkinson Hyperlegible Next" style:font-name-complex="Atkinson Hyperlegible Next"/>
    </style:style>
    <style:style style:name="P238" style:family="paragraph" style:parent-style-name="Text_20_body" style:list-style-name="L113">
      <style:paragraph-properties fo:margin-top="0in" fo:margin-bottom="0in"/>
      <style:text-properties style:font-name="Atkinson Hyperlegible Next" style:font-name-complex="Atkinson Hyperlegible Next"/>
    </style:style>
    <style:style style:name="P239" style:family="paragraph" style:parent-style-name="Text_20_body">
      <style:paragraph-properties style:writing-mode="lr-tb"/>
      <style:text-properties style:font-name="Atkinson Hyperlegible Next" style:font-name-complex="Atkinson Hyperlegible Next"/>
    </style:style>
    <style:style style:name="P240" style:family="paragraph" style:parent-style-name="Standard">
      <style:paragraph-properties fo:margin-top="0in" fo:margin-bottom="0.1965in"/>
      <style:text-properties style:font-name="Atkinson Hyperlegible Next" style:font-name-complex="Atkinson Hyperlegible Next"/>
    </style:style>
    <style:style style:name="P241" style:family="paragraph" style:parent-style-name="Heading_20_1">
      <style:text-properties style:font-name="Atkinson Hyperlegible Next" style:font-name-complex="Atkinson Hyperlegible Next"/>
    </style:style>
    <style:style style:name="P242" style:family="paragraph" style:parent-style-name="Horizontal_20_Line">
      <style:text-properties style:font-name="Atkinson Hyperlegible Next" style:font-name-complex="Atkinson Hyperlegible Next"/>
    </style:style>
    <style:style style:name="P243" style:family="paragraph" style:parent-style-name="Quotations">
      <style:text-properties style:font-name="Atkinson Hyperlegible Next" style:font-name-complex="Atkinson Hyperlegible Next"/>
    </style:style>
    <style:style style:name="T1" style:family="text">
      <style:text-properties style:font-name="Atkinson Hyperlegible Next" style:font-name-complex="Atkinson Hyperlegible Next"/>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0">Percakapan baru</text:p>
      <text:h text:style-name="P241" text:outline-level="1">Terbaru </text:h>
      <text:section text:style-name="Sect1" text:name="conversations-list-0">
        <text:p text:style-name="P225">[+4] Buku Meta/Facebook: Outline </text:p>
        <text:p text:style-name="P225">Outline Buku Aplikasi Perkantoran </text:p>
        <text:p text:style-name="P225">[+4] PASC - Desktop Lazarus </text:p>
        <text:p text:style-name="P225">Outline Buku Evolusi Game Komputer </text:p>
        <text:p text:style-name="P225">[@2] Buku Microsoft Nonfiksi </text:p>
        <text:p text:style-name="P225">Lainnya</text:p>
      </text:section>
      <text:h text:style-name="P241" text:outline-level="1">Gem</text:h>
      <text:p text:style-name="P225">Pencari ide</text:p>
      <text:p text:style-name="P225">Konsultan karier</text:p>
      <text:p text:style-name="P225">Partner coding</text:p>
      <text:p text:style-name="P225">Lainnya</text:p>
      <text:p text:style-name="P225">Pengelola Gem</text:p>
      <text:p text:style-name="P225">Bantuan</text:p>
      <text:p text:style-name="P225">Aktivitas</text:p>
      <text:p text:style-name="P225">Setelan</text:p>
      <text:p text:style-name="P110">Aceh, Indonesia <text:line-break/>Dari alamat IP Anda • Perbarui lokasi</text:p>
      <text:h text:style-name="P241" text:outline-level="1">Percakapan dengan Gemini</text:h>
      <text:section text:style-name="Sect1" text:name="chat-history">
        <text:p text:style-name="P110"/>
        <text:section text:style-name="Sect1" text:name="c9080eef38479082">
          <text:p text:style-name="P110"/>
          <text:section text:style-name="Sect1" text:name="user-query-content-0">
            <text:p text:style-name="P239">buatkan saya outline bab dan subbab sebuah buku nonfiksi yang membahas [microsoft] dari sejarah awal,perkembangan,teknologi unggulan,teknologi dihentikan/gagal dan inovasi masa depan dari [ microsoft ] . buku ini ditujukan  untuk masyarakat umum, tambahkan saran gaya bahasa penulisan dan tips tambahan untuk memperkaya bobot buku </text:p>
          </text:section>
          <text:p text:style-name="P225">Tampilkan alur berpikir</text:p>
          <text:section text:style-name="Sect2" text:name="model-response-message-contentr_c9080eef38479082">
            <text:p text:style-name="P110"><text:soft-page-break/>Tentu, ini adalah draf kerangka (outline) bab dan subbab untuk buku nonfiksi tentang Microsoft yang ditujukan untuk masyarakat umum, lengkap dengan saran gaya penulisan dan tips tambahan:</text:p>
            <text:p text:style-name="Text_20_body"><text:span text:style-name="Strong_20_Emphasis"><text:span text:style-name="T1">Judul Buku (Saran):</text:span></text:span></text:p>
            <text:list xml:id="list2539837378950967603" text:style-name="L1">
              <text:list-item>
                <text:p text:style-name="P226">Microsoft: Dari Garasi ke Awan, Mengubah Dunia Digital Kita </text:p>
              </text:list-item>
              <text:list-item>
                <text:p text:style-name="P226">Jendela Dunia: Kisah Sukses, Kegagalan, dan Masa Depan Microsoft </text:p>
              </text:list-item>
              <text:list-item>
                <text:p text:style-name="P111">Kode Sumber Kehidupan: Perjalanan Microsoft dalam Inovasi Teknologi </text:p>
              </text:list-item>
            </text:list>
            <text:p text:style-name="P242"/>
            <text:p text:style-name="Text_20_body"><text:span text:style-name="Strong_20_Emphasis"><text:span text:style-name="T1">Outline Buku</text:span></text:span></text:p>
            <text:p text:style-name="Text_20_body"><text:span text:style-name="Strong_20_Emphasis"><text:span text:style-name="T1">Bagian 1: Fondasi Sang Raksasa</text:span></text:span></text:p>
            <text:list xml:id="list4498554451105996131" text:style-name="L2">
              <text:list-item>
                <text:p text:style-name="P1"><text:span text:style-name="Strong_20_Emphasis"><text:span text:style-name="T1">Bab 1: Pengantar - Mengapa Microsoft Penting?</text:span></text:span></text:p>
                <text:list>
                  <text:list-item>
                    <text:p text:style-name="P227">1.1 Dampak Microsoft dalam Kehidupan Sehari-hari (Contoh nyata: di kantor, rumah, sekolah) </text:p>
                  </text:list-item>
                  <text:list-item>
                    <text:p text:style-name="P227">1.2 Sekilas tentang Skala dan Pengaruh Global Microsoft Saat Ini </text:p>
                  </text:list-item>
                  <text:list-item>
                    <text:p text:style-name="P227">1.3 Apa yang Akan Anda Temukan dalam Buku Ini (Peta perjalanan pembaca) </text:p>
                  </text:list-item>
                </text:list>
              </text:list-item>
              <text:list-item>
                <text:p text:style-name="P1"><text:span text:style-name="Strong_20_Emphasis"><text:span text:style-name="T1">Bab 2: Kelahiran Legenda: Garasi Albuquerque dan Mimpi Besar (1975-1980an Awal)</text:span></text:span></text:p>
                <text:list>
                  <text:list-item>
                    <text:p text:style-name="P227">2.1 Bill Gates dan Paul Allen: Pertemuan Dua Pemikir Revolusioner </text:p>
                  </text:list-item>
                  <text:list-item>
                    <text:p text:style-name="P227">2.2 Momen Kunci: Altair BASIC dan Kelahiran Microsoft </text:p>
                  </text:list-item>
                  <text:list-item>
                    <text:p text:style-name="P227">2.3 Kesepakatan Emas: MS-DOS dan Kontrak dengan IBM </text:p>
                  </text:list-item>
                  <text:list-item>
                    <text:p text:style-name="P227">2.4 Visi Awal: "Komputer di Setiap Meja dan di Setiap Rumah" </text:p>
                  </text:list-item>
                  <text:list-item>
                    <text:p text:style-name="P112">2.5 Budaya Awal Perusahaan: Intens, Kompetitif, Inovatif </text:p>
                  </text:list-item>
                </text:list>
              </text:list-item>
            </text:list>
            <text:p text:style-name="Text_20_body"><text:span text:style-name="Strong_20_Emphasis"><text:span text:style-name="T1">Bagian 2: Mendominasi Era Komputer Pribadi</text:span></text:span></text:p>
            <text:list xml:id="list6823913599996149760" text:style-name="L3">
              <text:list-item>
                <text:p text:style-name="P2"><text:span text:style-name="Strong_20_Emphasis"><text:span text:style-name="T1">Bab 3: Membuka Jendela Dunia: Kebangkitan Windows (1980an Akhir - 1990an)</text:span></text:span></text:p>
                <text:list>
                  <text:list-item>
                    <text:p text:style-name="P228">3.1 Pertarungan Awal Antarmuka Grafis (vs. Apple Macintosh) </text:p>
                  </text:list-item>
                  <text:list-item>
                    <text:p text:style-name="P228">3.2 Windows 3.1: Titik Balik Menuju Popularitas Massal </text:p>
                  </text:list-item>
                  <text:list-item>
                    <text:p text:style-name="P228">3.3 Fenomena Windows 95: Peluncuran Spektakuler dan Dampaknya </text:p>
                  </text:list-item>
                  <text:list-item>
                    <text:p text:style-name="P228"><text:soft-page-break/>3.4 Evolusi Berkelanjutan: Windows 98, ME, XP </text:p>
                  </text:list-item>
                </text:list>
              </text:list-item>
              <text:list-item>
                <text:p text:style-name="P2"><text:span text:style-name="Strong_20_Emphasis"><text:span text:style-name="T1">Bab 4: Produktivitas untuk Semua: Kekuatan Microsoft Office</text:span></text:span></text:p>
                <text:list>
                  <text:list-item>
                    <text:p text:style-name="P228">4.1 Dari Aplikasi Terpisah ke Paket Terintegrasi (Word, Excel, PowerPoint) </text:p>
                  </text:list-item>
                  <text:list-item>
                    <text:p text:style-name="P228">4.2 Menjadi Standar De Facto di Dunia Bisnis dan Pendidikan </text:p>
                  </text:list-item>
                  <text:list-item>
                    <text:p text:style-name="P228">4.3 Persaingan dan Akuisisi dalam Perangkat Lunak Produktivitas </text:p>
                  </text:list-item>
                </text:list>
              </text:list-item>
              <text:list-item>
                <text:p text:style-name="P2"><text:span text:style-name="Strong_20_Emphasis"><text:span text:style-name="T1">Bab 5: Menaklukkan Internet dan Menghadapi Tantangan (Akhir 1990an - Awal 2000an)</text:span></text:span></text:p>
                <text:list>
                  <text:list-item>
                    <text:p text:style-name="P228">5.1 Internet Explorer dan "Perang Browser" Melawan Netscape </text:p>
                  </text:list-item>
                  <text:list-item>
                    <text:p text:style-name="P228">5.2 MSN: Upaya Awal Membangun Portal dan Layanan Online </text:p>
                  </text:list-item>
                  <text:list-item>
                    <text:p text:style-name="P228">5.3 Bayang-bayang Antimonopoli: Gugatan Hukum dan Konsekuensinya </text:p>
                  </text:list-item>
                  <text:list-item>
                    <text:p text:style-name="P113">5.4 Transisi Kepemimpinan: Era Steve Ballmer Dimulai </text:p>
                  </text:list-item>
                </text:list>
              </text:list-item>
            </text:list>
            <text:p text:style-name="Text_20_body"><text:span text:style-name="Strong_20_Emphasis"><text:span text:style-name="T1">Bagian 3: Diversifikasi, Kompetisi Baru, dan Transformasi</text:span></text:span></text:p>
            <text:list xml:id="list5200288577415249581" text:style-name="L4">
              <text:list-item>
                <text:p text:style-name="P3"><text:span text:style-name="Strong_20_Emphasis"><text:span text:style-name="T1">Bab 6: Melebarkan Sayap: Xbox, Pencarian, dan Perangkat Keras (2000an)</text:span></text:span></text:p>
                <text:list>
                  <text:list-item>
                    <text:p text:style-name="P229">6.1 Memasuki Arena Konsol Game: Kelahiran Xbox </text:p>
                  </text:list-item>
                  <text:list-item>
                    <text:p text:style-name="P229">6.2 Bing: Menantang Dominasi Google di Mesin Pencari </text:p>
                  </text:list-item>
                  <text:list-item>
                    <text:p text:style-name="P229">6.3 Eksperimen Awal dengan Perangkat Keras (Contoh: Zune, Perangkat Mobile Awal) </text:p>
                  </text:list-item>
                </text:list>
              </text:list-item>
              <text:list-item>
                <text:p text:style-name="P3"><text:span text:style-name="Strong_20_Emphasis"><text:span text:style-name="T1">Bab 7: Titik Balik Krusial: Tantangan Mobile dan Kebangkitan Cloud (Akhir 2000an - 2014)</text:span></text:span></text:p>
                <text:list>
                  <text:list-item>
                    <text:p text:style-name="P229">7.1 Ketinggalan di Revolusi Smartphone (Tantangan dari iPhone dan Android) </text:p>
                  </text:list-item>
                  <text:list-item>
                    <text:p text:style-name="P229">7.2 Upaya Mengejar Ketertinggalan: Windows Phone dan Akuisisi Nokia (Divisi Perangkat) </text:p>
                  </text:list-item>
                  <text:list-item>
                    <text:p text:style-name="P229">7.3 Kelahiran Azure: Visi Awal Komputasi Awan </text:p>
                  </text:list-item>
                  <text:list-item>
                    <text:p text:style-name="P229">7.4 Momen Transformasi: Satya Nadella Mengambil Alih Kemudi </text:p>
                  </text:list-item>
                </text:list>
              </text:list-item>
              <text:list-item>
                <text:p text:style-name="P3"><text:span text:style-name="Strong_20_Emphasis"><text:span text:style-name="T1">Bab 8: Era Baru: Cloud First, Mobile First, dan Kecerdasan Buatan (2014 - Sekarang)</text:span></text:span></text:p>
                <text:list>
                  <text:list-item>
                    <text:p text:style-name="P229">8.1 Filosofi Baru: Fokus pada Layanan, Keterbukaan, dan Kemitraan </text:p>
                  </text:list-item>
                  <text:list-item>
                    <text:p text:style-name="P229">8.2 Ledakan Pertumbuhan Azure: Menjadi Pemain Utama Cloud <text:soft-page-break/>Global </text:p>
                  </text:list-item>
                  <text:list-item>
                    <text:p text:style-name="P229">8.3 Windows 10/11 sebagai Layanan dan Ekosistem Surface </text:p>
                  </text:list-item>
                  <text:list-item>
                    <text:p text:style-name="P229">8.4 Microsoft 365: Evolusi Office ke Model Langganan Berbasis Cloud </text:p>
                  </text:list-item>
                  <text:list-item>
                    <text:p text:style-name="P229">8.5 Akuisisi Strategis Besar: LinkedIn, GitHub, Activision Blizzard </text:p>
                  </text:list-item>
                  <text:list-item>
                    <text:p text:style-name="P114">8.6 Merangkul Kecerdasan Buatan (AI): Kemitraan dengan OpenAI dan Integrasi Copilot </text:p>
                  </text:list-item>
                </text:list>
              </text:list-item>
            </text:list>
            <text:p text:style-name="Text_20_body"><text:span text:style-name="Strong_20_Emphasis"><text:span text:style-name="T1">Bagian 4: Teknologi Kunci dan Pelajaran Berharga</text:span></text:span></text:p>
            <text:list xml:id="list3566802834644994741" text:style-name="L5">
              <text:list-item>
                <text:p text:style-name="P4"><text:span text:style-name="Strong_20_Emphasis"><text:span text:style-name="T1">Bab 9: DNA Inovasi: Teknologi Unggulan yang Bertahan Lama</text:span></text:span></text:p>
                <text:list>
                  <text:list-item>
                    <text:p text:style-name="P230">9.1 Windows: Jantung Ekosistem PC Selama Puluhan Tahun (Analisis Keberhasilan) </text:p>
                  </text:list-item>
                  <text:list-item>
                    <text:p text:style-name="P230">9.2 Microsoft 365/Office: Alat Produktivitas Universal (Analisis Keberhasilan) </text:p>
                  </text:list-item>
                  <text:list-item>
                    <text:p text:style-name="P230">9.3 Azure: Kekuatan di Balik Transformasi Digital (Analisis Keberhasilan) </text:p>
                  </text:list-item>
                  <text:list-item>
                    <text:p text:style-name="P230">9.4 Xbox: Membangun Komunitas Gaming Global (Analisis Keberhasilan) </text:p>
                  </text:list-item>
                  <text:list-item>
                    <text:p text:style-name="P230">9.5 Alat Pengembang (Visual Studio, VS Code, GitHub): Fondasi bagi Inovator Lain </text:p>
                  </text:list-item>
                </text:list>
              </text:list-item>
              <text:list-item>
                <text:p text:style-name="P4"><text:span text:style-name="Strong_20_Emphasis"><text:span text:style-name="T1">Bab 10: Belajar dari Kegagalan: Proyek yang Dihentikan dan Pelajaran yang Didapat</text:span></text:span></text:p>
                <text:list>
                  <text:list-item>
                    <text:p text:style-name="P230">10.1 Windows Phone: Mengapa Gagal Merebut Pasar Mobile? </text:p>
                  </text:list-item>
                  <text:list-item>
                    <text:p text:style-name="P230">10.2 Zune: Pelajaran dari Persaingan dengan iPod </text:p>
                  </text:list-item>
                  <text:list-item>
                    <text:p text:style-name="P230">10.3 Microsoft Kin: Kesalahan Membaca Pasar Ponsel Sosial </text:p>
                  </text:list-item>
                  <text:list-item>
                    <text:p text:style-name="P230">10.4 Internet Explorer (Legacy): Dari Dominasi ke Ketinggalan Zaman </text:p>
                  </text:list-item>
                  <text:list-item>
                    <text:p text:style-name="P230">10.5 Produk/Layanan Lain yang Kurang Berhasil (Contoh: Bob, Cortana sebagai produk mandiri) </text:p>
                  </text:list-item>
                  <text:list-item>
                    <text:p text:style-name="P115">10.6 Intisari: Pentingnya Adaptasi, Waktu Pasar, dan Ekosistem </text:p>
                  </text:list-item>
                </text:list>
              </text:list-item>
            </text:list>
            <text:p text:style-name="Text_20_body"><text:span text:style-name="Strong_20_Emphasis"><text:span text:style-name="T1">Bagian 5: Masa Depan dan Warisan</text:span></text:span></text:p>
            <text:list xml:id="list5950837662234641637" text:style-name="L6">
              <text:list-item>
                <text:p text:style-name="P5"><text:span text:style-name="Strong_20_Emphasis"><text:span text:style-name="T1">Bab 11: Microsoft di Cakrawala: Inovasi Masa Depan</text:span></text:span></text:p>
                <text:list>
                  <text:list-item>
                    <text:p text:style-name="P231">11.1 AI Generatif dan Integrasinya ke Semua Produk (Visi Copilot) </text:p>
                  </text:list-item>
                  <text:list-item>
                    <text:p text:style-name="P231">11.2 Peran dalam Metaverse dan Komputasi Spasial (Mixed <text:soft-page-break/>Reality, HoloLens) </text:p>
                  </text:list-item>
                  <text:list-item>
                    <text:p text:style-name="P231">11.3 Komputasi Kuantum: Investasi Jangka Panjang </text:p>
                  </text:list-item>
                  <text:list-item>
                    <text:p text:style-name="P231">11.4 Fokus pada Keamanan Siber (Cybersecurity) </text:p>
                  </text:list-item>
                  <text:list-item>
                    <text:p text:style-name="P231">11.5 Keberlanjutan (Sustainability) dan Etika Teknologi </text:p>
                  </text:list-item>
                </text:list>
              </text:list-item>
              <text:list-item>
                <text:p text:style-name="P5"><text:span text:style-name="Strong_20_Emphasis"><text:span text:style-name="T1">Bab 12: Penutup - Warisan dan Relevansi Berkelanjutan Microsoft</text:span></text:span></text:p>
                <text:list>
                  <text:list-item>
                    <text:p text:style-name="P231">12.1 Refleksi Perjalanan Transformasi Microsoft </text:p>
                  </text:list-item>
                  <text:list-item>
                    <text:p text:style-name="P231">12.2 Dampak Abadi pada Komputasi, Bisnis, dan Masyarakat </text:p>
                  </text:list-item>
                  <text:list-item>
                    <text:p text:style-name="P231">12.3 Tantangan dan Peluang di Masa Depan </text:p>
                  </text:list-item>
                  <text:list-item>
                    <text:p text:style-name="P231">12.4 Pesan Akhir: Microsoft sebagai Studi Kasus Adaptasi dan Inovasi </text:p>
                  </text:list-item>
                </text:list>
              </text:list-item>
              <text:list-item>
                <text:p text:style-name="P5"><text:span text:style-name="Strong_20_Emphasis"><text:span text:style-name="T1">Lampiran (Opsional)</text:span></text:span></text:p>
                <text:list>
                  <text:list-item>
                    <text:p text:style-name="P231">Glosarium Istilah Teknis Populer </text:p>
                  </text:list-item>
                  <text:list-item>
                    <text:p text:style-name="P231">Linimasa (Timeline) Peristiwa Penting Microsoft </text:p>
                  </text:list-item>
                  <text:list-item>
                    <text:p text:style-name="P116">Daftar Sumber Bacaan Lebih Lanjut </text:p>
                  </text:list-item>
                </text:list>
              </text:list-item>
            </text:list>
            <text:p text:style-name="P242"/>
            <text:p text:style-name="Text_20_body"><text:span text:style-name="Strong_20_Emphasis"><text:span text:style-name="T1">Saran Gaya Bahasa Penulisan (Untuk Masyarakat Umum):</text:span></text:span></text:p>
            <text:list xml:id="list9202671469507884371" text:style-name="L7">
              <text:list-item>
                <text:p text:style-name="P122"><text:span text:style-name="Strong_20_Emphasis"><text:span text:style-name="T1">Bahasa Jelas dan Mudah Diakses:</text:span></text:span><text:span text:style-name="T1"> Hindari jargon teknis yang berlebihan. Jika harus menggunakan istilah teknis, jelaskan secara sederhana atau berikan analogi. </text:span></text:p>
              </text:list-item>
              <text:list-item>
                <text:p text:style-name="P122"><text:span text:style-name="Strong_20_Emphasis"><text:span text:style-name="T1">Pendekatan Bercerita (Storytelling):</text:span></text:span><text:span text:style-name="T1"> Sajikan sejarah dan perkembangan Microsoft sebagai sebuah narasi yang menarik. Fokus pada tokoh-tokoh kunci, momen-momen dramatis, keputusan-keputusan penting, dan dampaknya. </text:span></text:p>
              </text:list-item>
              <text:list-item>
                <text:p text:style-name="P122"><text:span text:style-name="Strong_20_Emphasis"><text:span text:style-name="T1">Gunakan Analogi:</text:span></text:span><text:span text:style-name="T1"> Untuk menjelaskan konsep teknologi yang kompleks (misalnya, cloud computing, AI), gunakan perumpamaan yang relevan dengan kehidupan sehari-hari. </text:span></text:p>
              </text:list-item>
              <text:list-item>
                <text:p text:style-name="P122"><text:span text:style-name="Strong_20_Emphasis"><text:span text:style-name="T1">Fokus pada "Mengapa" dan "Bagaimana":</text:span></text:span><text:span text:style-name="T1"> Jangan hanya menyajikan fakta (apa yang terjadi), tetapi jelaskan </text:span><text:span text:style-name="Emphasis"><text:span text:style-name="T1">mengapa</text:span></text:span><text:span text:style-name="T1"> keputusan tertentu dibuat, </text:span><text:span text:style-name="Emphasis"><text:span text:style-name="T1">bagaimana</text:span></text:span><text:span text:style-name="T1"> teknologi tertentu bekerja (secara konseptual), dan </text:span><text:span text:style-name="Emphasis"><text:span text:style-name="T1">mengapa</text:span></text:span><text:span text:style-name="T1"> hal itu penting bagi pengguna biasa. </text:span></text:p>
              </text:list-item>
              <text:list-item>
                <text:p text:style-name="P122"><text:span text:style-name="Strong_20_Emphasis"><text:span text:style-name="T1">Objektif tapi Menarik:</text:span></text:span><text:span text:style-name="T1"> Sajikan informasi secara seimbang, termasuk keberhasilan dan kegagalan, tanpa bias berlebihan. Namun, tetap buat tulisan agar tidak kering dan membosankan. Gunakan kutipan menarik atau fakta unik. </text:span></text:p>
              </text:list-item>
              <text:list-item>
                <text:p text:style-name="P6"><text:soft-page-break/><text:span text:style-name="Strong_20_Emphasis"><text:span text:style-name="T1">Relatable:</text:span></text:span><text:span text:style-name="T1"> Hubungkan cerita Microsoft dengan pengalaman pembaca. Misalnya, "Ingatkah Anda saat pertama kali menggunakan Windows 95?" atau "Bagaimana Office membantu Anda dalam pekerjaan atau studi?". </text:span></text:p>
              </text:list-item>
            </text:list>
            <text:p text:style-name="Text_20_body"><text:span text:style-name="Strong_20_Emphasis"><text:span text:style-name="T1">Tips Tambahan untuk Memperkaya Bobot Buku:</text:span></text:span></text:p>
            <text:list xml:id="list1437357148810329109" text:style-name="L8">
              <text:list-item>
                <text:p text:style-name="P123"><text:span text:style-name="Strong_20_Emphasis"><text:span text:style-name="T1">Wawancara (Jika Memungkinkan):</text:span></text:span><text:span text:style-name="T1"> Wawancara singkat dengan mantan karyawan, analis industri, atau pengguna setia dapat menambah perspektif unik. (Mungkin sulit, tapi bisa dicoba untuk level tertentu). </text:span></text:p>
              </text:list-item>
              <text:list-item>
                <text:p text:style-name="P123"><text:span text:style-name="Strong_20_Emphasis"><text:span text:style-name="T1">Studi Kasus Mini:</text:span></text:span><text:span text:style-name="T1"> Sertakan contoh singkat bagaimana produk Microsoft (misalnya Azure, Office 365, Teams) telah membantu bisnis tertentu bertransformasi atau bagaimana Xbox telah membangun komunitas. </text:span></text:p>
              </text:list-item>
              <text:list-item>
                <text:p text:style-name="P123"><text:span text:style-name="Strong_20_Emphasis"><text:span text:style-name="T1">Visual:</text:span></text:span><text:span text:style-name="T1"> Gunakan foto-foto bersejarah (Bill Gates muda, peluncuran produk ikonik), tangkapan layar (screenshot) antarmuka versi lama (jika lisensi memungkinkan), infografis sederhana (misalnya, pertumbuhan pendapatan Azure), dan linimasa visual. </text:span></text:p>
              </text:list-item>
              <text:list-item>
                <text:p text:style-name="P123"><text:span text:style-name="Strong_20_Emphasis"><text:span text:style-name="T1">Kotak Info "Tahukah Anda?":</text:span></text:span><text:span text:style-name="T1"> Sisipkan kotak-kotak kecil berisi fakta menarik, anekdot, atau trivia tentang Microsoft yang mungkin tidak banyak diketahui orang. </text:span></text:p>
              </text:list-item>
              <text:list-item>
                <text:p text:style-name="P123"><text:span text:style-name="Strong_20_Emphasis"><text:span text:style-name="T1">Konteks Industri:</text:span></text:span><text:span text:style-name="T1"> Tempatkan perkembangan Microsoft dalam konteks industri teknologi yang lebih luas pada masanya (misalnya, persaingan dengan Apple, IBM, Google, AWS). </text:span></text:p>
              </text:list-item>
              <text:list-item>
                <text:p text:style-name="P123"><text:span text:style-name="Strong_20_Emphasis"><text:span text:style-name="T1">Dampak Sosial dan Budaya:</text:span></text:span><text:span text:style-name="T1"> Bahas secara singkat bagaimana Microsoft tidak hanya mengubah teknologi tetapi juga budaya kerja, cara belajar, dan hiburan. Sentuh sedikit tentang filantropi melalui Bill &amp; Melinda Gates Foundation sebagai bagian dari warisan pendirinya. </text:span></text:p>
              </text:list-item>
              <text:list-item>
                <text:p text:style-name="P7"><text:span text:style-name="Strong_20_Emphasis"><text:span text:style-name="T1">Pandangan Kritis:</text:span></text:span><text:span text:style-name="T1"> Sertakan juga pandangan kritis atau kontroversi yang pernah dihadapi Microsoft (misalnya, praktik bisnis, isu privasi, keamanan) secara berimbang untuk memberikan gambaran yang utuh. </text:span></text:p>
              </text:list-item>
            </text:list>
            <text:p text:style-name="P110">Semoga outline dan saran ini bermanfaat untuk memulai penulisan buku Anda!</text:p>
          </text:section>
          <text:section text:style-name="Sect1" text:name="feedback-form-0">
            <text:p text:style-name="P225"/>
          </text:section>
        </text:section>
        <text:section text:style-name="Sect1" text:name="1d354d9ebde05182">
          <text:p text:style-name="P110"/>
          <text:section text:style-name="Sect1" text:name="user-query-content-1">
            <text:p text:style-name="P239">Pada Bab 1 Tambahkan prompt pada awal bab untuk mendapatkan pengantar <text:soft-page-break/>, pada tiap subbab/sub-subab untuk mendapatkan isi dengan pembahasan mendalam </text:p>
          </text:section>
          <text:p text:style-name="P225">Tampilkan alur berpikir</text:p>
          <text:section text:style-name="Sect2" text:name="model-response-message-contentr_1d354d9ebde05182">
            <text:p text:style-name="P110">Baik, mari kita tambahkan prompt spesifik untuk Bab 1 dan setiap subbabnya, yang dirancang untuk menghasilkan konten yang mendalam dan sesuai untuk masyarakat umum.</text:p>
            <text:p text:style-name="P242"/>
            <text:p text:style-name="Text_20_body"><text:span text:style-name="Strong_20_Emphasis"><text:span text:style-name="T1">Bab 1: Pengantar - Mengapa Microsoft Penting?</text:span></text:span></text:p>
            <text:p text:style-name="Text_20_body"><text:span text:style-name="Strong_20_Emphasis"><text:span text:style-name="T1">[PROMPT UNTUK PENGANTAR BAB 1]</text:span></text:span><text:span text:style-name="T1"> "Tuliskan paragraf pengantar yang menarik untuk Bab 1 sebuah buku nonfiksi tentang Microsoft, dengan judul bab 'Mengapa Microsoft Penting?'. Awali dengan menggambarkan bagaimana Microsoft, seringkali tanpa disadari, telah menjadi bagian tak terpisahkan dari kain kehidupan modern—mulai dari layar komputer yang kita nyalakan di pagi hari, perangkat lunak yang kita gunakan untuk bekerja atau belajar, hingga cara kita terhubung dan bermain. Gunakan nada yang membangkitkan rasa ingin tahu, menyiratkan skala besar perusahaan ini, dan menanyakan bagaimana sebuah ide dari dua pemuda bisa tumbuh menjadi raksasa teknologi global. Akhiri dengan menyatakan bahwa bab ini akan membuka pintu pemahaman tentang signifikansi Microsoft sebagai langkah awal sebelum menyelami sejarah, inovasi, dan dampaknya secara lebih mendalam di bab-bab berikutnya. Target pembaca adalah masyarakat umum, jadi gunakan bahasa yang lugas dan relatable."</text:span></text:p>
            <text:p text:style-name="P242"/>
            <text:list xml:id="list6508583558747874132" text:style-name="L9">
              <text:list-item>
                <text:p text:style-name="P8"><text:span text:style-name="Strong_20_Emphasis"><text:span text:style-name="T1">Subbab 1.1: Dampak Microsoft dalam Kehidupan Sehari-hari</text:span></text:span></text:p>
                <text:p text:style-name="P8"><text:span text:style-name="Strong_20_Emphasis"><text:span text:style-name="T1">[PROMPT UNTUK SUBBAB 1.1]</text:span></text:span><text:span text:style-name="T1"> "Buatkan pembahasan mendalam untuk Subbab 1.1: 'Dampak Microsoft dalam Kehidupan Sehari-hari'. Fokus pada penjabaran konkret dan contoh nyata bagaimana produk serta layanan Microsoft menyentuh berbagai aspek kehidupan pembaca umum. Uraikan secara detail:</text:span></text:p>
                <text:list>
                  <text:list-item>
                    <text:p text:style-name="P124"><text:span text:style-name="Strong_20_Emphasis"><text:span text:style-name="T1">Di Dunia Kerja:</text:span></text:span><text:span text:style-name="T1"> Jelaskan dominasi Windows sebagai sistem operasi di lingkungan kantor, peran vital Microsoft Office (Word, Excel, PowerPoint) dan Microsoft 365 (termasuk Teams) dalam produktivitas, kolaborasi, dan komunikasi bisnis sehari-hari. Berikan contoh skenario penggunaan. </text:span></text:p>
                  </text:list-item>
                  <text:list-item>
                    <text:p text:style-name="P124"><text:soft-page-break/><text:span text:style-name="Strong_20_Emphasis"><text:span text:style-name="T1">Di Dunia Pendidikan:</text:span></text:span><text:span text:style-name="T1"> Gambarkan penggunaan Windows dan Office sebagai alat standar di sekolah dan universitas. Singgung platform edukasi Microsoft jika relevan. </text:span></text:p>
                  </text:list-item>
                  <text:list-item>
                    <text:p text:style-name="P124"><text:span text:style-name="Strong_20_Emphasis"><text:span text:style-name="T1">Di Rumah:</text:span></text:span><text:span text:style-name="T1"> Uraikan penggunaan Windows pada komputer pribadi untuk berbagai keperluan (Browse, tugas, hiburan), serta peran konsol Xbox sebagai pusat hiburan keluarga dan gaming. </text:span></text:p>
                  </text:list-item>
                  <text:list-item>
                    <text:p text:style-name="P124"><text:span text:style-name="Strong_20_Emphasis"><text:span text:style-name="T1">Dalam Komunikasi &amp; Jejaring Sosial:</text:span></text:span><text:span text:style-name="T1"> Sebutkan peran historis (misal: Hotmail/Outlook.com, Skype) dan saat ini (integrasi Teams, pengaruh LinkedIn dalam karir profesional). </text:span></text:p>
                  </text:list-item>
                  <text:list-item>
                    <text:p text:style-name="P8"><text:span text:style-name="Strong_20_Emphasis"><text:span text:style-name="T1">Dampak 'Tak Terlihat':</text:span></text:span><text:span text:style-name="T1"> Jelaskan secara sederhana konsep bahwa banyak layanan online atau aplikasi yang digunakan sehari-hari mungkin berjalan di atas infrastruktur cloud Microsoft Azure, membuatnya bekerja di balik layar. Gunakan bahasa yang deskriptif dan mudah dipahami, tonjolkan betapa seringnya interaksi dengan ekosistem Microsoft terjadi, bahkan tanpa disadari sepenuhnya." </text:span></text:p>
                  </text:list-item>
                </text:list>
              </text:list-item>
            </text:list>
            <text:p text:style-name="P242"/>
            <text:list xml:id="list7460196603611414712" text:style-name="L10">
              <text:list-item>
                <text:p text:style-name="P9"><text:span text:style-name="Strong_20_Emphasis"><text:span text:style-name="T1">Subbab 1.2: Sekilas tentang Skala dan Pengaruh Global Microsoft Saat Ini</text:span></text:span></text:p>
                <text:p text:style-name="P9"><text:span text:style-name="Strong_20_Emphasis"><text:span text:style-name="T1">[PROMPT UNTUK SUBBAB 1.2]</text:span></text:span><text:span text:style-name="T1"> "Buatkan pembahasan mendalam untuk Subbab 1.2: 'Sekilas tentang Skala dan Pengaruh Global Microsoft Saat Ini'. Sajikan gambaran yang mengesankan mengenai ukuran dan jangkauan Microsoft di panggung dunia per [masukkan tanggal/periode saat ini, misal: Kuartal Pertama 2025]. Sertakan data kuantitatif (gunakan data terbaru yang tersedia atau instruksikan untuk mencarinya) dan penjelasan kualitatif yang menunjukkan pengaruhnya:</text:span></text:p>
                <text:list>
                  <text:list-item>
                    <text:p text:style-name="P125"><text:span text:style-name="Strong_20_Emphasis"><text:span text:style-name="T1">Ukuran Finansial:</text:span></text:span><text:span text:style-name="T1"> Sebutkan perkiraan kapitalisasi pasar, pendapatan tahunan, dan posisinya sebagai salah satu perusahaan paling bernilai di dunia. Bandingkan secara singkat dengan raksasa teknologi lainnya untuk memberikan konteks. </text:span></text:p>
                  </text:list-item>
                  <text:list-item>
                    <text:p text:style-name="P125"><text:span text:style-name="Strong_20_Emphasis"><text:span text:style-name="T1">Jangkauan Operasional:</text:span></text:span><text:span text:style-name="T1"> Jelaskan keberadaan fisiknya secara global (kantor, pusat data), jumlah karyawan di seluruh dunia, dan keragaman bisnisnya (software, hardware, cloud, gaming, AI, dll.). </text:span></text:p>
                  </text:list-item>
                  <text:list-item>
                    <text:p text:style-name="P125"><text:span text:style-name="Strong_20_Emphasis"><text:span text:style-name="T1">Basis Pengguna:</text:span></text:span><text:span text:style-name="T1"> Berikan perkiraan angka pengguna untuk </text:span><text:soft-page-break/><text:span text:style-name="T1">produk-produk ikonik seperti Windows (berapa miliar perangkat?), Microsoft 365/Office (jumlah pelanggan/pengguna), Azure (pangsa pasar cloud), Xbox (jumlah pemain/konsol terjual). </text:span></text:p>
                  </text:list-item>
                  <text:list-item>
                    <text:p text:style-name="P125"><text:span text:style-name="Strong_20_Emphasis"><text:span text:style-name="T1">Pengaruh Ekosistem:</text:span></text:span><text:span text:style-name="T1"> Jelaskan bagaimana Microsoft memengaruhi industri melalui platform pengembang (Visual Studio, GitHub), standar teknologi, kemitraan strategis, dan akuisisi besar (misalnya LinkedIn, GitHub, Activision Blizzard) serta dampaknya. </text:span></text:p>
                  </text:list-item>
                  <text:list-item>
                    <text:p text:style-name="P9"><text:span text:style-name="Strong_20_Emphasis"><text:span text:style-name="T1">Pengaruh di Luar Teknologi Murni:</text:span></text:span><text:span text:style-name="T1"> Singgung perannya dalam transformasi digital berbagai industri (kesehatan, keuangan, ritel, dll.) melalui solusi enterprise dan cloud. Tujuannya adalah membuat pembaca kagum dengan skala Microsoft dan memahami bahwa ini bukan sekadar perusahaan perangkat lunak, melainkan kekuatan ekonomi dan teknologi global." </text:span></text:p>
                  </text:list-item>
                </text:list>
              </text:list-item>
            </text:list>
            <text:p text:style-name="P242"/>
            <text:list xml:id="list976706004902249717" text:style-name="L11">
              <text:list-item>
                <text:p text:style-name="P10"><text:span text:style-name="Strong_20_Emphasis"><text:span text:style-name="T1">Subbab 1.3: Apa yang Akan Anda Temukan dalam Buku Ini (Peta perjalanan pembaca)</text:span></text:span></text:p>
                <text:p text:style-name="P10"><text:span text:style-name="Strong_20_Emphasis"><text:span text:style-name="T1">[PROMPT UNTUK SUBBAB 1.3]</text:span></text:span><text:span text:style-name="T1"> "Buatkan pembahasan mendalam untuk Subbab 1.3: 'Apa yang Akan Anda Temukan dalam Buku Ini (Peta perjalanan pembaca)'. Subbab ini berfungsi sebagai panduan ringkas namun informatif bagi pembaca mengenai struktur dan konten buku. Uraikan secara jelas:</text:span></text:p>
                <text:list>
                  <text:list-item>
                    <text:p text:style-name="P126"><text:span text:style-name="Strong_20_Emphasis"><text:span text:style-name="T1">Alur Narasi:</text:span></text:span><text:span text:style-name="T1"> Jelaskan bahwa buku ini akan mengikuti perjalanan Microsoft secara garis besar kronologis, dimulai dari pendiriannya, masa pertumbuhan pesat, tantangan, transformasi, hingga visi masa depan. </text:span></text:p>
                  </text:list-item>
                  <text:list-item>
                    <text:p text:style-name="P126"><text:span text:style-name="Strong_20_Emphasis"><text:span text:style-name="T1">Tema Utama:</text:span></text:span><text:span text:style-name="T1"> Sebutkan tema-tema kunci yang akan dieksplorasi di setiap bagian atau bab utama, seperti: </text:span></text:p>
                    <text:list>
                      <text:list-item>
                        <text:p text:style-name="P232">Kisah para pendiri dan budaya awal perusahaan. </text:p>
                      </text:list-item>
                      <text:list-item>
                        <text:p text:style-name="P232">Revolusi PC dengan MS-DOS dan Windows. </text:p>
                      </text:list-item>
                      <text:list-item>
                        <text:p text:style-name="P232">Dominasi Office dan pertarungan di ranah internet. </text:p>
                      </text:list-item>
                      <text:list-item>
                        <text:p text:style-name="P232">Ekspansi ke gaming (Xbox) dan pencarian (Bing). </text:p>
                      </text:list-item>
                      <text:list-item>
                        <text:p text:style-name="P232">Tantangan di era mobile dan kebangkitan cloud (Azure). </text:p>
                      </text:list-item>
                      <text:list-item>
                        <text:p text:style-name="P232">Era kepemimpinan Satya Nadella dan fokus pada AI. </text:p>
                      </text:list-item>
                      <text:list-item>
                        <text:p text:style-name="P232"><text:soft-page-break/>Analisis teknologi unggulan dan pelajaran dari kegagalan. </text:p>
                      </text:list-item>
                      <text:list-item>
                        <text:p text:style-name="P232">Inovasi masa depan (AI, Metaverse, Quantum). </text:p>
                      </text:list-item>
                      <text:list-item>
                        <text:p text:style-name="P232">Dampak sosial, ekonomi, dan warisan Microsoft. </text:p>
                      </text:list-item>
                    </text:list>
                  </text:list-item>
                  <text:list-item>
                    <text:p text:style-name="P126"><text:span text:style-name="Strong_20_Emphasis"><text:span text:style-name="T1">Apa yang Diharapkan Pembaca:</text:span></text:span><text:span text:style-name="T1"> Tegaskan bahwa buku ini dirancang untuk memberikan pemahaman yang utuh dan menarik bagi pembaca umum, bukan hanya penggemar teknologi. Janjikan cerita tentang inovasi, persaingan, strategi bisnis, kejatuhan, kebangkitan, dan bagaimana semua itu membentuk dunia digital tempat kita hidup. </text:span></text:p>
                  </text:list-item>
                  <text:list-item>
                    <text:p text:style-name="P10"><text:span text:style-name="Strong_20_Emphasis"><text:span text:style-name="T1">Nada dan Pendekatan:</text:span></text:span><text:span text:style-name="T1"> Sampaikan bahwa buku ini akan menggunakan gaya bercerita yang mudah diakses, dilengkapi dengan fakta menarik, analisis sederhana, dan konteks historis. Buatlah subbab ini agar terdengar informatif sekaligus mengundang pembaca untuk melanjutkan perjalanan membaca." </text:span></text:p>
                  </text:list-item>
                </text:list>
              </text:list-item>
            </text:list>
            <text:p text:style-name="P242"/>
            <text:p text:style-name="P110">Dengan prompt ini, Anda dapat mengarahkan AI atau penulis untuk menghasilkan konten yang spesifik, mendalam, dan sesuai dengan tujuan masing-masing bagian dari Bab 1, sambil tetap menjaga agar bahasanya cocok untuk audiens umum.</text:p>
          </text:section>
          <text:section text:style-name="Sect1" text:name="feedback-form-1">
            <text:p text:style-name="P225"/>
          </text:section>
        </text:section>
        <text:section text:style-name="Sect1" text:name="02155f0e65c7a549">
          <text:p text:style-name="P110"/>
          <text:section text:style-name="Sect1" text:name="user-query-content-2">
            <text:p text:style-name="P239">Pada Bab 2 Tambahkan prompt pada awal bab untuk mendapatkan pengantar , pada tiap subbab/sub-subab untuk mendapatkan isi dengan pembahasan mendalam </text:p>
          </text:section>
          <text:p text:style-name="P225">Tampilkan alur berpikir</text:p>
          <text:section text:style-name="Sect2" text:name="model-response-message-contentr_02155f0e65c7a549">
            <text:p text:style-name="P110">Oke, berikut adalah draf prompt untuk pengantar Bab 2 dan setiap subbabnya, yang dirancang untuk menghasilkan konten mendalam tentang periode awal Microsoft (1975-1980an awal).</text:p>
            <text:p text:style-name="P242"/>
            <text:p text:style-name="Text_20_body"><text:span text:style-name="Strong_20_Emphasis"><text:span text:style-name="T1">Bab 2: Kelahiran Legenda: Garasi Albuquerque dan Mimpi Besar (1975-1980an Awal)</text:span></text:span></text:p>
            <text:p text:style-name="Text_20_body"><text:span text:style-name="Strong_20_Emphasis"><text:span text:style-name="T1">[PROMPT UNTUK PENGANTAR BAB 2]</text:span></text:span><text:span text:style-name="T1"> "Tuliskan paragraf pengantar yang memikat untuk Bab 2 buku nonfiksi tentang Microsoft, berjudul 'Kelahiran Legenda: Garasi Albuquerque dan Mimpi Besar (1975-1980an Awal)'. Mulailah </text:span><text:soft-page-break/><text:span text:style-name="T1">dengan membawa pembaca kembali ke suasana pertengahan 1970-an, era di mana komputer pribadi adalah domain para penghobi dan gagasan revolusioner lahir di tempat-tempat tak terduga seperti garasi atau kamar motel. Perkenalkan tokoh sentral, Bill Gates dan Paul Allen, sebagai dua pemuda brilian dengan visi yang jauh melampaui zaman mereka. Bangkitkan rasa ingin tahu tentang bagaimana kemitraan mereka, yang ditempa oleh kecintaan pada kode dan ambisi besar, berhasil menavigasi lanskap teknologi yang baru lahir untuk meletakkan batu pertama sebuah kerajaan. Akhiri dengan menyatakan bahwa bab ini akan mengupas tuntas kisah-kisah fundamental: pertemuan dua pikiran jenius, terobosan Altair BASIC, kesepakatan monumental dengan IBM yang mengubah segalanya, serta pembentukan visi dan budaya kerja unik yang menjadi DNA awal Microsoft. Gunakan gaya bahasa naratif yang hidup dan menarik."</text:span></text:p>
            <text:p text:style-name="P242"/>
            <text:list xml:id="list1838576447222334259" text:style-name="L12">
              <text:list-item>
                <text:p text:style-name="P11"><text:span text:style-name="Strong_20_Emphasis"><text:span text:style-name="T1">Subbab 2.1: Bill Gates dan Paul Allen: Pertemuan Dua Pemikir Revolusioner</text:span></text:span></text:p>
                <text:p text:style-name="P11"><text:span text:style-name="Strong_20_Emphasis"><text:span text:style-name="T1">[PROMPT UNTUK SUBBAB 2.1]</text:span></text:span><text:span text:style-name="T1"> "Buatkan pembahasan mendalam untuk Subbab 2.1: 'Bill Gates dan Paul Allen: Pertemuan Dua Pemikir Revolusioner'. Fokus pada latar belakang kedua pendiri dan dinamika awal kemitraan mereka, sebelum Microsoft secara resmi ada. Uraikan secara detail:</text:span></text:p>
                <text:list>
                  <text:list-item>
                    <text:p text:style-name="P127"><text:span text:style-name="Strong_20_Emphasis"><text:span text:style-name="T1">Profil Singkat:</text:span></text:span><text:span text:style-name="T1"> Ceritakan latar belakang masa muda Bill Gates dan Paul Allen. Fokus pada minat awal mereka pada matematika, sains, dan terutama komputer (misalnya, akses ke komputer Teletype di Lakeside School). Gambarkan kepribadian mereka yang berbeda namun saling melengkapi. </text:span></text:p>
                  </text:list-item>
                  <text:list-item>
                    <text:p text:style-name="P127"><text:span text:style-name="Strong_20_Emphasis"><text:span text:style-name="T1">Momen Pertemuan:</text:span></text:span><text:span text:style-name="T1"> Deskripsikan bagaimana dan di mana mereka pertama kali bertemu (Lakeside School) dan bagaimana ketertarikan bersama pada potensi komputer menyatukan mereka dalam persahabatan dan kolaborasi. </text:span></text:p>
                  </text:list-item>
                  <text:list-item>
                    <text:p text:style-name="P127"><text:span text:style-name="Strong_20_Emphasis"><text:span text:style-name="T1">Keahlian yang Berbeda:</text:span></text:span><text:span text:style-name="T1"> Analisis bagaimana keahlian mereka saling mengisi: Gates dengan dorongan bisnis, fokus, dan ketajaman negosiasi; Allen dengan ide-ide teknis yang visioner, kemampuan pemecahan masalah, dan wawasan yang lebih luas tentang potensi teknologi. </text:span></text:p>
                  </text:list-item>
                  <text:list-item>
                    <text:p text:style-name="P127"><text:soft-page-break/><text:span text:style-name="Strong_20_Emphasis"><text:span text:style-name="T1">Proyek Pra-Microsoft:</text:span></text:span><text:span text:style-name="T1"> Kisahkan secara singkat tentang usaha atau proyek awal mereka bersama, seperti pembuatan sistem penjadwalan untuk sekolah mereka atau perusahaan Traf-O-Data, untuk menunjukkan jiwa kewirausahaan dan kemampuan teknis mereka sejak dini. </text:span></text:p>
                  </text:list-item>
                  <text:list-item>
                    <text:p text:style-name="P11"><text:span text:style-name="Strong_20_Emphasis"><text:span text:style-name="T1">Fondasi Kemitraan:</text:span></text:span><text:span text:style-name="T1"> Jelaskan bagaimana pengalaman awal ini membentuk dasar kepercayaan dan pemahaman yang memungkinkan mereka mengambil risiko besar bersama nantinya. Sajikan ini sebagai kisah tentang bagaimana dua individu dengan kekuatan berbeda bersatu karena tujuan bersama." </text:span></text:p>
                  </text:list-item>
                </text:list>
              </text:list-item>
            </text:list>
            <text:p text:style-name="P242"/>
            <text:list xml:id="list3965231902835328824" text:style-name="L13">
              <text:list-item>
                <text:p text:style-name="P12"><text:span text:style-name="Strong_20_Emphasis"><text:span text:style-name="T1">Subbab 2.2: Momen Kunci: Altair BASIC dan Kelahiran Microsoft</text:span></text:span></text:p>
                <text:p text:style-name="P12"><text:span text:style-name="Strong_20_Emphasis"><text:span text:style-name="T1">[PROMPT UNTUK SUBBAB 2.2]</text:span></text:span><text:span text:style-name="T1"> "Buatkan pembahasan mendalam untuk Subbab 2.2: 'Momen Kunci: Altair BASIC dan Kelahiran Microsoft'. Fokus pada peristiwa tunggal yang melahirkan perusahaan Microsoft. Uraikan secara detail dan naratif:</text:span></text:p>
                <text:list>
                  <text:list-item>
                    <text:p text:style-name="P128"><text:span text:style-name="Strong_20_Emphasis"><text:span text:style-name="T1">Konteks Revolusi PC Awal:</text:span></text:span><text:span text:style-name="T1"> Jelaskan signifikansi kemunculan MITS Altair 8800 pada Januari 1975 (muncul di sampul majalah Popular Electronics) sebagai salah satu kit mikrokomputer pertama yang terjangkau bagi penghobi. Jelaskan keterbatasannya (tidak ada perangkat lunak yang mudah digunakan). </text:span></text:p>
                  </text:list-item>
                  <text:list-item>
                    <text:p text:style-name="P128"><text:span text:style-name="Strong_20_Emphasis"><text:span text:style-name="T1">Melihat Peluang:</text:span></text:span><text:span text:style-name="T1"> Ceritakan bagaimana Gates dan Allen (saat itu Gates di Harvard, Allen bekerja di Honeywell) melihat artikel tersebut dan menyadari peluang besar untuk menciptakan bahasa pemrograman (BASIC interpreter) untuk Altair. </text:span></text:p>
                  </text:list-item>
                  <text:list-item>
                    <text:p text:style-name="P128"><text:span text:style-name="Strong_20_Emphasis"><text:span text:style-name="T1">Langkah Berani:</text:span></text:span><text:span text:style-name="T1"> Deskripsikan tindakan berani mereka menghubungi MITS dan mengklaim bahwa mereka telah memiliki BASIC interpreter yang berfungsi untuk Altair, padahal pengembangannya baru akan dimulai. </text:span></text:p>
                  </text:list-item>
                  <text:list-item>
                    <text:p text:style-name="P128"><text:span text:style-name="Strong_20_Emphasis"><text:span text:style-name="T1">Proses Pengembangan Intensif:</text:span></text:span><text:span text:style-name="T1"> Kisahkan drama pengembangan BASIC dalam beberapa minggu yang singkat, tantangan teknis (termasuk Allen yang mensimulasikan chip Intel 8080 di komputer lain), dan tekanan untuk </text:span><text:soft-page-break/><text:span text:style-name="T1">menyelesaikannya tepat waktu. </text:span></text:p>
                  </text:list-item>
                  <text:list-item>
                    <text:p text:style-name="P128"><text:span text:style-name="Strong_20_Emphasis"><text:span text:style-name="T1">Demonstrasi Bersejarah:</text:span></text:span><text:span text:style-name="T1"> Gambarkan momen krusial ketika Paul Allen terbang ke Albuquerque untuk mendemonstrasikan BASIC kepada pendiri MITS, Ed Roberts, dan keberhasilannya yang tak terduga (kode bekerja pada percobaan pertama di mesin Altair asli). </text:span></text:p>
                  </text:list-item>
                  <text:list-item>
                    <text:p text:style-name="P12"><text:span text:style-name="Strong_20_Emphasis"><text:span text:style-name="T1">Pendirian Perusahaan:</text:span></text:span><text:span text:style-name="T1"> Jelaskan bagaimana keberhasilan ini mengarah pada kesepakatan lisensi dengan MITS dan keputusan Gates dan Allen untuk pindah ke Albuquerque dan secara resmi mendirikan 'Micro-Soft' pada April 1975. Tekankan ini sebagai titik tolak bisnis mereka." </text:span></text:p>
                  </text:list-item>
                </text:list>
              </text:list-item>
            </text:list>
            <text:p text:style-name="P242"/>
            <text:list xml:id="list6120997911477787555" text:style-name="L14">
              <text:list-item>
                <text:p text:style-name="P13"><text:span text:style-name="Strong_20_Emphasis"><text:span text:style-name="T1">Subbab 2.3: Kesepakatan Emas: MS-DOS dan Kontrak dengan IBM</text:span></text:span></text:p>
                <text:p text:style-name="P13"><text:span text:style-name="Strong_20_Emphasis"><text:span text:style-name="T1">[PROMPT UNTUK SUBBAB 2.3]</text:span></text:span><text:span text:style-name="T1"> "Buatkan pembahasan mendalam untuk Subbab 2.3: 'Kesepakatan Emas: MS-DOS dan Kontrak dengan IBM'. Fokus pada transaksi bisnis yang melambungkan Microsoft ke liga utama industri komputer. Uraikan secara detail:</text:span></text:p>
                <text:list>
                  <text:list-item>
                    <text:p text:style-name="P129"><text:span text:style-name="Strong_20_Emphasis"><text:span text:style-name="T1">Ambisi IBM di Pasar PC:</text:span></text:span><text:span text:style-name="T1"> Jelaskan mengapa IBM, sang raksasa industri komputer, memutuskan untuk terjun ke pasar komputer pribadi yang saat itu berkembang pesat, dan urgensi mereka untuk meluncurkan produk (IBM PC) dengan cepat. </text:span></text:p>
                  </text:list-item>
                  <text:list-item>
                    <text:p text:style-name="P129"><text:span text:style-name="Strong_20_Emphasis"><text:span text:style-name="T1">Pintu Masuk Microsoft:</text:span></text:span><text:span text:style-name="T1"> Ceritakan bagaimana Microsoft, yang saat itu lebih dikenal karena bahasa pemrograman, mendapatkan kesempatan emas untuk menyediakan sistem operasi (OS) bagi IBM PC. Singgung peran koneksi (ibu Bill Gates di dewan United Way bersama eksekutif IBM) dan kegagalan negosiasi IBM dengan Digital Research (pembuat CP/M). </text:span></text:p>
                  </text:list-item>
                  <text:list-item>
                    <text:p text:style-name="P129"><text:span text:style-name="Strong_20_Emphasis"><text:span text:style-name="T1">Strategi Akuisisi Cerdas:</text:span></text:span><text:span text:style-name="T1"> Jelaskan langkah cerdik Microsoft yang tidak membangun OS dari nol, melainkan membeli hak lisensi eksklusif (dan kemudian kepemilikan penuh) atas sistem operasi 86-DOS (yang juga dikenal sebagai QDOS - Quick and Dirty Operating System) dari perusahaan kecil bernama Seattle Computer Products (SCP) dengan harga sekitar $75,000. </text:span></text:p>
                  </text:list-item>
                  <text:list-item>
                    <text:p text:style-name="P129"><text:span text:style-name="Strong_20_Emphasis"><text:span text:style-name="T1">Pengembangan MS-DOS:</text:span></text:span><text:span text:style-name="T1"> Deskripsikan bagaimana Microsoft </text:span><text:soft-page-break/><text:span text:style-name="T1">(terutama melalui kerja Tim Paterson, pencipta asli QDOS yang kemudian direkrut) mengadaptasi dan menyempurnakan 86-DOS menjadi MS-DOS agar sesuai dengan kebutuhan IBM PC. </text:span></text:p>
                  </text:list-item>
                  <text:list-item>
                    <text:p text:style-name="P129"><text:span text:style-name="Strong_20_Emphasis"><text:span text:style-name="T1">Negosiasi Lisensi Visioner:</text:span></text:span><text:span text:style-name="T1"> Tekankan kejeniusan (atau keberuntungan) dalam struktur lisensi: IBM membayar biaya lisensi per unit yang relatif kecil untuk setiap PC yang dikirimkan dengan MS-DOS, namun Microsoft mempertahankan hak untuk melisensikan MS-DOS ke produsen komputer lain yang membuat 'klon' IBM PC. Jelaskan mengapa model non-eksklusif ini menjadi kunci kekayaan dan dominasi Microsoft di masa depan. </text:span></text:p>
                  </text:list-item>
                  <text:list-item>
                    <text:p text:style-name="P13"><text:span text:style-name="Strong_20_Emphasis"><text:span text:style-name="T1">Peluncuran IBM PC dan Dampaknya:</text:span></text:span><text:span text:style-name="T1"> Gambarkan dampak peluncuran IBM PC pada Agustus 1981 dengan MS-DOS di dalamnya, yang secara efektif menetapkan standar industri dan menempatkan Microsoft di pusat ekosistem PC." </text:span></text:p>
                  </text:list-item>
                </text:list>
              </text:list-item>
            </text:list>
            <text:p text:style-name="P242"/>
            <text:list xml:id="list1038291914939393281" text:style-name="L15">
              <text:list-item>
                <text:p text:style-name="P14"><text:span text:style-name="Strong_20_Emphasis"><text:span text:style-name="T1">Subbab 2.4: Visi Awal: "Komputer di Setiap Meja dan di Setiap Rumah"</text:span></text:span></text:p>
                <text:p text:style-name="P14"><text:span text:style-name="Strong_20_Emphasis"><text:span text:style-name="T1">[PROMPT UNTUK SUBBAB 2.4]</text:span></text:span><text:span text:style-name="T1"> "Buatkan pembahasan mendalam untuk Subbab 2.4: 'Visi Awal: "Komputer di Setiap Meja dan di Setiap Rumah"'. Fokus pada eksplorasi misi fundamental yang mendorong Microsoft di tahun-tahun awalnya. Uraikan secara detail:</text:span></text:p>
                <text:list>
                  <text:list-item>
                    <text:p text:style-name="P130"><text:span text:style-name="Strong_20_Emphasis"><text:span text:style-name="T1">Esensi Visi:</text:span></text:span><text:span text:style-name="T1"> Jelaskan visi awal Microsoft yang terkenal: 'Sebuah komputer di setiap meja dan di setiap rumah, semuanya menjalankan perangkat lunak Microsoft'. Bahas asal-usulnya dan bagaimana visi ini mencerminkan ambisi luar biasa para pendirinya. </text:span></text:p>
                  </text:list-item>
                  <text:list-item>
                    <text:p text:style-name="P130"><text:span text:style-name="Strong_20_Emphasis"><text:span text:style-name="T1">Konteks Historis:</text:span></text:span><text:span text:style-name="T1"> Tekankan betapa berani dan hampir mustahilnya visi ini terdengar pada akhir 1970-an dan awal 1980-an, ketika komputer masih dianggap sebagai alat mahal untuk bisnis besar atau hobi bagi segelintir orang. </text:span></text:p>
                  </text:list-item>
                  <text:list-item>
                    <text:p text:style-name="P130"><text:span text:style-name="Strong_20_Emphasis"><text:span text:style-name="T1">Fokus pada Perangkat Lunak:</text:span></text:span><text:span text:style-name="T1"> Analisis bagaimana penekanan pada 'menjalankan perangkat lunak Microsoft' dalam visi tersebut menunjukkan pemahaman awal tentang pentingnya perangkat lunak (bukan perangkat keras) sebagai pendorong </text:span><text:soft-page-break/><text:span text:style-name="T1">utama adopsi teknologi dan sebagai sumber keuntungan bisnis yang berkelanjutan. </text:span></text:p>
                  </text:list-item>
                  <text:list-item>
                    <text:p text:style-name="P130"><text:span text:style-name="Strong_20_Emphasis"><text:span text:style-name="T1">Implikasi pada Strategi:</text:span></text:span><text:span text:style-name="T1"> Jelaskan bagaimana visi ini membentuk strategi inti Microsoft: fokus pada pengembangan perangkat lunak (bahasa pemrograman, sistem operasi, aplikasi), dan melisensikannya seluas mungkin kepada produsen perangkat keras (model OEM) untuk mencapai penetrasi pasar massal. </text:span></text:p>
                  </text:list-item>
                  <text:list-item>
                    <text:p text:style-name="P14"><text:span text:style-name="Strong_20_Emphasis"><text:span text:style-name="T1">Sebagai Bintang Pemandu:</text:span></text:span><text:span text:style-name="T1"> Tunjukkan bagaimana visi ini berfungsi sebagai 'bintang pemandu' (guiding star) yang memotivasi karyawan dan mengarahkan keputusan strategis perusahaan dalam upaya mendemokratisasi komputasi." </text:span></text:p>
                  </text:list-item>
                </text:list>
              </text:list-item>
            </text:list>
            <text:p text:style-name="P242"/>
            <text:list xml:id="list3667848750816855409" text:style-name="L16">
              <text:list-item>
                <text:p text:style-name="P15"><text:span text:style-name="Strong_20_Emphasis"><text:span text:style-name="T1">Subbab 2.5: Budaya Awal Perusahaan: Intens, Kompetitif, Inovatif</text:span></text:span></text:p>
                <text:p text:style-name="P15"><text:span text:style-name="Strong_20_Emphasis"><text:span text:style-name="T1">[PROMPT UNTUK SUBBAB 2.5]</text:span></text:span><text:span text:style-name="T1"> "Buatkan pembahasan mendalam untuk Subbab 2.5: 'Budaya Awal Perusahaan: Intens, Kompetitif, Inovatif'. Fokus pada penggambaran atmosfer kerja, nilai-nilai inti, dan etos yang membentuk identitas Microsoft selama periode formatif di Albuquerque dan tahun-tahun awal setelah pindah ke Bellevue, Washington. Uraikan secara detail:</text:span></text:p>
                <text:list>
                  <text:list-item>
                    <text:p text:style-name="P131"><text:span text:style-name="Strong_20_Emphasis"><text:span text:style-name="T1">Lingkungan Kerja 'Hardcore':</text:span></text:span><text:span text:style-name="T1"> Deskripsikan budaya kerja yang sangat intens, dengan jam kerja yang sangat panjang, dedikasi penuh pada proyek, dan tekanan tinggi untuk memenuhi tenggat waktu. Gunakan contoh atau anekdot (jika ada) tentang karyawan yang tidur di kantor atau bekerja sepanjang malam. </text:span></text:p>
                  </text:list-item>
                  <text:list-item>
                    <text:p text:style-name="P131"><text:span text:style-name="Strong_20_Emphasis"><text:span text:style-name="T1">Rekrutmen dan Standar Tinggi:</text:span></text:span><text:span text:style-name="T1"> Jelaskan fokus perusahaan dalam merekrut individu yang dianggap sangat cerdas ('the smartest people') dan berbakat dalam pemrograman. Sebutkan proses wawancara yang terkenal sulit dan kompetitif. </text:span></text:p>
                  </text:list-item>
                  <text:list-item>
                    <text:p text:style-name="P131"><text:span text:style-name="Strong_20_Emphasis"><text:span text:style-name="T1">Budaya Debat dan Meritokrasi Teknis:</text:span></text:span><text:span text:style-name="T1"> Gambarkan adanya budaya debat teknis yang terbuka dan seringkali konfrontatif, di mana ide terbaik diharapkan menang berdasarkan argumen logis dan teknis, bukan hierarki. </text:span></text:p>
                  </text:list-item>
                  <text:list-item>
                    <text:p text:style-name="P131"><text:span text:style-name="Strong_20_Emphasis"><text:span text:style-name="T1">Gaya Kepemimpinan Gates:</text:span></text:span><text:span text:style-name="T1"> Analisis gaya kepemimpinan Bill Gates pada masa itu: sangat terlibat dalam detail teknis, </text:span><text:soft-page-break/><text:span text:style-name="T1">menuntut kesempurnaan, tidak segan mengkritik secara langsung, namun juga mampu menginspirasi loyalitas dan kerja keras. </text:span></text:p>
                  </text:list-item>
                  <text:list-item>
                    <text:p text:style-name="P131"><text:span text:style-name="Strong_20_Emphasis"><text:span text:style-name="T1">Struktur yang Berkembang:</text:span></text:span><text:span text:style-name="T1"> Singgung bagaimana struktur perusahaan berevolusi dari sangat informal dan datar di awal menjadi lebih terorganisir seiring pertumbuhannya, namun tetap mempertahankan beberapa elemen budaya awal. </text:span></text:p>
                  </text:list-item>
                  <text:list-item>
                    <text:p text:style-name="P15"><text:span text:style-name="Strong_20_Emphasis"><text:span text:style-name="T1">Semangat Misi dan Persaingan:</text:span></text:span><text:span text:style-name="T1"> Tekankan adanya semangat kolektif bahwa mereka sedang membangun masa depan dan rasa persaingan yang kuat, baik di dalam (antar tim) maupun di luar (terhadap kompetitor). Gambarkan energi dan keyakinan yang mendorong perusahaan maju." </text:span></text:p>
                  </text:list-item>
                </text:list>
              </text:list-item>
            </text:list>
            <text:p text:style-name="P242"/>
            <text:p text:style-name="Text_20_body"><text:span text:style-name="T1">Prompt ini dirancang untuk menghasilkan narasi yang kaya detail tentang fondasi Microsoft, menjelaskan tidak hanya </text:span><text:span text:style-name="Emphasis"><text:span text:style-name="T1">apa</text:span></text:span><text:span text:style-name="T1"> yang terjadi, tetapi juga </text:span><text:span text:style-name="Emphasis"><text:span text:style-name="T1">mengapa</text:span></text:span><text:span text:style-name="T1"> dan </text:span><text:span text:style-name="Emphasis"><text:span text:style-name="T1">bagaimana</text:span></text:span><text:span text:style-name="T1">, serta menangkap semangat zaman dan kepribadian para pemain kuncinya.</text:span></text:p>
          </text:section>
          <text:section text:style-name="Sect1" text:name="feedback-form-2">
            <text:p text:style-name="P225"/>
          </text:section>
        </text:section>
        <text:section text:style-name="Sect1" text:name="b2e5d283944c3b86">
          <text:p text:style-name="P110"/>
          <text:section text:style-name="Sect1" text:name="user-query-content-3">
            <text:p text:style-name="P239">Pada Bab 3 Tambahkan prompt pada awal bab untuk mendapatkan pengantar , pada tiap subbab/sub-subab untuk mendapatkan isi dengan pembahasan mendalam </text:p>
          </text:section>
          <text:p text:style-name="P225">Tampilkan alur berpikir</text:p>
          <text:section text:style-name="Sect2" text:name="model-response-message-contentr_b2e5d283944c3b86">
            <text:p text:style-name="P110">Tentu, mari kita siapkan prompt untuk pengantar Bab 3 dan setiap subbabnya, dengan fokus pada era dominasi Microsoft di tahun 1990-an hingga awal 2000-an.</text:p>
            <text:p text:style-name="P242"/>
            <text:p text:style-name="Text_20_body"><text:span text:style-name="Strong_20_Emphasis"><text:span text:style-name="T1">Bab 3: Era Dominasi Windows dan Office (1990-an - Awal 2000-an)</text:span></text:span></text:p>
            <text:p text:style-name="Text_20_body"><text:span text:style-name="Strong_20_Emphasis"><text:span text:style-name="T1">[PROMPT UNTUK PENGANTAR BAB 3]</text:span></text:span><text:span text:style-name="T1"> "Tuliskan paragraf pengantar yang menggambarkan Bab 3 buku nonfiksi tentang Microsoft, berjudul 'Era Dominasi Windows dan Office (1990-an - Awal 2000-an)'. Awali dengan melukiskan dekade 1990-an sebagai periode 'ledakan' bagi Microsoft, di mana perusahaan ini bertransformasi dari pemain penting menjadi kekuatan dominan yang tak tertandingi di industri komputer pribadi. Tekankan </text:span><text:soft-page-break/><text:span text:style-name="T1">bagaimana antarmuka grafis Windows menjadi jendela bagi jutaan orang ke dunia digital, mencapai puncaknya dengan fenomena budaya Windows 95. Sebutkan bagaimana Microsoft Office mengukuhkan diri sebagai standar emas produktivitas global. Perkenalkan munculnya internet sebagai arena strategis baru yang ditaklukkan Microsoft melalui Internet Explorer, namun juga singgung bagaimana kekuatan yang begitu besar mulai mengundang pengawasan ketat dan tantangan hukum. Akhiri dengan menyatakan bahwa bab ini akan menyelami masa keemasan Microsoft ini, mengupas strategi di balik kesuksesan produk-produk ikoniknya, pertempuran sengit di 'perang browser', dan konsekuensi dari menjadi raksasa industri. Gunakan nada yang menunjukkan energi, perubahan besar, dan signifikansi periode ini."</text:span></text:p>
            <text:p text:style-name="P242"/>
            <text:list xml:id="list7685739082470665141" text:style-name="L17">
              <text:list-item>
                <text:p text:style-name="P16"><text:span text:style-name="Strong_20_Emphasis"><text:span text:style-name="T1">Subbab 3.1: Windows 3.1, 95, 98: Jendela di Setiap Meja</text:span></text:span></text:p>
                <text:p text:style-name="P16"><text:span text:style-name="Strong_20_Emphasis"><text:span text:style-name="T1">[PROMPT UNTUK SUBBAB 3.1]</text:span></text:span><text:span text:style-name="T1"> "Buatkan pembahasan mendalam untuk Subbab 3.1: 'Windows 3.1, 95, 98: Jendela di Setiap Meja'. Fokus pada peran fundamental versi-versi Windows ini dalam membangun dan memperkuat dominasi Microsoft di pasar sistem operasi PC selama tahun 1990-an. Uraikan secara detail dan kronologis:</text:span></text:p>
                <text:list>
                  <text:list-item>
                    <text:p text:style-name="P132"><text:span text:style-name="Strong_20_Emphasis"><text:span text:style-name="T1">Windows 3.1 (1992):</text:span></text:span><text:span text:style-name="T1"> Jelaskan mengapa versi ini dianggap sebagai lompatan besar dalam usabilitas dan popularitas dibandingkan pendahulunya (Win 3.0). Tekankan perannya dalam membuat antarmuka grafis (GUI) menjadi mainstream dan mendorong adopsi PC secara lebih luas di kalangan bisnis dan konsumen. Sebutkan peningkatan teknis utama (misalnya, font TrueType, OLE awal). </text:span></text:p>
                  </text:list-item>
                  <text:list-item>
                    <text:p text:style-name="P132"><text:span text:style-name="Strong_20_Emphasis"><text:span text:style-name="T1">Windows 95 (1995):</text:span></text:span><text:span text:style-name="T1"> Deskripsikan peluncuran ini sebagai peristiwa monumental, baik secara teknologi maupun budaya. Rinci inovasi kunci yang diperkenalkannya (menu Start, taskbar, dukungan asli 32-bit, arsitektur Plug and Play, nama file panjang). Ceritakan tentang kampanye pemasaran global yang masif dan belum pernah terjadi sebelumnya (termasuk lagu 'Start Me Up') dan bagaimana dampaknya mengukuhkan Windows sebagai standar de facto, secara efektif mengakhiri persaingan OS desktop utama pada saat itu. </text:span></text:p>
                  </text:list-item>
                  <text:list-item>
                    <text:p text:style-name="P132"><text:span text:style-name="Strong_20_Emphasis"><text:span text:style-name="T1">Windows 98 (1998) &amp; 98 SE:</text:span></text:span><text:span text:style-name="T1"> Jelaskan sebagai penyempurnaan </text:span><text:soft-page-break/><text:span text:style-name="T1">dari Windows 95. Fokus pada peningkatan dukungan untuk perangkat keras baru (seperti USB dan AGP), peningkatan kinerja, dan terutama integrasi yang lebih erat dengan Internet Explorer (yang menjadi poin kontroversi utama). Sebutkan Windows 98 Second Edition (SE) sebagai versi yang lebih stabil dan populer. </text:span></text:p>
                  </text:list-item>
                  <text:list-item>
                    <text:p text:style-name="P16"><text:span text:style-name="Strong_20_Emphasis"><text:span text:style-name="T1">Analisis Keberhasilan:</text:span></text:span><text:span text:style-name="T1"> Simpulkan dengan menganalisis faktor-faktor kunci di balik kesuksesan luar biasa rangkaian Windows ini: peningkatan signifikan dalam kemudahan penggunaan, kompatibilitas perangkat keras dan lunak yang luas, ekosistem aplikasi pihak ketiga yang berkembang pesat, dan strategi lisensi OEM yang sangat efektif." </text:span></text:p>
                  </text:list-item>
                </text:list>
              </text:list-item>
            </text:list>
            <text:p text:style-name="P242"/>
            <text:list xml:id="list1241986372014060131" text:style-name="L18">
              <text:list-item>
                <text:p text:style-name="P17"><text:span text:style-name="Strong_20_Emphasis"><text:span text:style-name="T1">Subbab 3.2: Microsoft Office: Standar Produktivitas Global</text:span></text:span></text:p>
                <text:p text:style-name="P17"><text:span text:style-name="Strong_20_Emphasis"><text:span text:style-name="T1">[PROMPT UNTUK SUBBAB 3.2]</text:span></text:span><text:span text:style-name="T1"> "Buatkan pembahasan mendalam untuk Subbab 3.2: 'Microsoft Office: Standar Produktivitas Global'. Fokus pada bagaimana rangkaian aplikasi Microsoft Office menjadi suite produktivitas yang dominan secara absolut di seluruh dunia selama periode ini. Uraikan secara detail:</text:span></text:p>
                <text:list>
                  <text:list-item>
                    <text:p text:style-name="P133"><text:span text:style-name="Strong_20_Emphasis"><text:span text:style-name="T1">Strategi 'Suite':</text:span></text:span><text:span text:style-name="T1"> Jelaskan konsep bundling aplikasi inti (Word, Excel, PowerPoint) menjadi satu paket terintegrasi (Office). Terangkan keuntungan strategis dan komersial dari pendekatan ini dibandingkan menjual aplikasi secara terpisah, baik bagi Microsoft (mengunci pengguna dalam ekosistem) maupun pengguna (nilai lebih baik, konsistensi antarmuka). </text:span></text:p>
                  </text:list-item>
                  <text:list-item>
                    <text:p text:style-name="P133"><text:span text:style-name="Strong_20_Emphasis"><text:span text:style-name="T1">Menaklukkan Pesaing:</text:span></text:span><text:span text:style-name="T1"> Ceritakan secara naratif bagaimana Microsoft Office berhasil mengalahkan para pesaing kuat yang sebelumnya mendominasi pasar, seperti WordPerfect dalam pengolah kata dan Lotus 1-2-3 dalam spreadsheet. Analisis taktik yang digunakan (integrasi erat dengan Windows, inovasi fitur, harga kompetitif/bundling, pemasaran). </text:span></text:p>
                  </text:list-item>
                  <text:list-item>
                    <text:p text:style-name="P133"><text:span text:style-name="Strong_20_Emphasis"><text:span text:style-name="T1">Evolusi Produk:</text:span></text:span><text:span text:style-name="T1"> Sebutkan versi-versi kunci Office yang dirilis selama era ini (misalnya, Office 4.x, Office 95, Office 97 – termasuk pengenalan 'Clippy', Office 2000) dan jelaskan secara singkat peningkatan atau fitur baru yang signifikan pada setiap </text:span><text:soft-page-break/><text:span text:style-name="T1">rilis yang memperkuat posisinya. </text:span></text:p>
                  </text:list-item>
                  <text:list-item>
                    <text:p text:style-name="P133"><text:span text:style-name="Strong_20_Emphasis"><text:span text:style-name="T1">Kekuatan Standar dan Ekosistem:</text:span></text:span><text:span text:style-name="T1"> Jelaskan bagaimana format file Office (.doc, .xls, .ppt) menjadi standar industri secara de facto, menciptakan hambatan masuk bagi pesaing dan memperkuat efek jaringan (network effect) – orang menggunakan Office karena semua orang menggunakannya. </text:span></text:p>
                  </text:list-item>
                  <text:list-item>
                    <text:p text:style-name="P17"><text:span text:style-name="Strong_20_Emphasis"><text:span text:style-name="T1">Dampak Universal:</text:span></text:span><text:span text:style-name="T1"> Tekankan bagaimana Microsoft Office tidak hanya mendominasi pasar korporat tetapi juga menjadi alat esensial di sektor pendidikan dan penggunaan pribadi, mengubah cara dunia bekerja, belajar, dan berkomunikasi." </text:span></text:p>
                  </text:list-item>
                </text:list>
              </text:list-item>
            </text:list>
            <text:p text:style-name="P242"/>
            <text:list xml:id="list8914675186943364291" text:style-name="L19">
              <text:list-item>
                <text:p text:style-name="P18"><text:span text:style-name="Strong_20_Emphasis"><text:span text:style-name="T1">Subbab 3.3: Internet Explorer dan "Browser Wars"</text:span></text:span></text:p>
                <text:p text:style-name="P18"><text:span text:style-name="Strong_20_Emphasis"><text:span text:style-name="T1">[PROMPT UNTUK SUBBAB 3.3]</text:span></text:span><text:span text:style-name="T1"> "Buatkan pembahasan mendalam untuk Subbab 3.3: 'Internet Explorer dan "Browser Wars"'. Fokus pada masuknya Microsoft secara agresif ke pasar peramban web dan persaingan sengitnya dengan Netscape Navigator. Uraikan secara detail:</text:span></text:p>
                <text:list>
                  <text:list-item>
                    <text:p text:style-name="P134"><text:span text:style-name="Strong_20_Emphasis"><text:span text:style-name="T1">Lanskap Awal Web:</text:span></text:span><text:span text:style-name="T1"> Gambarkan kondisi awal World Wide Web pada pertengahan 1990-an dan bagaimana Netscape Navigator dengan cepat menjadi peramban dominan dan simbol akses ke dunia online. Jelaskan bagaimana Microsoft awalnya kurang mengantisipasi pentingnya internet. </text:span></text:p>
                  </text:list-item>
                  <text:list-item>
                    <text:p text:style-name="P134"><text:span text:style-name="Strong_20_Emphasis"><text:span text:style-name="T1">Reaksi Cepat Microsoft:</text:span></text:span><text:span text:style-name="T1"> Ceritakan momen 'aha!' di Microsoft (sering dikaitkan dengan memo 'Internet Tidal Wave' oleh Bill Gates) dan bagaimana perusahaan dengan cepat memobilisasi sumber daya besar-besaran untuk mengembangkan peramban sendiri, Internet Explorer (IE). </text:span></text:p>
                  </text:list-item>
                  <text:list-item>
                    <text:p text:style-name="P134"><text:span text:style-name="Strong_20_Emphasis"><text:span text:style-name="T1">Strategi Kunci: Bundling Gratis:</text:span></text:span><text:span text:style-name="T1"> Jelaskan secara rinci keputusan strategis paling penting: menjadikan IE sebagai komponen gratis dan terintegrasi dari sistem operasi Windows. Terangkan mengapa langkah ini sangat efektif dalam mendistribusikan IE secara massal tetapi juga menuai kritik tajam dan tuduhan praktik antipersaingan. </text:span></text:p>
                  </text:list-item>
                  <text:list-item>
                    <text:p text:style-name="P134"><text:span text:style-name="Strong_20_Emphasis"><text:span text:style-name="T1">'Perang' Fitur dan Distribusi:</text:span></text:span><text:span text:style-name="T1"> Deskripsikan 'perang browser' (Browser Wars) sebagai periode inovasi yang cepat namun juga </text:span><text:soft-page-break/><text:span text:style-name="T1">persaingan yang brutal. Bahas bagaimana Microsoft mengejar ketertinggalan fitur dari Netscape, melampauinya, dan menggunakan kekuatan lisensi Windows serta kesepakatan dengan ISP untuk mendorong adopsi IE secara agresif. </text:span></text:p>
                  </text:list-item>
                  <text:list-item>
                    <text:p text:style-name="P134"><text:span text:style-name="Strong_20_Emphasis"><text:span text:style-name="T1">Hasil Pertempuran:</text:span></text:span><text:span text:style-name="T1"> Jelaskan bagaimana, dalam beberapa tahun, Internet Explorer berhasil membalikkan keadaan dan meraih pangsa pasar mayoritas yang sangat besar, sementara Netscape mengalami penurunan drastis yang berujung pada akuisisinya oleh AOL. Analisis faktor-faktor yang menentukan hasil ini. </text:span></text:p>
                  </text:list-item>
                  <text:list-item>
                    <text:p text:style-name="P18"><text:span text:style-name="Strong_20_Emphasis"><text:span text:style-name="T1">Benih Kontroversi:</text:span></text:span><text:span text:style-name="T1"> Tegaskan kembali bagaimana taktik bundling ini menjadi dasar utama dari masalah hukum antimonopoli yang akan dihadapi Microsoft." </text:span></text:p>
                  </text:list-item>
                </text:list>
              </text:list-item>
            </text:list>
            <text:p text:style-name="P242"/>
            <text:list xml:id="list358123739778938567" text:style-name="L20">
              <text:list-item>
                <text:p text:style-name="P19"><text:span text:style-name="Strong_20_Emphasis"><text:span text:style-name="T1">Subbab 3.4: Tantangan Hukum: Kasus Antimonopoli</text:span></text:span></text:p>
                <text:p text:style-name="P19"><text:span text:style-name="Strong_20_Emphasis"><text:span text:style-name="T1">[PROMPT UNTUK SUBBAB 3.4]</text:span></text:span><text:span text:style-name="T1"> "Buatkan pembahasan mendalam untuk Subbab 3.4: 'Tantangan Hukum: Kasus Antimonopoli'. Fokus pada gugatan hukum antimonopoli besar yang dilancarkan oleh Departemen Kehakiman AS (US DOJ) dan Jaksa Agung dari beberapa negara bagian terhadap Microsoft pada akhir 1990-an. Uraikan secara detail dengan bahasa yang dapat dipahami oleh masyarakat umum:</text:span></text:p>
                <text:list>
                  <text:list-item>
                    <text:p text:style-name="P135"><text:span text:style-name="Strong_20_Emphasis"><text:span text:style-name="T1">Inti Gugatan:</text:span></text:span><text:span text:style-name="T1"> Jelaskan secara jelas tuduhan utama terhadap Microsoft: bahwa perusahaan secara ilegal menggunakan kekuatan monopolinya di pasar sistem operasi PC (Windows) untuk menghancurkan persaingan di pasar lain, khususnya pasar peramban web dengan cara merugikan Netscape melalui praktik bundling Internet Explorer. </text:span></text:p>
                  </text:list-item>
                  <text:list-item>
                    <text:p text:style-name="P135"><text:span text:style-name="Strong_20_Emphasis"><text:span text:style-name="T1">Drama di Ruang Sidang:</text:span></text:span><text:span text:style-name="T1"> Gambarkan secara naratif jalannya persidangan yang menjadi sorotan publik (dimulai tahun 1998). Sebutkan momen-momen kunci, seperti presentasi bukti-bukti yang memberatkan (termasuk email internal), kesaksian kontroversial dari para eksekutif Microsoft (termasuk Bill Gates), dan temuan awal Hakim Thomas Penfield Jackson yang menyimpulkan bahwa Microsoft telah bertindak sebagai monopolis predator. </text:span></text:p>
                  </text:list-item>
                  <text:list-item>
                    <text:p text:style-name="P135"><text:soft-page-break/><text:span text:style-name="Strong_20_Emphasis"><text:span text:style-name="T1">Putusan dan Banding:</text:span></text:span><text:span text:style-name="T1"> Jelaskan putusan awal Hakim Jackson pada tahun 2000 yang memerintahkan pemecahan Microsoft menjadi dua entitas terpisah (satu untuk Windows, satu untuk aplikasi dan lainnya) dan bagaimana putusan drastis ini kemudian dibatalkan oleh pengadilan banding. </text:span></text:p>
                  </text:list-item>
                  <text:list-item>
                    <text:p text:style-name="P135"><text:span text:style-name="Strong_20_Emphasis"><text:span text:style-name="T1">Jalan Menuju Penyelesaian:</text:span></text:span><text:span text:style-name="T1"> Deskripsikan proses negosiasi yang mengarah pada kesepakatan penyelesaian (settlement) pada November 2001. Jelaskan secara garis besar isi kesepakatan tersebut, yang tidak memecah perusahaan tetapi memberlakukan pembatasan perilaku bisnis tertentu pada Microsoft selama beberapa tahun (misalnya, terkait berbagi API, kontrak OEM). </text:span></text:p>
                  </text:list-item>
                  <text:list-item>
                    <text:p text:style-name="P19"><text:span text:style-name="Strong_20_Emphasis"><text:span text:style-name="T1">Konsekuensi Jangka Panjang:</text:span></text:span><text:span text:style-name="T1"> Analisis dampak signifikan kasus ini bagi Microsoft dan industri teknologi. Bahas tentang citra perusahaan yang ternoda, pengawasan hukum yang berkelanjutan, perubahan (meskipun diperdebatkan sejauh mana) dalam praktik bisnisnya, dan potensi dampak pada fokus inovasi perusahaan selama periode tersebut. Gambarkan kasus ini sebagai momen penting dalam sejarah regulasi teknologi." </text:span></text:p>
                  </text:list-item>
                </text:list>
              </text:list-item>
            </text:list>
            <text:p text:style-name="P242"/>
            <text:p text:style-name="P110">Prompt-prompt ini bertujuan untuk menghasilkan konten Bab 3 yang kaya akan detail sejarah, analisis strategi bisnis, dan penjelasan konteks teknologi serta hukum yang relevan dengan era dominasi Microsoft, sambil tetap menjaga aksesibilitas bagi pembaca umum.</text:p>
          </text:section>
          <text:section text:style-name="Sect1" text:name="feedback-form-3">
            <text:p text:style-name="P225"/>
          </text:section>
        </text:section>
        <text:section text:style-name="Sect1" text:name="ad15288dd13e011c">
          <text:p text:style-name="P110"/>
          <text:section text:style-name="Sect1" text:name="user-query-content-4">
            <text:p text:style-name="P239">Pada Bab 4 Tambahkan prompt pada awal bab untuk mendapatkan pengantar , pada tiap subbab/sub-subab untuk mendapatkan isi dengan pembahasan mendalam </text:p>
          </text:section>
          <text:p text:style-name="P225">Tampilkan alur berpikir</text:p>
          <text:section text:style-name="Sect2" text:name="model-response-message-contentr_ad15288dd13e011c">
            <text:p text:style-name="P225"/>
          </text:section>
          <text:section text:style-name="Sect1" text:name="feedback-form-4">
            <text:p text:style-name="P225"/>
          </text:section>
        </text:section>
        <text:section text:style-name="Sect1" text:name="908baf3d6e9eadce">
          <text:p text:style-name="P110"/>
          <text:section text:style-name="Sect1" text:name="user-query-content-5">
            <text:p text:style-name="P239">present it </text:p>
          </text:section>
          <text:p text:style-name="P225"><text:soft-page-break/>Tampilkan alur berpikir</text:p>
          <text:section text:style-name="Sect2" text:name="model-response-message-contentr_908baf3d6e9eadce">
            <text:p text:style-name="P110">Tentu, berikut adalah kumpulan prompt untuk Bab 4, yang mencakup pengantar bab dan pembahasan mendalam untuk setiap subbabnya, sesuai dengan kerangka yang telah kita diskusikan:</text:p>
            <text:p text:style-name="P242"/>
            <text:p text:style-name="Text_20_body"><text:span text:style-name="Strong_20_Emphasis"><text:span text:style-name="T1">Bab 4: Ekspansi, Persaingan, dan Transisi (Awal 2000-an - Awal 2010-an)</text:span></text:span></text:p>
            <text:p text:style-name="Text_20_body"><text:span text:style-name="Strong_20_Emphasis"><text:span text:style-name="T1">[PROMPT UNTUK PENGANTAR BAB 4]</text:span></text:span><text:span text:style-name="T1"> "Tuliskan paragraf pengantar yang menggambarkan Bab 4 buku nonfiksi tentang Microsoft, berjudul 'Ekspansi, Persaingan, dan Transisi (Awal 2000-an - Awal 2010-an)'. Mulailah dengan menandai pergeseran dari era dominasi absolut di Bab 3. Jelaskan bahwa setelah melewati badai hukum antimonopoli, Microsoft memasuki milenium baru dengan ambisi untuk menaklukkan ranah di luar desktop PC. Gambarkan lanskap teknologi yang berubah cepat, terutama dengan kebangkitan Google dan ledakan layanan online. Soroti upaya diversifikasi berani Microsoft ke pasar baru seperti konsol game dengan Xbox dan pertarungannya di medan mesin pencari melawan Google dengan Bing. Singgung transisi kepemimpinan penting dari Bill Gates ke Steve Ballmer dan bagaimana era ini ditandai oleh pencarian identitas baru serta tantangan dalam menghadapi pesaing yang lincah. Akhiri dengan menyatakan bahwa bab ini akan menjelajahi periode dinamis ini – penuh dengan pertaruhan besar, persaingan sengit, momen keberhasilan, perjuangan, dan peletakan fondasi awal untuk revolusi cloud yang akan datang. Gunakan gaya bahasa yang menunjukkan dinamika perubahan dan tantangan."</text:span></text:p>
            <text:p text:style-name="P242"/>
            <text:list xml:id="list6790503455357828862" text:style-name="L21">
              <text:list-item>
                <text:p text:style-name="P20"><text:span text:style-name="Strong_20_Emphasis"><text:span text:style-name="T1">Subbab 4.1: Memasuki Dunia Gaming: Kelahiran Xbox</text:span></text:span></text:p>
                <text:p text:style-name="P20"><text:span text:style-name="Strong_20_Emphasis"><text:span text:style-name="T1">[PROMPT UNTUK SUBBAB 4.1]</text:span></text:span><text:span text:style-name="T1"> "Buatkan pembahasan mendalam untuk Subbab 4.1: 'Memasuki Dunia Gaming: Kelahiran Xbox'. Fokus pada langkah strategis Microsoft memasuki pasar konsol video game yang sangat kompetitif pada awal 2000-an. Uraikan secara detail:</text:span></text:p>
                <text:list>
                  <text:list-item>
                    <text:p text:style-name="P136"><text:span text:style-name="Strong_20_Emphasis"><text:span text:style-name="T1">Motivasi Strategis:</text:span></text:span><text:span text:style-name="T1"> Jelaskan mengapa Microsoft, sebuah perusahaan perangkat lunak, memutuskan untuk membuat konsol game. Bahas kekhawatiran tentang dominasi Sony PlayStation di ruang keluarga, potensi Xbox sebagai platform </text:span><text:soft-page-break/><text:span text:style-name="T1">hiburan digital dan layanan online masa depan, serta keinginan untuk memperluas ekosistem di luar PC. </text:span></text:p>
                  </text:list-item>
                  <text:list-item>
                    <text:p text:style-name="P136"><text:span text:style-name="Strong_20_Emphasis"><text:span text:style-name="T1">Pengembangan Xbox Original (2001):</text:span></text:span><text:span text:style-name="T1"> Ceritakan proses pengembangan konsol pertama, termasuk penggunaan komponen mirip PC (CPU Intel, GPU Nvidia), teknologi DirectX, dan desainnya yang besar. Sebutkan tantangan teknis dan biaya pengembangannya yang besar. </text:span></text:p>
                  </text:list-item>
                  <text:list-item>
                    <text:p text:style-name="P136"><text:span text:style-name="Strong_20_Emphasis"><text:span text:style-name="T1">Peluncuran dan Game Kunci:</text:span></text:span><text:span text:style-name="T1"> Deskripsikan peluncuran Xbox dan pentingnya judul eksklusif seperti 'Halo: Combat Evolved' dalam mendorong penjualan awal dan membangun identitas merek Xbox. </text:span></text:p>
                  </text:list-item>
                  <text:list-item>
                    <text:p text:style-name="P136"><text:span text:style-name="Strong_20_Emphasis"><text:span text:style-name="T1">Inovasi Xbox Live (2002):</text:span></text:span><text:span text:style-name="T1"> Jelaskan peluncuran Xbox Live sebagai layanan game online berbayar yang revolusioner pada masanya. Tekankan bagaimana ini mengubah lanskap game multiplayer di konsol dan menjadi keunggulan kompetitif utama. </text:span></text:p>
                  </text:list-item>
                  <text:list-item>
                    <text:p text:style-name="P136"><text:span text:style-name="Strong_20_Emphasis"><text:span text:style-name="T1">Evolusi ke Xbox 360 (2005):</text:span></text:span><text:span text:style-name="T1"> Bahas peluncuran Xbox 360 sebagai generasi kedua yang sangat sukses. Soroti keunggulannya (peluncuran lebih awal dari PS3, fokus kuat pada game online dan ekosistem Live, judul-judul populer). Sebutkan juga masalah teknis awal ('Red Ring of Death') dan bagaimana Microsoft menanganinya. </text:span></text:p>
                  </text:list-item>
                  <text:list-item>
                    <text:p text:style-name="P20"><text:span text:style-name="Strong_20_Emphasis"><text:span text:style-name="T1">Analisis Dampak:</text:span></text:span><text:span text:style-name="T1"> Simpulkan dengan menganalisis keberhasilan Xbox dalam membangun pijakan kuat di pasar game, meskipun dengan investasi finansial yang sangat besar. Jelaskan Xbox sebagai salah satu pilar penting bisnis Microsoft saat ini." </text:span></text:p>
                  </text:list-item>
                </text:list>
              </text:list-item>
            </text:list>
            <text:p text:style-name="P242"/>
            <text:list xml:id="list2192910477995722145" text:style-name="L22">
              <text:list-item>
                <text:p text:style-name="P21"><text:span text:style-name="Strong_20_Emphasis"><text:span text:style-name="T1">Subbab 4.2: Mesin Pencari Bing: Menantang Google</text:span></text:span></text:p>
                <text:p text:style-name="P21"><text:span text:style-name="Strong_20_Emphasis"><text:span text:style-name="T1">[PROMPT UNTUK SUBBAB 4.2]</text:span></text:span><text:span text:style-name="T1"> "Buatkan pembahasan mendalam untuk Subbab 4.2: 'Mesin Pencari Bing: Menantang Google'. Fokus pada upaya ambisius namun sulit Microsoft untuk merebut pangsa pasar yang signifikan di ranah mesin pencari online yang didominasi oleh Google. Uraikan secara detail:</text:span></text:p>
                <text:list>
                  <text:list-item>
                    <text:p text:style-name="P137"><text:span text:style-name="Strong_20_Emphasis"><text:span text:style-name="T1">Pentingnya Pasar Pencarian:</text:span></text:span><text:span text:style-name="T1"> Jelaskan mengapa pasar mesin pencari menjadi begitu strategis pada tahun 2000-an (sebagai </text:span><text:soft-page-break/><text:span text:style-name="T1">pintu gerbang utama ke informasi online dan sumber pendapatan iklan digital yang masif). Tekankan bagaimana dominasi Google menjadi ancaman eksistensial bagi relevansi Microsoft di dunia online. </text:span></text:p>
                  </text:list-item>
                  <text:list-item>
                    <text:p text:style-name="P137"><text:span text:style-name="Strong_20_Emphasis"><text:span text:style-name="T1">Upaya Awal yang Gagal:</text:span></text:span><text:span text:style-name="T1"> Sebutkan secara singkat usaha-usaha Microsoft sebelumnya di bidang pencarian yang kurang berhasil, seperti MSN Search dan Windows Live Search, untuk memberikan konteks perjuangan panjang perusahaan ini. </text:span></text:p>
                  </text:list-item>
                  <text:list-item>
                    <text:p text:style-name="P137"><text:span text:style-name="Strong_20_Emphasis"><text:span text:style-name="T1">Kelahiran Bing (2009):</text:span></text:span><text:span text:style-name="T1"> Deskripsikan peluncuran Bing sebagai upaya besar dan rebranding signifikan. Jelaskan konsep 'Decision Engine' yang diusungnya, yang bertujuan membantu pengguna membuat keputusan, bukan hanya memberikan daftar tautan. Sebutkan fitur-fitur inovatif awal (misalnya, latar belakang gambar harian, hasil pencarian yang dikategorikan, integrasi pencarian visual). </text:span></text:p>
                  </text:list-item>
                  <text:list-item>
                    <text:p text:style-name="P137"><text:span text:style-name="Strong_20_Emphasis"><text:span text:style-name="T1">Investasi Besar dan Teknologi:</text:span></text:span><text:span text:style-name="T1"> Tekankan investasi finansial dan teknologi besar yang dikucurkan Microsoft untuk membangun dan meningkatkan Bing, termasuk pengembangan algoritma pencarian, infrastruktur data, dan upaya pemasaran. </text:span></text:p>
                  </text:list-item>
                  <text:list-item>
                    <text:p text:style-name="P137"><text:span text:style-name="Strong_20_Emphasis"><text:span text:style-name="T1">Perjuangan Melawan Google:</text:span></text:span><text:span text:style-name="T1"> Analisis mengapa Bing, meskipun merupakan produk yang solid secara teknis, mengalami kesulitan besar untuk menggeser dominasi Google. Bahas tantangan dalam mengubah kebiasaan pengguna dan kekuatan efek jaringan Google. </text:span></text:p>
                  </text:list-item>
                  <text:list-item>
                    <text:p text:style-name="P21"><text:span text:style-name="Strong_20_Emphasis"><text:span text:style-name="T1">Kemitraan dan Posisi Pasar:</text:span></text:span><text:span text:style-name="T1"> Sebutkan kemitraan strategis yang dijalin (seperti kesepakatan pencarian dengan Yahoo) dalam upaya meningkatkan pangsa pasar. Evaluasi posisi Bing saat ini [per April 2025] sebagai pemain nomor dua yang stabil namun jauh tertinggal dari Google, meskipun teknologinya menjadi dasar penting untuk layanan AI Microsoft saat ini." </text:span></text:p>
                  </text:list-item>
                </text:list>
              </text:list-item>
            </text:list>
            <text:p text:style-name="P242"/>
            <text:list xml:id="list4759688386695183306" text:style-name="L23">
              <text:list-item>
                <text:p text:style-name="P22"><text:span text:style-name="Strong_20_Emphasis"><text:span text:style-name="T1">Subbab 4.3: Era Steve Ballmer: Tantangan dan Peluang Baru</text:span></text:span></text:p>
                <text:p text:style-name="P22"><text:span text:style-name="Strong_20_Emphasis"><text:span text:style-name="T1">[PROMPT UNTUK SUBBAB 4.3]</text:span></text:span><text:span text:style-name="T1"> "Buatkan pembahasan mendalam untuk Subbab 4.3: 'Era Steve Ballmer: Tantangan dan Peluang Baru'. Fokus pada analisis periode kepemimpinan Steve Ballmer sebagai CEO </text:span><text:soft-page-break/><text:span text:style-name="T1">Microsoft (Januari 2000 - Februari 2014). Sajikan pandangan yang seimbang mengenai pencapaian dan tantangannya. Uraikan secara detail:</text:span></text:p>
                <text:list>
                  <text:list-item>
                    <text:p text:style-name="P138"><text:span text:style-name="Strong_20_Emphasis"><text:span text:style-name="T1">Profil Kepemimpinan:</text:span></text:span><text:span text:style-name="T1"> Deskripsikan latar belakang Steve Ballmer di Microsoft dan gaya kepemimpinannya yang dikenal energik, berapi-api, dan sangat fokus pada penjualan serta eksekusi bisnis, yang berbeda dari gaya Bill Gates yang lebih fokus pada teknologi. </text:span></text:p>
                  </text:list-item>
                  <text:list-item>
                    <text:p text:style-name="P138"><text:span text:style-name="Strong_20_Emphasis"><text:span text:style-name="T1">Keberhasilan Finansial dan Produk:</text:span></text:span><text:span text:style-name="T1"> Akui pencapaian signifikan selama era Ballmer. Tekankan pertumbuhan pendapatan dan laba Microsoft yang terus berlanjut, didorong oleh dominasi Windows dan Office yang berkelanjutan. Soroti peluncuran dan kesuksesan besar Xbox 360 serta pertumbuhan bisnis server dan enterprise. </text:span></text:p>
                  </text:list-item>
                  <text:list-item>
                    <text:p text:style-name="P138"><text:span text:style-name="Strong_20_Emphasis"><text:span text:style-name="T1">Tantangan Strategis dan Peluang yang Terlewat:</text:span></text:span><text:span text:style-name="T1"> Analisis secara kritis tantangan besar dan peluang strategis yang bisa dibilang terlewatkan selama kepemimpinannya. Fokus utama pada keterlambatan Microsoft dalam merespons revolusi smartphone yang dipicu oleh iPhone (2007) dan Android, serta kegagalan Windows Mobile/Windows Phone untuk bersaing secara efektif. Bahas juga perjuangan di pasar pencarian (Bing vs Google) dan persepsi publik tentang melambatnya laju inovasi 'game-changing' dibandingkan pesaing. </text:span></text:p>
                  </text:list-item>
                  <text:list-item>
                    <text:p text:style-name="P138"><text:span text:style-name="Strong_20_Emphasis"><text:span text:style-name="T1">Akuisisi Penting:</text:span></text:span><text:span text:style-name="T1"> Sebutkan beberapa akuisisi kunci selama era Ballmer, seperti Skype (2011) dan akuisisi divisi perangkat dan layanan Nokia (diumumkan 2013, selesai 2014) yang kontroversial dan berumur pendek. </text:span></text:p>
                  </text:list-item>
                  <text:list-item>
                    <text:p text:style-name="P22"><text:span text:style-name="Strong_20_Emphasis"><text:span text:style-name="T1">Warisan yang Kompleks:</text:span></text:span><text:span text:style-name="T1"> Berikan evaluasi yang berimbang mengenai warisan Steve Ballmer: seorang pemimpin yang berhasil melipatgandakan ukuran bisnis Microsoft secara finansial tetapi juga memimpin perusahaan pada saat kehilangan momentum di beberapa area teknologi paling krusial di masa depan (mobile, search, cloud awal). Gambarkan era ini sebagai periode transisi yang penuh gejolak." </text:span></text:p>
                  </text:list-item>
                </text:list>
              </text:list-item>
            </text:list>
            <text:p text:style-name="P242"/>
            <text:list xml:id="list7295897080788927137" text:style-name="L24">
              <text:list-item>
                <text:p text:style-name="P23"><text:soft-page-break/><text:span text:style-name="Strong_20_Emphasis"><text:span text:style-name="T1">Subbab 4.4: Awal Mula Cloud: Cikal Bakal Azure</text:span></text:span></text:p>
                <text:p text:style-name="P23"><text:span text:style-name="Strong_20_Emphasis"><text:span text:style-name="T1">[PROMPT UNTUK SUBBAB 4.4]</text:span></text:span><text:span text:style-name="T1"> "Buatkan pembahasan mendalam untuk Subbab 4.4: 'Awal Mula Cloud: Cikal Bakal Azure'. Fokus pada langkah-langkah awal Microsoft dalam mengembangkan platform komputasi awan (cloud computing) mereka, yang kemudian dikenal sebagai Microsoft Azure. Uraikan secara detail:</text:span></text:p>
                <text:list>
                  <text:list-item>
                    <text:p text:style-name="P139"><text:span text:style-name="Strong_20_Emphasis"><text:span text:style-name="T1">Konteks Kebangkitan Cloud:</text:span></text:span><text:span text:style-name="T1"> Jelaskan munculnya komputasi awan sebagai paradigma baru dalam teknologi informasi pada pertengahan 2000-an. Sebutkan kepeloporan Amazon Web Services (AWS) yang diluncurkan pada tahun 2006 dan bagaimana hal itu mulai mengubah lanskap IT. </text:span></text:p>
                  </text:list-item>
                  <text:list-item>
                    <text:p text:style-name="P139"><text:span text:style-name="Strong_20_Emphasis"><text:span text:style-name="T1">Inisiatif Internal Microsoft:</text:span></text:span><text:span text:style-name="T1"> Ceritakan tentang proyek-proyek dan visi internal di Microsoft yang mengarah pada pengembangan platform cloud. Sebutkan peran tokoh kunci seperti Ray Ozzie (Chief Software Architect setelah Gates) dan visinya tentang layanan berbasis internet. Jelaskan proyek internal dengan nama sandi seperti 'Project Red Dog'. </text:span></text:p>
                  </text:list-item>
                  <text:list-item>
                    <text:p text:style-name="P139"><text:span text:style-name="Strong_20_Emphasis"><text:span text:style-name="T1">Visi Awal Azure:</text:span></text:span><text:span text:style-name="T1"> Deskripsikan konsep awal di balik Azure saat pertama kali diumumkan (sebagai Windows Azure pada tahun 2008). Jelaskan fokus awalnya sebagai Platform as a Service (PaaS), yang memungkinkan pengembang membangun dan menjalankan aplikasi di pusat data Microsoft tanpa mengelola infrastruktur dasar. </text:span></text:p>
                  </text:list-item>
                  <text:list-item>
                    <text:p text:style-name="P139"><text:span text:style-name="Strong_20_Emphasis"><text:span text:style-name="T1">Peluncuran Komersial (2010):</text:span></text:span><text:span text:style-name="T1"> Jelaskan peluncuran komersial Windows Azure pada Februari 2010. Sebutkan layanan awal yang ditawarkan dan target pasarnya. </text:span></text:p>
                  </text:list-item>
                  <text:list-item>
                    <text:p text:style-name="P139"><text:span text:style-name="Strong_20_Emphasis"><text:span text:style-name="T1">Tantangan Awal:</text:span></text:span><text:span text:style-name="T1"> Bahas tantangan yang dihadapi Azure di awal perjalanannya: persaingan ketat dari AWS yang sudah lebih mapan, kebutuhan untuk mengubah budaya internal Microsoft yang sangat berfokus pada perangkat lunak berlisensi, dan upaya meyakinkan pelanggan untuk mempercayai platform cloud baru. </text:span></text:p>
                  </text:list-item>
                  <text:list-item>
                    <text:p text:style-name="P23"><text:span text:style-name="Strong_20_Emphasis"><text:span text:style-name="T1">Meletakkan Fondasi:</text:span></text:span><text:span text:style-name="T1"> Tekankan bahwa meskipun pertumbuhannya mungkin belum eksplosif pada tahap ini, upaya awal dalam mengembangkan Azure ini sangat krusial dalam meletakkan fondasi teknis dan strategis untuk transformasi </text:span><text:soft-page-break/><text:span text:style-name="T1">besar Microsoft menjadi perusahaan 'Cloud First' di bawah kepemimpinan Satya Nadella." </text:span></text:p>
                  </text:list-item>
                </text:list>
              </text:list-item>
            </text:list>
            <text:p text:style-name="P242"/>
          </text:section>
          <text:section text:style-name="Sect1" text:name="feedback-form-5">
            <text:p text:style-name="P225"/>
          </text:section>
        </text:section>
        <text:section text:style-name="Sect1" text:name="bc0fc9dadbbb742e">
          <text:p text:style-name="P110"/>
          <text:section text:style-name="Sect1" text:name="user-query-content-6">
            <text:p text:style-name="P239">Pada Bab 5 Tambahkan prompt pada awal bab untuk mendapatkan pengantar , pada tiap subbab/sub-subab untuk mendapatkan isi dengan pembahasan mendalam </text:p>
          </text:section>
          <text:p text:style-name="P225">Tampilkan alur berpikir</text:p>
          <text:section text:style-name="Sect2" text:name="model-response-message-contentr_bc0fc9dadbbb742e">
            <text:p text:style-name="P110">Tentu, berikut adalah prompt untuk pengantar Bab 5 dan setiap subbabnya, mencakup era transformasi Microsoft di bawah Satya Nadella hingga saat ini (April 2025).</text:p>
            <text:p text:style-name="P242"/>
            <text:p text:style-name="Text_20_body"><text:span text:style-name="Strong_20_Emphasis"><text:span text:style-name="T1">Bab 5: Reinventing Microsoft: Era Cloud dan AI (2014 - Sekarang)</text:span></text:span></text:p>
            <text:p text:style-name="Text_20_body"><text:span text:style-name="Strong_20_Emphasis"><text:span text:style-name="T1">[PROMPT UNTUK PENGANTAR BAB 5]</text:span></text:span><text:span text:style-name="T1"> "Tuliskan paragraf pengantar yang inspiratif untuk Bab 5 buku nonfiksi tentang Microsoft, berjudul 'Reinventing Microsoft: Era Cloud dan AI (2014 - Sekarang)'. Mulailah dengan menggambarkan kondisi Microsoft pada awal 2014: sebuah raksasa yang masih sangat menguntungkan namun kehilangan momentum di area-area kunci masa depan seperti mobile dan cloud. Perkenalkan penunjukan Satya Nadella sebagai CEO baru, sosok dari dalam perusahaan yang membawa angin perubahan besar. Tekankan bagaimana kepemimpinannya memicu transformasi fundamental dalam strategi, budaya, dan fokus perusahaan. Soroti pergeseran drastis ke 'Cloud First' yang kemudian berevolusi menjadi fokus pada 'Intelligent Cloud' dan 'Intelligent Edge', serta ledakan pertumbuhan Azure. Sebutkan bagaimana Microsoft merangkul keterbukaan, kemitraan (bahkan dengan pesaing), dan menempatkan Kecerdasan Buatan (AI) di jantung strateginya. Nyatakan bahwa bab ini akan mengupas tuntas kisah kebangkitan Microsoft di era modern ini – sebuah 'reinvention' yang membawanya kembali ke garis depan inovasi teknologi hingga saat ini [April 2025]. Gunakan gaya bahasa yang menunjukkan optimisme, perubahan drastis, dan relevansi kontemporer."</text:span></text:p>
            <text:p text:style-name="P242"/>
            <text:list xml:id="list725609039684115284" text:style-name="L25">
              <text:list-item>
                <text:p text:style-name="P24"><text:soft-page-break/><text:span text:style-name="Strong_20_Emphasis"><text:span text:style-name="T1">Subbab 5.1: Kepemimpinan Satya Nadella: Visi "Mobile First, Cloud First"</text:span></text:span></text:p>
                <text:p text:style-name="P24"><text:span text:style-name="Strong_20_Emphasis"><text:span text:style-name="T1">[PROMPT UNTUK SUBBAB 5.1]</text:span></text:span><text:span text:style-name="T1"> "Buatkan pembahasan mendalam untuk Subbab 5.1: 'Kepemimpinan Satya Nadella: Visi "Mobile First, Cloud First"'. Fokus pada dampak kedatangan Satya Nadella sebagai CEO pada Februari 2014 dan perubahan fundamental yang ia bawa. Uraikan secara detail:</text:span></text:p>
                <text:list>
                  <text:list-item>
                    <text:p text:style-name="P140"><text:span text:style-name="Strong_20_Emphasis"><text:span text:style-name="T1">Profil dan Latar Belakang:</text:span></text:span><text:span text:style-name="T1"> Jelaskan secara singkat latar belakang Nadella di Microsoft (pengalaman di divisi server dan cloud) dan mengapa pemilihannya dianggap sebagai sinyal perubahan arah perusahaan. </text:span></text:p>
                  </text:list-item>
                  <text:list-item>
                    <text:p text:style-name="P140"><text:span text:style-name="Strong_20_Emphasis"><text:span text:style-name="T1">Visi Awal dan Evolusinya:</text:span></text:span><text:span text:style-name="T1"> Uraikan filosofi awal 'Mobile First, Cloud First'. Jelaskan apa artinya dalam praktik: memprioritaskan layanan cloud (Azure, Office 365) dan memastikan layanan tersebut bekerja optimal di semua platform mobile (termasuk iOS dan Android), bukan hanya Windows Phone. Analisis mengapa ini merupakan pergeseran radikal dari strategi sebelumnya dan bagaimana visi ini mungkin telah berevolusi seiring waktu (misalnya menjadi lebih fokus pada 'Intelligent Cloud' dan 'Intelligent Edge'). </text:span></text:p>
                  </text:list-item>
                  <text:list-item>
                    <text:p text:style-name="P140"><text:span text:style-name="Strong_20_Emphasis"><text:span text:style-name="T1">Transformasi Budaya:</text:span></text:span><text:span text:style-name="T1"> Ini adalah elemen kunci. Jelaskan secara mendalam perubahan budaya yang ditekankan Nadella: pergeseran dari budaya 'know-it-all' menjadi 'learn-it-all', penekanan pada 'growth mindset' (kemauan untuk belajar dan beradaptasi), 'customer obsession' (fokus pada kebutuhan pelanggan), 'diversity and inclusion', dan 'One Microsoft' (kolaborasi antar divisi). Berikan contoh bagaimana budaya baru ini dimanifestasikan dalam praktik kerja sehari-hari atau keputusan strategis. </text:span></text:p>
                  </text:list-item>
                  <text:list-item>
                    <text:p text:style-name="P140"><text:span text:style-name="Strong_20_Emphasis"><text:span text:style-name="T1">Tindakan Awal yang Simbolis:</text:span></text:span><text:span text:style-name="T1"> Sebutkan beberapa langkah awal Nadella yang menunjukkan keseriusan visi barunya, seperti peluncuran Microsoft Office untuk iPad, merangkul Linux di Azure, dan pendekatan yang lebih terbuka terhadap open source serta kemitraan dengan perusahaan yang sebelumnya dianggap pesaing. </text:span></text:p>
                  </text:list-item>
                  <text:list-item>
                    <text:p text:style-name="P24"><text:span text:style-name="Strong_20_Emphasis"><text:span text:style-name="T1">Dampak Kepemimpinan:</text:span></text:span><text:span text:style-name="T1"> Analisis bagaimana gaya </text:span><text:soft-page-break/><text:span text:style-name="T1">kepemimpinan Nadella yang lebih tenang, empatik, dan fokus pada kemitraan berhasil memulihkan moral internal, memperbaiki citra eksternal Microsoft, dan mengarahkan perusahaan ke jalur pertumbuhan dan inovasi baru." </text:span></text:p>
                  </text:list-item>
                </text:list>
              </text:list-item>
            </text:list>
            <text:p text:style-name="P242"/>
            <text:list xml:id="list808551479049819905" text:style-name="L26">
              <text:list-item>
                <text:p text:style-name="P25"><text:span text:style-name="Strong_20_Emphasis"><text:span text:style-name="T1">Subbab 5.2: Ledakan Azure: Kekuatan Baru di Dunia Cloud Computing</text:span></text:span></text:p>
                <text:p text:style-name="P25"><text:span text:style-name="Strong_20_Emphasis"><text:span text:style-name="T1">[PROMPT UNTUK SUBBAB 5.2]</text:span></text:span><text:span text:style-name="T1"> "Buatkan pembahasan mendalam untuk Subbab 5.2: 'Ledakan Azure: Kekuatan Baru di Dunia Cloud Computing'. Fokus pada pertumbuhan eksponensial dan kesuksesan platform cloud Microsoft Azure di bawah kepemimpinan Satya Nadella. Uraikan secara detail:</text:span></text:p>
                <text:list>
                  <text:list-item>
                    <text:p text:style-name="P141"><text:span text:style-name="Strong_20_Emphasis"><text:span text:style-name="T1">Evolusi Azure:</text:span></text:span><text:span text:style-name="T1"> Jelaskan bagaimana Azure berkembang pesat dari fokus awal pada PaaS menjadi platform cloud yang komprehensif, menawarkan Infrastructure as a Service (IaaS), Platform as a Service (PaaS), dan Software as a Service (SaaS) yang bersaing ketat di pasar global, terutama melawan AWS dan GCP. </text:span></text:p>
                  </text:list-item>
                  <text:list-item>
                    <text:p text:style-name="P141"><text:span text:style-name="Strong_20_Emphasis"><text:span text:style-name="T1">Faktor Pendorong Pertumbuhan:</text:span></text:span><text:span text:style-name="T1"> Analisis kunci-kunci sukses Azure: </text:span></text:p>
                    <text:list>
                      <text:list-item>
                        <text:p text:style-name="P141"><text:span text:style-name="Strong_20_Emphasis"><text:span text:style-name="T1">Prioritas Utama:</text:span></text:span><text:span text:style-name="T1"> Penekanan tanpa henti dari Nadella dan seluruh jajaran pimpinan pada strategi cloud. </text:span></text:p>
                      </text:list-item>
                      <text:list-item>
                        <text:p text:style-name="P141"><text:span text:style-name="Strong_20_Emphasis"><text:span text:style-name="T1">Strategi Hybrid dan Multicloud:</text:span></text:span><text:span text:style-name="T1"> Keunggulan Azure dalam menawarkan solusi hybrid yang kuat (mengintegrasikan cloud publik dengan infrastruktur on-premise) dan pendekatan multicloud. </text:span></text:p>
                      </text:list-item>
                      <text:list-item>
                        <text:p text:style-name="P141"><text:span text:style-name="Strong_20_Emphasis"><text:span text:style-name="T1">Memanfaatkan Basis Pelanggan Enterprise:</text:span></text:span><text:span text:style-name="T1"> Kemampuan Microsoft untuk menjual layanan Azure kepada basis pelanggan korporat yang sudah ada dan memperluasnya. </text:span></text:p>
                      </text:list-item>
                      <text:list-item>
                        <text:p text:style-name="P141"><text:span text:style-name="Strong_20_Emphasis"><text:span text:style-name="T1">Portofolio Layanan yang Luas dan Inovatif:</text:span></text:span><text:span text:style-name="T1"> Ekspansi cepat dalam penawaran layanan, mencakup komputasi, penyimpanan, jaringan, database, analitik, Internet of Things (IoT), dan terutama layanan AI/Machine Learning yang canggih. </text:span></text:p>
                      </text:list-item>
                    </text:list>
                  </text:list-item>
                  <text:list-item>
                    <text:p text:style-name="P141"><text:soft-page-break/><text:span text:style-name="Strong_20_Emphasis"><text:span text:style-name="T1">Pertumbuhan Pasar dan Pendapatan:</text:span></text:span><text:span text:style-name="T1"> Gambarkan pertumbuhan pendapatan Azure yang fenomenal selama periode ini (gunakan data persentase pertumbuhan kuartalan/tahunan atau angka perkiraan jika memungkinkan, hingga data terbaru sebelum April 2025) dan peningkatan pangsa pasarnya di industri cloud global. Tunjukkan bagaimana Azure menjadi mesin pertumbuhan utama bagi Microsoft. </text:span></text:p>
                  </text:list-item>
                  <text:list-item>
                    <text:p text:style-name="P25"><text:span text:style-name="Strong_20_Emphasis"><text:span text:style-name="T1">Pentingnya Strategis:</text:span></text:span><text:span text:style-name="T1"> Tekankan posisi Azure sebagai fondasi bagi sebagian besar strategi Microsoft saat ini [April 2025] dan masa depan, termasuk mendukung layanan seperti Microsoft 365, Xbox Cloud Gaming, Dynamics 365, dan seluruh inisiatif AI perusahaan." </text:span></text:p>
                  </text:list-item>
                </text:list>
              </text:list-item>
            </text:list>
            <text:p text:style-name="P242"/>
            <text:list xml:id="list4517984183600320480" text:style-name="L27">
              <text:list-item>
                <text:p text:style-name="P26"><text:span text:style-name="Strong_20_Emphasis"><text:span text:style-name="T1">Subbab 5.3: Windows 10/11 dan Ekosistem Perangkat Keras (Surface)</text:span></text:span></text:p>
                <text:p text:style-name="P26"><text:span text:style-name="Strong_20_Emphasis"><text:span text:style-name="T1">[PROMPT UNTUK SUBBAB 5.3]</text:span></text:span><text:span text:style-name="T1"> "Buatkan pembahasan mendalam untuk Subbab 5.3: 'Windows 10/11 dan Ekosistem Perangkat Keras (Surface)'. Fokus pada bagaimana peran Windows berevolusi dan bagaimana lini perangkat keras Surface berkembang menjadi pilar penting di era Satya Nadella. Uraikan secara detail:</text:span></text:p>
                <text:list>
                  <text:list-item>
                    <text:p text:style-name="P142"><text:span text:style-name="Strong_20_Emphasis"><text:span text:style-name="T1">Windows sebagai Layanan (WaaS):</text:span></text:span><text:span text:style-name="T1"> Jelaskan peluncuran Windows 10 (2015) dan pergeseran strategis ke model 'Windows as a Service'. Terangkan konsep pembaruan berkelanjutan, manfaatnya, dan tantangannya. Bahas tujuannya untuk menciptakan platform yang lebih modern, aman, dan terhubung ke layanan cloud. </text:span></text:p>
                  </text:list-item>
                  <text:list-item>
                    <text:p text:style-name="P142"><text:span text:style-name="Strong_20_Emphasis"><text:span text:style-name="T1">Windows 11 dan Masa Depan OS:</text:span></text:span><text:span text:style-name="T1"> Sebutkan peluncuran Windows 11 (2021), soroti perubahan desain utama, fitur baru (seperti integrasi Teams, dukungan aplikasi Android - jika masih relevan), dan persyaratan perangkat keras. Analisis bagaimana Microsoft memposisikan Windows di era cloud dan AI – sebagai platform penting untuk pengalaman pengguna tetapi bukan lagi satu-satunya fokus utama. </text:span></text:p>
                  </text:list-item>
                  <text:list-item>
                    <text:p text:style-name="P142"><text:span text:style-name="Strong_20_Emphasis"><text:span text:style-name="T1">Kebangkitan dan Keberhasilan Lini Surface:</text:span></text:span><text:span text:style-name="T1"> Ceritakan evolusi lini perangkat keras Microsoft Surface dari produk niche menjadi </text:span><text:soft-page-break/><text:span text:style-name="T1">bisnis yang signifikan dan diakui kualitasnya. Deskripsikan berbagai model utama dan target pasarnya (Surface Pro, Surface Laptop, Surface Studio, Surface Go). Akui juga produk yang kurang berhasil (seperti Surface Duo atau Surface Neo). </text:span></text:p>
                  </text:list-item>
                  <text:list-item>
                    <text:p text:style-name="P26"><text:span text:style-name="Strong_20_Emphasis"><text:span text:style-name="T1">Tujuan Strategis Surface:</text:span></text:span><text:span text:style-name="T1"> Jelaskan tujuan di balik Microsoft membuat perangkat kerasnya sendiri: menetapkan standar kualitas dan inovasi untuk ekosistem Windows, menampilkan integrasi terbaik antara perangkat keras dan perangkat lunak Microsoft (termasuk Microsoft 365 dan AI), menginspirasi mitra OEM, dan membangun merek premium yang meningkatkan citra perusahaan secara keseluruhan." </text:span></text:p>
                  </text:list-item>
                </text:list>
              </text:list-item>
            </text:list>
            <text:p text:style-name="P242"/>
            <text:list xml:id="list7446137584175292260" text:style-name="L28">
              <text:list-item>
                <text:p text:style-name="P27"><text:span text:style-name="Strong_20_Emphasis"><text:span text:style-name="T1">Subbab 5.4: Akuisisi Strategis: LinkedIn, GitHub, Activision Blizzard</text:span></text:span></text:p>
                <text:p text:style-name="P27"><text:span text:style-name="Strong_20_Emphasis"><text:span text:style-name="T1">[PROMPT UNTUK SUBBAB 5.4]</text:span></text:span><text:span text:style-name="T1"> "Buatkan pembahasan mendalam untuk Subbab 5.4: 'Akuisisi Strategis: LinkedIn, GitHub, Activision Blizzard'. Fokus pada analisis akuisisi terbesar dan paling berdampak yang dilakukan Microsoft di bawah kepemimpinan Satya Nadella, menjelaskan alasan strategis dan potensi dampaknya. Uraikan secara detail untuk masing-masing:</text:span></text:p>
                <text:list>
                  <text:list-item>
                    <text:p text:style-name="P143"><text:span text:style-name="Strong_20_Emphasis"><text:span text:style-name="T1">LinkedIn (Dibeli 2016, ~$26.2 Miliar):</text:span></text:span><text:span text:style-name="T1"> </text:span></text:p>
                    <text:list>
                      <text:list-item>
                        <text:p text:style-name="P143"><text:span text:style-name="Strong_20_Emphasis"><text:span text:style-name="T1">Alasan Strategis:</text:span></text:span><text:span text:style-name="T1"> Jelaskan akuisisi jaringan sosial profesional ini sebagai langkah untuk mendapatkan akses ke data grafik sosial profesional (Professional Cloud), memperkuat penawaran Dynamics 365 dan Microsoft 365, serta menjangkau pasar profesional dan talenta. </text:span></text:p>
                      </text:list-item>
                      <text:list-item>
                        <text:p text:style-name="P143"><text:span text:style-name="Strong_20_Emphasis"><text:span text:style-name="T1">Hasil dan Sinergi:</text:span></text:span><text:span text:style-name="T1"> Bahas bagaimana LinkedIn beroperasi pasca-akuisisi dan sinergi apa yang telah (atau belum) terwujud dengan produk Microsoft lainnya. </text:span></text:p>
                      </text:list-item>
                    </text:list>
                  </text:list-item>
                  <text:list-item>
                    <text:p text:style-name="P143"><text:span text:style-name="Strong_20_Emphasis"><text:span text:style-name="T1">GitHub (Dibeli 2018, ~$7.5 Miliar):</text:span></text:span><text:span text:style-name="T1"> </text:span></text:p>
                    <text:list>
                      <text:list-item>
                        <text:p text:style-name="P143"><text:span text:style-name="Strong_20_Emphasis"><text:span text:style-name="T1">Alasan Strategis:</text:span></text:span><text:span text:style-name="T1"> Jelaskan pembelian platform pengembang ini sebagai cara untuk merangkul komunitas open source, mendapatkan posisi sentral dalam ekosistem pengembang global, mengintegrasikan dengan Azure dan alat pengembang Microsoft (seperti VS Code), </text:span><text:soft-page-break/><text:span text:style-name="T1">dan mendapatkan data berharga tentang tren pengembangan perangkat lunak. </text:span></text:p>
                      </text:list-item>
                      <text:list-item>
                        <text:p text:style-name="P143"><text:span text:style-name="Strong_20_Emphasis"><text:span text:style-name="T1">Dampak:</text:span></text:span><text:span text:style-name="T1"> Analisis bagaimana akuisisi ini memperkuat posisi Microsoft di kalangan pengembang dan mendukung strategi cloud-nya. </text:span></text:p>
                      </text:list-item>
                    </text:list>
                  </text:list-item>
                  <text:list-item>
                    <text:p text:style-name="P143"><text:span text:style-name="Strong_20_Emphasis"><text:span text:style-name="T1">Activision Blizzard (Selesai 2023, ~$69 Miliar):</text:span></text:span><text:span text:style-name="T1"> </text:span></text:p>
                    <text:list>
                      <text:list-item>
                        <text:p text:style-name="P143"><text:span text:style-name="Strong_20_Emphasis"><text:span text:style-name="T1">Alasan Strategis:</text:span></text:span><text:span text:style-name="T1"> Jelaskan akuisisi raksasa game ini sebagai pertaruhan besar untuk mendominasi industri game. Fokus pada akuisisi kekayaan intelektual (IP) game besar (Call of Duty, Warcraft, Candy Crush), penguatan signifikan layanan langganan Xbox Game Pass, ekspansi besar ke pasar mobile gaming, dan fondasi potensial untuk ambisi metaverse. </text:span></text:p>
                      </text:list-item>
                      <text:list-item>
                        <text:p text:style-name="P143"><text:span text:style-name="Strong_20_Emphasis"><text:span text:style-name="T1">Implikasi Industri:</text:span></text:span><text:span text:style-name="T1"> Tekankan skala masif akuisisi ini dan diskusikan potensi dampaknya pada persaingan di industri game global hingga saat ini [April 2025]. Sebutkan proses regulasi yang kompleks yang dilaluinya. </text:span></text:p>
                      </text:list-item>
                    </text:list>
                  </text:list-item>
                  <text:list-item>
                    <text:p text:style-name="P27"><text:span text:style-name="Strong_20_Emphasis"><text:span text:style-name="T1">Tema Umum Akuisisi:</text:span></text:span><text:span text:style-name="T1"> Simpulkan dengan menganalisis benang merah dari akuisisi-akuisisi ini: pergeseran fokus dari akuisisi teknologi murni ke akuisisi komunitas, data, dan konten untuk memperkuat platform inti Microsoft (Cloud, Bisnis/Produktivitas, Gaming)." </text:span></text:p>
                  </text:list-item>
                </text:list>
              </text:list-item>
            </text:list>
            <text:p text:style-name="P242"/>
            <text:list xml:id="list7629264131527157109" text:style-name="L29">
              <text:list-item>
                <text:p text:style-name="P28"><text:span text:style-name="Strong_20_Emphasis"><text:span text:style-name="T1">Subbab 5.5: Fokus pada Kecerdasan Buatan (AI) dan Kemitraan (OpenAI)</text:span></text:span></text:p>
                <text:p text:style-name="P28"><text:span text:style-name="Strong_20_Emphasis"><text:span text:style-name="T1">[PROMPT UNTUK SUBBAB 5.5]</text:span></text:span><text:span text:style-name="T1"> "Buatkan pembahasan mendalam untuk Subbab 5.5: 'Fokus pada Kecerdasan Buatan (AI) dan Kemitraan (OpenAI)'. Fokus pada bagaimana AI telah menjadi inti dari strategi transformasi Microsoft di era Nadella, dengan penekanan khusus pada kemitraan strategis dengan OpenAI. Uraikan secara detail:</text:span></text:p>
                <text:list>
                  <text:list-item>
                    <text:p text:style-name="P144"><text:span text:style-name="Strong_20_Emphasis"><text:span text:style-name="T1">Prioritas AI:</text:span></text:span><text:span text:style-name="T1"> Jelaskan bagaimana AI menjadi prioritas utama di seluruh perusahaan, melampaui sekadar proyek penelitian menjadi pendorong produk dan layanan inti. Sebutkan investasi berkelanjutan dalam penelitian dan pengembangan AI internal. </text:span></text:p>
                  </text:list-item>
                  <text:list-item>
                    <text:p text:style-name="P144"><text:span text:style-name="Strong_20_Emphasis"><text:span text:style-name="T1">Kemitraan Strategis dengan OpenAI:</text:span></text:span><text:span text:style-name="T1"> Deskripsikan secara rinci </text:span><text:soft-page-break/><text:span text:style-name="T1">hubungan simbiosis antara Microsoft dan OpenAI: investasi miliaran dolar Microsoft, penyediaan infrastruktur komputasi Azure skala besar untuk melatih model AI canggih OpenAI, dan akses eksklusif/prioritas Microsoft ke teknologi OpenAI (seperti model GPT-4 dan penerusnya). </text:span></text:p>
                  </text:list-item>
                  <text:list-item>
                    <text:p text:style-name="P144"><text:span text:style-name="Strong_20_Emphasis"><text:span text:style-name="T1">Integrasi Produk Massal (Era Copilot):</text:span></text:span><text:span text:style-name="T1"> Ini adalah inti pembahasan. Gambarkan gelombang integrasi teknologi AI generatif ke dalam produk-produk utama Microsoft, seringkali di bawah merek 'Copilot'. Berikan contoh konkret dan jelaskan fungsinya: </text:span></text:p>
                    <text:list>
                      <text:list-item>
                        <text:p text:style-name="P233">Microsoft Copilot (sebelumnya Bing Chat Enterprise): AI percakapan terintegrasi di web dan Windows. </text:p>
                      </text:list-item>
                      <text:list-item>
                        <text:p text:style-name="P233">Microsoft 365 Copilot: Asisten AI dalam aplikasi Office (Word, Excel, PowerPoint, Outlook, Teams). </text:p>
                      </text:list-item>
                      <text:list-item>
                        <text:p text:style-name="P233">GitHub Copilot: Asisten coding untuk pengembang. </text:p>
                      </text:list-item>
                      <text:list-item>
                        <text:p text:style-name="P233">Copilot di Dynamics 365, Power Platform, Security, dll. </text:p>
                      </text:list-item>
                      <text:list-item>
                        <text:p text:style-name="P233">Azure OpenAI Service: Menawarkan model OpenAI kepada pelanggan bisnis melalui Azure. </text:p>
                      </text:list-item>
                    </text:list>
                  </text:list-item>
                  <text:list-item>
                    <text:p text:style-name="P144"><text:span text:style-name="Strong_20_Emphasis"><text:span text:style-name="T1">Visi dan Ambisi AI:</text:span></text:span><text:span text:style-name="T1"> Jelaskan visi Microsoft untuk 'memberdayakan setiap orang dan setiap organisasi di planet ini untuk mencapai lebih banyak' melalui AI, memposisikan AI sebagai alat fundamental untuk produktivitas dan kreativitas di masa depan. </text:span></text:p>
                  </text:list-item>
                  <text:list-item>
                    <text:p text:style-name="P28"><text:span text:style-name="Strong_20_Emphasis"><text:span text:style-name="T1">Lanskap Kompetitif dan Tantangan (per April 2025):</text:span></text:span><text:span text:style-name="T1"> Singgung persaingan sengit di bidang AI (melawan Google, Meta, Amazon, startup AI lainnya). Bahas juga tantangan signifikan yang masih ada, seperti isu etika, bias, keandalan (halusinasi), keamanan, biaya komputasi, dan perkembangan regulasi AI global." </text:span></text:p>
                  </text:list-item>
                </text:list>
              </text:list-item>
            </text:list>
            <text:p text:style-name="P242"/>
            <text:p text:style-name="P110">Prompt-prompt ini dirancang untuk menghasilkan konten yang relevan dengan periode modern Microsoft, menyoroti transformasi besar yang terjadi dan posisi perusahaan saat ini di lanskap teknologi.</text:p>
          </text:section>
          <text:section text:style-name="Sect1" text:name="feedback-form-6">
            <text:p text:style-name="P225"/>
          </text:section>
        </text:section>
        <text:section text:style-name="Sect1" text:name="d5e876e37147edc9">
          <text:p text:style-name="P110"/>
          <text:section text:style-name="Sect1" text:name="user-query-content-7">
            <text:p text:style-name="P239"><text:soft-page-break/>Pada Bab 6 Tambahkan prompt pada awal bab untuk mendapatkan pengantar , pada tiap subbab/sub-subab untuk mendapatkan isi dengan pembahasan mendalam </text:p>
          </text:section>
          <text:p text:style-name="P225">Tampilkan alur berpikir</text:p>
          <text:section text:style-name="Sect2" text:name="model-response-message-contentr_d5e876e37147edc9">
            <text:p text:style-name="P110">Baik, berikut adalah prompt untuk pengantar Bab 6 dan setiap subbabnya, yang berfokus pada analisis mendalam teknologi-teknologi unggulan Microsoft.</text:p>
            <text:p text:style-name="P242"/>
            <text:p text:style-name="Text_20_body"><text:span text:style-name="Strong_20_Emphasis"><text:span text:style-name="T1">Bab 6: DNA Inovasi: Teknologi Unggulan Microsoft</text:span></text:span></text:p>
            <text:p text:style-name="Text_20_body"><text:span text:style-name="Strong_20_Emphasis"><text:span text:style-name="T1">[PROMPT UNTUK PENGANTAR BAB 6]</text:span></text:span><text:span text:style-name="T1"> "Tuliskan paragraf pengantar untuk Bab 6 buku nonfiksi tentang Microsoft, berjudul 'DNA Inovasi: Teknologi Unggulan Microsoft'. Mulailah dengan menjelaskan bahwa setelah menelusuri perjalanan sejarah Microsoft secara kronologis, bab ini akan mengambil pendekatan tematik untuk menyelami lebih dalam beberapa teknologi dan platform paling sukses dan bertahan lama yang menjadi inti dari DNA perusahaan. Sebutkan pilar-pilar utama yang akan dianalisis: sistem operasi Windows yang ada di mana-mana, suite produktivitas Microsoft 365 (evolusi dari Office), platform komputasi awan Azure yang menjadi mesin pertumbuhan baru, ekosistem gaming Xbox yang mendunia, serta alat-alat pengembangan vital seperti Visual Studio dan GitHub yang memberdayakan para inovator. Tekankan bahwa tujuan bab ini bukan hanya mendeskripsikan teknologi ini, tetapi menganalisis </text:span><text:span text:style-name="Emphasis"><text:span text:style-name="T1">mengapa</text:span></text:span><text:span text:style-name="T1"> mereka berhasil, </text:span><text:span text:style-name="Emphasis"><text:span text:style-name="T1">bagaimana</text:span></text:span><text:span text:style-name="T1"> mereka berevolusi, dan </text:span><text:span text:style-name="Emphasis"><text:span text:style-name="T1">apa</text:span></text:span><text:span text:style-name="T1"> dampak jangka panjangnya terhadap industri dan pengguna. Gunakan metafora 'DNA' atau 'pilar' untuk memperkuat gagasan tentang fondasi kesuksesan Microsoft."</text:span></text:p>
            <text:p text:style-name="P242"/>
            <text:list xml:id="list2588079695626035386" text:style-name="L30">
              <text:list-item>
                <text:p text:style-name="P29"><text:span text:style-name="Strong_20_Emphasis"><text:span text:style-name="T1">Subbab 6.1: Windows: Evolusi Sistem Operasi Terpopuler</text:span></text:span></text:p>
                <text:p text:style-name="P29"><text:span text:style-name="Strong_20_Emphasis"><text:span text:style-name="T1">[PROMPT UNTUK SUBBAB 6.1]</text:span></text:span><text:span text:style-name="T1"> "Buatkan pembahasan mendalam untuk Subbab 6.1: 'Windows: Evolusi Sistem Operasi Terpopuler'. Fokus pada analisis mengapa Windows menjadi sistem operasi desktop yang paling dominan selama beberapa dekade dan bagaimana ia terus berevolusi. Uraikan secara detail:</text:span></text:p>
                <text:list>
                  <text:list-item>
                    <text:p text:style-name="P145"><text:span text:style-name="Strong_20_Emphasis"><text:span text:style-name="T1">Perjalanan Evolusi:</text:span></text:span><text:span text:style-name="T1"> Rangkum secara singkat evolusi kunci Windows dari era MS-DOS/Windows awal, melalui puncak </text:span><text:soft-page-break/><text:span text:style-name="T1">dominasi (Win 95/XP), tantangan (Vista), hingga model 'Windows as a Service' (Win 10/11). </text:span></text:p>
                  </text:list-item>
                  <text:list-item>
                    <text:p text:style-name="P145"><text:span text:style-name="Strong_20_Emphasis"><text:span text:style-name="T1">Faktor Keberhasilan Jangka Panjang:</text:span></text:span><text:span text:style-name="T1"> Analisis secara mendalam alasan di balik kesuksesan Windows yang bertahan lama: </text:span></text:p>
                    <text:list>
                      <text:list-item>
                        <text:p text:style-name="P145"><text:span text:style-name="Strong_20_Emphasis"><text:span text:style-name="T1">Strategi Lisensi OEM:</text:span></text:span><text:span text:style-name="T1"> Peran krusial kemitraan dengan produsen PC dalam memastikan distribusi massal. </text:span></text:p>
                      </text:list-item>
                      <text:list-item>
                        <text:p text:style-name="P145"><text:span text:style-name="Strong_20_Emphasis"><text:span text:style-name="T1">Ekosistem Perangkat Keras dan Lunak:</text:span></text:span><text:span text:style-name="T1"> Bagaimana dukungan luas dari pihak ketiga (produsen hardware, pengembang software) menciptakan efek jaringan yang kuat. </text:span></text:p>
                      </text:list-item>
                      <text:list-item>
                        <text:p text:style-name="P145"><text:span text:style-name="Strong_20_Emphasis"><text:span text:style-name="T1">Kompatibilitas Mundur (Backward Compatibility):</text:span></text:span><text:span text:style-name="T1"> Pentingnya (terutama di masa lalu) kemampuan menjalankan aplikasi dan perangkat keras lama di versi baru. </text:span></text:p>
                      </text:list-item>
                      <text:list-item>
                        <text:p text:style-name="P145"><text:span text:style-name="Strong_20_Emphasis"><text:span text:style-name="T1">User Familiarity &amp; Kemudahan Penggunaan:</text:span></text:span><text:span text:style-name="T1"> Bagaimana antarmuka yang relatif konsisten (meskipun berevolusi) dan kebiasaan pengguna membangun loyalitas. </text:span></text:p>
                      </text:list-item>
                      <text:list-item>
                        <text:p text:style-name="P145"><text:span text:style-name="Strong_20_Emphasis"><text:span text:style-name="T1">Inovasi Berkelanjutan &amp; Adaptasi:</text:span></text:span><text:span text:style-name="T1"> Kemampuan Microsoft untuk terus menambahkan fitur baru dan beradaptasi dengan tren teknologi (misalnya, integrasi internet, keamanan, sentuhan). </text:span></text:p>
                      </text:list-item>
                    </text:list>
                  </text:list-item>
                  <text:list-item>
                    <text:p text:style-name="P145"><text:span text:style-name="Strong_20_Emphasis"><text:span text:style-name="T1">Peran yang Berubah di Era Modern:</text:span></text:span><text:span text:style-name="T1"> Jelaskan bagaimana posisi strategis Windows di dalam Microsoft telah bergeser di era cloud – tidak lagi menjadi pusat alam semesta, tetapi menjadi bagian penting dari ekosistem yang lebih besar, terintegrasi erat dengan layanan seperti Microsoft 365 dan Azure. </text:span></text:p>
                  </text:list-item>
                  <text:list-item>
                    <text:p text:style-name="P29"><text:span text:style-name="Strong_20_Emphasis"><text:span text:style-name="T1">Warisan dan Relevansi Saat Ini:</text:span></text:span><text:span text:style-name="T1"> Evaluasi warisan abadi Windows dalam membentuk komputasi personal dan relevansinya saat ini [per April 2025] sebagai platform kerja dan hiburan bagi miliaran pengguna, meskipun menghadapi persaingan dari platform lain." </text:span></text:p>
                  </text:list-item>
                </text:list>
              </text:list-item>
            </text:list>
            <text:p text:style-name="P242"/>
            <text:list xml:id="list6059571748303172594" text:style-name="L31">
              <text:list-item>
                <text:p text:style-name="P30"><text:span text:style-name="Strong_20_Emphasis"><text:span text:style-name="T1">Subbab 6.2: Microsoft 365 (Office): Lebih dari Sekadar Dokumen</text:span></text:span></text:p>
                <text:p text:style-name="P30"><text:soft-page-break/><text:span text:style-name="Strong_20_Emphasis"><text:span text:style-name="T1">[PROMPT UNTUK SUBBAB 6.2]</text:span></text:span><text:span text:style-name="T1"> "Buatkan pembahasan mendalam untuk Subbab 6.2: 'Microsoft 365 (Office): Lebih dari Sekadar Dokumen'. Fokus pada analisis evolusi suite produktivitas Office menjadi layanan berlangganan berbasis cloud Microsoft 365 dan mengapa ia tetap menjadi standar global. Uraikan secara detail:</text:span></text:p>
                <text:list>
                  <text:list-item>
                    <text:p text:style-name="P146"><text:span text:style-name="Strong_20_Emphasis"><text:span text:style-name="T1">Evolusi dari Produk ke Layanan:</text:span></text:span><text:span text:style-name="T1"> Jelaskan transisi signifikan dari model penjualan Office sebagai produk lisensi perpetual (beli putus) ke model berlangganan Microsoft 365. Terangkan bagaimana ini mengubah fokus dari sekadar aplikasi (Word, Excel, PowerPoint) menjadi ekosistem layanan produktivitas dan kolaborasi yang terintegrasi (termasuk Teams, OneDrive, SharePoint, dll.). </text:span></text:p>
                  </text:list-item>
                  <text:list-item>
                    <text:p text:style-name="P146"><text:span text:style-name="Strong_20_Emphasis"><text:span text:style-name="T1">Keunggulan Model Berlangganan:</text:span></text:span><text:span text:style-name="T1"> Analisis manfaat model Microsoft 365 bagi pengguna (akses ke versi terbaru, pembaruan berkelanjutan, fitur cloud, kolaborasi real-time, akses lintas platform) dan bagi Microsoft (pendapatan berulang yang dapat diprediksi, hubungan pelanggan yang lebih erat). </text:span></text:p>
                  </text:list-item>
                  <text:list-item>
                    <text:p text:style-name="P146"><text:span text:style-name="Strong_20_Emphasis"><text:span text:style-name="T1">Faktor Dominasi yang Berkelanjutan:</text:span></text:span><text:span text:style-name="T1"> Analisis alasan mengapa M365/Office terus mendominasi pasar produktivitas: </text:span></text:p>
                    <text:list>
                      <text:list-item>
                        <text:p text:style-name="P146"><text:span text:style-name="Strong_20_Emphasis"><text:span text:style-name="T1">Kedalaman dan Kekayaan Fitur:</text:span></text:span><text:span text:style-name="T1"> Fungsionalitas yang komprehensif dan matang di aplikasi inti. </text:span></text:p>
                      </text:list-item>
                      <text:list-item>
                        <text:p text:style-name="P146"><text:span text:style-name="Strong_20_Emphasis"><text:span text:style-name="T1">Standar Industri:</text:span></text:span><text:span text:style-name="T1"> Format file yang diterima secara universal dan ekspektasi kompatibilitas. </text:span></text:p>
                      </text:list-item>
                      <text:list-item>
                        <text:p text:style-name="P146"><text:span text:style-name="Strong_20_Emphasis"><text:span text:style-name="T1">Integrasi Ekosistem:</text:span></text:span><text:span text:style-name="T1"> Kemampuan aplikasi untuk bekerja bersama secara mulus dan terhubung dengan layanan cloud lainnya. </text:span></text:p>
                      </text:list-item>
                      <text:list-item>
                        <text:p text:style-name="P146"><text:span text:style-name="Strong_20_Emphasis"><text:span text:style-name="T1">Penetrasi Pasar Enterprise:</text:span></text:span><text:span text:style-name="T1"> Keberhasilan besar dalam diadopsi oleh bisnis, pemerintah, dan lembaga pendidikan di seluruh dunia. </text:span></text:p>
                      </text:list-item>
                      <text:list-item>
                        <text:p text:style-name="P146"><text:span text:style-name="Strong_20_Emphasis"><text:span text:style-name="T1">Inovasi Berkelanjutan (termasuk AI):</text:span></text:span><text:span text:style-name="T1"> Penambahan fitur baru secara teratur, terutama integrasi mendalam Kecerdasan Buatan melalui Microsoft Copilot yang meningkatkan produktivitas. </text:span></text:p>
                      </text:list-item>
                    </text:list>
                  </text:list-item>
                  <text:list-item>
                    <text:p text:style-name="P30"><text:span text:style-name="Strong_20_Emphasis"><text:span text:style-name="T1">Posisi sebagai Pilar Bisnis:</text:span></text:span><text:span text:style-name="T1"> Evaluasi peran Microsoft 365 sebagai salah satu sumber pendapatan terbesar dan paling stabil bagi Microsoft, serta definisinya sebagai standar de facto </text:span><text:soft-page-break/><text:span text:style-name="T1">untuk alat kerja modern saat ini [per April 2025]." </text:span></text:p>
                  </text:list-item>
                </text:list>
              </text:list-item>
            </text:list>
            <text:p text:style-name="P242"/>
            <text:list xml:id="list1845946817168128310" text:style-name="L32">
              <text:list-item>
                <text:p text:style-name="P31"><text:span text:style-name="Strong_20_Emphasis"><text:span text:style-name="T1">Subbab 6.3: Azure: Tulang Punggung Komputasi Awan Modern</text:span></text:span></text:p>
                <text:p text:style-name="P31"><text:span text:style-name="Strong_20_Emphasis"><text:span text:style-name="T1">[PROMPT UNTUK SUBBAB 6.3]</text:span></text:span><text:span text:style-name="T1"> "Buatkan pembahasan mendalam untuk Subbab 6.3: 'Azure: Tulang Punggung Komputasi Awan Modern'. Fokus pada analisis platform cloud Microsoft Azure sebagai pilar teknologi dan bisnis utama perusahaan, menjelaskan kekuatannya dan dampaknya. Uraikan secara detail:</text:span></text:p>
                <text:list>
                  <text:list-item>
                    <text:p text:style-name="P147"><text:span text:style-name="Strong_20_Emphasis"><text:span text:style-name="T1">Cakupan Teknologi yang Komprehensif:</text:span></text:span><text:span text:style-name="T1"> Jelaskan luasnya portofolio layanan Azure, melampaui IaaS (komputasi, penyimpanan, jaringan) ke PaaS (database, platform aplikasi, alat pengembang) dan berbagai layanan khusus seperti Analitik Data, Internet of Things (IoT), Mixed Reality, dan terutama rangkaian lengkap layanan AI dan Machine Learning (termasuk Azure OpenAI Service). </text:span></text:p>
                  </text:list-item>
                  <text:list-item>
                    <text:p text:style-name="P147"><text:span text:style-name="Strong_20_Emphasis"><text:span text:style-name="T1">Keunggulan Strategis dan Diferensiasi:</text:span></text:span><text:span text:style-name="T1"> Analisis faktor-faktor kunci yang membedakan dan mendorong kesuksesan Azure: </text:span></text:p>
                    <text:list>
                      <text:list-item>
                        <text:p text:style-name="P147"><text:span text:style-name="Strong_20_Emphasis"><text:span text:style-name="T1">Solusi Hybrid dan Multicloud:</text:span></text:span><text:span text:style-name="T1"> Kepemimpinan Azure dalam menyediakan manajemen terpadu untuk lingkungan cloud publik, privat (on-premise), dan edge (misalnya melalui Azure Arc). </text:span></text:p>
                      </text:list-item>
                      <text:list-item>
                        <text:p text:style-name="P147"><text:span text:style-name="Strong_20_Emphasis"><text:span text:style-name="T1">Keahlian Enterprise:</text:span></text:span><text:span text:style-name="T1"> Pemahaman mendalam Microsoft tentang kebutuhan pelanggan korporat dan kemampuannya untuk menyediakan solusi tingkat enterprise (keamanan, kepatuhan, tata kelola). </text:span></text:p>
                      </text:list-item>
                      <text:list-item>
                        <text:p text:style-name="P147"><text:span text:style-name="Strong_20_Emphasis"><text:span text:style-name="T1">Integrasi dengan Ekosistem Microsoft:</text:span></text:span><text:span text:style-name="T1"> Sinergi yang kuat dengan Microsoft 365, Dynamics 365, Power Platform, dan identitas (Entra ID). </text:span></text:p>
                      </text:list-item>
                      <text:list-item>
                        <text:p text:style-name="P147"><text:span text:style-name="Strong_20_Emphasis"><text:span text:style-name="T1">Jejak Pusat Data Global:</text:span></text:span><text:span text:style-name="T1"> Jaringan infrastruktur fisik yang luas untuk mendukung ketersediaan dan kinerja global. </text:span></text:p>
                      </text:list-item>
                      <text:list-item>
                        <text:p text:style-name="P147"><text:span text:style-name="Strong_20_Emphasis"><text:span text:style-name="T1">Dukungan Open Source:</text:span></text:span><text:span text:style-name="T1"> Komitmen yang semakin kuat untuk mendukung teknologi sumber terbuka di platformnya. </text:span></text:p>
                      </text:list-item>
                    </text:list>
                  </text:list-item>
                  <text:list-item>
                    <text:p text:style-name="P147"><text:span text:style-name="Strong_20_Emphasis"><text:span text:style-name="T1">Peran dalam Transformasi Digital:</text:span></text:span><text:span text:style-name="T1"> Jelaskan bagaimana Azure </text:span><text:soft-page-break/><text:span text:style-name="T1">menjadi platform fundamental bagi banyak organisasi di seluruh dunia untuk melakukan modernisasi infrastruktur IT, membangun aplikasi baru, memanfaatkan data, dan mengadopsi teknologi seperti AI. </text:span></text:p>
                  </text:list-item>
                  <text:list-item>
                    <text:p text:style-name="P31"><text:span text:style-name="Strong_20_Emphasis"><text:span text:style-name="T1">Posisi di Pasar Cloud:</text:span></text:span><text:span text:style-name="T1"> Evaluasi posisi kompetitif Azure sebagai pemain nomor dua yang solid di pasar cloud global [per April 2025], dengan pertumbuhan yang cepat dan terus menantang pemimpin pasar serta pemain lainnya." </text:span></text:p>
                  </text:list-item>
                </text:list>
              </text:list-item>
            </text:list>
            <text:p text:style-name="P242"/>
            <text:list xml:id="list7432775090864993036" text:style-name="L33">
              <text:list-item>
                <text:p text:style-name="P32"><text:span text:style-name="Strong_20_Emphasis"><text:span text:style-name="T1">Subbab 6.4: Xbox dan Gaming: Ekosistem Hiburan Interaktif</text:span></text:span></text:p>
                <text:p text:style-name="P32"><text:span text:style-name="Strong_20_Emphasis"><text:span text:style-name="T1">[PROMPT UNTUK SUBBAB 6.4]</text:span></text:span><text:span text:style-name="T1"> "Buatkan pembahasan mendalam untuk Subbab 6.4: 'Xbox dan Gaming: Ekosistem Hiburan Interaktif'. Fokus pada analisis evolusi dan faktor keberhasilan ekosistem gaming Xbox sebagai pilar hiburan utama Microsoft. Uraikan secara detail:</text:span></text:p>
                <text:list>
                  <text:list-item>
                    <text:p text:style-name="P148"><text:span text:style-name="Strong_20_Emphasis"><text:span text:style-name="T1">Evolusi dari Konsol ke Ekosistem:</text:span></text:span><text:span text:style-name="T1"> Rangkum perjalanan Xbox dari konsol pertama, kesuksesan Xbox 360, hingga strategi saat ini yang berfokus pada membangun ekosistem multi-platform (Konsol Series X/S, PC, Cloud) yang berpusat pada pemain dan layanan. </text:span></text:p>
                  </text:list-item>
                  <text:list-item>
                    <text:p text:style-name="P148"><text:span text:style-name="Strong_20_Emphasis"><text:span text:style-name="T1">Elemen Kunci Ekosistem yang Sukses:</text:span></text:span><text:span text:style-name="T1"> Analisis komponen-komponen yang membangun kekuatan Xbox: </text:span></text:p>
                    <text:list>
                      <text:list-item>
                        <text:p text:style-name="P148"><text:span text:style-name="Strong_20_Emphasis"><text:span text:style-name="T1">Perangkat Keras Inovatif:</text:span></text:span><text:span text:style-name="T1"> Kemampuan untuk menghadirkan konsol yang kuat dan kompetitif di setiap generasi. </text:span></text:p>
                      </text:list-item>
                      <text:list-item>
                        <text:p text:style-name="P148"><text:span text:style-name="Strong_20_Emphasis"><text:span text:style-name="T1">Konten Eksklusif (First-Party Studios):</text:span></text:span><text:span text:style-name="T1"> Pentingnya memiliki waralaba game besar dan menarik (seperti Halo, Forza, Gears, Minecraft, Elder Scrolls, Fallout, dan sekarang Call of Duty, Diablo, dll.) dari studio internal dan akuisisi (Bethesda, Activision Blizzard). </text:span></text:p>
                      </text:list-item>
                      <text:list-item>
                        <text:p text:style-name="P148"><text:span text:style-name="Strong_20_Emphasis"><text:span text:style-name="T1">Layanan Langganan Xbox Game Pass:</text:span></text:span><text:span text:style-name="T1"> Analisis mendalam tentang bagaimana Game Pass mengubah model bisnis game dengan menawarkan nilai 'Netflix untuk game' dan menjadi daya tarik utama ekosistem. </text:span></text:p>
                      </text:list-item>
                      <text:list-item>
                        <text:p text:style-name="P148"><text:span text:style-name="Strong_20_Emphasis"><text:span text:style-name="T1">Xbox Network (dulu Live):</text:span></text:span><text:span text:style-name="T1"> Fondasi untuk multiplayer online, komunitas sosial, dan toko digital. </text:span></text:p>
                      </text:list-item>
                      <text:list-item>
                        <text:p text:style-name="P148"><text:soft-page-break/><text:span text:style-name="Strong_20_Emphasis"><text:span text:style-name="T1">Xbox Cloud Gaming (xCloud):</text:span></text:span><text:span text:style-name="T1"> Peran penting streaming game dalam memperluas jangkauan ke perangkat di luar konsol dan PC. </text:span></text:p>
                      </text:list-item>
                      <text:list-item>
                        <text:p text:style-name="P148"><text:span text:style-name="Strong_20_Emphasis"><text:span text:style-name="T1">Fokus pada Pemain:</text:span></text:span><text:span text:style-name="T1"> Inisiatif seperti cross-play, cross-save, dan program kompatibilitas mundur (backward compatibility). </text:span></text:p>
                      </text:list-item>
                    </text:list>
                  </text:list-item>
                  <text:list-item>
                    <text:p text:style-name="P148"><text:span text:style-name="Strong_20_Emphasis"><text:span text:style-name="T1">Strategi Jangka Panjang:</text:span></text:span><text:span text:style-name="T1"> Jelaskan visi Microsoft untuk menjangkau miliaran pemain di seluruh dunia melalui berbagai perangkat dan model bisnis, dengan Game Pass sebagai intinya. </text:span></text:p>
                  </text:list-item>
                  <text:list-item>
                    <text:p text:style-name="P32"><text:span text:style-name="Strong_20_Emphasis"><text:span text:style-name="T1">Dampak Budaya dan Bisnis:</text:span></text:span><text:span text:style-name="T1"> Evaluasi dampak Xbox pada budaya gaming global dan perannya sebagai bisnis hiburan yang semakin penting dan menguntungkan bagi Microsoft [per April 2025]." </text:span></text:p>
                  </text:list-item>
                </text:list>
              </text:list-item>
            </text:list>
            <text:p text:style-name="P242"/>
            <text:list xml:id="list9041950299456830643" text:style-name="L34">
              <text:list-item>
                <text:p text:style-name="P33"><text:span text:style-name="Strong_20_Emphasis"><text:span text:style-name="T1">Subbab 6.5: Alat Pengembangan (Visual Studio, GitHub): Membangun Masa Depan</text:span></text:span></text:p>
                <text:p text:style-name="P33"><text:span text:style-name="Strong_20_Emphasis"><text:span text:style-name="T1">[PROMPT UNTUK SUBBAB 6.5]</text:span></text:span><text:span text:style-name="T1"> "Buatkan pembahasan mendalam untuk Subbab 6.5: 'Alat Pengembangan (Visual Studio, GitHub): Membangun Masa Depan'. Fokus pada analisis peran krusial alat dan platform pengembangan Microsoft dalam memberdayakan inovator dan mendukung ekosistem teknologinya. Uraikan secara detail:</text:span></text:p>
                <text:list>
                  <text:list-item>
                    <text:p text:style-name="P149"><text:span text:style-name="Strong_20_Emphasis"><text:span text:style-name="T1">Trio Alat Pengembang Utama:</text:span></text:span><text:span text:style-name="T1"> Deskripsikan peran dan kekuatan masing-masing: </text:span></text:p>
                    <text:list>
                      <text:list-item>
                        <text:p text:style-name="P149"><text:span text:style-name="Strong_20_Emphasis"><text:span text:style-name="T1">Visual Studio:</text:span></text:span><text:span text:style-name="T1"> Sebagai IDE 'kelas berat' yang komprehensif, sangat kuat untuk pengembangan aplikasi Windows, .NET, dan C++, serta mendukung pengembangan web dan cloud. </text:span></text:p>
                      </text:list-item>
                      <text:list-item>
                        <text:p text:style-name="P149"><text:span text:style-name="Strong_20_Emphasis"><text:span text:style-name="T1">Visual Studio Code (VS Code):</text:span></text:span><text:span text:style-name="T1"> Sebagai editor kode sumber yang ringan, cepat, gratis, lintas platform, dan sangat dapat diperluas (extensible), yang telah menjadi favorit universal bagi pengembang di berbagai bahasa dan platform. </text:span></text:p>
                      </text:list-item>
                      <text:list-item>
                        <text:p text:style-name="P149"><text:span text:style-name="Strong_20_Emphasis"><text:span text:style-name="T1">GitHub:</text:span></text:span><text:span text:style-name="T1"> Sebagai platform dominan untuk hosting kode, kontrol versi (Git), kolaborasi pengembang, otomatisasi alur kerja (GitHub Actions), dan rumah bagi sebagian </text:span><text:soft-page-break/><text:span text:style-name="T1">besar komunitas open source dunia. </text:span></text:p>
                      </text:list-item>
                    </text:list>
                  </text:list-item>
                  <text:list-item>
                    <text:p text:style-name="P149"><text:span text:style-name="Strong_20_Emphasis"><text:span text:style-name="T1">Faktor Kesuksesan dan Popularitas:</text:span></text:span><text:span text:style-name="T1"> Analisis mengapa alat-alat ini (terutama VS Code dan GitHub) diadopsi secara luas: kualitas tinggi, kinerja, fleksibilitas, dukungan komunitas yang masif, model lisensi yang menarik (termasuk gratis), dan pergeseran strategis Microsoft untuk merangkul open source. </text:span></text:p>
                  </text:list-item>
                  <text:list-item>
                    <text:p text:style-name="P149"><text:span text:style-name="Strong_20_Emphasis"><text:span text:style-name="T1">Nilai Strategis bagi Ekosistem Microsoft:</text:span></text:span><text:span text:style-name="T1"> Jelaskan mengapa penguasaan alat pengembang sangat penting bagi Microsoft: </text:span></text:p>
                    <text:list>
                      <text:list-item>
                        <text:p text:style-name="P149"><text:span text:style-name="Strong_20_Emphasis"><text:span text:style-name="T1">Menarik Pengembang ke Platform:</text:span></text:span><text:span text:style-name="T1"> Alat yang hebat adalah 'pintu gerbang' untuk menarik pengembang menggunakan teknologi Microsoft lainnya, terutama Azure. </text:span></text:p>
                      </text:list-item>
                      <text:list-item>
                        <text:p text:style-name="P149"><text:span text:style-name="Strong_20_Emphasis"><text:span text:style-name="T1">Mendorong Inovasi:</text:span></text:span><text:span text:style-name="T1"> Memberdayakan pengembang untuk membangun solusi di atas platform Microsoft. </text:span></text:p>
                      </text:list-item>
                      <text:list-item>
                        <text:p text:style-name="P149"><text:span text:style-name="Strong_20_Emphasis"><text:span text:style-name="T1">Wawasan Pasar:</text:span></text:span><text:span text:style-name="T1"> Memberikan pemahaman tentang tren teknologi dan kebutuhan komunitas pengembang. </text:span></text:p>
                      </text:list-item>
                      <text:list-item>
                        <text:p text:style-name="P149"><text:span text:style-name="Strong_20_Emphasis"><text:span text:style-name="T1">Membangun Citra Positif:</text:span></text:span><text:span text:style-name="T1"> Memperkuat persepsi Microsoft sebagai perusahaan yang mendukung pengembang dan inovasi. </text:span></text:p>
                      </text:list-item>
                    </text:list>
                  </text:list-item>
                  <text:list-item>
                    <text:p text:style-name="P33"><text:span text:style-name="Strong_20_Emphasis"><text:span text:style-name="T1">Dampak Kolektif (per April 2025):</text:span></text:span><text:span text:style-name="T1"> Evaluasi bagaimana kombinasi Visual Studio, VS Code, dan GitHub menjadikan Microsoft pemain sentral dalam kehidupan sehari-hari jutaan pengembang di seluruh dunia dan menjadi fondasi penting bagi strategi cloud dan AI-nya." </text:span></text:p>
                  </text:list-item>
                </text:list>
              </text:list-item>
            </text:list>
            <text:p text:style-name="P242"/>
            <text:p text:style-name="Text_20_body"><text:span text:style-name="T1">Prompt ini dirancang untuk menghasilkan bab yang menganalisis secara mendalam pilar-pilar teknologi Microsoft, melampaui sekadar deskripsi untuk menjelaskan </text:span><text:span text:style-name="Emphasis"><text:span text:style-name="T1">mengapa</text:span></text:span><text:span text:style-name="T1"> mereka berhasil dan relevan hingga saat ini.</text:span></text:p>
          </text:section>
          <text:section text:style-name="Sect1" text:name="feedback-form-7">
            <text:p text:style-name="P225"/>
          </text:section>
        </text:section>
        <text:section text:style-name="Sect1" text:name="0bed6e9d8558739e">
          <text:p text:style-name="P110"/>
          <text:section text:style-name="Sect1" text:name="user-query-content-8">
            <text:p text:style-name="P239">Pada Bab 7 Tambahkan prompt pada awal bab untuk mendapatkan pengantar , pada tiap subbab/sub-subab untuk mendapatkan isi dengan pembahasan mendalam </text:p>
          </text:section>
          <text:p text:style-name="P225">Tampilkan alur berpikir</text:p>
          <text:section text:style-name="Sect2" text:name="model-response-message-contentr_0bed6e9d8558739e">
            <text:p text:style-name="P110">Tentu, ini adalah prompt untuk pengantar Bab 7 dan setiap subbabnya, yang <text:soft-page-break/>berfokus pada analisis kegagalan dan pelajaran yang didapat oleh Microsoft.</text:p>
            <text:p text:style-name="P242"/>
            <text:p text:style-name="Text_20_body"><text:span text:style-name="Strong_20_Emphasis"><text:span text:style-name="T1">Bab 7: Belajar dari Kegagalan: Proyek yang Tidak Bertahan Lama</text:span></text:span></text:p>
            <text:p text:style-name="Text_20_body"><text:span text:style-name="Strong_20_Emphasis"><text:span text:style-name="T1">[PROMPT UNTUK PENGANTAR BAB 7]</text:span></text:span><text:span text:style-name="T1"> "Tuliskan paragraf pengantar untuk Bab 7 buku nonfiksi tentang Microsoft, berjudul 'Belajar dari Kegagalan: Proyek yang Tidak Bertahan Lama'. Awali dengan mengakui kesuksesan besar Microsoft yang telah dibahas sebelumnya, namun tekankan bahwa bahkan perusahaan sebesar Microsoft pun tidak luput dari kesalahan langkah dan kegagalan produk. Sampaikan bahwa inovasi selalu mengandung risiko, dan tidak semua pertaruhan strategis membuahkan hasil. Perkenalkan bahwa bab ini akan mengalihkan fokus dari kemenangan ke beberapa kegagalan atau proyek yang dihentikan paling signifikan dalam sejarah Microsoft, seperti perjuangan di pasar mobile dengan Windows Phone, upaya menantang dominasi iPod dengan Zune, eksperimen singkat ponsel sosial Kin, hingga senja kala Internet Explorer. Tegaskan bahwa tujuan bab ini bukanlah untuk menyalahkan, melainkan untuk menganalisis secara objektif </text:span><text:span text:style-name="Emphasis"><text:span text:style-name="T1">mengapa</text:span></text:span><text:span text:style-name="T1"> inisiatif-inisiatif ini gagal – apakah karena kesalahan strategi, eksekusi yang buruk, waktu pasar yang tidak tepat, atau persaingan yang terlalu kuat? Akhiri dengan menyatakan bahwa memahami kegagalan ini sama pentingnya dengan memahami kesuksesan untuk mendapatkan gambaran utuh tentang perjalanan Microsoft dan pelajaran berharga tentang adaptasi di dunia teknologi yang terus berubah. Gunakan nada analitis dan reflektif."</text:span></text:p>
            <text:p text:style-name="P242"/>
            <text:list xml:id="list8911415410301188059" text:style-name="L35">
              <text:list-item>
                <text:p text:style-name="P34"><text:span text:style-name="Strong_20_Emphasis"><text:span text:style-name="T1">Subbab 7.1: Windows Phone: Pertarungan Mobile yang Hilang</text:span></text:span></text:p>
                <text:p text:style-name="P34"><text:span text:style-name="Strong_20_Emphasis"><text:span text:style-name="T1">[PROMPT UNTUK SUBBAB 7.1]</text:span></text:span><text:span text:style-name="T1"> "Buatkan pembahasan mendalam untuk Subbab 7.1: 'Windows Phone: Pertarungan Mobile yang Hilang'. Fokus pada analisis komprehensif mengenai kegagalan Microsoft untuk menjadi pemain signifikan di pasar smartphone modern dengan platform Windows Phone (termasuk pendahulunya, Windows Mobile, dan upaya terakhir dengan Windows 10 Mobile). Uraikan secara detail:</text:span></text:p>
                <text:list>
                  <text:list-item>
                    <text:p text:style-name="P150"><text:span text:style-name="Strong_20_Emphasis"><text:span text:style-name="T1">Sejarah Singkat Upaya Mobile:</text:span></text:span><text:span text:style-name="T1"> Rangkum evolusi platform mobile Microsoft, mulai dari era Windows Mobile, peluncuran ambisius Windows Phone 7 (2010) dengan antarmuka uniknya, iterasi berikutnya (WP8), akuisisi strategis namun bermasalah </text:span><text:soft-page-break/><text:span text:style-name="T1">atas bisnis ponsel Nokia (2014), hingga pengakuan akhir atas ketidakmampuan bersaing dan penghentian platform. </text:span></text:p>
                  </text:list-item>
                  <text:list-item>
                    <text:p text:style-name="P150"><text:span text:style-name="Strong_20_Emphasis"><text:span text:style-name="T1">Analisis Mendalam Penyebab Kegagalan:</text:span></text:span><text:span text:style-name="T1"> Ini adalah inti pembahasan. Analisis faktor-faktor utama secara rinci mengapa Microsoft gagal di pasar smartphone: </text:span></text:p>
                    <text:list>
                      <text:list-item>
                        <text:p text:style-name="P150"><text:span text:style-name="Strong_20_Emphasis"><text:span text:style-name="T1">Keterlambatan Kritis:</text:span></text:span><text:span text:style-name="T1"> Terlambat bereaksi terhadap gebrakan iPhone (2007) dan pertumbuhan pesat Android. </text:span></text:p>
                      </text:list-item>
                      <text:list-item>
                        <text:p text:style-name="P150"><text:span text:style-name="Strong_20_Emphasis"><text:span text:style-name="T1">Masalah Fundamental 'App Gap':</text:span></text:span><text:span text:style-name="T1"> Kurangnya ketersediaan aplikasi populer dan dukungan dari pengembang kunci dibandingkan iOS dan Android, menciptakan hambatan besar bagi adopsi pengguna. </text:span></text:p>
                      </text:list-item>
                      <text:list-item>
                        <text:p text:style-name="P150"><text:span text:style-name="Strong_20_Emphasis"><text:span text:style-name="T1">Kesalahan Strategi Platform dan Ekosistem:</text:span></text:span><text:span text:style-name="T1"> Keputusan awal yang mungkin kurang tepat terkait model lisensi, fokus pasar, dan kesulitan membangun ekosistem layanan pendukung yang menarik. </text:span></text:p>
                      </text:list-item>
                      <text:list-item>
                        <text:p text:style-name="P150"><text:span text:style-name="Strong_20_Emphasis"><text:span text:style-name="T1">Dukungan OEM yang Terbatas:</text:span></text:span><text:span text:style-name="T1"> Sebelum akuisisi Nokia, kesulitan mendapatkan dukungan kuat dari produsen ponsel lain. </text:span></text:p>
                      </text:list-item>
                      <text:list-item>
                        <text:p text:style-name="P150"><text:span text:style-name="Strong_20_Emphasis"><text:span text:style-name="T1">Akuisisi Nokia yang Tidak Efektif:</text:span></text:span><text:span text:style-name="T1"> Jelaskan bagaimana akuisisi besar ini gagal membalikkan keadaan dan justru berujung pada kerugian finansial besar. </text:span></text:p>
                      </text:list-item>
                      <text:list-item>
                        <text:p text:style-name="P150"><text:span text:style-name="Strong_20_Emphasis"><text:span text:style-name="T1">Kekuatan Duopoli:</text:span></text:span><text:span text:style-name="T1"> Kesulitan luar biasa dalam menembus pasar yang sudah dikuasai oleh dua pemain raksasa (Apple dan Google) dengan efek jaringan yang sangat kuat. </text:span></text:p>
                      </text:list-item>
                    </text:list>
                  </text:list-item>
                  <text:list-item>
                    <text:p text:style-name="P34"><text:span text:style-name="Strong_20_Emphasis"><text:span text:style-name="T1">Pelajaran Kunci:</text:span></text:span><text:span text:style-name="T1"> Simpulkan dengan mengidentifikasi pelajaran paling penting dari kegagalan Windows Phone, seperti pentingnya ekosistem aplikasi, kecepatan merespon pasar, dan tantangan bersaing di pasar konsumen yang dinamis." </text:span></text:p>
                  </text:list-item>
                </text:list>
              </text:list-item>
            </text:list>
            <text:p text:style-name="P242"/>
            <text:list xml:id="list8799523171343976386" text:style-name="L36">
              <text:list-item>
                <text:p text:style-name="P35"><text:span text:style-name="Strong_20_Emphasis"><text:span text:style-name="T1">Subbab 7.2: Zune: Menantang iPod</text:span></text:span></text:p>
                <text:p text:style-name="P35"><text:span text:style-name="Strong_20_Emphasis"><text:span text:style-name="T1">[PROMPT UNTUK SUBBAB 7.2]</text:span></text:span><text:span text:style-name="T1"> "Buatkan pembahasan mendalam untuk Subbab 7.2: 'Zune: Menantang iPod'. Fokus pada analisis kegagalan pemutar media digital Microsoft Zune (diluncurkan 2006) dalam upayanya menggoyahkan dominasi Apple iPod. Uraikan secara </text:span><text:soft-page-break/><text:span text:style-name="T1">detail:</text:span></text:p>
                <text:list>
                  <text:list-item>
                    <text:p text:style-name="P151"><text:span text:style-name="Strong_20_Emphasis"><text:span text:style-name="T1">Produk dan Visi Zune:</text:span></text:span><text:span text:style-name="T1"> Deskripsikan perangkat keras pemutar musik Zune (berbagai modelnya), perangkat lunak desktopnya, toko musik online Zune Marketplace, dan beberapa fitur diferensiasi yang dicoba (seperti berbagi lagu antar perangkat Zune). Akui kualitas teknis produknya. </text:span></text:p>
                  </text:list-item>
                  <text:list-item>
                    <text:p text:style-name="P151"><text:span text:style-name="Strong_20_Emphasis"><text:span text:style-name="T1">Konteks Dominasi iPod:</text:span></text:span><text:span text:style-name="T1"> Gambarkan betapa kuatnya posisi iPod dan ekosistem iTunes saat Zune memasuki pasar. Tekankan tantangan besar dalam melawan pemimpin pasar yang sudah sangat mapan dan dicintai konsumen. </text:span></text:p>
                  </text:list-item>
                  <text:list-item>
                    <text:p text:style-name="P151"><text:span text:style-name="Strong_20_Emphasis"><text:span text:style-name="T1">Analisis Faktor Kegagalan:</text:span></text:span><text:span text:style-name="T1"> Analisis alasan-alasan utama mengapa Zune tidak berhasil: </text:span></text:p>
                    <text:list>
                      <text:list-item>
                        <text:p text:style-name="P151"><text:span text:style-name="Strong_20_Emphasis"><text:span text:style-name="T1">Masuk Pasar Terlambat:</text:span></text:span><text:span text:style-name="T1"> Momentum iPod sudah terlalu kuat saat Zune diluncurkan. </text:span></text:p>
                      </text:list-item>
                      <text:list-item>
                        <text:p text:style-name="P151"><text:span text:style-name="Strong_20_Emphasis"><text:span text:style-name="T1">Kurangnya Nilai Jual Unik yang Menarik:</text:span></text:span><text:span text:style-name="T1"> Fitur pembeda tidak cukup kuat untuk menarik pengguna beralih dari ekosistem Apple yang sudah nyaman. </text:span></text:p>
                      </text:list-item>
                      <text:list-item>
                        <text:p text:style-name="P151"><text:span text:style-name="Strong_20_Emphasis"><text:span text:style-name="T1">Ekosistem Pendukung yang Kalah Bersaing:</text:span></text:span><text:span text:style-name="T1"> Zune Marketplace dan pilihan aksesori tidak dapat menandingi luas dan dalamnya ekosistem iTunes/iPod. </text:span></text:p>
                      </text:list-item>
                      <text:list-item>
                        <text:p text:style-name="P151"><text:span text:style-name="Strong_20_Emphasis"><text:span text:style-name="T1">Tantangan Pemasaran dan Branding:</text:span></text:span><text:span text:style-name="T1"> Kesulitan menciptakan citra merek yang sekuat dan seikonik iPod. </text:span></text:p>
                      </text:list-item>
                      <text:list-item>
                        <text:p text:style-name="P151"><text:span text:style-name="Strong_20_Emphasis"><text:span text:style-name="T1">Perubahan Lanskap Pasar:</text:span></text:span><text:span text:style-name="T1"> Pasar pemutar musik khusus mulai terkikis oleh meningkatnya kemampuan pemutaran musik di ponsel pintar. </text:span></text:p>
                      </text:list-item>
                    </text:list>
                  </text:list-item>
                  <text:list-item>
                    <text:p text:style-name="P35"><text:span text:style-name="Strong_20_Emphasis"><text:span text:style-name="T1">Pelajaran tentang Ekosistem:</text:span></text:span><text:span text:style-name="T1"> Simpulkan dengan pelajaran berharga mengenai pentingnya membangun keseluruhan ekosistem (hardware + software + layanan + konten + merek) yang superior untuk dapat bersaing secara efektif, bukan hanya sekadar produk perangkat keras yang bagus." </text:span></text:p>
                  </text:list-item>
                </text:list>
              </text:list-item>
            </text:list>
            <text:p text:style-name="P242"/>
            <text:list xml:id="list8304396711697769371" text:style-name="L37">
              <text:list-item>
                <text:p text:style-name="P36"><text:span text:style-name="Strong_20_Emphasis"><text:span text:style-name="T1">Subbab 7.3: Microsoft Kin: Ponsel Sosial yang Gagal</text:span></text:span></text:p>
                <text:p text:style-name="P36"><text:span text:style-name="Strong_20_Emphasis"><text:span text:style-name="T1">[PROMPT UNTUK SUBBAB 7.3]</text:span></text:span><text:span text:style-name="T1"> "Buatkan pembahasan mendalam untuk Subbab 7.3: 'Microsoft Kin: Ponsel Sosial yang Gagal'. Fokus pada analisis kegagalan total dan sangat cepat dari lini ponsel Microsoft Kin </text:span><text:soft-page-break/><text:span text:style-name="T1">(diluncurkan April 2010, ditarik Juli 2010). Uraikan secara detail:</text:span></text:p>
                <text:list>
                  <text:list-item>
                    <text:p text:style-name="P152"><text:span text:style-name="Strong_20_Emphasis"><text:span text:style-name="T1">Konsep dan Produk Kin:</text:span></text:span><text:span text:style-name="T1"> Deskripsikan ponsel Kin ONE dan Kin TWO. Jelaskan positioningnya sebagai ponsel yang ditujukan untuk kaum muda yang aktif secara sosial, dengan integrasi mendalam ke jejaring sosial populer saat itu dan layanan cloud Kin Studio untuk backup dan berbagi. </text:span></text:p>
                  </text:list-item>
                  <text:list-item>
                    <text:p text:style-name="P152"><text:span text:style-name="Strong_20_Emphasis"><text:span text:style-name="T1">Umur yang Sangat Singkat:</text:span></text:span><text:span text:style-name="T1"> Tekankan betapa cepatnya produk ini gagal di pasaran (hanya beberapa minggu efektif di rak toko). </text:span></text:p>
                  </text:list-item>
                  <text:list-item>
                    <text:p text:style-name="P152"><text:span text:style-name="Strong_20_Emphasis"><text:span text:style-name="T1">Analisis Mendalam Penyebab Kegagalan:</text:span></text:span><text:span text:style-name="T1"> Analisis faktor-faktor fatal yang menyebabkan kegagalan Kin: </text:span></text:p>
                    <text:list>
                      <text:list-item>
                        <text:p text:style-name="P152"><text:span text:style-name="Strong_20_Emphasis"><text:span text:style-name="T1">Strategi Produk yang Bingung:</text:span></text:span><text:span text:style-name="T1"> Tidak jelas apakah Kin adalah feature phone canggih atau smartphone terbatas, membuatnya sulit dipasarkan dan dipahami konsumen. </text:span></text:p>
                      </text:list-item>
                      <text:list-item>
                        <text:p text:style-name="P152"><text:span text:style-name="Strong_20_Emphasis"><text:span text:style-name="T1">Harga yang Tidak Sesuai:</text:span></text:span><text:span text:style-name="T1"> Kombinasi harga perangkat dan keharusan berlangganan paket data yang mahal (serupa smartphone) tidak menarik bagi target demografi muda. </text:span></text:p>
                      </text:list-item>
                      <text:list-item>
                        <text:p text:style-name="P152"><text:span text:style-name="Strong_20_Emphasis"><text:span text:style-name="T1">Waktu Peluncuran yang Buruk &amp; Konflik Internal:</text:span></text:span><text:span text:style-name="T1"> Diluncurkan menjelang Windows Phone 7 yang jauh lebih kapabel, menimbulkan kebingungan dan mungkin persaingan sumber daya internal. </text:span></text:p>
                      </text:list-item>
                      <text:list-item>
                        <text:p text:style-name="P152"><text:span text:style-name="Strong_20_Emphasis"><text:span text:style-name="T1">Fungsionalitas Terbatas:</text:span></text:span><text:span text:style-name="T1"> Kurangnya toko aplikasi, browser yang buruk, dan ketiadaan fitur dasar smartphone lainnya menjadi kelemahan fatal. </text:span></text:p>
                      </text:list-item>
                      <text:list-item>
                        <text:p text:style-name="P152"><text:span text:style-name="Strong_20_Emphasis"><text:span text:style-name="T1">Pemasaran yang Gagal:</text:span></text:span><text:span text:style-name="T1"> Pesan pemasaran tidak berhasil mengkomunikasikan nilai unik atau alasan untuk membeli Kin. </text:span></text:p>
                      </text:list-item>
                    </text:list>
                  </text:list-item>
                  <text:list-item>
                    <text:p text:style-name="P36"><text:span text:style-name="Strong_20_Emphasis"><text:span text:style-name="T1">Pelajaran tentang Segmentasi Pasar:</text:span></text:span><text:span text:style-name="T1"> Simpulkan dengan pelajaran penting tentang perlunya pemahaman mendalam mengenai target pasar, penentuan posisi produk yang jelas, struktur harga yang tepat, dan koordinasi lini produk internal." </text:span></text:p>
                  </text:list-item>
                </text:list>
              </text:list-item>
            </text:list>
            <text:p text:style-name="P242"/>
            <text:list xml:id="list7336676674657583060" text:style-name="L38">
              <text:list-item>
                <text:p text:style-name="P37"><text:span text:style-name="Strong_20_Emphasis"><text:span text:style-name="T1">Subbab 7.4: Internet Explorer (Legacy): Dari Dominasi ke Penggantian (Edge)</text:span></text:span></text:p>
                <text:p text:style-name="P37"><text:span text:style-name="Strong_20_Emphasis"><text:span text:style-name="T1">[PROMPT UNTUK SUBBAB 7.4]</text:span></text:span><text:span text:style-name="T1"> "Buatkan pembahasan mendalam </text:span><text:soft-page-break/><text:span text:style-name="T1">untuk Subbab 7.4: 'Internet Explorer (Legacy): Dari Dominasi ke Penggantian (Edge)'. Fokus pada analisis bagaimana Internet Explorer (IE), peramban web yang pernah mendominasi dunia, secara bertahap kehilangan relevansi dan akhirnya digantikan oleh Microsoft Edge. Uraikan secara detail:</text:span></text:p>
                <text:list>
                  <text:list-item>
                    <text:p text:style-name="P153"><text:span text:style-name="Strong_20_Emphasis"><text:span text:style-name="T1">Masa Kejayaan IE:</text:span></text:span><text:span text:style-name="T1"> Ingatkan kembali periode dominasi absolut IE setelah memenangkan 'Perang Browser' di akhir 1990-an dan awal 2000-an. </text:span></text:p>
                  </text:list-item>
                  <text:list-item>
                    <text:p text:style-name="P153"><text:span text:style-name="Strong_20_Emphasis"><text:span text:style-name="T1">Era Stagnasi dan Masalah:</text:span></text:span><text:span text:style-name="T1"> Jelaskan bagaimana Microsoft tampak berpuas diri setelah menang, menyebabkan pengembangan IE melambat. Fokus pada masalah kronis IE6 (keamanan buruk, tidak patuh standar web, lambat), yang merusak reputasinya dan menghambat inovasi web. </text:span></text:p>
                  </text:list-item>
                  <text:list-item>
                    <text:p text:style-name="P153"><text:span text:style-name="Strong_20_Emphasis"><text:span text:style-name="T1">Kebangkitan Pesaing:</text:span></text:span><text:span text:style-name="T1"> Deskripsikan bagaimana kelemahan IE dimanfaatkan oleh pesaing seperti Mozilla Firefox yang fokus pada standar terbuka dan keamanan, dan kemudian Google Chrome yang menawarkan kecepatan, kesederhanaan, dan ekosistem ekstensi yang kuat. </text:span></text:p>
                  </text:list-item>
                  <text:list-item>
                    <text:p text:style-name="P153"><text:span text:style-name="Strong_20_Emphasis"><text:span text:style-name="T1">Upaya Perbaikan yang Kurang Efektif:</text:span></text:span><text:span text:style-name="T1"> Bahas rilis IE versi 7 hingga 11. Akui adanya peningkatan signifikan dalam hal kepatuhan standar, keamanan, dan kinerja, tetapi analisis mengapa upaya ini tidak cukup untuk membalikkan tren penurunan pangsa pasar atau memperbaiki citra IE yang sudah terlanjur negatif. </text:span></text:p>
                  </text:list-item>
                  <text:list-item>
                    <text:p text:style-name="P153"><text:span text:style-name="Strong_20_Emphasis"><text:span text:style-name="T1">Kelahiran Microsoft Edge:</text:span></text:span><text:span text:style-name="T1"> Jelaskan keputusan strategis Microsoft untuk 'memulai dari awal' dengan menciptakan peramban baru, Microsoft Edge. Sebutkan iterasi awalnya (EdgeHTML) dan keputusan penting untuk membangun ulang Edge di atas platform Chromium open-source untuk memastikan kompatibilitas dan kinerja modern. Jelaskan proses pensiun bertahap IE. </text:span></text:p>
                  </text:list-item>
                  <text:list-item>
                    <text:p text:style-name="P37"><text:span text:style-name="Strong_20_Emphasis"><text:span text:style-name="T1">Pelajaran tentang Inovasi Berkelanjutan:</text:span></text:span><text:span text:style-name="T1"> Simpulkan dengan pelajaran tentang bahaya complacency, pentingnya mengikuti standar industri, mendengarkan komunitas pengembang, dan perlunya terus berinovasi bahkan ketika berada di puncak." </text:span></text:p>
                  </text:list-item>
                </text:list>
              </text:list-item>
            </text:list>
            <text:p text:style-name="P242"/>
            <text:list xml:id="list3893060431995942636" text:style-name="L39">
              <text:list-item>
                <text:p text:style-name="P38"><text:soft-page-break/><text:span text:style-name="Strong_20_Emphasis"><text:span text:style-name="T1">Subbab 7.5: Pelajaran Berharga: Adaptasi dan Perubahan Strategi</text:span></text:span></text:p>
                <text:p text:style-name="P38"><text:span text:style-name="Strong_20_Emphasis"><text:span text:style-name="T1">[PROMPT UNTUK SUBBAB 7.5]</text:span></text:span><text:span text:style-name="T1"> "Buatkan pembahasan mendalam untuk Subbab 7.5: 'Pelajaran Berharga: Adaptasi dan Perubahan Strategi'. Fokus pada sintesis dan refleksi atas kegagalan-kegagalan signifikan yang telah dibahas dalam bab ini (Windows Phone, Zune, Kin, penurunan IE), menarik pelajaran umum yang relevan. Uraikan secara detail:</text:span></text:p>
                <text:list>
                  <text:list-item>
                    <text:p text:style-name="P154"><text:span text:style-name="Strong_20_Emphasis"><text:span text:style-name="T1">Sintesis Kegagalan:</text:span></text:span><text:span text:style-name="T1"> Rangkum secara singkat poin-poin utama dari analisis kegagalan produk/strategi yang telah dibahas sebelumnya dalam bab ini. </text:span></text:p>
                  </text:list-item>
                  <text:list-item>
                    <text:p text:style-name="P154"><text:span text:style-name="Strong_20_Emphasis"><text:span text:style-name="T1">Identifikasi Pola dan Tema Umum:</text:span></text:span><text:span text:style-name="T1"> Analisis dan tarik benang merah dari berbagai kegagalan tersebut. Identifikasi tema-tema umum yang muncul sebagai penyebab kegagalan, seperti: </text:span></text:p>
                    <text:list>
                      <text:list-item>
                        <text:p text:style-name="P234">Kesalahan membaca pasar atau waktu peluncuran (market timing). </text:p>
                      </text:list-item>
                      <text:list-item>
                        <text:p text:style-name="P234">Kegagalan memahami kebutuhan dan keinginan konsumen (customer insight). </text:p>
                      </text:list-item>
                      <text:list-item>
                        <text:p text:style-name="P234">Kelemahan dalam membangun atau mendukung ekosistem (aplikasi, konten, layanan). </text:p>
                      </text:list-item>
                      <text:list-item>
                        <text:p text:style-name="P234">Eksekusi strategi yang buruk atau tidak konsisten. </text:p>
                      </text:list-item>
                      <text:list-item>
                        <text:p text:style-name="P234">Konflik atau kurangnya keselarasan strategi internal. </text:p>
                      </text:list-item>
                      <text:list-item>
                        <text:p text:style-name="P234">Berpuas diri (complacency) setelah mencapai kesuksesan. </text:p>
                      </text:list-item>
                      <text:list-item>
                        <text:p text:style-name="P234">Lambat beradaptasi terhadap perubahan teknologi atau lanskap persaingan. </text:p>
                      </text:list-item>
                    </text:list>
                  </text:list-item>
                  <text:list-item>
                    <text:p text:style-name="P154"><text:span text:style-name="Strong_20_Emphasis"><text:span text:style-name="T1">Bukti Pembelajaran dan Perubahan:</text:span></text:span><text:span text:style-name="T1"> Diskusikan bagaimana Microsoft tampaknya telah (atau sedang) belajar dari kesalahan masa lalu ini, terutama di era kepemimpinan Satya Nadella [per April 2025]. Berikan contoh perubahan strategi atau budaya yang mungkin mencerminkan pelajaran ini (misalnya, pendekatan yang lebih terbuka, fokus pada platform dan ekosistem, kemitraan, 'customer obsession', kemauan untuk keluar dari bisnis yang tidak berhasil). </text:span></text:p>
                  </text:list-item>
                  <text:list-item>
                    <text:p text:style-name="P38"><text:span text:style-name="Strong_20_Emphasis"><text:span text:style-name="T1">Nilai Kegagalan dalam Inovasi:</text:span></text:span><text:span text:style-name="T1"> Simpulkan bab ini dengan menegaskan kembali bahwa kegagalan adalah bagian alami dan bahkan perlu dari proses inovasi. Tekankan bahwa kemampuan untuk mengakui kesalahan, belajar darinya, dan beradaptasi </text:span><text:soft-page-break/><text:span text:style-name="T1">adalah kunci ketahanan dan kesuksesan jangka panjang di industri teknologi yang dinamis." </text:span></text:p>
                  </text:list-item>
                </text:list>
              </text:list-item>
            </text:list>
            <text:p text:style-name="P242"/>
            <text:p text:style-name="P110">Prompt-prompt ini dirancang untuk menghasilkan analisis yang seimbang dan mendalam tentang kegagalan Microsoft, dengan fokus pada pembelajaran dan adaptasi strategis.</text:p>
          </text:section>
          <text:section text:style-name="Sect1" text:name="feedback-form-8">
            <text:p text:style-name="P225"/>
          </text:section>
        </text:section>
        <text:section text:style-name="Sect1" text:name="a9c870e58a34d6bc">
          <text:p text:style-name="P110"/>
          <text:section text:style-name="Sect1" text:name="user-query-content-9">
            <text:p text:style-name="P239">Pada Bab 8 Tambahkan prompt pada awal bab untuk mendapatkan pengantar , pada tiap subbab/sub-subab untuk mendapatkan isi dengan pembahasan mendalam </text:p>
          </text:section>
          <text:p text:style-name="P225">Tampilkan alur berpikir</text:p>
          <text:section text:style-name="Sect2" text:name="model-response-message-contentr_a9c870e58a34d6bc">
            <text:p text:style-name="P110">Oke, berikut adalah prompt untuk pengantar Bab 8 dan setiap subbabnya, yang berfokus pada inovasi masa depan dan tantangan yang dihadapi Microsoft, relevan per April 2025.</text:p>
            <text:p text:style-name="P242"/>
            <text:p text:style-name="Text_20_body"><text:span text:style-name="Strong_20_Emphasis"><text:span text:style-name="T1">Bab 8: Microsoft di Masa Depan: Inovasi Berikutnya</text:span></text:span></text:p>
            <text:p text:style-name="Text_20_body"><text:span text:style-name="Strong_20_Emphasis"><text:span text:style-name="T1">[PROMPT UNTUK PENGANTAR BAB 8]</text:span></text:span><text:span text:style-name="T1"> "Tuliskan paragraf pengantar yang visioner untuk Bab 8 buku nonfiksi tentang Microsoft, berjudul 'Microsoft di Masa Depan: Inovasi Berikutnya'. Mulailah dengan menyatakan bahwa setelah memahami transformasi Microsoft hingga saat ini [April 2025], bab ini akan mengarahkan pandangan ke cakrawala – menjelajahi arah inovasi, ambisi besar, dan pertaruhan teknologi yang sedang dibentuk Microsoft untuk masa depan. Soroti bidang-bidang utama yang menjadi fokus investasi dan penelitian Microsoft untuk dekade mendatang: penyebaran Kecerdasan Buatan (AI) yang semakin meresap ke dalam segala hal melalui inisiatif seperti Copilot, eksplorasi konsep Metaverse dan komputasi spasial (Mixed Reality), upaya jangka panjang dalam Komputasi Kuantum yang berpotensi revolusioner, serta komitmen yang berkembang pada keberlanjutan dan tanggung jawab sosial. Sampaikan bahwa bab ini akan mencoba memetakan visi Microsoft untuk era komputasi berikutnya dan peran yang ingin dimainkannya, sambil menyadari bahwa masa depan selalu mengandung ketidakpastian. Gunakan gaya bahasa yang membangkitkan rasa ingin tahu tentang potensi teknologi masa depan dan langkah strategis Microsoft."</text:span></text:p>
            <text:p text:style-name="P242"><text:soft-page-break/></text:p>
            <text:list xml:id="list539410266599612090" text:style-name="L40">
              <text:list-item>
                <text:p text:style-name="P39"><text:span text:style-name="Strong_20_Emphasis"><text:span text:style-name="T1">Subbab 8.1: Kecerdasan Buatan (AI) di Mana-Mana: Copilot dan Integrasi</text:span></text:span></text:p>
                <text:p text:style-name="P39"><text:span text:style-name="Strong_20_Emphasis"><text:span text:style-name="T1">[PROMPT UNTUK SUBBAB 8.1]</text:span></text:span><text:span text:style-name="T1"> "Buatkan pembahasan mendalam untuk Subbab 8.1: 'Kecerdasan Buatan (AI) di Mana-Mana: Copilot dan Integrasi'. Fokus pada visi dan strategi Microsoft untuk menjadikan AI, khususnya AI generatif di bawah payung 'Copilot', sebagai bagian integral dari hampir semua produk dan layanannya, berdasarkan perkembangan hingga April 2025. Uraikan secara detail:</text:span></text:p>
                <text:list>
                  <text:list-item>
                    <text:p text:style-name="P155"><text:span text:style-name="Strong_20_Emphasis"><text:span text:style-name="T1">Visi 'AI Everywhere' &amp; Pendekatan Copilot:</text:span></text:span><text:span text:style-name="T1"> Jelaskan ambisi Microsoft untuk menanamkan kemampuan AI secara mendalam di seluruh ekosistemnya. Deskripsikan 'Copilot' sebagai pendekatan utama untuk mewujudkan ini, berfungsi sebagai asisten cerdas yang terintegrasi. </text:span></text:p>
                  </text:list-item>
                  <text:list-item>
                    <text:p text:style-name="P155"><text:span text:style-name="Strong_20_Emphasis"><text:span text:style-name="T1">Implementasi Lintas Produk:</text:span></text:span><text:span text:style-name="T1"> Berikan contoh-contoh konkret dan terkini [per April 2025] bagaimana Copilot diintegrasikan di berbagai lini produk: Microsoft 365 (membantu menulis, meringkas, menganalisis data di Word, Excel, PowerPoint, Outlook, Teams), Windows (integrasi OS), Bing/Edge (pencarian percakapan, generasi konten), Dynamics 365 (otomatisasi alur kerja bisnis), GitHub Copilot (bantuan coding), Security Copilot (analisis ancaman siber), dan lainnya. </text:span></text:p>
                  </text:list-item>
                  <text:list-item>
                    <text:p text:style-name="P155"><text:span text:style-name="Strong_20_Emphasis"><text:span text:style-name="T1">Tujuan Utama: Augmentasi Produktivitas:</text:span></text:span><text:span text:style-name="T1"> Jelaskan filosofi di balik Copilot sebagai alat untuk meningkatkan (augmentasi) kemampuan manusia, membebaskan waktu dari tugas-tugas rutin, dan mendorong kreativitas serta produktivitas, bukan menggantikan peran manusia sepenuhnya. </text:span></text:p>
                  </text:list-item>
                  <text:list-item>
                    <text:p text:style-name="P155"><text:span text:style-name="Strong_20_Emphasis"><text:span text:style-name="T1">Teknologi Pendukung:</text:span></text:span><text:span text:style-name="T1"> Singgung secara umum teknologi inti yang memungkinkan Copilot, terutama Large Language Models (LLMs) canggih (dari OpenAI dan riset internal Microsoft) dan infrastruktur cloud Azure AI yang mendukung pelatihan dan inferensi skala besar. </text:span></text:p>
                  </text:list-item>
                  <text:list-item>
                    <text:p text:style-name="P39"><text:span text:style-name="Strong_20_Emphasis"><text:span text:style-name="T1">Potensi dan Tantangan Ke Depan:</text:span></text:span><text:span text:style-name="T1"> Analisis potensi transformatif AI yang meresap ini pada dunia kerja dan kehidupan sehari-hari. Bahas juga tantangan signifikan yang </text:span><text:soft-page-break/><text:span text:style-name="T1">masih dihadapi Microsoft [per April 2025] dalam pengembangan dan penyebaran AI, seperti menjaga akurasi (mengurangi 'halusinasi'), memastikan penggunaan yang etis dan bertanggung jawab, mengelola biaya komputasi, dan mendorong adopsi pengguna secara luas." </text:span></text:p>
                  </text:list-item>
                </text:list>
              </text:list-item>
            </text:list>
            <text:p text:style-name="P242"/>
            <text:list xml:id="list6521824531455245732" text:style-name="L41">
              <text:list-item>
                <text:p text:style-name="P40"><text:span text:style-name="Strong_20_Emphasis"><text:span text:style-name="T1">Subbab 8.2: Metaverse dan Komputasi Spasial (Mixed Reality - HoloLens)</text:span></text:span></text:p>
                <text:p text:style-name="P40"><text:span text:style-name="Strong_20_Emphasis"><text:span text:style-name="T1">[PROMPT UNTUK SUBBAB 8.2]</text:span></text:span><text:span text:style-name="T1"> "Buatkan pembahasan mendalam untuk Subbab 8.2: 'Metaverse dan Komputasi Spasial (Mixed Reality - HoloLens)'. Fokus pada eksplorasi visi, teknologi, dan aplikasi potensial Microsoft dalam ranah Metaverse dan komputasi spasial, terutama melalui Mixed Reality (MR), berdasarkan kondisi per April 2025. Uraikan secara detail:</text:span></text:p>
                <text:list>
                  <text:list-item>
                    <text:p text:style-name="P156"><text:span text:style-name="Strong_20_Emphasis"><text:span text:style-name="T1">Konsep Metaverse ala Microsoft:</text:span></text:span><text:span text:style-name="T1"> Jelaskan bagaimana Microsoft cenderung mendefinisikan dan mendekati konsep Metaverse, yang seringkali lebih berorientasi pada skenario enterprise, industri, dan kolaborasi daripada dunia virtual sosial konsumen. Perkenalkan komputasi spasial sebagai jembatan antara dunia digital dan fisik. </text:span></text:p>
                  </text:list-item>
                  <text:list-item>
                    <text:p text:style-name="P156"><text:span text:style-name="Strong_20_Emphasis"><text:span text:style-name="T1">Teknologi Inti:</text:span></text:span><text:span text:style-name="T1"> </text:span></text:p>
                    <text:list>
                      <text:list-item>
                        <text:p text:style-name="P156"><text:span text:style-name="Strong_20_Emphasis"><text:span text:style-name="T1">HoloLens:</text:span></text:span><text:span text:style-name="T1"> Deskripsikan perangkat HoloLens (generasi terbaru yang relevan per April 2025), kemampuannya sebagai komputer holografik mandiri yang memproyeksikan konten digital ke dunia nyata, dan target pasarnya (enterprise, industri, medis, militer). </text:span></text:p>
                      </text:list-item>
                      <text:list-item>
                        <text:p text:style-name="P156"><text:span text:style-name="Strong_20_Emphasis"><text:span text:style-name="T1">Microsoft Mesh:</text:span></text:span><text:span text:style-name="T1"> Jelaskan platform Mesh sebagai teknologi yang memungkinkan pengalaman kolaboratif bersama dalam ruang 3D/MR, memungkinkan pengguna dari lokasi berbeda untuk berinteraksi dengan konten dan satu sama lain sebagai avatar atau hologram. Sebutkan integrasinya dengan Microsoft Teams. </text:span></text:p>
                      </text:list-item>
                    </text:list>
                  </text:list-item>
                  <text:list-item>
                    <text:p text:style-name="P156"><text:span text:style-name="Strong_20_Emphasis"><text:span text:style-name="T1">Aplikasi dan Kasus Penggunaan:</text:span></text:span><text:span text:style-name="T1"> Berikan contoh-contoh konkret dan potensial bagaimana teknologi ini digunakan atau diharapkan akan digunakan: visualisasi desain 3D, pelatihan </text:span><text:soft-page-break/><text:span text:style-name="T1">imersif, bantuan teknisi jarak jauh ('remote assist'), simulasi bedah, kolaborasi tim desain, dll. </text:span></text:p>
                  </text:list-item>
                  <text:list-item>
                    <text:p text:style-name="P156"><text:span text:style-name="Strong_20_Emphasis"><text:span text:style-name="T1">Realisme Pasar dan Tantangan:</text:span></text:span><text:span text:style-name="T1"> Analisis tantangan yang masih signifikan [per April 2025] dalam adopsi MR/Metaverse secara luas: harga perangkat keras HoloLens yang masih tinggi, faktor ergonomi dan kenyamanan, kebutuhan akan lebih banyak aplikasi pembunuh (killer apps) yang spesifik industri, serta persaingan dari platform lain. Akui bahwa perkembangannya mungkin lebih bertahap daripada hype awal. </text:span></text:p>
                  </text:list-item>
                  <text:list-item>
                    <text:p text:style-name="P40"><text:span text:style-name="Strong_20_Emphasis"><text:span text:style-name="T1">Strategi Fokus Enterprise:</text:span></text:span><text:span text:style-name="T1"> Tekankan bagaimana fokus Microsoft pada kasus penggunaan enterprise membedakannya dari pemain lain di ruang Metaverse dan bagaimana hal ini sejalan dengan kekuatan inti perusahaan." </text:span></text:p>
                  </text:list-item>
                </text:list>
              </text:list-item>
            </text:list>
            <text:p text:style-name="P242"/>
            <text:list xml:id="list8133692877926374525" text:style-name="L42">
              <text:list-item>
                <text:p text:style-name="P41"><text:span text:style-name="Strong_20_Emphasis"><text:span text:style-name="T1">Subbab 8.3: Komputasi Kuantum: Batas Baru Komputasi</text:span></text:span></text:p>
                <text:p text:style-name="P41"><text:span text:style-name="Strong_20_Emphasis"><text:span text:style-name="T1">[PROMPT UNTUK SUBBAB 8.3]</text:span></text:span><text:span text:style-name="T1"> "Buatkan pembahasan mendalam untuk Subbab 8.3: 'Komputasi Kuantum: Batas Baru Komputasi'. Fokus pada penjelasan mengenai pertaruhan jangka panjang Microsoft dalam mengembangkan komputasi kuantum, termasuk pendekatan uniknya dan platform Azure Quantum, berdasarkan pemahaman per April 2025. Uraikan secara detail:</text:span></text:p>
                <text:list>
                  <text:list-item>
                    <text:p text:style-name="P157"><text:span text:style-name="Strong_20_Emphasis"><text:span text:style-name="T1">Pengantar Konsep Kuantum (Sederhana):</text:span></text:span><text:span text:style-name="T1"> Jelaskan secara konseptual apa itu komputasi kuantum dan mengapa ia berpotensi revolusioner untuk jenis masalah tertentu (yang tidak dapat dipecahkan oleh komputer klasik). Gunakan analogi sederhana untuk menjelaskan konsep qubit, superposisi, dan keterikatan (entanglement). </text:span></text:p>
                  </text:list-item>
                  <text:list-item>
                    <text:p text:style-name="P157"><text:span text:style-name="Strong_20_Emphasis"><text:span text:style-name="T1">Pendekatan Topologis Microsoft:</text:span></text:span><text:span text:style-name="T1"> Jelaskan pendekatan Microsoft yang ambisius dan secara fundamental berbeda dalam membangun perangkat keras kuantum, yaitu fokus pada 'qubit topologis'. Terangkan (secara sederhana) mengapa pendekatan ini diyakini memiliki potensi keunggulan dalam hal stabilitas dan skalabilitas jangka panjang untuk mencapai komputasi kuantum yang fault-tolerant, meskipun sangat menantang untuk direalisasikan. </text:span></text:p>
                  </text:list-item>
                  <text:list-item>
                    <text:p text:style-name="P157"><text:soft-page-break/><text:span text:style-name="Strong_20_Emphasis"><text:span text:style-name="T1">Platform Azure Quantum:</text:span></text:span><text:span text:style-name="T1"> Deskripsikan Azure Quantum sebagai ekosistem cloud Microsoft yang menyediakan akses ke berbagai sumber daya komputasi kuantum. Jelaskan bagaimana ia memungkinkan pengguna bereksperimen dengan algoritma kuantum menggunakan perangkat keras dari Microsoft dan mitra, serta menyediakan alat pengembangan seperti bahasa Q# dan Quantum Development Kit (QDK). </text:span></text:p>
                  </text:list-item>
                  <text:list-item>
                    <text:p text:style-name="P157"><text:span text:style-name="Strong_20_Emphasis"><text:span text:style-name="T1">Potensi Aplikasi Masa Depan:</text:span></text:span><text:span text:style-name="T1"> Sebutkan bidang-bidang di mana komputasi kuantum diharapkan dapat memberikan terobosan besar di masa depan, seperti penemuan material baru, pengembangan obat-obatan, optimasi kompleks dalam logistik dan keuangan, kriptografi, dan percepatan AI. </text:span></text:p>
                  </text:list-item>
                  <text:list-item>
                    <text:p text:style-name="P41"><text:span text:style-name="Strong_20_Emphasis"><text:span text:style-name="T1">Tantangan Skala Besar dan Jangka Waktu:</text:span></text:span><text:span text:style-name="T1"> Tekankan bahwa [per April 2025] realisasi komputer kuantum berskala besar yang fault-tolerant masih menghadapi tantangan ilmiah dan rekayasa fundamental. Sampaikan bahwa ini adalah investasi riset dan pengembangan jangka sangat panjang (mungkin beberapa dekade) dengan potensi dampak transformasional." </text:span></text:p>
                  </text:list-item>
                </text:list>
              </text:list-item>
            </text:list>
            <text:p text:style-name="P242"/>
            <text:list xml:id="list6314003587293356955" text:style-name="L43">
              <text:list-item>
                <text:p text:style-name="P42"><text:span text:style-name="Strong_20_Emphasis"><text:span text:style-name="T1">Subbab 8.4: Keberlanjutan dan Tanggung Jawab Sosial Perusahaan</text:span></text:span></text:p>
                <text:p text:style-name="P42"><text:span text:style-name="Strong_20_Emphasis"><text:span text:style-name="T1">[PROMPT UNTUK SUBBAB 8.4]</text:span></text:span><text:span text:style-name="T1"> "Buatkan pembahasan mendalam untuk Subbab 8.4: 'Keberlanjutan dan Tanggung Jawab Sosial Perusahaan'. Fokus pada komitmen, inisiatif, dan kemajuan Microsoft terkait isu-isu lingkungan (ESG - Environmental, Social, Governance) dan CSR yang lebih luas, berdasarkan informasi hingga April 2025. Uraikan secara detail:</text:span></text:p>
                <text:list>
                  <text:list-item>
                    <text:p text:style-name="P158"><text:span text:style-name="Strong_20_Emphasis"><text:span text:style-name="T1">Komitmen Lingkungan:</text:span></text:span><text:span text:style-name="T1"> Jelaskan target-target keberlanjutan utama Microsoft yang ambisius, seperti menjadi 'carbon negative' pada 2030, 'water positive' pada 2030, dan 'zero waste' pada 2030. </text:span></text:p>
                  </text:list-item>
                  <text:list-item>
                    <text:p text:style-name="P158"><text:span text:style-name="Strong_20_Emphasis"><text:span text:style-name="T1">Inisiatif Mencapai Target:</text:span></text:span><text:span text:style-name="T1"> Deskripsikan langkah-langkah nyata yang diambil Microsoft, seperti: pengadaan energi terbarukan skala besar untuk pusat data, investasi dalam teknologi penghilangan karbon (carbon removal), upaya desain produk </text:span><text:soft-page-break/><text:span text:style-name="T1">yang lebih ramah lingkungan, pengelolaan air yang bertanggung jawab, program pengurangan limbah, dan inisiatif data lingkungan seperti Planetary Computer. </text:span></text:p>
                  </text:list-item>
                  <text:list-item>
                    <text:p text:style-name="P158"><text:span text:style-name="Strong_20_Emphasis"><text:span text:style-name="T1">Aspek Sosial dan Tata Kelola (S &amp; G):</text:span></text:span><text:span text:style-name="T1"> Perluas pembahasan ke area tanggung jawab sosial dan tata kelola lainnya: </text:span></text:p>
                    <text:list>
                      <text:list-item>
                        <text:p text:style-name="P158"><text:span text:style-name="Strong_20_Emphasis"><text:span text:style-name="T1">AI yang Bertanggung Jawab:</text:span></text:span><text:span text:style-name="T1"> Upaya menerapkan prinsip-prinsip etika dalam pengembangan dan penerapan AI (keadilan, keandalan, privasi, inklusivitas, transparansi, akuntabilitas). </text:span></text:p>
                      </text:list-item>
                      <text:list-item>
                        <text:p text:style-name="P158"><text:span text:style-name="Strong_20_Emphasis"><text:span text:style-name="T1">Aksesibilitas:</text:span></text:span><text:span text:style-name="T1"> Komitmen berkelanjutan untuk membuat teknologi dapat diakses oleh semua orang, termasuk penyandang disabilitas. </text:span></text:p>
                      </text:list-item>
                      <text:list-item>
                        <text:p text:style-name="P158"><text:span text:style-name="Strong_20_Emphasis"><text:span text:style-name="T1">Keterampilan Digital &amp; Pendidikan:</text:span></text:span><text:span text:style-name="T1"> Program global untuk meningkatkan literasi dan keterampilan digital. </text:span></text:p>
                      </text:list-item>
                      <text:list-item>
                        <text:p text:style-name="P158"><text:span text:style-name="Strong_20_Emphasis"><text:span text:style-name="T1">Privasi dan Keamanan Data:</text:span></text:span><text:span text:style-name="T1"> Upaya melindungi data pengguna. </text:span></text:p>
                      </text:list-item>
                      <text:list-item>
                        <text:p text:style-name="P158"><text:span text:style-name="Strong_20_Emphasis"><text:span text:style-name="T1">Etika Rantai Pasok:</text:span></text:span><text:span text:style-name="T1"> Memastikan standar kerja yang adil dan etis. </text:span></text:p>
                      </text:list-item>
                    </text:list>
                  </text:list-item>
                  <text:list-item>
                    <text:p text:style-name="P158"><text:span text:style-name="Strong_20_Emphasis"><text:span text:style-name="T1">Motivasi dan Pelaporan:</text:span></text:span><text:span text:style-name="T1"> Analisis mengapa isu-isu ini menjadi penting bagi Microsoft (tekanan investor/konsumen, regulasi, menarik talenta, manajemen risiko, nilai perusahaan). Sebutkan upaya pelaporan transparansi Microsoft terkait kemajuan ESG/CSR. </text:span></text:p>
                  </text:list-item>
                  <text:list-item>
                    <text:p text:style-name="P42"><text:span text:style-name="Strong_20_Emphasis"><text:span text:style-name="T1">Evaluasi Kemajuan (per April 2025):</text:span></text:span><text:span text:style-name="T1"> Berikan penilaian singkat mengenai sejauh mana Microsoft telah membuat kemajuan dalam mencapai target ambisiusnya dan tantangan yang masih ada." </text:span></text:p>
                  </text:list-item>
                </text:list>
              </text:list-item>
            </text:list>
            <text:p text:style-name="P242"/>
            <text:list xml:id="list7939928520161553360" text:style-name="L44">
              <text:list-item>
                <text:p text:style-name="P43"><text:span text:style-name="Strong_20_Emphasis"><text:span text:style-name="T1">Subbab 8.5: Tantangan Masa Depan: Regulasi, Persaingan, Keamanan</text:span></text:span></text:p>
                <text:p text:style-name="P43"><text:span text:style-name="Strong_20_Emphasis"><text:span text:style-name="T1">[PROMPT UNTUK SUBBAB 8.5]</text:span></text:span><text:span text:style-name="T1"> "Buatkan pembahasan mendalam untuk Subbab 8.5: 'Tantangan Masa Depan: Regulasi, Persaingan, Keamanan'. Fokus pada identifikasi dan analisis tantangan-tantangan utama serta potensi risiko yang dihadapi Microsoft dalam menatap masa depan, dari perspektif April 2025. Uraikan secara detail:</text:span></text:p>
                <text:list>
                  <text:list-item>
                    <text:p text:style-name="P159"><text:soft-page-break/><text:span text:style-name="Strong_20_Emphasis"><text:span text:style-name="T1">Tekanan Regulasi Global:</text:span></text:span><text:span text:style-name="T1"> Jelaskan meningkatnya potensi pengawasan dan intervensi dari regulator di berbagai negara. Bahas area-area sensitif seperti: praktik antipersaingan (khususnya di pasar cloud, AI, dan gaming pasca-akuisisi besar), privasi data (kepatuhan terhadap GDPR dan peraturan serupa), serta potensi munculnya regulasi yang lebih ketat untuk pengembangan dan penggunaan Kecerdasan Buatan. </text:span></text:p>
                  </text:list-item>
                  <text:list-item>
                    <text:p text:style-name="P159"><text:span text:style-name="Strong_20_Emphasis"><text:span text:style-name="T1">Persaingan yang Tak Henti:</text:span></text:span><text:span text:style-name="T1"> Analisis lanskap kompetitif yang sangat ketat di semua lini bisnis utama: pertarungan sengit di pasar cloud (vs. AWS, Google Cloud), persaingan di pasar perangkat keras dan OS (vs. Apple), rivalitas di industri game (vs. Sony, Nintendo), dan perlombaan supremasi AI (vs. Google, Meta, startup AI lainnya). </text:span></text:p>
                  </text:list-item>
                  <text:list-item>
                    <text:p text:style-name="P159"><text:span text:style-name="Strong_20_Emphasis"><text:span text:style-name="T1">Ancaman Keamanan Siber Skala Besar:</text:span></text:span><text:span text:style-name="T1"> Tekankan posisi Microsoft sebagai target utama serangan siber global yang semakin canggih. Bahas tantangan berkelanjutan dalam mengamankan infrastruktur cloud raksasanya, melindungi produknya, dan menjaga data miliaran penggunanya dari aktor jahat (negara, kriminal siber). </text:span></text:p>
                  </text:list-item>
                  <text:list-item>
                    <text:p text:style-name="P159"><text:span text:style-name="Strong_20_Emphasis"><text:span text:style-name="T1">Risiko dan Etika Implementasi AI:</text:span></text:span><text:span text:style-name="T1"> Elaborasi tantangan inheren dalam mendorong adopsi AI secara massal: memastikan keandalan dan keamanan model, mencegah penyalahgunaan, mengatasi bias dan isu keadilan, menavigasi dampak sosial (misalnya, pada pekerjaan), dan membangun kepercayaan publik. </text:span></text:p>
                  </text:list-item>
                  <text:list-item>
                    <text:p text:style-name="P43"><text:span text:style-name="Strong_20_Emphasis"><text:span text:style-name="T1">Tantangan Lainnya:</text:span></text:span><text:span text:style-name="T1"> Sebutkan secara singkat tantangan lain seperti perebutan talenta global di bidang teknologi kunci, dampak ketidakpastian ekonomi makro dan geopolitik global terhadap bisnis multinasional, serta tantangan internal untuk mempertahankan kelincahan dan kecepatan inovasi seiring skala perusahaan yang terus membesar." </text:span></text:p>
                  </text:list-item>
                </text:list>
              </text:list-item>
            </text:list>
            <text:p text:style-name="P242"/>
            <text:p text:style-name="P110">Prompt ini dirancang untuk menghasilkan bab yang melihat ke depan, membahas arah strategis Microsoft serta tantangan signifikan yang harus dihadapinya dalam beberapa tahun mendatang.</text:p>
          </text:section>
          <text:section text:style-name="Sect1" text:name="feedback-form-9">
            <text:p text:style-name="P225"><text:soft-page-break/></text:p>
          </text:section>
        </text:section>
        <text:section text:style-name="Sect1" text:name="ce387321c279bc26">
          <text:p text:style-name="P110"/>
          <text:section text:style-name="Sect1" text:name="user-query-content-10">
            <text:p text:style-name="P239">Pada Bab 9 Tambahkan prompt pada awal bab untuk mendapatkan pengantar , pada tiap subbab/sub-subab untuk mendapatkan isi dengan pembahasan mendalam </text:p>
          </text:section>
          <text:p text:style-name="P225">Tampilkan alur berpikir</text:p>
          <text:section text:style-name="Sect2" text:name="model-response-message-contentr_ce387321c279bc26">
            <text:p text:style-name="P110">Tentu, berikut adalah prompt untuk pengantar Bab 9 dan setiap subbabnya, yang berfokus pada evaluasi dampak dan warisan Microsoft.</text:p>
            <text:p text:style-name="P242"/>
            <text:p text:style-name="Text_20_body"><text:span text:style-name="Strong_20_Emphasis"><text:span text:style-name="T1">Bab 9: Dampak dan Warisan: Microsoft dalam Kehidupan Kita</text:span></text:span></text:p>
            <text:p text:style-name="Text_20_body"><text:span text:style-name="Strong_20_Emphasis"><text:span text:style-name="T1">[PROMPT UNTUK PENGANTAR BAB 9]</text:span></text:span><text:span text:style-name="T1"> "Tuliskan paragraf pengantar yang reflektif untuk Bab 9 buku nonfiksi tentang Microsoft, berjudul 'Dampak dan Warisan: Microsoft dalam Kehidupan Kita'. Mulailah dengan mengajak pembaca untuk berhenti sejenak setelah mengikuti perjalanan panjang Microsoft dari awal berdirinya hingga ambisinya di masa depan. Sampaikan bahwa bab ini bertujuan untuk mengevaluasi jejak abadi yang ditinggalkan oleh perusahaan ini di panggung dunia. Tekankan bahwa pengaruh Microsoft jauh melampaui sekadar produk dan laba; ia telah secara fundamental membentuk cara kita bekerja, belajar, berkomunikasi, dan bermain. Soroti area-area utama di mana dampaknya paling terasa, yang akan dibahas dalam bab ini: perannya dalam demokratisasi komputer pribadi, revolusi produktivitas bisnis, kontribusinya pada ekosistem teknologi global, pengaruh sosial melalui filantropi pendirinya, serta kritik dan kontroversi yang juga menjadi bagian tak terpisahkan dari warisannya. Akhiri dengan menyatakan bahwa bab ini adalah sebuah refleksi atas signifikansi historis dan relevansi berkelanjutan Microsoft dalam kehidupan kita. Gunakan nada yang bijaksana dan evaluatif."</text:span></text:p>
            <text:p text:style-name="P242"/>
            <text:list xml:id="list6603582830024789187" text:style-name="L45">
              <text:list-item>
                <text:p text:style-name="P44"><text:span text:style-name="Strong_20_Emphasis"><text:span text:style-name="T1">Subbab 9.1: Demokratisasi Komputer Pribadi</text:span></text:span></text:p>
                <text:p text:style-name="P44"><text:span text:style-name="Strong_20_Emphasis"><text:span text:style-name="T1">[PROMPT UNTUK SUBBAB 9.1]</text:span></text:span><text:span text:style-name="T1"> "Buatkan pembahasan mendalam untuk Subbab 9.1: 'Demokratisasi Komputer Pribadi'. Fokus pada analisis peran historis kunci Microsoft dalam membuat teknologi komputer pribadi (PC) dapat diakses dan digunakan oleh masyarakat luas, bukan hanya oleh kalangan bisnis besar atau teknisi ahli. Uraikan </text:span><text:soft-page-break/><text:span text:style-name="T1">secara detail:</text:span></text:p>
                <text:list>
                  <text:list-item>
                    <text:p text:style-name="P160"><text:span text:style-name="Strong_20_Emphasis"><text:span text:style-name="T1">Peran Sentral MS-DOS dan Windows:</text:span></text:span><text:span text:style-name="T1"> Jelaskan bagaimana sistem operasi Microsoft menjadi standar de facto yang memungkinkan berbagai produsen perangkat keras membuat PC yang kompatibel, mendorong volume produksi massal. </text:span></text:p>
                  </text:list-item>
                  <text:list-item>
                    <text:p text:style-name="P160"><text:span text:style-name="Strong_20_Emphasis"><text:span text:style-name="T1">Dampak Model Lisensi OEM:</text:span></text:span><text:span text:style-name="T1"> Analisis bagaimana strategi melisensikan Windows ke banyak produsen PC secara bersamaan mendorong persaingan harga yang sehat dan membuat harga PC turun secara signifikan, menjadikannya terjangkau bagi lebih banyak orang. Bandingkan dengan model pesaing saat itu. </text:span></text:p>
                  </text:list-item>
                  <text:list-item>
                    <text:p text:style-name="P160"><text:span text:style-name="Strong_20_Emphasis"><text:span text:style-name="T1">Menurunkan Hambatan Penggunaan:</text:span></text:span><text:span text:style-name="T1"> Bahas bagaimana evolusi antarmuka Windows dari versi awal hingga versi yang lebih matang (seperti Windows 95) secara bertahap membuatnya lebih mudah digunakan oleh orang awam dibandingkan sistem berbasis teks atau sistem operasi yang lebih kompleks. </text:span></text:p>
                  </text:list-item>
                  <text:list-item>
                    <text:p text:style-name="P160"><text:span text:style-name="Strong_20_Emphasis"><text:span text:style-name="T1">Menciptakan Pasar Massal:</text:span></text:span><text:span text:style-name="T1"> Jelaskan bagaimana kombinasi perangkat lunak standar dan perangkat keras yang terjangkau (terutama melalui aliansi 'Wintel') menciptakan pasar PC massal pertama di dunia, yang mengubah lanskap teknologi secara permanen. </text:span></text:p>
                  </text:list-item>
                  <text:list-item>
                    <text:p text:style-name="P44"><text:span text:style-name="Strong_20_Emphasis"><text:span text:style-name="T1">Konsekuensi Demokratisasi:</text:span></text:span><text:span text:style-name="T1"> Evaluasi dampak jangka panjang dari tersedianya PC secara luas bagi individu, pendidikan, usaha kecil, dan akses informasi, sebagai fondasi revolusi digital." </text:span></text:p>
                  </text:list-item>
                </text:list>
              </text:list-item>
            </text:list>
            <text:p text:style-name="P242"/>
            <text:list xml:id="list3155157711139275719" text:style-name="L46">
              <text:list-item>
                <text:p text:style-name="P45"><text:span text:style-name="Strong_20_Emphasis"><text:span text:style-name="T1">Subbab 9.2: Pengaruh pada Dunia Bisnis dan Produktivitas</text:span></text:span></text:p>
                <text:p text:style-name="P45"><text:span text:style-name="Strong_20_Emphasis"><text:span text:style-name="T1">[PROMPT UNTUK SUBBAB 9.2]</text:span></text:span><text:span text:style-name="T1"> "Buatkan pembahasan mendalam untuk Subbab 9.2: 'Pengaruh pada Dunia Bisnis dan Produktivitas'. Fokus pada analisis bagaimana produk dan platform Microsoft secara fundamental mengubah cara kerja bisnis dan mendefinisikan standar produktivitas di tempat kerja modern. Uraikan secara detail:</text:span></text:p>
                <text:list>
                  <text:list-item>
                    <text:p text:style-name="P161"><text:span text:style-name="Strong_20_Emphasis"><text:span text:style-name="T1">Standarisasi Alat Kerja (Office/M365):</text:span></text:span><text:span text:style-name="T1"> Jelaskan bagaimana Microsoft Office (kini Microsoft 365) menjadi standar global yang tak tertandingi untuk pembuatan dokumen (Word), analisis </text:span><text:soft-page-break/><text:span text:style-name="T1">data (Excel), presentasi (PowerPoint), dan komunikasi email (Outlook). Analisis bagaimana hal ini mengefisienkan dan menstandarisasi alur kerja perkantoran. </text:span></text:p>
                  </text:list-item>
                  <text:list-item>
                    <text:p text:style-name="P161"><text:span text:style-name="Strong_20_Emphasis"><text:span text:style-name="T1">Meningkatkan Efisiensi dan Kolaborasi:</text:span></text:span><text:span text:style-name="T1"> Bahas bagaimana fitur-fitur dalam suite ini (termasuk otomatisasi, template, alat analisis) meningkatkan produktivitas individu. Tekankan juga bagaimana platform seperti Microsoft Teams (dalam M365) telah mentransformasi kolaborasi tim, komunikasi internal/eksternal, dan memungkinkan kerja jarak jauh (remote work) secara efektif, terutama di era pasca-pandemi [per April 2025]. </text:span></text:p>
                  </text:list-item>
                  <text:list-item>
                    <text:p text:style-name="P161"><text:span text:style-name="Strong_20_Emphasis"><text:span text:style-name="T1">Membentuk Keterampilan Profesional:</text:span></text:span><text:span text:style-name="T1"> Analisis bagaimana penguasaan produk Microsoft (khususnya Office/M365) telah menjadi salah satu set keterampilan digital paling dasar dan universal yang dibutuhkan di pasar kerja modern. </text:span></text:p>
                  </text:list-item>
                  <text:list-item>
                    <text:p text:style-name="P161"><text:span text:style-name="Strong_20_Emphasis"><text:span text:style-name="T1">Tulang Punggung Infrastruktur IT:</text:span></text:span><text:span text:style-name="T1"> Sebutkan peran penting platform server Microsoft (Windows Server, SQL Server, dll.) dan solusi bisnis (Dynamics 365) dalam mendukung operasi back-end dan infrastruktur IT banyak perusahaan selama puluhan tahun. </text:span></text:p>
                  </text:list-item>
                  <text:list-item>
                    <text:p text:style-name="P45"><text:span text:style-name="Strong_20_Emphasis"><text:span text:style-name="T1">Evaluasi Pengaruh:</text:span></text:span><text:span text:style-name="T1"> Simpulkan dengan menilai kontribusi besar Microsoft dalam membentuk cara bisnis beroperasi dan bagaimana produktivitas diukur dan dicapai di era digital, sambil mungkin menyentuh potensi ketergantungan pada ekosistemnya." </text:span></text:p>
                  </text:list-item>
                </text:list>
              </text:list-item>
            </text:list>
            <text:p text:style-name="P242"/>
            <text:list xml:id="list821720343531573152" text:style-name="L47">
              <text:list-item>
                <text:p text:style-name="P46"><text:span text:style-name="Strong_20_Emphasis"><text:span text:style-name="T1">Subbab 9.3: Kontribusi pada Ekosistem Teknologi Global</text:span></text:span></text:p>
                <text:p text:style-name="P46"><text:span text:style-name="Strong_20_Emphasis"><text:span text:style-name="T1">[PROMPT UNTUK SUBBAB 9.3]</text:span></text:span><text:span text:style-name="T1"> "Buatkan pembahasan mendalam untuk Subbab 9.3: 'Kontribusi pada Ekosistem Teknologi Global'. Fokus pada analisis bagaimana Microsoft telah memengaruhi dan berkontribusi (positif dan negatif) pada perkembangan ekosistem teknologi yang lebih luas di seluruh dunia. Uraikan secara detail:</text:span></text:p>
                <text:list>
                  <text:list-item>
                    <text:p text:style-name="P162"><text:span text:style-name="Strong_20_Emphasis"><text:span text:style-name="T1">Menumbuhkan Industri Perangkat Lunak:</text:span></text:span><text:span text:style-name="T1"> Jelaskan bagaimana dominasi platform Windows menciptakan pasar yang sangat besar bagi pengembang perangkat lunak pihak ketiga </text:span><text:soft-page-break/><text:span text:style-name="T1">(Independent Software Vendors - ISVs) untuk membangun dan menjual aplikasi mereka, menciptakan industri multi-miliar dolar. </text:span></text:p>
                  </text:list-item>
                  <text:list-item>
                    <text:p text:style-name="P162"><text:span text:style-name="Strong_20_Emphasis"><text:span text:style-name="T1">Memberdayakan Para Pengembang:</text:span></text:span><text:span text:style-name="T1"> Analisis dampak positif dari alat pengembang Microsoft (dari Visual Basic di masa lalu, Visual Studio, hingga VS Code dan GitHub saat ini) dalam menyediakan alat yang kuat untuk membangun perangkat lunak, termasuk dukungan yang semakin besar untuk pengembangan lintas platform dan open source. </text:span></text:p>
                  </text:list-item>
                  <text:list-item>
                    <text:p text:style-name="P162"><text:span text:style-name="Strong_20_Emphasis"><text:span text:style-name="T1">Evolusi Hubungan dengan Open Source:</text:span></text:span><text:span text:style-name="T1"> Ceritakan transformasi sikap Microsoft terhadap open source, dari perlawanan menjadi salah satu pendukung dan kontributor terbesar, dan bagaimana hal ini memengaruhi ekosistem secara keseluruhan. </text:span></text:p>
                  </text:list-item>
                  <text:list-item>
                    <text:p text:style-name="P162"><text:span text:style-name="Strong_20_Emphasis"><text:span text:style-name="T1">Demokratisasi Cloud Computing (Azure):</text:span></text:span><text:span text:style-name="T1"> Jelaskan bagaimana Azure menyediakan akses ke sumber daya komputasi canggih (termasuk AI) bagi startup, peneliti, dan perusahaan yang sebelumnya tidak terjangkau, sehingga mendorong inovasi. </text:span></text:p>
                  </text:list-item>
                  <text:list-item>
                    <text:p text:style-name="P162"><text:span text:style-name="Strong_20_Emphasis"><text:span text:style-name="T1">Peran dalam Standarisasi:</text:span></text:span><text:span text:style-name="T1"> Bahas bagaimana Microsoft telah memengaruhi atau menetapkan standar teknis dalam industri, baik melalui partisipasi dalam badan standar maupun melalui popularitas produknya. </text:span></text:p>
                  </text:list-item>
                  <text:list-item>
                    <text:p text:style-name="P46"><text:span text:style-name="Strong_20_Emphasis"><text:span text:style-name="T1">Aspek Kontroversial:</text:span></text:span><text:span text:style-name="T1"> Sertakan analisis yang seimbang mengenai kritik historis bahwa dominasi Microsoft terkadang digunakan untuk menghambat persaingan dan membatasi pilihan dalam ekosistem (misalnya, kasus IE bundling, strategi terhadap pesaing)." </text:span></text:p>
                  </text:list-item>
                </text:list>
              </text:list-item>
            </text:list>
            <text:p text:style-name="P242"/>
            <text:list xml:id="list7186586229949726223" text:style-name="L48">
              <text:list-item>
                <text:p text:style-name="P47"><text:span text:style-name="Strong_20_Emphasis"><text:span text:style-name="T1">Subbab 9.4: Filantropi dan Pengaruh Sosial</text:span></text:span></text:p>
                <text:p text:style-name="P47"><text:span text:style-name="Strong_20_Emphasis"><text:span text:style-name="T1">[PROMPT UNTUK SUBBAB 9.4]</text:span></text:span><text:span text:style-name="T1"> "Buatkan pembahasan mendalam untuk Subbab 9.4: 'Filantropi dan Pengaruh Sosial'. Fokus pada dampak sosial signifikan yang timbul dari kesuksesan Microsoft, terutama melalui upaya filantropi skala besar yang terkait dengan para pendirinya, serta pengaruh sosial perusahaan itu sendiri. Uraikan secara detail:</text:span></text:p>
                <text:list>
                  <text:list-item>
                    <text:p text:style-name="P163"><text:span text:style-name="Strong_20_Emphasis"><text:span text:style-name="T1">Fokus Utama: Bill &amp; Melinda Gates Foundation:</text:span></text:span><text:span text:style-name="T1"> Jelaskan </text:span><text:soft-page-break/><text:span text:style-name="T1">peran sentral yayasan ini sebagai manifestasi filantropi terbesar yang lahir dari kekayaan Microsoft. </text:span></text:p>
                    <text:list>
                      <text:list-item>
                        <text:p text:style-name="P163"><text:span text:style-name="Strong_20_Emphasis"><text:span text:style-name="T1">Misi dan Skala:</text:span></text:span><text:span text:style-name="T1"> Tekankan misi utamanya dalam mengatasi masalah global seperti kesehatan, kemiskinan, dan pendidikan, serta skala operasinya yang masif. </text:span></text:p>
                      </text:list-item>
                      <text:list-item>
                        <text:p text:style-name="P163"><text:span text:style-name="Strong_20_Emphasis"><text:span text:style-name="T1">Sumber Kekayaan:</text:span></text:span><text:span text:style-name="T1"> Hubungkan secara jelas pendanaan yayasan dengan kesuksesan finansial Bill Gates di Microsoft. </text:span></text:p>
                      </text:list-item>
                      <text:list-item>
                        <text:p text:style-name="P163"><text:span text:style-name="Strong_20_Emphasis"><text:span text:style-name="T1">Contoh Dampak:</text:span></text:span><text:span text:style-name="T1"> Berikan contoh program atau inisiatif spesifik yayasan yang telah memberikan dampak signifikan (misalnya, dalam pemberantasan penyakit, peningkatan hasil pertanian, akses sanitasi). Sebutkan juga pengaruhnya dalam membentuk agenda pembangunan global. </text:span></text:p>
                      </text:list-item>
                    </text:list>
                  </text:list-item>
                  <text:list-item>
                    <text:p text:style-name="P163"><text:span text:style-name="Strong_20_Emphasis"><text:span text:style-name="T1">Upaya Filantropi Korporat:</text:span></text:span><text:span text:style-name="T1"> Jelaskan program filantropi yang dijalankan oleh Microsoft sebagai perusahaan (Microsoft Philanthropies), seperti donasi teknologi kepada organisasi nirlaba, program pelatihan keterampilan digital untuk komunitas yang kurang terlayani, dan dukungan untuk isu-isu sosial lainnya. </text:span></text:p>
                  </text:list-item>
                  <text:list-item>
                    <text:p text:style-name="P47"><text:span text:style-name="Strong_20_Emphasis"><text:span text:style-name="T1">Pengaruh Sosial Lainnya:</text:span></text:span><text:span text:style-name="T1"> Diskusikan dampak sosial yang lebih luas dari keberadaan Microsoft sebagai raksasa teknologi: penciptaan lapangan kerja berkualitas tinggi, pengaruh pada budaya kerja teknologi, pembentukan 'kelas' baru orang kaya di bidang teknologi ('Microsoft millionaires/billionaires'), dan perannya dalam membentuk wacana publik tentang teknologi." </text:span></text:p>
                  </text:list-item>
                </text:list>
              </text:list-item>
            </text:list>
            <text:p text:style-name="P242"/>
            <text:list xml:id="list3064284097520367145" text:style-name="L49">
              <text:list-item>
                <text:p text:style-name="P48"><text:span text:style-name="Strong_20_Emphasis"><text:span text:style-name="T1">Subbab 9.5: Kritik dan Kontroversi Sepanjang Sejarah</text:span></text:span></text:p>
                <text:p text:style-name="P48"><text:span text:style-name="Strong_20_Emphasis"><text:span text:style-name="T1">[PROMPT UNTUK SUBBAB 9.5]</text:span></text:span><text:span text:style-name="T1"> "Buatkan pembahasan mendalam untuk Subbab 9.5: 'Kritik dan Kontroversi Sepanjang Sejarah'. Fokus pada penyajian yang seimbang dan objektif mengenai kritik dan kontroversi utama yang telah dihadapi Microsoft sepanjang perjalanannya, sebagai bagian dari warisan kompleksnya. Uraikan secara detail beberapa area utama:</text:span></text:p>
                <text:list>
                  <text:list-item>
                    <text:p text:style-name="P164"><text:span text:style-name="Strong_20_Emphasis"><text:span text:style-name="T1">Monopoli dan Antipersaingan:</text:span></text:span><text:span text:style-name="T1"> Rangkum kembali kasus antimonopoli di AS dan Eropa sebagai puncak kritik terhadap </text:span><text:soft-page-break/><text:span text:style-name="T1">dugaan penyalahgunaan posisi dominan Microsoft untuk menekan pesaing (khususnya Netscape melalui bundling IE) dan membatasi pilihan konsumen. </text:span></text:p>
                  </text:list-item>
                  <text:list-item>
                    <text:p text:style-name="P164"><text:span text:style-name="Strong_20_Emphasis"><text:span text:style-name="T1">Keamanan Produk:</text:span></text:span><text:span text:style-name="T1"> Bahas kritik historis (terutama di era awal 2000-an) mengenai kerentanan keamanan yang meluas pada produk seperti Windows dan IE, yang menjadikannya target favorit serangan siber dan menimbulkan masalah bagi pengguna individu maupun korporat. </text:span></text:p>
                  </text:list-item>
                  <text:list-item>
                    <text:p text:style-name="P164"><text:span text:style-name="Strong_20_Emphasis"><text:span text:style-name="T1">Privasi Data Pengguna:</text:span></text:span><text:span text:style-name="T1"> Singgung kekhawatiran kontemporer [per April 2025] terkait pengumpulan dan penggunaan data pengguna dalam skala besar melalui layanan cloud (Azure, M365), sistem operasi (Windows telemetry), mesin pencari (Bing), dan platform AI. </text:span></text:p>
                  </text:list-item>
                  <text:list-item>
                    <text:p text:style-name="P164"><text:span text:style-name="Strong_20_Emphasis"><text:span text:style-name="T1">Taktik Bisnis:</text:span></text:span><text:span text:style-name="T1"> Sebutkan contoh-contoh historis di mana taktik bisnis Microsoft dianggap terlalu agresif atau dirancang untuk menciptakan ketergantungan (vendor lock-in) pada ekosistemnya. </text:span></text:p>
                  </text:list-item>
                  <text:list-item>
                    <text:p text:style-name="P164"><text:span text:style-name="Strong_20_Emphasis"><text:span text:style-name="T1">Isu Etis Lainnya:</text:span></text:span><text:span text:style-name="T1"> Sentuh secara singkat kontroversi lain yang mungkin pernah muncul, seperti isu terkait kontrak dengan pemerintah atau militer, kondisi kerja dalam rantai pasokan, atau dampak bug perangkat lunak yang signifikan. </text:span></text:p>
                  </text:list-item>
                  <text:list-item>
                    <text:p text:style-name="P48"><text:span text:style-name="Strong_20_Emphasis"><text:span text:style-name="T1">Memberikan Konteks:</text:span></text:span><text:span text:style-name="T1"> Sajikan kritik ini secara faktual dan berikan konteks jika perlu (misalnya, perubahan praktik dari waktu ke waktu, standar industri saat itu). Tekankan bahwa pemahaman terhadap sisi kontroversial ini penting untuk mendapatkan gambaran lengkap tentang warisan Microsoft." </text:span></text:p>
                  </text:list-item>
                </text:list>
              </text:list-item>
            </text:list>
            <text:p text:style-name="P242"/>
            <text:p text:style-name="P110">Prompt ini dirancang untuk menghasilkan bab yang merangkum dan mengevaluasi dampak luas Microsoft dalam berbagai aspek, menyajikan pandangan yang seimbang antara kontribusi positif dan sisi kontroversialnya.</text:p>
          </text:section>
          <text:section text:style-name="Sect1" text:name="feedback-form-10">
            <text:p text:style-name="P225"/>
          </text:section>
        </text:section>
        <text:section text:style-name="Sect1" text:name="d7b186dda4142922">
          <text:p text:style-name="P110"/>
          <text:section text:style-name="Sect1" text:name="user-query-content-11">
            <text:p text:style-name="P239">Pada Bab 10 Tambahkan prompt pada awal bab untuk mendapatkan pengantar , pada tiap subbab/sub-subab untuk mendapatkan isi dengan pembahasan mendalam </text:p>
          </text:section>
          <text:p text:style-name="P225"><text:soft-page-break/>Tampilkan alur berpikir</text:p>
          <text:section text:style-name="Sect2" text:name="model-response-message-contentr_d7b186dda4142922">
            <text:p text:style-name="P110">Oke, berikut adalah prompt untuk pengantar Bab 10 (Penutup) dan setiap subbabnya, yang dirancang untuk merangkum buku dan memberikan refleksi akhir.</text:p>
            <text:p text:style-name="P242"/>
            <text:p text:style-name="Text_20_body"><text:span text:style-name="Strong_20_Emphasis"><text:span text:style-name="T1">Bab 10: Penutup: Memandang ke Depan</text:span></text:span></text:p>
            <text:p text:style-name="Text_20_body"><text:span text:style-name="Strong_20_Emphasis"><text:span text:style-name="T1">[PROMPT UNTUK PENGANTAR BAB 10]</text:span></text:span><text:span text:style-name="T1"> "Tuliskan paragraf pengantar singkat untuk Bab 10 buku nonfiksi tentang Microsoft, yang berfungsi sebagai penutup buku dengan judul 'Penutup: Memandang ke Depan'. Mulailah dengan menandakan bahwa pembaca telah mencapai akhir perjalanan panjang menelusuri kisah Microsoft – dari awal yang sederhana di garasi hingga menjadi raksasa teknologi global yang terus berinovasi. Sampaikan bahwa bab terakhir ini bertujuan untuk merangkum benang merah utama dari evolusi perusahaan, merenungkan relevansinya yang berkelanjutan di dunia yang terus berubah, dan menawarkan beberapa pemikiran penutup. Gunakan nada yang menandakan kesimpulan, refleksi, dan apresiasi atas perjalanan yang telah dibahas."</text:span></text:p>
            <text:p text:style-name="P242"/>
            <text:list xml:id="list5260210558267297277" text:style-name="L50">
              <text:list-item>
                <text:p text:style-name="P49"><text:span text:style-name="Strong_20_Emphasis"><text:span text:style-name="T1">Subbab 10.1: Rangkuman Perjalanan Transformasi Microsoft</text:span></text:span></text:p>
                <text:p text:style-name="P49"><text:span text:style-name="Strong_20_Emphasis"><text:span text:style-name="T1">[PROMPT UNTUK SUBBAB 10.1]</text:span></text:span><text:span text:style-name="T1"> "Buatkan pembahasan mendalam untuk Subbab 10.1: 'Rangkuman Perjalanan Transformasi Microsoft'. Fokus pada penyajian ringkasan yang kohesif mengenai evolusi dan transformasi kunci Microsoft sepanjang sejarahnya, sebagaimana telah diuraikan dalam bab-bab sebelumnya. Sintesiskan narasi utama dengan menyoroti titik-titik balik penting:</text:span></text:p>
                <text:list>
                  <text:list-item>
                    <text:p text:style-name="P165"><text:span text:style-name="Strong_20_Emphasis"><text:span text:style-name="T1">Kelahiran dan Fondasi Awal:</text:span></text:span><text:span text:style-name="T1"> Ringkas periode pendirian oleh Gates dan Allen, pertaruhan pada BASIC, dan kesepakatan MS-DOS dengan IBM yang menjadi landasan awal kesuksesan. </text:span></text:p>
                  </text:list-item>
                  <text:list-item>
                    <text:p text:style-name="P165"><text:span text:style-name="Strong_20_Emphasis"><text:span text:style-name="T1">Mendominasi Era PC:</text:span></text:span><text:span text:style-name="T1"> Rangkum kebangkitan Windows sebagai standar OS global, kesuksesan Microsoft Office sebagai suite produktivitas utama, kemenangan dalam 'perang browser' dengan Internet Explorer, dan tantangan antimonopoli sebagai konsekuensi dominasi. </text:span></text:p>
                  </text:list-item>
                  <text:list-item>
                    <text:p text:style-name="P165"><text:span text:style-name="Strong_20_Emphasis"><text:span text:style-name="T1">Ekspansi, Transisi, dan Tantangan:</text:span></text:span><text:span text:style-name="T1"> Ringkas era kepemimpinan </text:span><text:soft-page-break/><text:span text:style-name="T1">Steve Ballmer, upaya diversifikasi ke pasar baru (Xbox, Bing), perjuangan besar di pasar mobile (Windows Phone), dan peletakan dasar awal untuk komputasi awan (Azure). </text:span></text:p>
                  </text:list-item>
                  <text:list-item>
                    <text:p text:style-name="P165"><text:span text:style-name="Strong_20_Emphasis"><text:span text:style-name="T1">Reinventing di Era Cloud dan AI:</text:span></text:span><text:span text:style-name="T1"> Rangkum transformasi signifikan di bawah kepemimpinan Satya Nadella [hingga April 2025], termasuk ledakan pertumbuhan Azure, fokus strategis pada AI dan kemitraan OpenAI, perubahan budaya perusahaan, akuisisi strategis besar, dan kembalinya Microsoft sebagai pemimpin inovasi. </text:span></text:p>
                  </text:list-item>
                  <text:list-item>
                    <text:p text:style-name="P49"><text:span text:style-name="Strong_20_Emphasis"><text:span text:style-name="T1">Tema Ketahanan dan Adaptasi:</text:span></text:span><text:span text:style-name="T1"> Tekankan secara eksplisit bagaimana narasi Microsoft adalah kisah tentang kemampuan beradaptasi yang luar biasa – bagaimana perusahaan ini berhasil (meskipun tidak selalu mulus) menavigasi pergeseran teknologi besar dari era PC ke era internet, mobile, cloud, dan kini AI." </text:span></text:p>
                  </text:list-item>
                </text:list>
              </text:list-item>
            </text:list>
            <text:p text:style-name="P242"/>
            <text:list xml:id="list8239813747667019610" text:style-name="L51">
              <text:list-item>
                <text:p text:style-name="P50"><text:span text:style-name="Strong_20_Emphasis"><text:span text:style-name="T1">Subbab 10.2: Refleksi tentang Relevansi Berkelanjutan</text:span></text:span></text:p>
                <text:p text:style-name="P50"><text:span text:style-name="Strong_20_Emphasis"><text:span text:style-name="T1">[PROMPT UNTUK SUBBAB 10.2]</text:span></text:span><text:span text:style-name="T1"> "Buatkan pembahasan mendalam untuk Subbab 10.2: 'Refleksi tentang Relevansi Berkelanjutan'. Fokus pada refleksi mengapa Microsoft, setelah hampir setengah abad [per April 2025], tetap menjadi salah satu perusahaan teknologi paling penting dan relevan di dunia, dan kemungkinan akan terus demikian di masa mendatang. Analisis faktor-faktor relevansinya secara mendalam:</text:span></text:p>
                <text:list>
                  <text:list-item>
                    <text:p text:style-name="P166"><text:span text:style-name="Strong_20_Emphasis"><text:span text:style-name="T1">Kepemimpinan di Pasar Inti:</text:span></text:span><text:span text:style-name="T1"> Tekankan posisi pasar yang sangat kuat atau dominan di area-area krusial bagi ekonomi digital modern: komputasi awan (Azure sebagai pemain utama), produktivitas dan kolaborasi (Microsoft 365 sebagai standar de facto), perangkat lunak enterprise, gaming (ekosistem Xbox/Game Pass), dan kini sebagai pemimpin dalam penerapan AI generatif (Copilot). </text:span></text:p>
                  </text:list-item>
                  <text:list-item>
                    <text:p text:style-name="P166"><text:span text:style-name="Strong_20_Emphasis"><text:span text:style-name="T1">Kekuatan Ekosistem yang Luas:</text:span></text:span><text:span text:style-name="T1"> Jelaskan bagaimana relevansi Microsoft diperkuat oleh ekosistemnya yang masif dan saling terkait, yang mencakup jutaan mitra bisnis, komunitas pengembang global (diperkuat oleh GitHub), dan basis pelanggan yang mencakup hampir semua sektor industri dan </text:span><text:soft-page-break/><text:span text:style-name="T1">individu di seluruh dunia. </text:span></text:p>
                  </text:list-item>
                  <text:list-item>
                    <text:p text:style-name="P166"><text:span text:style-name="Strong_20_Emphasis"><text:span text:style-name="T1">Kapasitas Inovasi Jangka Panjang:</text:span></text:span><text:span text:style-name="T1"> Soroti kemampuan Microsoft untuk terus berinvestasi besar dalam riset dan pengembangan (R&amp;D) dan membuat pertaruhan strategis pada teknologi masa depan yang transformatif, seperti AI dan komputasi kuantum. </text:span></text:p>
                  </text:list-item>
                  <text:list-item>
                    <text:p text:style-name="P166"><text:span text:style-name="Strong_20_Emphasis"><text:span text:style-name="T1">Sumber Daya Finansial:</text:span></text:span><text:span text:style-name="T1"> Sebutkan kekuatan finansial perusahaan sebagai modal penting untuk terus berinovasi, melakukan akuisisi strategis, dan bertahan dalam menghadapi tantangan ekonomi atau persaingan. </text:span></text:p>
                  </text:list-item>
                  <text:list-item>
                    <text:p text:style-name="P166"><text:span text:style-name="Strong_20_Emphasis"><text:span text:style-name="T1">Kemampuan Adaptasi yang Terbukti:</text:span></text:span><text:span text:style-name="T1"> Gunakan transformasi sukses di bawah kepemimpinan Nadella sebagai studi kasus utama yang menunjukkan kemampuan perusahaan untuk belajar dari kesalahan, mengubah arah secara fundamental, dan merebut kembali momentum. </text:span></text:p>
                  </text:list-item>
                  <text:list-item>
                    <text:p text:style-name="P50"><text:span text:style-name="Strong_20_Emphasis"><text:span text:style-name="T1">Kesimpulan tentang Keberlanjutan:</text:span></text:span><text:span text:style-name="T1"> Simpulkan bahwa kombinasi dari posisi pasar, ekosistem, inovasi, sumber daya, dan kemampuan adaptasi membuat Microsoft sangat mungkin untuk tetap menjadi pemain sentral dalam lanskap teknologi global di masa mendatang, meskipun tantangan akan selalu ada." </text:span></text:p>
                  </text:list-item>
                </text:list>
              </text:list-item>
            </text:list>
            <text:p text:style-name="P242"/>
            <text:list xml:id="list4395552623658019324" text:style-name="L52">
              <text:list-item>
                <text:p text:style-name="P51"><text:span text:style-name="Strong_20_Emphasis"><text:span text:style-name="T1">Subbab 10.3: Pesan Akhir untuk Pembaca</text:span></text:span></text:p>
                <text:p text:style-name="P51"><text:span text:style-name="Strong_20_Emphasis"><text:span text:style-name="T1">[PROMPT UNTUK SUBBAB 10.3]</text:span></text:span><text:span text:style-name="T1"> "Buatkan pembahasan mendalam untuk Subbab 10.3: 'Pesan Akhir untuk Pembaca'. Tuliskan beberapa paragraf penutup yang berfungsi sebagai pesan terakhir dari penulis kepada pembaca buku ini, memberikan kesan penutup yang bermakna.</text:span></text:p>
                <text:list>
                  <text:list-item>
                    <text:p text:style-name="P167"><text:span text:style-name="Strong_20_Emphasis"><text:span text:style-name="T1">Penutup Perjalanan:</text:span></text:span><text:span text:style-name="T1"> Awali dengan ucapan terima kasih kepada pembaca yang telah mengikuti narasi kompleks dan panjang tentang Microsoft. Akui kekayaan dan kedalaman kisah yang telah dibahas. </text:span></text:p>
                  </text:list-item>
                  <text:list-item>
                    <text:p text:style-name="P167"><text:span text:style-name="Strong_20_Emphasis"><text:span text:style-name="T1">Refleksi tentang Kisah Microsoft:</text:span></text:span><text:span text:style-name="T1"> Sampaikan beberapa pemikiran akhir tentang mengapa kisah Microsoft layak untuk diceritakan dan dipelajari. Soroti tema-tema yang menonjol: perpaduan antara visi teknologi yang brilian dan eksekusi bisnis </text:span><text:soft-page-break/><text:span text:style-name="T1">yang tajam, dampak kepemimpinan individu, dinamika persaingan yang brutal, kemampuan untuk bangkit dari kegagalan, dan dampak mendalam pada cara kita hidup dan bekerja. </text:span></text:p>
                  </text:list-item>
                  <text:list-item>
                    <text:p text:style-name="P167"><text:span text:style-name="Strong_20_Emphasis"><text:span text:style-name="T1">Pelajaran yang Mungkin Dipetik:</text:span></text:span><text:span text:style-name="T1"> (Opsional) Tawarkan beberapa pelajaran atau wawasan umum yang dapat diambil dari perjalanan Microsoft, yang mungkin relevan bagi pembaca dalam konteks lain. Misalnya, pentingnya adaptasi dalam menghadapi perubahan, peran budaya perusahaan dalam mendorong inovasi, atau keseimbangan antara ambisi dan tanggung jawab. </text:span></text:p>
                  </text:list-item>
                  <text:list-item>
                    <text:p text:style-name="P51"><text:span text:style-name="Strong_20_Emphasis"><text:span text:style-name="T1">Menatap Masa Depan Teknologi:</text:span></text:span><text:span text:style-name="T1"> Akhiri dengan catatan singkat yang memandang ke depan, mengingatkan bahwa dunia teknologi terus berevolusi dengan kecepatan tinggi. Sampaikan bahwa kisah Microsoft belum berakhir dan akan menarik untuk melihat bagaimana perusahaan ini terus membentuk (dan dibentuk oleh) masa depan digital. Berikan kesan penutup yang memuaskan, mungkin sedikit provokatif atau merangsang pemikiran tentang babak selanjutnya dalam sejarah teknologi. Gunakan nada yang tulus dan reflektif." </text:span></text:p>
                  </text:list-item>
                </text:list>
              </text:list-item>
            </text:list>
            <text:p text:style-name="P242"/>
            <text:p text:style-name="P110">Prompt ini bertujuan untuk menghasilkan Bab 10 yang secara efektif merangkum seluruh buku, memberikan perspektif tentang relevansi Microsoft, dan meninggalkan kesan akhir yang kuat pada pembaca.</text:p>
          </text:section>
          <text:section text:style-name="Sect1" text:name="feedback-form-11">
            <text:p text:style-name="P225"/>
          </text:section>
        </text:section>
        <text:section text:style-name="Sect1" text:name="e26fd8ef888500dc">
          <text:p text:style-name="P110"/>
          <text:section text:style-name="Sect1" text:name="user-query-content-12">
            <text:p text:style-name="P239">Pada Bab 11 Tambahkan prompt pada awal bab untuk mendapatkan pengantar , pada tiap subbab/sub-subab untuk mendapatkan isi dengan pembahasan mendalam </text:p>
          </text:section>
          <text:p text:style-name="P225">Tampilkan alur berpikir</text:p>
          <text:section text:style-name="Sect2" text:name="model-response-message-contentr_e26fd8ef888500dc">
            <text:p text:style-name="P110">Berdasarkan kerangka (outline) buku yang telah kita kembangkan bersama dan prompt yang sudah dibuat untuk Bab 1 hingga Bab 10, Bab 10 ("Penutup: Memandang ke Depan") adalah bab terakhir yang berfungsi sebagai kesimpulan buku.</text:p>
            <text:p text:style-name="P110"><text:soft-page-break/>Kerangka yang kita sepakati sebelumnya adalah sebagai berikut:</text:p>
            <text:list xml:id="list3331572282496311473" text:style-name="L53">
              <text:list-item>
                <text:p text:style-name="P235">Bab 1: Pengantar - Mengapa Microsoft Penting? </text:p>
              </text:list-item>
              <text:list-item>
                <text:p text:style-name="P235">Bab 2: Kelahiran Legenda: Garasi Albuquerque dan Mimpi Besar (1975-1980an Awal) </text:p>
              </text:list-item>
              <text:list-item>
                <text:p text:style-name="P235">Bab 3: Era Dominasi Windows dan Office (1990-an - Awal 2000-an) </text:p>
              </text:list-item>
              <text:list-item>
                <text:p text:style-name="P235">Bab 4: Ekspansi, Persaingan, dan Transisi (Awal 2000-an - Awal 2010-an) </text:p>
              </text:list-item>
              <text:list-item>
                <text:p text:style-name="P235">Bab 5: Reinventing Microsoft: Era Cloud dan AI (2014 - Sekarang) </text:p>
              </text:list-item>
              <text:list-item>
                <text:p text:style-name="P235">Bab 6: DNA Inovasi: Teknologi Unggulan Microsoft </text:p>
              </text:list-item>
              <text:list-item>
                <text:p text:style-name="P235">Bab 7: Belajar dari Kegagalan: Proyek yang Tidak Bertahan Lama </text:p>
              </text:list-item>
              <text:list-item>
                <text:p text:style-name="P235">Bab 8: Microsoft di Masa Depan: Inovasi Berikutnya </text:p>
              </text:list-item>
              <text:list-item>
                <text:p text:style-name="P235">Bab 9: Dampak dan Warisan: Microsoft dalam Kehidupan Kita </text:p>
              </text:list-item>
              <text:list-item>
                <text:p text:style-name="P235">Bab 10: Penutup: Memandang ke Depan </text:p>
              </text:list-item>
              <text:list-item>
                <text:p text:style-name="P117">Lampiran (Opsional): Glosarium, Linimasa, Daftar Pustaka </text:p>
              </text:list-item>
            </text:list>
            <text:p text:style-name="P110">Tampaknya tidak ada Bab 11 dalam struktur yang telah kita rancang.</text:p>
            <text:p text:style-name="Text_20_body"><text:span text:style-name="Strong_20_Emphasis"><text:span text:style-name="T1">Apakah Anda ingin menambahkan Bab 11 dengan topik baru, atau mungkin maksud Anda adalah prompt untuk bagian Lampiran (seperti Glosarium, Linimasa, dll.) yang sebelumnya kita sebutkan sebagai bagian opsional setelah Bab 10?</text:span></text:span></text:p>
            <text:p text:style-name="P110">Mohon klarifikasinya agar saya bisa membantu lebih lanjut.</text:p>
          </text:section>
          <text:section text:style-name="Sect1" text:name="feedback-form-12">
            <text:p text:style-name="P225"/>
          </text:section>
        </text:section>
        <text:section text:style-name="Sect1" text:name="b096ee70483b9e48">
          <text:p text:style-name="P110"/>
          <text:section text:style-name="Sect1" text:name="user-query-content-13">
            <text:p text:style-name="P239">beri saya saran gaya bahasa dan tips untuk menambah bobot jawaban </text:p>
          </text:section>
          <text:p text:style-name="P225">Tampilkan alur berpikir</text:p>
          <text:section text:style-name="Sect2" text:name="model-response-message-contentr_b096ee70483b9e48">
            <text:p text:style-name="P110">Tentu, berikut adalah rangkuman saran gaya bahasa penulisan dan tips tambahan yang bisa Anda gunakan untuk memperkaya bobot buku nonfiksi Anda tentang Microsoft, yang ditujukan untuk masyarakat umum:</text:p>
            <text:p text:style-name="Text_20_body"><text:span text:style-name="Strong_20_Emphasis"><text:span text:style-name="T1">Saran Gaya Bahasa Penulisan (Untuk Masyarakat Umum)</text:span></text:span></text:p>
            <text:list xml:id="list3479829660698026806" text:style-name="L54">
              <text:list-item>
                <text:p text:style-name="P168"><text:span text:style-name="Strong_20_Emphasis"><text:span text:style-name="T1">Jelas dan Mudah Diakses:</text:span></text:span><text:span text:style-name="T1"> Prioritaskan kejelasan di atas segalanya. Hindari jargon teknis yang tidak perlu. Jika istilah teknis harus digunakan (misalnya, </text:span><text:span text:style-name="Emphasis"><text:span text:style-name="T1">cloud computing</text:span></text:span><text:span text:style-name="T1">, </text:span><text:span text:style-name="Emphasis"><text:span text:style-name="T1">OS</text:span></text:span><text:span text:style-name="T1">, </text:span><text:span text:style-name="Emphasis"><text:span text:style-name="T1">API</text:span></text:span><text:span text:style-name="T1">), jelaskan secara singkat saat pertama kali muncul atau sertakan dalam glosarium. Gunakan kalimat yang relatif pendek dan struktur paragraf yang logis. </text:span><text:soft-page-break/><text:span text:style-name="T1">Asumsikan pembaca tidak memiliki latar belakang teknis yang mendalam. </text:span></text:p>
              </text:list-item>
              <text:list-item>
                <text:p text:style-name="P168"><text:span text:style-name="Strong_20_Emphasis"><text:span text:style-name="T1">Gaya Bercerita (Storytelling):</text:span></text:span><text:span text:style-name="T1"> Manusia terhubung dengan cerita. Sajikan sejarah Microsoft sebagai sebuah narasi, bukan sekadar kumpulan fakta. Fokus pada tokoh-tokoh kunci (Gates, Allen, Ballmer, Nadella), keputusan dramatis mereka, momen-momen penting (kesepakatan IBM, peluncuran Windows 95, transformasi Nadella), konflik (persaingan, kasus hukum), dan resolusi. Bangun ketegangan dan tunjukkan hubungan sebab-akibat. </text:span></text:p>
              </text:list-item>
              <text:list-item>
                <text:p text:style-name="P168"><text:span text:style-name="Strong_20_Emphasis"><text:span text:style-name="T1">Nada yang Menarik tapi Objektif:</text:span></text:span><text:span text:style-name="T1"> Jaga agar tulisan tetap informatif dan faktual, namun sampaikan dengan cara yang menarik dan tidak kering. Tunjukkan antusiasme pada subjek tanpa menjadi terlalu promotif atau bias. Seimbangkan antara memaparkan kesuksesan besar dengan mengakui kegagalan dan kontroversi secara adil. </text:span></text:p>
              </text:list-item>
              <text:list-item>
                <text:p text:style-name="P168"><text:span text:style-name="Strong_20_Emphasis"><text:span text:style-name="T1">Gunakan Analogi dan Metafora:</text:span></text:span><text:span text:style-name="T1"> Untuk konsep teknis yang abstrak, gunakan perumpamaan yang mudah dipahami. Misalnya, jelaskan </text:span><text:span text:style-name="Emphasis"><text:span text:style-name="T1">cloud computing</text:span></text:span><text:span text:style-name="T1"> seperti layanan listrik atau air (bayar sesuai pemakaian), </text:span><text:span text:style-name="Emphasis"><text:span text:style-name="T1">software suite</text:span></text:span><text:span text:style-name="T1"> seperti kotak peralatan lengkap, atau AI seperti asisten pribadi. Ini membantu pembaca memvisualisasikan dan memahami konsep sulit. </text:span></text:p>
              </text:list-item>
              <text:list-item>
                <text:p text:style-name="P168"><text:span text:style-name="Strong_20_Emphasis"><text:span text:style-name="T1">Fokus pada "Mengapa?" dan Dampak:</text:span></text:span><text:span text:style-name="T1"> Jangan hanya melaporkan </text:span><text:span text:style-name="Emphasis"><text:span text:style-name="T1">apa</text:span></text:span><text:span text:style-name="T1"> yang terjadi (misalnya, "Microsoft merilis Xbox"). Jelaskan </text:span><text:span text:style-name="Emphasis"><text:span text:style-name="T1">mengapa</text:span></text:span><text:span text:style-name="T1"> mereka melakukannya (motivasi strategis), </text:span><text:span text:style-name="Emphasis"><text:span text:style-name="T1">bagaimana</text:span></text:span><text:span text:style-name="T1"> hal itu berbeda atau inovatif, dan </text:span><text:span text:style-name="Emphasis"><text:span text:style-name="T1">apa dampaknya</text:span></text:span><text:span text:style-name="T1"> bagi industri, pesaing, dan pengguna. Fokus pada signifikansi peristiwa dan teknologi. </text:span></text:p>
              </text:list-item>
              <text:list-item>
                <text:p text:style-name="P168"><text:span text:style-name="Strong_20_Emphasis"><text:span text:style-name="T1">Relatable (Terhubung dengan Pembaca):</text:span></text:span><text:span text:style-name="T1"> Kaitkan cerita Microsoft dengan pengalaman pembaca jika memungkinkan. "Mungkin Anda ingat saat pertama kali menggunakan Windows..." atau "Bagaimana Microsoft Office membantu pekerjaan Anda...". Tunjukkan bagaimana teknologi ini memecahkan masalah nyata atau mengubah kehidupan sehari-hari. </text:span></text:p>
              </text:list-item>
              <text:list-item>
                <text:p text:style-name="P52"><text:span text:style-name="Strong_20_Emphasis"><text:span text:style-name="T1">Alur yang Mengalir:</text:span></text:span><text:span text:style-name="T1"> Pastikan transisi antar bab dan subbab berjalan mulus. Gunakan kalimat atau paragraf penghubung untuk membantu pembaca mengikuti alur cerita atau argumen. </text:span></text:p>
              </text:list-item>
            </text:list>
            <text:p text:style-name="Text_20_body"><text:span text:style-name="Strong_20_Emphasis"><text:span text:style-name="T1">Tips Tambahan untuk Memperkaya Bobot Buku</text:span></text:span></text:p>
            <text:list xml:id="list8217298747616685877" text:style-name="L55">
              <text:list-item>
                <text:p text:style-name="P169"><text:span text:style-name="Strong_20_Emphasis"><text:span text:style-name="T1">Anekdot dan Cerita di Balik Layar:</text:span></text:span><text:span text:style-name="T1"> Cari dan masukkan cerita-cerita </text:span><text:soft-page-break/><text:span text:style-name="T1">menarik atau anekdot tentang kejadian internal, kepribadian para pemimpin, sesi coding legendaris, atau momen-momen "aha!" di balik pengembangan produk. Ini akan menghidupkan narasi dan membuatnya lebih manusiawi. </text:span></text:p>
              </text:list-item>
              <text:list-item>
                <text:p text:style-name="P169"><text:span text:style-name="Strong_20_Emphasis"><text:span text:style-name="T1">Manfaatkan Visual:</text:span></text:span><text:span text:style-name="T1"> Sertakan elemen visual untuk memecah teks dan membantu pemahaman. Gunakan foto-foto bersejarah (pendiri, peluncuran produk ikonik), tangkapan layar (screenshot) antarmuka versi lama (perhatikan hak cipta/lisensi), linimasa (timeline) visual peristiwa penting, atau infografis sederhana untuk menunjukkan data (misalnya, pertumbuhan Azure, pangsa pasar browser). </text:span></text:p>
              </text:list-item>
              <text:list-item>
                <text:p text:style-name="P169"><text:span text:style-name="Strong_20_Emphasis"><text:span text:style-name="T1">Kutipan Langsung yang Berdampak:</text:span></text:span><text:span text:style-name="T1"> Sisipkan kutipan-kutipan kunci dari Bill Gates, Satya Nadella, eksekutif lain, pesaing, analis industri, atau bahkan pengguna, yang diambil dari wawancara, buku, atau artikel. Kutipan yang tepat dapat menambah kredibilitas, perspektif, dan bobot emosional. </text:span></text:p>
              </text:list-item>
              <text:list-item>
                <text:p text:style-name="P169"><text:span text:style-name="Strong_20_Emphasis"><text:span text:style-name="T1">Studi Kasus Mini:</text:span></text:span><text:span text:style-name="T1"> Buat kotak atau bagian singkat yang menyoroti contoh nyata bagaimana teknologi Microsoft digunakan untuk memecahkan masalah spesifik atau mencapai kesuksesan oleh individu, bisnis, atau organisasi lain. Ini membuat dampak teknologi terasa lebih konkret. </text:span></text:p>
              </text:list-item>
              <text:list-item>
                <text:p text:style-name="P169"><text:span text:style-name="Strong_20_Emphasis"><text:span text:style-name="T1">Konteks Sejarah dan Industri:</text:span></text:span><text:span text:style-name="T1"> Letakkan kisah Microsoft dalam konteks yang lebih luas. Bandingkan dengan apa yang dilakukan pesaing utama (Apple, IBM, Google, AWS, dll.) pada periode yang sama. Hubungkan perkembangan Microsoft dengan tren teknologi umum (revolusi PC, era internet, ledakan mobile, gelombang cloud, demam AI). </text:span></text:p>
              </text:list-item>
              <text:list-item>
                <text:p text:style-name="P169"><text:span text:style-name="Strong_20_Emphasis"><text:span text:style-name="T1">Kotak Info "Fakta Menarik" atau "Tahukah Anda?":</text:span></text:span><text:span text:style-name="T1"> Sisipkan sidebar atau kotak teks kecil berisi fakta unik, trivia, statistik mengejutkan, atau detail teknis ringan yang mungkin menarik bagi pembaca umum. Ini bisa menambah elemen 'wow' dan membuat buku lebih menyenangkan dibaca. </text:span></text:p>
              </text:list-item>
              <text:list-item>
                <text:p text:style-name="P169"><text:span text:style-name="Strong_20_Emphasis"><text:span text:style-name="T1">Sertakan Glosarium:</text:span></text:span><text:span text:style-name="T1"> Buat daftar istilah teknis penting di bagian akhir buku dengan penjelasan sederhana. Ini sangat membantu pembaca awam yang mungkin tidak familiar dengan semua terminologi. </text:span></text:p>
              </text:list-item>
              <text:list-item>
                <text:p text:style-name="P169"><text:span text:style-name="Strong_20_Emphasis"><text:span text:style-name="T1">Sajikan Perspektif Kritis Secara Berimbang:</text:span></text:span><text:span text:style-name="T1"> Jangan ragu untuk membahas kritik, kontroversi (seperti kasus antimonopoli, isu keamanan, kegagalan produk), dan sisi negatif lainnya. Menyajikan </text:span><text:soft-page-break/><text:span text:style-name="T1">pandangan yang berimbang akan meningkatkan kredibilitas buku Anda secara signifikan dibandingkan jika hanya fokus pada kesuksesan. </text:span></text:p>
              </text:list-item>
              <text:list-item>
                <text:p text:style-name="P53"><text:span text:style-name="Strong_20_Emphasis"><text:span text:style-name="T1">Riset Mendalam:</text:span></text:span><text:span text:style-name="T1"> Fondasi dari semua tips ini adalah riset yang kuat dan mendalam dari berbagai sumber (buku, artikel, wawancara, dokumenter, laporan keuangan jika perlu) untuk memastikan akurasi faktual dan kedalaman analisis. </text:span></text:p>
              </text:list-item>
            </text:list>
            <text:p text:style-name="P110">Dengan menerapkan saran gaya bahasa dan tips ini, Anda dapat membuat buku tentang Microsoft yang tidak hanya informatif tetapi juga sangat menarik, mudah dipahami, dan berkesan bagi pembaca umum di Indonesia (dan di mana saja), relevan dengan kondisi hingga April 2025.</text:p>
          </text:section>
          <text:section text:style-name="Sect1" text:name="feedback-form-13">
            <text:p text:style-name="P225"/>
          </text:section>
        </text:section>
        <text:section text:style-name="Sect1" text:name="b76049947ff0c4aa">
          <text:p text:style-name="P110"/>
          <text:section text:style-name="Sect1" text:name="user-query-content-14">
            <text:p text:style-name="P239">Jawablah setiap prompt yang telah anda buat secara bertahap satu persatu dan jangan pindah prompt sebelum saya memerintahkan “YAX” dengan ketentuan sebagai berikut : </text:p>
            <text:p text:style-name="P239">Gaya Bahasa : Sesuai yang telah Anda sarankan sebelumnya. masukan tips yang anda berkan kedalam jawaban sehingga lebih berbobot </text:p>
          </text:section>
          <text:p text:style-name="P225">Tampilkan alur berpikir</text:p>
          <text:section text:style-name="Sect2" text:name="model-response-message-contentr_b76049947ff0c4aa">
            <text:p text:style-name="Text_20_body"><text:span text:style-name="T1">Baik, saya mengerti. Saya akan mulai menjawab prompt pertama yang telah kita buat, yaitu </text:span><text:span text:style-name="Strong_20_Emphasis"><text:span text:style-name="T1">prompt untuk pengantar Bab 1</text:span></text:span><text:span text:style-name="T1">, dan akan menunggu perintah "YAX" dari Anda sebelum melanjutkan ke prompt berikutnya.</text:span></text:p>
            <text:p text:style-name="P110">Saya akan berusaha menerapkan gaya bahasa yang disarankan (jelas, bercerita, relatable) dan memasukkan elemen-elemen dari tips tambahan untuk memperkaya jawaban.</text:p>
            <text:p text:style-name="P242"/>
            <text:p text:style-name="Text_20_body"><text:span text:style-name="Strong_20_Emphasis"><text:span text:style-name="T1">[JAWABAN UNTUK PROMPT PENGANTAR BAB 1]</text:span></text:span></text:p>
            <text:p text:style-name="Text_20_body"><text:span text:style-name="Strong_20_Emphasis"><text:span text:style-name="T1">(Teks Buku Dimulai)</text:span></text:span></text:p>
            <text:p text:style-name="Text_20_body"><text:span text:style-name="Strong_20_Emphasis"><text:span text:style-name="T1">Bab 1: Pengantar - Mengapa Microsoft Penting?</text:span></text:span></text:p>
            <text:p text:style-name="Text_20_body"><text:span text:style-name="T1">Coba pikirkan sejenak: berapa kali dalam sehari Anda bersentuhan dengan sesuatu yang dibuat atau dipengaruhi oleh Microsoft? Mungkin saat Anda menyalakan komputer Windows di kantor pagi ini, mengetik laporan menggunakan Word, menyusun presentasi dengan PowerPoint, atau bahkan saat memeriksa email melalui Outlook. Mungkin anak Anda mengerjakan </text:span><text:soft-page-break/><text:span text:style-name="T1">tugas sekolah dengan perangkat lunak Office, atau Anda bersantai di malam hari dengan bermain game di Xbox. Atau, bisa jadi, saat Anda menjelajahi internet atau menggunakan aplikasi favorit Anda, tanpa sadar Anda sedang mengakses layanan yang berjalan di atas infrastruktur </text:span><text:span text:style-name="Emphasis"><text:span text:style-name="T1">cloud computing</text:span></text:span><text:span text:style-name="T1"> raksasa milik Microsoft, Azure – mirip seperti Anda menggunakan listrik tanpa perlu tahu detail pembangkitnya.</text:span></text:p>
            <text:p text:style-name="P110">Perusahaan ini, yang seringkali bekerja 'di balik layar' kehidupan digital kita, telah meresap begitu dalam hingga kehadirannya terasa biasa saja. Namun, pernahkah Anda bertanya-tanya bagaimana sebuah ide yang lahir dari kemitraan dua pemuda pencinta komputer di tahun 1970-an bisa meledak menjadi salah satu kekuatan teknologi dan ekonomi paling dominan di planet ini? Bagaimana sebuah perusahaan perangkat lunak kecil dari Albuquerque bisa menempatkan 'jendela' di hampir setiap meja kerja dan rumah di seluruh dunia?</text:p>
            <text:p text:style-name="P110">Perjalanan Microsoft adalah sebuah epik modern yang penuh dengan inovasi brilian, pertaruhan bisnis yang berani, persaingan sengit, kesuksesan fenomenal, tetapi juga kesalahan langkah yang signifikan dan kontroversi yang memicu perdebatan sengit. Kisahnya bukan hanya tentang kode dan korporasi, tetapi tentang bagaimana teknologi membentuk peradaban kita. Bab ini akan membuka pintu pemahaman kita tentang signifikansi luar biasa Microsoft dalam kehidupan kita sehari-hari dan memberikan gambaran awal tentang perjalanan transformatifnya – sebuah petualangan yang akan kita kupas tuntas dalam lembar-lembar berikutnya. Bersiaplah untuk melihat di balik layar sang raksasa teknologi.</text:p>
            <text:p text:style-name="Text_20_body"><text:span text:style-name="Strong_20_Emphasis"><text:span text:style-name="T1">(Teks Buku Berakhir)</text:span></text:span></text:p>
            <text:p text:style-name="P242"/>
            <text:p text:style-name="P110">Saya siap menunggu perintah "YAX" untuk melanjutkan ke prompt berikutnya (Subbab 1.1).</text:p>
          </text:section>
          <text:section text:style-name="Sect1" text:name="feedback-form-14">
            <text:p text:style-name="P225"/>
          </text:section>
        </text:section>
        <text:section text:style-name="Sect1" text:name="ba0511e4509de276">
          <text:p text:style-name="P110"/>
          <text:section text:style-name="Sect1" text:name="user-query-content-15">
            <text:p text:style-name="P239">yax </text:p>
          </text:section>
          <text:p text:style-name="P225">Tampilkan alur berpikir</text:p>
          <text:section text:style-name="Sect2" text:name="model-response-message-contentr_ba0511e4509de276">
            <text:p text:style-name="Text_20_body"><text:span text:style-name="T1">Baik, saya akan melanjutkan dengan menjawab </text:span><text:span text:style-name="Strong_20_Emphasis"><text:span text:style-name="T1">prompt untuk Subbab 1.1: Dampak Microsoft dalam Kehidupan Sehari-hari</text:span></text:span><text:span text:style-name="T1">.</text:span></text:p>
            <text:p text:style-name="P242"><text:soft-page-break/></text:p>
            <text:p text:style-name="Text_20_body"><text:span text:style-name="Strong_20_Emphasis"><text:span text:style-name="T1">[JAWABAN UNTUK PROMPT SUBBAB 1.1]</text:span></text:span></text:p>
            <text:p text:style-name="Text_20_body"><text:span text:style-name="Strong_20_Emphasis"><text:span text:style-name="T1">(Teks Buku Dimulai)</text:span></text:span></text:p>
            <text:p text:style-name="Text_20_body"><text:span text:style-name="Strong_20_Emphasis"><text:span text:style-name="T1">1.1 Dampak Microsoft dalam Kehidupan Sehari-hari</text:span></text:span></text:p>
            <text:p text:style-name="P110">Mudah untuk mengabaikan sesuatu yang sudah menjadi bagian tak terpisahkan dari rutinitas kita. Namun, jika kita berhenti sejenak dan melihat lebih dekat, jejak Microsoft dapat ditemukan hampir di setiap sudut aktivitas harian kita, membentuk cara kita bekerja, belajar, berkomunikasi, dan bahkan bermain.</text:p>
            <text:p text:style-name="Text_20_body"><text:span text:style-name="Strong_20_Emphasis"><text:span text:style-name="T1">Di Dunia Kerja:</text:span></text:span><text:span text:style-name="T1"> Bagi sebagian besar pekerja kantoran di seluruh dunia, hari kerja dimulai dengan menyalakan komputer yang kemungkinan besar menjalankan sistem operasi </text:span><text:span text:style-name="Strong_20_Emphasis"><text:span text:style-name="T1">Windows</text:span></text:span><text:span text:style-name="T1">. Inilah 'rumah digital' tempat sebagian besar tugas profesional dilakukan. Kemudian, hampir tak terhindarkan, kita akan membuka salah satu aplikasi dari </text:span><text:span text:style-name="Strong_20_Emphasis"><text:span text:style-name="T1">Microsoft 365</text:span></text:span><text:span text:style-name="T1"> (evolusi dari Microsoft Office). Mengetik dokumen proposal di </text:span><text:span text:style-name="Strong_20_Emphasis"><text:span text:style-name="T1">Word</text:span></text:span><text:span text:style-name="T1">, menganalisis angka penjualan kuartalan di </text:span><text:span text:style-name="Strong_20_Emphasis"><text:span text:style-name="T1">Excel</text:span></text:span><text:span text:style-name="T1">, merancang slide presentasi klien di </text:span><text:span text:style-name="Strong_20_Emphasis"><text:span text:style-name="T1">PowerPoint</text:span></text:span><text:span text:style-name="T1">, atau mengelola jadwal dan email di </text:span><text:span text:style-name="Strong_20_Emphasis"><text:span text:style-name="T1">Outlook</text:span></text:span><text:span text:style-name="T1"> – semua ini adalah pemandangan umum. Lebih dari itu, di era kerja modern yang semakin kolaboratif dan seringkali jarak jauh, platform seperti </text:span><text:span text:style-name="Strong_20_Emphasis"><text:span text:style-name="T1">Microsoft Teams</text:span></text:span><text:span text:style-name="T1"> telah menjadi ruang pertemuan virtual, pusat obrolan tim, dan tempat berbagi file yang esensial, mengubah cara tim berinteraksi secara fundamental. Bayangkan saja satu hari kerja tanpa alat-alat ini; bagi banyak organisasi, produktivitas bisa lumpuh seketika.</text:span></text:p>
            <text:p text:style-name="Text_20_body"><text:span text:style-name="Strong_20_Emphasis"><text:span text:style-name="T1">Di Dunia Pendidikan:</text:span></text:span><text:span text:style-name="T1"> Lanskap serupa terlihat di sektor pendidikan. Mulai dari sekolah dasar hingga universitas, laboratorium komputer غالباً (seringkali) dipenuhi PC berbasis Windows. Siswa belajar mengetik menggunakan Word, membuat grafik untuk tugas sains di Excel, dan menyajikan hasil riset dengan PowerPoint. Para pengajar menggunakannya untuk menyiapkan materi, berkomunikasi dengan siswa, dan mengelola administrasi. Platform pembelajaran online yang terintegrasi dengan ekosistem Microsoft juga semakin banyak digunakan, memfasilitasi pembelajaran jarak jauh dan akses ke sumber daya digital.</text:span></text:p>
            <text:p text:style-name="Text_20_body"><text:span text:style-name="Strong_20_Emphasis"><text:span text:style-name="T1">Di Rumah dan Hiburan:</text:span></text:span><text:span text:style-name="T1"> Di luar jam kerja atau sekolah, pengaruh Microsoft tetap terasa. Komputer Windows di rumah menjadi pusat untuk berbagai </text:span><text:soft-page-break/><text:span text:style-name="T1">aktivitas: menjelajahi web, mengelola foto keluarga, membayar tagihan online, atau bahkan menyalurkan hobi kreatif. Bagi para </text:span><text:span text:style-name="Emphasis"><text:span text:style-name="T1">gamers</text:span></text:span><text:span text:style-name="T1">, nama </text:span><text:span text:style-name="Strong_20_Emphasis"><text:span text:style-name="T1">Xbox</text:span></text:span><text:span text:style-name="T1"> tentu tidak asing lagi. Konsol game ini, bersama dengan layanan langganan </text:span><text:span text:style-name="Strong_20_Emphasis"><text:span text:style-name="T1">Game Pass</text:span></text:span><text:span text:style-name="T1"> dan jaringan </text:span><text:span text:style-name="Strong_20_Emphasis"><text:span text:style-name="T1">Xbox Network</text:span></text:span><text:span text:style-name="T1">, telah menjadi ekosistem hiburan interaktif utama di jutaan ruang keluarga, menawarkan ribuan judul game dan komunitas online yang vibrant.</text:span></text:p>
            <text:p text:style-name="Text_20_body"><text:span text:style-name="Strong_20_Emphasis"><text:span text:style-name="T1">Dalam Komunikasi dan Jejaring:</text:span></text:span><text:span text:style-name="T1"> Meskipun lanskap media sosial terus berubah, jejak Microsoft masih ada. Layanan email seperti </text:span><text:span text:style-name="Strong_20_Emphasis"><text:span text:style-name="T1">Outlook.com</text:span></text:span><text:span text:style-name="T1"> (penerus Hotmail) tetap digunakan oleh jutaan orang. Dan jangan lupakan </text:span><text:span text:style-name="Strong_20_Emphasis"><text:span text:style-name="T1">LinkedIn</text:span></text:span><text:span text:style-name="T1">, jaringan sosial profesional terbesar di dunia yang kini dimiliki Microsoft, menjadi platform vital untuk mencari pekerjaan, membangun koneksi profesional, dan berbagi wawasan industri.</text:span></text:p>
            <text:p text:style-name="Text_20_body"><text:span text:style-name="Strong_20_Emphasis"><text:span text:style-name="T1">Di Balik Layar (Yang Tak Terlihat):</text:span></text:span><text:span text:style-name="T1"> Mungkin dampak yang paling luas namun paling jarang disadari adalah peran Microsoft di 'balik layar' internet. Saat Anda streaming film di layanan favorit, memesan transportasi online, berbelanja di situs e-commerce, atau menggunakan aplikasi perbankan mobile, ada kemungkinan besar layanan tersebut berjalan di atas infrastruktur </text:span><text:span text:style-name="Emphasis"><text:span text:style-name="T1">cloud computing</text:span></text:span><text:span text:style-name="T1"> </text:span><text:span text:style-name="Strong_20_Emphasis"><text:span text:style-name="T1">Microsoft Azure</text:span></text:span><text:span text:style-name="T1">. Azure adalah jaringan pusat data global raksasa yang menyediakan 'otak' dan 'otot' komputasi bagi ribuan perusahaan lain, memungkinkan mereka menjalankan layanan digital yang kita gunakan setiap hari. Tanpa kita sadari, Azure bekerja tanpa henti di latar belakang, memastikan pengalaman digital kita berjalan lancar.</text:span></text:p>
            <text:p text:style-name="Text_20_body"><text:span text:style-name="Emphasis"><text:span text:style-name="T1">(Mungkin bisa ditambahkan kotak kecil di sini:)</text:span></text:span></text:p>
            <text:p text:style-name="Quotations"><text:span text:style-name="Strong_20_Emphasis"><text:span text:style-name="T1">Tahukah Anda?</text:span></text:span><text:span text:style-name="T1"> Pada tahun 2024 saja, diperkirakan lebih dari 1,4 miliar perangkat aktif menjalankan Windows 10 atau Windows 11 setiap bulannya! Angka ini menunjukkan betapa dalamnya sistem operasi ini tertanam dalam kehidupan digital global.</text:span></text:p>
            <text:p text:style-name="P110">Dari layar monitor hingga pusat data tak terlihat, dari laporan bisnis hingga petualangan game epik, Microsoft telah menenun dirinya ke dalam struktur kehidupan modern kita dengan cara yang begitu mendasar. Memahami dampak sehari-hari ini adalah langkah pertama untuk mengapresiasi skala dan signifikansi perusahaan yang akan kita jelajahi lebih lanjut.</text:p>
            <text:p text:style-name="Text_20_body"><text:span text:style-name="Strong_20_Emphasis"><text:span text:style-name="T1">(Teks Buku Berakhir)</text:span></text:span></text:p>
            <text:p text:style-name="P242"/>
            <text:p text:style-name="P110"><text:soft-page-break/>Saya siap menunggu perintah "YAX" untuk melanjutkan ke prompt berikutnya (Subbab 1.2).</text:p>
          </text:section>
          <text:section text:style-name="Sect1" text:name="feedback-form-15">
            <text:p text:style-name="P225"/>
          </text:section>
        </text:section>
        <text:section text:style-name="Sect1" text:name="af8173ffac18e7c7">
          <text:p text:style-name="P110"/>
          <text:section text:style-name="Sect1" text:name="user-query-content-16">
            <text:p text:style-name="P239">yax </text:p>
          </text:section>
          <text:p text:style-name="P225">Tampilkan alur berpikir</text:p>
          <text:section text:style-name="Sect2" text:name="model-response-message-contentr_af8173ffac18e7c7">
            <text:p text:style-name="Text_20_body"><text:span text:style-name="T1">Baik, saya akan melanjutkan dengan menjawab </text:span><text:span text:style-name="Strong_20_Emphasis"><text:span text:style-name="T1">prompt untuk Subbab 1.2: Sekilas tentang Skala dan Pengaruh Global Microsoft Saat Ini</text:span></text:span><text:span text:style-name="T1">. Saya akan menggunakan konteks waktu saat ini (April 2025) seperti yang diminta.</text:span></text:p>
            <text:p text:style-name="P242"/>
            <text:p text:style-name="Text_20_body"><text:span text:style-name="Strong_20_Emphasis"><text:span text:style-name="T1">[JAWABAN UNTUK PROMPT SUBBAB 1.2]</text:span></text:span></text:p>
            <text:p text:style-name="Text_20_body"><text:span text:style-name="Strong_20_Emphasis"><text:span text:style-name="T1">(Teks Buku Dimulai)</text:span></text:span></text:p>
            <text:p text:style-name="Text_20_body"><text:span text:style-name="Strong_20_Emphasis"><text:span text:style-name="T1">1.2 Sekilas tentang Skala dan Pengaruh Global Microsoft Saat Ini (April 2025)</text:span></text:span></text:p>
            <text:p text:style-name="P110">Jika dampak Microsoft dalam kehidupan sehari-hari terasa luas, skala operasional dan pengaruh globalnya saat ini benar-benar mencengangkan. Jauh dari citra perusahaan perangkat lunak era 90-an, Microsoft per April 2025 adalah sebuah konglomerat teknologi raksasa dengan tentakel yang menjangkau hampir setiap sudut ekonomi digital global.</text:p>
            <text:p text:style-name="P110">Mari kita lihat beberapa angka untuk mendapatkan gambaran:</text:p>
            <text:list xml:id="list4955268235634339012" text:style-name="L56">
              <text:list-item>
                <text:p text:style-name="P170"><text:span text:style-name="Strong_20_Emphasis"><text:span text:style-name="T1">Nilai Pasar:</text:span></text:span><text:span text:style-name="T1"> Secara konsisten, Microsoft bertengger di puncak daftar perusahaan paling bernilai di dunia. Dengan kapitalisasi pasar yang kini melampaui angka $3 triliun (nilai ini berfluktuasi, namun menunjukkan skala besarnya), Microsoft bersaing ketat dengan raksasa teknologi lain seperti Apple dan Alphabet (induk Google) untuk posisi teratas. Nilai ini mencerminkan kepercayaan investor terhadap model bisnis, profitabilitas, dan prospek masa depan perusahaan. </text:span><text:span text:style-name="Emphasis"><text:span text:style-name="T1">(Visualisasi yang disarankan: Grafik batang sederhana yang membandingkan kapitalisasi pasar 3-4 perusahaan teknologi terbesar saat ini).</text:span></text:span><text:span text:style-name="T1"> </text:span></text:p>
              </text:list-item>
              <text:list-item>
                <text:p text:style-name="P170"><text:span text:style-name="Strong_20_Emphasis"><text:span text:style-name="T1">Pendapatan dan Laba:</text:span></text:span><text:span text:style-name="T1"> Pendapatan tahunan Microsoft mencapai ratusan miliar dolar, didorong oleh pertumbuhan kuat di segmen </text:span><text:span text:style-name="Emphasis"><text:span text:style-name="T1">cloud</text:span></text:span><text:span text:style-name="T1"> (Azure), produktivitas (Microsoft 365), dan juga kontribusi signifikan dari Windows, gaming (Xbox), serta perangkat keras (Surface). Tingkat </text:span><text:soft-page-break/><text:span text:style-name="T1">profitabilitasnya juga termasuk yang tertinggi di industri, menunjukkan efisiensi operasional dan kekuatan </text:span><text:span text:style-name="Emphasis"><text:span text:style-name="T1">pricing power</text:span></text:span><text:span text:style-name="T1">-nya. </text:span></text:p>
              </text:list-item>
              <text:list-item>
                <text:p text:style-name="P170"><text:span text:style-name="Strong_20_Emphasis"><text:span text:style-name="T1">Jangkauan Global:</text:span></text:span><text:span text:style-name="T1"> Microsoft beroperasi di hampir setiap negara di dunia. Perusahaan ini mempekerjakan lebih dari 220.000 karyawan secara global (angka perkiraan yang terus tumbuh) yang tersebar di berbagai kantor, pusat penelitian, dan terutama jaringan pusat data Azure yang masif dan terus berkembang di puluhan wilayah di seluruh benua. Ini adalah infrastruktur fisik yang mendukung ambisi cloud globalnya. </text:span></text:p>
              </text:list-item>
              <text:list-item>
                <text:p text:style-name="P170"><text:span text:style-name="Strong_20_Emphasis"><text:span text:style-name="T1">Basis Pengguna Masif:</text:span></text:span><text:span text:style-name="T1"> Produk-produk inti Microsoft digunakan oleh miliaran orang. </text:span><text:span text:style-name="Strong_20_Emphasis"><text:span text:style-name="T1">Windows</text:span></text:span><text:span text:style-name="T1"> masih berjalan di lebih dari 1,4 miliar perangkat aktif. Langganan </text:span><text:span text:style-name="Strong_20_Emphasis"><text:span text:style-name="T1">Microsoft 365</text:span></text:span><text:span text:style-name="T1"> (baik komersial maupun konsumen) terus bertambah, melayani ratusan juta pengguna. Platform cloud </text:span><text:span text:style-name="Strong_20_Emphasis"><text:span text:style-name="T1">Azure</text:span></text:span><text:span text:style-name="T1"> adalah pilihan bagi sebagian besar perusahaan Fortune 500 dan jutaan bisnis lainnya, menjadikannya pemain nomor dua yang sangat kuat di pasar cloud global. Di dunia gaming, ekosistem </text:span><text:span text:style-name="Strong_20_Emphasis"><text:span text:style-name="T1">Xbox</text:span></text:span><text:span text:style-name="T1"> (termasuk Game Pass) memiliki puluhan juta pelanggan aktif. </text:span></text:p>
              </text:list-item>
              <text:list-item>
                <text:p text:style-name="P54"><text:span text:style-name="Strong_20_Emphasis"><text:span text:style-name="T1">Pengaruh Melalui Akuisisi:</text:span></text:span><text:span text:style-name="T1"> Kekuatan Microsoft juga diperbesar melalui akuisisi strategis besar dalam beberapa tahun terakhir. Pembelian </text:span><text:span text:style-name="Strong_20_Emphasis"><text:span text:style-name="T1">LinkedIn</text:span></text:span><text:span text:style-name="T1"> ($26,2 miliar pada 2016) memberinya dominasi di jejaring profesional. Akuisisi </text:span><text:span text:style-name="Strong_20_Emphasis"><text:span text:style-name="T1">GitHub</text:span></text:span><text:span text:style-name="T1"> ($7,5 miliar pada 2018) menempatkannya di jantung komunitas pengembang global. Dan yang terbaru serta terbesar, akuisisi raksasa game </text:span><text:span text:style-name="Strong_20_Emphasis"><text:span text:style-name="T1">Activision Blizzard</text:span></text:span><text:span text:style-name="T1"> (sekitar $69 miliar, selesai 2023) secara dramatis memperkuat posisinya di industri hiburan interaktif dan memberinya akses ke waralaba game ikonik seperti </text:span><text:span text:style-name="Emphasis"><text:span text:style-name="T1">Call of Duty</text:span></text:span><text:span text:style-name="T1"> dan </text:span><text:span text:style-name="Emphasis"><text:span text:style-name="T1">World of Warcraft</text:span></text:span><text:span text:style-name="T1">. </text:span></text:p>
              </text:list-item>
            </text:list>
            <text:p text:style-name="P110">Lebih dari sekadar angka, pengaruh Microsoft terasa dalam bagaimana ia membantu menetapkan standar industri (misalnya, format file Office secara historis, protokol tertentu) dan bagaimana platformnya (Azure, GitHub, Windows) menjadi fondasi bagi inovasi oleh perusahaan dan pengembang lain. Dari startup teknologi hingga perusahaan multinasional mapan, banyak yang bergantung pada ekosistem Microsoft untuk menjalankan operasi mereka.</text:p>
            <text:p text:style-name="P110">Singkatnya, Microsoft saat ini [April 2025] bukanlah sekadar pembuat Windows dan Office. Ia adalah kekuatan teknologi, ekonomi, dan bahkan sosial-politik global yang keputusannya dapat bergema di seluruh dunia. <text:soft-page-break/>Memahami skala ini penting untuk mengapresiasi bobot dari setiap langkah strategis, inovasi, maupun kontroversi yang akan kita bahas lebih lanjut.</text:p>
            <text:p text:style-name="Text_20_body"><text:span text:style-name="Strong_20_Emphasis"><text:span text:style-name="T1">(Teks Buku Berakhir)</text:span></text:span></text:p>
            <text:p text:style-name="P242"/>
            <text:p text:style-name="P110">Saya siap menunggu perintah "YAX" untuk melanjutkan ke prompt berikutnya (Subbab 1.3).</text:p>
          </text:section>
          <text:section text:style-name="Sect1" text:name="feedback-form-16">
            <text:p text:style-name="P225"/>
          </text:section>
        </text:section>
        <text:section text:style-name="Sect1" text:name="6f04ecc88c3acb94">
          <text:p text:style-name="P110"/>
          <text:section text:style-name="Sect1" text:name="user-query-content-17">
            <text:p text:style-name="P239">yax </text:p>
          </text:section>
          <text:p text:style-name="P225">Tampilkan alur berpikir</text:p>
          <text:section text:style-name="Sect2" text:name="model-response-message-contentr_6f04ecc88c3acb94">
            <text:p text:style-name="Text_20_body"><text:span text:style-name="T1">Baik, saya akan melanjutkan dengan menjawab </text:span><text:span text:style-name="Strong_20_Emphasis"><text:span text:style-name="T1">prompt untuk Subbab 1.3: Apa yang Akan Anda Temukan dalam Buku Ini (Peta perjalanan pembaca)</text:span></text:span><text:span text:style-name="T1">.</text:span></text:p>
            <text:p text:style-name="P242"/>
            <text:p text:style-name="Text_20_body"><text:span text:style-name="Strong_20_Emphasis"><text:span text:style-name="T1">[JAWABAN UNTUK PROMPT SUBBAB 1.3]</text:span></text:span></text:p>
            <text:p text:style-name="Text_20_body"><text:span text:style-name="Strong_20_Emphasis"><text:span text:style-name="T1">(Teks Buku Dimulai)</text:span></text:span></text:p>
            <text:p text:style-name="Text_20_body"><text:span text:style-name="Strong_20_Emphasis"><text:span text:style-name="T1">1.3 Apa yang Akan Anda Temukan dalam Buku Ini (Peta Perjalanan Pembaca)</text:span></text:span></text:p>
            <text:p text:style-name="P110">Kisah Microsoft adalah sebuah saga yang kaya, kompleks, dan terus berkembang. Untuk membantu Anda menavigasi narasi yang membentang hampir setengah abad ini [hingga April 2025], buku ini disusun untuk membawa Anda dalam sebuah perjalanan yang mengalir secara logis, menggabungkan pendekatan kronologis dengan pendalaman tematik pada momen-momen dan aspek-aspek kunci. Anggaplah subbab ini sebagai peta jalan Anda.</text:p>
            <text:p text:style-name="P110">Berikut adalah gambaran singkat tentang apa yang menanti Anda di bab-bab selanjutnya:</text:p>
            <text:list xml:id="list3671795780697787473" text:style-name="L57">
              <text:list-item>
                <text:p text:style-name="P55"><text:span text:style-name="Strong_20_Emphasis"><text:span text:style-name="T1">Bagian 1: Fondasi Sang Raksasa (Bab 2):</text:span></text:span><text:span text:style-name="T1"> Kita akan kembali ke masa lalu, ke pertengahan tahun 1970-an, untuk menyaksikan kelahiran Microsoft. Kita akan bertemu dengan para pendirinya, Bill Gates dan Paul Allen, memahami visi awal mereka, menyaksikan momen krusial penciptaan Altair BASIC, dan mengupas kesepakatan legendaris </text:span><text:soft-page-break/><text:span text:style-name="T1">dengan IBM yang melambungkan nama Microsoft melalui MS-DOS. Kita juga akan melihat sekilas budaya awal perusahaan yang unik dan intens.</text:span></text:p>
              </text:list-item>
              <text:list-item>
                <text:p text:style-name="P55"><text:span text:style-name="Strong_20_Emphasis"><text:span text:style-name="T1">Bagian 2: Mendominasi Era Komputer Pribadi (Bab 3 &amp; 4 awal):</text:span></text:span><text:span text:style-name="T1"> Kita akan memasuki era keemasan Microsoft di tahun 1990-an hingga awal 2000-an. Fokus utama adalah pada bagaimana </text:span><text:span text:style-name="Strong_20_Emphasis"><text:span text:style-name="T1">Windows</text:span></text:span><text:span text:style-name="T1"> berevolusi menjadi sistem operasi dominan di dunia dan bagaimana </text:span><text:span text:style-name="Strong_20_Emphasis"><text:span text:style-name="T1">Microsoft Office</text:span></text:span><text:span text:style-name="T1"> menjadi standar produktivitas global. Kita juga akan membahas persaingan sengit di "perang browser" dengan </text:span><text:span text:style-name="Strong_20_Emphasis"><text:span text:style-name="T1">Internet Explorer</text:span></text:span><text:span text:style-name="T1"> dan tantangan hukum antimonopoli besar yang dihadapi perusahaan sebagai akibat dari dominasinya. Periode ini juga mencakup langkah awal diversifikasi ke dunia gaming dengan </text:span><text:span text:style-name="Strong_20_Emphasis"><text:span text:style-name="T1">Xbox</text:span></text:span><text:span text:style-name="T1"> dan upaya menantang Google dengan mesin pencari </text:span><text:span text:style-name="Strong_20_Emphasis"><text:span text:style-name="T1">Bing</text:span></text:span><text:span text:style-name="T1">.</text:span></text:p>
              </text:list-item>
              <text:list-item>
                <text:p text:style-name="P55"><text:span text:style-name="Strong_20_Emphasis"><text:span text:style-name="T1">Bagian 3: Transisi, Tantangan, dan Transformasi (Bab 4 akhir &amp; Bab 5):</text:span></text:span><text:span text:style-name="T1"> Kita akan melihat Microsoft menghadapi tantangan baru di milenium baru, termasuk perjuangan besar di pasar </text:span><text:span text:style-name="Emphasis"><text:span text:style-name="T1">mobile</text:span></text:span><text:span text:style-name="T1"> yang didominasi iPhone dan Android. Bab ini akan mencakup era kepemimpinan </text:span><text:span text:style-name="Strong_20_Emphasis"><text:span text:style-name="T1">Steve Ballmer</text:span></text:span><text:span text:style-name="T1">, dengan segala keberhasilan finansial dan peluang strategis yang terlewatkan. Kemudian, kita akan menyaksikan titik balik krusial dengan penunjukan </text:span><text:span text:style-name="Strong_20_Emphasis"><text:span text:style-name="T1">Satya Nadella</text:span></text:span><text:span text:style-name="T1"> sebagai CEO pada tahun 2014, yang memicu </text:span><text:span text:style-name="Emphasis"><text:span text:style-name="T1">reinvention</text:span></text:span><text:span text:style-name="T1"> atau penemuan kembali Microsoft. Fokusnya adalah pada ledakan pertumbuhan </text:span><text:span text:style-name="Emphasis"><text:span text:style-name="T1">cloud computing</text:span></text:span><text:span text:style-name="T1"> </text:span><text:span text:style-name="Strong_20_Emphasis"><text:span text:style-name="T1">Azure</text:span></text:span><text:span text:style-name="T1">, pergeseran budaya perusahaan, akuisisi strategis besar (LinkedIn, GitHub, Activision Blizzard), dan penempatan </text:span><text:span text:style-name="Strong_20_Emphasis"><text:span text:style-name="T1">Kecerdasan Buatan (AI)</text:span></text:span><text:span text:style-name="T1"> sebagai inti strategi baru.</text:span></text:p>
              </text:list-item>
              <text:list-item>
                <text:p text:style-name="P55"><text:span text:style-name="Strong_20_Emphasis"><text:span text:style-name="T1">Bagian 4: Analisis Mendalam (Bab 6 &amp; 7):</text:span></text:span><text:span text:style-name="T1"> Setelah mengikuti alur waktu, kita akan berhenti sejenak untuk melakukan analisis tematik. Bab 6 akan mengupas </text:span><text:span text:style-name="Strong_20_Emphasis"><text:span text:style-name="T1">DNA inovasi</text:span></text:span><text:span text:style-name="T1"> Microsoft, menganalisis </text:span><text:span text:style-name="Emphasis"><text:span text:style-name="T1">mengapa</text:span></text:span><text:span text:style-name="T1"> teknologi-teknologi unggulannya (Windows, M365, Azure, Xbox, Alat Pengembang) begitu sukses dan bertahan lama. Sebaliknya, Bab 7 akan mengajak kita </text:span><text:span text:style-name="Strong_20_Emphasis"><text:span text:style-name="T1">belajar dari kegagalan</text:span></text:span><text:span text:style-name="T1">, menganalisis proyek-proyek signifikan yang tidak berhasil (Windows Phone, Zune, Kin, penurunan IE) dan pelajaran berharga yang bisa dipetik darinya.</text:span></text:p>
              </text:list-item>
              <text:list-item>
                <text:p text:style-name="P55"><text:span text:style-name="Strong_20_Emphasis"><text:span text:style-name="T1">Bagian 5: Masa Depan dan Warisan (Bab 8, 9, &amp; 10):</text:span></text:span><text:span text:style-name="T1"> Kita akan kembali melihat ke depan dan ke belakang. Bab 8 akan menjelajahi </text:span><text:soft-page-break/><text:span text:style-name="Strong_20_Emphasis"><text:span text:style-name="T1">inovasi berikutnya</text:span></text:span><text:span text:style-name="T1"> yang sedang dikejar Microsoft (AI di mana-mana, Metaverse/Komputasi Spasial, Komputasi Kuantum, Keberlanjutan) serta tantangan masa depan yang menghadang. Bab 9 akan menjadi refleksi mendalam tentang </text:span><text:span text:style-name="Strong_20_Emphasis"><text:span text:style-name="T1">dampak dan warisan</text:span></text:span><text:span text:style-name="T1"> Microsoft secara keseluruhan – kontribusinya pada demokratisasi PC, dunia bisnis, ekosistem teknologi, pengaruh sosial melalui filantropi, serta kritik dan kontroversi yang menyertainya. Terakhir, Bab 10 akan menyajikan </text:span><text:span text:style-name="Strong_20_Emphasis"><text:span text:style-name="T1">penutup</text:span></text:span><text:span text:style-name="T1">, merangkum perjalanan transformasi ini dan menawarkan pesan akhir.</text:span></text:p>
              </text:list-item>
            </text:list>
            <text:p text:style-name="P110">Buku ini dirancang untuk Anda, pembaca umum yang ingin memahami salah satu perusahaan paling berpengaruh dalam sejarah modern. Kami akan berusaha menyajikan cerita ini dengan bahasa yang jelas, narasi yang menarik, dilengkapi dengan analisis, konteks, dan fakta-fakta menarik. Mari kita mulai perjalanan ini bersama-sama, membuka jendela untuk memahami Microsoft lebih dalam.</text:p>
            <text:p text:style-name="Text_20_body"><text:span text:style-name="Strong_20_Emphasis"><text:span text:style-name="T1">(Teks Buku Berakhir)</text:span></text:span></text:p>
            <text:p text:style-name="P242"/>
            <text:p text:style-name="P110">Saya siap menunggu perintah "YAX" untuk memulai Bab 2 dengan prompt pengantar Bab 2.</text:p>
          </text:section>
          <text:section text:style-name="Sect1" text:name="feedback-form-17">
            <text:p text:style-name="P225"/>
          </text:section>
        </text:section>
        <text:section text:style-name="Sect1" text:name="01363da46d1d261b">
          <text:p text:style-name="P110"/>
          <text:section text:style-name="Sect1" text:name="user-query-content-18">
            <text:p text:style-name="P239">yax </text:p>
          </text:section>
          <text:p text:style-name="P225">Tampilkan alur berpikir</text:p>
          <text:section text:style-name="Sect2" text:name="model-response-message-contentr_01363da46d1d261b">
            <text:p text:style-name="Text_20_body"><text:span text:style-name="T1">Baik, saya akan memulai Bab 2 dengan menjawab </text:span><text:span text:style-name="Strong_20_Emphasis"><text:span text:style-name="T1">prompt untuk pengantar Bab 2: Kelahiran Legenda: Garasi Albuquerque dan Mimpi Besar (1975-1980an Awal)</text:span></text:span><text:span text:style-name="T1">.</text:span></text:p>
            <text:p text:style-name="P242"/>
            <text:p text:style-name="Text_20_body"><text:span text:style-name="Strong_20_Emphasis"><text:span text:style-name="T1">[JAWABAN UNTUK PROMPT PENGANTAR BAB 2]</text:span></text:span></text:p>
            <text:p text:style-name="Text_20_body"><text:span text:style-name="Strong_20_Emphasis"><text:span text:style-name="T1">(Teks Buku Dimulai)</text:span></text:span></text:p>
            <text:p text:style-name="Text_20_body"><text:span text:style-name="Strong_20_Emphasis"><text:span text:style-name="T1">Bab 2: Kelahiran Legenda: Garasi Albuquerque dan Mimpi Besar (1975-1980an Awal)</text:span></text:span></text:p>
            <text:p text:style-name="P110">Mari kita putar waktu kembali ke pertengahan tahun 1970-an. Bayangkan <text:soft-page-break/>sebuah dunia di mana komputer masih merupakan mesin raksasa yang mengisi seluruh ruangan, mahal, dan hanya bisa diakses oleh institusi besar atau universitas. Konsep "komputer pribadi" – sebuah mesin yang bisa diletakkan di meja kerja atau bahkan di rumah – baru mulai bersemi di benak para penghobi elektronik dan visioner teknologi. Di era inilah, di tengah semangat eksperimen dan keterbatasan sumber daya, seringkali di tempat-tempat tak terduga seperti garasi atau kamar motel sederhana, benih-benih revolusi digital mulai ditanam.</text:p>
            <text:p text:style-name="Text_20_body"><text:span text:style-name="T1">Di tengah lanskap yang baru lahir ini, muncullah dua nama yang kelak akan terukir dalam sejarah: </text:span><text:span text:style-name="Strong_20_Emphasis"><text:span text:style-name="T1">Bill Gates</text:span></text:span><text:span text:style-name="T1"> dan </text:span><text:span text:style-name="Strong_20_Emphasis"><text:span text:style-name="T1">Paul Allen</text:span></text:span><text:span text:style-name="T1">. Mereka adalah dua sahabat dari Seattle, masih sangat muda, namun disatukan oleh kecintaan yang membara pada bahasa kode dan visi yang tampaknya mustahil pada masanya. Dari ruang komputer sekolah menengah Lakeside yang dingin hingga sebuah motel tak mencolok di Albuquerque, New Mexico, kemitraan mereka yang dinamis – penuh dengan ide-ide brilian, perdebatan sengit, dan ambisi yang meluap-luap – akan menjadi titik awal dari sebuah perusahaan yang kelak mengubah dunia.</text:span></text:p>
            <text:p text:style-name="Text_20_body"><text:span text:style-name="T1">Bab ini akan membawa kita menyelami kisah-kisah awal yang penuh gejolak namun sangat krusial ini. Kita akan menyaksikan pertemuan dua pikiran revolusioner ini, momen penemuan peluang emas dalam bentuk komputer Altair 8800, pengembangan </text:span><text:span text:style-name="Strong_20_Emphasis"><text:span text:style-name="T1">Altair BASIC</text:span></text:span><text:span text:style-name="T1"> yang penuh tekanan, negosiasi cerdik yang menghasilkan kesepakatan legendaris </text:span><text:span text:style-name="Strong_20_Emphasis"><text:span text:style-name="T1">MS-DOS</text:span></text:span><text:span text:style-name="T1"> dengan raksasa industri IBM, serta pembentukan visi awal yang berani dan budaya kerja "hardcore" yang menjadi ciri khas Microsoft di tahun-tahun formatifnya. Ini adalah kisah tentang bagaimana mimpi besar dan kode-kode komputer dari Albuquerque mulai mengguncang dunia.</text:span></text:p>
            <text:p text:style-name="Text_20_body"><text:span text:style-name="Strong_20_Emphasis"><text:span text:style-name="T1">(Teks Buku Berakhir)</text:span></text:span></text:p>
            <text:p text:style-name="P242"/>
            <text:p text:style-name="P110">Saya siap menunggu perintah "YAX" untuk melanjutkan ke prompt berikutnya (Subbab 2.1).</text:p>
          </text:section>
          <text:section text:style-name="Sect1" text:name="feedback-form-18">
            <text:p text:style-name="P225"/>
          </text:section>
        </text:section>
        <text:section text:style-name="Sect1" text:name="4a7e2b9f3f436dd0">
          <text:p text:style-name="P110"/>
          <text:section text:style-name="Sect1" text:name="user-query-content-19">
            <text:p text:style-name="P239">yax </text:p>
          </text:section>
          <text:p text:style-name="P225">Tampilkan alur berpikir</text:p>
          <text:section text:style-name="Sect2" text:name="model-response-message-contentr_4a7e2b9f3f436dd0">
            <text:p text:style-name="Text_20_body"><text:soft-page-break/><text:span text:style-name="T1">Baik, saya akan melanjutkan dengan menjawab </text:span><text:span text:style-name="Strong_20_Emphasis"><text:span text:style-name="T1">prompt untuk Subbab 2.1: Bill Gates dan Paul Allen: Pertemuan Dua Pemikir Revolusioner</text:span></text:span><text:span text:style-name="T1">.</text:span></text:p>
            <text:p text:style-name="P242"/>
            <text:p text:style-name="Text_20_body"><text:span text:style-name="Strong_20_Emphasis"><text:span text:style-name="T1">[JAWABAN UNTUK PROMPT SUBBAB 2.1]</text:span></text:span></text:p>
            <text:p text:style-name="Text_20_body"><text:span text:style-name="Strong_20_Emphasis"><text:span text:style-name="T1">(Teks Buku Dimulai)</text:span></text:span></text:p>
            <text:p text:style-name="Text_20_body"><text:span text:style-name="Strong_20_Emphasis"><text:span text:style-name="T1">2.1 Bill Gates dan Paul Allen: Pertemuan Dua Pemikir Revolusioner</text:span></text:span></text:p>
            <text:p text:style-name="Text_20_body"><text:span text:style-name="T1">Kisah Microsoft tak bisa dilepaskan dari kisah persahabatan dan kemitraan dua pendirinya. William Henry Gates III, atau lebih dikenal sebagai </text:span><text:span text:style-name="Strong_20_Emphasis"><text:span text:style-name="T1">Bill Gates</text:span></text:span><text:span text:style-name="T1">, lahir pada tahun 1955 dari keluarga kelas menengah atas di Seattle. Ayahnya seorang pengacara terkemuka, ibunya aktif di berbagai dewan organisasi. Sejak kecil, Gates menunjukkan kecerdasan luar biasa dan sifat kompetitif yang kuat, terutama dalam bidang matematika dan logika. Di sisi lain, </text:span><text:span text:style-name="Strong_20_Emphasis"><text:span text:style-name="T1">Paul Allen</text:span></text:span><text:span text:style-name="T1">, lahir tahun 1953, juga tumbuh di Seattle. Meskipun sama-sama cerdas, Allen digambarkan memiliki minat yang lebih luas, termasuk fiksi ilmiah, musik (ia seorang gitaris berbakat), dan tentu saja, teknologi. Ia lebih pendiam dibandingkan Gates, namun memiliki intuisi dan visi teknis yang mendalam.</text:span></text:p>
            <text:p text:style-name="Text_20_body"><text:span text:style-name="T1">Pertemuan mereka terjadi di tempat yang kelak menjadi legenda tersendiri dalam sejarah teknologi: </text:span><text:span text:style-name="Strong_20_Emphasis"><text:span text:style-name="T1">Lakeside School</text:span></text:span><text:span text:style-name="T1">, sebuah sekolah swasta elit di Seattle. Pada akhir tahun 1960-an, Lakeside termasuk salah satu sekolah pertama di Amerika Serikat yang memberikan siswanya akses ke terminal komputer (awalnya sebuah Teletype Model 33 yang terhubung ke komputer mainframe General Electric melalui time-sharing). Ruang komputer inilah yang menjadi 'laboratorium' dan tempat bermain bagi Gates (yang saat itu duduk di kelas 8) dan Allen (dua tahun lebih senior). Mereka terpikat oleh kekuatan mesin baru ini, menghabiskan waktu berjam-jam untuk belajar bahasa pemrograman seperti BASIC, mengutak-atik kode, dan mendorong batas-batas dari apa yang bisa dilakukan komputer pada masa itu.</text:span></text:p>
            <text:p text:style-name="Text_20_body"><text:span text:style-name="Emphasis"><text:span text:style-name="T1">(Mungkin bisa ditambahkan kutipan atau anekdot di sini, jika ada sumbernya, misal:)</text:span></text:span></text:p>
            <text:p text:style-name="P243">"Kami seperti kecanduan," kenang Paul Allen di kemudian hari, menggambarkan obsesi mereka terhadap komputer di Lakeside. "Kami bisa menghabiskan malam suntuk di ruang komputer, mencoba berbagai hal."</text:p>
            <text:p text:style-name="Text_20_body"><text:soft-page-break/><text:span text:style-name="T1">Meskipun memiliki kepribadian yang berbeda, Gates dan Allen menemukan kecocokan intelektual yang luar biasa. Gates, dengan energi dan fokusnya yang tanpa henti, seringkali mendorong proyek ke depan dan melihat potensi bisnisnya. Allen, dengan pengetahuannya yang luas dan imajinasi teknisnya, seringkali menjadi sumber ide-ide orisinal dan solusi kreatif untuk masalah pemrograman yang kompleks. Mereka saling melengkapi: Gates adalah sang </text:span><text:span text:style-name="Emphasis"><text:span text:style-name="T1">driver</text:span></text:span><text:span text:style-name="T1"> dan negosiator ulung, sementara Allen adalah sang visioner teknis dan pemecah masalah. Hubungan mereka intens, diwarnai perdebatan sengit tentang kode dan strategi, namun didasari oleh rasa saling menghormati atas kecerdasan masing-masing dan mimpi bersama tentang potensi komputer.</text:span></text:p>
            <text:p text:style-name="Text_20_body"><text:span text:style-name="T1">Semangat kewirausahaan mereka sudah terlihat bahkan sebelum Microsoft berdiri. Salah satu usaha patungan pertama mereka adalah </text:span><text:span text:style-name="Strong_20_Emphasis"><text:span text:style-name="T1">Traf-O-Data</text:span></text:span><text:span text:style-name="T1">, sebuah perusahaan kecil yang mencoba menganalisis data lalu lintas dari penghitung jalan raya untuk para insinyur lalu lintas. Meskipun bisnis ini tidak terlalu sukses secara komersial, pengalaman membangun Traf-O-Data memberikan pelajaran berharga tentang dunia bisnis nyata, pengembangan perangkat lunak untuk klien, dan tantangan dalam mengubah ide teknis menjadi produk yang berfungsi. Ini adalah langkah awal, sebuah pemanasan, sebelum mereka menemukan peluang emas yang akan mengubah hidup mereka dan lanskap teknologi selamanya. Kemitraan yang ditempa di ruang komputer Lakeside ini terbukti menjadi fondasi yang kokoh untuk menghadapi tantangan dan meraih kesuksesan luar biasa yang menanti di depan.</text:span></text:p>
            <text:p text:style-name="Text_20_body"><text:span text:style-name="Strong_20_Emphasis"><text:span text:style-name="T1">(Teks Buku Berakhir)</text:span></text:span></text:p>
            <text:p text:style-name="P242"/>
            <text:p text:style-name="P110">Saya siap menunggu perintah "YAX" untuk melanjutkan ke prompt berikutnya (Subbab 2.2).</text:p>
          </text:section>
          <text:section text:style-name="Sect1" text:name="feedback-form-19">
            <text:p text:style-name="P225"/>
          </text:section>
        </text:section>
        <text:section text:style-name="Sect1" text:name="92b43bd43881a735">
          <text:p text:style-name="P110"/>
          <text:section text:style-name="Sect1" text:name="user-query-content-20">
            <text:p text:style-name="P239">yax </text:p>
          </text:section>
          <text:p text:style-name="P225">Tampilkan alur berpikir</text:p>
          <text:section text:style-name="Sect2" text:name="model-response-message-contentr_92b43bd43881a735">
            <text:p text:style-name="Text_20_body"><text:span text:style-name="T1">Baik, saya akan melanjutkan dengan menjawab </text:span><text:span text:style-name="Strong_20_Emphasis"><text:span text:style-name="T1">prompt untuk Subbab 2.2: Momen Kunci: Altair BASIC dan Kelahiran Microsoft</text:span></text:span><text:span text:style-name="T1">.</text:span></text:p>
            <text:p text:style-name="P242"/>
            <text:p text:style-name="Text_20_body"><text:soft-page-break/><text:span text:style-name="Strong_20_Emphasis"><text:span text:style-name="T1">[JAWABAN UNTUK PROMPT SUBBAB 2.2]</text:span></text:span></text:p>
            <text:p text:style-name="Text_20_body"><text:span text:style-name="Strong_20_Emphasis"><text:span text:style-name="T1">(Teks Buku Dimulai)</text:span></text:span></text:p>
            <text:p text:style-name="Text_20_body"><text:span text:style-name="Strong_20_Emphasis"><text:span text:style-name="T1">2.2 Momen Kunci: Altair BASIC dan Kelahiran Microsoft</text:span></text:span></text:p>
            <text:p text:style-name="Text_20_body"><text:span text:style-name="T1">Di tengah dinginnya musim dingin Boston pada awal tahun 1975, sebuah majalah mengubah segalanya. Saat itu, Bill Gates sedang menjalani kuliahnya di Harvard, sementara Paul Allen bekerja sebagai programmer di Honeywell. Suatu hari di bulan Januari, saat berjalan melewati kios koran di Harvard Square, mata Allen tertuju pada sampul majalah </text:span><text:span text:style-name="Strong_20_Emphasis"><text:span text:style-name="T1">Popular Electronics</text:span></text:span><text:span text:style-name="T1"> edisi terbaru. Di sana terpampang gambar sebuah kotak logam dengan deretan lampu dan saklar, dengan judul besar: "Project Breakthrough! World's First Minicomputer Kit to Rival Commercial Models... Altair 8800."</text:span></text:p>
            <text:p text:style-name="P110">Altair 8800, yang dibuat oleh perusahaan kecil bernama Micro Instrumentation and Telemetry Systems (MITS) di Albuquerque, New Mexico, bukanlah komputer yang mudah digunakan. Ia dijual sebagai kit yang harus dirakit sendiri oleh pembelinya, dan cara memprogramnya sangat rumit, melibatkan pengoperasian saklar-saklar di panel depan untuk memasukkan kode mesin biner secara manual. Namun, dengan harga di bawah $500, ia adalah lompatan kuantum dalam hal keterjangkauan. Allen segera menyadari potensi revolusioner Altair: ini adalah awal dari komputer pribadi yang sesungguhnya. Tapi ada satu masalah besar: Altair tidak memiliki cara yang mudah untuk diprogram.</text:p>
            <text:p text:style-name="Text_20_body"><text:span text:style-name="T1">Dengan antusias, Allen membawa majalah itu kepada Gates. Keduanya langsung melihat peluang emas yang sama: Altair membutuhkan perangkat lunak, sebuah bahasa pemrograman tingkat tinggi yang bisa membuatnya benar-benar berguna. Mereka memutuskan bahwa bahasa </text:span><text:span text:style-name="Strong_20_Emphasis"><text:span text:style-name="T1">BASIC</text:span></text:span><text:span text:style-name="T1"> (Beginner's All-purpose Symbolic Instruction Code), bahasa yang sudah sangat mereka kuasai sejak masa di Lakeside, adalah pilihan yang sempurna.</text:span></text:p>
            <text:p text:style-name="P110">Di sinilah letak salah satu pertaruhan paling berani dalam sejarah teknologi. Tanpa memiliki mesin Altair sama sekali untuk menguji kode mereka, dan bahkan sebelum menulis satu baris kode pun, Gates dan Allen menghubungi pendiri MITS, Ed Roberts. Dengan percaya diri (atau nekat), mereka mengklaim bahwa mereka telah mengembangkan versi BASIC yang berjalan di Altair. Roberts, yang dibanjiri pesanan untuk kit Altair-nya dan sangat membutuhkan perangkat lunak, tertarik. Ia meminta mereka datang ke <text:soft-page-break/>Albuquerque untuk demonstrasi.</text:p>
            <text:p text:style-name="P110">Maka dimulailah delapan minggu pengembangan yang legendaris dan penuh tekanan. Gates mengambil cuti dari Harvard. Mereka bekerja siang malam, seringkali di laboratorium komputer Harvard. Karena tidak punya Altair, Allen dengan brilian menulis sebuah program simulator di komputer PDP-10 kampus yang meniru cara kerja chip Intel 8080 yang digunakan Altair. Gates fokus pada logika inti interpreter BASIC, sementara Allen menangani simulator dan utilitas lainnya. Mereka tahu ini adalah kesempatan sekali seumur hidup.</text:p>
            <text:p text:style-name="Text_20_body"><text:span text:style-name="Emphasis"><text:span text:style-name="T1">(Anekdot yang sering diceritakan:)</text:span></text:span></text:p>
            <text:p text:style-name="P243">Konon, menjelang akhir pengembangan, Gates sering tertidur di depan keyboard, lalu terbangun beberapa jam kemudian dan langsung melanjutkan mengetik kode seolah tidak ada jeda. Intensitas mereka luar biasa.</text:p>
            <text:p text:style-name="P110">Saat interpreter BASIC akhirnya selesai (atau setidaknya mereka anggap cukup selesai), ia disimpan dalam bentuk pita kertas (paper tape). Allen-lah yang terpilih untuk melakukan perjalanan menegangkan ke Albuquerque untuk demonstrasi. Yang luar biasa, hingga saat ia naik pesawat, kode BASIC tersebut belum pernah sekalipun dicoba pada mesin Altair 8800 yang sesungguhnya!</text:p>
            <text:p text:style-name="P110">Di kantor MITS, dengan Ed Roberts mengamati dengan saksama, Allen dengan hati-hati memasukkan pita kertas berisi kode BASIC ke dalam pembaca pita yang terhubung ke sebuah Altair. Setelah beberapa saat yang menegangkan, terminal Teletype yang terhubung ke Altair mencetak kata "READY". Allen mengetik perintah sederhana, "PRINT 2+2", lalu menekan Enter. Komputer merespons dengan jawaban yang benar: "4". Interpreter BASIC itu bekerja! Roberts terkesan.</text:p>
            <text:p text:style-name="Text_20_body"><text:span text:style-name="T1">Kesuksesan demonstrasi ini menjadi titik balik. MITS setuju untuk melisensikan Altair BASIC dari Gates dan Allen. Melihat potensi pasar yang terbuka lebar, keduanya membuat keputusan besar: Bill Gates secara resmi keluar dari Harvard, dan bersama Paul Allen, mereka pindah ke Albuquerque, dekat dengan MITS. Pada tanggal </text:span><text:span text:style-name="Strong_20_Emphasis"><text:span text:style-name="T1">4 April 1975</text:span></text:span><text:span text:style-name="T1">, mereka secara resmi mendirikan kemitraan baru mereka. Nama yang mereka pilih? Gabungan dari </text:span><text:span text:style-name="Emphasis"><text:span text:style-name="T1">microcomputer</text:span></text:span><text:span text:style-name="T1"> dan </text:span><text:span text:style-name="Emphasis"><text:span text:style-name="T1">software</text:span></text:span><text:span text:style-name="T1">: </text:span><text:span text:style-name="Strong_20_Emphasis"><text:span text:style-name="T1">Micro-Soft</text:span></text:span><text:span text:style-name="T1"> (awalnya ditulis dengan tanda </text:span><text:soft-page-break/><text:span text:style-name="T1">hubung). Sebuah legenda telah lahir dari sebuah artikel majalah, pertaruhan berani, dan delapan minggu kerja keras tanpa henti.</text:span></text:p>
            <text:p text:style-name="Text_20_body"><text:span text:style-name="Strong_20_Emphasis"><text:span text:style-name="T1">(Teks Buku Berakhir)</text:span></text:span></text:p>
            <text:p text:style-name="P242"/>
            <text:p text:style-name="P110">Saya siap menunggu perintah "YAX" untuk melanjutkan ke prompt berikutnya (Subbab 2.3).</text:p>
          </text:section>
          <text:section text:style-name="Sect1" text:name="feedback-form-20">
            <text:p text:style-name="P225"/>
          </text:section>
        </text:section>
        <text:section text:style-name="Sect1" text:name="711d0aa166f6ca0a">
          <text:p text:style-name="P110"/>
          <text:section text:style-name="Sect1" text:name="user-query-content-21">
            <text:p text:style-name="P239">yax </text:p>
          </text:section>
          <text:p text:style-name="P225">Tampilkan alur berpikir</text:p>
          <text:section text:style-name="Sect2" text:name="model-response-message-contentr_711d0aa166f6ca0a">
            <text:p text:style-name="Text_20_body"><text:span text:style-name="T1">Baik, saya akan melanjutkan dengan menjawab </text:span><text:span text:style-name="Strong_20_Emphasis"><text:span text:style-name="T1">prompt untuk Subbab 2.3: Kesepakatan Emas: MS-DOS dan Kontrak dengan IBM</text:span></text:span><text:span text:style-name="T1">.</text:span></text:p>
            <text:p text:style-name="P242"/>
            <text:p text:style-name="Text_20_body"><text:span text:style-name="Strong_20_Emphasis"><text:span text:style-name="T1">[JAWABAN UNTUK PROMPT SUBBAB 2.3]</text:span></text:span></text:p>
            <text:p text:style-name="Text_20_body"><text:span text:style-name="Strong_20_Emphasis"><text:span text:style-name="T1">(Teks Buku Dimulai)</text:span></text:span></text:p>
            <text:p text:style-name="Text_20_body"><text:span text:style-name="Strong_20_Emphasis"><text:span text:style-name="T1">2.3 Kesepakatan Emas: MS-DOS dan Kontrak dengan IBM</text:span></text:span></text:p>
            <text:p text:style-name="Text_20_body"><text:span text:style-name="T1">Setelah kesuksesan awal dengan Altair BASIC dan bahasa pemrograman lainnya, Microsoft mulai membangun reputasi di dunia mikrokomputer yang masih muda. Namun, kesepakatan yang benar-benar melambungkan perusahaan ini dari pemain niche menjadi kekuatan industri terjadi pada awal tahun 1980-an, melibatkan raksasa dunia komputer saat itu: </text:span><text:span text:style-name="Strong_20_Emphasis"><text:span text:style-name="T1">International Business Machines (IBM)</text:span></text:span><text:span text:style-name="T1">.</text:span></text:p>
            <text:p text:style-name="P110">Pada tahun 1980, IBM, sang 'Big Blue' yang mendominasi pasar komputer mainframe, merasa cemas melihat pertumbuhan pesat pasar komputer pribadi yang dipelopori oleh perusahaan seperti Apple dan Tandy. Mereka memutuskan harus segera masuk ke pasar ini. Untuk mempercepat proses, IBM membentuk tim rahasia di Boca Raton, Florida (dengan nama sandi "Project Chess"), yang diberi kebebasan untuk menggunakan komponen dan perangkat lunak dari luar IBM – sebuah langkah yang sangat tidak biasa bagi perusahaan yang biasanya serba tertutup itu. Salah satu komponen krusial yang mereka butuhkan dengan cepat adalah sistem operasi (OS) untuk komputer baru mereka, yang kelak dikenal sebagai IBM Personal Computer <text:soft-page-break/>atau IBM PC.</text:p>
            <text:p text:style-name="Text_20_body"><text:span text:style-name="T1">Pilihan pertama IBM sebenarnya jatuh pada </text:span><text:span text:style-name="Strong_20_Emphasis"><text:span text:style-name="T1">CP/M</text:span></text:span><text:span text:style-name="T1"> (Control Program for Microcomputers), sistem operasi paling populer untuk mikrokomputer saat itu, yang dibuat oleh </text:span><text:span text:style-name="Strong_20_Emphasis"><text:span text:style-name="T1">Digital Research Inc. (DRI)</text:span></text:span><text:span text:style-name="T1"> pimpinan </text:span><text:span text:style-name="Strong_20_Emphasis"><text:span text:style-name="T1">Gary Kildall</text:span></text:span><text:span text:style-name="T1">. Namun, negosiasi antara IBM dan DRI berjalan alot dan akhirnya gagal – sebuah peristiwa yang detailnya masih menjadi subjek perdebatan dalam sejarah teknologi (ada cerita tentang Kildall yang sedang terbang dengan pesawatnya saat IBM datang, ada pula tentang keengganan menandatangani perjanjian kerahasiaan IBM yang ketat).</text:span></text:p>
            <text:p text:style-name="P110">Kegagalan dengan DRI membuka pintu bagi Microsoft. Meskipun masih relatif kecil dan lebih dikenal karena bahasa pemrograman, nama Microsoft sudah cukup dikenal IBM. Ada juga faktor koneksi; ibu Bill Gates, Mary Maxwell Gates, saat itu duduk di dewan nasional United Way bersama John Opel, CEO IBM. Meskipun peran persis koneksi ini sering diperdebatkan, ia setidaknya membantu membuka pintu awal. Ketika IBM mendekati Microsoft untuk menanyakan tentang sistem operasi 16-bit (karena IBM PC akan menggunakan prosesor Intel 8088 16-bit), Gates melihat peluang emas lainnya.</text:p>
            <text:p text:style-name="Text_20_body"><text:span text:style-name="T1">Namun, Microsoft saat itu tidak memiliki sistem operasi 16-bit yang siap pakai. Di sinilah kecerdikan bisnis Gates (dan Allen) kembali bermain. Alih-alih berjanji membangun OS dari nol dalam waktu singkat (yang mungkin mustahil), mereka melakukan langkah brilian: mereka mengidentifikasi sebuah sistem operasi 16-bit bernama </text:span><text:span text:style-name="Strong_20_Emphasis"><text:span text:style-name="T1">86-DOS</text:span></text:span><text:span text:style-name="T1">, yang juga dikenal sebagai </text:span><text:span text:style-name="Strong_20_Emphasis"><text:span text:style-name="T1">QDOS</text:span></text:span><text:span text:style-name="T1"> (Quick and Dirty Operating System), yang telah dibuat oleh seorang programmer muda bernama </text:span><text:span text:style-name="Strong_20_Emphasis"><text:span text:style-name="T1">Tim Paterson</text:span></text:span><text:span text:style-name="T1"> di perusahaan kecil </text:span><text:span text:style-name="Strong_20_Emphasis"><text:span text:style-name="T1">Seattle Computer Products (SCP)</text:span></text:span><text:span text:style-name="T1">. QDOS dibuat agar mirip dengan CP/M tetapi untuk prosesor 8086/8088 yang lebih baru.</text:span></text:p>
            <text:p text:style-name="Text_20_body"><text:span text:style-name="T1">Microsoft bergerak cepat. Pertama, mereka mengamankan hak lisensi non-eksklusif untuk 86-DOS dari SCP dengan biaya yang relatif kecil, memungkinkan mereka menawarkannya ke IBM. Kemudian, setelah kesepakatan dengan IBM tampak pasti, Microsoft kembali ke SCP dan membeli seluruh hak kepemilikan atas 86-DOS dengan harga sekitar $75.000 – sebuah harga yang kelak terbukti sangat murah. Microsoft juga merekrut Tim Paterson untuk membantu mengadaptasi dan menyempurnakan QDOS agar sesuai dengan spesifikasi perangkat keras IBM PC. Hasilnya </text:span><text:soft-page-break/><text:span text:style-name="T1">dinamai </text:span><text:span text:style-name="Strong_20_Emphasis"><text:span text:style-name="T1">MS-DOS</text:span></text:span><text:span text:style-name="T1"> (Microsoft Disk Operating System).</text:span></text:p>
            <text:p text:style-name="Text_20_body"><text:span text:style-name="T1">Bagian paling jenius dari kesepakatan ini terletak pada </text:span><text:span text:style-name="Strong_20_Emphasis"><text:span text:style-name="T1">struktur lisensinya</text:span></text:span><text:span text:style-name="T1"> dengan IBM. Microsoft setuju untuk memberikan lisensi MS-DOS kepada IBM dengan biaya royalti per unit yang relatif rendah untuk setiap IBM PC yang terjual. Namun – dan ini poin krusialnya – Microsoft </text:span><text:span text:style-name="Strong_20_Emphasis"><text:span text:style-name="T1">mempertahankan kepemilikan penuh atas MS-DOS</text:span></text:span><text:span text:style-name="T1"> dan </text:span><text:span text:style-name="Strong_20_Emphasis"><text:span text:style-name="T1">berhak melisensikannya kepada produsen komputer lain</text:span></text:span><text:span text:style-name="T1">. IBM, yang mungkin meremehkan potensi pasar klon PC atau hanya ingin OS tersedia cepat, menyetujui persyaratan ini.</text:span></text:p>
            <text:p text:style-name="P110">Keputusan ini terbukti menjadi salah satu langkah bisnis paling menguntungkan dalam sejarah. Ketika IBM PC diluncurkan pada Agustus 1981 dan meraih sukses besar, banyak perusahaan lain mulai membuat "klon" IBM PC yang kompatibel. Dan karena klon-klon ini membutuhkan sistem operasi yang kompatibel, mereka semua berbondong-bondong melisensikan MS-DOS dari Microsoft. Setiap klon yang terjual berarti pendapatan royalti langsung masuk ke kas Microsoft. Kesepakatan emas dengan IBM ini, yang lahir dari kombinasi keberuntungan (kegagalan IBM dengan DRI), koneksi, strategi akuisisi cerdas, dan negosiasi lisensi yang visioner, secara efektif menempatkan Microsoft di kursi pengemudi revolusi komputer pribadi. Dari kesepakatan inilah fondasi kekayaan dan dominasi Microsoft di dekade-dekade berikutnya dibangun.</text:p>
            <text:p text:style-name="Text_20_body"><text:span text:style-name="Strong_20_Emphasis"><text:span text:style-name="T1">(Teks Buku Berakhir)</text:span></text:span></text:p>
            <text:p text:style-name="P242"/>
            <text:p text:style-name="P110">Saya siap menunggu perintah "YAX" untuk melanjutkan ke prompt berikutnya (Subbab 2.4).</text:p>
          </text:section>
          <text:section text:style-name="Sect1" text:name="feedback-form-21">
            <text:p text:style-name="P225"/>
          </text:section>
        </text:section>
        <text:section text:style-name="Sect1" text:name="17a4681d6748e17f">
          <text:p text:style-name="P110"/>
          <text:section text:style-name="Sect1" text:name="user-query-content-22">
            <text:p text:style-name="P239">yax </text:p>
          </text:section>
          <text:p text:style-name="P225">Tampilkan alur berpikir</text:p>
          <text:section text:style-name="Sect2" text:name="model-response-message-contentr_17a4681d6748e17f">
            <text:p text:style-name="Text_20_body"><text:span text:style-name="T1">Baik, saya akan melanjutkan dengan menjawab </text:span><text:span text:style-name="Strong_20_Emphasis"><text:span text:style-name="T1">prompt untuk Subbab 2.4: Visi Awal: "Komputer di Setiap Meja dan di Setiap Rumah"</text:span></text:span><text:span text:style-name="T1">.</text:span></text:p>
            <text:p text:style-name="P242"/>
            <text:p text:style-name="Text_20_body"><text:span text:style-name="Strong_20_Emphasis"><text:span text:style-name="T1">[JAWABAN UNTUK PROMPT SUBBAB 2.4]</text:span></text:span></text:p>
            <text:p text:style-name="Text_20_body"><text:span text:style-name="Strong_20_Emphasis"><text:span text:style-name="T1">(Teks Buku Dimulai)</text:span></text:span></text:p>
            <text:p text:style-name="Text_20_body"><text:soft-page-break/><text:span text:style-name="Strong_20_Emphasis"><text:span text:style-name="T1">2.4 Visi Awal: "Komputer di Setiap Meja dan di Setiap Rumah"</text:span></text:span></text:p>
            <text:p text:style-name="Text_20_body"><text:span text:style-name="T1">Di tengah hiruk-pikuk pengembangan perangkat lunak dan negosiasi bisnis di tahun-tahun awalnya, Microsoft tidak hanya didorong oleh peluang teknis atau keuntungan finansial semata. Ada sebuah visi besar, sebuah bintang pemandu yang, meskipun mungkin rumusannya berevolusi seiring waktu, secara konsisten diartikulasikan oleh Bill Gates dan menjadi semacam mantra bagi perusahaan muda tersebut: </text:span><text:span text:style-name="Strong_20_Emphasis"><text:span text:style-name="T1">"Sebuah komputer di setiap meja kerja dan di setiap rumah, semuanya menjalankan perangkat lunak Microsoft."</text:span></text:span></text:p>
            <text:p text:style-name="Text_20_body"><text:span text:style-name="T1">Untuk memahami betapa radikal dan ambisiusnya visi ini, kita perlu kembali menempatkannya dalam konteks akhir 1970-an dan awal 1980-an. Saat itu, komputer masih merupakan barang mewah, alat yang kompleks dan mahal yang sebagian besar hanya ditemukan di perusahaan besar, laboratorium penelitian, atau di tangan segelintir penghobi yang berdedikasi. Gagasan bahwa </text:span><text:span text:style-name="Emphasis"><text:span text:style-name="T1">setiap</text:span></text:span><text:span text:style-name="T1"> meja kerja, apalagi </text:span><text:span text:style-name="Emphasis"><text:span text:style-name="T1">setiap</text:span></text:span><text:span text:style-name="T1"> rumah, akan memiliki komputer sendiri tampak seperti fiksi ilmiah bagi kebanyakan orang.</text:span></text:p>
            <text:p text:style-name="Text_20_body"><text:span text:style-name="T1">Namun, Gates dan Allen melihat potensi transformatif dari mikroprosesor dan percaya bahwa komputasi personal adalah gelombang masa depan. Lebih penting lagi, mereka menyadari sejak awal bahwa kunci untuk mewujudkan visi ini bukanlah pada pembuatan perangkat kerasnya – biarlah perusahaan lain yang melakukannya – melainkan pada </text:span><text:span text:style-name="Strong_20_Emphasis"><text:span text:style-name="T1">perangkat lunaknya</text:span></text:span><text:span text:style-name="T1">. Perangkat lunaklah yang akan membuat mesin-mesin itu berguna, mudah diakses, dan akhirnya, tak tergantikan.</text:span></text:p>
            <text:p text:style-name="P110">Oleh karena itu, penekanan pada frasa "...menjalankan perangkat lunak Microsoft" dalam visi tersebut bukanlah sekadar slogan pemasaran, melainkan inti dari strategi bisnis mereka. Visi ini secara langsung menginformasikan keputusan-keputusan krusial:</text:p>
            <text:list xml:id="list2729199809150559371" text:style-name="L58">
              <text:list-item>
                <text:p text:style-name="P171"><text:span text:style-name="Strong_20_Emphasis"><text:span text:style-name="T1">Fokus pada Perangkat Lunak:</text:span></text:span><text:span text:style-name="T1"> Microsoft memutuskan untuk menjadi perusahaan perangkat lunak, bukan perangkat keras (setidaknya pada awalnya). Mereka fokus pada pembuatan bahasa pemrograman (seperti BASIC), sistem operasi (MS-DOS), dan nantinya aplikasi produktivitas (cikal bakal Office). </text:span></text:p>
              </text:list-item>
              <text:list-item>
                <text:p text:style-name="P171"><text:span text:style-name="Strong_20_Emphasis"><text:span text:style-name="T1">Model Lisensi Massal (OEM):</text:span></text:span><text:span text:style-name="T1"> Untuk mencapai skala "setiap meja dan setiap rumah," perangkat lunak mereka harus berjalan di sebanyak mungkin jenis komputer dari berbagai produsen. Strategi melisensikan MS-DOS secara non-eksklusif kepada IBM dan kemudian kepada para </text:span><text:soft-page-break/><text:span text:style-name="T1">pembuat klon PC adalah manifestasi sempurna dari visi ini. Mereka ingin perangkat lunak Microsoft ada di mana-mana, terlepas dari merek perangkat kerasnya. </text:span><text:span text:style-name="Emphasis"><text:span text:style-name="T1">(Ini adalah perbedaan kunci dengan model Apple yang mengintegrasikan perangkat keras dan lunaknya sendiri).</text:span></text:span><text:span text:style-name="T1"> </text:span></text:p>
              </text:list-item>
              <text:list-item>
                <text:p text:style-name="P56"><text:span text:style-name="Strong_20_Emphasis"><text:span text:style-name="T1">Mendorong Demokratisasi:</text:span></text:span><text:span text:style-name="T1"> Visi ini secara inheren bersifat demokratis. Tujuannya adalah membawa kekuatan komputasi ke tangan jutaan orang biasa, bukan hanya segelintir elit teknis. Hal ini mendorong Microsoft untuk (secara bertahap) membuat perangkat lunaknya lebih mudah digunakan dan lebih terjangkau. </text:span></text:p>
              </text:list-item>
            </text:list>
            <text:p text:style-name="P110">Visi "komputer di setiap meja dan di setiap rumah" menjadi lebih dari sekadar tujuan bisnis; ia menjadi misi yang memotivasi karyawan awal Microsoft untuk bekerja keras dengan intensitas luar biasa. Mereka percaya bahwa mereka sedang membangun masa depan, mengubah dunia dengan kode yang mereka tulis. Meskipun implementasinya tidak selalu mulus dan menuai berbagai konsekuensi (seperti yang akan kita lihat nanti), tidak dapat disangkal bahwa visi awal yang berani inilah yang menetapkan arah bagi Microsoft untuk menjadi salah satu kekuatan paling transformatif dalam sejarah teknologi modern.</text:p>
            <text:p text:style-name="Text_20_body"><text:span text:style-name="Strong_20_Emphasis"><text:span text:style-name="T1">(Teks Buku Berakhir)</text:span></text:span></text:p>
            <text:p text:style-name="P242"/>
            <text:p text:style-name="P110">Saya siap menunggu perintah "YAX" untuk melanjutkan ke prompt berikutnya (Subbab 2.5).</text:p>
          </text:section>
          <text:section text:style-name="Sect1" text:name="feedback-form-22">
            <text:p text:style-name="P225"/>
          </text:section>
        </text:section>
        <text:section text:style-name="Sect1" text:name="fe995c3d349061a4">
          <text:p text:style-name="P110"/>
          <text:section text:style-name="Sect1" text:name="user-query-content-23">
            <text:p text:style-name="P239">yax </text:p>
          </text:section>
          <text:p text:style-name="P225">Tampilkan alur berpikir</text:p>
          <text:section text:style-name="Sect2" text:name="model-response-message-contentr_fe995c3d349061a4">
            <text:p text:style-name="Text_20_body"><text:span text:style-name="T1">Baik, saya akan melanjutkan dengan menjawab </text:span><text:span text:style-name="Strong_20_Emphasis"><text:span text:style-name="T1">prompt untuk Subbab 2.5: Budaya Awal Perusahaan: Intens, Kompetitif, Inovatif</text:span></text:span><text:span text:style-name="T1">.</text:span></text:p>
            <text:p text:style-name="P242"/>
            <text:p text:style-name="Text_20_body"><text:span text:style-name="Strong_20_Emphasis"><text:span text:style-name="T1">[JAWABAN UNTUK PROMPT SUBBAB 2.5]</text:span></text:span></text:p>
            <text:p text:style-name="Text_20_body"><text:span text:style-name="Strong_20_Emphasis"><text:span text:style-name="T1">(Teks Buku Dimulai)</text:span></text:span></text:p>
            <text:p text:style-name="Text_20_body"><text:span text:style-name="Strong_20_Emphasis"><text:span text:style-name="T1">2.5 Budaya Awal Perusahaan: Intens, Kompetitif, Inovatif</text:span></text:span></text:p>
            <text:p text:style-name="P110"><text:soft-page-break/>Di balik kesuksesan awal Microsoft, selain visi yang kuat dan strategi bisnis yang cerdik, terdapat faktor kunci lain: budaya kerja yang unik dan sangat intens. Terbentuk di tahun-tahun formatif di Albuquerque dan kemudian berkembang setelah kepindahan perusahaan ke Bellevue, Washington pada tahun 1979, budaya ini menjadi fondasi bagi kecepatan inovasi dan eksekusi yang menjadi ciri khas Microsoft muda.</text:p>
            <text:p text:style-name="Text_20_body"><text:span text:style-name="T1">Ciri utama budaya awal Microsoft adalah </text:span><text:span text:style-name="Strong_20_Emphasis"><text:span text:style-name="T1">intensitas kerja yang luar biasa</text:span></text:span><text:span text:style-name="T1">. Istilah "hardcore" sering digunakan untuk menggambarkannya. Para programmer awal, banyak di antaranya sangat muda dan baru lulus universitas, didorong oleh semangat misi "mengubah dunia" dan tenggat waktu yang ketat. Bekerja hingga larut malam, bahkan menginap di kantor, bukanlah hal yang aneh. Konon, Bill Gates sendiri terkenal sering memantau siapa yang datang paling awal dan pulang paling akhir. Makanan gratis seperti pizza dan minuman bersoda menjadi bahan bakar untuk sesi coding maraton. Ini adalah lingkungan yang menuntut dedikasi total.</text:span></text:p>
            <text:p text:style-name="Text_20_body"><text:span text:style-name="Emphasis"><text:span text:style-name="T1">(Anekdot populer, meskipun mungkin dilebih-lebihkan, sering menggambarkan Gates menghafal plat nomor mobil karyawan untuk tahu siapa yang lembur).</text:span></text:span></text:p>
            <text:p text:style-name="Text_20_body"><text:span text:style-name="T1">Fokus utama lainnya adalah pada </text:span><text:span text:style-name="Strong_20_Emphasis"><text:span text:style-name="T1">kecerdasan dan keunggulan teknis</text:span></text:span><text:span text:style-name="T1">. Microsoft secara agresif merekrut orang-orang yang dianggap paling cerdas ("the smartest people"), seringkali dari universitas-universitas ternama. Proses wawancara terkenal sulit, penuh dengan teka-teki logika dan pertanyaan teknis mendalam, dirancang untuk menyaring hanya kandidat terbaik. Di dalam perusahaan, budaya debat teknis sangat kental. Ide-ide seringkali diadu dalam rapat-rapat yang bisa menjadi sangat konfrontatif, di mana argumen logis dan keunggulan teknis (bukan senioritas) diharapkan menjadi penentu keputusan. </text:span><text:span text:style-name="Strong_20_Emphasis"><text:span text:style-name="T1">Gaya kepemimpinan Bill Gates</text:span></text:span><text:span text:style-name="T1"> sendiri mencerminkan ini: ia sangat terlibat dalam detail teknis, memiliki standar yang sangat tinggi, dan tidak segan memberikan kritik tajam dan langsung jika ia merasa suatu pekerjaan atau ide tidak memenuhi standarnya. Meskipun bisa mengintimidasi, gaya ini juga mendorong banyak orang untuk menghasilkan karya terbaik mereka.</text:span></text:p>
            <text:p text:style-name="Text_20_body"><text:span text:style-name="T1">Semangat </text:span><text:span text:style-name="Strong_20_Emphasis"><text:span text:style-name="T1">kompetitif</text:span></text:span><text:span text:style-name="T1"> juga sangat terasa. Persaingan tidak hanya ditujukan kepada perusahaan lain di luar, tetapi juga bisa terjadi secara internal antar tim yang mengerjakan proyek berbeda. Ada dorongan konstan untuk menjadi </text:span><text:soft-page-break/><text:span text:style-name="T1">yang terbaik, tercepat, dan paling inovatif. Struktur perusahaan pada awalnya relatif datar dan informal, memungkinkan ide-ide mengalir dengan cepat, meskipun seiring pertumbuhan perusahaan, hierarki mulai terbentuk.</text:span></text:p>
            <text:p text:style-name="P110">Meskipun menuntut dan penuh tekanan, budaya awal ini berhasil menumbuhkan lingkungan yang sangat produktif dan inovatif. Kombinasi antara talenta-talenta brilian, fokus yang tajam pada tujuan, etos kerja keras, dan semangat kompetitif memungkinkan Microsoft untuk bergerak cepat, mengeksekusi proyek-proyek ambisius seperti MS-DOS, dan merebut peluang pasar dengan kecepatan yang seringkali mengejutkan para pesaingnya yang lebih besar dan lebih mapan. Budaya intens inilah, yang ditempa di Albuquerque dan Bellevue, yang menjadi salah satu 'senjata rahasia' di balik ledakan pertumbuhan Microsoft di dekade berikutnya. Namun, seiring waktu, budaya ini juga akan berevolusi dan menghadapi tantangannya sendiri.</text:p>
            <text:p text:style-name="Text_20_body"><text:span text:style-name="Strong_20_Emphasis"><text:span text:style-name="T1">(Teks Buku Berakhir)</text:span></text:span></text:p>
            <text:p text:style-name="P242"/>
            <text:p text:style-name="P110">Saya siap menunggu perintah "YAX" untuk memulai Bab 3 dengan prompt pengantar Bab 3.</text:p>
          </text:section>
          <text:section text:style-name="Sect1" text:name="feedback-form-23">
            <text:p text:style-name="P225"/>
          </text:section>
        </text:section>
        <text:section text:style-name="Sect1" text:name="84b31eef2fa4a0ea">
          <text:p text:style-name="P110"/>
          <text:section text:style-name="Sect1" text:name="user-query-content-24">
            <text:p text:style-name="P239">yax </text:p>
          </text:section>
          <text:p text:style-name="P225">Tampilkan alur berpikir</text:p>
          <text:section text:style-name="Sect2" text:name="model-response-message-contentr_84b31eef2fa4a0ea">
            <text:p text:style-name="Text_20_body"><text:span text:style-name="T1">Baik, saya akan memulai Bab 3 dengan menjawab </text:span><text:span text:style-name="Strong_20_Emphasis"><text:span text:style-name="T1">prompt untuk pengantar Bab 3: Era Dominasi Windows dan Office (1990-an - Awal 2000-an)</text:span></text:span><text:span text:style-name="T1">.</text:span></text:p>
            <text:p text:style-name="P242"/>
            <text:p text:style-name="Text_20_body"><text:span text:style-name="Strong_20_Emphasis"><text:span text:style-name="T1">[JAWABAN UNTUK PROMPT PENGANTAR BAB 3]</text:span></text:span></text:p>
            <text:p text:style-name="Text_20_body"><text:span text:style-name="Strong_20_Emphasis"><text:span text:style-name="T1">(Teks Buku Dimulai)</text:span></text:span></text:p>
            <text:p text:style-name="Text_20_body"><text:span text:style-name="Strong_20_Emphasis"><text:span text:style-name="T1">Bab 3: Era Dominasi Windows dan Office (1990-an - Awal 2000-an)</text:span></text:span></text:p>
            <text:p text:style-name="Text_20_body"><text:span text:style-name="T1">Jika dekade 1980-an adalah masa di mana Microsoft meletakkan fondasi dan meraih posisi kunci melalui MS-DOS, maka dekade 1990-an hingga awal milenium baru adalah </text:span><text:span text:style-name="Strong_20_Emphasis"><text:span text:style-name="T1">era keemasan</text:span></text:span><text:span text:style-name="T1"> di mana perusahaan ini melesat menuju puncak kekuasaan yang nyaris absolut di dunia teknologi personal. Ini adalah periode transformatif, di mana visi "komputer di setiap meja" mulai benar-</text:span><text:soft-page-break/><text:span text:style-name="T1">benar terwujud, dan Microsoft berada tepat di jantung revolusi tersebut. Antarmuka grafis yang dulunya merupakan barang mewah atau eksperimental kini menjadi standar, sebagian besar berkat ledakan popularitas sistem operasi </text:span><text:span text:style-name="Strong_20_Emphasis"><text:span text:style-name="T1">Windows</text:span></text:span><text:span text:style-name="T1">.</text:span></text:p>
            <text:p text:style-name="Text_20_body"><text:span text:style-name="T1">Puncak dari gelombang ini, dan mungkin momen paling ikonik dalam sejarah Microsoft, adalah peluncuran </text:span><text:span text:style-name="Strong_20_Emphasis"><text:span text:style-name="T1">Windows 95</text:span></text:span><text:span text:style-name="T1">. Lebih dari sekadar pembaruan perangkat lunak, peluncuran ini adalah sebuah fenomena budaya pop global yang menandai kedewasaan industri PC dan masuknya komputasi ke dalam arus utama kehidupan modern. Di saat yang sama, suite aplikasi </text:span><text:span text:style-name="Strong_20_Emphasis"><text:span text:style-name="T1">Microsoft Office</text:span></text:span><text:span text:style-name="T1"> mengukuhkan dirinya sebagai perangkat lunak wajib – standar de facto untuk produktivitas di kantor, sekolah, dan rumah di seluruh dunia, menggilas para pesaingnya.</text:span></text:p>
            <text:p text:style-name="Text_20_body"><text:span text:style-name="T1">Namun, lanskap teknologi tidak pernah diam. Saat dominasi di desktop tercapai, medan pertempuran baru muncul dengan kecepatan kilat: </text:span><text:span text:style-name="Strong_20_Emphasis"><text:span text:style-name="T1">Internet</text:span></text:span><text:span text:style-name="T1">. Microsoft, yang awalnya sedikit terlambat menyadari potensi World Wide Web, dengan cepat mengerahkan seluruh kekuatannya untuk menaklukkan arena baru ini melalui peramban </text:span><text:span text:style-name="Strong_20_Emphasis"><text:span text:style-name="T1">Internet Explorer</text:span></text:span><text:span text:style-name="T1">. Pertarungan sengit dalam "perang browser" yang menyusul akan menjadi salah satu kisah paling dramatis dalam sejarah industri.</text:span></text:p>
            <text:p text:style-name="Text_20_body"><text:span text:style-name="T1">Tentu saja, kekuatan sebesar ini tidak datang tanpa konsekuensi. Kesuksesan masif Microsoft dan taktik bisnisnya yang agresif mulai menarik perhatian serius dari regulator pemerintah, memicu </text:span><text:span text:style-name="Strong_20_Emphasis"><text:span text:style-name="T1">kasus antimonopoli</text:span></text:span><text:span text:style-name="T1"> bersejarah yang mengancam eksistensi perusahaan. Bab ini akan membawa kita menjelajahi era paling dominan dalam sejarah Microsoft – menganalisis kunci keberhasilan Windows dan Office, menyelami drama perebutan supremasi internet, dan memahami tantangan besar yang datang bersama mahkota kekuasaan teknologi. Bersiaplah memasuki dekade yang mendefinisikan Microsoft sebagai raksasa global.</text:span></text:p>
            <text:p text:style-name="Text_20_body"><text:span text:style-name="Strong_20_Emphasis"><text:span text:style-name="T1">(Teks Buku Berakhir)</text:span></text:span></text:p>
            <text:p text:style-name="P242"/>
            <text:p text:style-name="P110">Saya siap menunggu perintah "YAX" untuk melanjutkan ke prompt berikutnya (Subbab 3.1).</text:p>
          </text:section>
          <text:section text:style-name="Sect1" text:name="feedback-form-24">
            <text:p text:style-name="P225"/>
          </text:section>
        </text:section>
        <text:section text:style-name="Sect1" text:name="79237b4013227679">
          <text:p text:style-name="P110"/>
          <text:section text:style-name="Sect1" text:name="user-query-content-25">
            <text:p text:style-name="P239"><text:soft-page-break/>yax </text:p>
          </text:section>
          <text:p text:style-name="P225">Tampilkan alur berpikir</text:p>
          <text:section text:style-name="Sect2" text:name="model-response-message-contentr_79237b4013227679">
            <text:p text:style-name="Text_20_body"><text:span text:style-name="T1">Baik, saya akan melanjutkan dengan menjawab </text:span><text:span text:style-name="Strong_20_Emphasis"><text:span text:style-name="T1">prompt untuk Subbab 3.1: Windows 3.1, 95, 98: Jendela di Setiap Meja</text:span></text:span><text:span text:style-name="T1">.</text:span></text:p>
            <text:p text:style-name="P242"/>
            <text:p text:style-name="Text_20_body"><text:span text:style-name="Strong_20_Emphasis"><text:span text:style-name="T1">[JAWABAN UNTUK PROMPT SUBBAB 3.1]</text:span></text:span></text:p>
            <text:p text:style-name="Text_20_body"><text:span text:style-name="Strong_20_Emphasis"><text:span text:style-name="T1">(Teks Buku Dimulai)</text:span></text:span></text:p>
            <text:p text:style-name="Text_20_body"><text:span text:style-name="Strong_20_Emphasis"><text:span text:style-name="T1">3.1 Windows 3.1, 95, 98: Jendela di Setiap Meja</text:span></text:span></text:p>
            <text:p text:style-name="P110">Meskipun Microsoft telah memperkenalkan versi awal Windows sejak pertengahan 1980-an, baru pada awal dekade 1990-an sistem operasi berbasis grafis ini benar-benar mulai 'terbang'. Tiga rilis kunci – Windows 3.1, Windows 95, dan Windows 98 – menjadi tonggak penting yang tidak hanya mengukuhkan dominasi Microsoft di pasar sistem operasi tetapi juga secara fundamental mengubah cara orang berinteraksi dengan komputer pribadi.</text:p>
            <text:p text:style-name="Text_20_body"><text:span text:style-name="Strong_20_Emphasis"><text:span text:style-name="T1">Windows 3.1 (1992): Titik Balik Menuju Arus Utama</text:span></text:span></text:p>
            <text:p text:style-name="Text_20_body"><text:span text:style-name="T1">Jika versi Windows sebelumnya masih terasa seperti lapisan tambahan di atas MS-DOS, </text:span><text:span text:style-name="Strong_20_Emphasis"><text:span text:style-name="T1">Windows 3.1</text:span></text:span><text:span text:style-name="T1"> adalah versi pertama yang terasa matang, stabil, dan cukup ramah pengguna untuk diadopsi secara massal. Dirilis pada April 1992, ia membawa sejumlah perbaikan krusial dibandingkan pendahulunya (Windows 3.0). Pengenalan font </text:span><text:span text:style-name="Strong_20_Emphasis"><text:span text:style-name="T1">TrueType</text:span></text:span><text:span text:style-name="T1"> memungkinkan tampilan teks di layar (WYSIWYG - </text:span><text:span text:style-name="Emphasis"><text:span text:style-name="T1">What You See Is What You Get</text:span></text:span><text:span text:style-name="T1">) yang jauh lebih baik dan pencetakan berkualitas tinggi. Peningkatan manajemen memori membuatnya lebih stabil, mengurangi </text:span><text:span text:style-name="Emphasis"><text:span text:style-name="T1">crash</text:span></text:span><text:span text:style-name="T1"> yang sering terjadi di versi sebelumnya. Fitur seperti </text:span><text:span text:style-name="Strong_20_Emphasis"><text:span text:style-name="T1">Object Linking and Embedding (OLE)</text:span></text:span><text:span text:style-name="T1"> memungkinkan pengguna menyematkan objek dari satu aplikasi ke aplikasi lain (misalnya, tabel Excel di dokumen Word), sebuah langkah awal menuju integrasi aplikasi yang lebih dalam.</text:span></text:p>
            <text:p text:style-name="P110">Hasilnya adalah ledakan popularitas. Jutaan salinan Windows 3.1 terjual dalam beberapa bulan pertama. Yang lebih penting, kesuksesan Windows 3.1 mendorong pengembang perangkat lunak untuk membuat aplikasi yang dirancang khusus untuk lingkungan grafis Windows, bukan lagi hanya untuk MS-DOS. Lahirlah ekosistem aplikasi Windows yang kaya, yang pada gilirannya semakin mendorong penjualan PC berbasis Windows. Era dominasi <text:soft-page-break/>antarmuka baris perintah (command-line) mulai benar-benar memudar.</text:p>
            <text:p text:style-name="Text_20_body"><text:span text:style-name="Strong_20_Emphasis"><text:span text:style-name="T1">Windows 95 (1995): Sebuah Fenomena Global</text:span></text:span></text:p>
            <text:p text:style-name="Text_20_body"><text:span text:style-name="T1">Jika Windows 3.1 adalah titik balik, maka </text:span><text:span text:style-name="Strong_20_Emphasis"><text:span text:style-name="T1">Windows 95</text:span></text:span><text:span text:style-name="T1"> adalah gempa bumi teknologi dan budaya. Dirilis pada 24 Agustus 1995 dengan kampanye pemasaran global yang belum pernah terjadi sebelumnya (diiringi lagu "Start Me Up" dari The Rolling Stones dan biaya promosi ratusan juta dolar), Windows 95 merevolusi pengalaman pengguna PC.</text:span></text:p>
            <text:p text:style-name="Text_20_body"><text:span text:style-name="Emphasis"><text:span text:style-name="T1">(Visualisasi yang disarankan: Kolase gambar dari acara peluncuran Windows 95 yang meriah, antrian orang di toko, dan iklan ikoniknya).</text:span></text:span></text:p>
            <text:p text:style-name="Text_20_body"><text:span text:style-name="T1">Ia memperkenalkan elemen antarmuka yang kini menjadi standar dan sangat kita kenal: </text:span><text:span text:style-name="Strong_20_Emphasis"><text:span text:style-name="T1">Tombol Start</text:span></text:span><text:span text:style-name="T1"> (Start Menu) yang ikonik, </text:span><text:span text:style-name="Strong_20_Emphasis"><text:span text:style-name="T1">Taskbar</text:span></text:span><text:span text:style-name="T1"> di bagian bawah layar untuk beralih antar aplikasi, dan konsep </text:span><text:span text:style-name="Strong_20_Emphasis"><text:span text:style-name="T1">klik kanan</text:span></text:span><text:span text:style-name="T1"> untuk menu konteks. Di balik layar, Windows 95 adalah lompatan teknis besar, dengan arsitektur </text:span><text:span text:style-name="Strong_20_Emphasis"><text:span text:style-name="T1">32-bit</text:span></text:span><text:span text:style-name="T1"> yang lebih kuat (meskipun masih memiliki basis 16-bit), dukungan untuk nama file yang panjang (mengakhiri batasan 8 karakter MS-DOS), dan upaya awal untuk menyederhanakan instalasi perangkat keras melalui teknologi </text:span><text:span text:style-name="Strong_20_Emphasis"><text:span text:style-name="T1">Plug and Play</text:span></text:span><text:span text:style-name="T1">.</text:span></text:p>
            <text:p text:style-name="P110">Dampaknya luar biasa. Windows 95 menjadi produk teknologi konsumen pertama yang diluncurkan seperti film blockbuster Hollywood. Orang-orang mengantri di toko-toko komputer pada tengah malam. Liputan media begitu luas. Windows 95 tidak hanya mengukuhkan dominasi Microsoft di pasar OS – ia membuatnya nyaris tak tergoyahkan. Ia mendefinisikan seperti apa seharusnya komputer pribadi bagi satu generasi penuh.</text:p>
            <text:p text:style-name="Text_20_body"><text:span text:style-name="Strong_20_Emphasis"><text:span text:style-name="T1">Windows 98 (1998) &amp; 98 Second Edition: Penyempurnaan dan Integrasi Internet</text:span></text:span></text:p>
            <text:p text:style-name="Text_20_body"><text:span text:style-name="T1">Tiga tahun setelah fenomena Windows 95, Microsoft merilis </text:span><text:span text:style-name="Strong_20_Emphasis"><text:span text:style-name="T1">Windows 98</text:span></text:span><text:span text:style-name="T1">. Ini bukanlah lompatan revolusioner seperti pendahulunya, melainkan sebuah evolusi yang fokus pada penyempurnaan, peningkatan kinerja, dan terutama, integrasi yang lebih dalam dengan Internet. Windows 98 memperkenalkan dukungan yang jauh lebih baik untuk standar perangkat keras baru seperti </text:span><text:span text:style-name="Strong_20_Emphasis"><text:span text:style-name="T1">USB</text:span></text:span><text:span text:style-name="T1"> (Universal Serial Bus) dan AGP (Accelerated Graphics Port), membuatnya lebih mudah untuk menghubungkan periferal modern. Ia juga menyempurnakan fitur-fitur yang diperkenalkan di Windows 95 dan menawarkan stabilitas yang sedikit lebih baik.</text:span></text:p>
            <text:p text:style-name="Text_20_body"><text:soft-page-break/><text:span text:style-name="T1">Namun, aspek paling signifikan (dan kontroversial) dari Windows 98 adalah </text:span><text:span text:style-name="Strong_20_Emphasis"><text:span text:style-name="T1">integrasi erat Internet Explorer</text:span></text:span><text:span text:style-name="T1"> ke dalam sistem operasi. Ini adalah bagian dari strategi Microsoft untuk memenangkan "perang browser", tetapi juga menjadi inti dari gugatan antimonopoli yang akan segera dihadapinya. Versi perbaikan, </text:span><text:span text:style-name="Strong_20_Emphasis"><text:span text:style-name="T1">Windows 98 Second Edition (SE)</text:span></text:span><text:span text:style-name="T1">, yang dirilis pada tahun 1999, memperbaiki banyak bug dan secara umum dianggap sebagai versi Windows 9x yang paling stabil dan disukai banyak pengguna pada masanya.</text:span></text:p>
            <text:p text:style-name="Text_20_body"><text:span text:style-name="Strong_20_Emphasis"><text:span text:style-name="T1">Mengapa Mereka Berhasil?</text:span></text:span></text:p>
            <text:p text:style-name="P110">Kesuksesan luar biasa dari rangkaian Windows ini didorong oleh kombinasi faktor:</text:p>
            <text:list xml:id="list3603108113914580475" text:style-name="L59">
              <text:list-item>
                <text:p text:style-name="P172"><text:span text:style-name="Strong_20_Emphasis"><text:span text:style-name="T1">Peningkatan Usabilitas:</text:span></text:span><text:span text:style-name="T1"> Setiap versi (terutama 3.1 dan 95) membuat PC secara signifikan lebih mudah digunakan oleh masyarakat awam. </text:span></text:p>
              </text:list-item>
              <text:list-item>
                <text:p text:style-name="P172"><text:span text:style-name="Strong_20_Emphasis"><text:span text:style-name="T1">Ekosistem yang Kuat:</text:span></text:span><text:span text:style-name="T1"> Dukungan luas dari produsen perangkat keras dan pengembang perangkat lunak menciptakan pilihan yang tak tertandingi bagi pengguna. </text:span></text:p>
              </text:list-item>
              <text:list-item>
                <text:p text:style-name="P172"><text:span text:style-name="Strong_20_Emphasis"><text:span text:style-name="T1">Strategi OEM:</text:span></text:span><text:span text:style-name="T1"> Kemitraan erat dengan produsen PC memastikan Windows terinstal di sebagian besar komputer baru yang terjual. </text:span></text:p>
              </text:list-item>
              <text:list-item>
                <text:p text:style-name="P57"><text:span text:style-name="Strong_20_Emphasis"><text:span text:style-name="T1">Pemasaran Agresif:</text:span></text:span><text:span text:style-name="T1"> Terutama dengan Windows 95, Microsoft menunjukkan kehebatannya dalam menciptakan hype dan mendorong permintaan pasar. </text:span></text:p>
              </text:list-item>
            </text:list>
            <text:p text:style-name="P110">Melalui Windows 3.1, 95, dan 98, Microsoft tidak hanya menjual sistem operasi; mereka berhasil menempatkan 'jendela' digital di hampir setiap meja kerja dan rumah, mendefinisikan era komputasi personal selama satu dekade penuh.</text:p>
            <text:p text:style-name="Text_20_body"><text:span text:style-name="Strong_20_Emphasis"><text:span text:style-name="T1">(Teks Buku Berakhir)</text:span></text:span></text:p>
            <text:p text:style-name="P242"/>
            <text:p text:style-name="P110">Saya siap menunggu perintah "YAX" untuk melanjutkan ke prompt berikutnya (Subbab 3.2).</text:p>
          </text:section>
          <text:section text:style-name="Sect1" text:name="feedback-form-25">
            <text:p text:style-name="P225"/>
          </text:section>
        </text:section>
        <text:section text:style-name="Sect1" text:name="67af9be24d06a648">
          <text:p text:style-name="P110"/>
          <text:section text:style-name="Sect1" text:name="user-query-content-26">
            <text:p text:style-name="P239">yax </text:p>
          </text:section>
          <text:p text:style-name="P225">Tampilkan alur berpikir</text:p>
          <text:section text:style-name="Sect2" text:name="model-response-message-contentr_67af9be24d06a648">
            <text:p text:style-name="Text_20_body"><text:span text:style-name="T1">Baik, saya akan melanjutkan dengan menjawab </text:span><text:span text:style-name="Strong_20_Emphasis"><text:span text:style-name="T1">prompt untuk Subbab 3.2: </text:span></text:span><text:soft-page-break/><text:span text:style-name="Strong_20_Emphasis"><text:span text:style-name="T1">Microsoft Office: Standar Produktivitas Global</text:span></text:span><text:span text:style-name="T1">.</text:span></text:p>
            <text:p text:style-name="P242"/>
            <text:p text:style-name="Text_20_body"><text:span text:style-name="Strong_20_Emphasis"><text:span text:style-name="T1">[JAWABAN UNTUK PROMPT SUBBAB 3.2]</text:span></text:span></text:p>
            <text:p text:style-name="Text_20_body"><text:span text:style-name="Strong_20_Emphasis"><text:span text:style-name="T1">(Teks Buku Dimulai)</text:span></text:span></text:p>
            <text:p text:style-name="Text_20_body"><text:span text:style-name="Strong_20_Emphasis"><text:span text:style-name="T1">3.2 Microsoft Office: Standar Produktivitas Global</text:span></text:span></text:p>
            <text:p text:style-name="Text_20_body"><text:span text:style-name="T1">Bersamaan dengan meroketnya popularitas Windows, pilar kedua dari dominasi Microsoft di era 1990-an adalah </text:span><text:span text:style-name="Strong_20_Emphasis"><text:span text:style-name="T1">Microsoft Office</text:span></text:span><text:span text:style-name="T1">. Jika Windows adalah 'rumah' digital tempat orang bekerja, maka Office adalah 'perkakas' utamanya. Melalui strategi yang cerdik dan eksekusi yang tanpa henti, Microsoft berhasil mengubah Office dari sekadar salah satu pilihan perangkat lunak perkantoran menjadi standar emas produktivitas yang digunakan oleh ratusan juta orang di seluruh dunia.</text:span></text:p>
            <text:p text:style-name="Text_20_body"><text:span text:style-name="Strong_20_Emphasis"><text:span text:style-name="T1">Strategi Cerdik: Kekuatan 'Suite'</text:span></text:span></text:p>
            <text:p text:style-name="Text_20_body"><text:span text:style-name="T1">Salah satu kunci keberhasilan awal Office adalah </text:span><text:span text:style-name="Strong_20_Emphasis"><text:span text:style-name="T1">konsep 'suite' aplikasi</text:span></text:span><text:span text:style-name="T1">. Alih-alih menjual aplikasi secara terpisah (seperti yang umum dilakukan pesaing saat itu), Microsoft memutuskan untuk membundel program-program andalannya – pengolah kata </text:span><text:span text:style-name="Strong_20_Emphasis"><text:span text:style-name="T1">Word</text:span></text:span><text:span text:style-name="T1">, lembar kerja (spreadsheet) </text:span><text:span text:style-name="Strong_20_Emphasis"><text:span text:style-name="T1">Excel</text:span></text:span><text:span text:style-name="T1">, dan program presentasi </text:span><text:span text:style-name="Strong_20_Emphasis"><text:span text:style-name="T1">PowerPoint</text:span></text:span><text:span text:style-name="T1"> (yang diakuisisi Microsoft pada tahun 1987) – ke dalam satu paket terintegrasi yang disebut Microsoft Office.</text:span></text:p>
            <text:p text:style-name="P110">Strategi ini menawarkan beberapa keuntungan besar:</text:p>
            <text:list xml:id="list8399846807775610563" text:style-name="L60">
              <text:list-item>
                <text:p text:style-name="P173"><text:span text:style-name="Strong_20_Emphasis"><text:span text:style-name="T1">Nilai Lebih Baik:</text:span></text:span><text:span text:style-name="T1"> Harga paket Office biasanya jauh lebih murah daripada membeli aplikasi setara dari pesaing secara terpisah. </text:span></text:p>
              </text:list-item>
              <text:list-item>
                <text:p text:style-name="P173"><text:span text:style-name="Strong_20_Emphasis"><text:span text:style-name="T1">Antarmuka Konsisten:</text:span></text:span><text:span text:style-name="T1"> Microsoft berusaha keras membuat tampilan dan nuansa (look and feel) serta cara kerja dasar (seperti menu dan shortcut keyboard) menjadi konsisten di seluruh aplikasi dalam suite, sehingga kurva belajar pengguna menjadi lebih landai. </text:span></text:p>
              </text:list-item>
              <text:list-item>
                <text:p text:style-name="P58"><text:span text:style-name="Strong_20_Emphasis"><text:span text:style-name="T1">Integrasi Antar Aplikasi:</text:span></text:span><text:span text:style-name="T1"> Kemampuan untuk dengan mudah menyalin dan menempelkan konten, atau bahkan menautkan data (misalnya, grafik Excel dalam slide PowerPoint yang bisa diperbarui), antar aplikasi Office memberikan keuntungan produktivitas yang nyata. </text:span></text:p>
              </text:list-item>
            </text:list>
            <text:p text:style-name="Text_20_body"><text:span text:style-name="Strong_20_Emphasis"><text:span text:style-name="T1">Menaklukkan Pesaing Tangguh</text:span></text:span></text:p>
            <text:p text:style-name="Text_20_body"><text:span text:style-name="T1">Pada awal 1990-an, pasar perangkat lunak produktivitas sebenarnya dikuasai oleh pemain lain. </text:span><text:span text:style-name="Strong_20_Emphasis"><text:span text:style-name="T1">WordPerfect</text:span></text:span><text:span text:style-name="T1"> adalah raja pengolah kata, sementara </text:span><text:span text:style-name="Strong_20_Emphasis"><text:span text:style-name="T1">Lotus 1-</text:span></text:span><text:soft-page-break/><text:span text:style-name="Strong_20_Emphasis"><text:span text:style-name="T1">2-3</text:span></text:span><text:span text:style-name="T1"> mendominasi pasar spreadsheet. Namun, Microsoft Office, dengan keunggulan strategi suite dan integrasi eratnya dengan Windows yang semakin populer, secara sistematis mengikis pangsa pasar para raksasa ini.</text:span></text:p>
            <text:p text:style-name="Text_20_body"><text:span text:style-name="T1">Microsoft memanfaatkan momentum Windows 3.1 dan terutama Windows 95. Versi Office yang dirilis bersamaan (seperti Office 4.x dan Office 95) dirancang khusus untuk berjalan optimal di Windows, sementara pesaing terkadang lebih lambat dalam mengadaptasi produk mereka ke platform grafis baru ini. Pemasaran Microsoft juga sangat agresif, seringkali menawarkan harga lisensi yang sangat menarik bagi perusahaan yang beralih ke Office. Seiring waktu, fitur-fitur inovatif (dan terkadang kontroversial, seperti asisten animasi </text:span><text:span text:style-name="Strong_20_Emphasis"><text:span text:style-name="T1">'Clippy'</text:span></text:span><text:span text:style-name="T1"> yang diperkenalkan di Office 97) terus ditambahkan, membuat Office terasa lebih modern dan kuat dibandingkan alternatifnya.</text:span></text:p>
            <text:p text:style-name="Text_20_body"><text:span text:style-name="Emphasis"><text:span text:style-name="T1">(Visualisasi yang disarankan: Grafik garis yang menunjukkan penurunan pangsa pasar WordPerfect dan Lotus 1-2-3 seiring dengan kenaikan pangsa pasar Microsoft Word dan Excel selama tahun 1990-an).</text:span></text:span></text:p>
            <text:p text:style-name="Text_20_body"><text:span text:style-name="Strong_20_Emphasis"><text:span text:style-name="T1">Standarisasi dan Efek Jaringan</text:span></text:span></text:p>
            <text:p text:style-name="Text_20_body"><text:span text:style-name="T1">Saat semakin banyak orang dan perusahaan mengadopsi Office, sebuah </text:span><text:span text:style-name="Strong_20_Emphasis"><text:span text:style-name="T1">efek jaringan</text:span></text:span><text:span text:style-name="T1"> (network effect) yang kuat mulai bekerja. Format file asli Office – </text:span><text:span text:style-name="Strong_20_Emphasis"><text:span text:style-name="T1">.doc</text:span></text:span><text:span text:style-name="T1"> (Word), </text:span><text:span text:style-name="Strong_20_Emphasis"><text:span text:style-name="T1">.xls</text:span></text:span><text:span text:style-name="T1"> (Excel), dan </text:span><text:span text:style-name="Strong_20_Emphasis"><text:span text:style-name="T1">.ppt</text:span></text:span><text:span text:style-name="T1"> (PowerPoint) – secara de facto menjadi standar industri. Orang menggunakan Office karena rekan kerja, klien, dan mitra mereka juga menggunakannya. Bertukar dokumen menjadi jauh lebih mudah jika semua orang menggunakan platform yang sama. Hal ini menciptakan hambatan besar bagi pesaing baru untuk masuk dan mempersulit pengguna yang ingin beralih ke alternatif lain karena masalah kompatibilitas file.</text:span></text:p>
            <text:p text:style-name="Text_20_body"><text:span text:style-name="Strong_20_Emphasis"><text:span text:style-name="T1">Mendefinisikan Pekerjaan Modern</text:span></text:span></text:p>
            <text:p text:style-name="P110">Versi-versi kunci seperti Office 95, Office 97, dan Office 2000 terus memperkuat posisi dominan ini. Microsoft Office tidak lagi hanya sekadar perangkat lunak; ia telah menjadi bagian integral dari cara dunia bekerja, belajar, dan berkomunikasi. Kemahiran menggunakan Word, Excel, dan PowerPoint menjadi keterampilan dasar yang diharapkan di hampir setiap lingkungan profesional. Dari kantor perusahaan multinasional hingga usaha kecil, dari ruang kelas universitas hingga komputer di rumah, Microsoft Office <text:soft-page-break/>telah menetapkan standar global untuk produktivitas – sebuah warisan yang terus berlanjut bahkan saat Office berevolusi menjadi layanan cloud Microsoft 365 di era modern.</text:p>
            <text:p text:style-name="Text_20_body"><text:span text:style-name="Strong_20_Emphasis"><text:span text:style-name="T1">(Teks Buku Berakhir)</text:span></text:span></text:p>
            <text:p text:style-name="P242"/>
            <text:p text:style-name="P110">Saya siap menunggu perintah "YAX" untuk melanjutkan ke prompt berikutnya (Subbab 3.3).</text:p>
          </text:section>
          <text:section text:style-name="Sect1" text:name="feedback-form-26">
            <text:p text:style-name="P225"/>
          </text:section>
        </text:section>
        <text:section text:style-name="Sect1" text:name="a7e3235e67ded084">
          <text:p text:style-name="P110"/>
          <text:section text:style-name="Sect1" text:name="user-query-content-27">
            <text:p text:style-name="P239">yax </text:p>
          </text:section>
          <text:p text:style-name="P225">Tampilkan alur berpikir</text:p>
          <text:section text:style-name="Sect2" text:name="model-response-message-contentr_a7e3235e67ded084">
            <text:p text:style-name="Text_20_body"><text:span text:style-name="T1">Baik, saya akan melanjutkan dengan menjawab </text:span><text:span text:style-name="Strong_20_Emphasis"><text:span text:style-name="T1">prompt untuk Subbab 3.3: Internet Explorer dan "Browser Wars"</text:span></text:span><text:span text:style-name="T1">.</text:span></text:p>
            <text:p text:style-name="P242"/>
            <text:p text:style-name="Text_20_body"><text:span text:style-name="Strong_20_Emphasis"><text:span text:style-name="T1">[JAWABAN UNTUK PROMPT SUBBAB 3.3]</text:span></text:span></text:p>
            <text:p text:style-name="Text_20_body"><text:span text:style-name="Strong_20_Emphasis"><text:span text:style-name="T1">(Teks Buku Dimulai)</text:span></text:span></text:p>
            <text:p text:style-name="Text_20_body"><text:span text:style-name="Strong_20_Emphasis"><text:span text:style-name="T1">3.3 Internet Explorer dan "Browser Wars"</text:span></text:span></text:p>
            <text:p text:style-name="Text_20_body"><text:span text:style-name="T1">Saat Microsoft sedang merayakan puncak dominasinya di pasar sistem operasi dan aplikasi produktivitas pada pertengahan 1990-an, sebuah gelombang teknologi baru mulai mengancam untuk mengubah lanskap secara drastis: </text:span><text:span text:style-name="Strong_20_Emphasis"><text:span text:style-name="T1">World Wide Web</text:span></text:span><text:span text:style-name="T1">. Internet, yang sebelumnya merupakan domain akademisi dan peneliti, tiba-tiba meledak ke kesadaran publik, sebagian besar berkat munculnya peramban web (web browser) grafis pertama yang mudah digunakan, </text:span><text:span text:style-name="Strong_20_Emphasis"><text:span text:style-name="T1">Netscape Navigator</text:span></text:span><text:span text:style-name="T1">.</text:span></text:p>
            <text:p text:style-name="P110">Diluncurkan pada akhir 1994 oleh perusahaan startup Netscape Communications (didirikan oleh Jim Clark dan Marc Andreessen, salah satu pencipta browser Mosaic), Navigator dengan cepat menjadi sensasi. Ia adalah jendela ajaib ke dunia informasi dan koneksi online yang baru. Dalam waktu singkat, Netscape Navigator meraih pangsa pasar yang luar biasa, mendekati 90%, dan Netscape sendiri dipandang sebagai bintang baru yang paling bersinar di Silicon Valley. Ada kekhawatiran nyata di Redmond (markas Microsoft) bahwa Netscape, dengan browsernya sebagai platform, bisa <text:soft-page-break/>menjadi 'sistem operasi' baru untuk era internet, berpotensi membuat Windows menjadi tidak relevan.</text:p>
            <text:p text:style-name="Text_20_body"><text:span text:style-name="T1">Awalnya, Microsoft tampak lambat bereaksi. Bill Gates sendiri pada awalnya dilaporkan kurang melihat potensi transformatif internet bagi bisnis inti Microsoft. Namun, kesadaran itu datang dengan cepat dan kuat. Pada Mei 1995, Gates mengeluarkan memo internal yang terkenal berjudul </text:span><text:span text:style-name="Strong_20_Emphasis"><text:span text:style-name="T1">"The Internet Tidal Wave"</text:span></text:span><text:span text:style-name="T1"> (Gelombang Pasang Internet), yang secara efektif menyatakan bahwa internet adalah prioritas strategis tertinggi bagi perusahaan. Microsoft harus segera mengejar ketertinggalan dan memenangkan pasar peramban.</text:span></text:p>
            <text:p text:style-name="Text_20_body"><text:span text:style-name="T1">Maka dimulailah apa yang kemudian dikenal sebagai </text:span><text:span text:style-name="Strong_20_Emphasis"><text:span text:style-name="T1">"Browser Wars"</text:span></text:span><text:span text:style-name="T1"> (Perang Browser) pertama – sebuah periode persaingan yang intens, inovasi yang cepat, dan taktik bisnis yang sangat agresif antara Microsoft dan Netscape. Microsoft meluncurkan versi pertama </text:span><text:span text:style-name="Strong_20_Emphasis"><text:span text:style-name="T1">Internet Explorer (IE)</text:span></text:span><text:span text:style-name="T1"> pada Agustus 1995, awalnya sebagai produk tambahan untuk Windows 95. Versi-versi awal IE secara teknis tertinggal dari Netscape Navigator. Namun, Microsoft memiliki senjata pamungkas: </text:span><text:span text:style-name="Strong_20_Emphasis"><text:span text:style-name="T1">kekuatan monopolinya atas Windows.</text:span></text:span></text:p>
            <text:p text:style-name="Text_20_body"><text:span text:style-name="T1">Keputusan strategis paling krusial – dan paling kontroversial – adalah </text:span><text:span text:style-name="Strong_20_Emphasis"><text:span text:style-name="T1">mem-bundle Internet Explorer secara gratis</text:span></text:span><text:span text:style-name="T1"> sebagai bagian tak terpisahkan dari sistem operasi Windows, dimulai secara signifikan dengan Windows 95 OSR 2 dan kemudian menjadi standar di Windows 98. Ini berarti jutaan pengguna PC baru secara otomatis mendapatkan IE terinstal, sementara untuk mendapatkan Netscape, mereka harus mengunduh atau menginstalnya secara terpisah. Microsoft juga menggunakan pengaruhnya yang besar pada produsen PC (OEM) dan Penyedia Layanan Internet (ISP) untuk mempromosikan IE dan mempersulit distribusi Netscape.</text:span></text:p>
            <text:p text:style-name="Text_20_body"><text:span text:style-name="Emphasis"><text:span text:style-name="T1">(Visualisasi yang disarankan: Grafik garis dramatis yang menunjukkan persilangan pangsa pasar IE yang menanjak tajam dan Netscape yang menurun drastis antara tahun 1996-2000).</text:span></text:span></text:p>
            <text:p text:style-name="P110">Perang ini juga memicu siklus pengembangan yang sangat cepat. Kedua perusahaan berlomba-lomba menambahkan fitur baru ke peramban mereka, terkadang bahkan dengan mengorbankan kepatuhan pada standar web yang baru lahir, demi mendapatkan keunggulan kompetitif. Microsoft mengerahkan sumber daya teknik yang masif untuk meningkatkan IE dengan cepat. IE versi 3 (1996) mulai menyaingi fitur Netscape, dan IE versi 4 (1997), yang <text:soft-page-break/>terintegrasi penuh dengan Windows 98, menjadi titik balik penting.</text:p>
            <text:p text:style-name="P110">Hasil dari perang ini sudah bisa ditebak. Didukung oleh kekuatan distribusi Windows, IE secara bertahap namun pasti menggerus pangsa pasar Netscape. Pada awal tahun 2000-an, dominasi Netscape telah runtuh, dan IE menguasai lebih dari 90% pasar peramban web. Netscape Communications akhirnya diakuisisi oleh AOL pada tahun 1998 dalam kondisi yang sudah sangat melemah. Microsoft telah memenangkan Perang Browser pertama secara telak.</text:p>
            <text:p text:style-name="P110">Namun, kemenangan ini harus dibayar mahal. Taktik bundling IE yang agresif menjadi inti dari tuduhan penyalahgunaan monopoli dalam kasus antimonopoli yang diajukan oleh pemerintah AS, sebuah pertempuran hukum yang akan membayangi Microsoft selama bertahun-tahun dan menjadi salah satu warisan paling kontroversial dari era dominasi ini. Perang Browser telah dimenangkan, tetapi pertempuran lain baru saja dimulai.</text:p>
            <text:p text:style-name="Text_20_body"><text:span text:style-name="Strong_20_Emphasis"><text:span text:style-name="T1">(Teks Buku Berakhir)</text:span></text:span></text:p>
            <text:p text:style-name="P242"/>
            <text:p text:style-name="P110">Saya siap menunggu perintah "YAX" untuk melanjutkan ke prompt berikutnya (Subbab 3.4).</text:p>
          </text:section>
          <text:section text:style-name="Sect1" text:name="feedback-form-27">
            <text:p text:style-name="P225"/>
          </text:section>
        </text:section>
        <text:section text:style-name="Sect1" text:name="90f68d9e4c58a1a8">
          <text:p text:style-name="P110"/>
          <text:section text:style-name="Sect1" text:name="user-query-content-28">
            <text:p text:style-name="P239">yax </text:p>
          </text:section>
          <text:p text:style-name="P225">Tampilkan alur berpikir</text:p>
          <text:section text:style-name="Sect2" text:name="model-response-message-contentr_90f68d9e4c58a1a8">
            <text:p text:style-name="Text_20_body"><text:span text:style-name="T1">Baik, saya akan melanjutkan dengan menjawab </text:span><text:span text:style-name="Strong_20_Emphasis"><text:span text:style-name="T1">prompt untuk Subbab 3.4: Tantangan Hukum: Kasus Antimonopoli</text:span></text:span><text:span text:style-name="T1">.</text:span></text:p>
            <text:p text:style-name="P242"/>
            <text:p text:style-name="Text_20_body"><text:span text:style-name="Strong_20_Emphasis"><text:span text:style-name="T1">[JAWABAN UNTUK PROMPT SUBBAB 3.4]</text:span></text:span></text:p>
            <text:p text:style-name="Text_20_body"><text:span text:style-name="Strong_20_Emphasis"><text:span text:style-name="T1">(Teks Buku Dimulai)</text:span></text:span></text:p>
            <text:p text:style-name="Text_20_body"><text:span text:style-name="Strong_20_Emphasis"><text:span text:style-name="T1">3.4 Tantangan Hukum: Kasus Antimonopoli</text:span></text:span></text:p>
            <text:p text:style-name="P110">Kemenangan Microsoft dalam Perang Browser dan dominasinya yang semakin tak terbantahkan di pasar perangkat lunak PC tidak datang tanpa perlawanan. Kekuatan pasar yang begitu besar, ditambah dengan taktik bisnis yang dianggap banyak pihak sangat agresif, akhirnya memicu konfrontasi <text:soft-page-break/>hukum terbesar dalam sejarah perusahaan – sebuah kasus antimonopoli (atau anti-monopoli, menggunakan istilah yang lebih umum di Indonesia) yang diajukan oleh Departemen Kehakiman Amerika Serikat (US Department of Justice - DOJ) bersama dengan dua puluh Jaksa Agung negara bagian pada bulan Mei 1998.</text:p>
            <text:p text:style-name="Text_20_body"><text:span text:style-name="Strong_20_Emphasis"><text:span text:style-name="T1">Inti Gugatan: Penyalahgunaan Kekuatan Monopoli</text:span></text:span></text:p>
            <text:p text:style-name="Text_20_body"><text:span text:style-name="T1">Gugatan ini, yang secara resmi dikenal sebagai </text:span><text:span text:style-name="Emphasis"><text:span text:style-name="T1">Amerika Serikat v. Microsoft Corp.</text:span></text:span><text:span text:style-name="T1">, berpusat pada tuduhan bahwa Microsoft telah secara ilegal menyalahgunakan kekuatan monopolinya di pasar sistem operasi PC (dengan Windows) untuk menghancurkan persaingan di pasar lain, terutama pasar peramban web. Jaksa penuntut berargumen bahwa tindakan Microsoft </text:span><text:span text:style-name="Strong_20_Emphasis"><text:span text:style-name="T1">mengikat (bundling)</text:span></text:span><text:span text:style-name="T1"> Internet Explorer secara paksa ke dalam Windows dan menggunakan praktik kontrak restriktif dengan produsen PC (OEM) serta penyedia layanan internet (ISP) adalah strategi predator yang dirancang khusus untuk mematikan Netscape Navigator dan mencegah munculnya pesaing lain yang berpotensi mengancam dominasi Windows.</text:span></text:p>
            <text:p text:style-name="Text_20_body"><text:span text:style-name="Strong_20_Emphasis"><text:span text:style-name="T1">Drama di Ruang Sidang</text:span></text:span></text:p>
            <text:p text:style-name="P110">Persidangan yang dimulai pada Oktober 1998 menjadi tontonan publik yang dramatis dan dipenuhi liputan media. Jaksa pemerintah menyajikan bukti-bukti yang memberatkan, termasuk email-email internal Microsoft yang tampaknya menunjukkan niat untuk 'memotong pasokan udara' Netscape. Kesaksian dari para eksekutif pesaing (termasuk dari Netscape, Sun Microsystems, dan lainnya) menggambarkan praktik bisnis Microsoft yang kejam.</text:p>
            <text:p text:style-name="Text_20_body"><text:span text:style-name="T1">Salah satu momen paling terkenal (dan merugikan bagi Microsoft) adalah pemutaran video rekaman deposisi (pemberian kesaksian di bawah sumpah sebelum sidang) Bill Gates. Gates tampil defensif, argumentatif, dan terkadang tampak mengelak dalam menjawab pertanyaan jaksa David Boies, sebuah penampilan yang oleh banyak pengamat dianggap arogan dan merusak kredibilitasnya di mata hakim ketua, </text:span><text:span text:style-name="Strong_20_Emphasis"><text:span text:style-name="T1">Thomas Penfield Jackson</text:span></text:span><text:span text:style-name="T1">.</text:span></text:p>
            <text:p text:style-name="P110">Hakim Jackson, dalam temuan faktanya yang dirilis pada November 1999, setuju dengan sebagian besar argumen pemerintah. Ia menyimpulkan bahwa Microsoft memang memiliki kekuatan monopoli atas pasar sistem operasi PC Intel-kompatibel dan telah menggunakan kekuatan itu secara antipersaingan <text:soft-page-break/>untuk mempertahankan monopolinya, terutama dengan merugikan Netscape dan menghambat inovasi di pasar browser. Penilaiannya terhadap perilaku Microsoft sangat keras.</text:p>
            <text:p text:style-name="Text_20_body"><text:span text:style-name="Strong_20_Emphasis"><text:span text:style-name="T1">Putusan Mengejutkan dan Jalan Berliku Menuju Penyelesaian</text:span></text:span></text:p>
            <text:p text:style-name="Text_20_body"><text:span text:style-name="T1">Puncak drama terjadi pada Juni 2000 ketika Hakim Jackson mengeluarkan putusan akhir yang mengejutkan: ia memerintahkan </text:span><text:span text:style-name="Strong_20_Emphasis"><text:span text:style-name="T1">pemecahan (breakup)</text:span></text:span><text:span text:style-name="T1"> Microsoft menjadi dua perusahaan terpisah. Satu perusahaan akan mewarisi bisnis sistem operasi Windows, sementara perusahaan lainnya akan mendapatkan sisa bisnisnya, termasuk aplikasi (Office), peramban web, dan lainnya. Ini adalah hukuman drastis yang bertujuan untuk menghilangkan kemampuan Microsoft menggunakan monopoli Windows untuk mendominasi pasar lain.</text:span></text:p>
            <text:p text:style-name="P110">Namun, kisah ini belum berakhir. Microsoft segera mengajukan banding. Pada Juni 2001, Pengadilan Banding Federal membatalkan perintah pemecahan tersebut, meskipun mereka tetap setuju dengan temuan bahwa Microsoft telah secara ilegal mempertahankan monopolinya. Pengadilan Banding mengkritik beberapa aspek prosedur persidangan Hakim Jackson (termasuk komentarnya kepada media) dan memerintahkan kasus tersebut ditugaskan ke hakim baru untuk menentukan sanksi yang lebih tepat.</text:p>
            <text:p text:style-name="Text_20_body"><text:span text:style-name="T1">Di bawah hakim baru dan dengan pemerintahan AS yang berbeda (administrasi George W. Bush), kedua belah pihak akhirnya mencapai </text:span><text:span text:style-name="Strong_20_Emphasis"><text:span text:style-name="T1">kesepakatan penyelesaian (settlement)</text:span></text:span><text:span text:style-name="T1"> pada November 2001 (yang kemudian mendapat persetujuan akhir pengadilan pada 2002 setelah beberapa modifikasi). Kesepakatan ini jauh lebih ringan daripada perintah pemecahan awal. Intinya, Microsoft setuju untuk:</text:span></text:p>
            <text:list xml:id="list2308050244337797252" text:style-name="L61">
              <text:list-item>
                <text:p text:style-name="P236">Berhenti melakukan praktik kontrak yang membatasi pilihan OEM untuk menginstal perangkat lunak non-Microsoft. </text:p>
              </text:list-item>
              <text:list-item>
                <text:p text:style-name="P236">Membagikan Antarmuka Pemrograman Aplikasi (API) Windows tertentu kepada pengembang perangkat lunak pihak ketiga agar mereka dapat membuat produk yang kompatibel. </text:p>
              </text:list-item>
              <text:list-item>
                <text:p text:style-name="P118">Tunduk pada pengawasan oleh panel teknis independen selama beberapa tahun untuk memastikan kepatuhan terhadap persyaratan penyelesaian. </text:p>
              </text:list-item>
            </text:list>
            <text:p text:style-name="Text_20_body"><text:span text:style-name="Strong_20_Emphasis"><text:span text:style-name="T1">Dampak dan Warisan Kasus</text:span></text:span></text:p>
            <text:p text:style-name="P110"><text:soft-page-break/>Meskipun Microsoft terhindar dari pemecahan, kasus antimonopoli ini meninggalkan dampak yang mendalam. Reputasi perusahaan tercoreng di mata publik dan industri. Selama bertahun-tahun, Microsoft harus beroperasi di bawah pengawasan hukum yang ketat, yang kemungkinan memengaruhi beberapa keputusan strategisnya. Beberapa pengamat berpendapat bahwa kasus ini, secara tidak langsung, mungkin telah membuat Microsoft menjadi lebih berhati-hati dan (setidaknya untuk sementara waktu) memperlambat laju agresivitasnya, yang mungkin memberi ruang bagi pesaing baru seperti Google untuk tumbuh.</text:p>
            <text:p text:style-name="Text_20_body"><text:span text:style-name="T1">Kasus </text:span><text:span text:style-name="Emphasis"><text:span text:style-name="T1">Amerika Serikat v. Microsoft Corp.</text:span></text:span><text:span text:style-name="T1"> menjadi tonggak sejarah dalam hukum antimonopoli di era digital, menetapkan preseden penting tentang bagaimana kekuatan pasar perusahaan teknologi dominan dapat (dan akan) diatur. Ini adalah pengingat bahwa kesuksesan besar datang dengan tanggung jawab besar, dan garis antara persaingan yang sehat dan praktik antipersaingan bisa menjadi sangat tipis – sebuah pelajaran yang tetap relevan bagi raksasa teknologi saat ini [April 2025].</text:span></text:p>
            <text:p text:style-name="Text_20_body"><text:span text:style-name="Strong_20_Emphasis"><text:span text:style-name="T1">(Teks Buku Berakhir)</text:span></text:span></text:p>
            <text:p text:style-name="P242"/>
            <text:p text:style-name="P110">Saya siap menunggu perintah "YAX" untuk memulai Bab 4 dengan prompt pengantar Bab 4.</text:p>
          </text:section>
          <text:section text:style-name="Sect1" text:name="feedback-form-28">
            <text:p text:style-name="P225"/>
          </text:section>
        </text:section>
        <text:section text:style-name="Sect1" text:name="faa6fec246eb79f3">
          <text:p text:style-name="P110"/>
          <text:section text:style-name="Sect1" text:name="user-query-content-29">
            <text:p text:style-name="P239">yax </text:p>
          </text:section>
          <text:p text:style-name="P225">Tampilkan alur berpikir</text:p>
          <text:section text:style-name="Sect2" text:name="model-response-message-contentr_faa6fec246eb79f3">
            <text:p text:style-name="Text_20_body"><text:span text:style-name="T1">Baik, saya akan memulai Bab 4 dengan menjawab </text:span><text:span text:style-name="Strong_20_Emphasis"><text:span text:style-name="T1">prompt untuk pengantar Bab 4: Ekspansi, Persaingan, dan Transisi (Awal 2000-an - Awal 2010-an)</text:span></text:span><text:span text:style-name="T1">.</text:span></text:p>
            <text:p text:style-name="P242"/>
            <text:p text:style-name="Text_20_body"><text:span text:style-name="Strong_20_Emphasis"><text:span text:style-name="T1">[JAWABAN UNTUK PROMPT PENGANTAR BAB 4]</text:span></text:span></text:p>
            <text:p text:style-name="Text_20_body"><text:span text:style-name="Strong_20_Emphasis"><text:span text:style-name="T1">(Teks Buku Dimulai)</text:span></text:span></text:p>
            <text:p text:style-name="Text_20_body"><text:span text:style-name="Strong_20_Emphasis"><text:span text:style-name="T1">Bab 4: Ekspansi, Persaingan, dan Transisi (Awal 2000-an - Awal 2010-an)</text:span></text:span></text:p>
            <text:p text:style-name="Text_20_body"><text:soft-page-break/><text:span text:style-name="T1">Memasuki milenium baru, Microsoft adalah raksasa yang tak tertandingi di dunia komputer pribadi. Windows dan Office adalah mesin pencetak uang yang luar biasa, dan Internet Explorer telah memenangkan perang browser. Namun, awan gelap dari kasus antimonopoli yang baru saja diselesaikan membayangi perusahaan, membawa pengawasan hukum yang lebih ketat dan mungkin sedikit meredam agresivitasnya. Lebih dari itu, lanskap teknologi mulai menunjukkan tanda-tanda pergeseran fundamental. Era dominasi PC murni mulai memberi jalan kepada era internet dan layanan online, dan seorang pesaing baru yang lincah dan berfokus pada data – </text:span><text:span text:style-name="Strong_20_Emphasis"><text:span text:style-name="T1">Google</text:span></text:span><text:span text:style-name="T1"> – mulai tumbuh menjadi kekuatan yang mengancam.</text:span></text:p>
            <text:p text:style-name="Text_20_body"><text:span text:style-name="T1">Menyadari bahwa bergantung selamanya pada Windows dan Office adalah strategi yang berisiko, Microsoft di bawah kepemimpinan baru (dengan </text:span><text:span text:style-name="Strong_20_Emphasis"><text:span text:style-name="T1">Steve Ballmer</text:span></text:span><text:span text:style-name="T1"> mengambil alih peran CEO dari Bill Gates pada Januari 2000, meskipun Gates tetap sebagai </text:span><text:span text:style-name="Emphasis"><text:span text:style-name="T1">Chief Software Architect</text:span></text:span><text:span text:style-name="T1"> dan Ketua Dewan Direksi untuk beberapa waktu) memulai periode </text:span><text:span text:style-name="Strong_20_Emphasis"><text:span text:style-name="T1">ekspansi</text:span></text:span><text:span text:style-name="T1"> yang ambisius ke pasar-pasar baru. Perusahaan ini tidak lagi puas hanya menguasai meja kerja; ia ingin menaklukkan ruang keluarga dan dunia online. Salah satu pertaruhan terbesarnya adalah terjun langsung ke pasar konsol game yang sangat kompetitif dengan meluncurkan </text:span><text:span text:style-name="Strong_20_Emphasis"><text:span text:style-name="T1">Xbox</text:span></text:span><text:span text:style-name="T1">, menantang dominasi Sony PlayStation. Di ranah online, Microsoft menggelontorkan sumber daya besar untuk membangun mesin pencarinya sendiri, </text:span><text:span text:style-name="Strong_20_Emphasis"><text:span text:style-name="T1">Bing</text:span></text:span><text:span text:style-name="T1">, dalam upaya mati-matian untuk mengejar ketertinggalan dari Google.</text:span></text:p>
            <text:p text:style-name="Text_20_body"><text:span text:style-name="T1">Periode awal 2000-an hingga awal 2010-an ini adalah masa yang dinamis bagi Microsoft. Era ini ditandai oleh </text:span><text:span text:style-name="Strong_20_Emphasis"><text:span text:style-name="T1">persaingan sengit</text:span></text:span><text:span text:style-name="T1"> dengan raksasa-raksasa baru dan lama, </text:span><text:span text:style-name="Strong_20_Emphasis"><text:span text:style-name="T1">transisi kepemimpinan</text:span></text:span><text:span text:style-name="T1"> yang signifikan, serta pencarian terus-menerus akan 'mesin pertumbuhan' berikutnya di luar bisnis intinya yang sudah mapan. Ada keberhasilan yang mencolok, seperti kesuksesan Xbox 360, namun ada juga perjuangan berat dan keputusan strategis yang kelak akan dipertanyakan.</text:span></text:p>
            <text:p text:style-name="Text_20_body"><text:span text:style-name="T1">Bab ini akan membawa kita menjelajahi dekade yang penuh gejolak ini. Kita akan menyaksikan kelahiran Xbox, pertarungan tanpa henti Bing melawan Google, menganalisis era kepemimpinan Steve Ballmer yang penuh warna dengan segala tantangan dan peluangnya, serta melihat benih-benih awal dari revolusi berikutnya – komputasi awan – yang mulai ditanam melalui proyek cikal bakal </text:span><text:span text:style-name="Strong_20_Emphasis"><text:span text:style-name="T1">Azure</text:span></text:span><text:span text:style-name="T1">. Ini adalah kisah tentang bagaimana sang raksasa </text:span><text:soft-page-break/><text:span text:style-name="T1">berusaha melebarkan sayapnya, menghadapi dunia yang berubah, dan tanpa sadar, mulai meletakkan fondasi untuk transformasinya di masa depan.</text:span></text:p>
            <text:p text:style-name="Text_20_body"><text:span text:style-name="Strong_20_Emphasis"><text:span text:style-name="T1">(Teks Buku Berakhir)</text:span></text:span></text:p>
            <text:p text:style-name="P242"/>
            <text:p text:style-name="P110">Saya siap menunggu perintah "YAX" untuk melanjutkan ke prompt berikutnya (Subbab 4.1).</text:p>
          </text:section>
          <text:section text:style-name="Sect1" text:name="feedback-form-29">
            <text:p text:style-name="P225"/>
          </text:section>
        </text:section>
        <text:section text:style-name="Sect1" text:name="d5e7cb85caa55886">
          <text:p text:style-name="P110"/>
          <text:section text:style-name="Sect1" text:name="user-query-content-30">
            <text:p text:style-name="P239">yax </text:p>
          </text:section>
          <text:p text:style-name="P225">Tampilkan alur berpikir</text:p>
          <text:section text:style-name="Sect2" text:name="model-response-message-contentr_d5e7cb85caa55886">
            <text:p text:style-name="Text_20_body"><text:span text:style-name="T1">Baik, saya akan melanjutkan dengan menjawab </text:span><text:span text:style-name="Strong_20_Emphasis"><text:span text:style-name="T1">prompt untuk Subbab 4.1: Memasuki Dunia Gaming: Kelahiran Xbox</text:span></text:span><text:span text:style-name="T1">.</text:span></text:p>
            <text:p text:style-name="P242"/>
            <text:p text:style-name="Text_20_body"><text:span text:style-name="Strong_20_Emphasis"><text:span text:style-name="T1">[JAWABAN UNTUK PROMPT SUBBAB 4.1]</text:span></text:span></text:p>
            <text:p text:style-name="Text_20_body"><text:span text:style-name="Strong_20_Emphasis"><text:span text:style-name="T1">(Teks Buku Dimulai)</text:span></text:span></text:p>
            <text:p text:style-name="Text_20_body"><text:span text:style-name="Strong_20_Emphasis"><text:span text:style-name="T1">4.1 Memasuki Dunia Gaming: Kelahiran Xbox</text:span></text:span></text:p>
            <text:p text:style-name="P110">Salah satu langkah diversifikasi paling berani dan tak terduga yang diambil Microsoft pada awal milenium baru adalah keputusannya untuk terjun langsung ke medan perang konsol video game yang panas – sebuah pasar yang saat itu didominasi oleh raksasa Jepang, Sony dengan PlayStation-nya, dan Nintendo. Mengapa sebuah perusahaan yang identik dengan Windows dan Office tiba-tiba ingin membuat mesin game?</text:p>
            <text:p text:style-name="Text_20_body"><text:span text:style-name="T1">Motivasinya bersifat strategis dan defensif. Ada kekhawatiran yang berkembang di dalam Microsoft bahwa konsol game seperti Sony PlayStation 2 (diluncurkan tahun 2000 dan meraih sukses fenomenal) berpotensi menjadi lebih dari sekadar mesin game. Ia bisa menjadi pusat hiburan digital di ruang keluarga, menangani musik, film, dan bahkan akses internet, yang secara potensial bisa mengancam relevansi PC berbasis Windows di rumah. Selain itu, Microsoft melihat peluang untuk memanfaatkan keahliannya dalam perangkat lunak, terutama teknologi grafis </text:span><text:span text:style-name="Strong_20_Emphasis"><text:span text:style-name="T1">DirectX</text:span></text:span><text:span text:style-name="T1"> yang sudah menjadi standar di PC gaming, untuk menciptakan konsol yang kuat. Lahirlah </text:span><text:span text:style-name="Strong_20_Emphasis"><text:span text:style-name="T1">Project DirectX Box</text:span></text:span><text:span text:style-name="T1">, yang kemudian disingkat menjadi </text:span><text:span text:style-name="Strong_20_Emphasis"><text:span text:style-name="T1">Xbox</text:span></text:span><text:span text:style-name="T1">.</text:span></text:p>
            <text:p text:style-name="Text_20_body"><text:soft-page-break/><text:span text:style-name="T1">Pengembangan Xbox pertama adalah pertaruhan besar yang menelan biaya miliaran dolar. Berbeda dengan pendekatan pesaing yang seringkali menggunakan arsitektur khusus, tim Xbox (dipimpin oleh tokoh seperti Seamus Blackley dan Ed Fries) memutuskan untuk mengadopsi pendekatan yang lebih mirip PC. Xbox Original, yang diluncurkan di Amerika Utara pada </text:span><text:span text:style-name="Strong_20_Emphasis"><text:span text:style-name="T1">November 2001</text:span></text:span><text:span text:style-name="T1">, ditenagai oleh prosesor Intel Pentium III kustom dan unit grafis (GPU) dari Nvidia. Ia adalah mesin yang besar, berat, dan sangat bertenaga untuk masanya, bahkan lebih kuat dari PlayStation 2. Namun, kekuatan ini datang dengan biaya produksi yang tinggi; Microsoft dilaporkan merugi lebih dari $100 untuk setiap unit Xbox yang terjual di awal peluncurannya.</text:span></text:p>
            <text:p text:style-name="Text_20_body"><text:span text:style-name="T1">Kunci keberhasilan awal Xbox terletak pada satu judul game peluncuran yang fenomenal: </text:span><text:span text:style-name="Strong_20_Emphasis"><text:span text:style-name="T1">Halo: Combat Evolved</text:span></text:span><text:span text:style-name="T1">. Dikembangkan oleh Bungie Studios (yang diakuisisi Microsoft pada tahun 2000), </text:span><text:span text:style-name="Emphasis"><text:span text:style-name="T1">Halo</text:span></text:span><text:span text:style-name="T1"> adalah game tembak-menembak orang pertama (FPS) revolusioner yang tidak hanya memukau secara visual tetapi juga menawarkan gameplay yang adiktif dan cerita fiksi ilmiah yang menarik. </text:span><text:span text:style-name="Emphasis"><text:span text:style-name="T1">Halo</text:span></text:span><text:span text:style-name="T1"> menjadi </text:span><text:span text:style-name="Emphasis"><text:span text:style-name="T1">killer app</text:span></text:span><text:span text:style-name="T1"> untuk Xbox, alasan utama bagi banyak orang untuk membeli konsol baru ini, dan melahirkan salah satu waralaba game paling ikonik sepanjang masa.</text:span></text:p>
            <text:p text:style-name="Text_20_body"><text:span text:style-name="T1">Inovasi besar lainnya datang setahun setelah peluncuran konsol: </text:span><text:span text:style-name="Strong_20_Emphasis"><text:span text:style-name="T1">Xbox Live (2002)</text:span></text:span><text:span text:style-name="T1">. Ini adalah layanan game online berbasis langganan pertama yang benar-benar sukses di dunia konsol. Dengan koneksi internet broadband yang mulai menyebar, Xbox Live memungkinkan pemain dari seluruh dunia untuk bersaing satu sama lain secara </text:span><text:span text:style-name="Emphasis"><text:span text:style-name="T1">real-time</text:span></text:span><text:span text:style-name="T1"> dalam game seperti </text:span><text:span text:style-name="Emphasis"><text:span text:style-name="T1">Halo 2</text:span></text:span><text:span text:style-name="T1">, lengkap dengan daftar teman, obrolan suara, dan identitas gamer online (Gamertag). Xbox Live menjadi keunggulan kompetitif utama dibandingkan PlayStation 2 dan menetapkan standar baru untuk pengalaman gaming online di konsol.</text:span></text:p>
            <text:p text:style-name="Text_20_body"><text:span text:style-name="T1">Momentum Xbox semakin kuat dengan peluncuran generasi berikutnya, </text:span><text:span text:style-name="Strong_20_Emphasis"><text:span text:style-name="T1">Xbox 360</text:span></text:span><text:span text:style-name="T1">, pada </text:span><text:span text:style-name="Strong_20_Emphasis"><text:span text:style-name="T1">November 2005</text:span></text:span><text:span text:style-name="T1">. Microsoft berhasil meluncurkan Xbox 360 setahun penuh sebelum pesaing utamanya, Sony PlayStation 3. Keunggulan waktu ini, dikombinasikan dengan harga yang lebih kompetitif pada awalnya, perpustakaan game yang kuat, dan pengalaman Xbox Live yang semakin matang (termasuk pengenalan Xbox Live Arcade untuk game-game kecil), membuat Xbox 360 meraih kesuksesan pasar yang signifikan, terutama di Amerika Utara dan Eropa. Meskipun sempat diterpa masalah teknis serius </text:span><text:soft-page-break/><text:span text:style-name="T1">yang dikenal sebagai </text:span><text:span text:style-name="Strong_20_Emphasis"><text:span text:style-name="T1">"Red Ring of Death" (RROD)</text:span></text:span><text:span text:style-name="T1"> – sebuah kegagalan perangkat keras massal yang memaksa Microsoft mengeluarkan biaya perbaikan lebih dari satu miliar dolar – Xbox 360 berhasil pulih dan menjadi salah satu konsol paling populer di generasinya.</text:span></text:p>
            <text:p text:style-name="Text_20_body"><text:span text:style-name="T1">Keputusan Microsoft untuk memasuki dunia gaming terbukti menjadi pertaruhan jangka panjang yang berhasil. Meskipun membutuhkan investasi finansial yang luar biasa besar dan menghadapi persaingan yang ketat, Xbox berhasil mengukuhkan Microsoft sebagai salah satu dari 'tiga besar' pemain utama di industri hiburan interaktif global (bersama Sony dan Nintendo). Xbox tidak hanya menjadi sumber pendapatan penting tetapi juga platform strategis untuk layanan digital, komunitas online, dan kini, ambisi </text:span><text:span text:style-name="Emphasis"><text:span text:style-name="T1">cloud gaming</text:span></text:span><text:span text:style-name="T1"> Microsoft. Dari sebuah proyek defensif, Xbox telah tumbuh menjadi salah satu pilar identitas Microsoft modern.</text:span></text:p>
            <text:p text:style-name="Text_20_body"><text:span text:style-name="Strong_20_Emphasis"><text:span text:style-name="T1">(Teks Buku Berakhir)</text:span></text:span></text:p>
            <text:p text:style-name="P242"/>
            <text:p text:style-name="P110">Saya siap menunggu perintah "YAX" untuk melanjutkan ke prompt berikutnya (Subbab 4.2).</text:p>
          </text:section>
          <text:section text:style-name="Sect1" text:name="feedback-form-30">
            <text:p text:style-name="P225"/>
          </text:section>
        </text:section>
        <text:section text:style-name="Sect1" text:name="cd30169485c73f44">
          <text:p text:style-name="P110"/>
          <text:section text:style-name="Sect1" text:name="user-query-content-31">
            <text:p text:style-name="P239">yax </text:p>
          </text:section>
          <text:p text:style-name="P225">Tampilkan alur berpikir</text:p>
          <text:section text:style-name="Sect2" text:name="model-response-message-contentr_cd30169485c73f44">
            <text:p text:style-name="Text_20_body"><text:span text:style-name="T1">Baik, saya akan melanjutkan dengan menjawab </text:span><text:span text:style-name="Strong_20_Emphasis"><text:span text:style-name="T1">prompt untuk Subbab 4.2: Mesin Pencari Bing: Menantang Google</text:span></text:span><text:span text:style-name="T1">. Saya akan memasukkan konteks waktu saat ini (April 2025) dalam analisis posisi Bing.</text:span></text:p>
            <text:p text:style-name="P242"/>
            <text:p text:style-name="Text_20_body"><text:span text:style-name="Strong_20_Emphasis"><text:span text:style-name="T1">[JAWABAN UNTUK PROMPT SUBBAB 4.2]</text:span></text:span></text:p>
            <text:p text:style-name="Text_20_body"><text:span text:style-name="Strong_20_Emphasis"><text:span text:style-name="T1">(Teks Buku Dimulai)</text:span></text:span></text:p>
            <text:p text:style-name="Text_20_body"><text:span text:style-name="Strong_20_Emphasis"><text:span text:style-name="T1">4.2 Mesin Pencari Bing: Menantang Google</text:span></text:span></text:p>
            <text:p text:style-name="Text_20_body"><text:span text:style-name="T1">Sementara Xbox berjuang merebut hati para gamer di ruang keluarga, medan pertempuran digital lainnya yang jauh lebih fundamental sedang memanas: </text:span><text:span text:style-name="Strong_20_Emphasis"><text:span text:style-name="T1">mesin pencari</text:span></text:span><text:span text:style-name="T1">. Pada pertengahan dekade 2000-an, menjadi jelas bahwa mesin pencari bukan sekadar alat untuk menemukan informasi; ia adalah </text:span><text:soft-page-break/><text:span text:style-name="T1">pintu gerbang utama menuju seluruh ekosistem internet. Perusahaan yang menguasai pencarian akan mengontrol aliran informasi, memahami perilaku pengguna dalam skala masif, dan yang terpenting, meraup pendapatan iklan digital yang nilainya meroket. Dan pada saat itu, satu nama mendominasi lanskap ini secara absolut: </text:span><text:span text:style-name="Strong_20_Emphasis"><text:span text:style-name="T1">Google</text:span></text:span><text:span text:style-name="T1">.</text:span></text:p>
            <text:p text:style-name="Text_20_body"><text:span text:style-name="T1">Dominasi Google di pasar pencarian menjadi ancaman eksistensial bagi Microsoft. Jika semua orang memulai perjalanan online mereka melalui Google, relevansi platform Microsoft lainnya, termasuk Windows, bisa terkikis. Microsoft tahu mereka harus bertarung di arena ini, tetapi upaya-upaya awal mereka terasa kurang bertenaga. Produk seperti </text:span><text:span text:style-name="Strong_20_Emphasis"><text:span text:style-name="T1">MSN Search</text:span></text:span><text:span text:style-name="T1"> dan kemudian </text:span><text:span text:style-name="Strong_20_Emphasis"><text:span text:style-name="T1">Windows Live Search</text:span></text:span><text:span text:style-name="T1"> gagal membuat gebrakan signifikan melawan merek Google yang sudah begitu kuat dan produknya yang terus berinovasi.</text:span></text:p>
            <text:p text:style-name="Text_20_body"><text:span text:style-name="T1">Menyadari perlunya pendekatan yang lebih radikal dan investasi yang jauh lebih besar, Microsoft memutuskan untuk melakukan </text:span><text:span text:style-name="Emphasis"><text:span text:style-name="T1">rebranding</text:span></text:span><text:span text:style-name="T1"> dan peluncuran ulang besar-besaran. Pada bulan </text:span><text:span text:style-name="Strong_20_Emphasis"><text:span text:style-name="T1">Mei 2009</text:span></text:span><text:span text:style-name="T1">, dunia diperkenalkan pada </text:span><text:span text:style-name="Strong_20_Emphasis"><text:span text:style-name="T1">Bing</text:span></text:span><text:span text:style-name="T1">. Ini bukan sekadar nama baru; Bing diluncurkan dengan filosofi yang sedikit berbeda. Alih-alih hanya menyajikan daftar tautan biru seperti Google, Bing diposisikan sebagai </text:span><text:span text:style-name="Strong_20_Emphasis"><text:span text:style-name="T1">"Decision Engine"</text:span></text:span><text:span text:style-name="T1"> (Mesin Pengambil Keputusan). Tujuannya adalah untuk membantu pengguna tidak hanya menemukan informasi tetapi juga membuat keputusan, misalnya saat merencanakan perjalanan, berbelanja, atau mencari informasi kesehatan. Bing juga tampil beda secara visual, dengan ciri khas </text:span><text:span text:style-name="Strong_20_Emphasis"><text:span text:style-name="T1">gambar latar belakang berkualitas tinggi yang berubah setiap hari</text:span></text:span><text:span text:style-name="T1"> di halaman utamanya dan penyajian hasil pencarian yang terkadang dikelompokkan berdasarkan kategori (seperti gambar, video, berita, belanja).</text:span></text:p>
            <text:p text:style-name="Text_20_body"><text:span text:style-name="Emphasis"><text:span text:style-name="T1">(Visualisasi yang disarankan: Perbandingan tampilan halaman hasil pencarian Bing dan Google untuk query yang sama pada era awal peluncuran Bing, menyoroti perbedaan tata letak atau fitur visual).</text:span></text:span></text:p>
            <text:p text:style-name="Text_20_body"><text:span text:style-name="T1">Di balik layar, peluncuran Bing didukung oleh </text:span><text:span text:style-name="Strong_20_Emphasis"><text:span text:style-name="T1">investasi miliaran dolar</text:span></text:span><text:span text:style-name="T1"> yang berkelanjutan dalam teknologi pencarian – mulai dari pengembangan algoritma pemeringkatan (ranking) yang kompleks, pembangunan infrastruktur pusat data masif untuk mengindeks web, hingga riset dalam pemrosesan bahasa alami dan kecerdasan buatan. Microsoft juga menghabiskan banyak uang untuk kampanye pemasaran besar-besaran ("Bing is for Doing") dalam upaya mengubah persepsi publik dan kebiasaan </text:span><text:soft-page-break/><text:span text:style-name="T1">pengguna yang sudah sangat lekat dengan Google.</text:span></text:p>
            <text:p text:style-name="P110">Namun, mendobrak dominasi Google terbukti menjadi tantangan yang luar biasa sulit. Kebiasaan pengguna sangat sulit diubah – kata "Google" bahkan sudah menjadi kata kerja ("googling"). Efek jaringan Google (semakin banyak orang menggunakan, semakin baik hasilnya, semakin banyak pengiklan) menciptakan benteng yang nyaris tak tertembus. Meskipun Bing secara teknis terus berkembang menjadi mesin pencari yang sangat kompeten, bahkan terkadang menawarkan fitur inovatif yang tidak dimiliki Google, pangsa pasarnya secara global tetap stagnan di posisi nomor dua yang jauh tertinggal.</text:p>
            <text:p text:style-name="Text_20_body"><text:span text:style-name="T1">Untuk mencoba meningkatkan skala, Microsoft menjalin </text:span><text:span text:style-name="Strong_20_Emphasis"><text:span text:style-name="T1">kemitraan strategis</text:span></text:span><text:span text:style-name="T1">, yang paling signifikan adalah kesepakatan jangka panjang dengan </text:span><text:span text:style-name="Strong_20_Emphasis"><text:span text:style-name="T1">Yahoo!</text:span></text:span><text:span text:style-name="T1"> pada tahun 2009, di mana Bing akan menjadi mesin pencari di balik layar untuk situs Yahoo. Meskipun kesepakatan ini (dan kemitraan lainnya) sedikit membantu meningkatkan volume pencarian yang diproses oleh Bing, ia tidak secara fundamental mengubah dinamika pasar global.</text:span></text:p>
            <text:p text:style-name="Text_20_body"><text:span text:style-name="T1">Hingga saat ini [April 2025], Bing tetap menjadi pemain nomor dua yang gigih namun jauh di belakang Google dalam hal volume pencarian web tradisional. Namun, kisah Bing belum berakhir. Investasi besar-besaran selama bertahun-tahun dalam teknologi pencarian dan AI yang mendukung Bing ternyata menjadi fondasi krusial bagi gelombang inovasi terbaru Microsoft: </text:span><text:span text:style-name="Strong_20_Emphasis"><text:span text:style-name="T1">integrasi AI generatif melalui Microsoft Copilot</text:span></text:span><text:span text:style-name="T1">. Teknologi inti Bing kini menjadi tulang punggung bagi pengalaman pencarian percakapan dan berbagai fitur AI lainnya di seluruh ekosistem Microsoft. Jadi, meskipun gagal merebut mahkota dari Google di era pencarian web klasik, perjuangan tanpa henti Bing ternyata memberikan aset strategis yang tak ternilai bagi Microsoft dalam memasuki era AI.</text:span></text:p>
            <text:p text:style-name="Text_20_body"><text:span text:style-name="Strong_20_Emphasis"><text:span text:style-name="T1">(Teks Buku Berakhir)</text:span></text:span></text:p>
            <text:p text:style-name="P242"/>
            <text:p text:style-name="P110">Saya siap menunggu perintah "YAX" untuk melanjutkan ke prompt berikutnya (Subbab 4.3).</text:p>
          </text:section>
          <text:section text:style-name="Sect1" text:name="feedback-form-31">
            <text:p text:style-name="P225"/>
          </text:section>
        </text:section>
        <text:section text:style-name="Sect1" text:name="a9d60355dc7d0373">
          <text:p text:style-name="P110"/>
          <text:section text:style-name="Sect1" text:name="user-query-content-32">
            <text:p text:style-name="P239">yax </text:p>
          </text:section>
          <text:p text:style-name="P225"><text:soft-page-break/>Tampilkan alur berpikir</text:p>
          <text:section text:style-name="Sect2" text:name="model-response-message-contentr_a9d60355dc7d0373">
            <text:p text:style-name="Text_20_body"><text:span text:style-name="T1">Baik, saya akan melanjutkan dengan menjawab </text:span><text:span text:style-name="Strong_20_Emphasis"><text:span text:style-name="T1">prompt untuk Subbab 4.3: Era Steve Ballmer: Tantangan dan Peluang Baru</text:span></text:span><text:span text:style-name="T1">.</text:span></text:p>
            <text:p text:style-name="P242"/>
            <text:p text:style-name="Text_20_body"><text:span text:style-name="Strong_20_Emphasis"><text:span text:style-name="T1">[JAWABAN UNTUK PROMPT SUBBAB 4.3]</text:span></text:span></text:p>
            <text:p text:style-name="Text_20_body"><text:span text:style-name="Strong_20_Emphasis"><text:span text:style-name="T1">(Teks Buku Dimulai)</text:span></text:span></text:p>
            <text:p text:style-name="Text_20_body"><text:span text:style-name="Strong_20_Emphasis"><text:span text:style-name="T1">4.3 Era Steve Ballmer: Tantangan dan Peluang Baru</text:span></text:span></text:p>
            <text:p text:style-name="Text_20_body"><text:span text:style-name="T1">Pada bulan Januari tahun 2000, sebuah era baru dimulai di Microsoft. Setelah 25 tahun memimpin perusahaan yang ia dirikan bersama, Bill Gates mundur dari jabatan CEO (meskipun tetap sangat berpengaruh sebagai Ketua dan </text:span><text:span text:style-name="Emphasis"><text:span text:style-name="T1">Chief Software Architect</text:span></text:span><text:span text:style-name="T1">) dan menyerahkan tongkat estafet kepemimpinan harian kepada sahabat lamanya dan orang nomor dua di perusahaan: </text:span><text:span text:style-name="Strong_20_Emphasis"><text:span text:style-name="T1">Steve Ballmer</text:span></text:span><text:span text:style-name="T1">. Ini adalah sebuah pergantian kepemimpinan yang signifikan, menandai transisi dari era pendiri yang fokus pada visi teknologi ke era pemimpin yang dikenal dengan energi luar biasa dan fokus pada eksekusi bisnis serta penjualan. Ballmer, karyawan awal yang bergabung pada tahun 1980 setelah bertemu Gates di Harvard, memimpin Microsoft sebagai CEO selama 14 tahun, hingga Februari 2014 – sebuah periode yang penuh dengan kesuksesan finansial besar, tetapi juga diwarnai oleh tantangan strategis yang krusial dan peluang yang terlewatkan.</text:span></text:p>
            <text:p text:style-name="Text_20_body"><text:span text:style-name="Strong_20_Emphasis"><text:span text:style-name="T1">Keberhasilan Finansial yang Tak Terbantahkan</text:span></text:span></text:p>
            <text:p text:style-name="Text_20_body"><text:span text:style-name="T1">Tidak dapat disangkal bahwa di bawah kepemimpinan Ballmer, Microsoft tumbuh menjadi perusahaan yang jauh lebih besar secara finansial. Pendapatan dan laba perusahaan melonjak berkali-kali lipat. Mesin uang utama – </text:span><text:span text:style-name="Strong_20_Emphasis"><text:span text:style-name="T1">Windows</text:span></text:span><text:span text:style-name="T1"> dan </text:span><text:span text:style-name="Strong_20_Emphasis"><text:span text:style-name="T1">Microsoft Office</text:span></text:span><text:span text:style-name="T1"> – terus mendominasi pasar mereka masing-masing dan menghasilkan keuntungan masif. Divisi </text:span><text:span text:style-name="Strong_20_Emphasis"><text:span text:style-name="T1">Server and Tools</text:span></text:span><text:span text:style-name="T1">, yang menjual perangkat lunak infrastruktur penting seperti Windows Server dan SQL Server ke perusahaan, juga berkembang pesat menjadi pilar bisnis yang sangat menguntungkan. Selain itu, peluncuran dan kesuksesan komersial </text:span><text:span text:style-name="Strong_20_Emphasis"><text:span text:style-name="T1">Xbox 360</text:span></text:span><text:span text:style-name="T1"> terjadi sepenuhnya di bawah pengawasannya, membuktikan kemampuan Microsoft untuk bersaing di pasar konsumen yang baru dan sulit. Ballmer adalah seorang salesman ulung, dan kemampuannya untuk memotivasi tim penjualan serta mengelola operasi bisnis skala besar berkontribusi besar pada pertumbuhan finansial ini.</text:span></text:p>
            <text:p text:style-name="Text_20_body"><text:soft-page-break/><text:span text:style-name="Emphasis"><text:span text:style-name="T1">(Anekdot yang mungkin bisa dimasukkan:)</text:span></text:span></text:p>
            <text:p text:style-name="P243">Gaya kepemimpinan Ballmer sangat berbeda dari Gates. Ia dikenal dengan presentasinya yang penuh semangat, teriakan yang menggelegar, dan kadang-kadang tingkah laku yang eksentrik di atas panggung – seperti saat ia berteriak "Developers, developers, developers!" dalam sebuah konferensi, menunjukkan gairahnya (meskipun gayanya sering menjadi bahan olok-olok).</text:p>
            <text:p text:style-name="Text_20_body"><text:span text:style-name="Strong_20_Emphasis"><text:span text:style-name="T1">Tantangan Strategis dan Momen Kritis yang Terlewat</text:span></text:span></text:p>
            <text:p text:style-name="Text_20_body"><text:span text:style-name="T1">Namun, di balik angka-angka finansial yang mengesankan, era Ballmer juga merupakan periode di mana Microsoft tampak kehilangan arah di beberapa area teknologi paling penting yang membentuk masa depan. Tantangan terbesar dan kegagalan paling signifikan adalah di </text:span><text:span text:style-name="Strong_20_Emphasis"><text:span text:style-name="T1">pasar mobile</text:span></text:span><text:span text:style-name="T1">. Ketika Apple meluncurkan </text:span><text:span text:style-name="Strong_20_Emphasis"><text:span text:style-name="T1">iPhone</text:span></text:span><text:span text:style-name="T1"> pada tahun 2007 dan Google memperkenalkan </text:span><text:span text:style-name="Strong_20_Emphasis"><text:span text:style-name="T1">Android</text:span></text:span><text:span text:style-name="T1"> tak lama kemudian, keduanya memicu revolusi smartphone. Microsoft, meskipun memiliki platform Windows Mobile sebelumnya, bereaksi terlalu lambat dan strategi penggantinya, </text:span><text:span text:style-name="Strong_20_Emphasis"><text:span text:style-name="T1">Windows Phone</text:span></text:span><text:span text:style-name="T1">, gagal total dalam mendapatkan daya tarik pasar yang signifikan (seperti dibahas di Bab 7). Kegagalan di pasar mobile ini bisa dibilang merupakan 'dosa' strategis terbesar Microsoft pada era ini, yang membuatnya kehilangan platform komputasi personal berikutnya.</text:span></text:p>
            <text:p text:style-name="Text_20_body"><text:span text:style-name="T1">Perjuangan juga terjadi di ranah </text:span><text:span text:style-name="Strong_20_Emphasis"><text:span text:style-name="T1">pencarian online</text:span></text:span><text:span text:style-name="T1">. Meskipun investasi miliaran dolar dicurahkan untuk </text:span><text:span text:style-name="Strong_20_Emphasis"><text:span text:style-name="T1">Bing</text:span></text:span><text:span text:style-name="T1">, Microsoft tidak pernah berhasil secara serius menantang dominasi Google. Demikian pula, meskipun cikal bakal </text:span><text:span text:style-name="Strong_20_Emphasis"><text:span text:style-name="T1">Azure</text:span></text:span><text:span text:style-name="T1"> (komputasi awan) dimulai di bawah Ballmer, perusahaan awalnya tampak kurang fokus dan lebih lambat dalam merangkul potensi penuh cloud dibandingkan Amazon Web Services (AWS) yang bergerak lebih dulu dan lebih agresif.</text:span></text:p>
            <text:p text:style-name="Text_20_body"><text:span text:style-name="T1">Akibatnya, meskipun Microsoft tetap sangat menguntungkan, persepsi publik dan industri selama era Ballmer seringkali adalah tentang sebuah raksasa yang sedikit lamban, terlalu fokus pada perlindungan warisan Windows dan Office-nya, dan kurang mampu menghasilkan inovasi 'game-changing' yang sesungguhnya dibandingkan para pesaingnya yang lebih lincah seperti Apple dan Google. Beberapa akuisisi penting dilakukan selama periode ini, seperti pembelian </text:span><text:span text:style-name="Strong_20_Emphasis"><text:span text:style-name="T1">Skype</text:span></text:span><text:span text:style-name="T1"> pada tahun 2011, namun akuisisi besar lainnya, seperti </text:span><text:soft-page-break/><text:span text:style-name="T1">pembelian </text:span><text:span text:style-name="Strong_20_Emphasis"><text:span text:style-name="T1">divisi perangkat dan layanan Nokia</text:span></text:span><text:span text:style-name="T1"> yang diumumkan pada akhir masa jabatannya (selesai 2014), terbukti menjadi langkah yang mahal dan akhirnya gagal.</text:span></text:p>
            <text:p text:style-name="Text_20_body"><text:span text:style-name="Strong_20_Emphasis"><text:span text:style-name="T1">Warisan yang Kompleks</text:span></text:span></text:p>
            <text:p text:style-name="P110">Warisan Steve Ballmer di Microsoft karenanya menjadi kompleks dan sering diperdebatkan. Di satu sisi, ia adalah seorang CEO yang berhasil memimpin perusahaan melewati periode pertumbuhan pendapatan dan laba yang luar biasa, mengelola operasi global yang masif, dan meraih kesuksesan di pasar enterprise serta gaming. Di sisi lain, ia memimpin pada saat Microsoft kehilangan momentum kritis di area-area yang paling mendefinisikan era teknologi berikutnya – terutama mobile. Tekanan dari investor yang tidak puas dengan kinerja saham perusahaan dan arah strategisnya akhirnya turut berkontribusi pada keputusannya untuk pensiun pada tahun 2014. Era Ballmer adalah pengingat bahwa kesuksesan finansial saat ini tidak menjamin relevansi di masa depan jika sebuah perusahaan gagal beradaptasi dengan gelombang perubahan teknologi berikutnya.</text:p>
            <text:p text:style-name="Text_20_body"><text:span text:style-name="Strong_20_Emphasis"><text:span text:style-name="T1">(Teks Buku Berakhir)</text:span></text:span></text:p>
            <text:p text:style-name="P242"/>
            <text:p text:style-name="P110">Saya siap menunggu perintah "YAX" untuk melanjutkan ke prompt berikutnya (Subbab 4.4).</text:p>
          </text:section>
          <text:section text:style-name="Sect1" text:name="feedback-form-32">
            <text:p text:style-name="P225"/>
          </text:section>
        </text:section>
        <text:section text:style-name="Sect1" text:name="9321c09273abb77f">
          <text:p text:style-name="P110"/>
          <text:section text:style-name="Sect1" text:name="user-query-content-33">
            <text:p text:style-name="P239">yax </text:p>
          </text:section>
          <text:p text:style-name="P225">Tampilkan alur berpikir</text:p>
          <text:section text:style-name="Sect2" text:name="model-response-message-contentr_9321c09273abb77f">
            <text:p text:style-name="Text_20_body"><text:span text:style-name="T1">Baik, saya akan melanjutkan dengan menjawab </text:span><text:span text:style-name="Strong_20_Emphasis"><text:span text:style-name="T1">prompt untuk Subbab 4.4: Awal Mula Cloud: Cikal Bakal Azure</text:span></text:span><text:span text:style-name="T1">.</text:span></text:p>
            <text:p text:style-name="P242"/>
            <text:p text:style-name="Text_20_body"><text:span text:style-name="Strong_20_Emphasis"><text:span text:style-name="T1">[JAWABAN UNTUK PROMPT SUBBAB 4.4]</text:span></text:span></text:p>
            <text:p text:style-name="Text_20_body"><text:span text:style-name="Strong_20_Emphasis"><text:span text:style-name="T1">(Teks Buku Dimulai)</text:span></text:span></text:p>
            <text:p text:style-name="Text_20_body"><text:span text:style-name="Strong_20_Emphasis"><text:span text:style-name="T1">4.4 Awal Mula Cloud: Cikal Bakal Azure</text:span></text:span></text:p>
            <text:p text:style-name="Text_20_body"><text:span text:style-name="T1">Sementara Microsoft berjuang di medan pertempuran mobile dan mesin pencari, sebuah pergeseran tektonik lain sedang terjadi di dunia teknologi </text:span><text:soft-page-break/><text:span text:style-name="T1">informasi: kelahiran </text:span><text:span text:style-name="Strong_20_Emphasis"><text:span text:style-name="T1">komputasi awan (cloud computing)</text:span></text:span><text:span text:style-name="T1">. Konsep menjalankan aplikasi dan menyimpan data bukan di komputer lokal atau server pribadi, melainkan di pusat data (data center) raksasa yang diakses melalui internet, mulai mendapatkan momentum pada pertengahan dekade 2000-an. Pionir utama dalam mewujudkan visi ini dalam skala komersial adalah Amazon, yang meluncurkan </text:span><text:span text:style-name="Strong_20_Emphasis"><text:span text:style-name="T1">Amazon Web Services (AWS)</text:span></text:span><text:span text:style-name="T1"> pada tahun 2006 dan dengan cepat mulai mengubah cara perusahaan membangun dan mengelola infrastruktur IT mereka.</text:span></text:p>
            <text:p text:style-name="Text_20_body"><text:span text:style-name="T1">Di dalam Microsoft, kesadaran akan potensi transformatif cloud juga mulai tumbuh, meskipun mungkin tidak secepat atau sefokus di Amazon pada awalnya. Tokoh kunci yang mendorong visi ini adalah </text:span><text:span text:style-name="Strong_20_Emphasis"><text:span text:style-name="T1">Ray Ozzie</text:span></text:span><text:span text:style-name="T1">, pencipta Lotus Notes yang legendaris, yang bergabung dengan Microsoft pada tahun 2005 dan menggantikan Bill Gates sebagai </text:span><text:span text:style-name="Emphasis"><text:span text:style-name="T1">Chief Software Architect</text:span></text:span><text:span text:style-name="T1"> pada tahun 2006. Ozzie dikenal sebagai penganjur kuat layanan berbasis internet dan mendorong Microsoft untuk berpikir melampaui model bisnis perangkat lunak berlisensi tradisional. Di bawah arahannya, berbagai inisiatif internal mulai menjajaki pembangunan platform cloud skala besar. Salah satu proyek paling signifikan dikenal dengan nama sandi </text:span><text:span text:style-name="Strong_20_Emphasis"><text:span text:style-name="T1">"Project Red Dog"</text:span></text:span><text:span text:style-name="T1">.</text:span></text:p>
            <text:p text:style-name="P110">Tujuan awal dari "Project Red Dog" adalah membangun sistem operasi untuk pusat data – sebuah fondasi perangkat lunak yang memungkinkan Microsoft menjalankan layanan online-nya sendiri (seperti Bing dan Hotmail) secara lebih efisien dan, yang lebih penting, menawarkan platform tersebut kepada pengembang pihak ketiga untuk membangun aplikasi mereka sendiri di atas infrastruktur Microsoft.</text:p>
            <text:p text:style-name="Text_20_body"><text:span text:style-name="T1">Visi ini secara resmi diperkenalkan kepada publik pada konferensi pengembang Microsoft pada bulan Oktober 2008 dengan nama </text:span><text:span text:style-name="Strong_20_Emphasis"><text:span text:style-name="T1">Windows Azure</text:span></text:span><text:span text:style-name="T1">. Fokus awal Windows Azure sangat kental dengan latar belakang Microsoft sebagai perusahaan perangkat lunak: ia diposisikan terutama sebagai </text:span><text:span text:style-name="Strong_20_Emphasis"><text:span text:style-name="T1">Platform as a Service (PaaS)</text:span></text:span><text:span text:style-name="T1">. Artinya, Azure menyediakan lingkungan pengembangan dan </text:span><text:span text:style-name="Emphasis"><text:span text:style-name="T1">runtime</text:span></text:span><text:span text:style-name="T1"> (seperti .NET, SQL Azure) di mana para developer bisa membangun, menyebarkan (deploy), dan mengelola aplikasi mereka tanpa perlu pusing memikirkan manajemen server, sistem operasi dasar, atau jaringan di bawahnya – semua itu diurus oleh Microsoft. Ini berbeda dengan pendekatan AWS yang sejak awal lebih kuat di </text:span><text:span text:style-name="Strong_20_Emphasis"><text:span text:style-name="T1">Infrastructure as a Service (IaaS)</text:span></text:span><text:span text:style-name="T1">, yang menawarkan 'blok bangunan' </text:span><text:soft-page-break/><text:span text:style-name="T1">infrastruktur dasar (seperti server virtual, penyimpanan) yang lebih fleksibel tetapi membutuhkan lebih banyak manajemen dari pengguna.</text:span></text:p>
            <text:p text:style-name="Text_20_body"><text:span text:style-name="T1">Windows Azure secara komersial diluncurkan pada </text:span><text:span text:style-name="Strong_20_Emphasis"><text:span text:style-name="T1">Februari 2010</text:span></text:span><text:span text:style-name="T1">. Namun, tahun-tahun awalnya bukanlah periode pertumbuhan yang eksplosif. Azure menghadapi beberapa tantangan signifikan:</text:span></text:p>
            <text:list xml:id="list6102928747477829836" text:style-name="L62">
              <text:list-item>
                <text:p text:style-name="P174"><text:span text:style-name="Strong_20_Emphasis"><text:span text:style-name="T1">Persaingan Ketat:</text:span></text:span><text:span text:style-name="T1"> AWS sudah memiliki keunggulan beberapa tahun dan ekosistem yang lebih matang. </text:span></text:p>
              </text:list-item>
              <text:list-item>
                <text:p text:style-name="P174"><text:span text:style-name="Strong_20_Emphasis"><text:span text:style-name="T1">Perubahan Budaya Internal:</text:span></text:span><text:span text:style-name="T1"> Menggeser fokus perusahaan dan terutama tim penjualannya dari menjual lisensi perangkat lunak (dengan pendapatan di muka yang besar) ke model layanan berbasis konsumsi (bayar sesuai pemakaian) membutuhkan perubahan pola pikir yang mendasar. </text:span></text:p>
              </text:list-item>
              <text:list-item>
                <text:p text:style-name="P59"><text:span text:style-name="Strong_20_Emphasis"><text:span text:style-name="T1">Meyakinkan Pelanggan:</text:span></text:span><text:span text:style-name="T1"> Banyak perusahaan, terutama enterprise besar yang merupakan basis pelanggan inti Microsoft, masih skeptis tentang keamanan, keandalan, dan kontrol data di cloud publik. </text:span></text:p>
              </text:list-item>
            </text:list>
            <text:p text:style-name="Text_20_body"><text:span text:style-name="T1">Meskipun demikian, langkah-langkah awal yang diambil pada periode akhir era Ballmer ini sangatlah krusial. Tim Azure bekerja keras membangun teknologi inti, memperluas jejak pusat data global, dan secara bertahap menambahkan lebih banyak layanan (termasuk kemampuan IaaS untuk bersaing langsung dengan AWS). Mereka mungkin belum menjadi mesin pertumbuhan utama perusahaan pada saat itu, tetapi mereka sedang tekun </text:span><text:span text:style-name="Strong_20_Emphasis"><text:span text:style-name="T1">meletakkan fondasi</text:span></text:span><text:span text:style-name="T1"> teknis dan strategis. Cikal bakal Azure ini, yang lahir dari visi beberapa orang kunci dan upaya rekayasa yang signifikan di tengah berbagai tantangan lain yang dihadapi perusahaan, kelak akan menjadi landasan bagi salah satu transformasi paling sukses dalam sejarah korporat modern di bawah kepemimpinan berikutnya. Benih untuk era 'Cloud First' telah ditanam.</text:span></text:p>
            <text:p text:style-name="Text_20_body"><text:span text:style-name="Strong_20_Emphasis"><text:span text:style-name="T1">(Teks Buku Berakhir)</text:span></text:span></text:p>
            <text:p text:style-name="P242"/>
            <text:p text:style-name="P110">Saya siap menunggu perintah "YAX" untuk memulai Bab 5 dengan prompt pengantar Bab 5.</text:p>
          </text:section>
          <text:section text:style-name="Sect1" text:name="feedback-form-33">
            <text:p text:style-name="P225"/>
          </text:section>
        </text:section>
        <text:section text:style-name="Sect1" text:name="2acaa3b60ba940cb">
          <text:p text:style-name="P110"/>
          <text:section text:style-name="Sect1" text:name="user-query-content-34">
            <text:p text:style-name="P239">yax </text:p>
          </text:section>
          <text:p text:style-name="P225"><text:soft-page-break/>Tampilkan alur berpikir</text:p>
          <text:section text:style-name="Sect2" text:name="model-response-message-contentr_2acaa3b60ba940cb">
            <text:p text:style-name="Text_20_body"><text:span text:style-name="T1">Baik, saya akan memulai Bab 5 dengan menjawab </text:span><text:span text:style-name="Strong_20_Emphasis"><text:span text:style-name="T1">prompt untuk pengantar Bab 5: Reinventing Microsoft: Era Cloud dan AI (2014 - Sekarang)</text:span></text:span><text:span text:style-name="T1">, dengan memperhatikan konteks waktu saat ini (April 2025).</text:span></text:p>
            <text:p text:style-name="P242"/>
            <text:p text:style-name="Text_20_body"><text:span text:style-name="Strong_20_Emphasis"><text:span text:style-name="T1">[JAWABAN UNTUK PROMPT PENGANTAR BAB 5]</text:span></text:span></text:p>
            <text:p text:style-name="Text_20_body"><text:span text:style-name="Strong_20_Emphasis"><text:span text:style-name="T1">(Teks Buku Dimulai)</text:span></text:span></text:p>
            <text:p text:style-name="Text_20_body"><text:span text:style-name="Strong_20_Emphasis"><text:span text:style-name="T1">Bab 5: Reinventing Microsoft: Era Cloud dan AI (2014 - Sekarang)</text:span></text:span></text:p>
            <text:p text:style-name="Text_20_body"><text:span text:style-name="T1">Memasuki tahun 2014, Microsoft berada di persimpangan jalan. Secara finansial, perusahaan ini masih sangat sehat, menghasilkan puluhan miliar dolar dari dominasi Windows dan Office. Namun, di bawah permukaan, ada perasaan gelisah. Raksasa ini tampak kehilangan langkahnya di area-area paling vital yang akan mendefinisikan masa depan teknologi. Kegagalan di pasar </text:span><text:span text:style-name="Emphasis"><text:span text:style-name="T1">mobile</text:span></text:span><text:span text:style-name="T1"> menjadi luka yang menganga, sementara di ranah </text:span><text:span text:style-name="Emphasis"><text:span text:style-name="T1">cloud computing</text:span></text:span><text:span text:style-name="T1">, meskipun Azure sudah ada, Microsoft masih tertinggal jauh di belakang Amazon Web Services. Persepsi publik dan investor mulai meragukan kemampuan Microsoft untuk berinovasi dan bersaing secara efektif di era baru yang bergerak cepat ini. Perubahan fundamental terasa dibutuhkan.</text:span></text:p>
            <text:p text:style-name="Text_20_body"><text:span text:style-name="T1">Perubahan itu datang pada bulan Februari 2014 dengan penunjukan </text:span><text:span text:style-name="Strong_20_Emphasis"><text:span text:style-name="T1">Satya Nadella</text:span></text:span><text:span text:style-name="T1"> sebagai CEO ketiga dalam sejarah Microsoft. Nadella bukanlah orang luar; ia adalah seorang veteran Microsoft selama 22 tahun yang sebelumnya memimpin divisi Server and Tools dan memainkan peran kunci dalam pengembangan awal Azure. Pemilihannya, yang awalnya mungkin tidak diprediksi oleh semua pengamat, ternyata menjadi katalisator bagi salah satu </text:span><text:span text:style-name="Strong_20_Emphasis"><text:span text:style-name="T1">transformasi korporat paling dramatis dan sukses</text:span></text:span><text:span text:style-name="T1"> dalam beberapa dekade terakhir.</text:span></text:p>
            <text:p text:style-name="Text_20_body"><text:span text:style-name="T1">Di bawah kepemimpinan Nadella, Microsoft memulai sebuah perjalanan </text:span><text:span text:style-name="Emphasis"><text:span text:style-name="T1">reinvention</text:span></text:span><text:span text:style-name="T1"> atau </text:span><text:span text:style-name="Strong_20_Emphasis"><text:span text:style-name="T1">penemuan kembali jati dirinya</text:span></text:span><text:span text:style-name="T1"> secara menyeluruh. Strategi perusahaan dirombak secara radikal, bergeser dari fokus utama pada Windows menjadi mantra baru: </text:span><text:span text:style-name="Strong_20_Emphasis"><text:span text:style-name="T1">"Cloud First, Mobile First"</text:span></text:span><text:span text:style-name="T1"> (yang kemudian berevolusi menjadi fokus yang lebih tajam pada </text:span><text:span text:style-name="Strong_20_Emphasis"><text:span text:style-name="T1">"Intelligent Cloud"</text:span></text:span><text:span text:style-name="T1"> dan </text:span><text:span text:style-name="Strong_20_Emphasis"><text:span text:style-name="T1">"Intelligent Edge"</text:span></text:span><text:span text:style-name="T1">). Lebih dari sekadar perubahan strategi produk, Nadella memicu </text:span><text:span text:style-name="Strong_20_Emphasis"><text:span text:style-name="T1">transformasi budaya</text:span></text:span><text:span text:style-name="T1"> yang mendalam, mendorong pergeseran dari </text:span><text:soft-page-break/><text:span text:style-name="T1">mentalitas "tahu segalanya" menjadi "ingin belajar segalanya" (</text:span><text:span text:style-name="Emphasis"><text:span text:style-name="T1">learn-it-all</text:span></text:span><text:span text:style-name="T1">), menekankan empati, pola pikir bertumbuh (</text:span><text:span text:style-name="Emphasis"><text:span text:style-name="T1">growth mindset</text:span></text:span><text:span text:style-name="T1">), dan obsesi pada pelanggan. Microsoft mulai merangkul keterbukaan, berkolaborasi dengan perusahaan yang dulunya dianggap pesaing, dan secara agresif mengadopsi </text:span><text:span text:style-name="Emphasis"><text:span text:style-name="T1">open source</text:span></text:span><text:span text:style-name="T1">.</text:span></text:p>
            <text:p text:style-name="Text_20_body"><text:span text:style-name="T1">Hasilnya, dalam dekade berikutnya hingga saat ini [April 2025], sungguh luar biasa. Platform cloud </text:span><text:span text:style-name="Strong_20_Emphasis"><text:span text:style-name="T1">Azure</text:span></text:span><text:span text:style-name="T1"> meledak menjadi mesin pertumbuhan utama perusahaan, bersaing ketat di puncak pasar cloud global. </text:span><text:span text:style-name="Strong_20_Emphasis"><text:span text:style-name="T1">Microsoft 365</text:span></text:span><text:span text:style-name="T1"> berevolusi menjadi layanan berlangganan yang sangat sukses. Perusahaan melakukan akuisisi strategis cerdas (LinkedIn, GitHub, Activision Blizzard) yang memperkuat posisinya di area-area kunci. Dan yang paling signifikan dalam beberapa tahun terakhir, Microsoft menempatkan </text:span><text:span text:style-name="Strong_20_Emphasis"><text:span text:style-name="T1">Kecerdasan Buatan (AI)</text:span></text:span><text:span text:style-name="T1">, terutama melalui kemitraan eratnya dengan OpenAI, di jantung hampir semua produk dan layanannya, memposisikan diri sebagai pemimpin dalam gelombang teknologi besar berikutnya.</text:span></text:p>
            <text:p text:style-name="P110">Bab ini akan mengupas tuntas kisah kebangkitan kembali Microsoft yang luar biasa ini. Kita akan menjelajahi visi dan gaya kepemimpinan Satya Nadella, menganalisis ledakan pertumbuhan Azure, melihat bagaimana Windows dan Surface beradaptasi, membedah akuisisi-akuisisi strategis, dan menyelami fokus besar pada AI yang kini mendefinisikan Microsoft. Ini adalah kisah tentang bagaimana sebuah raksasa teknologi yang tampak lesu berhasil menemukan kembali semangat inovasinya dan merebut kembali posisinya di garis depan revolusi digital.</text:p>
            <text:p text:style-name="Text_20_body"><text:span text:style-name="Strong_20_Emphasis"><text:span text:style-name="T1">(Teks Buku Berakhir)</text:span></text:span></text:p>
            <text:p text:style-name="P242"/>
            <text:p text:style-name="P110">Saya siap menunggu perintah "YAX" untuk melanjutkan ke prompt berikutnya (Subbab 5.1).</text:p>
          </text:section>
          <text:section text:style-name="Sect1" text:name="feedback-form-34">
            <text:p text:style-name="P225"/>
          </text:section>
        </text:section>
        <text:section text:style-name="Sect1" text:name="a55f50b536fd119a">
          <text:p text:style-name="P110"/>
          <text:section text:style-name="Sect1" text:name="user-query-content-35">
            <text:p text:style-name="P239">yax </text:p>
          </text:section>
          <text:p text:style-name="P225">Tampilkan alur berpikir</text:p>
          <text:section text:style-name="Sect2" text:name="model-response-message-contentr_a55f50b536fd119a">
            <text:p text:style-name="Text_20_body"><text:span text:style-name="T1">Baik, saya akan melanjutkan dengan menjawab </text:span><text:span text:style-name="Strong_20_Emphasis"><text:span text:style-name="T1">prompt untuk Subbab 5.1: Kepemimpinan Satya Nadella: Visi "Mobile First, Cloud First"</text:span></text:span><text:span text:style-name="T1">.</text:span></text:p>
            <text:p text:style-name="P242"/>
            <text:p text:style-name="Text_20_body"><text:soft-page-break/><text:span text:style-name="Strong_20_Emphasis"><text:span text:style-name="T1">[JAWABAN UNTUK PROMPT SUBBAB 5.1]</text:span></text:span></text:p>
            <text:p text:style-name="Text_20_body"><text:span text:style-name="Strong_20_Emphasis"><text:span text:style-name="T1">(Teks Buku Dimulai)</text:span></text:span></text:p>
            <text:p text:style-name="Text_20_body"><text:span text:style-name="Strong_20_Emphasis"><text:span text:style-name="T1">5.1 Kepemimpinan Satya Nadella: Visi "Mobile First, Cloud First"</text:span></text:span></text:p>
            <text:p text:style-name="P110">Ketika Satya Nadella ditunjuk sebagai CEO pada 4 Februari 2014, ia mewarisi sebuah perusahaan yang, meskipun masih raksasa, menghadapi tantangan eksistensial. Momentum ada di tangan para pesaing di ranah mobile dan cloud. Pasar PC, benteng pertahanan Microsoft selama ini, menunjukkan tanda-tanda stagnasi. Perusahaan membutuhkan arah baru, energi baru, dan yang terpenting, budaya baru. Nadella, seorang insinyur yang telah menghabiskan lebih dari dua dekade membangun karirnya di dalam Microsoft, terutama di divisi Server and Tools yang kemudian melahirkan Azure, membawa perspektif unik dan pendekatan kepemimpinan yang sangat berbeda dari para pendahulunya.</text:p>
            <text:p text:style-name="Text_20_body"><text:span text:style-name="Strong_20_Emphasis"><text:span text:style-name="T1">Visi Awal yang Mengubah Paradigma</text:span></text:span></text:p>
            <text:p text:style-name="Text_20_body"><text:span text:style-name="T1">Salah satu langkah pertama Nadella yang paling berdampak adalah menetapkan mantra strategis baru yang jelas dan ringkas: </text:span><text:span text:style-name="Strong_20_Emphasis"><text:span text:style-name="T1">"Mobile First, Cloud First"</text:span></text:span><text:span text:style-name="T1">. Sekilas, ini mungkin terdengar seperti jargon korporat biasa, tetapi bagi Microsoft saat itu, ini adalah sebuah revolusi pemikiran.</text:span></text:p>
            <text:list xml:id="list1755555828285825602" text:style-name="L63">
              <text:list-item>
                <text:p text:style-name="P175"><text:span text:style-name="Strong_20_Emphasis"><text:span text:style-name="T1">Cloud First:</text:span></text:span><text:span text:style-name="T1"> Ini menandakan pergeseran prioritas utama perusahaan. Bukan lagi Windows yang menjadi pusat alam semesta Microsoft, melainkan layanan </text:span><text:span text:style-name="Emphasis"><text:span text:style-name="T1">cloud computing</text:span></text:span><text:span text:style-name="T1"> – terutama </text:span><text:span text:style-name="Strong_20_Emphasis"><text:span text:style-name="T1">Azure</text:span></text:span><text:span text:style-name="T1"> dan </text:span><text:span text:style-name="Strong_20_Emphasis"><text:span text:style-name="T1">Office 365</text:span></text:span><text:span text:style-name="T1"> (yang mulai bertransisi ke model cloud). Semua sumber daya dan fokus strategis diarahkan untuk memenangkan persaingan di ranah cloud. </text:span></text:p>
              </text:list-item>
              <text:list-item>
                <text:p text:style-name="P60"><text:span text:style-name="Strong_20_Emphasis"><text:span text:style-name="T1">Mobile First:</text:span></text:span><text:span text:style-name="T1"> Bagian ini sering disalahartikan sebagai upaya baru untuk memenangkan pasar OS mobile (sebuah pertempuran yang sebenarnya sudah hampir kalah). Makna sebenarnya lebih luas: Microsoft harus memastikan bahwa </text:span><text:span text:style-name="Emphasis"><text:span text:style-name="T1">layanan</text:span></text:span><text:span text:style-name="T1"> cloud-nya (Office 365, Azure, dll.) bekerja dengan baik dan optimal di </text:span><text:span text:style-name="Emphasis"><text:span text:style-name="T1">semua</text:span></text:span><text:span text:style-name="T1"> platform mobile yang digunakan orang – termasuk, dan ini kuncinya, </text:span><text:span text:style-name="Strong_20_Emphasis"><text:span text:style-name="T1">iOS (Apple) dan Android (Google)</text:span></text:span><text:span text:style-name="T1">. Ini adalah pengakuan pragmatis bahwa dunia sudah multi-platform, dan Microsoft harus hadir di mana penggunanya berada, bukan memaksakan platformnya sendiri. </text:span></text:p>
              </text:list-item>
            </text:list>
            <text:p text:style-name="Text_20_body"><text:span text:style-name="T1">Keputusan awal yang sangat simbolis dari visi ini adalah peluncuran </text:span><text:span text:style-name="Strong_20_Emphasis"><text:span text:style-name="T1">Microsoft Office untuk iPad</text:span></text:span><text:span text:style-name="T1"> pada Maret 2014, hanya beberapa minggu </text:span><text:soft-page-break/><text:span text:style-name="T1">setelah Nadella menjabat. Langkah ini, yang sebelumnya ditahan-tahan karena kekhawatiran akan mengurangi nilai jual tablet Windows (Surface), mengirimkan sinyal kuat bahwa Microsoft di bawah Nadella lebih mengutamakan jangkauan layanannya daripada melindungi benteng Windows semata.</text:span></text:p>
            <text:p text:style-name="Text_20_body"><text:span text:style-name="Strong_20_Emphasis"><text:span text:style-name="T1">Transformasi Budaya: Dari 'Know-it-all' ke 'Learn-it-all'</text:span></text:span></text:p>
            <text:p text:style-name="Text_20_body"><text:span text:style-name="T1">Namun, perubahan paling mendalam yang dipimpin Nadella mungkin bukanlah pada strategi produk, melainkan pada </text:span><text:span text:style-name="Strong_20_Emphasis"><text:span text:style-name="T1">budaya perusahaan</text:span></text:span><text:span text:style-name="T1">. Ia menyadari bahwa untuk berhasil di era baru, Microsoft perlu mengubah cara berpikir dan bekerja karyawannya. Ia secara aktif mendorong pergeseran dari budaya "know-it-all" (merasa tahu segalanya), yang mungkin telah berkembang selama era dominasi, menjadi budaya </text:span><text:span text:style-name="Strong_20_Emphasis"><text:span text:style-name="T1">"learn-it-all"</text:span></text:span><text:span text:style-name="T1"> (selalu ingin belajar).</text:span></text:p>
            <text:p text:style-name="P110">Budaya baru ini dibangun di atas beberapa pilar kunci:</text:p>
            <text:list xml:id="list314656743850644638" text:style-name="L64">
              <text:list-item>
                <text:p text:style-name="P176"><text:span text:style-name="Strong_20_Emphasis"><text:span text:style-name="T1">Growth Mindset (Pola Pikir Bertumbuh):</text:span></text:span><text:span text:style-name="T1"> Konsep yang dipopulerkan oleh psikolog Carol Dweck ini menekankan keyakinan bahwa kemampuan dapat dikembangkan melalui dedikasi dan kerja keras. Nadella mendorong karyawan untuk merangkul tantangan, belajar dari kegagalan, dan terus mencari cara untuk berkembang. </text:span></text:p>
              </text:list-item>
              <text:list-item>
                <text:p text:style-name="P176"><text:span text:style-name="Strong_20_Emphasis"><text:span text:style-name="T1">Customer Obsession (Obsesi pada Pelanggan):</text:span></text:span><text:span text:style-name="T1"> Fokus bergeser dari sekadar menjual produk menjadi benar-benar memahami dan melayani kebutuhan pelanggan. Karyawan didorong untuk mendengarkan pelanggan secara mendalam dan menggunakan umpan balik tersebut untuk mendorong inovasi. </text:span></text:p>
              </text:list-item>
              <text:list-item>
                <text:p text:style-name="P176"><text:span text:style-name="Strong_20_Emphasis"><text:span text:style-name="T1">Diversity and Inclusion (Keberagaman dan Inklusi):</text:span></text:span><text:span text:style-name="T1"> Menekankan pentingnya perspektif yang beragam untuk mendorong kreativitas dan inovasi yang lebih baik, serta menciptakan lingkungan kerja yang lebih adil dan representatif. </text:span></text:p>
              </text:list-item>
              <text:list-item>
                <text:p text:style-name="P176"><text:span text:style-name="Strong_20_Emphasis"><text:span text:style-name="T1">One Microsoft:</text:span></text:span><text:span text:style-name="T1"> Memecah silo-silo antar divisi yang terkenal kaku di masa lalu dan mendorong kolaborasi lintas tim untuk mencapai tujuan bersama. </text:span></text:p>
              </text:list-item>
              <text:list-item>
                <text:p text:style-name="P61"><text:span text:style-name="Strong_20_Emphasis"><text:span text:style-name="T1">Empathy (Empati):</text:span></text:span><text:span text:style-name="T1"> Nadella sering berbicara tentang pentingnya empati – kemampuan untuk memahami perspektif orang lain (baik pelanggan maupun rekan kerja) – sebagai kunci inovasi dan kolaborasi yang efektif. </text:span></text:p>
              </text:list-item>
            </text:list>
            <text:p text:style-name="Text_20_body"><text:soft-page-break/><text:span text:style-name="T1">Perubahan budaya ini tidak terjadi dalam semalam, tetapi dampaknya terasa signifikan. Karyawan melaporkan merasa lebih diberdayakan untuk mengambil risiko dan berinovasi. Kolaborasi antar tim membaik. Perusahaan menjadi lebih terbuka terhadap kemitraan, bahkan dengan perusahaan yang dulunya dianggap musuh bebuyutan. Langkah-langkah seperti merangkul </text:span><text:span text:style-name="Strong_20_Emphasis"><text:span text:style-name="T1">Linux</text:span></text:span><text:span text:style-name="T1"> secara penuh di Azure dan menjadikan </text:span><text:span text:style-name="Strong_20_Emphasis"><text:span text:style-name="T1">.NET Core</text:span></text:span><text:span text:style-name="T1"> (kerangka kerja pengembangan utama Microsoft) </text:span><text:span text:style-name="Emphasis"><text:span text:style-name="T1">open source</text:span></text:span><text:span text:style-name="T1"> adalah manifestasi nyata dari perubahan budaya ini.</text:span></text:p>
            <text:p text:style-name="Text_20_body"><text:span text:style-name="Strong_20_Emphasis"><text:span text:style-name="T1">Dampak Kepemimpinan</text:span></text:span></text:p>
            <text:p text:style-name="P110">Gaya kepemimpinan Nadella yang lebih tenang, reflektif, dan empatik, sangat kontras dengan pendahulunya. Pendekatan ini terbukti efektif dalam memulihkan moral karyawan yang mungkin sempat menurun, membangun kembali jembatan dengan komunitas teknologi yang lebih luas (terutama komunitas open source dan pengembang), serta mengarahkan fokus kolektif perusahaan pada peluang besar di cloud dan AI. Visi "Mobile First, Cloud First" dan transformasi budaya yang menyertainya menjadi fondasi bagi kebangkitan kembali Microsoft yang akan kita saksikan di sisa bab ini.</text:p>
            <text:p text:style-name="Text_20_body"><text:span text:style-name="Strong_20_Emphasis"><text:span text:style-name="T1">(Teks Buku Berakhir)</text:span></text:span></text:p>
            <text:p text:style-name="P242"/>
            <text:p text:style-name="P110">Saya siap menunggu perintah "YAX" untuk melanjutkan ke prompt berikutnya (Subbab 5.2).</text:p>
          </text:section>
          <text:section text:style-name="Sect1" text:name="feedback-form-35">
            <text:p text:style-name="P225"/>
          </text:section>
        </text:section>
        <text:section text:style-name="Sect1" text:name="f33136540dd2328f">
          <text:p text:style-name="P110"/>
          <text:section text:style-name="Sect1" text:name="user-query-content-36">
            <text:p text:style-name="P239">yax </text:p>
          </text:section>
          <text:p text:style-name="P225">Tampilkan alur berpikir</text:p>
          <text:section text:style-name="Sect2" text:name="model-response-message-contentr_f33136540dd2328f">
            <text:p text:style-name="Text_20_body"><text:span text:style-name="T1">Baik, saya akan melanjutkan dengan menjawab </text:span><text:span text:style-name="Strong_20_Emphasis"><text:span text:style-name="T1">prompt untuk Subbab 5.2: Ledakan Azure: Kekuatan Baru di Dunia Cloud Computing</text:span></text:span><text:span text:style-name="T1">, dengan memperhatikan konteks hingga </text:span><text:span text:style-name="Strong_20_Emphasis"><text:span text:style-name="T1">April 2025</text:span></text:span><text:span text:style-name="T1">.</text:span></text:p>
            <text:p text:style-name="P242"/>
            <text:p text:style-name="Text_20_body"><text:span text:style-name="Strong_20_Emphasis"><text:span text:style-name="T1">[JAWABAN UNTUK PROMPT SUBBAB 5.2]</text:span></text:span></text:p>
            <text:p text:style-name="Text_20_body"><text:span text:style-name="Strong_20_Emphasis"><text:span text:style-name="T1">(Teks Buku Dimulai)</text:span></text:span></text:p>
            <text:p text:style-name="Text_20_body"><text:span text:style-name="Strong_20_Emphasis"><text:span text:style-name="T1">5.2 Ledakan Azure: Kekuatan Baru di Dunia Cloud Computing</text:span></text:span></text:p>
            <text:p text:style-name="Text_20_body"><text:soft-page-break/><text:span text:style-name="T1">Jika ada satu produk atau layanan yang melambangkan kebangkitan dan transformasi Microsoft di bawah kepemimpinan Satya Nadella, itu adalah </text:span><text:span text:style-name="Strong_20_Emphasis"><text:span text:style-name="T1">Microsoft Azure</text:span></text:span><text:span text:style-name="T1">. Platform komputasi awan ini, yang di tahun-tahun awalnya tumbuh relatif lambat dan berada di bawah bayang-bayang Amazon Web Services (AWS), mengalami </text:span><text:span text:style-name="Strong_20_Emphasis"><text:span text:style-name="T1">ledakan pertumbuhan</text:span></text:span><text:span text:style-name="T1"> yang fenomenal sejak 2014 dan seterusnya, menjadikannya mesin pendapatan utama dan pilar strategis paling penting bagi Microsoft saat ini [April 2025].</text:span></text:p>
            <text:p text:style-name="Text_20_body"><text:span text:style-name="T1">Perjalanan Azure dari cikal bakal menjadi raksasa cloud global adalah kisah tentang fokus strategis yang tanpa henti dan eksekusi yang brilian. Di bawah mandat "Cloud First" Nadella, Azure berevolusi dengan cepat. Ia tidak lagi hanya sekadar Platform as a Service (PaaS) untuk para pengembang; Azure diperluas secara masif untuk menjadi platform </text:span><text:span text:style-name="Emphasis"><text:span text:style-name="T1">hyperscale</text:span></text:span><text:span text:style-name="T1"> yang komprehensif, menawarkan rangkaian lengkap layanan </text:span><text:span text:style-name="Strong_20_Emphasis"><text:span text:style-name="T1">Infrastructure as a Service (IaaS)</text:span></text:span><text:span text:style-name="T1"> – memungkinkan pelanggan menyewa server virtual, penyimpanan, dan jaringan – untuk bersaing langsung dengan penawaran inti AWS. Pada saat yang sama, penawaran PaaS-nya terus diperkaya, dan Microsoft juga memanfaatkan Azure sebagai tulang punggung untuk layanan </text:span><text:span text:style-name="Strong_20_Emphasis"><text:span text:style-name="T1">Software as a Service (SaaS)</text:span></text:span><text:span text:style-name="T1"> andalannya seperti Microsoft 365 dan Dynamics 365.</text:span></text:p>
            <text:p text:style-name="P110">Apa yang mendorong ledakan pertumbuhan Azure ini? Beberapa faktor kunci berperan:</text:p>
            <text:list xml:id="list2260000219598764552" text:style-name="L65">
              <text:list-item>
                <text:p text:style-name="P177"><text:span text:style-name="Strong_20_Emphasis"><text:span text:style-name="T1">Prioritas Strategis Tertinggi:</text:span></text:span><text:span text:style-name="T1"> Nadella menjadikan kesuksesan Azure sebagai prioritas nomor satu perusahaan. Seluruh organisasi, dari tim teknik hingga penjualan, dimobilisasi untuk mendukung pertumbuhan Azure. </text:span></text:p>
              </text:list-item>
              <text:list-item>
                <text:p text:style-name="P177"><text:span text:style-name="Strong_20_Emphasis"><text:span text:style-name="T1">Kekuatan di Hybrid Cloud:</text:span></text:span><text:span text:style-name="T1"> Microsoft secara cerdik memanfaatkan keengganan banyak perusahaan besar untuk memindahkan seluruh infrastruktur mereka ke cloud publik sekaligus. Azure dirancang dengan kemampuan </text:span><text:span text:style-name="Strong_20_Emphasis"><text:span text:style-name="T1">hybrid cloud</text:span></text:span><text:span text:style-name="T1"> yang kuat (terutama melalui teknologi seperti </text:span><text:span text:style-name="Strong_20_Emphasis"><text:span text:style-name="T1">Azure Arc</text:span></text:span><text:span text:style-name="T1">), memungkinkan pelanggan mengelola lingkungan cloud publik dan pusat data pribadi (on-premise) mereka secara terpadu. Pendekatan ini sangat menarik bagi banyak pelanggan enterprise tradisional Microsoft. </text:span></text:p>
              </text:list-item>
              <text:list-item>
                <text:p text:style-name="P177"><text:span text:style-name="Strong_20_Emphasis"><text:span text:style-name="T1">Memanfaatkan Hubungan Enterprise:</text:span></text:span><text:span text:style-name="T1"> Microsoft memiliki keuntungan besar berupa hubungan yang sudah terjalin lama dengan ribuan perusahaan besar di seluruh dunia melalui penjualan Windows Server, </text:span><text:soft-page-break/><text:span text:style-name="T1">SQL Server, dan Office. Tim penjualan Microsoft menggunakan hubungan ini untuk secara efektif menjual layanan Azure sebagai langkah evolusi alami bagi pelanggan enterprise mereka. </text:span></text:p>
              </text:list-item>
              <text:list-item>
                <text:p text:style-name="P62"><text:span text:style-name="Strong_20_Emphasis"><text:span text:style-name="T1">Ekspansi Portofolio Layanan Gila-gilaan:</text:span></text:span><text:span text:style-name="T1"> Tim Azure terus menambahkan layanan baru dengan kecepatan luar biasa, mencakup hampir semua kebutuhan komputasi modern: database canggih, alat analitik data besar, layanan Internet of Things (IoT), solusi keamanan, dan yang paling signifikan dalam beberapa tahun terakhir, </text:span><text:span text:style-name="Strong_20_Emphasis"><text:span text:style-name="T1">rangkaian lengkap layanan Kecerdasan Buatan (AI) dan Machine Learning</text:span></text:span><text:span text:style-name="T1">. Peluncuran </text:span><text:span text:style-name="Strong_20_Emphasis"><text:span text:style-name="T1">Azure OpenAI Service</text:span></text:span><text:span text:style-name="T1">, yang memberikan akses mudah ke model bahasa besar terdepan dari OpenAI, menjadi pendorong pertumbuhan besar lainnya. </text:span></text:p>
              </text:list-item>
            </text:list>
            <text:p text:style-name="Text_20_body"><text:span text:style-name="T1">Hasilnya terlihat jelas pada angka pertumbuhan. Selama bertahun-tahun [hingga kuartal-kuartal terakhir sebelum April 2025], Azure secara konsisten melaporkan tingkat pertumbuhan pendapatan tahunan yang sangat tinggi, seringkali di kisaran 30-50% atau lebih, jauh melampaui tingkat pertumbuhan perusahaan secara keseluruhan. Meskipun Microsoft tidak merilis angka pendapatan absolut untuk Azure secara terpisah, jelas bahwa Azure telah menjadi bisnis senilai puluhan (bahkan mungkin sudah ratusan) miliar dolar per tahun dan pendorong utama profitabilitas perusahaan. Secara global, Azure telah kokoh mengamankan posisinya sebagai </text:span><text:span text:style-name="Strong_20_Emphasis"><text:span text:style-name="T1">pemain cloud nomor dua terbesar di dunia</text:span></text:span><text:span text:style-name="T1">, terus memperkecil jarak dengan AWS dan memperlebar keunggulan atas Google Cloud Platform (GCP) dan pemain lainnya.</text:span></text:p>
            <text:p text:style-name="Text_20_body"><text:span text:style-name="Emphasis"><text:span text:style-name="T1">(Visualisasi yang disarankan: Grafik pai atau batang yang menunjukkan perkiraan pangsa pasar penyedia cloud global teratas (AWS, Azure, GCP) per awal 2025).</text:span></text:span></text:p>
            <text:p text:style-name="P110">Lebih dari sekadar angka, Azure kini [April 2025] adalah fondasi strategis bagi hampir semua hal yang dilakukan Microsoft. Ia adalah infrastruktur yang menjalankan Microsoft 365, Xbox Cloud Gaming, Dynamics 365, Bing, dan yang terpenting, seluruh ambisi AI perusahaan melalui platform Copilot. Azure telah bertransformasi dari sekadar produk menjadi tulang punggung digital bagi Microsoft dan ribuan pelanggannya di seluruh dunia, mendorong gelombang inovasi dan transformasi digital di berbagai industri. Ledakannya adalah bukti nyata keberhasilan visi "Cloud First" Satya Nadella.</text:p>
            <text:p text:style-name="Text_20_body"><text:soft-page-break/><text:span text:style-name="Strong_20_Emphasis"><text:span text:style-name="T1">(Teks Buku Berakhir)</text:span></text:span></text:p>
            <text:p text:style-name="P242"/>
            <text:p text:style-name="P110">Saya siap menunggu perintah "YAX" untuk melanjutkan ke prompt berikutnya (Subbab 5.3).</text:p>
          </text:section>
          <text:section text:style-name="Sect1" text:name="feedback-form-36">
            <text:p text:style-name="P225"/>
          </text:section>
        </text:section>
        <text:section text:style-name="Sect1" text:name="afdf1704c8ad3b75">
          <text:p text:style-name="P110"/>
          <text:section text:style-name="Sect1" text:name="user-query-content-37">
            <text:p text:style-name="P239">yax </text:p>
          </text:section>
          <text:p text:style-name="P225">Tampilkan alur berpikir</text:p>
          <text:section text:style-name="Sect2" text:name="model-response-message-contentr_afdf1704c8ad3b75">
            <text:p text:style-name="Text_20_body"><text:span text:style-name="T1">Baik, saya akan melanjutkan dengan menjawab </text:span><text:span text:style-name="Strong_20_Emphasis"><text:span text:style-name="T1">prompt untuk Subbab 5.3: Windows 10/11 dan Ekosistem Perangkat Keras (Surface)</text:span></text:span><text:span text:style-name="T1">, dengan memperhatikan perkembangan hingga </text:span><text:span text:style-name="Strong_20_Emphasis"><text:span text:style-name="T1">April 2025</text:span></text:span><text:span text:style-name="T1">.</text:span></text:p>
            <text:p text:style-name="P242"/>
            <text:p text:style-name="Text_20_body"><text:span text:style-name="Strong_20_Emphasis"><text:span text:style-name="T1">[JAWABAN UNTUK PROMPT SUBBAB 5.3]</text:span></text:span></text:p>
            <text:p text:style-name="Text_20_body"><text:span text:style-name="Strong_20_Emphasis"><text:span text:style-name="T1">(Teks Buku Dimulai)</text:span></text:span></text:p>
            <text:p text:style-name="Text_20_body"><text:span text:style-name="Strong_20_Emphasis"><text:span text:style-name="T1">5.3 Windows 10/11 dan Ekosistem Perangkat Keras (Surface)</text:span></text:span></text:p>
            <text:p text:style-name="Text_20_body"><text:span text:style-name="T1">Di tengah fokus besar pada </text:span><text:span text:style-name="Emphasis"><text:span text:style-name="T1">cloud</text:span></text:span><text:span text:style-name="T1"> dan AI, bagaimana nasib Windows, produk yang secara historis menjadi jantung dan jiwa Microsoft? Di era Satya Nadella, Windows tidak ditinggalkan, tetapi perannya secara strategis berevolusi. Ia tidak lagi menjadi pusat absolut dari mana semua strategi lain berasal, melainkan menjadi komponen penting dalam ekosistem layanan dan perangkat keras yang lebih luas, dengan fokus pada modernisasi pengalaman dan integrasi yang lebih erat dengan </text:span><text:span text:style-name="Emphasis"><text:span text:style-name="T1">cloud</text:span></text:span><text:span text:style-name="T1">. Bersamaan dengan evolusi Windows ini, lini perangkat keras premium Microsoft, </text:span><text:span text:style-name="Strong_20_Emphasis"><text:span text:style-name="T1">Surface</text:span></text:span><text:span text:style-name="T1">, tumbuh dari sebuah eksperimen menjadi pilar bisnis yang signifikan dan dihormati.</text:span></text:p>
            <text:p text:style-name="Text_20_body"><text:span text:style-name="Strong_20_Emphasis"><text:span text:style-name="T1">Windows sebagai Layanan (WaaS): Era Windows 10 dan 11</text:span></text:span></text:p>
            <text:p text:style-name="Text_20_body"><text:span text:style-name="T1">Peluncuran </text:span><text:span text:style-name="Strong_20_Emphasis"><text:span text:style-name="T1">Windows 10</text:span></text:span><text:span text:style-name="T1"> pada Juli 2015 menandai pergeseran fundamental dalam cara Microsoft mengembangkan dan mendistribusikan sistem operasinya. Alih-alih siklus rilis besar setiap beberapa tahun yang diikuti oleh penjualan lisensi baru, Microsoft memperkenalkan model </text:span><text:span text:style-name="Strong_20_Emphasis"><text:span text:style-name="T1">"Windows as a Service" (WaaS)</text:span></text:span><text:span text:style-name="T1">. Artinya, Windows 10 (dan penerusnya, Windows 11) dirancang untuk menerima pembaruan fitur dan keamanan secara berkelanjutan melalui internet, mirip dengan cara layanan </text:span><text:span text:style-name="Emphasis"><text:span text:style-name="T1">online</text:span></text:span><text:span text:style-name="T1"> diperbarui. </text:span><text:soft-page-break/><text:span text:style-name="T1">Untuk mendorong adopsi cepat dan menyatukan basis pengguna yang terfragmentasi (banyak yang masih menggunakan Windows 7 atau 8.1), Microsoft bahkan menawarkan </text:span><text:span text:style-name="Emphasis"><text:span text:style-name="T1">upgrade</text:span></text:span><text:span text:style-name="T1"> gratis ke Windows 10 selama tahun pertama bagi pengguna versi sebelumnya – sebuah langkah yang belum pernah terjadi sebelumnya.</text:span></text:p>
            <text:p text:style-name="P110">Tujuannya adalah menciptakan platform Windows yang lebih modern, aman, dan selalu terbarui, yang juga berfungsi sebagai 'etalase' untuk layanan Microsoft lainnya seperti Microsoft 365, OneDrive, dan Xbox. Upaya untuk menyatukan platform di berbagai perangkat (PC, tablet, ponsel, Xbox) melalui Windows 10 tidak sepenuhnya berhasil (terutama di sisi ponsel), tetapi fokus pada pembaruan berkelanjutan terus berlanjut.</text:p>
            <text:p text:style-name="Text_20_body"><text:span text:style-name="T1">Pada Oktober 2021, Microsoft meluncurkan </text:span><text:span text:style-name="Strong_20_Emphasis"><text:span text:style-name="T1">Windows 11</text:span></text:span><text:span text:style-name="T1">, yang membawa penyegaran desain visual signifikan (dengan menu Start dan Taskbar yang terpusat, sudut membulat, dan pengenalan Widget), peningkatan kinerja, serta fitur-fitur baru yang dirancang untuk produktivitas dan kolaborasi di era kerja </text:span><text:span text:style-name="Emphasis"><text:span text:style-name="T1">hybrid</text:span></text:span><text:span text:style-name="T1">. Peluncuran Windows 11 juga disertai dengan persyaratan perangkat keras yang lebih ketat (terutama kebutuhan akan chip keamanan TPM 2.0), sebuah langkah yang bertujuan meningkatkan keamanan tetapi juga membatasi kemampuan </text:span><text:span text:style-name="Emphasis"><text:span text:style-name="T1">upgrade</text:span></text:span><text:span text:style-name="T1"> pada beberapa PC lama.</text:span></text:p>
            <text:p text:style-name="Text_20_body"><text:span text:style-name="T1">Hingga saat ini [April 2025], Windows 10 dan 11 terus hidup berdampingan, keduanya menerima pembaruan di bawah model WaaS. Peran Windows dalam strategi Microsoft kini lebih sebagai 'panggung' utama untuk menjalankan aplikasi dan mengakses layanan </text:span><text:span text:style-name="Emphasis"><text:span text:style-name="T1">cloud</text:span></text:span><text:span text:style-name="T1">, dengan integrasi AI melalui </text:span><text:span text:style-name="Strong_20_Emphasis"><text:span text:style-name="T1">Copilot di Windows</text:span></text:span><text:span text:style-name="T1"> yang semakin mendalam, menawarkan bantuan kontekstual langsung di dalam sistem operasi. Windows tetap menjadi sumber pendapatan yang sangat besar dan platform bagi miliaran pengguna, namun signifikansinya kini lebih berimbang dengan Azure dan Microsoft 365.</text:span></text:p>
            <text:p text:style-name="Text_20_body"><text:span text:style-name="Strong_20_Emphasis"><text:span text:style-name="T1">Surface: Perangkat Keras Premium ala Microsoft</text:span></text:span></text:p>
            <text:p text:style-name="Text_20_body"><text:span text:style-name="T1">Bersamaan dengan evolusi Windows, lini perangkat keras </text:span><text:span text:style-name="Strong_20_Emphasis"><text:span text:style-name="T1">Microsoft Surface</text:span></text:span><text:span text:style-name="T1"> telah berkembang pesat di bawah kepemimpinan Nadella. Dimulai pada tahun 2012 sebagai upaya berisiko untuk menunjukkan visi Microsoft tentang perpaduan perangkat keras dan lunak (dan awalnya menuai kerugian finansial), Surface kini telah menjadi bisnis multi-miliar dolar yang diakui karena desain premium, kualitas pembuatan, dan inovasinya.</text:span></text:p>
            <text:p text:style-name="P110"><text:soft-page-break/>Lini produk Surface bertujuan untuk beberapa hal:</text:p>
            <text:list xml:id="list5633181757419812" text:style-name="L66">
              <text:list-item>
                <text:p text:style-name="P178"><text:span text:style-name="Strong_20_Emphasis"><text:span text:style-name="T1">Menjadi Tolok Ukur:</text:span></text:span><text:span text:style-name="T1"> Menciptakan perangkat keras 'aspirasional' yang menunjukkan kemampuan terbaik Windows dan layanan Microsoft 365. </text:span></text:p>
              </text:list-item>
              <text:list-item>
                <text:p text:style-name="P178"><text:span text:style-name="Strong_20_Emphasis"><text:span text:style-name="T1">Mendorong Inovasi Kategori:</text:span></text:span><text:span text:style-name="T1"> Mempopulerkan faktor bentuk baru, seperti perangkat 2-in-1 (tablet yang bisa menjadi laptop) yang dipelopori oleh </text:span><text:span text:style-name="Strong_20_Emphasis"><text:span text:style-name="T1">Surface Pro</text:span></text:span><text:span text:style-name="T1">. </text:span></text:p>
              </text:list-item>
              <text:list-item>
                <text:p text:style-name="P178"><text:span text:style-name="Strong_20_Emphasis"><text:span text:style-name="T1">Menginspirasi Mitra OEM:</text:span></text:span><text:span text:style-name="T1"> Mendorong produsen PC lain (seperti Dell, HP, Lenovo) untuk membuat perangkat Windows yang lebih inovatif dan berkualitas tinggi. </text:span></text:p>
              </text:list-item>
              <text:list-item>
                <text:p text:style-name="P178"><text:span text:style-name="Strong_20_Emphasis"><text:span text:style-name="T1">Membangun Merek Premium:</text:span></text:span><text:span text:style-name="T1"> Menciptakan merek perangkat keras yang disegani dan diinginkan konsumen, meningkatkan citra Microsoft secara keseluruhan. </text:span></text:p>
              </text:list-item>
              <text:list-item>
                <text:p text:style-name="P63"><text:span text:style-name="Strong_20_Emphasis"><text:span text:style-name="T1">Menghasilkan Pendapatan:</text:span></text:span><text:span text:style-name="T1"> Menjadi sumber pendapatan langsung yang signifikan. </text:span></text:p>
              </text:list-item>
            </text:list>
            <text:p text:style-name="Text_20_body"><text:span text:style-name="T1">Lini Surface kini mencakup berbagai produk [per April 2025]: </text:span><text:span text:style-name="Strong_20_Emphasis"><text:span text:style-name="T1">Surface Pro</text:span></text:span><text:span text:style-name="T1"> (tablet 2-in-1 andalan), </text:span><text:span text:style-name="Strong_20_Emphasis"><text:span text:style-name="T1">Surface Laptop</text:span></text:span><text:span text:style-name="T1"> (laptop tipis dan ringan tradisional), </text:span><text:span text:style-name="Strong_20_Emphasis"><text:span text:style-name="T1">Surface Laptop Studio</text:span></text:span><text:span text:style-name="T1"> (laptop bertenaga tinggi untuk para kreatif dengan engsel unik), dan </text:span><text:span text:style-name="Strong_20_Emphasis"><text:span text:style-name="T1">Surface Go</text:span></text:span><text:span text:style-name="T1"> (versi Pro yang lebih kecil dan terjangkau). Meskipun tidak semua eksperimen berhasil (misalnya, ponsel layar ganda </text:span><text:span text:style-name="Strong_20_Emphasis"><text:span text:style-name="T1">Surface Duo</text:span></text:span><text:span text:style-name="T1"> menghadapi tantangan adopsi), lini Surface secara keseluruhan telah sukses besar dalam mencapai tujuannya.</text:span></text:p>
            <text:p text:style-name="Text_20_body"><text:span text:style-name="T1">Kombinasi Windows yang terus dimodernisasi dan ekosistem perangkat keras Surface yang premium menunjukkan komitmen Microsoft untuk tetap menjadi pemain kunci dalam komputasi personal, bahkan saat fokus utamanya bergeser ke </text:span><text:span text:style-name="Emphasis"><text:span text:style-name="T1">cloud</text:span></text:span><text:span text:style-name="T1"> dan AI. Windows menyediakan platform perangkat lunak yang familiar bagi miliaran orang, sementara Surface menawarkan pengalaman perangkat keras terbaik untuk menjalankan platform tersebut dan mengakses layanan Microsoft lainnya.</text:span></text:p>
            <text:p text:style-name="Text_20_body"><text:span text:style-name="Strong_20_Emphasis"><text:span text:style-name="T1">(Teks Buku Berakhir)</text:span></text:span></text:p>
            <text:p text:style-name="P242"/>
            <text:p text:style-name="P110">Saya siap menunggu perintah "YAX" untuk melanjutkan ke prompt berikutnya (Subbab 5.4).</text:p>
          </text:section>
          <text:section text:style-name="Sect1" text:name="feedback-form-37">
            <text:p text:style-name="P225"/>
          </text:section>
        </text:section>
        <text:section text:style-name="Sect1" text:name="348f4cd2f32fa9ea">
          <text:p text:style-name="P110"/>
          <text:section text:style-name="Sect1" text:name="user-query-content-38">
            <text:p text:style-name="P239"><text:soft-page-break/>yax </text:p>
          </text:section>
          <text:p text:style-name="P225">Tampilkan alur berpikir</text:p>
          <text:section text:style-name="Sect2" text:name="model-response-message-contentr_348f4cd2f32fa9ea">
            <text:p text:style-name="Text_20_body"><text:span text:style-name="T1">Baik, saya akan melanjutkan dengan menjawab </text:span><text:span text:style-name="Strong_20_Emphasis"><text:span text:style-name="T1">prompt untuk Subbab 5.4: Akuisisi Strategis: LinkedIn, GitHub, Activision Blizzard</text:span></text:span><text:span text:style-name="T1">, dengan memperhatikan perkembangan hingga </text:span><text:span text:style-name="Strong_20_Emphasis"><text:span text:style-name="T1">April 2025</text:span></text:span><text:span text:style-name="T1">.</text:span></text:p>
            <text:p text:style-name="P242"/>
            <text:p text:style-name="Text_20_body"><text:span text:style-name="Strong_20_Emphasis"><text:span text:style-name="T1">[JAWABAN UNTUK PROMPT SUBBAB 5.4]</text:span></text:span></text:p>
            <text:p text:style-name="Text_20_body"><text:span text:style-name="Strong_20_Emphasis"><text:span text:style-name="T1">(Teks Buku Dimulai)</text:span></text:span></text:p>
            <text:p text:style-name="Text_20_body"><text:span text:style-name="Strong_20_Emphasis"><text:span text:style-name="T1">5.4 Akuisisi Strategis: LinkedIn, GitHub, Activision Blizzard</text:span></text:span></text:p>
            <text:p text:style-name="Text_20_body"><text:span text:style-name="T1">Salah satu ciri khas era kepemimpinan Satya Nadella adalah keberanian untuk melakukan akuisisi strategis dalam skala yang sangat besar. Berbeda dengan beberapa akuisisi di masa lalu yang fokus pada teknologi spesifik atau menyingkirkan pesaing kecil, langkah-langkah akuisisi di era Nadella seringkali bertujuan untuk mendapatkan akses ke </text:span><text:span text:style-name="Strong_20_Emphasis"><text:span text:style-name="T1">komunitas pengguna yang masif</text:span></text:span><text:span text:style-name="T1">, </text:span><text:span text:style-name="Strong_20_Emphasis"><text:span text:style-name="T1">data unik</text:span></text:span><text:span text:style-name="T1">, dan </text:span><text:span text:style-name="Strong_20_Emphasis"><text:span text:style-name="T1">aset strategis</text:span></text:span><text:span text:style-name="T1"> yang dapat memperkuat pilar-pilar bisnis inti Microsoft: komputasi awan (Cloud), produktivitas dan proses bisnis (Business/Productivity), serta hiburan interaktif (Gaming). Tiga akuisisi raksasa berikut ini menjadi contoh paling menonjol:</text:span></text:p>
            <text:p text:style-name="Text_20_body"><text:span text:style-name="Strong_20_Emphasis"><text:span text:style-name="T1">1. LinkedIn (Dibeli Juni 2016, senilai ~$26.2 Miliar)</text:span></text:span></text:p>
            <text:p text:style-name="Text_20_body"><text:span text:style-name="T1">Akuisisi LinkedIn, jaringan sosial profesional terbesar di dunia, pada awalnya mungkin tampak mengejutkan. Namun, di baliknya ada logika strategis yang kuat. Microsoft melihat nilai luar biasa dalam </text:span><text:span text:style-name="Strong_20_Emphasis"><text:span text:style-name="T1">"grafik sosial profesional"</text:span></text:span><text:span text:style-name="T1"> – peta hubungan antar profesional, perusahaan, keterampilan, dan peluang kerja yang dimiliki LinkedIn. Data ini sangat berharga untuk:</text:span></text:p>
            <text:list xml:id="list5519543150713515049" text:style-name="L67">
              <text:list-item>
                <text:p text:style-name="P179"><text:span text:style-name="T1">Memperkuat penawaran bisnis Microsoft, terutama </text:span><text:span text:style-name="Strong_20_Emphasis"><text:span text:style-name="T1">Dynamics 365</text:span></text:span><text:span text:style-name="T1"> (solusi CRM dan ERP) dengan menyediakan data intelijen penjualan dan pemasaran yang kaya. </text:span></text:p>
              </text:list-item>
              <text:list-item>
                <text:p text:style-name="P179"><text:span text:style-name="T1">Mengintegrasikan wawasan profesional ke dalam </text:span><text:span text:style-name="Strong_20_Emphasis"><text:span text:style-name="T1">Microsoft 365</text:span></text:span><text:span text:style-name="T1">, misalnya menampilkan informasi LinkedIn di kartu profil Outlook atau Teams. </text:span></text:p>
              </text:list-item>
              <text:list-item>
                <text:p text:style-name="P64"><text:span text:style-name="T1">Menjadi platform utama untuk pembelajaran dan pengembangan keterampilan profesional melalui </text:span><text:span text:style-name="Strong_20_Emphasis"><text:span text:style-name="T1">LinkedIn Learning</text:span></text:span><text:span text:style-name="T1">. </text:span></text:p>
              </text:list-item>
            </text:list>
            <text:p text:style-name="P110">Sejak akuisisi, Microsoft cenderung membiarkan LinkedIn beroperasi relatif <text:soft-page-break/>mandiri, sebuah strategi yang terbukti berhasil menjaga pertumbuhan dan netralitas platform tersebut sambil secara bertahap membangun sinergi dengan ekosistem Microsoft lainnya. Hingga kini [April 2025], LinkedIn tetap menjadi pemimpin pasar yang tak tertandingi di ranah jejaring profesional.</text:p>
            <text:p text:style-name="Text_20_body"><text:span text:style-name="Strong_20_Emphasis"><text:span text:style-name="T1">2. GitHub (Dibeli Juni 2018, senilai ~$7.5 Miliar)</text:span></text:span></text:p>
            <text:p text:style-name="Text_20_body"><text:span text:style-name="T1">Jika akuisisi LinkedIn menargetkan dunia profesional bisnis, maka pembelian GitHub adalah langkah strategis untuk memenangkan hati dan pikiran </text:span><text:span text:style-name="Strong_20_Emphasis"><text:span text:style-name="T1">komunitas pengembang perangkat lunak global</text:span></text:span><text:span text:style-name="T1">. GitHub adalah platform terdepan di dunia untuk hosting kode (terutama proyek </text:span><text:span text:style-name="Emphasis"><text:span text:style-name="T1">open source</text:span></text:span><text:span text:style-name="T1">), kolaborasi antar pengembang menggunakan sistem kontrol versi Git, dan otomatisasi alur kerja pengembangan (DevOps).</text:span></text:p>
            <text:p text:style-name="P110">Akuisisi ini, yang sempat menimbulkan kekhawatiran di komunitas open source mengingat sejarah Microsoft yang dulu 'anti', ternyata menjadi langkah yang sangat cerdas:</text:p>
            <text:list xml:id="list6212074846494686539" text:style-name="L68">
              <text:list-item>
                <text:p text:style-name="P180"><text:span text:style-name="T1">Ini adalah sinyal kuat komitmen Microsoft untuk </text:span><text:span text:style-name="Strong_20_Emphasis"><text:span text:style-name="T1">merangkul open source</text:span></text:span><text:span text:style-name="T1"> dan menjadi bagian integral dari komunitasnya. </text:span></text:p>
              </text:list-item>
              <text:list-item>
                <text:p text:style-name="P180"><text:span text:style-name="T1">Memberikan Microsoft akses ke </text:span><text:span text:style-name="Strong_20_Emphasis"><text:span text:style-name="T1">data dan wawasan</text:span></text:span><text:span text:style-name="T1"> tak ternilai tentang tren pengembangan perangkat lunak global. </text:span></text:p>
              </text:list-item>
              <text:list-item>
                <text:p text:style-name="P180"><text:span text:style-name="T1">Menciptakan peluang </text:span><text:span text:style-name="Strong_20_Emphasis"><text:span text:style-name="T1">integrasi yang erat</text:span></text:span><text:span text:style-name="T1"> antara GitHub dengan platform cloud </text:span><text:span text:style-name="Strong_20_Emphasis"><text:span text:style-name="T1">Azure</text:span></text:span><text:span text:style-name="T1"> dan alat pengembang populer Microsoft seperti </text:span><text:span text:style-name="Strong_20_Emphasis"><text:span text:style-name="T1">Visual Studio Code</text:span></text:span><text:span text:style-name="T1">, sehingga memudahkan pengembang membangun dan menyebarkan aplikasi di ekosistem Microsoft. </text:span></text:p>
              </text:list-item>
              <text:list-item>
                <text:p text:style-name="P65"><text:span text:style-name="T1">Menjadi platform peluncuran untuk inovasi AI bagi pengembang, seperti </text:span><text:span text:style-name="Strong_20_Emphasis"><text:span text:style-name="T1">GitHub Copilot</text:span></text:span><text:span text:style-name="T1">. </text:span></text:p>
              </text:list-item>
            </text:list>
            <text:p text:style-name="P110">Sama seperti LinkedIn, Microsoft mengelola GitHub dengan pendekatan yang relatif independen, berhasil mempertahankan kepercayaan komunitas pengembang dan menjadikannya aset strategis yang vital untuk pertumbuhan Azure dan relevansinya di dunia teknologi.</text:p>
            <text:p text:style-name="Text_20_body"><text:span text:style-name="Strong_20_Emphasis"><text:span text:style-name="T1">3. Activision Blizzard (Akuisisi Selesai Oktober 2023, senilai ~$69 Miliar)</text:span></text:span></text:p>
            <text:p text:style-name="P110">Ini adalah akuisisi terbesar dalam sejarah Microsoft dan salah satu yang terbesar di industri teknologi secara keseluruhan. Pembelian raksasa penerbit game Activision Blizzard adalah pertaruhan masif untuk secara fundamental mengubah posisi Microsoft di industri hiburan interaktif yang bernilai triliunan <text:soft-page-break/>dolar. Motivasi utamanya meliputi:</text:p>
            <text:list xml:id="list6001244359375015134" text:style-name="L69">
              <text:list-item>
                <text:p text:style-name="P181"><text:span text:style-name="Strong_20_Emphasis"><text:span text:style-name="T1">Akuisisi Konten Game Skala Besar:</text:span></text:span><text:span text:style-name="T1"> Mendapatkan kepemilikan atas beberapa waralaba game paling populer dan menguntungkan di dunia, seperti </text:span><text:span text:style-name="Emphasis"><text:span text:style-name="T1">Call of Duty</text:span></text:span><text:span text:style-name="T1">, </text:span><text:span text:style-name="Emphasis"><text:span text:style-name="T1">World of Warcraft</text:span></text:span><text:span text:style-name="T1">, </text:span><text:span text:style-name="Emphasis"><text:span text:style-name="T1">Overwatch</text:span></text:span><text:span text:style-name="T1">, </text:span><text:span text:style-name="Emphasis"><text:span text:style-name="T1">Diablo</text:span></text:span><text:span text:style-name="T1">, dan raja game mobile </text:span><text:span text:style-name="Emphasis"><text:span text:style-name="T1">Candy Crush</text:span></text:span><text:span text:style-name="T1">. </text:span></text:p>
              </text:list-item>
              <text:list-item>
                <text:p text:style-name="P181"><text:span text:style-name="Strong_20_Emphasis"><text:span text:style-name="T1">Memperkuat Xbox Game Pass:</text:span></text:span><text:span text:style-name="T1"> Menambahkan katalog game besar Activision Blizzard ke layanan langganan Game Pass secara signifikan meningkatkan nilai proposisinya dan daya tariknya bagi pelanggan. </text:span></text:p>
              </text:list-item>
              <text:list-item>
                <text:p text:style-name="P181"><text:span text:style-name="Strong_20_Emphasis"><text:span text:style-name="T1">Dominasi di Mobile Gaming:</text:span></text:span><text:span text:style-name="T1"> Akuisisi King (pembuat Candy Crush, bagian dari Activision Blizzard) secara instan menjadikan Microsoft pemain utama di pasar game mobile yang sangat lukratif. </text:span></text:p>
              </text:list-item>
              <text:list-item>
                <text:p text:style-name="P66"><text:span text:style-name="Strong_20_Emphasis"><text:span text:style-name="T1">Fondasi Metaverse (Potensial):</text:span></text:span><text:span text:style-name="T1"> Dunia game yang kaya dan komunitas pemain yang besar dari Activision Blizzard dilihat sebagai aset potensial untuk ambisi jangka panjang Microsoft di ranah Metaverse. </text:span></text:p>
              </text:list-item>
            </text:list>
            <text:p text:style-name="P110">Proses akuisisi ini menghadapi pengawasan regulasi yang ketat di berbagai negara karena kekhawatiran akan dampak persaingan, namun akhirnya berhasil diselesaikan. Dampak penuh dari akuisisi raksasa ini pada lanskap industri game global masih terus terungkap [per April 2025], tetapi jelas bahwa ini adalah langkah transformasional yang bertujuan mengamankan posisi Microsoft sebagai kekuatan dominan di dunia gaming untuk dekade mendatang.</text:p>
            <text:p text:style-name="Text_20_body"><text:span text:style-name="Emphasis"><text:span text:style-name="T1">(Visualisasi yang disarankan: Linimasa sederhana yang menyoroti tanggal dan nilai akuisisi besar Microsoft di era Nadella).</text:span></text:span></text:p>
            <text:p text:style-name="Text_20_body"><text:span text:style-name="Strong_20_Emphasis"><text:span text:style-name="T1">Pola yang Jelas</text:span></text:span></text:p>
            <text:p text:style-name="P110">Ketiga akuisisi raksasa ini menunjukkan pola yang jelas: Microsoft di bawah Nadella tidak ragu menggunakan kekuatan finansialnya untuk mengakuisisi platform dengan komunitas pengguna yang besar dan data yang unik guna mempercepat pertumbuhannya di area-area strategis – jejaring profesional, pengembangan perangkat lunak, dan hiburan interaktif – yang semuanya pada akhirnya bermuara pada penguatan ekosistem Cloud, Produktivitas, dan Gaming Microsoft.</text:p>
            <text:p text:style-name="Text_20_body"><text:span text:style-name="Strong_20_Emphasis"><text:span text:style-name="T1">(Teks Buku Berakhir)</text:span></text:span></text:p>
            <text:p text:style-name="P242"/>
            <text:p text:style-name="P110">Saya siap menunggu perintah "YAX" untuk melanjutkan ke prompt berikutnya <text:soft-page-break/>(Subbab 5.5).</text:p>
          </text:section>
          <text:section text:style-name="Sect1" text:name="feedback-form-38">
            <text:p text:style-name="P225"/>
          </text:section>
        </text:section>
        <text:section text:style-name="Sect1" text:name="e1946bdff894046a">
          <text:p text:style-name="P110"/>
          <text:section text:style-name="Sect1" text:name="user-query-content-39">
            <text:p text:style-name="P239">yax </text:p>
          </text:section>
          <text:p text:style-name="P225">Tampilkan alur berpikir</text:p>
          <text:section text:style-name="Sect2" text:name="model-response-message-contentr_e1946bdff894046a">
            <text:p text:style-name="Text_20_body"><text:span text:style-name="T1">Baik, saya akan melanjutkan dengan menjawab </text:span><text:span text:style-name="Strong_20_Emphasis"><text:span text:style-name="T1">prompt untuk Subbab 5.5: Fokus pada Kecerdasan Buatan (AI) dan Kemitraan (OpenAI)</text:span></text:span><text:span text:style-name="T1">, dengan menyertakan perkembangan hingga </text:span><text:span text:style-name="Strong_20_Emphasis"><text:span text:style-name="T1">April 2025</text:span></text:span><text:span text:style-name="T1">.</text:span></text:p>
            <text:p text:style-name="P242"/>
            <text:p text:style-name="Text_20_body"><text:span text:style-name="Strong_20_Emphasis"><text:span text:style-name="T1">[JAWABAN UNTUK PROMPT SUBBAB 5.5]</text:span></text:span></text:p>
            <text:p text:style-name="Text_20_body"><text:span text:style-name="Strong_20_Emphasis"><text:span text:style-name="T1">(Teks Buku Dimulai)</text:span></text:span></text:p>
            <text:p text:style-name="Text_20_body"><text:span text:style-name="Strong_20_Emphasis"><text:span text:style-name="T1">5.5 Fokus pada Kecerdasan Buatan (AI) dan Kemitraan (OpenAI)</text:span></text:span></text:p>
            <text:p text:style-name="Text_20_body"><text:span text:style-name="T1">Jika </text:span><text:span text:style-name="Emphasis"><text:span text:style-name="T1">cloud computing</text:span></text:span><text:span text:style-name="T1"> adalah mesin transformasi Microsoft pada dekade kedua kepemimpinan Satya Nadella, maka </text:span><text:span text:style-name="Strong_20_Emphasis"><text:span text:style-name="T1">Kecerdasan Buatan (Artificial Intelligence - AI)</text:span></text:span><text:span text:style-name="T1">, khususnya </text:span><text:span text:style-name="Strong_20_Emphasis"><text:span text:style-name="T1">AI generatif</text:span></text:span><text:span text:style-name="T1">, adalah gelombang pasang yang kini [April 2025] menjadi pusat dari hampir semua strategi dan inovasi perusahaan. Meskipun Microsoft melalui divisi risetnya (Microsoft Research - MSR) telah berinvestasi dalam penelitian AI selama puluhan tahun, baru dalam beberapa tahun terakhir AI benar-benar meledak dari laboratorium ke garis depan produk-produk utama, sebagian besar dipicu oleh kemitraan strategis yang mengubah permainan dengan salah satu laboratorium riset AI paling terkemuka di dunia: </text:span><text:span text:style-name="Strong_20_Emphasis"><text:span text:style-name="T1">OpenAI</text:span></text:span><text:span text:style-name="T1">.</text:span></text:p>
            <text:p text:style-name="Text_20_body"><text:span text:style-name="Strong_20_Emphasis"><text:span text:style-name="T1">Kemitraan Simbiosis dengan OpenAI</text:span></text:span></text:p>
            <text:p text:style-name="P110">Dimulai pada tahun 2019 dan diperkuat dengan investasi multi-miliar dolar tambahan pada tahun-tahun berikutnya (termasuk investasi besar yang dilaporkan pada awal 2023), kemitraan Microsoft dengan OpenAI terbukti menjadi langkah strategis yang sangat jitu. Hubungan ini bersifat simbiosis:</text:p>
            <text:list xml:id="list4597185413052296640" text:style-name="L70">
              <text:list-item>
                <text:p text:style-name="P182"><text:span text:style-name="Strong_20_Emphasis"><text:span text:style-name="T1">Microsoft menyediakan infrastruktur komputasi awan Azure</text:span></text:span><text:span text:style-name="T1"> dalam skala masif yang dibutuhkan OpenAI untuk melatih model-model AI raksasanya yang haus daya komputasi (seperti seri GPT - Generative Pre-trained Transformer). </text:span></text:p>
              </text:list-item>
              <text:list-item>
                <text:p text:style-name="P67"><text:span text:style-name="Strong_20_Emphasis"><text:span text:style-name="T1">Sebagai imbalannya, Microsoft mendapatkan akses awal dan seringkali preferensial</text:span></text:span><text:span text:style-name="T1"> ke teknologi AI terdepan dari OpenAI, </text:span><text:soft-page-break/><text:span text:style-name="T1">memungkinkannya untuk dengan cepat mengintegrasikan kemampuan AI generatif canggih ke dalam produk-produknya sendiri, melompati siklus pengembangan internal yang mungkin memakan waktu lebih lama. </text:span></text:p>
              </text:list-item>
            </text:list>
            <text:p text:style-name="Text_20_body"><text:span text:style-name="Strong_20_Emphasis"><text:span text:style-name="T1">Era "Copilot": AI di Mana-Mana</text:span></text:span></text:p>
            <text:p text:style-name="Text_20_body"><text:span text:style-name="T1">Hasil dari kemitraan ini (dan juga dari pengembangan AI internal Microsoft) adalah peluncuran agresif berbagai fitur dan produk AI di bawah merek payung </text:span><text:span text:style-name="Strong_20_Emphasis"><text:span text:style-name="T1">"Copilot"</text:span></text:span><text:span text:style-name="T1">. Visi di balik Copilot adalah menjadikan AI sebagai asisten cerdas yang selalu ada, siap membantu pengguna dalam berbagai tugas, meningkatkan produktivitas dan kreativitas di seluruh ekosistem Microsoft. Hingga April 2025, implementasi Copilot telah menyebar luas:</text:span></text:p>
            <text:list xml:id="list6340908828964406571" text:style-name="L71">
              <text:list-item>
                <text:p text:style-name="P183"><text:span text:style-name="Strong_20_Emphasis"><text:span text:style-name="T1">Microsoft Copilot (Web &amp; Windows):</text:span></text:span><text:span text:style-name="T1"> Evolusi dari Bing Chat, berfungsi sebagai asisten AI percakapan yang terintegrasi dalam pencarian Bing, peramban Edge, dan bahkan langsung di dalam sistem operasi Windows, mampu menjawab pertanyaan kompleks, meringkas teks, menghasilkan gambar, dan banyak lagi. </text:span></text:p>
              </text:list-item>
              <text:list-item>
                <text:p text:style-name="P183"><text:span text:style-name="Strong_20_Emphasis"><text:span text:style-name="T1">Microsoft 365 Copilot:</text:span></text:span><text:span text:style-name="T1"> Ini mungkin implementasi yang paling berdampak pada dunia kerja. Copilot tertanam di dalam aplikasi Office seperti Word (membantu menulis draf, mengedit), Excel (menganalisis data, membuat visualisasi), PowerPoint (membuat slide dari outline), Outlook (meringkas email, menulis balasan), dan Teams (meringkas rapat, menyarankan tindakan). </text:span></text:p>
              </text:list-item>
              <text:list-item>
                <text:p text:style-name="P183"><text:span text:style-name="Strong_20_Emphasis"><text:span text:style-name="T1">GitHub Copilot:</text:span></text:span><text:span text:style-name="T1"> Telah menjadi alat yang sangat populer di kalangan pengembang, berfungsi sebagai 'pasangan programmer' AI yang menyarankan baris kode atau bahkan seluruh fungsi secara </text:span><text:span text:style-name="Emphasis"><text:span text:style-name="T1">real-time</text:span></text:span><text:span text:style-name="T1">. </text:span></text:p>
              </text:list-item>
              <text:list-item>
                <text:p text:style-name="P183"><text:span text:style-name="Strong_20_Emphasis"><text:span text:style-name="T1">Copilot di Platform Lain:</text:span></text:span><text:span text:style-name="T1"> Kemampuan serupa juga diintegrasikan ke dalam solusi bisnis seperti Dynamics 365 (membantu tugas penjualan dan layanan pelanggan), platform keamanan siber (Security Copilot), dan alat pengembangan </text:span><text:span text:style-name="Emphasis"><text:span text:style-name="T1">low-code</text:span></text:span><text:span text:style-name="T1"> (Power Platform). </text:span></text:p>
              </text:list-item>
              <text:list-item>
                <text:p text:style-name="P68"><text:span text:style-name="Strong_20_Emphasis"><text:span text:style-name="T1">Azure OpenAI Service:</text:span></text:span><text:span text:style-name="T1"> Microsoft juga memungkinkan pelanggan bisnisnya untuk menggunakan model-model canggih dari OpenAI (seperti GPT-4 dan penerusnya) secara aman dan privat melalui platform cloud Azure, mendorong inovasi AI di berbagai industri. </text:span></text:p>
              </text:list-item>
            </text:list>
            <text:p text:style-name="Text_20_body"><text:span text:style-name="Strong_20_Emphasis"><text:span text:style-name="T1">Visi, Persaingan, dan Tantangan</text:span></text:span></text:p>
            <text:p text:style-name="P110">Visi Microsoft jelas: AI adalah gelombang komputasi besar berikutnya setelah <text:soft-page-break/>PC, internet, dan mobile/cloud. Mereka berambisi memimpin era ini dengan menjadikan AI sebagai alat fundamental yang memberdayakan semua orang. Namun, ambisi ini datang dengan persaingan yang sangat ketat. Google (dengan model Gemini dan integrasi di seluruh produknya), Meta, Anthropic, dan sejumlah startup AI lainnya juga berlomba keras di arena yang sama.</text:p>
            <text:p text:style-name="P110">Lebih dari itu, Microsoft (dan seluruh industri AI) menghadapi tantangan besar [per April 2025]:</text:p>
            <text:list xml:id="list833925079017904233" text:style-name="L72">
              <text:list-item>
                <text:p text:style-name="P184"><text:span text:style-name="Strong_20_Emphasis"><text:span text:style-name="T1">Etika dan Tanggung Jawab:</text:span></text:span><text:span text:style-name="T1"> Bagaimana memastikan AI digunakan secara etis, adil, dan tidak memperburuk bias sosial? </text:span></text:p>
              </text:list-item>
              <text:list-item>
                <text:p text:style-name="P184"><text:span text:style-name="Strong_20_Emphasis"><text:span text:style-name="T1">Keandalan dan Akurasi:</text:span></text:span><text:span text:style-name="T1"> Masalah "halusinasi" (AI menghasilkan informasi yang salah namun meyakinkan) masih menjadi perhatian. </text:span></text:p>
              </text:list-item>
              <text:list-item>
                <text:p text:style-name="P184"><text:span text:style-name="Strong_20_Emphasis"><text:span text:style-name="T1">Keamanan dan Penyalahgunaan:</text:span></text:span><text:span text:style-name="T1"> Bagaimana mencegah teknologi AI disalahgunakan untuk tujuan jahat (misalnya, misinformasi, penipuan)? </text:span></text:p>
              </text:list-item>
              <text:list-item>
                <text:p text:style-name="P184"><text:span text:style-name="Strong_20_Emphasis"><text:span text:style-name="T1">Biaya Komputasi:</text:span></text:span><text:span text:style-name="T1"> Melatih dan menjalankan model AI skala besar membutuhkan sumber daya komputasi yang sangat besar dan mahal. </text:span></text:p>
              </text:list-item>
              <text:list-item>
                <text:p text:style-name="P184"><text:span text:style-name="Strong_20_Emphasis"><text:span text:style-name="T1">Regulasi:</text:span></text:span><text:span text:style-name="T1"> Pemerintah di seluruh dunia sedang bergulat untuk menciptakan kerangka peraturan yang tepat untuk AI. </text:span></text:p>
              </text:list-item>
              <text:list-item>
                <text:p text:style-name="P69"><text:span text:style-name="Strong_20_Emphasis"><text:span text:style-name="T1">Dampak Sosial:</text:span></text:span><text:span text:style-name="T1"> Kekhawatiran tentang potensi AI menggantikan pekerjaan manusia dan mengubah struktur masyarakat. </text:span></text:p>
              </text:list-item>
            </text:list>
            <text:p text:style-name="P110">Meskipun tantangan ini nyata, fokus Microsoft pada AI tidak menunjukkan tanda-tanda melambat. Perusahaan ini mempertaruhkan masa depannya pada keyakinan bahwa AI akan menjadi kekuatan transformatif terbesar di abad ke-21, dan mereka bertekad untuk menjadi pemain utama yang mendefinisikan bagaimana teknologi ini diintegrasikan ke dalam kehidupan kita. Era Copilot baru saja dimulai.</text:p>
            <text:p text:style-name="Text_20_body"><text:span text:style-name="Strong_20_Emphasis"><text:span text:style-name="T1">(Teks Buku Berakhir)</text:span></text:span></text:p>
            <text:p text:style-name="P242"/>
            <text:p text:style-name="P110">Saya siap menunggu perintah "YAX" untuk memulai Bab 6 dengan prompt pengantar Bab 6.</text:p>
          </text:section>
          <text:section text:style-name="Sect1" text:name="feedback-form-39">
            <text:p text:style-name="P225"/>
          </text:section>
        </text:section>
        <text:section text:style-name="Sect1" text:name="02f88d91fa331926">
          <text:p text:style-name="P110"/>
          <text:section text:style-name="Sect1" text:name="user-query-content-40">
            <text:p text:style-name="P239">yax </text:p>
          </text:section>
          <text:p text:style-name="P225">Tampilkan alur berpikir</text:p>
          <text:section text:style-name="Sect2" text:name="model-response-message-contentr_02f88d91fa331926">
            <text:p text:style-name="Text_20_body"><text:soft-page-break/><text:span text:style-name="T1">Baik, saya akan memulai Bab 6 dengan menjawab </text:span><text:span text:style-name="Strong_20_Emphasis"><text:span text:style-name="T1">prompt untuk pengantar Bab 6: DNA Inovasi: Teknologi Unggulan Microsoft</text:span></text:span><text:span text:style-name="T1">.</text:span></text:p>
            <text:p text:style-name="P242"/>
            <text:p text:style-name="Text_20_body"><text:span text:style-name="Strong_20_Emphasis"><text:span text:style-name="T1">[JAWABAN UNTUK PROMPT PENGANTAR BAB 6]</text:span></text:span></text:p>
            <text:p text:style-name="Text_20_body"><text:span text:style-name="Strong_20_Emphasis"><text:span text:style-name="T1">(Teks Buku Dimulai)</text:span></text:span></text:p>
            <text:p text:style-name="Text_20_body"><text:span text:style-name="Strong_20_Emphasis"><text:span text:style-name="T1">Bab 6: DNA Inovasi: Teknologi Unggulan Microsoft</text:span></text:span></text:p>
            <text:p text:style-name="Text_20_body"><text:span text:style-name="T1">Setelah kita menelusuri pasang surut perjalanan Microsoft dari masa ke masa – mulai dari garasi di Albuquerque hingga menjadi raksasa </text:span><text:span text:style-name="Emphasis"><text:span text:style-name="T1">cloud</text:span></text:span><text:span text:style-name="T1"> dan AI global [per April 2025] – kini saatnya kita berhenti sejenak dari alur kronologis. Bab ini akan mengambil pendekatan yang berbeda, sebuah penyelaman tematik ke dalam inti dari apa yang membuat Microsoft begitu sukses dan bertahan lama: teknologi-teknologi unggulannya. Kita akan membedah apa yang bisa disebut sebagai </text:span><text:span text:style-name="Strong_20_Emphasis"><text:span text:style-name="T1">DNA inovasi</text:span></text:span><text:span text:style-name="T1"> perusahaan ini, platform-platform dan produk-produk yang tidak hanya menghasilkan pendapatan miliaran dolar tetapi juga secara fundamental membentuk lanskap teknologi modern.</text:span></text:p>
            <text:p text:style-name="P110">Anggaplah bab ini sebagai galeri pencapaian teknologi terpenting Microsoft. Kita akan melihat lebih dekat pada pilar-pilar utama yang menopang kerajaan Microsoft selama beberapa dekade:</text:p>
            <text:list xml:id="list360273018546950661" text:style-name="L73">
              <text:list-item>
                <text:p text:style-name="P185"><text:span text:style-name="Strong_20_Emphasis"><text:span text:style-name="T1">Windows:</text:span></text:span><text:span text:style-name="T1"> Sistem operasi yang ada di mana-mana, 'jendela' digital bagi miliaran orang ke dunia komputasi personal. Mengapa ia bisa mendominasi begitu lama dan bagaimana ia berevolusi? </text:span></text:p>
              </text:list-item>
              <text:list-item>
                <text:p text:style-name="P185"><text:span text:style-name="Strong_20_Emphasis"><text:span text:style-name="T1">Microsoft 365 (Office):</text:span></text:span><text:span text:style-name="T1"> Lebih dari sekadar pengolah kata dan spreadsheet, ini adalah ekosistem produktivitas dan kolaborasi yang menjadi standar kerja modern. Apa resep di balik dominasinya yang berkelanjutan? </text:span></text:p>
              </text:list-item>
              <text:list-item>
                <text:p text:style-name="P185"><text:span text:style-name="Strong_20_Emphasis"><text:span text:style-name="T1">Azure:</text:span></text:span><text:span text:style-name="T1"> Tulang punggung komputasi awan yang menjadi mesin pertumbuhan baru Microsoft. Bagaimana ia berhasil menantang pemimpin pasar dan menjadi fondasi bagi masa depan perusahaan? </text:span></text:p>
              </text:list-item>
              <text:list-item>
                <text:p text:style-name="P185"><text:span text:style-name="Strong_20_Emphasis"><text:span text:style-name="T1">Xbox dan Gaming:</text:span></text:span><text:span text:style-name="T1"> Dari pertaruhan berisiko hingga ekosistem hiburan interaktif global. Faktor apa saja yang mendorong kesuksesan Xbox dan layanan Game Pass? </text:span></text:p>
              </text:list-item>
              <text:list-item>
                <text:p text:style-name="P70"><text:span text:style-name="Strong_20_Emphasis"><text:span text:style-name="T1">Alat Pengembangan (Visual Studio, GitHub):</text:span></text:span><text:span text:style-name="T1"> Senjata 'rahasia' Microsoft dalam memberdayakan para inovator dan membangun </text:span><text:soft-page-break/><text:span text:style-name="T1">loyalitas komunitas pengembang. Mengapa alat-alat ini begitu vital secara strategis? </text:span></text:p>
              </text:list-item>
            </text:list>
            <text:p text:style-name="Text_20_body"><text:span text:style-name="T1">Tujuan kita di bab ini bukan sekadar mendeskripsikan fitur atau sejarah singkat masing-masing teknologi (sebagian sudah kita sentuh sebelumnya). Lebih dari itu, kita akan mencoba </text:span><text:span text:style-name="Strong_20_Emphasis"><text:span text:style-name="T1">menganalisis </text:span></text:span><text:span text:style-name="Strong_20_Emphasis"><text:span text:style-name="Emphasis"><text:span text:style-name="T1">mengapa</text:span></text:span></text:span><text:span text:style-name="Strong_20_Emphasis"><text:span text:style-name="T1"> teknologi ini berhasil</text:span></text:span><text:span text:style-name="T1">, </text:span><text:span text:style-name="Emphasis"><text:span text:style-name="T1">strategi apa</text:span></text:span><text:span text:style-name="T1"> yang membuatnya unggul, </text:span><text:span text:style-name="Emphasis"><text:span text:style-name="T1">bagaimana</text:span></text:span><text:span text:style-name="T1"> mereka beradaptasi dengan perubahan zaman, dan </text:span><text:span text:style-name="Emphasis"><text:span text:style-name="T1">apa dampak jangka panjangnya</text:span></text:span><text:span text:style-name="T1"> bagi industri, pesaing, dan tentu saja, bagi kita sebagai pengguna. Dengan memahami DNA inovasi ini, kita akan mendapatkan pemahaman yang lebih utuh tentang sumber kekuatan dan ketahanan Microsoft.</text:span></text:p>
            <text:p text:style-name="Text_20_body"><text:span text:style-name="Strong_20_Emphasis"><text:span text:style-name="T1">(Teks Buku Berakhir)</text:span></text:span></text:p>
            <text:p text:style-name="P242"/>
            <text:p text:style-name="P110">Saya siap menunggu perintah "YAX" untuk melanjutkan ke prompt berikutnya (Subbab 6.1).</text:p>
          </text:section>
          <text:section text:style-name="Sect1" text:name="feedback-form-40">
            <text:p text:style-name="P225"/>
          </text:section>
        </text:section>
        <text:section text:style-name="Sect1" text:name="01cea6a37fee2ac1">
          <text:p text:style-name="P110"/>
          <text:section text:style-name="Sect1" text:name="user-query-content-41">
            <text:p text:style-name="P239">yax </text:p>
          </text:section>
          <text:p text:style-name="P225">Tampilkan alur berpikir</text:p>
          <text:section text:style-name="Sect2" text:name="model-response-message-contentr_01cea6a37fee2ac1">
            <text:p text:style-name="Text_20_body"><text:span text:style-name="T1">Baik, saya akan melanjutkan dengan menjawab </text:span><text:span text:style-name="Strong_20_Emphasis"><text:span text:style-name="T1">prompt untuk Subbab 6.1: Windows: Evolusi Sistem Operasi Terpopuler</text:span></text:span><text:span text:style-name="T1">, dengan memperhatikan konteks hingga </text:span><text:span text:style-name="Strong_20_Emphasis"><text:span text:style-name="T1">April 2025</text:span></text:span><text:span text:style-name="T1">.</text:span></text:p>
            <text:p text:style-name="P242"/>
            <text:p text:style-name="Text_20_body"><text:span text:style-name="Strong_20_Emphasis"><text:span text:style-name="T1">[JAWABAN UNTUK PROMPT SUBBAB 6.1]</text:span></text:span></text:p>
            <text:p text:style-name="Text_20_body"><text:span text:style-name="Strong_20_Emphasis"><text:span text:style-name="T1">(Teks Buku Dimulai)</text:span></text:span></text:p>
            <text:p text:style-name="Text_20_body"><text:span text:style-name="Strong_20_Emphasis"><text:span text:style-name="T1">6.1 Windows: Evolusi Sistem Operasi Terpopuler</text:span></text:span></text:p>
            <text:p text:style-name="Text_20_body"><text:span text:style-name="T1">Selama hampir empat dekade, satu nama telah mendominasi lanskap sistem operasi komputer pribadi: </text:span><text:span text:style-name="Strong_20_Emphasis"><text:span text:style-name="T1">Windows</text:span></text:span><text:span text:style-name="T1">. Dari antarmuka grafis sederhana yang berjalan di atas MS-DOS hingga sistem operasi modern berbasis cloud yang berjalan di lebih dari satu miliar perangkat saat ini [April 2025], Windows adalah salah satu produk teknologi paling sukses dan bertahan lama sepanjang masa. Bagaimana sebuah sistem operasi berhasil mempertahankan posisinya di puncak begitu lama di tengah industri yang </text:span><text:soft-page-break/><text:span text:style-name="T1">berubah begitu cepat? Jawabannya terletak pada kombinasi strategi bisnis yang cerdik, pembangunan ekosistem yang masif, dan kemampuan (meskipun terkadang lambat) untuk berevolusi.</text:span></text:p>
            <text:p text:style-name="Text_20_body"><text:span text:style-name="Strong_20_Emphasis"><text:span text:style-name="T1">Perjalanan Evolusi yang Panjang</text:span></text:span></text:p>
            <text:p text:style-name="Text_20_body"><text:span text:style-name="T1">Kisah Windows adalah tentang evolusi berkelanjutan. Dimulai sebagai 'kulit' grafis untuk MS-DOS (Windows 1.0 hingga 3.x), ia kemudian melakukan lompatan besar dengan </text:span><text:span text:style-name="Strong_20_Emphasis"><text:span text:style-name="T1">Windows 95</text:span></text:span><text:span text:style-name="T1"> yang memperkenalkan antarmuka modern dan arsitektur 32-bit. Puncak popularitas dan kestabilan mungkin dicapai dengan </text:span><text:span text:style-name="Strong_20_Emphasis"><text:span text:style-name="T1">Windows XP</text:span></text:span><text:span text:style-name="T1"> (2001), yang menjadi favorit banyak pengguna selama bertahun-tahun. Perjalanan ini tidak selalu mulus; rilis seperti </text:span><text:span text:style-name="Strong_20_Emphasis"><text:span text:style-name="T1">Windows Vista</text:span></text:span><text:span text:style-name="T1"> (2007) menghadapi kritik tajam karena masalah kinerja dan kompatibilitas. Namun, Microsoft terus beradaptasi, belajar dari kesalahan, dan akhirnya mengubah model pengembangannya secara fundamental dengan </text:span><text:span text:style-name="Strong_20_Emphasis"><text:span text:style-name="T1">Windows 10</text:span></text:span><text:span text:style-name="T1"> (2015) dan </text:span><text:span text:style-name="Strong_20_Emphasis"><text:span text:style-name="T1">Windows 11</text:span></text:span><text:span text:style-name="T1"> (2021) melalui pendekatan </text:span><text:span text:style-name="Strong_20_Emphasis"><text:span text:style-name="T1">"Windows as a Service" (WaaS)</text:span></text:span><text:span text:style-name="T1">, yang menghadirkan pembaruan fitur dan keamanan secara berkelanjutan.</text:span></text:p>
            <text:p text:style-name="Text_20_body"><text:span text:style-name="Strong_20_Emphasis"><text:span text:style-name="T1">Mengapa Windows Mendominasi Begitu Lama?</text:span></text:span></text:p>
            <text:p text:style-name="P110">Beberapa faktor kunci menjelaskan dominasi Windows yang luar biasa:</text:p>
            <text:list xml:id="list412614051809185599" text:style-name="L74">
              <text:list-item>
                <text:p text:style-name="P186"><text:span text:style-name="Strong_20_Emphasis"><text:span text:style-name="T1">Strategi Lisensi OEM yang Brilian:</text:span></text:span><text:span text:style-name="T1"> Sejak awal, Microsoft fokus pada kemitraan dengan sebanyak mungkin produsen perangkat keras (Original Equipment Manufacturers - OEMs). Dengan melisensikan Windows kepada Dell, HP, Compaq (dulu), Lenovo, Acer, Asus, dan banyak lainnya, Microsoft memastikan bahwa sebagian besar PC baru yang dijual di seluruh dunia sudah terinstal Windows. Ini menciptakan skala ekonomi dan kehadiran pasar yang tak tertandingi. </text:span></text:p>
              </text:list-item>
              <text:list-item>
                <text:p text:style-name="P186"><text:span text:style-name="Strong_20_Emphasis"><text:span text:style-name="T1">Ekosistem Perangkat Keras dan Lunak yang Luas:</text:span></text:span><text:span text:style-name="T1"> Dominasi pasar Windows mendorong produsen perangkat keras (printer, kartu grafis, dll.) dan pengembang perangkat lunak untuk memastikan produk mereka kompatibel dengan Windows. Semakin banyak perangkat keras dan lunak yang tersedia untuk Windows, semakin menarik Windows bagi pengguna, menciptakan lingkaran setan positif atau </text:span><text:span text:style-name="Strong_20_Emphasis"><text:span text:style-name="T1">efek jaringan</text:span></text:span><text:span text:style-name="T1"> yang sangat kuat. Selama bertahun-tahun, jika Anda membeli PC, Anda tahu hampir semua perangkat atau program akan berjalan di Windows. </text:span></text:p>
              </text:list-item>
              <text:list-item>
                <text:p text:style-name="P186"><text:span text:style-name="Strong_20_Emphasis"><text:span text:style-name="T1">Fokus pada Kompatibilitas Mundur (Backward Compatibility):</text:span></text:span><text:span text:style-name="T1"> Secara historis, Microsoft berusaha keras (meskipun dengan tingkat </text:span><text:soft-page-break/><text:span text:style-name="T1">keberhasilan yang bervariasi) untuk memastikan bahwa versi Windows yang lebih baru masih dapat menjalankan aplikasi atau bahkan perangkat keras yang dirancang untuk versi sebelumnya. Ini sangat penting bagi pelanggan bisnis yang telah berinvestasi besar dalam perangkat lunak khusus dan enggan untuk melakukan </text:span><text:span text:style-name="Emphasis"><text:span text:style-name="T1">upgrade</text:span></text:span><text:span text:style-name="T1"> jika itu berarti harus mengganti sistem inti mereka. </text:span></text:p>
              </text:list-item>
              <text:list-item>
                <text:p text:style-name="P186"><text:span text:style-name="Strong_20_Emphasis"><text:span text:style-name="T1">Kenyamanan dan Kebiasaan Pengguna (User Familiarity):</text:span></text:span><text:span text:style-name="T1"> Bagi miliaran orang, antarmuka Windows (meskipun terus berubah) adalah cara 'standar' untuk berinteraksi dengan komputer. Tombol Start, Taskbar, File Explorer – elemen-elemen ini telah tertanam dalam kesadaran kolektif. Kebiasaan ini menciptakan keengganan alami untuk beralih ke sistem operasi lain yang mungkin terasa asing. </text:span></text:p>
              </text:list-item>
              <text:list-item>
                <text:p text:style-name="P71"><text:span text:style-name="Strong_20_Emphasis"><text:span text:style-name="T1">Inovasi dan Adaptasi (Meski Terkadang Lambat):</text:span></text:span><text:span text:style-name="T1"> Meskipun terkadang dikritik karena lambat berinovasi dibandingkan pesaing seperti Apple macOS, Microsoft terus menambahkan fitur baru ke Windows, meningkatkan keamanan, dan beradaptasi dengan tren teknologi baru seperti layar sentuh, komputasi awan, dan kini, integrasi AI. </text:span></text:p>
              </text:list-item>
            </text:list>
            <text:p text:style-name="Text_20_body"><text:span text:style-name="Strong_20_Emphasis"><text:span text:style-name="T1">Peran Windows di Era Baru</text:span></text:span></text:p>
            <text:p text:style-name="Text_20_body"><text:span text:style-name="T1">Di era Satya Nadella, peran Windows telah bergeser. Ia bukan lagi 'pusat tata surya' Microsoft seperti dulu. Dengan meledaknya Azure dan Microsoft 365, Windows kini lebih diposisikan sebagai platform penting yang </text:span><text:span text:style-name="Strong_20_Emphasis"><text:span text:style-name="T1">terintegrasi erat dengan layanan cloud</text:span></text:span><text:span text:style-name="T1">. Fitur seperti login dengan akun Microsoft, sinkronisasi file OneDrive, integrasi dengan Microsoft Teams, dan kini </text:span><text:span text:style-name="Strong_20_Emphasis"><text:span text:style-name="T1">Copilot di Windows</text:span></text:span><text:span text:style-name="T1"> menunjukkan arah ini. Windows menjadi 'pintu gerbang' yang kuat untuk menarik pengguna ke dalam ekosistem layanan Microsoft yang lebih luas.</text:span></text:p>
            <text:p text:style-name="Text_20_body"><text:span text:style-name="Strong_20_Emphasis"><text:span text:style-name="T1">Warisan dan Relevansi Saat Ini [April 2025]</text:span></text:span></text:p>
            <text:p text:style-name="Text_20_body"><text:span text:style-name="T1">Warisan Windows tidak dapat diremehkan. Ia memainkan peran sentral dalam </text:span><text:span text:style-name="Strong_20_Emphasis"><text:span text:style-name="T1">demokratisasi komputasi pribadi</text:span></text:span><text:span text:style-name="T1">, membawa kekuatan komputer ke tangan massa. Ia mendefinisikan pengalaman PC bagi beberapa generasi. Hingga hari ini, Windows tetap menjadi sistem operasi desktop paling dominan di dunia, penting bagi produktivitas jutaan bisnis dan individu. Meskipun menghadapi persaingan yang sehat dari macOS di segmen premium, ChromeOS di pendidikan dan segmen bawah, serta dominasi sistem operasi </text:span><text:soft-page-break/><text:span text:style-name="T1">mobile (iOS, Android) di perangkat genggam, Windows terus menjadi platform yang sangat relevan dan menguntungkan bagi Microsoft, terus berevolusi untuk menghadapi tantangan masa depan.</text:span></text:p>
            <text:p text:style-name="Text_20_body"><text:span text:style-name="Strong_20_Emphasis"><text:span text:style-name="T1">(Teks Buku Berakhir)</text:span></text:span></text:p>
            <text:p text:style-name="P242"/>
            <text:p text:style-name="P110">Saya siap menunggu perintah "YAX" untuk melanjutkan ke prompt berikutnya (Subbab 6.2).</text:p>
          </text:section>
          <text:section text:style-name="Sect1" text:name="feedback-form-41">
            <text:p text:style-name="P225"/>
          </text:section>
        </text:section>
        <text:section text:style-name="Sect1" text:name="b82ff64125ae84c1">
          <text:p text:style-name="P110"/>
          <text:section text:style-name="Sect1" text:name="user-query-content-42">
            <text:p text:style-name="P239">yax </text:p>
          </text:section>
          <text:p text:style-name="P225">Tampilkan alur berpikir</text:p>
          <text:section text:style-name="Sect2" text:name="model-response-message-contentr_b82ff64125ae84c1">
            <text:p text:style-name="Text_20_body"><text:span text:style-name="T1">Baik, saya akan melanjutkan dengan menjawab </text:span><text:span text:style-name="Strong_20_Emphasis"><text:span text:style-name="T1">prompt untuk Subbab 6.2: Microsoft 365 (Office): Lebih dari Sekadar Dokumen</text:span></text:span><text:span text:style-name="T1">, dengan memperhatikan konteks hingga </text:span><text:span text:style-name="Strong_20_Emphasis"><text:span text:style-name="T1">April 2025</text:span></text:span><text:span text:style-name="T1">.</text:span></text:p>
            <text:p text:style-name="P242"/>
            <text:p text:style-name="Text_20_body"><text:span text:style-name="Strong_20_Emphasis"><text:span text:style-name="T1">[JAWABAN UNTUK PROMPT SUBBAB 6.2]</text:span></text:span></text:p>
            <text:p text:style-name="Text_20_body"><text:span text:style-name="Strong_20_Emphasis"><text:span text:style-name="T1">(Teks Buku Dimulai)</text:span></text:span></text:p>
            <text:p text:style-name="Text_20_body"><text:span text:style-name="Strong_20_Emphasis"><text:span text:style-name="T1">6.2 Microsoft 365 (Office): Lebih dari Sekadar Dokumen</text:span></text:span></text:p>
            <text:p text:style-name="Text_20_body"><text:span text:style-name="T1">Selama puluhan tahun, trio </text:span><text:span text:style-name="Strong_20_Emphasis"><text:span text:style-name="T1">Word, Excel, dan PowerPoint</text:span></text:span><text:span text:style-name="T1"> dari Microsoft Office adalah sinonim dengan pekerjaan kantor. Membuat dokumen, mengolah angka dalam spreadsheet, dan merancang presentasi – inilah inti dari produktivitas digital bagi miliaran orang. Namun, dalam dekade terakhir [hingga April 2025], apa yang kita kenal sebagai "Office" telah bertransformasi secara fundamental menjadi sesuatu yang jauh lebih besar dan lebih terintegrasi: </text:span><text:span text:style-name="Strong_20_Emphasis"><text:span text:style-name="T1">Microsoft 365</text:span></text:span><text:span text:style-name="T1">. Evolusi dari produk perangkat lunak yang dibeli sekali pakai menjadi layanan berlangganan berbasis cloud ini tidak hanya mengubah model bisnis Microsoft tetapi juga terus mengukuhkan posisinya sebagai standar emas global untuk produktivitas dan kolaborasi.</text:span></text:p>
            <text:p text:style-name="Text_20_body"><text:span text:style-name="Strong_20_Emphasis"><text:span text:style-name="T1">Dari Lisensi Perpetual ke Langganan Cloud</text:span></text:span></text:p>
            <text:p text:style-name="Text_20_body"><text:span text:style-name="T1">Secara historis, pengguna membeli lisensi Office (misalnya Office 2003, Office 2007, Office 2010) dan menggunakannya selama bertahun-tahun hingga memutuskan untuk membeli versi baru. Model ini mulai bergeser </text:span><text:soft-page-break/><text:span text:style-name="T1">dengan diperkenalkannya Office 365 pada tahun 2011 (awalnya untuk bisnis, kemudian diperluas ke konsumen dan di-</text:span><text:span text:style-name="Emphasis"><text:span text:style-name="T1">rebrand</text:span></text:span><text:span text:style-name="T1"> menjadi Microsoft 365 pada tahun 2020).</text:span></text:p>
            <text:p text:style-name="Text_20_body"><text:span text:style-name="T1">Microsoft 365 adalah layanan </text:span><text:span text:style-name="Strong_20_Emphasis"><text:span text:style-name="T1">berlangganan</text:span></text:span><text:span text:style-name="T1"> (biasanya bulanan atau tahunan) yang memberikan pengguna akses ke versi terbaru aplikasi Office klasik (Word, Excel, PowerPoint, Outlook, dll.) di berbagai perangkat (PC, Mac, tablet, ponsel), ditambah dengan serangkaian layanan cloud terintegrasi seperti penyimpanan </text:span><text:span text:style-name="Strong_20_Emphasis"><text:span text:style-name="T1">OneDrive</text:span></text:span><text:span text:style-name="T1">, platform kolaborasi </text:span><text:span text:style-name="Strong_20_Emphasis"><text:span text:style-name="T1">SharePoint Online</text:span></text:span><text:span text:style-name="T1">, dan yang kini sangat sentral, aplikasi komunikasi dan kerja tim </text:span><text:span text:style-name="Strong_20_Emphasis"><text:span text:style-name="T1">Microsoft Teams</text:span></text:span><text:span text:style-name="T1">. Ini adalah pergeseran dari menjual 'produk' menjadi menjual 'solusi produktivitas berkelanjutan'.</text:span></text:p>
            <text:p text:style-name="Text_20_body"><text:span text:style-name="Strong_20_Emphasis"><text:span text:style-name="T1">Mengapa Model Microsoft 365 Begitu Sukses?</text:span></text:span></text:p>
            <text:p text:style-name="P110">Transisi ke model berlangganan ini terbukti sangat sukses karena menawarkan nilai signifikan baik bagi pengguna maupun Microsoft:</text:p>
            <text:list xml:id="list7100990022157581902" text:style-name="L75">
              <text:list-item>
                <text:p text:style-name="P187"><text:span text:style-name="Strong_20_Emphasis"><text:span text:style-name="T1">Bagi Pengguna:</text:span></text:span><text:span text:style-name="T1"> </text:span></text:p>
                <text:list>
                  <text:list-item>
                    <text:p text:style-name="P187"><text:span text:style-name="Strong_20_Emphasis"><text:span text:style-name="T1">Selalu Terkini:</text:span></text:span><text:span text:style-name="T1"> Pelanggan selalu mendapatkan akses ke fitur dan pembaruan keamanan terbaru tanpa biaya tambahan. </text:span></text:p>
                  </text:list-item>
                  <text:list-item>
                    <text:p text:style-name="P187"><text:span text:style-name="Strong_20_Emphasis"><text:span text:style-name="T1">Akses Lintas Platform:</text:span></text:span><text:span text:style-name="T1"> Lisensi seringkali memungkinkan instalasi di beberapa perangkat (PC, Mac, mobile). </text:span></text:p>
                  </text:list-item>
                  <text:list-item>
                    <text:p text:style-name="P187"><text:span text:style-name="Strong_20_Emphasis"><text:span text:style-name="T1">Penyimpanan Cloud Terintegrasi:</text:span></text:span><text:span text:style-name="T1"> Penyimpanan OneDrive memudahkan penyimpanan, sinkronisasi, dan berbagi file di mana saja. </text:span></text:p>
                  </text:list-item>
                  <text:list-item>
                    <text:p text:style-name="P187"><text:span text:style-name="Strong_20_Emphasis"><text:span text:style-name="T1">Fitur Kolaborasi Canggih:</text:span></text:span><text:span text:style-name="T1"> Alat seperti Teams dan kemampuan </text:span><text:span text:style-name="Emphasis"><text:span text:style-name="T1">co-authoring</text:span></text:span><text:span text:style-name="T1"> (menulis dokumen bersama secara </text:span><text:span text:style-name="Emphasis"><text:span text:style-name="T1">real-time</text:span></text:span><text:span text:style-name="T1">) meningkatkan kerja tim. </text:span></text:p>
                  </text:list-item>
                  <text:list-item>
                    <text:p text:style-name="P187"><text:span text:style-name="Strong_20_Emphasis"><text:span text:style-name="T1">Integrasi AI (Copilot):</text:span></text:span><text:span text:style-name="T1"> Pelanggan (terutama bisnis) mendapatkan akses ke fitur-fitur AI canggih melalui </text:span><text:span text:style-name="Strong_20_Emphasis"><text:span text:style-name="T1">Microsoft Copilot</text:span></text:span><text:span text:style-name="T1"> yang tertanam di aplikasi M365, membantu otomatisasi tugas dan meningkatkan kreativitas. </text:span></text:p>
                  </text:list-item>
                </text:list>
              </text:list-item>
              <text:list-item>
                <text:p text:style-name="P187"><text:span text:style-name="Strong_20_Emphasis"><text:span text:style-name="T1">Bagi Microsoft:</text:span></text:span><text:span text:style-name="T1"> </text:span></text:p>
                <text:list>
                  <text:list-item>
                    <text:p text:style-name="P187"><text:span text:style-name="Strong_20_Emphasis"><text:span text:style-name="T1">Pendapatan Berulang:</text:span></text:span><text:span text:style-name="T1"> Model berlangganan menghasilkan aliran pendapatan yang jauh lebih stabil dan dapat diprediksi dibandingkan penjualan lisensi satu kali. </text:span></text:p>
                  </text:list-item>
                  <text:list-item>
                    <text:p text:style-name="P187"><text:span text:style-name="Strong_20_Emphasis"><text:span text:style-name="T1">Hubungan Pelanggan Langsung:</text:span></text:span><text:span text:style-name="T1"> Memungkinkan Microsoft untuk memiliki hubungan yang lebih erat dengan pelanggannya, </text:span><text:soft-page-break/><text:span text:style-name="T1">memahami penggunaan, dan memberikan pembaruan secara langsung. </text:span></text:p>
                  </text:list-item>
                  <text:list-item>
                    <text:p text:style-name="P72"><text:span text:style-name="Strong_20_Emphasis"><text:span text:style-name="T1">Mendorong Adopsi Cloud:</text:span></text:span><text:span text:style-name="T1"> Mendorong pengguna untuk memanfaatkan layanan cloud seperti OneDrive dan Teams, yang pada gilirannya memperkuat ekosistem Azure. </text:span></text:p>
                  </text:list-item>
                </text:list>
              </text:list-item>
            </text:list>
            <text:p text:style-name="Text_20_body"><text:span text:style-name="Strong_20_Emphasis"><text:span text:style-name="T1">Faktor Dominasi yang Terus Berlanjut</text:span></text:span></text:p>
            <text:p text:style-name="P110">Selain keuntungan model berlangganan, dominasi Microsoft 365 [per April 2025] terus ditopang oleh faktor-faktor fundamental yang sama yang membuat Office sukses selama bertahun-tahun:</text:p>
            <text:list xml:id="list6486072483592740995" text:style-name="L76">
              <text:list-item>
                <text:p text:style-name="P188"><text:span text:style-name="Strong_20_Emphasis"><text:span text:style-name="T1">Kekayaan dan Kedalaman Fitur:</text:span></text:span><text:span text:style-name="T1"> Aplikasi inti M365 tetap menjadi yang paling komprehensif dan kaya fitur di pasaran, hasil dari pengembangan selama puluhan tahun. </text:span></text:p>
              </text:list-item>
              <text:list-item>
                <text:p text:style-name="P188"><text:span text:style-name="Strong_20_Emphasis"><text:span text:style-name="T1">Standar Industri De Facto:</text:span></text:span><text:span text:style-name="T1"> Format file .docx, .xlsx, .pptx masih menjadi standar universal, membuat interoperabilitas dengan pengguna non-M365 menjadi pertimbangan penting. </text:span></text:p>
              </text:list-item>
              <text:list-item>
                <text:p text:style-name="P188"><text:span text:style-name="Strong_20_Emphasis"><text:span text:style-name="T1">Integrasi Ekosistem yang Erat:</text:span></text:span><text:span text:style-name="T1"> Kemampuan aplikasi untuk bekerja bersama secara mulus (misalnya, menyematkan bagan Excel live di PowerPoint, menjadwalkan rapat Teams dari Outlook) adalah keunggulan produktivitas utama. </text:span></text:p>
              </text:list-item>
              <text:list-item>
                <text:p text:style-name="P188"><text:span text:style-name="Strong_20_Emphasis"><text:span text:style-name="T1">Penetrasi Pasar Enterprise:</text:span></text:span><text:span text:style-name="T1"> Microsoft 365 adalah pilihan utama bagi sebagian besar perusahaan besar, menengah, dan kecil, serta institusi pendidikan dan pemerintahan di seluruh dunia. </text:span></text:p>
              </text:list-item>
              <text:list-item>
                <text:p text:style-name="P73"><text:span text:style-name="Strong_20_Emphasis"><text:span text:style-name="T1">Inovasi Berkelanjutan:</text:span></text:span><text:span text:style-name="T1"> Microsoft terus menambahkan fitur baru, meningkatkan kinerja, dan yang paling signifikan saat ini, mengintegrasikan kemampuan AI generatif melalui Copilot untuk mempertahankan keunggulannya. </text:span></text:p>
              </text:list-item>
            </text:list>
            <text:p text:style-name="Text_20_body"><text:span text:style-name="Strong_20_Emphasis"><text:span text:style-name="T1">Lebih dari Sekadar Aplikasi Inti</text:span></text:span></text:p>
            <text:p text:style-name="Text_20_body"><text:span text:style-name="T1">Penting untuk dicatat bahwa Microsoft 365 kini jauh melampaui Word, Excel, dan PowerPoint. </text:span><text:span text:style-name="Strong_20_Emphasis"><text:span text:style-name="T1">Microsoft Teams</text:span></text:span><text:span text:style-name="T1">, khususnya, telah meledak menjadi platform komunikasi dan kolaborasi sentral bagi jutaan organisasi, terutama setelah pergeseran ke kerja jarak jauh dan hybrid. Ekosistem M365 juga mencakup berbagai alat lain seperti OneNote (catatan digital), Planner (manajemen tugas), Forms (survei dan kuis), dan banyak lagi, menjadikannya suite produktivitas yang sangat komprehensif.</text:span></text:p>
            <text:p text:style-name="P110"><text:soft-page-break/>Sebagai salah satu pilar pendapatan utama dan 'wajah' Microsoft bagi miliaran pengguna, Microsoft 365 terus mendefinisikan cara kita bekerja, berkolaborasi, dan menyelesaikan sesuatu di era digital modern. Evolusinya dari Office klasik adalah studi kasus sukses dalam adaptasi model bisnis dan inovasi berkelanjutan.</text:p>
            <text:p text:style-name="Text_20_body"><text:span text:style-name="Strong_20_Emphasis"><text:span text:style-name="T1">(Teks Buku Berakhir)</text:span></text:span></text:p>
            <text:p text:style-name="P242"/>
            <text:p text:style-name="P110">Saya siap menunggu perintah "YAX" untuk melanjutkan ke prompt berikutnya (Subbab 6.3).</text:p>
          </text:section>
          <text:section text:style-name="Sect1" text:name="feedback-form-42">
            <text:p text:style-name="P225"/>
          </text:section>
        </text:section>
        <text:section text:style-name="Sect1" text:name="63b6b459746de18f">
          <text:p text:style-name="P110"/>
          <text:section text:style-name="Sect1" text:name="user-query-content-43">
            <text:p text:style-name="P239">yax </text:p>
          </text:section>
          <text:p text:style-name="P225">Tampilkan alur berpikir</text:p>
          <text:section text:style-name="Sect2" text:name="model-response-message-contentr_63b6b459746de18f">
            <text:p text:style-name="Text_20_body"><text:span text:style-name="T1">Baik, saya akan melanjutkan dengan menjawab </text:span><text:span text:style-name="Strong_20_Emphasis"><text:span text:style-name="T1">prompt untuk Subbab 6.3: Azure: Tulang Punggung Komputasi Awan Modern</text:span></text:span><text:span text:style-name="T1">, dengan memperhatikan konteks hingga </text:span><text:span text:style-name="Strong_20_Emphasis"><text:span text:style-name="T1">April 20, 2025</text:span></text:span><text:span text:style-name="T1">.</text:span></text:p>
            <text:p text:style-name="P242"/>
            <text:p text:style-name="Text_20_body"><text:span text:style-name="Strong_20_Emphasis"><text:span text:style-name="T1">[JAWABAN UNTUK PROMPT SUBBAB 6.3]</text:span></text:span></text:p>
            <text:p text:style-name="Text_20_body"><text:span text:style-name="Strong_20_Emphasis"><text:span text:style-name="T1">(Teks Buku Dimulai)</text:span></text:span></text:p>
            <text:p text:style-name="Text_20_body"><text:span text:style-name="Strong_20_Emphasis"><text:span text:style-name="T1">6.3 Azure: Tulang Punggung Komputasi Awan Modern</text:span></text:span></text:p>
            <text:p text:style-name="Text_20_body"><text:span text:style-name="T1">Jika Windows mendefinisikan era PC dan Microsoft 365/Office mendefinisikan produktivitas modern, maka </text:span><text:span text:style-name="Strong_20_Emphasis"><text:span text:style-name="T1">Microsoft Azure</text:span></text:span><text:span text:style-name="T1"> adalah pilar yang mendefinisikan kekuatan Microsoft di era </text:span><text:span text:style-name="Emphasis"><text:span text:style-name="T1">cloud computing</text:span></text:span><text:span text:style-name="T1"> dan AI saat ini [April 2025]. Dari awal yang relatif sederhana satu setengah dekade lalu, Azure telah tumbuh menjadi salah satu dari dua platform komputasi awan </text:span><text:span text:style-name="Emphasis"><text:span text:style-name="T1">hyperscale</text:span></text:span><text:span text:style-name="T1"> terbesar dan paling komprehensif di dunia, menjadi tulang punggung digital bagi jutaan organisasi dan fondasi bagi hampir seluruh strategi Microsoft sendiri. Keberhasilannya adalah hasil dari visi strategis, investasi teknologi masif, dan pemahaman mendalam tentang kebutuhan pasar enterprise.</text:span></text:p>
            <text:p text:style-name="Text_20_body"><text:span text:style-name="Strong_20_Emphasis"><text:span text:style-name="T1">Platform Komprehensif dari Infrastruktur hingga AI</text:span></text:span></text:p>
            <text:p text:style-name="Text_20_body"><text:span text:style-name="T1">Kekuatan utama Azure terletak pada </text:span><text:span text:style-name="Strong_20_Emphasis"><text:span text:style-name="T1">keluasan dan kedalaman portofolio </text:span></text:span><text:soft-page-break/><text:span text:style-name="Strong_20_Emphasis"><text:span text:style-name="T1">layanannya</text:span></text:span><text:span text:style-name="T1">. Ia jauh melampaui sekadar penyediaan server virtual (IaaS - Infrastructure as a Service) atau platform pengembangan (PaaS - Platform as a Service). Azure kini menawarkan ratusan layanan yang mencakup hampir setiap aspek kebutuhan IT dan inovasi digital modern:</text:span></text:p>
            <text:list xml:id="list3847099631028639769" text:style-name="L77">
              <text:list-item>
                <text:p text:style-name="P189"><text:span text:style-name="Strong_20_Emphasis"><text:span text:style-name="T1">Komputasi, Penyimpanan, Jaringan:</text:span></text:span><text:span text:style-name="T1"> Menyediakan blok bangunan infrastruktur dasar yang skalabel dan andal. </text:span></text:p>
              </text:list-item>
              <text:list-item>
                <text:p text:style-name="P189"><text:span text:style-name="Strong_20_Emphasis"><text:span text:style-name="T1">Database dan Analitik:</text:span></text:span><text:span text:style-name="T1"> Menawarkan berbagai pilihan database (SQL, NoSQL, dll.) dan alat canggih untuk mengolah dan menganalisis data dalam skala besar (</text:span><text:span text:style-name="Emphasis"><text:span text:style-name="T1">big data</text:span></text:span><text:span text:style-name="T1">). </text:span></text:p>
              </text:list-item>
              <text:list-item>
                <text:p text:style-name="P189"><text:span text:style-name="Strong_20_Emphasis"><text:span text:style-name="T1">Internet of Things (IoT):</text:span></text:span><text:span text:style-name="T1"> Menyediakan platform untuk menghubungkan, mengelola, dan menganalisis data dari miliaran perangkat pintar. </text:span></text:p>
              </text:list-item>
              <text:list-item>
                <text:p text:style-name="P189"><text:span text:style-name="Strong_20_Emphasis"><text:span text:style-name="T1">Keamanan dan Identitas:</text:span></text:span><text:span text:style-name="T1"> Menawarkan solusi keamanan siber terintegrasi dan manajemen identitas (melalui </text:span><text:span text:style-name="Strong_20_Emphasis"><text:span text:style-name="T1">Microsoft Entra ID</text:span></text:span><text:span text:style-name="T1">, sebelumnya Azure AD) yang krusial bagi perusahaan. </text:span></text:p>
              </text:list-item>
              <text:list-item>
                <text:p text:style-name="P74"><text:span text:style-name="Strong_20_Emphasis"><text:span text:style-name="T1">Kecerdasan Buatan (AI) dan Machine Learning (ML):</text:span></text:span><text:span text:style-name="T1"> Ini adalah area keunggulan Azure yang semakin menonjol. Azure menawarkan rangkaian lengkap layanan AI/ML, mulai dari alat untuk membangun model khusus hingga layanan kognitif siap pakai (visi komputer, pemrosesan bahasa alami). Puncaknya adalah </text:span><text:span text:style-name="Strong_20_Emphasis"><text:span text:style-name="T1">Azure OpenAI Service</text:span></text:span><text:span text:style-name="T1">, yang memberikan akses kelas enterprise ke model-model AI generatif terdepan dari OpenAI (seperti GPT-4 dan penerusnya), menjadikan Azure platform pilihan bagi banyak perusahaan yang ingin mengadopsi AI canggih. </text:span></text:p>
              </text:list-item>
            </text:list>
            <text:p text:style-name="Text_20_body"><text:span text:style-name="Strong_20_Emphasis"><text:span text:style-name="T1">Keunggulan Strategis yang Mendorong Pertumbuhan</text:span></text:span></text:p>
            <text:p text:style-name="P110">Pertumbuhan pesat Azure dan kemampuannya untuk bersaing ketat dengan AWS (Amazon Web Services) didorong oleh beberapa keunggulan strategis utama:</text:p>
            <text:list xml:id="list2367126704801206964" text:style-name="L78">
              <text:list-item>
                <text:p text:style-name="P190"><text:span text:style-name="Strong_20_Emphasis"><text:span text:style-name="T1">Kepemimpinan di Hybrid Cloud:</text:span></text:span><text:span text:style-name="T1"> Sejak awal, Microsoft menyadari bahwa banyak perusahaan besar tidak akan (atau tidak bisa) memindahkan semua sistem mereka ke cloud publik sekaligus. Azure dirancang dengan kemampuan </text:span><text:span text:style-name="Strong_20_Emphasis"><text:span text:style-name="T1">hybrid cloud</text:span></text:span><text:span text:style-name="T1"> yang superior, terutama melalui </text:span><text:span text:style-name="Strong_20_Emphasis"><text:span text:style-name="T1">Azure Arc</text:span></text:span><text:span text:style-name="T1">, yang memungkinkan pelanggan mengelola dan mengatur sumber daya mereka (server, database, kluster Kubernetes) secara konsisten di mana pun mereka berada – di cloud Azure, di pusat </text:span><text:soft-page-break/><text:span text:style-name="T1">data mereka sendiri (on-premise), atau bahkan di cloud pesaing (multicloud). Ini adalah diferensiator kunci yang sangat menarik bagi enterprise. </text:span></text:p>
              </text:list-item>
              <text:list-item>
                <text:p text:style-name="P190"><text:span text:style-name="Strong_20_Emphasis"><text:span text:style-name="T1">DNA Enterprise Microsoft:</text:span></text:span><text:span text:style-name="T1"> Microsoft memahami kebutuhan kompleks pelanggan korporat dalam hal keamanan, kepatuhan (compliance), tata kelola (governance), dan dukungan. Pengalaman puluhan tahun melayani pasar enterprise memberikan keuntungan dalam merancang dan menjual solusi Azure yang sesuai. </text:span></text:p>
              </text:list-item>
              <text:list-item>
                <text:p text:style-name="P190"><text:span text:style-name="Strong_20_Emphasis"><text:span text:style-name="T1">Integrasi Ekosistem:</text:span></text:span><text:span text:style-name="T1"> Azure terintegrasi erat dengan produk Microsoft lainnya yang sudah banyak digunakan perusahaan, seperti Microsoft 365, Dynamics 365, Power Platform, dan sistem identitas Entra ID. Sinergi ini menciptakan proposisi nilai yang kuat dan memudahkan adopsi Azure. </text:span></text:p>
              </text:list-item>
              <text:list-item>
                <text:p text:style-name="P190"><text:span text:style-name="Strong_20_Emphasis"><text:span text:style-name="T1">Jejak Global yang Luas:</text:span></text:span><text:span text:style-name="T1"> Microsoft terus berinvestasi besar-besaran dalam memperluas jaringan pusat data Azure di seluruh dunia, memastikan ketersediaan layanan yang tinggi, latensi rendah, dan kepatuhan terhadap regulasi data lokal di berbagai negara, termasuk di wilayah Asia Tenggara seperti Indonesia. </text:span></text:p>
              </text:list-item>
              <text:list-item>
                <text:p text:style-name="P75"><text:span text:style-name="Strong_20_Emphasis"><text:span text:style-name="T1">Merangkul Open Source dan AI Terdepan:</text:span></text:span><text:span text:style-name="T1"> Pergeseran Microsoft untuk mendukung teknologi open source (seperti Linux dan Kubernetes) secara penuh di Azure telah memperluas daya tariknya. Ditambah lagi, kemitraan erat dengan OpenAI telah memposisikan Azure sebagai platform terdepan untuk inovasi AI. </text:span></text:p>
              </text:list-item>
            </text:list>
            <text:p text:style-name="Text_20_body"><text:span text:style-name="Strong_20_Emphasis"><text:span text:style-name="T1">Memungkinkan Transformasi Digital</text:span></text:span></text:p>
            <text:p text:style-name="Text_20_body"><text:span text:style-name="T1">Bagi jutaan bisnis di seluruh dunia, Azure telah menjadi katalisator utama </text:span><text:span text:style-name="Strong_20_Emphasis"><text:span text:style-name="T1">transformasi digital</text:span></text:span><text:span text:style-name="T1">. Ia memungkinkan startup untuk meluncurkan ide-ide baru dengan cepat tanpa investasi infrastruktur awal yang besar. Ia membantu perusahaan mapan memodernisasi aplikasi warisan mereka, memanfaatkan kekuatan data untuk pengambilan keputusan yang lebih baik, dan membangun pengalaman pelanggan baru yang inovatif. Di era AI saat ini, Azure menyediakan alat dan platform bagi organisasi untuk mulai mengintegrasikan kecerdasan buatan ke dalam operasi mereka.</text:span></text:p>
            <text:p text:style-name="P110">Secara kompetitif [per April 2025], Azure terus memperkuat posisinya sebagai pemain nomor dua yang sangat solid di pasar cloud global, secara konsisten menunjukkan tingkat pertumbuhan yang mengesankan dan terus <text:soft-page-break/>menekan pemimpin pasar, AWS. Pertarungan di pasar cloud masih jauh dari selesai, tetapi tidak diragukan lagi bahwa Azure telah menjadi salah satu kisah sukses terbesar dalam transformasi Microsoft dan merupakan tulang punggung bagi ambisi masa depannya.</text:p>
            <text:p text:style-name="Text_20_body"><text:span text:style-name="Strong_20_Emphasis"><text:span text:style-name="T1">(Teks Buku Berakhir)</text:span></text:span></text:p>
            <text:p text:style-name="P242"/>
            <text:p text:style-name="P110">Saya siap menunggu perintah "YAX" untuk melanjutkan ke prompt berikutnya (Subbab 6.4).</text:p>
          </text:section>
          <text:section text:style-name="Sect1" text:name="feedback-form-43">
            <text:p text:style-name="P225"/>
          </text:section>
        </text:section>
        <text:section text:style-name="Sect1" text:name="36628ac0bf4eba92">
          <text:p text:style-name="P110"/>
          <text:section text:style-name="Sect1" text:name="user-query-content-44">
            <text:p text:style-name="P239">yax </text:p>
          </text:section>
          <text:p text:style-name="P225">Tampilkan alur berpikir</text:p>
          <text:section text:style-name="Sect2" text:name="model-response-message-contentr_36628ac0bf4eba92">
            <text:p text:style-name="Text_20_body"><text:span text:style-name="T1">Baik, saya akan melanjutkan dengan menjawab </text:span><text:span text:style-name="Strong_20_Emphasis"><text:span text:style-name="T1">prompt untuk Subbab 6.4: Xbox dan Gaming: Ekosistem Hiburan Interaktif</text:span></text:span><text:span text:style-name="T1">, dengan memperhatikan perkembangan hingga </text:span><text:span text:style-name="Strong_20_Emphasis"><text:span text:style-name="T1">April 20, 2025</text:span></text:span><text:span text:style-name="T1">.</text:span></text:p>
            <text:p text:style-name="P242"/>
            <text:p text:style-name="Text_20_body"><text:span text:style-name="Strong_20_Emphasis"><text:span text:style-name="T1">[JAWABAN UNTUK PROMPT SUBBAB 6.4]</text:span></text:span></text:p>
            <text:p text:style-name="Text_20_body"><text:span text:style-name="Strong_20_Emphasis"><text:span text:style-name="T1">(Teks Buku Dimulai)</text:span></text:span></text:p>
            <text:p text:style-name="Text_20_body"><text:span text:style-name="Strong_20_Emphasis"><text:span text:style-name="T1">6.4 Xbox dan Gaming: Ekosistem Hiburan Interaktif</text:span></text:span></text:p>
            <text:p text:style-name="Text_20_body"><text:span text:style-name="T1">Dari sebuah pertaruhan berani untuk masuk ke ruang keluarga di awal tahun 2000-an, </text:span><text:span text:style-name="Strong_20_Emphasis"><text:span text:style-name="T1">Xbox</text:span></text:span><text:span text:style-name="T1"> telah berevolusi menjadi jauh lebih dari sekadar konsol game. Kini [April 2025], Xbox mewakili sebuah </text:span><text:span text:style-name="Strong_20_Emphasis"><text:span text:style-name="T1">ekosistem hiburan interaktif</text:span></text:span><text:span text:style-name="T1"> multi-platform yang luas, menjadi salah satu pilar bisnis utama Microsoft dan pemain sentral dalam industri game global yang bernilai ratusan miliar dolar. Kesuksesannya dibangun di atas kombinasi perangkat keras yang kuat, konten game yang menarik, layanan online yang inovatif, dan model bisnis berlangganan yang disruptif.</text:span></text:p>
            <text:p text:style-name="Text_20_body"><text:span text:style-name="Strong_20_Emphasis"><text:span text:style-name="T1">Evolusi dari Konsol ke Ekosistem</text:span></text:span></text:p>
            <text:p text:style-name="Text_20_body"><text:span text:style-name="T1">Perjalanan Xbox adalah tentang adaptasi. </text:span><text:span text:style-name="Strong_20_Emphasis"><text:span text:style-name="T1">Xbox Original</text:span></text:span><text:span text:style-name="T1"> (2001) mendobrak pasar dengan kekuatan perangkat keras dan layanan online </text:span><text:span text:style-name="Strong_20_Emphasis"><text:span text:style-name="T1">Xbox Live</text:span></text:span><text:span text:style-name="T1"> yang revolusioner. </text:span><text:span text:style-name="Strong_20_Emphasis"><text:span text:style-name="T1">Xbox 360</text:span></text:span><text:span text:style-name="T1"> (2005) meraih kesuksesan komersial besar dengan memanfaatkan momentum awal dan memperkaya pengalaman online. </text:span><text:soft-page-break/><text:span text:style-name="T1">Meskipun </text:span><text:span text:style-name="Strong_20_Emphasis"><text:span text:style-name="T1">Xbox One</text:span></text:span><text:span text:style-name="T1"> (2013) sempat tersandung di awal peluncurannya karena pesan pemasaran yang kurang fokus pada game, Microsoft belajar dari kesalahannya. Dengan generasi saat ini, </text:span><text:span text:style-name="Strong_20_Emphasis"><text:span text:style-name="T1">Xbox Series X</text:span></text:span><text:span text:style-name="T1"> (konsol bertenaga tinggi) dan </text:span><text:span text:style-name="Strong_20_Emphasis"><text:span text:style-name="T1">Xbox Series S</text:span></text:span><text:span text:style-name="T1"> (opsi yang lebih terjangkau), serta di bawah kepemimpinan Phil Spencer (Head of Xbox), strategi Microsoft telah bergeser secara fundamental. Fokusnya bukan lagi semata-mata menjual sebanyak mungkin unit konsol, melainkan membangun </text:span><text:span text:style-name="Strong_20_Emphasis"><text:span text:style-name="T1">ekosistem yang berpusat pada pemain dan layanan</text:span></text:span><text:span text:style-name="T1">, di mana pemain dapat mengakses game favorit mereka di berbagai perangkat.</text:span></text:p>
            <text:p text:style-name="Text_20_body"><text:span text:style-name="Strong_20_Emphasis"><text:span text:style-name="T1">Pilar-Pilar Ekosistem Xbox yang Sukses</text:span></text:span></text:p>
            <text:p text:style-name="P110">Beberapa elemen kunci menopang kekuatan ekosistem Xbox saat ini:</text:p>
            <text:list xml:id="list3971500447130966273" text:style-name="L79">
              <text:list-item>
                <text:p text:style-name="P191"><text:span text:style-name="Strong_20_Emphasis"><text:span text:style-name="T1">Konten adalah Raja (First-Party Studios &amp; Akuisisi):</text:span></text:span><text:span text:style-name="T1"> Microsoft telah berinvestasi besar-besaran dalam membangun portofolio studio pengembangan game internal (</text:span><text:span text:style-name="Strong_20_Emphasis"><text:span text:style-name="T1">Xbox Game Studios</text:span></text:span><text:span text:style-name="T1">) dan melakukan akuisisi strategis. Pembelian </text:span><text:span text:style-name="Strong_20_Emphasis"><text:span text:style-name="T1">Bethesda Softworks</text:span></text:span><text:span text:style-name="T1"> (induk dari studio di balik </text:span><text:span text:style-name="Emphasis"><text:span text:style-name="T1">The Elder Scrolls</text:span></text:span><text:span text:style-name="T1">, </text:span><text:span text:style-name="Emphasis"><text:span text:style-name="T1">Fallout</text:span></text:span><text:span text:style-name="T1">, </text:span><text:span text:style-name="Emphasis"><text:span text:style-name="T1">DOOM</text:span></text:span><text:span text:style-name="T1">) pada tahun 2021, dan terutama akuisisi raksasa </text:span><text:span text:style-name="Strong_20_Emphasis"><text:span text:style-name="T1">Activision Blizzard</text:span></text:span><text:span text:style-name="T1"> (pemilik </text:span><text:span text:style-name="Emphasis"><text:span text:style-name="T1">Call of Duty</text:span></text:span><text:span text:style-name="T1">, </text:span><text:span text:style-name="Emphasis"><text:span text:style-name="T1">World of Warcraft</text:span></text:span><text:span text:style-name="T1">, </text:span><text:span text:style-name="Emphasis"><text:span text:style-name="T1">Diablo</text:span></text:span><text:span text:style-name="T1">, </text:span><text:span text:style-name="Emphasis"><text:span text:style-name="T1">Overwatch</text:span></text:span><text:span text:style-name="T1">, </text:span><text:span text:style-name="Emphasis"><text:span text:style-name="T1">Candy Crush</text:span></text:span><text:span text:style-name="T1">) pada tahun 2023, secara dramatis meningkatkan jumlah dan kualitas game eksklusif (atau yang setidaknya hadir pertama kali/dengan keuntungan khusus) di platform Xbox. Ketersediaan judul-judul blockbuster ini menjadi daya tarik utama. </text:span></text:p>
              </text:list-item>
              <text:list-item>
                <text:p text:style-name="P191"><text:span text:style-name="Strong_20_Emphasis"><text:span text:style-name="T1">Xbox Game Pass: Mengubah Permainan:</text:span></text:span><text:span text:style-name="T1"> Diluncurkan pada tahun 2017, </text:span><text:span text:style-name="Strong_20_Emphasis"><text:span text:style-name="T1">Game Pass</text:span></text:span><text:span text:style-name="T1"> sering disebut sebagai "Netflix untuk game". Layanan berlangganan bulanan ini memberikan akses ke ratusan game (termasuk semua game </text:span><text:span text:style-name="Emphasis"><text:span text:style-name="T1">first-party</text:span></text:span><text:span text:style-name="T1"> Xbox pada hari pertama rilis) untuk diunduh dan dimainkan di konsol, PC, atau bahkan di-stream melalui cloud. Game Pass telah menjadi proposisi nilai yang sangat menarik, mengubah cara pemain menemukan dan memainkan game, serta menjadi pendorong utama pertumbuhan ekosistem Xbox. </text:span></text:p>
              </text:list-item>
              <text:list-item>
                <text:p text:style-name="P191"><text:span text:style-name="Strong_20_Emphasis"><text:span text:style-name="T1">Xbox Network: Komunitas Online:</text:span></text:span><text:span text:style-name="T1"> Jaringan Xbox (yang berevolusi dari Xbox Live) tetap menjadi fondasi untuk pengalaman multiplayer online, daftar teman, pencapaian (achievements), komunikasi suara/teks, dan toko digital tempat pemain membeli game dan konten tambahan. </text:span></text:p>
              </text:list-item>
              <text:list-item>
                <text:p text:style-name="P191"><text:soft-page-break/><text:span text:style-name="Strong_20_Emphasis"><text:span text:style-name="T1">Xbox Cloud Gaming (dulu xCloud):</text:span></text:span><text:span text:style-name="T1"> Teknologi streaming game ini memungkinkan pelanggan Game Pass Ultimate memainkan game-game Xbox berkualitas tinggi di perangkat yang sebelumnya tidak mungkin, seperti ponsel, tablet, laptop dengan spesifikasi rendah, atau bahkan Smart TV, hanya dengan koneksi internet yang stabil. Ini adalah kunci strategi Microsoft untuk menjangkau pemain di luar basis konsol tradisional. </text:span></text:p>
              </text:list-item>
              <text:list-item>
                <text:p text:style-name="P76"><text:span text:style-name="Strong_20_Emphasis"><text:span text:style-name="T1">Fokus pada Pemain:</text:span></text:span><text:span text:style-name="T1"> Inisiatif seperti </text:span><text:span text:style-name="Strong_20_Emphasis"><text:span text:style-name="T1">cross-play</text:span></text:span><text:span text:style-name="T1"> (memungkinkan pemain di Xbox, PC, dan kadang platform lain bermain bersama), </text:span><text:span text:style-name="Strong_20_Emphasis"><text:span text:style-name="T1">cross-save</text:span></text:span><text:span text:style-name="T1"> (melanjutkan progres game di perangkat berbeda), dan program </text:span><text:span text:style-name="Strong_20_Emphasis"><text:span text:style-name="T1">kompatibilitas mundur</text:span></text:span><text:span text:style-name="T1"> (memainkan game dari generasi Xbox sebelumnya di konsol baru) menunjukkan komitmen untuk memberikan fleksibilitas dan nilai lebih kepada pemain. </text:span></text:p>
              </text:list-item>
            </text:list>
            <text:p text:style-name="Text_20_body"><text:span text:style-name="Strong_20_Emphasis"><text:span text:style-name="T1">Membangun Platform Hiburan Masa Depan</text:span></text:span></text:p>
            <text:p text:style-name="P110">Strategi Microsoft saat ini jelas: membangun platform gaming terbesar di dunia yang tidak terikat pada satu perangkat keras saja. Dengan mengakuisisi konten besar-besaran dan menjadikan Game Pass sebagai pusat gravitasinya, Microsoft bertujuan untuk menarik sebanyak mungkin pemain ke dalam ekosistemnya, di mana pun mereka memilih untuk bermain. Ini adalah pertarungan jangka panjang dalam industri hiburan yang sangat kompetitif.</text:p>
            <text:p text:style-name="P110">Hingga April 2025, Xbox telah mengukuhkan dirinya sebagai kekuatan besar dalam budaya populer global. Ia tidak hanya bersaing ketat dengan Sony PlayStation dan Nintendo di pasar konsol, tetapi juga berinovasi dalam model bisnis (Game Pass) dan teknologi (Cloud Gaming). Bagi Microsoft, divisi gaming bukan lagi sekadar bisnis sampingan; ia adalah komponen inti dari ambisinya di bidang hiburan, layanan cloud, dan interaksi sosial digital masa depan.</text:p>
            <text:p text:style-name="Text_20_body"><text:span text:style-name="Strong_20_Emphasis"><text:span text:style-name="T1">(Teks Buku Berakhir)</text:span></text:span></text:p>
            <text:p text:style-name="P242"/>
            <text:p text:style-name="P110">Saya siap menunggu perintah "YAX" untuk melanjutkan ke prompt berikutnya (Subbab 6.5).</text:p>
          </text:section>
          <text:section text:style-name="Sect1" text:name="feedback-form-44">
            <text:p text:style-name="P225"/>
          </text:section>
        </text:section>
        <text:section text:style-name="Sect1" text:name="8e063e81366bc626">
          <text:p text:style-name="P110"/>
          <text:section text:style-name="Sect1" text:name="user-query-content-45">
            <text:p text:style-name="P239">yax </text:p>
          </text:section>
          <text:p text:style-name="P225"><text:soft-page-break/>Tampilkan alur berpikir</text:p>
          <text:section text:style-name="Sect2" text:name="model-response-message-contentr_8e063e81366bc626">
            <text:p text:style-name="Text_20_body"><text:span text:style-name="T1">Baik, saya akan melanjutkan dengan menjawab </text:span><text:span text:style-name="Strong_20_Emphasis"><text:span text:style-name="T1">prompt untuk Subbab 6.5: Alat Pengembangan (Visual Studio, GitHub): Membangun Masa Depan</text:span></text:span><text:span text:style-name="T1">, dengan memperhatikan konteks hingga </text:span><text:span text:style-name="Strong_20_Emphasis"><text:span text:style-name="T1">April 20, 2025</text:span></text:span><text:span text:style-name="T1">.</text:span></text:p>
            <text:p text:style-name="P242"/>
            <text:p text:style-name="Text_20_body"><text:span text:style-name="Strong_20_Emphasis"><text:span text:style-name="T1">[JAWABAN UNTUK PROMPT SUBBAB 6.5]</text:span></text:span></text:p>
            <text:p text:style-name="Text_20_body"><text:span text:style-name="Strong_20_Emphasis"><text:span text:style-name="T1">(Teks Buku Dimulai)</text:span></text:span></text:p>
            <text:p text:style-name="Text_20_body"><text:span text:style-name="Strong_20_Emphasis"><text:span text:style-name="T1">6.5 Alat Pengembangan (Visual Studio, GitHub): Membangun Masa Depan</text:span></text:span></text:p>
            <text:p text:style-name="Text_20_body"><text:span text:style-name="T1">Di balik layar setiap aplikasi, situs web, atau layanan digital yang kita gunakan, ada para pengembang perangkat lunak (developer) yang merancang, menulis, dan memelihara kodenya. Memenangkan hati dan pikiran komunitas pengembang global ini adalah kunci strategis bagi perusahaan platform teknologi manapun. Microsoft telah lama memahami hal ini, dan investasinya dalam menciptakan alat pengembangan (developer tools) kelas dunia telah menjadi salah satu pilar kesuksesan yang mungkin kurang terlihat oleh publik awam, namun sangat fundamental. Hingga hari ini [April 2025], trio </text:span><text:span text:style-name="Strong_20_Emphasis"><text:span text:style-name="T1">Visual Studio</text:span></text:span><text:span text:style-name="T1">, </text:span><text:span text:style-name="Strong_20_Emphasis"><text:span text:style-name="T1">Visual Studio Code</text:span></text:span><text:span text:style-name="T1">, dan </text:span><text:span text:style-name="Strong_20_Emphasis"><text:span text:style-name="T1">GitHub</text:span></text:span><text:span text:style-name="T1"> menjadikan Microsoft pemain sentral dalam ekosistem pengembangan perangkat lunak global.</text:span></text:p>
            <text:p text:style-name="Text_20_body"><text:span text:style-name="Strong_20_Emphasis"><text:span text:style-name="T1">Trio Alat Andalan Pengembang</text:span></text:span></text:p>
            <text:p text:style-name="P110">Mari kita lihat lebih dekat ketiga komponen utama ini:</text:p>
            <text:list xml:id="list3167371514105935803" text:style-name="L80">
              <text:list-item>
                <text:p text:style-name="P192"><text:span text:style-name="Strong_20_Emphasis"><text:span text:style-name="T1">Visual Studio:</text:span></text:span><text:span text:style-name="T1"> Ini adalah 'kakek buyut' dari alat pengembang Microsoft, sebuah </text:span><text:span text:style-name="Strong_20_Emphasis"><text:span text:style-name="T1">Integrated Development Environment (IDE)</text:span></text:span><text:span text:style-name="T1"> yang komprehensif dan sangat kuat. Selama puluhan tahun, Visual Studio telah menjadi pilihan utama bagi para pengembang yang membangun aplikasi untuk platform Windows menggunakan bahasa seperti C# dan kerangka kerja .NET. Meskipun secara historis sangat Windows-sentris, Visual Studio modern [per April 2025] telah berkembang untuk mendukung berbagai platform lain, termasuk pengembangan web, mobile, cloud (dengan integrasi Azure yang mendalam), dan bahkan game. Ia tetap menjadi alat pilihan untuk proyek-proyek skala besar dan kompleks di ekosistem Microsoft. </text:span></text:p>
              </text:list-item>
              <text:list-item>
                <text:p text:style-name="P192"><text:span text:style-name="Strong_20_Emphasis"><text:span text:style-name="T1">Visual Studio Code (VS Code):</text:span></text:span><text:span text:style-name="T1"> Jika Visual Studio adalah truk besar, maka VS Code adalah mobil sport yang lincah. Diluncurkan pada tahun </text:span><text:soft-page-break/><text:span text:style-name="T1">2015, VS Code adalah </text:span><text:span text:style-name="Strong_20_Emphasis"><text:span text:style-name="T1">editor kode sumber</text:span></text:span><text:span text:style-name="T1"> yang ringan, cepat, gratis, dan yang terpenting, </text:span><text:span text:style-name="Strong_20_Emphasis"><text:span text:style-name="T1">lintas platform</text:span></text:span><text:span text:style-name="T1"> (berjalan di Windows, macOS, dan Linux). Dengan model </text:span><text:span text:style-name="Emphasis"><text:span text:style-name="T1">open-source</text:span></text:span><text:span text:style-name="T1"> dan </text:span><text:span text:style-name="Strong_20_Emphasis"><text:span text:style-name="T1">ekosistem ekstensi</text:span></text:span><text:span text:style-name="T1"> yang masif (memungkinkan penambahan dukungan untuk hampir semua bahasa pemrograman dan alat pengembangan), VS Code telah meledak popularitasnya dan menjadi salah satu editor kode paling banyak digunakan oleh pengembang di seluruh dunia, terlepas dari platform atau bahasa yang mereka gunakan. Kesuksesannya adalah simbol pergeseran Microsoft menuju keterbukaan. </text:span></text:p>
              </text:list-item>
              <text:list-item>
                <text:p text:style-name="P77"><text:span text:style-name="Strong_20_Emphasis"><text:span text:style-name="T1">GitHub:</text:span></text:span><text:span text:style-name="T1"> Diakuisisi oleh Microsoft pada tahun 2018, GitHub adalah </text:span><text:span text:style-name="Strong_20_Emphasis"><text:span text:style-name="T1">platform dominan di dunia untuk hosting kode, kontrol versi menggunakan Git, dan kolaborasi pengembang</text:span></text:span><text:span text:style-name="T1">. Ia adalah rumah bagi jutaan repositori kode, mulai dari proyek pribadi kecil hingga proyek </text:span><text:span text:style-name="Emphasis"><text:span text:style-name="T1">open source</text:span></text:span><text:span text:style-name="T1"> terbesar dan paling penting di dunia. GitHub juga telah berkembang menjadi platform </text:span><text:span text:style-name="Strong_20_Emphasis"><text:span text:style-name="T1">DevOps</text:span></text:span><text:span text:style-name="T1"> yang komprehensif dengan fitur seperti </text:span><text:span text:style-name="Strong_20_Emphasis"><text:span text:style-name="T1">GitHub Actions</text:span></text:span><text:span text:style-name="T1"> (otomatisasi alur kerja) dan </text:span><text:span text:style-name="Strong_20_Emphasis"><text:span text:style-name="T1">GitHub Copilot</text:span></text:span><text:span text:style-name="T1"> (asisten coding berbasis AI), menjadikannya pusat aktivitas bagi sebagian besar komunitas pengembang global. </text:span></text:p>
              </text:list-item>
            </text:list>
            <text:p text:style-name="Text_20_body"><text:span text:style-name="Strong_20_Emphasis"><text:span text:style-name="T1">Mengapa Alat Ini Begitu Sukses?</text:span></text:span></text:p>
            <text:p text:style-name="P110">Popularitas luar biasa dari alat-alat ini (terutama VS Code dan GitHub) didorong oleh:</text:p>
            <text:list xml:id="list6222052418065020543" text:style-name="L81">
              <text:list-item>
                <text:p text:style-name="P193"><text:span text:style-name="Strong_20_Emphasis"><text:span text:style-name="T1">Kualitas dan Kinerja:</text:span></text:span><text:span text:style-name="T1"> Alat-alat ini dirancang dengan baik, cepat, dan andal. </text:span></text:p>
              </text:list-item>
              <text:list-item>
                <text:p text:style-name="P193"><text:span text:style-name="Strong_20_Emphasis"><text:span text:style-name="T1">Fleksibilitas dan Ekstensibilitas:</text:span></text:span><text:span text:style-name="T1"> Khususnya VS Code, kemampuannya untuk disesuaikan melalui ekstensi membuatnya cocok untuk hampir semua jenis pengembangan. </text:span></text:p>
              </text:list-item>
              <text:list-item>
                <text:p text:style-name="P193"><text:span text:style-name="Strong_20_Emphasis"><text:span text:style-name="T1">Dukungan Komunitas:</text:span></text:span><text:span text:style-name="T1"> Basis pengguna yang besar berarti banyak dukungan, tutorial, dan sumber daya yang tersedia. </text:span></text:p>
              </text:list-item>
              <text:list-item>
                <text:p text:style-name="P193"><text:span text:style-name="Strong_20_Emphasis"><text:span text:style-name="T1">Lintas Platform &amp; Open Source:</text:span></text:span><text:span text:style-name="T1"> Pendekatan yang lebih terbuka dan mendukung berbagai platform telah memperluas jangkauan secara dramatis. </text:span></text:p>
              </text:list-item>
              <text:list-item>
                <text:p text:style-name="P78"><text:span text:style-name="Strong_20_Emphasis"><text:span text:style-name="T1">Model Lisensi:</text:span></text:span><text:span text:style-name="T1"> Penawaran gratis (VS Code, Visual Studio Community Edition, tier gratis GitHub) membuatnya dapat diakses oleh semua orang. </text:span></text:p>
              </text:list-item>
            </text:list>
            <text:p text:style-name="Text_20_body"><text:span text:style-name="Strong_20_Emphasis"><text:span text:style-name="T1">Pentingnya Strategis yang Tak Ternilai</text:span></text:span></text:p>
            <text:p text:style-name="P110"><text:soft-page-break/>Bagi Microsoft, dominasi di ranah alat pengembang memberikan keuntungan strategis yang sangat besar:</text:p>
            <text:list xml:id="list2042984465601642065" text:style-name="L82">
              <text:list-item>
                <text:p text:style-name="P194"><text:span text:style-name="Strong_20_Emphasis"><text:span text:style-name="T1">Menarik Pengembang ke Ekosistem:</text:span></text:span><text:span text:style-name="T1"> Alat yang hebat membuat pengembang lebih mungkin untuk menggunakan platform Microsoft lainnya, terutama </text:span><text:span text:style-name="Strong_20_Emphasis"><text:span text:style-name="T1">Azure</text:span></text:span><text:span text:style-name="T1">, berkat integrasi yang mulus antara alat pengembangan dan layanan cloud. Jika pengembang sudah nyaman menggunakan VS Code atau GitHub, mencoba Azure menjadi langkah yang lebih mudah. </text:span></text:p>
              </text:list-item>
              <text:list-item>
                <text:p text:style-name="P194"><text:span text:style-name="Strong_20_Emphasis"><text:span text:style-name="T1">Mendorong Adopsi Teknologi:</text:span></text:span><text:span text:style-name="T1"> Microsoft dapat mempromosikan teknologi dan platform barunya (misalnya, layanan AI di Azure) langsung kepada jutaan pengembang melalui alat yang mereka gunakan setiap hari. </text:span></text:p>
              </text:list-item>
              <text:list-item>
                <text:p text:style-name="P194"><text:span text:style-name="Strong_20_Emphasis"><text:span text:style-name="T1">Wawasan Pasar:</text:span></text:span><text:span text:style-name="T1"> Aktivitas di GitHub memberikan Microsoft data tak ternilai tentang bahasa pemrograman, kerangka kerja, dan tren teknologi yang sedang populer di kalangan pengembang. </text:span></text:p>
              </text:list-item>
              <text:list-item>
                <text:p text:style-name="P79"><text:span text:style-name="Strong_20_Emphasis"><text:span text:style-name="T1">Membangun Citra Positif:</text:span></text:span><text:span text:style-name="T1"> Menjadi penyedia alat yang dicintai oleh para pengembang membantu membangun citra Microsoft sebagai perusahaan yang inovatif dan mendukung komunitas teknis. </text:span></text:p>
              </text:list-item>
            </text:list>
            <text:p text:style-name="P110">Secara kolektif [per April 2025], Visual Studio, VS Code, dan GitHub memastikan bahwa Microsoft tetap menjadi bagian integral dari alur kerja harian jutaan pengembang di seluruh dunia. Mereka bukan hanya produk yang menghasilkan pendapatan (meskipun beberapa versi berbayar), tetapi juga merupakan fondasi strategis yang memungkinkan Microsoft untuk terus menarik talenta, mendorong adopsi platform cloud dan AI-nya, serta tetap relevan di garis depan inovasi teknologi. Memberdayakan para pembangun masa depan adalah inti dari DNA Microsoft saat ini.</text:p>
            <text:p text:style-name="Text_20_body"><text:span text:style-name="Strong_20_Emphasis"><text:span text:style-name="T1">(Teks Buku Berakhir)</text:span></text:span></text:p>
            <text:p text:style-name="P242"/>
            <text:p text:style-name="P110">Saya siap menunggu perintah "YAX" untuk memulai Bab 7 dengan prompt pengantar Bab 7.</text:p>
          </text:section>
          <text:section text:style-name="Sect1" text:name="feedback-form-45">
            <text:p text:style-name="P225"/>
          </text:section>
        </text:section>
        <text:section text:style-name="Sect1" text:name="754c095737f90140">
          <text:p text:style-name="P110"/>
          <text:section text:style-name="Sect1" text:name="user-query-content-46">
            <text:p text:style-name="P239">yax </text:p>
          </text:section>
          <text:p text:style-name="P225">Tampilkan alur berpikir</text:p>
          <text:section text:style-name="Sect2" text:name="model-response-message-contentr_754c095737f90140">
            <text:p text:style-name="Text_20_body"><text:soft-page-break/><text:span text:style-name="T1">Baik, saya akan memulai Bab 7 dengan menjawab </text:span><text:span text:style-name="Strong_20_Emphasis"><text:span text:style-name="T1">prompt untuk pengantar Bab 7: Belajar dari Kegagalan: Proyek yang Tidak Bertahan Lama</text:span></text:span><text:span text:style-name="T1">.</text:span></text:p>
            <text:p text:style-name="P242"/>
            <text:p text:style-name="Text_20_body"><text:span text:style-name="Strong_20_Emphasis"><text:span text:style-name="T1">[JAWABAN UNTUK PROMPT PENGANTAR BAB 7]</text:span></text:span></text:p>
            <text:p text:style-name="Text_20_body"><text:span text:style-name="Strong_20_Emphasis"><text:span text:style-name="T1">(Teks Buku Dimulai)</text:span></text:span></text:p>
            <text:p text:style-name="Text_20_body"><text:span text:style-name="Strong_20_Emphasis"><text:span text:style-name="T1">Bab 7: Belajar dari Kegagalan: Proyek yang Tidak Bertahan Lama</text:span></text:span></text:p>
            <text:p text:style-name="Text_20_body"><text:span text:style-name="T1">Kita telah melihat bagaimana Microsoft membangun pilar-pilar kesuksesan yang kokoh melalui inovasi seperti Windows, Microsoft 365, Azure, dan Xbox. Namun, di balik kisah gemilang tentang dominasi pasar dan transformasi yang mengagumkan, terdapat pula sisi lain yang tak kalah penting: </text:span><text:span text:style-name="Strong_20_Emphasis"><text:span text:style-name="T1">kegagalan</text:span></text:span><text:span text:style-name="T1">. Bahkan raksasa teknologi sebesar Microsoft pun tidak kebal dari kesalahan langkah, pertaruhan yang meleset, dan produk-produk yang gagal merebut hati pasar atau bertahan dalam ujian waktu.</text:span></text:p>
            <text:p text:style-name="P110">Inovasi, pada hakikatnya, selalu mengandung risiko. Mencoba hal baru berarti membuka kemungkinan untuk tidak berhasil. Dalam industri teknologi yang bergerak secepat kilat, di mana selera konsumen berubah, pesaing baru muncul, dan gelombang disrupsi datang silih berganti, tidak semua ide brilian atau investasi besar akan membuahkan hasil yang diharapkan. Justru, seringkali dari kegagalan inilah pelajaran paling berharga bisa dipetik – pelajaran tentang pasar, tentang strategi, tentang eksekusi, dan tentang pentingnya kerendahan hati serta kemampuan untuk beradaptasi.</text:p>
            <text:p text:style-name="P110">Oleh karena itu, bab ini akan mengalihkan fokus kita sejenak dari sorotan kemenangan ke area yang mungkin lebih gelap namun sama pentingnya dalam memahami perjalanan Microsoft secara utuh. Kita akan menelusuri beberapa kegagalan atau proyek yang dihentikan paling signifikan dalam sejarah perusahaan:</text:p>
            <text:list xml:id="list4033780954616095273" text:style-name="L83">
              <text:list-item>
                <text:p text:style-name="P195"><text:span text:style-name="T1">Perjuangan panjang dan akhirnya sia-sia di pasar smartphone dengan </text:span><text:span text:style-name="Strong_20_Emphasis"><text:span text:style-name="T1">Windows Phone</text:span></text:span><text:span text:style-name="T1">. </text:span></text:p>
              </text:list-item>
              <text:list-item>
                <text:p text:style-name="P195"><text:span text:style-name="T1">Upaya menantang ikon budaya pop iPod dengan pemutar musik </text:span><text:span text:style-name="Strong_20_Emphasis"><text:span text:style-name="T1">Zune</text:span></text:span><text:span text:style-name="T1">. </text:span></text:p>
              </text:list-item>
              <text:list-item>
                <text:p text:style-name="P195"><text:span text:style-name="T1">Eksperimen singkat dan gagal total dengan ponsel sosial </text:span><text:span text:style-name="Strong_20_Emphasis"><text:span text:style-name="T1">Microsoft Kin</text:span></text:span><text:span text:style-name="T1">. </text:span></text:p>
              </text:list-item>
              <text:list-item>
                <text:p text:style-name="P80"><text:span text:style-name="T1">Serta bagaimana peramban yang pernah begitu dominan, </text:span><text:span text:style-name="Strong_20_Emphasis"><text:span text:style-name="T1">Internet Explorer</text:span></text:span><text:span text:style-name="T1">, secara bertahap kehilangan relevansinya hingga harus digantikan. </text:span></text:p>
              </text:list-item>
            </text:list>
            <text:p text:style-name="Text_20_body"><text:soft-page-break/><text:span text:style-name="T1">Tujuan kita bukanlah untuk sekadar menyoroti kesalahan atau menyalahkan pihak tertentu. Sebaliknya, kita akan mencoba menganalisis secara objektif </text:span><text:span text:style-name="Strong_20_Emphasis"><text:span text:style-name="T1">mengapa</text:span></text:span><text:span text:style-name="T1"> inisiatif-inisiatif ini gagal. Apakah karena waktu peluncuran yang tidak tepat? Strategi produk atau pemasaran yang keliru? Eksekusi yang kurang sempurna? Persaingan yang terlalu kuat? Atau kombinasi dari semua faktor tersebut?</text:span></text:p>
            <text:p text:style-name="P110">Dengan memahami dinamika di balik kegagalan ini, kita tidak hanya mendapatkan gambaran yang lebih lengkap dan berimbang tentang sejarah Microsoft, tetapi juga memperoleh wawasan berharga tentang tantangan dalam berinovasi dan pentingnya kemampuan untuk belajar, berputar haluan, dan terus bergerak maju di dunia teknologi yang tak kenal ampun. Mari kita selami pelajaran berharga dari proyek-proyek yang tidak bertahan lama ini.</text:p>
            <text:p text:style-name="Text_20_body"><text:span text:style-name="Strong_20_Emphasis"><text:span text:style-name="T1">(Teks Buku Berakhir)</text:span></text:span></text:p>
            <text:p text:style-name="P242"/>
            <text:p text:style-name="P110">Saya siap menunggu perintah "YAX" untuk melanjutkan ke prompt berikutnya (Subbab 7.1).</text:p>
          </text:section>
          <text:section text:style-name="Sect1" text:name="feedback-form-46">
            <text:p text:style-name="P225"/>
          </text:section>
        </text:section>
        <text:section text:style-name="Sect1" text:name="edcf85752c8260a2">
          <text:p text:style-name="P110"/>
          <text:section text:style-name="Sect1" text:name="user-query-content-47">
            <text:p text:style-name="P239">yax </text:p>
          </text:section>
          <text:p text:style-name="P225">Tampilkan alur berpikir</text:p>
          <text:section text:style-name="Sect2" text:name="model-response-message-contentr_edcf85752c8260a2">
            <text:p text:style-name="Text_20_body"><text:span text:style-name="T1">Baik, saya akan melanjutkan dengan menjawab </text:span><text:span text:style-name="Strong_20_Emphasis"><text:span text:style-name="T1">prompt untuk Subbab 7.1: Windows Phone: Pertarungan Mobile yang Hilang</text:span></text:span><text:span text:style-name="T1">.</text:span></text:p>
            <text:p text:style-name="P242"/>
            <text:p text:style-name="Text_20_body"><text:span text:style-name="Strong_20_Emphasis"><text:span text:style-name="T1">[JAWABAN UNTUK PROMPT SUBBAB 7.1]</text:span></text:span></text:p>
            <text:p text:style-name="Text_20_body"><text:span text:style-name="Strong_20_Emphasis"><text:span text:style-name="T1">(Teks Buku Dimulai)</text:span></text:span></text:p>
            <text:p text:style-name="Text_20_body"><text:span text:style-name="Strong_20_Emphasis"><text:span text:style-name="T1">7.1 Windows Phone: Pertarungan Mobile yang Hilang</text:span></text:span></text:p>
            <text:p text:style-name="Text_20_body"><text:span text:style-name="T1">Dari semua peluang pasar yang coba diraih Microsoft, mungkin tidak ada kegagalan yang lebih signifikan dan terasa lebih menyakitkan daripada perjuangannya di pasar smartphone modern. Meskipun memiliki sejarah panjang dengan sistem operasi mobile sebelumnya (Windows Mobile), upaya ambisius Microsoft untuk bersaing dengan iPhone dari Apple dan Android dari Google melalui platform </text:span><text:span text:style-name="Strong_20_Emphasis"><text:span text:style-name="T1">Windows Phone</text:span></text:span><text:span text:style-name="T1"> berakhir dengan kekalahan telak – </text:span><text:soft-page-break/><text:span text:style-name="T1">sebuah studi kasus tentang bagaimana bahkan raksasa teknologi dengan sumber daya tak terbatas pun bisa gagal jika terlambat masuk, salah membaca pasar, dan gagal membangun ekosistem yang vital.</text:span></text:p>
            <text:p text:style-name="Text_20_body"><text:span text:style-name="Strong_20_Emphasis"><text:span text:style-name="T1">Dari Awal yang Menjanjikan hingga Akhir yang Pahit</text:span></text:span></text:p>
            <text:p text:style-name="Text_20_body"><text:span text:style-name="T1">Microsoft sebenarnya sudah lama bermain di pasar perangkat genggam dengan </text:span><text:span text:style-name="Strong_20_Emphasis"><text:span text:style-name="T1">Windows Mobile</text:span></text:span><text:span text:style-name="T1">, namun platform ini terasa kuno dan tidak siap menghadapi revolusi antarmuka sentuh yang dipicu oleh iPhone pada tahun 2007. Menyadari ini, Microsoft melakukan </text:span><text:span text:style-name="Emphasis"><text:span text:style-name="T1">reboot</text:span></text:span><text:span text:style-name="T1"> total dan meluncurkan </text:span><text:span text:style-name="Strong_20_Emphasis"><text:span text:style-name="T1">Windows Phone 7</text:span></text:span><text:span text:style-name="T1"> pada akhir 2010. Platform ini tampil beda secara radikal, dengan antarmuka </text:span><text:span text:style-name="Strong_20_Emphasis"><text:span text:style-name="T1">"Metro"</text:span></text:span><text:span text:style-name="T1"> (kemudian disebut Modern UI) yang berbasis </text:span><text:span text:style-name="Emphasis"><text:span text:style-name="T1">tile</text:span></text:span><text:span text:style-name="T1"> (ubin) hidup yang elegan dan unik, serta integrasi kuat dengan layanan Microsoft lainnya. Secara desain, ia menuai banyak pujian.</text:span></text:p>
            <text:p text:style-name="Text_20_body"><text:span text:style-name="T1">Iterasi berikutnya, </text:span><text:span text:style-name="Strong_20_Emphasis"><text:span text:style-name="T1">Windows Phone 8</text:span></text:span><text:span text:style-name="T1"> (2012), membawa perubahan teknis penting dengan berbagi inti (kernel) yang sama dengan Windows 8 untuk PC, sebuah langkah yang diharapkan memudahkan pengembang membuat aplikasi lintas platform. Untuk mengatasi kelemahan dalam hal perangkat keras dan distribusi, Microsoft mengambil langkah drastis pada tahun 2014 dengan </text:span><text:span text:style-name="Strong_20_Emphasis"><text:span text:style-name="T1">mengakuisisi divisi perangkat dan layanan Nokia</text:span></text:span><text:span text:style-name="T1">, produsen ponsel yang saat itu menjadi mitra Windows Phone terbesar, dengan biaya lebih dari $7 miliar. Harapannya, dengan mengontrol perangkat keras dan lunak, Microsoft bisa meniru kesuksesan model terintegrasi Apple.</text:span></text:p>
            <text:p text:style-name="P110">Namun, semua upaya ini ternyata sia-sia. Pangsa pasar Windows Phone tidak pernah berhasil melampaui beberapa persen secara global. Satu per satu, pengembang aplikasi besar menarik dukungannya atau tidak pernah merilis aplikasi populer mereka di platform ini. Akhirnya, pada tahun 2017, Microsoft secara efektif mengakui kekalahan, mengumumkan penghentian pengembangan fitur baru untuk Windows 10 Mobile (penerus Windows Phone 8.1), dan kemudian menghapus nilai aset akuisisi Nokia dengan kerugian miliaran dolar. Pertarungan mobile telah hilang.</text:p>
            <text:p text:style-name="Text_20_body"><text:span text:style-name="Strong_20_Emphasis"><text:span text:style-name="T1">Mengapa Windows Phone Gagal Total?</text:span></text:span></text:p>
            <text:p text:style-name="P110">Kegagalan Windows Phone disebabkan oleh kombinasi faktor yang saling terkait:</text:p>
            <text:list xml:id="list914871616356052009" text:style-name="L84">
              <text:list-item>
                <text:p text:style-name="P196"><text:span text:style-name="Strong_20_Emphasis"><text:span text:style-name="T1">Keterlambatan Kritis Memasuki Pasar:</text:span></text:span><text:span text:style-name="T1"> Ini adalah faktor fundamental. Saat Windows Phone 7 diluncurkan pada 2010, iPhone </text:span><text:soft-page-break/><text:span text:style-name="T1">sudah berusia tiga tahun dan ekosistem Android sudah berkembang pesat dengan dukungan banyak produsen. Microsoft terlambat bertahun-tahun dalam menawarkan pengalaman smartphone modern yang kompetitif. </text:span></text:p>
              </text:list-item>
              <text:list-item>
                <text:p text:style-name="P196"><text:span text:style-name="Strong_20_Emphasis"><text:span text:style-name="T1">"App Gap" yang Fatal:</text:span></text:span><text:span text:style-name="T1"> Masalah terbesar yang menghantui Windows Phone dari awal hingga akhir adalah kurangnya aplikasi. Pengguna tidak mau membeli ponsel yang tidak bisa menjalankan aplikasi populer yang digunakan teman-teman mereka (seperti Instagram, Snapchat, YouTube versi penuh, dll.). Pengembang, di sisi lain, enggan menginvestasikan waktu dan sumber daya untuk platform dengan basis pengguna yang kecil. Ini menciptakan lingkaran setan yang tidak bisa dipecahkan: </text:span><text:span text:style-name="Strong_20_Emphasis"><text:span text:style-name="T1">tidak ada pengguna karena tidak ada aplikasi, dan tidak ada aplikasi karena tidak ada pengguna.</text:span></text:span><text:span text:style-name="T1"> </text:span></text:p>
              </text:list-item>
              <text:list-item>
                <text:p text:style-name="P196"><text:span text:style-name="Strong_20_Emphasis"><text:span text:style-name="T1">Kesalahan Strategi Platform &amp; Ekosistem:</text:span></text:span><text:span text:style-name="T1"> Beberapa keputusan awal mungkin kurang tepat. Fokus awal pada segmen pasar yang lebih tinggi mungkin membatasi adopsi massal. Model lisensi OS (meskipun kemudian digratiskan) mungkin kurang menarik bagi produsen dibandingkan Android yang gratis dan terbuka. Ekosistem layanan pendukung Microsoft (peta, toko aplikasi, dll.) juga membutuhkan waktu untuk matang dan bersaing dengan Google dan Apple. </text:span></text:p>
              </text:list-item>
              <text:list-item>
                <text:p text:style-name="P196"><text:span text:style-name="Strong_20_Emphasis"><text:span text:style-name="T1">Akuisisi Nokia yang Tidak Menyelesaikan Masalah Inti:</text:span></text:span><text:span text:style-name="T1"> Meskipun Nokia membuat perangkat keras Windows Phone yang berkualitas (seri Lumia), akuisisi ini tidak mengatasi masalah fundamental kurangnya aplikasi dan ekosistem. Ia justru membebani Microsoft dengan bisnis perangkat keras yang merugi dan mungkin mengasingkan produsen ponsel potensial lainnya. </text:span></text:p>
              </text:list-item>
              <text:list-item>
                <text:p text:style-name="P81"><text:span text:style-name="Strong_20_Emphasis"><text:span text:style-name="T1">Kekuatan Duopoli iOS dan Android:</text:span></text:span><text:span text:style-name="T1"> Begitu Apple dan Google mengukuhkan dominasi mereka, sangat sulit bagi platform ketiga manapun untuk masuk. Efek jaringan mereka – baik dari sisi pengguna maupun pengembang – terlalu kuat untuk ditembus oleh Microsoft, meskipun dengan sumber daya yang besar. </text:span></text:p>
              </text:list-item>
            </text:list>
            <text:p text:style-name="Text_20_body"><text:span text:style-name="Strong_20_Emphasis"><text:span text:style-name="T1">Pelajaran Mahal tentang Ekosistem</text:span></text:span></text:p>
            <text:p text:style-name="Text_20_body"><text:span text:style-name="T1">Kegagalan Windows Phone adalah pelajaran yang sangat mahal bagi Microsoft. Ia menunjukkan bahwa di pasar konsumen modern, produk yang bagus secara teknis atau memiliki desain yang unik saja tidak cukup. </text:span><text:span text:style-name="Strong_20_Emphasis"><text:span text:style-name="T1">Ekosistem</text:span></text:span><text:span text:style-name="T1"> – ketersediaan aplikasi, layanan pendukung, dukungan </text:span><text:soft-page-break/><text:span text:style-name="T1">pengembang, dan basis pengguna yang besar – adalah segalanya. Kegagalan ini juga menyoroti pentingnya </text:span><text:span text:style-name="Strong_20_Emphasis"><text:span text:style-name="T1">kecepatan dan waktu pasar (timing)</text:span></text:span><text:span text:style-name="T1"> dalam industri teknologi, serta betapa sulitnya mengubah kebiasaan konsumen dan melawan kekuatan efek jaringan yang sudah mapan. Ini adalah 'luka' strategis yang membutuhkan waktu bertahun-tahun bagi Microsoft untuk pulih dan akhirnya menemukan kembali fokusnya di area lain di bawah kepemimpinan baru.</text:span></text:p>
            <text:p text:style-name="Text_20_body"><text:span text:style-name="Strong_20_Emphasis"><text:span text:style-name="T1">(Teks Buku Berakhir)</text:span></text:span></text:p>
            <text:p text:style-name="P242"/>
            <text:p text:style-name="P110">Saya siap menunggu perintah "YAX" untuk melanjutkan ke prompt berikutnya (Subbab 7.2).</text:p>
          </text:section>
          <text:section text:style-name="Sect1" text:name="feedback-form-47">
            <text:p text:style-name="P225"/>
          </text:section>
        </text:section>
        <text:section text:style-name="Sect1" text:name="dbb5316f23ab69b7">
          <text:p text:style-name="P110"/>
          <text:section text:style-name="Sect1" text:name="user-query-content-48">
            <text:p text:style-name="P239">yax </text:p>
          </text:section>
          <text:p text:style-name="P225">Tampilkan alur berpikir</text:p>
          <text:section text:style-name="Sect2" text:name="model-response-message-contentr_dbb5316f23ab69b7">
            <text:p text:style-name="Text_20_body"><text:span text:style-name="T1">Baik, saya akan melanjutkan dengan menjawab </text:span><text:span text:style-name="Strong_20_Emphasis"><text:span text:style-name="T1">prompt untuk Subbab 7.2: Zune: Menantang iPod</text:span></text:span><text:span text:style-name="T1">.</text:span></text:p>
            <text:p text:style-name="P242"/>
            <text:p text:style-name="Text_20_body"><text:span text:style-name="Strong_20_Emphasis"><text:span text:style-name="T1">[JAWABAN UNTUK PROMPT SUBBAB 7.2]</text:span></text:span></text:p>
            <text:p text:style-name="Text_20_body"><text:span text:style-name="Strong_20_Emphasis"><text:span text:style-name="T1">(Teks Buku Dimulai)</text:span></text:span></text:p>
            <text:p text:style-name="Text_20_body"><text:span text:style-name="Strong_20_Emphasis"><text:span text:style-name="T1">7.2 Zune: Menantang iPod</text:span></text:span></text:p>
            <text:p text:style-name="Text_20_body"><text:span text:style-name="T1">Jika kegagalan Windows Phone adalah tentang pertarungan memperebutkan platform komputasi personal berikutnya, maka kegagalan </text:span><text:span text:style-name="Strong_20_Emphasis"><text:span text:style-name="T1">Zune</text:span></text:span><text:span text:style-name="T1"> adalah tentang upaya menantang ikon budaya pop dan raja pasar pemutar musik digital yang tak tergoyahkan: </text:span><text:span text:style-name="Strong_20_Emphasis"><text:span text:style-name="T1">Apple iPod</text:span></text:span><text:span text:style-name="T1">. Diluncurkan pada akhir tahun 2006, Zune adalah upaya serius Microsoft untuk merebut sebagian pasar pemutar MP3 yang sangat lukratif, namun ia menghadapi tembok dominasi Apple yang terlalu tinggi untuk didaki.</text:span></text:p>
            <text:p text:style-name="Text_20_body"><text:span text:style-name="Strong_20_Emphasis"><text:span text:style-name="T1">Produk yang Layak, Pasar yang Dikuasai</text:span></text:span></text:p>
            <text:p text:style-name="Text_20_body"><text:span text:style-name="T1">Secara teknis, Zune bukanlah produk yang buruk. Microsoft meluncurkan beberapa generasi perangkat keras Zune, yang umumnya memiliki kualitas pembuatan yang solid, layar yang cukup besar (untuk masanya), dan kapasitas </text:span><text:soft-page-break/><text:span text:style-name="T1">penyimpanan yang layak. Perangkat lunak pendampingnya di PC, </text:span><text:span text:style-name="Strong_20_Emphasis"><text:span text:style-name="T1">Zune Software</text:span></text:span><text:span text:style-name="T1">, digunakan untuk sinkronisasi musik dan akses ke </text:span><text:span text:style-name="Strong_20_Emphasis"><text:span text:style-name="T1">Zune Marketplace</text:span></text:span><text:span text:style-name="T1">, toko musik digital Microsoft yang kemudian juga menawarkan layanan berlangganan musik (Zune Pass). Microsoft bahkan mencoba beberapa fitur inovatif untuk membedakan Zune, seperti kemampuan </text:span><text:span text:style-name="Strong_20_Emphasis"><text:span text:style-name="T1">berbagi lagu secara nirkabel</text:span></text:span><text:span text:style-name="T1"> antar sesama pengguna Zune (meskipun dengan batasan). Beberapa pengguna awal bahkan menyukai antarmuka Zune yang dianggap lebih menarik daripada antarmuka iPod saat itu.</text:span></text:p>
            <text:p text:style-name="Text_20_body"><text:span text:style-name="T1">Namun, masalahnya adalah konteks pasar saat Zune diluncurkan. Pada tahun 2006, </text:span><text:span text:style-name="Strong_20_Emphasis"><text:span text:style-name="T1">iPod bukan sekadar pemutar musik; ia adalah fenomena budaya global</text:span></text:span><text:span text:style-name="T1">. Dipadukan dengan </text:span><text:span text:style-name="Strong_20_Emphasis"><text:span text:style-name="T1">toko musik iTunes</text:span></text:span><text:span text:style-name="T1"> yang sangat populer dan mudah digunakan, serta </text:span><text:span text:style-name="Strong_20_Emphasis"><text:span text:style-name="T1">ekosistem aksesori</text:span></text:span><text:span text:style-name="T1"> pihak ketiga yang masif (mulai dari </text:span><text:span text:style-name="Emphasis"><text:span text:style-name="T1">casing</text:span></text:span><text:span text:style-name="T1">, </text:span><text:span text:style-name="Emphasis"><text:span text:style-name="T1">speaker dock</text:span></text:span><text:span text:style-name="T1">, hingga integrasi di mobil), iPod telah menciptakan benteng pertahanan yang sangat kuat. Jutaan pengguna sudah terlanjur berinvestasi dalam ekosistem Apple ini, baik secara finansial (membeli musik di iTunes) maupun secara emosional (merek iPod yang sangat 'keren').</text:span></text:p>
            <text:p text:style-name="Text_20_body"><text:span text:style-name="Strong_20_Emphasis"><text:span text:style-name="T1">Mengapa Zune Gagal Menggoyang iPod?</text:span></text:span></text:p>
            <text:p text:style-name="P110">Upaya Zune untuk menantang supremasi iPod akhirnya gagal karena beberapa alasan utama:</text:p>
            <text:list xml:id="list162148416868088054" text:style-name="L85">
              <text:list-item>
                <text:p text:style-name="P197"><text:span text:style-name="Strong_20_Emphasis"><text:span text:style-name="T1">Terlambat Masuk Pasar:</text:span></text:span><text:span text:style-name="T1"> Ini adalah faktor krusial. Zune baru hadir lima tahun setelah iPod pertama diluncurkan. Pada saat itu, iPod sudah menguasai sebagian besar pangsa pasar dan membangun loyalitas merek yang luar biasa. Momentum pasar sudah sepenuhnya berada di pihak Apple. </text:span></text:p>
              </text:list-item>
              <text:list-item>
                <text:p text:style-name="P197"><text:span text:style-name="Strong_20_Emphasis"><text:span text:style-name="T1">Kurangnya Diferensiasi yang Mematikan:</text:span></text:span><text:span text:style-name="T1"> Meskipun Zune memiliki beberapa fitur unik seperti berbagi nirkabel, fitur-fitur ini tidak cukup revolusioner atau menarik bagi mayoritas konsumen untuk meninggalkan kenyamanan dan keakraban ekosistem iPod + iTunes. Zune tidak menawarkan 'alasan kuat' untuk beralih. </text:span></text:p>
              </text:list-item>
              <text:list-item>
                <text:p text:style-name="P197"><text:span text:style-name="Strong_20_Emphasis"><text:span text:style-name="T1">Ekosistem yang Lebih Lemah:</text:span></text:span><text:span text:style-name="T1"> Zune Marketplace tidak pernah bisa menandingi katalog musik, kemudahan penggunaan, dan popularitas iTunes Store. Demikian pula, jumlah aksesori yang tersedia untuk Zune jauh lebih sedikit dibandingkan untuk iPod, membatasi pilihan dan fleksibilitas pengguna. </text:span></text:p>
              </text:list-item>
              <text:list-item>
                <text:p text:style-name="P197"><text:span text:style-name="Strong_20_Emphasis"><text:span text:style-name="T1">Tantangan Pemasaran dan Citra Merek:</text:span></text:span><text:span text:style-name="T1"> Microsoft kesulitan </text:span><text:soft-page-break/><text:span text:style-name="T1">membangun citra merek yang menarik dan berbeda untuk Zune. Kampanye pemasarannya kurang berkesan, dan Zune seringkali dipersepsikan sebagai produk 'ikut-ikutan' atau 'peniru' iPod, sebuah citra yang sulit dilepaskan. </text:span><text:span text:style-name="Emphasis"><text:span text:style-name="T1">(Meskipun beberapa iklannya mencoba tampil beda, citra iPod sudah terlalu ikonik).</text:span></text:span><text:span text:style-name="T1"> </text:span></text:p>
              </text:list-item>
              <text:list-item>
                <text:p text:style-name="P82"><text:span text:style-name="Strong_20_Emphasis"><text:span text:style-name="T1">Pergeseran Pasar ke Smartphone:</text:span></text:span><text:span text:style-name="T1"> Ironisnya, saat Zune mencoba merebut pasar pemutar musik khusus, pasar itu sendiri mulai terkikis. Kemunculan smartphone (termasuk iPhone setahun setelah Zune rilis) yang memiliki kemampuan pemutaran musik terintegrasi yang semakin baik membuat banyak orang tidak lagi merasa perlu membawa perangkat musik terpisah. </text:span></text:p>
              </text:list-item>
            </text:list>
            <text:p text:style-name="Text_20_body"><text:span text:style-name="Strong_20_Emphasis"><text:span text:style-name="T1">Pelajaran tentang Kekuatan Ekosistem</text:span></text:span></text:p>
            <text:p text:style-name="Text_20_body"><text:span text:style-name="T1">Kegagalan Zune, meskipun produknya sendiri cukup layak, menjadi pelajaran penting tentang kekuatan </text:span><text:span text:style-name="Strong_20_Emphasis"><text:span text:style-name="T1">ekosistem</text:span></text:span><text:span text:style-name="T1"> dan </text:span><text:span text:style-name="Strong_20_Emphasis"><text:span text:style-name="T1">efek jaringan</text:span></text:span><text:span text:style-name="T1"> di pasar teknologi konsumen. Melawan pemimpin pasar yang sudah mengakar kuat membutuhkan lebih dari sekadar produk tandingan yang bagus; dibutuhkan strategi diferensiasi yang radikal, ekosistem pendukung yang setara atau lebih baik, dan kemampuan membangun merek yang kuat. Zune tidak memiliki semua elemen ini, dan akhirnya harus menyerah pada dominasi iPod, sebelum akhirnya seluruh pasar pemutar musik khusus itu sendiri meredup ditelan oleh era smartphone. Microsoft secara resmi menghentikan produksi perangkat keras Zune pada tahun 2011.</text:span></text:p>
            <text:p text:style-name="Text_20_body"><text:span text:style-name="Strong_20_Emphasis"><text:span text:style-name="T1">(Teks Buku Berakhir)</text:span></text:span></text:p>
            <text:p text:style-name="P242"/>
            <text:p text:style-name="P110">Saya siap menunggu perintah "YAX" untuk melanjutkan ke prompt berikutnya (Subbab 7.3).</text:p>
          </text:section>
          <text:section text:style-name="Sect1" text:name="feedback-form-48">
            <text:p text:style-name="P225"/>
          </text:section>
        </text:section>
        <text:section text:style-name="Sect1" text:name="e1e849395efe074f">
          <text:p text:style-name="P110"/>
          <text:section text:style-name="Sect1" text:name="user-query-content-49">
            <text:p text:style-name="P239">yax </text:p>
          </text:section>
          <text:p text:style-name="P225">Tampilkan alur berpikir</text:p>
          <text:section text:style-name="Sect2" text:name="model-response-message-contentr_e1e849395efe074f">
            <text:p text:style-name="Text_20_body"><text:span text:style-name="T1">Baik, saya akan melanjutkan dengan menjawab </text:span><text:span text:style-name="Strong_20_Emphasis"><text:span text:style-name="T1">prompt untuk Subbab 7.3: Microsoft Kin: Ponsel Sosial yang Gagal</text:span></text:span><text:span text:style-name="T1">.</text:span></text:p>
            <text:p text:style-name="P242"/>
            <text:p text:style-name="Text_20_body"><text:soft-page-break/><text:span text:style-name="Strong_20_Emphasis"><text:span text:style-name="T1">[JAWABAN UNTUK PROMPT SUBBAB 7.3]</text:span></text:span></text:p>
            <text:p text:style-name="Text_20_body"><text:span text:style-name="Strong_20_Emphasis"><text:span text:style-name="T1">(Teks Buku Dimulai)</text:span></text:span></text:p>
            <text:p text:style-name="Text_20_body"><text:span text:style-name="Strong_20_Emphasis"><text:span text:style-name="T1">7.3 Microsoft Kin: Ponsel Sosial yang Gagal</text:span></text:span></text:p>
            <text:p text:style-name="Text_20_body"><text:span text:style-name="T1">Jika kegagalan Windows Phone adalah maraton yang berakhir dengan kekalahan, dan Zune adalah pertarungan jarak menengah melawan juara bertahan, maka </text:span><text:span text:style-name="Strong_20_Emphasis"><text:span text:style-name="T1">Microsoft Kin</text:span></text:span><text:span text:style-name="T1"> adalah sprint yang berakhir dengan tersandung dan jatuh tepat setelah garis start. Diluncurkan dengan keriuhan pada bulan April 2010, lini ponsel yang ditujukan untuk kaum muda yang terobsesi media sosial ini ditarik dari pasar oleh Microsoft hanya sekitar </text:span><text:span text:style-name="Strong_20_Emphasis"><text:span text:style-name="T1">48 hari</text:span></text:span><text:span text:style-name="T1"> setelah penjualan dimulai – menjadikannya salah satu kegagalan produk tercepat dan paling spektakuler dalam sejarah teknologi modern.</text:span></text:p>
            <text:p text:style-name="Text_20_body"><text:span text:style-name="Strong_20_Emphasis"><text:span text:style-name="T1">Konsep 'Sosial' yang Menjanjikan, Eksekusi yang Keliru</text:span></text:span></text:p>
            <text:p text:style-name="Text_20_body"><text:span text:style-name="T1">Microsoft Kin terdiri dari dua model: </text:span><text:span text:style-name="Strong_20_Emphasis"><text:span text:style-name="T1">Kin ONE</text:span></text:span><text:span text:style-name="T1"> (ponsel mungil berbentuk hampir persegi) dan </text:span><text:span text:style-name="Strong_20_Emphasis"><text:span text:style-name="T1">Kin TWO</text:span></text:span><text:span text:style-name="T1"> (ponsel geser horizontal dengan keyboard QWERTY yang lebih besar). Keduanya dirancang dengan fokus utama pada </text:span><text:span text:style-name="Strong_20_Emphasis"><text:span text:style-name="T1">integrasi jejaring sosial</text:span></text:span><text:span text:style-name="T1">. Antarmuka utamanya, disebut </text:span><text:span text:style-name="Strong_20_Emphasis"><text:span text:style-name="T1">Kin Loop</text:span></text:span><text:span text:style-name="T1">, secara konstan menampilkan pembaruan dari teman-teman di Facebook, Twitter, dan MySpace. Fitur </text:span><text:span text:style-name="Strong_20_Emphasis"><text:span text:style-name="T1">Kin Spot</text:span></text:span><text:span text:style-name="T1"> memudahkan pengguna berbagi foto, video, atau tautan ke kontak mereka. Dan semua konten (foto, video, pesan) secara otomatis dicadangkan ke layanan cloud bernama </text:span><text:span text:style-name="Strong_20_Emphasis"><text:span text:style-name="T1">Kin Studio</text:span></text:span><text:span text:style-name="T1">, yang dapat diakses dari peramban web mana pun. Konsepnya terdengar menarik di atas kertas, menargetkan demografi 'Generasi Upload' yang selalu terhubung.</text:span></text:p>
            <text:p text:style-name="Text_20_body"><text:span text:style-name="T1">Proyek Kin sendiri berasal dari tim yang diakuisisi Microsoft dari </text:span><text:span text:style-name="Strong_20_Emphasis"><text:span text:style-name="T1">Danger Inc.</text:span></text:span><text:span text:style-name="T1">, perusahaan di balik ponsel Sidekick yang populer di kalangan remaja pada masanya. Harapannya adalah untuk mereplikasi kesuksesan Sidekick dengan sentuhan Microsoft.</text:span></text:p>
            <text:p text:style-name="Text_20_body"><text:span text:style-name="Strong_20_Emphasis"><text:span text:style-name="T1">Mengapa Kin Gagal Begitu Cepat dan Total?</text:span></text:span></text:p>
            <text:p text:style-name="P110">Kegagalan Kin yang hampir seketika disebabkan oleh serangkaian kesalahan strategis dan eksekusi yang fatal:</text:p>
            <text:list xml:id="list9073076386387426348" text:style-name="L86">
              <text:list-item>
                <text:p text:style-name="P198"><text:span text:style-name="Strong_20_Emphasis"><text:span text:style-name="T1">Positioning Produk yang Kacau:</text:span></text:span><text:span text:style-name="T1"> Kin terjebak di posisi yang aneh. Ia dipasarkan sebagai ponsel sosial, tetapi </text:span><text:span text:style-name="Strong_20_Emphasis"><text:span text:style-name="T1">bukanlah smartphone sejati</text:span></text:span><text:span text:style-name="T1">. Ia tidak memiliki toko aplikasi (app store), tidak bisa menjalankan aplikasi pihak ketiga, peramban webnya sangat terbatas, dan bahkan </text:span><text:soft-page-break/><text:span text:style-name="T1">pada awalnya tidak memiliki fitur dasar seperti kalender atau instant messenger. Namun, ironisnya... </text:span></text:p>
              </text:list-item>
              <text:list-item>
                <text:p text:style-name="P198"><text:span text:style-name="Strong_20_Emphasis"><text:span text:style-name="T1">Harga yang Terlalu Mahal:</text:span></text:span><text:span text:style-name="T1"> Meskipun fiturnya terbatas, Kin dijual dengan harga yang mirip dengan smartphone pemula </text:span><text:span text:style-name="Emphasis"><text:span text:style-name="T1">dan</text:span></text:span><text:span text:style-name="T1"> mengharuskan pengguna berlangganan </text:span><text:span text:style-name="Strong_20_Emphasis"><text:span text:style-name="T1">paket data smartphone yang mahal</text:span></text:span><text:span text:style-name="T1"> dari Verizon Wireless (mitra operator eksklusif di AS). Kombinasi fitur terbatas dan biaya tinggi ini sama sekali tidak menarik bagi target pasar remaja atau dewasa muda yang sensitif harga. Ponsel fitur biasa jauh lebih murah, sementara smartphone sungguhan (seperti iPhone atau ponsel Android) menawarkan fungsionalitas yang jauh lebih banyak dengan biaya data yang sama. </text:span></text:p>
              </text:list-item>
              <text:list-item>
                <text:p text:style-name="P198"><text:span text:style-name="Strong_20_Emphasis"><text:span text:style-name="T1">Waktu Peluncuran dan Konflik Internal yang Buruk:</text:span></text:span><text:span text:style-name="T1"> Kin diluncurkan hanya beberapa bulan sebelum Microsoft bersiap meluncurkan platform smartphone barunya yang jauh lebih penting secara strategis, </text:span><text:span text:style-name="Strong_20_Emphasis"><text:span text:style-name="T1">Windows Phone 7</text:span></text:span><text:span text:style-name="T1">. Hal ini menciptakan kebingungan di pasar dan kemungkinan besar menyebabkan konflik internal perebutan sumber daya pemasaran dan perhatian manajemen. Mengapa mempromosikan Kin jika platform andalan yang sebenarnya sudah di depan mata? </text:span></text:p>
              </text:list-item>
              <text:list-item>
                <text:p text:style-name="P198"><text:span text:style-name="Strong_20_Emphasis"><text:span text:style-name="T1">Fungsionalitas Terbatas:</text:span></text:span><text:span text:style-name="T1"> Selain ketiadaan aplikasi, keterbatasan lainnya sangat terasa. Pengguna tidak bisa dengan mudah mengelola kontak atau kalender mereka, fungsi yang sangat mendasar. Fokus pada sosial terasa dipaksakan dan mengorbankan kegunaan dasar lainnya. </text:span></text:p>
              </text:list-item>
              <text:list-item>
                <text:p text:style-name="P83"><text:span text:style-name="Strong_20_Emphasis"><text:span text:style-name="T1">Pemasaran yang Tidak Efektif:</text:span></text:span><text:span text:style-name="T1"> Kampanye pemasaran Kin gagal mengkomunikasikan secara jelas apa sebenarnya Kin itu dan mengapa konsumen harus membelinya dibandingkan alternatif yang lebih murah atau lebih canggih. </text:span></text:p>
              </text:list-item>
            </text:list>
            <text:p text:style-name="Text_20_body"><text:span text:style-name="Strong_20_Emphasis"><text:span text:style-name="T1">Pelajaran tentang Strategi Produk</text:span></text:span></text:p>
            <text:p text:style-name="Text_20_body"><text:span text:style-name="T1">Kegagalan total Microsoft Kin menjadi studi kasus klasik tentang pentingnya </text:span><text:span text:style-name="Strong_20_Emphasis"><text:span text:style-name="T1">memahami target pasar</text:span></text:span><text:span text:style-name="T1"> Anda secara mendalam, </text:span><text:span text:style-name="Strong_20_Emphasis"><text:span text:style-name="T1">menyelaraskan fitur produk dengan harga</text:span></text:span><text:span text:style-name="T1"> yang tepat, dan </text:span><text:span text:style-name="Strong_20_Emphasis"><text:span text:style-name="T1">memastikan koordinasi strategi produk internal</text:span></text:span><text:span text:style-name="T1">. Kin adalah contoh bagaimana ide yang mungkin terdengar bagus dalam rapat dewan direksi bisa gagal total ketika berhadapan dengan realitas pasar konsumen, terutama jika posisi produknya tidak jelas dan harganya tidak masuk akal. Microsoft dengan cepat menyadari kesalahannya dan menarik steker Kin sebelum kerugian semakin besar, sebuah keputusan </text:span><text:soft-page-break/><text:span text:style-name="T1">yang menyakitkan namun mungkin perlu.</text:span></text:p>
            <text:p text:style-name="Text_20_body"><text:span text:style-name="Strong_20_Emphasis"><text:span text:style-name="T1">(Teks Buku Berakhir)</text:span></text:span></text:p>
            <text:p text:style-name="P242"/>
            <text:p text:style-name="P110">Saya siap menunggu perintah "YAX" untuk melanjutkan ke prompt berikutnya (Subbab 7.4).</text:p>
          </text:section>
          <text:section text:style-name="Sect1" text:name="feedback-form-49">
            <text:p text:style-name="P225"/>
          </text:section>
        </text:section>
        <text:section text:style-name="Sect1" text:name="f88f18862c4e00e8">
          <text:p text:style-name="P110"/>
          <text:section text:style-name="Sect1" text:name="user-query-content-50">
            <text:p text:style-name="P239">yax </text:p>
          </text:section>
          <text:p text:style-name="P225">Tampilkan alur berpikir</text:p>
          <text:section text:style-name="Sect2" text:name="model-response-message-contentr_f88f18862c4e00e8">
            <text:p text:style-name="Text_20_body"><text:span text:style-name="T1">Baik, saya akan melanjutkan dengan menjawab </text:span><text:span text:style-name="Strong_20_Emphasis"><text:span text:style-name="T1">prompt untuk Subbab 7.4: Internet Explorer (Legacy): Dari Dominasi ke Penggantian (Edge)</text:span></text:span><text:span text:style-name="T1">, dengan memperhatikan konteks hingga </text:span><text:span text:style-name="Strong_20_Emphasis"><text:span text:style-name="T1">April 20, 2025</text:span></text:span><text:span text:style-name="T1">.</text:span></text:p>
            <text:p text:style-name="P242"/>
            <text:p text:style-name="Text_20_body"><text:span text:style-name="Strong_20_Emphasis"><text:span text:style-name="T1">[JAWABAN UNTUK PROMPT SUBBAB 7.4]</text:span></text:span></text:p>
            <text:p text:style-name="Text_20_body"><text:span text:style-name="Strong_20_Emphasis"><text:span text:style-name="T1">(Teks Buku Dimulai)</text:span></text:span></text:p>
            <text:p text:style-name="Text_20_body"><text:span text:style-name="Strong_20_Emphasis"><text:span text:style-name="T1">7.4 Internet Explorer (Legacy): Dari Dominasi ke Penggantian (Edge)</text:span></text:span></text:p>
            <text:p text:style-name="P110">Kisah Internet Explorer (IE) adalah salah satu contoh paling dramatis tentang bagaimana dominasi pasar yang nyaris mutlak sekalipun bisa terkikis dan akhirnya runtuh jika sebuah perusahaan menjadi terlena dan gagal beradaptasi. Peramban web yang pernah menjadi raja tak terbantahkan di dunia maya ini, hasil dari kemenangan Microsoft dalam "Perang Browser" pertama, secara bertahap kehilangan relevansinya hingga akhirnya secara resmi 'dipensiunkan' dan digantikan oleh penerus yang lebih modern, Microsoft Edge.</text:p>
            <text:p text:style-name="Text_20_body"><text:span text:style-name="Strong_20_Emphasis"><text:span text:style-name="T1">Dari Puncak Kejayaan ke Stagnasi yang Berbahaya</text:span></text:span></text:p>
            <text:p text:style-name="Text_20_body"><text:span text:style-name="T1">Setelah berhasil mengalahkan Netscape Navigator pada akhir 1990-an, Internet Explorer meraih pangsa pasar global yang mencengangkan, mencapai lebih dari 95% pada puncaknya di awal tahun 2000-an. IE, khususnya </text:span><text:span text:style-name="Strong_20_Emphasis"><text:span text:style-name="T1">Internet Explorer 6 (IE6)</text:span></text:span><text:span text:style-name="T1"> yang dirilis bersama Windows XP pada tahun 2001, menjadi jendela standar ke internet bagi ratusan juta orang. Namun, di sinilah masalah dimulai. Merasa tidak lagi memiliki pesaing serius, pengembangan IE tampak melambat secara signifikan.</text:span></text:p>
            <text:p text:style-name="P110"><text:soft-page-break/>IE6, meskipun sangat populer, terkenal memiliki banyak kelemahan:</text:p>
            <text:list xml:id="list421845111839816721" text:style-name="L87">
              <text:list-item>
                <text:p text:style-name="P199"><text:span text:style-name="Strong_20_Emphasis"><text:span text:style-name="T1">Keamanan yang Buruk:</text:span></text:span><text:span text:style-name="T1"> Ia penuh dengan lubang keamanan yang dieksploitasi oleh pembuat </text:span><text:span text:style-name="Emphasis"><text:span text:style-name="T1">malware</text:span></text:span><text:span text:style-name="T1">, </text:span><text:span text:style-name="Emphasis"><text:span text:style-name="T1">spyware</text:span></text:span><text:span text:style-name="T1">, dan virus, menjadikannya target empuk serangan siber. </text:span></text:p>
              </text:list-item>
              <text:list-item>
                <text:p text:style-name="P199"><text:span text:style-name="Strong_20_Emphasis"><text:span text:style-name="T1">Kepatuhan Standar Web yang Buruk:</text:span></text:span><text:span text:style-name="T1"> IE6 seringkali tidak mengikuti standar web terbuka yang ditetapkan oleh World Wide Web Consortium (W3C), memaksa para pengembang web untuk membuat kode khusus atau </text:span><text:span text:style-name="Emphasis"><text:span text:style-name="T1">hacks</text:span></text:span><text:span text:style-name="T1"> agar situs mereka tampil benar di IE, sementara berfungsi baik di peramban lain. Hal ini sangat menghambat kemajuan desain dan fungsionalitas web. </text:span></text:p>
              </text:list-item>
              <text:list-item>
                <text:p text:style-name="P84"><text:span text:style-name="Strong_20_Emphasis"><text:span text:style-name="T1">Kurangnya Inovasi Fitur:</text:span></text:span><text:span text:style-name="T1"> Sementara IE6 bertahan selama bertahun-tahun tanpa pembaruan signifikan, fitur-fitur modern seperti </text:span><text:span text:style-name="Emphasis"><text:span text:style-name="T1">tabbed Browse</text:span></text:span><text:span text:style-name="T1"> (membuka banyak halaman dalam satu jendela) atau sistem ekstensi yang kuat tidak kunjung hadir. </text:span></text:p>
              </text:list-item>
            </text:list>
            <text:p text:style-name="Text_20_body"><text:span text:style-name="Strong_20_Emphasis"><text:span text:style-name="T1">Munculnya Penantang Baru yang Gesit</text:span></text:span></text:p>
            <text:p text:style-name="Text_20_body"><text:span text:style-name="T1">Kelemahan dan stagnasi IE ini membuka pintu lebar-lebar bagi para pesaing baru. </text:span><text:span text:style-name="Strong_20_Emphasis"><text:span text:style-name="T1">Mozilla Firefox</text:span></text:span><text:span text:style-name="T1">, yang lahir dari sisa-sisa kode Netscape dan dikembangkan oleh komunitas </text:span><text:span text:style-name="Emphasis"><text:span text:style-name="T1">open source</text:span></text:span><text:span text:style-name="T1">, diluncurkan pada tahun 2004. Firefox menawarkan keamanan yang lebih baik, kepatuhan standar web yang lebih tinggi, </text:span><text:span text:style-name="Emphasis"><text:span text:style-name="T1">tabbed Browse</text:span></text:span><text:span text:style-name="T1">, dan kemampuan kustomisasi melalui ekstensi, dengan cepat menarik pengguna yang frustrasi dengan IE.</text:span></text:p>
            <text:p text:style-name="Text_20_body"><text:span text:style-name="T1">Ancaman yang lebih besar datang pada tahun 2008 dengan peluncuran </text:span><text:span text:style-name="Strong_20_Emphasis"><text:span text:style-name="T1">Google Chrome</text:span></text:span><text:span text:style-name="T1">. Dibangun dengan fokus pada kecepatan, kesederhanaan antarmuka, keamanan (dengan model </text:span><text:span text:style-name="Emphasis"><text:span text:style-name="T1">sandboxing</text:span></text:span><text:span text:style-name="T1">), dan siklus pembaruan yang sangat cepat, Chrome dengan cepat merebut hati pengguna dan pengembang. Google juga secara agresif mempromosikan Chrome melalui berbagai properti webnya.</text:span></text:p>
            <text:p text:style-name="Text_20_body"><text:span text:style-name="Strong_20_Emphasis"><text:span text:style-name="T1">Upaya Mengejar yang Sia-sia</text:span></text:span></text:p>
            <text:p text:style-name="Text_20_body"><text:span text:style-name="T1">Microsoft bukannya diam saja. Mereka merilis versi IE berikutnya – </text:span><text:span text:style-name="Strong_20_Emphasis"><text:span text:style-name="T1">IE7, IE8, IE9, IE10, dan IE11</text:span></text:span><text:span text:style-name="T1"> – yang secara bertahap membawa perbaikan signifikan dalam hal kepatuhan standar, kinerja (terutama dengan akselerasi perangkat keras), dan keamanan. IE versi modern sebenarnya adalah peramban yang jauh lebih baik daripada IE6. Namun, upaya ini ternyata terlambat dan tidak cukup.</text:span></text:p>
            <text:p text:style-name="P110"><text:soft-page-break/>Reputasi IE, terutama di kalangan pengguna yang melek teknologi dan komunitas pengembang web, sudah terlanjur rusak parah akibat era IE6. Selain itu, Chrome terus berinovasi dengan cepat dan memanfaatkan integrasinya dengan ekosistem Google. Pangsa pasar IE terus merosot tajam sepanjang dekade 2010-an.</text:p>
            <text:p text:style-name="Text_20_body"><text:span text:style-name="Strong_20_Emphasis"><text:span text:style-name="T1">Kelahiran Microsoft Edge: Memulai dari Awal</text:span></text:span></text:p>
            <text:p text:style-name="Text_20_body"><text:span text:style-name="T1">Menyadari bahwa merek "Internet Explorer" sudah terlalu terbebani oleh warisan negatifnya dan bahwa mesin rendering Trident yang digunakannya kesulitan mengimbangi standar web modern, Microsoft mengambil keputusan radikal. Bersamaan dengan Windows 10 pada tahun 2015, mereka memperkenalkan peramban baru bernama </text:span><text:span text:style-name="Strong_20_Emphasis"><text:span text:style-name="T1">Microsoft Edge</text:span></text:span><text:span text:style-name="T1">, yang awalnya dibangun dengan mesin rendering baru bernama EdgeHTML.</text:span></text:p>
            <text:p text:style-name="Text_20_body"><text:span text:style-name="T1">Meskipun EdgeHTML lebih modern dari Trident, ia masih menghadapi masalah kompatibilitas dengan beberapa situs web yang dioptimalkan untuk mesin Chromium (yang digunakan Chrome). Oleh karena itu, pada tahun 2019, Microsoft mengumumkan langkah yang lebih drastis lagi: mereka akan </text:span><text:span text:style-name="Strong_20_Emphasis"><text:span text:style-name="T1">membangun ulang Edge dari awal menggunakan basis kode sumber terbuka Chromium</text:span></text:span><text:span text:style-name="T1">. Microsoft Edge berbasis Chromium mulai diluncurkan pada tahun 2020, menawarkan kompatibilitas web yang sangat baik (sama seperti Chrome), kinerja yang cepat, dan fitur-fitur unik dari Microsoft.</text:span></text:p>
            <text:p text:style-name="Text_20_body"><text:span text:style-name="T1">Langkah ini secara efektif menandai akhir dari era Internet Explorer. Microsoft secara bertahap menghentikan dukungan untuk IE11 di berbagai layanan Microsoft 365 dan akhirnya secara resmi memensiunkannya untuk sebagian besar versi Windows pada Juni 2022 (meskipun mode kompatibilitas IE masih ada di dalam Edge untuk situs-situs </text:span><text:span text:style-name="Emphasis"><text:span text:style-name="T1">legacy</text:span></text:span><text:span text:style-name="T1">).</text:span></text:p>
            <text:p text:style-name="Text_20_body"><text:span text:style-name="Strong_20_Emphasis"><text:span text:style-name="T1">Pelajaran tentang Bahaya Berpuas Diri</text:span></text:span></text:p>
            <text:p text:style-name="Text_20_body"><text:span text:style-name="T1">Kisah naik turunnya Internet Explorer adalah pelajaran klasik tentang bahaya </text:span><text:span text:style-name="Strong_20_Emphasis"><text:span text:style-name="T1">berpuas diri (complacency)</text:span></text:span><text:span text:style-name="T1"> setelah mencapai puncak dominasi. Kegagalan untuk terus berinovasi, mengabaikan standar industri, dan meremehkan pesaing dapat menyebabkan keruntuhan bahkan bagi pemain terkuat sekalipun. Beban </text:span><text:span text:style-name="Strong_20_Emphasis"><text:span text:style-name="T1">warisan (legacy)</text:span></text:span><text:span text:style-name="T1"> – baik berupa kode lama yang sulit diubah maupun reputasi yang buruk – juga bisa menjadi penghalang besar untuk adaptasi. Keputusan untuk akhirnya 'membunuh' IE dan memulai kembali dengan Edge berbasis Chromium menunjukkan pengakuan Microsoft atas </text:span><text:soft-page-break/><text:span text:style-name="T1">kesalahan masa lalu dan kemauan untuk mengambil langkah drastis demi merebut kembali relevansi di pasar peramban web modern.</text:span></text:p>
            <text:p text:style-name="Text_20_body"><text:span text:style-name="Strong_20_Emphasis"><text:span text:style-name="T1">(Teks Buku Berakhir)</text:span></text:span></text:p>
            <text:p text:style-name="P242"/>
            <text:p text:style-name="P110">Saya siap menunggu perintah "YAX" untuk melanjutkan ke prompt berikutnya (Subbab 7.5).</text:p>
          </text:section>
          <text:section text:style-name="Sect1" text:name="feedback-form-50">
            <text:p text:style-name="P225"/>
          </text:section>
        </text:section>
        <text:section text:style-name="Sect1" text:name="00f8e130b170824c">
          <text:p text:style-name="P110"/>
          <text:section text:style-name="Sect1" text:name="user-query-content-51">
            <text:p text:style-name="P239">yax </text:p>
          </text:section>
          <text:p text:style-name="P225">Tampilkan alur berpikir</text:p>
          <text:section text:style-name="Sect2" text:name="model-response-message-contentr_00f8e130b170824c">
            <text:p text:style-name="Text_20_body"><text:span text:style-name="T1">Baik, saya akan melanjutkan dengan menjawab </text:span><text:span text:style-name="Strong_20_Emphasis"><text:span text:style-name="T1">prompt untuk Subbab 7.5: Pelajaran Berharga: Adaptasi dan Perubahan Strategi</text:span></text:span><text:span text:style-name="T1">.</text:span></text:p>
            <text:p text:style-name="P242"/>
            <text:p text:style-name="Text_20_body"><text:span text:style-name="Strong_20_Emphasis"><text:span text:style-name="T1">[JAWABAN UNTUK PROMPT SUBBAB 7.5]</text:span></text:span></text:p>
            <text:p text:style-name="Text_20_body"><text:span text:style-name="Strong_20_Emphasis"><text:span text:style-name="T1">(Teks Buku Dimulai)</text:span></text:span></text:p>
            <text:p text:style-name="Text_20_body"><text:span text:style-name="Strong_20_Emphasis"><text:span text:style-name="T1">7.5 Pelajaran Berharga: Adaptasi dan Perubahan Strategi</text:span></text:span></text:p>
            <text:p text:style-name="Text_20_body"><text:span text:style-name="T1">Setelah menelusuri beberapa 'lembah' dalam perjalanan Microsoft – kegagalan merebut pasar </text:span><text:span text:style-name="Emphasis"><text:span text:style-name="T1">mobile</text:span></text:span><text:span text:style-name="T1"> dengan </text:span><text:span text:style-name="Strong_20_Emphasis"><text:span text:style-name="T1">Windows Phone</text:span></text:span><text:span text:style-name="T1">, upaya sia-sia menantang iPod dengan </text:span><text:span text:style-name="Strong_20_Emphasis"><text:span text:style-name="T1">Zune</text:span></text:span><text:span text:style-name="T1">, blunder ponsel sosial </text:span><text:span text:style-name="Strong_20_Emphasis"><text:span text:style-name="T1">Kin</text:span></text:span><text:span text:style-name="T1">, hingga kemunduran </text:span><text:span text:style-name="Strong_20_Emphasis"><text:span text:style-name="T1">Internet Explorer</text:span></text:span><text:span text:style-name="T1"> dari singgasana peramban – kita dapat menarik beberapa benang merah dan pelajaran berharga. Kegagalan-kegagalan ini, meskipun menyakitkan dan seringkali mahal bagi perusahaan, memberikan wawasan penting tentang dinamika industri teknologi dan kunci ketahanan jangka panjang.</text:span></text:p>
            <text:p text:style-name="Text_20_body"><text:span text:style-name="Strong_20_Emphasis"><text:span text:style-name="T1">Pola Umum di Balik Kegagalan</text:span></text:span></text:p>
            <text:p text:style-name="P110">Menganalisis berbagai kegagalan ini, beberapa tema umum tampak muncul berulang kali:</text:p>
            <text:list xml:id="list1994132134661714856" text:style-name="L88">
              <text:list-item>
                <text:p text:style-name="P200"><text:span text:style-name="Strong_20_Emphasis"><text:span text:style-name="T1">Pentingnya Waktu Pasar (Timing):</text:span></text:span><text:span text:style-name="T1"> Masuk terlalu lambat ke pasar yang sudah didominasi oleh pemain mapan dengan ekosistem kuat (seperti Zune melawan iPod, atau Windows Phone melawan iOS/Android) terbukti menjadi rintangan yang hampir mustahil diatasi. </text:span><text:soft-page-break/><text:span text:style-name="T1">Sebaliknya, meluncurkan produk yang belum matang atau tidak selaras dengan kebutuhan pasar saat itu (seperti Kin) juga bisa berakibat fatal. </text:span></text:p>
              </text:list-item>
              <text:list-item>
                <text:p text:style-name="P200"><text:span text:style-name="Strong_20_Emphasis"><text:span text:style-name="T1">Kekuatan Ekosistem Mengalahkan Fitur Semata:</text:span></text:span><text:span text:style-name="T1"> Kegagalan Windows Phone dan Zune secara khusus menyoroti bahwa produk yang secara teknis bagus atau bahkan inovatif sekalipun tidak akan berhasil jika tidak didukung oleh ekosistem yang kuat. Ketersediaan aplikasi (untuk ponsel) atau konten dan aksesori (untuk pemutar musik) seringkali lebih penting daripada fitur perangkat keras itu sendiri bagi keputusan pembelian konsumen. Microsoft belajar dengan cara yang sulit bahwa membangun platform membutuhkan lebih dari sekadar membuat perangkat lunak atau perangkat keras yang baik. </text:span></text:p>
              </text:list-item>
              <text:list-item>
                <text:p text:style-name="P200"><text:span text:style-name="Strong_20_Emphasis"><text:span text:style-name="T1">Memahami Pasar Konsumen yang Berbeda:</text:span></text:span><text:span text:style-name="T1"> Microsoft secara historis sangat kuat di pasar enterprise (bisnis). Namun, beberapa kegagalan terbesarnya terjadi saat mencoba menaklukkan pasar konsumen (ponsel, musik). Dinamika pasar konsumen – yang seringkali didorong oleh merek, tren, kemudahan penggunaan intuitif, dan ekosistem hiburan/sosial – berbeda secara fundamental dari pasar enterprise. Kesalahan dalam memahami nuansa ini (seperti pada Kin atau Zune) bisa berakibat mahal. </text:span></text:p>
              </text:list-item>
              <text:list-item>
                <text:p text:style-name="P200"><text:span text:style-name="Strong_20_Emphasis"><text:span text:style-name="T1">Bahaya Berpuas Diri (Complacency):</text:span></text:span><text:span text:style-name="T1"> Kisah Internet Explorer adalah pengingat klasik bahwa kesuksesan masa lalu tidak menjamin masa depan. Setelah mencapai dominasi, kegagalan untuk terus berinovasi, mendengarkan pasar (terutama pengembang web dalam kasus IE), dan beradaptasi dengan standar baru dapat membuka pintu bagi pesaing yang lebih lapar dan lincah. </text:span></text:p>
              </text:list-item>
              <text:list-item>
                <text:p text:style-name="P200"><text:span text:style-name="Strong_20_Emphasis"><text:span text:style-name="T1">Perlunya Keselarasan Strategis Internal:</text:span></text:span><text:span text:style-name="T1"> Peluncuran Kin yang berdekatan dengan Windows Phone 7 menunjukkan potensi bahaya dari kurangnya koordinasi atau bahkan konflik strategi internal dalam perusahaan besar. Fokus yang terpecah dapat melemahkan eksekusi. </text:span></text:p>
              </text:list-item>
              <text:list-item>
                <text:p text:style-name="P85"><text:span text:style-name="Strong_20_Emphasis"><text:span text:style-name="T1">Keharusan untuk Beradaptasi Cepat:</text:span></text:span><text:span text:style-name="T1"> Industri teknologi berubah dengan kecepatan luar biasa. Kemampuan untuk mengenali pergeseran pasar (seperti kebangkitan mobile atau cloud) dan beradaptasi dengan cepat – bahkan jika itu berarti mengubah model bisnis inti atau 'membunuh' produk kesayangan – sangatlah krusial. Kelambatan dalam merespons bisa berakibat fatal. </text:span></text:p>
              </text:list-item>
            </text:list>
            <text:p text:style-name="Text_20_body"><text:span text:style-name="Strong_20_Emphasis"><text:span text:style-name="T1">Apakah Microsoft Telah Belajar? Bukti Adaptasi</text:span></text:span></text:p>
            <text:p text:style-name="P110"><text:soft-page-break/>Pertanyaannya kemudian: apakah Microsoft belajar dari kesalahan-kesalahan ini? Melihat kondisi perusahaan saat ini [April 2025] di bawah kepemimpinan Satya Nadella, banyak tanda menunjukkan bahwa pelajaran-pelajaran tersebut telah dicerna dan diterapkan:</text:p>
            <text:list xml:id="list3345095472608290532" text:style-name="L89">
              <text:list-item>
                <text:p text:style-name="P201"><text:span text:style-name="Strong_20_Emphasis"><text:span text:style-name="T1">Fokus pada Kekuatan Inti &amp; Ekosistem:</text:span></text:span><text:span text:style-name="T1"> Microsoft kini sangat fokus pada area di mana ia memiliki keunggulan kompetitif yang jelas (Cloud/Azure, Produktivitas/M365, Gaming/Xbox) dan membangun ekosistem yang kuat di sekitarnya (misalnya, Game Pass sebagai pusat ekosistem gaming). </text:span></text:p>
              </text:list-item>
              <text:list-item>
                <text:p text:style-name="P201"><text:span text:style-name="Strong_20_Emphasis"><text:span text:style-name="T1">Merangkul Keterbukaan &amp; Kemitraan:</text:span></text:span><text:span text:style-name="T1"> Sikap yang jauh lebih terbuka terhadap </text:span><text:span text:style-name="Emphasis"><text:span text:style-name="T1">open source</text:span></text:span><text:span text:style-name="T1">, platform pesaing (merilis aplikasi di iOS/Android), dan kemitraan strategis (seperti dengan OpenAI) menunjukkan pergeseran dari mentalitas 'benteng tertutup' di masa lalu. </text:span></text:p>
              </text:list-item>
              <text:list-item>
                <text:p text:style-name="P201"><text:span text:style-name="Strong_20_Emphasis"><text:span text:style-name="T1">Obsesi pada Pelanggan:</text:span></text:span><text:span text:style-name="T1"> Penekanan budaya pada pemahaman mendalam kebutuhan pelanggan (terutama enterprise untuk Azure dan M365) tampaknya membantu menghindari kesalahan asumsi pasar. </text:span></text:p>
              </text:list-item>
              <text:list-item>
                <text:p text:style-name="P86"><text:span text:style-name="Strong_20_Emphasis"><text:span text:style-name="T1">Kemauan untuk Berubah:</text:span></text:span><text:span text:style-name="T1"> Transformasi ke model 'Cloud First' dan kini fokus besar pada AI menunjukkan kemampuan perusahaan untuk melakukan perubahan strategis yang fundamental dan berani. Keputusan untuk membangun ulang Edge di atas Chromium adalah contoh lain dari kemauan untuk mengakui kesalahan dan beradaptasi. </text:span></text:p>
              </text:list-item>
            </text:list>
            <text:p text:style-name="Text_20_body"><text:span text:style-name="T1">Tentu saja, tidak ada jaminan bahwa Microsoft tidak akan melakukan kesalahan lagi di masa depan. Industri teknologi tetap penuh ketidakpastian. Namun, kemampuannya untuk bertahan, belajar dari kegagalan besar seperti yang telah kita bahas, dan kemudian menemukan kembali dirinya adalah bukti ketahanan (</text:span><text:span text:style-name="Emphasis"><text:span text:style-name="T1">resilience</text:span></text:span><text:span text:style-name="T1">) yang luar biasa.</text:span></text:p>
            <text:p text:style-name="Text_20_body"><text:span text:style-name="Strong_20_Emphasis"><text:span text:style-name="T1">Kegagalan sebagai Bagian dari Perjalanan</text:span></text:span></text:p>
            <text:p text:style-name="P110">Pada akhirnya, kisah kegagalan Microsoft sama pentingnya dengan kisah kesuksesannya. Ia mengingatkan kita bahwa inovasi adalah proses yang berantakan, penuh dengan eksperimen, risiko, dan terkadang, jalan buntu. Kemampuan untuk mengakui kegagalan, menganalisis penyebabnya, dan menggunakan pelajaran tersebut untuk menginformasikan strategi masa depan adalah ciri khas dari organisasi yang mampu bertahan dan berkembang dalam jangka panjang. Kegagalan bukanlah akhir dari cerita; <text:soft-page-break/>seringkali, ia adalah katalisator penting untuk babak berikutnya yang lebih kuat.</text:p>
            <text:p text:style-name="Text_20_body"><text:span text:style-name="Strong_20_Emphasis"><text:span text:style-name="T1">(Teks Buku Berakhir)</text:span></text:span></text:p>
            <text:p text:style-name="P242"/>
            <text:p text:style-name="P110">Saya siap menunggu perintah "YAX" untuk memulai Bab 8 dengan prompt pengantar Bab 8.</text:p>
          </text:section>
          <text:section text:style-name="Sect1" text:name="feedback-form-51">
            <text:p text:style-name="P225"/>
          </text:section>
        </text:section>
        <text:section text:style-name="Sect1" text:name="5c406e2b1662e5e5">
          <text:p text:style-name="P110"/>
          <text:section text:style-name="Sect1" text:name="user-query-content-52">
            <text:p text:style-name="P239">yax </text:p>
          </text:section>
          <text:p text:style-name="P225">Tampilkan alur berpikir</text:p>
          <text:section text:style-name="Sect2" text:name="model-response-message-contentr_5c406e2b1662e5e5">
            <text:p text:style-name="Text_20_body"><text:span text:style-name="T1">Baik, saya akan memulai Bab 8 dengan menjawab </text:span><text:span text:style-name="Strong_20_Emphasis"><text:span text:style-name="T1">prompt untuk pengantar Bab 8: Microsoft di Masa Depan: Inovasi Berikutnya</text:span></text:span><text:span text:style-name="T1">, dengan memperhatikan konteks waktu saat ini, </text:span><text:span text:style-name="Strong_20_Emphasis"><text:span text:style-name="T1">Minggu, 20 April 2025, pukul 10:15 WIB</text:span></text:span><text:span text:style-name="T1">.</text:span></text:p>
            <text:p text:style-name="P242"/>
            <text:p text:style-name="Text_20_body"><text:span text:style-name="Strong_20_Emphasis"><text:span text:style-name="T1">[JAWABAN UNTUK PROMPT PENGANTAR BAB 8]</text:span></text:span></text:p>
            <text:p text:style-name="Text_20_body"><text:span text:style-name="Strong_20_Emphasis"><text:span text:style-name="T1">(Teks Buku Dimulai)</text:span></text:span></text:p>
            <text:p text:style-name="Text_20_body"><text:span text:style-name="Strong_20_Emphasis"><text:span text:style-name="T1">Bab 8: Microsoft di Masa Depan: Inovasi Berikutnya</text:span></text:span></text:p>
            <text:p text:style-name="Text_20_body"><text:span text:style-name="T1">Kita telah menelusuri perjalanan panjang Microsoft, dari ide sederhana di pertengahan 70-an, melalui era dominasi PC, tantangan transisi, hingga kebangkitannya kembali sebagai raksasa </text:span><text:span text:style-name="Emphasis"><text:span text:style-name="T1">cloud</text:span></text:span><text:span text:style-name="T1"> dan AI di bawah kepemimpinan Satya Nadella hingga saat ini, April 2025. Setelah memahami masa lalu dan masa kini, serta merenungkan kunci kesuksesan dan pelajaran dari kegagalan, kini saatnya kita mengarahkan pandangan lebih jauh ke depan – ke </text:span><text:span text:style-name="Strong_20_Emphasis"><text:span text:style-name="T1">cakrawala inovasi</text:span></text:span><text:span text:style-name="T1"> yang sedang dijelajahi Microsoft. Apa pertaruhan besar berikutnya? Teknologi apa yang diharapkan akan membentuk babak selanjutnya dalam kisah perusahaan ini dan, berpotensi, masa depan kita semua?</text:span></text:p>
            <text:p text:style-name="P110">Bab ini akan mencoba memetakan visi Microsoft untuk era komputasi berikutnya, berdasarkan investasi besar, proyek penelitian ambisius, dan arah strategis yang terlihat jelas saat ini. Kita akan menyelami beberapa area kunci yang tampaknya menjadi fokus utama Microsoft dalam membentuk masa <text:soft-page-break/>depan:</text:p>
            <text:list xml:id="list7290639849413381099" text:style-name="L90">
              <text:list-item>
                <text:p text:style-name="P202"><text:span text:style-name="Strong_20_Emphasis"><text:span text:style-name="T1">Kecerdasan Buatan (AI) yang Semakin Meresap:</text:span></text:span><text:span text:style-name="T1"> Bagaimana visi "Copilot di mana-mana" akan terus berkembang? Apa dampak selanjutnya dari integrasi AI yang semakin dalam ke dalam cara kita bekerja dan hidup? </text:span></text:p>
              </text:list-item>
              <text:list-item>
                <text:p text:style-name="P202"><text:span text:style-name="Strong_20_Emphasis"><text:span text:style-name="T1">Metaverse dan Komputasi Spasial:</text:span></text:span><text:span text:style-name="T1"> Di luar </text:span><text:span text:style-name="Emphasis"><text:span text:style-name="T1">hype</text:span></text:span><text:span text:style-name="T1"> awal, apa pendekatan realistis Microsoft terhadap dunia virtual dan interaksi digital yang terintegrasi dengan dunia fisik, terutama melalui teknologi </text:span><text:span text:style-name="Emphasis"><text:span text:style-name="T1">Mixed Reality</text:span></text:span><text:span text:style-name="T1"> seperti HoloLens dan platform Mesh? </text:span></text:p>
              </text:list-item>
              <text:list-item>
                <text:p text:style-name="P202"><text:span text:style-name="Strong_20_Emphasis"><text:span text:style-name="T1">Komputasi Kuantum:</text:span></text:span><text:span text:style-name="T1"> Mengintip upaya jangka panjang Microsoft dalam membangun jenis komputer baru yang radikal, yang berpotensi memecahkan masalah yang saat ini mustahil dipecahkan oleh komputer terkuat sekalipun. </text:span></text:p>
              </text:list-item>
              <text:list-item>
                <text:p text:style-name="P87"><text:span text:style-name="Strong_20_Emphasis"><text:span text:style-name="T1">Keberlanjutan dan Tanggung Jawab:</text:span></text:span><text:span text:style-name="T1"> Bagaimana komitmen ambisius Microsoft terhadap isu lingkungan dan tanggung jawab sosial akan membentuk operasinya dan dampaknya di masa depan? </text:span></text:p>
              </text:list-item>
            </text:list>
            <text:p text:style-name="Text_20_body"><text:span text:style-name="T1">Tentu saja, memprediksi masa depan teknologi selalu mengandung ketidakpastian. Lanskap bisa berubah dengan cepat oleh inovasi tak terduga atau pergeseran pasar. Namun, dengan melihat ke mana Microsoft mengarahkan sumber daya riset dan pengembangan serta investasi strategisnya saat ini [April 2025], kita bisa mendapatkan gambaran tentang ambisi besar perusahaan ini untuk tidak hanya mengikuti, tetapi juga </text:span><text:span text:style-name="Strong_20_Emphasis"><text:span text:style-name="T1">mendefinisikan gelombang inovasi berikutnya</text:span></text:span><text:span text:style-name="T1">. Mari kita jelajahi potensi dan tantangan yang ada di depan mata bagi Microsoft.</text:span></text:p>
            <text:p text:style-name="Text_20_body"><text:span text:style-name="Strong_20_Emphasis"><text:span text:style-name="T1">(Teks Buku Berakhir)</text:span></text:span></text:p>
            <text:p text:style-name="P242"/>
            <text:p text:style-name="P110">Saya siap menunggu perintah "YAX" untuk melanjutkan ke prompt berikutnya (Subbab 8.1).</text:p>
          </text:section>
          <text:section text:style-name="Sect1" text:name="feedback-form-52">
            <text:p text:style-name="P225"/>
          </text:section>
        </text:section>
        <text:section text:style-name="Sect1" text:name="80d2ef51730e79a5">
          <text:p text:style-name="P110"/>
          <text:section text:style-name="Sect1" text:name="user-query-content-53">
            <text:p text:style-name="P239">yax </text:p>
          </text:section>
          <text:p text:style-name="P225">Tampilkan alur berpikir</text:p>
          <text:section text:style-name="Sect2" text:name="model-response-message-contentr_80d2ef51730e79a5">
            <text:p text:style-name="Text_20_body"><text:span text:style-name="T1">Baik, saya akan melanjutkan dengan menjawab </text:span><text:span text:style-name="Strong_20_Emphasis"><text:span text:style-name="T1">prompt untuk Subbab 8.1: Kecerdasan Buatan (AI) di Mana-Mana: Copilot dan Integrasi</text:span></text:span><text:span text:style-name="T1">, </text:span><text:soft-page-break/><text:span text:style-name="T1">berdasarkan perspektif </text:span><text:span text:style-name="Strong_20_Emphasis"><text:span text:style-name="T1">Minggu, 20 April 2025, pukul 10:16 WIB</text:span></text:span><text:span text:style-name="T1">.</text:span></text:p>
            <text:p text:style-name="P242"/>
            <text:p text:style-name="Text_20_body"><text:span text:style-name="Strong_20_Emphasis"><text:span text:style-name="T1">[JAWABAN UNTUK PROMPT SUBBAB 8.1]</text:span></text:span></text:p>
            <text:p text:style-name="Text_20_body"><text:span text:style-name="Strong_20_Emphasis"><text:span text:style-name="T1">(Teks Buku Dimulai)</text:span></text:span></text:p>
            <text:p text:style-name="Text_20_body"><text:span text:style-name="Strong_20_Emphasis"><text:span text:style-name="T1">8.1 Kecerdasan Buatan (AI) di Mana-Mana: Copilot dan Integrasi</text:span></text:span></text:p>
            <text:p text:style-name="Text_20_body"><text:span text:style-name="T1">Jika ada satu tren teknologi yang mendominasi strategi dan narasi Microsoft saat ini [April 2025], itu adalah </text:span><text:span text:style-name="Strong_20_Emphasis"><text:span text:style-name="T1">Kecerdasan Buatan (AI)</text:span></text:span><text:span text:style-name="T1">. Setelah melakukan pertaruhan besar melalui kemitraan dengan OpenAI dan mengintegrasikan AI generatif secara agresif ke dalam produk-produknya di bawah merek </text:span><text:span text:style-name="Strong_20_Emphasis"><text:span text:style-name="T1">Copilot</text:span></text:span><text:span text:style-name="T1">, visi Microsoft ke depan tampak jelas: menjadikan AI bukan lagi sekadar fitur tambahan, melainkan sebuah lapisan intelijen yang meresap ke dalam </text:span><text:span text:style-name="Emphasis"><text:span text:style-name="T1">setiap</text:span></text:span><text:span text:style-name="T1"> aspek pengalaman digital yang mereka tawarkan. Ambisinya adalah "AI di mana-mana".</text:span></text:p>
            <text:p text:style-name="Text_20_body"><text:span text:style-name="Strong_20_Emphasis"><text:span text:style-name="T1">Visi Copilot yang Terus Berkembang</text:span></text:span></text:p>
            <text:p text:style-name="Text_20_body"><text:span text:style-name="T1">Kita sudah melihat gelombang awal implementasi Copilot di Microsoft 365, Windows, Bing, Edge, GitHub, dan platform lainnya. Namun, visi Microsoft melampaui sekadar menambahkan </text:span><text:span text:style-name="Emphasis"><text:span text:style-name="T1">chatbot</text:span></text:span><text:span text:style-name="T1"> atau asisten ke dalam aplikasi yang sudah ada. Tujuannya adalah menciptakan pengalaman di mana AI secara proaktif membantu pengguna, mengantisipasi kebutuhan, mengotomatiskan tugas-tugas kompleks, dan membuka tingkat produktivitas serta kreativitas baru yang sebelumnya tak terbayangkan.</text:span></text:p>
            <text:p text:style-name="P110">Ke depan [diproyeksikan dari April 2025], kita bisa mengharapkan integrasi Copilot yang semakin dalam dan cerdas:</text:p>
            <text:list xml:id="list6640170992646034977" text:style-name="L91">
              <text:list-item>
                <text:p text:style-name="P203"><text:span text:style-name="Strong_20_Emphasis"><text:span text:style-name="T1">Lebih Kontekstual dan Personal:</text:span></text:span><text:span text:style-name="T1"> Copilot kemungkinan akan menjadi lebih baik dalam memahami konteks spesifik pekerjaan atau tugas pengguna, preferensi individu, dan bahkan gaya komunikasi, sehingga dapat memberikan bantuan yang lebih relevan dan personal. </text:span></text:p>
              </text:list-item>
              <text:list-item>
                <text:p text:style-name="P203"><text:span text:style-name="Strong_20_Emphasis"><text:span text:style-name="T1">Lebih Proaktif:</text:span></text:span><text:span text:style-name="T1"> Alih-alih hanya merespons perintah, AI mungkin akan mulai secara proaktif menyarankan tindakan, mengidentifikasi potensi masalah, atau meringkas informasi penting bahkan sebelum diminta. </text:span></text:p>
              </text:list-item>
              <text:list-item>
                <text:p text:style-name="P203"><text:span text:style-name="Strong_20_Emphasis"><text:span text:style-name="T1">Multimodalitas yang Ditingkatkan:</text:span></text:span><text:span text:style-name="T1"> Kemampuan AI untuk memahami dan menghasilkan tidak hanya teks, tetapi juga gambar, suara, video, dan kode akan terus berkembang, memungkinkan interaksi yang lebih </text:span><text:soft-page-break/><text:span text:style-name="T1">kaya dan alami. Bayangkan menjelaskan masalah teknis dengan foto, dan AI memberikan solusi langkah demi langkah dengan visual. </text:span></text:p>
              </text:list-item>
              <text:list-item>
                <text:p text:style-name="P88"><text:span text:style-name="Strong_20_Emphasis"><text:span text:style-name="T1">Integrasi Lintas Aplikasi yang Mulus:</text:span></text:span><text:span text:style-name="T1"> Kemampuan Copilot untuk bekerja lintas aplikasi Microsoft (dan mungkin layanan pihak ketiga) akan semakin ditingkatkan, memungkinkan alur kerja yang lebih terpadu. Misalnya, mengambil data dari email Outlook untuk membuat ringkasan di Word, lalu mengubahnya menjadi slide presentasi di PowerPoint, semua dengan bantuan AI. </text:span></text:p>
              </text:list-item>
            </text:list>
            <text:p text:style-name="Text_20_body"><text:span text:style-name="Strong_20_Emphasis"><text:span text:style-name="T1">Tujuan Utama: Memberdayakan Manusia</text:span></text:span></text:p>
            <text:p text:style-name="Text_20_body"><text:span text:style-name="T1">Penting untuk memahami filosofi dasar Microsoft di balik dorongan AI ini. Meskipun ada kekhawatiran tentang AI menggantikan pekerjaan manusia, narasi yang terus ditekankan oleh Microsoft adalah tentang </text:span><text:span text:style-name="Strong_20_Emphasis"><text:span text:style-name="T1">augmentasi</text:span></text:span><text:span text:style-name="T1"> atau </text:span><text:span text:style-name="Strong_20_Emphasis"><text:span text:style-name="T1">pemberdayaan</text:span></text:span><text:span text:style-name="T1">. AI dilihat sebagai alat untuk memperkuat kemampuan manusia – membebaskan kita dari tugas-tugas yang monoton dan memakan waktu, sehingga kita bisa fokus pada aspek pekerjaan yang membutuhkan pemikiran kritis, kreativitas, dan kecerdasan emosional. Copilot dirancang untuk menjadi mitra, bukan pengganti. Tujuannya adalah meningkatkan produktivitas, mempercepat penemuan, dan membuat teknologi lebih mudah diakses oleh semua orang.</text:span></text:p>
            <text:p text:style-name="Text_20_body"><text:span text:style-name="Strong_20_Emphasis"><text:span text:style-name="T1">Tantangan yang Terus Membayangi</text:span></text:span></text:p>
            <text:p text:style-name="P110">Namun, mewujudkan visi AI di mana-mana ini tidaklah mudah. Microsoft [per April 2025] terus bergulat dengan tantangan signifikan:</text:p>
            <text:list xml:id="list3995211640443581803" text:style-name="L92">
              <text:list-item>
                <text:p text:style-name="P204"><text:span text:style-name="Strong_20_Emphasis"><text:span text:style-name="T1">Keakuratan dan Keandalan:</text:span></text:span><text:span text:style-name="T1"> Memastikan model AI memberikan informasi yang akurat dan menghindari 'halusinasi' tetap menjadi prioritas utama dan tantangan teknis yang berkelanjutan. </text:span></text:p>
              </text:list-item>
              <text:list-item>
                <text:p text:style-name="P204"><text:span text:style-name="Strong_20_Emphasis"><text:span text:style-name="T1">Etika dan Tanggung Jawab:</text:span></text:span><text:span text:style-name="T1"> Mengembangkan dan menyebarkan AI dengan cara yang adil, transparan, akuntabel, dan tidak memperburuk bias sosial adalah tugas yang kompleks dan membutuhkan pengawasan terus-menerus. Microsoft memiliki kerangka kerja "Responsible AI", tetapi implementasinya dalam skala global adalah tantangan besar. </text:span></text:p>
              </text:list-item>
              <text:list-item>
                <text:p text:style-name="P204"><text:span text:style-name="Strong_20_Emphasis"><text:span text:style-name="T1">Keamanan dan Privasi:</text:span></text:span><text:span text:style-name="T1"> Bagaimana melindungi sistem AI dari serangan atau penyalahgunaan, dan bagaimana memastikan data pengguna yang digunakan untuk melatih dan menjalankan AI tetap aman dan privat? </text:span></text:p>
              </text:list-item>
              <text:list-item>
                <text:p text:style-name="P204"><text:soft-page-break/><text:span text:style-name="Strong_20_Emphasis"><text:span text:style-name="T1">Biaya dan Aksesibilitas:</text:span></text:span><text:span text:style-name="T1"> Menjalankan model AI skala besar membutuhkan daya komputasi yang sangat besar dan mahal. Bagaimana membuat teknologi ini dapat diakses secara luas dan terjangkau? </text:span></text:p>
              </text:list-item>
              <text:list-item>
                <text:p text:style-name="P89"><text:span text:style-name="Strong_20_Emphasis"><text:span text:style-name="T1">Dampak Sosial dan Regulasi:</text:span></text:span><text:span text:style-name="T1"> Menavigasi dampak AI pada pasar kerja, kebutuhan keterampilan baru, dan lanskap peraturan yang masih berkembang di seluruh dunia akan menjadi kunci. </text:span></text:p>
              </text:list-item>
            </text:list>
            <text:p text:style-name="P110">Meskipun demikian, komitmen Microsoft terhadap AI tampak tak tergoyahkan. Perusahaan ini percaya bahwa AI adalah fondasi untuk gelombang inovasi berikutnya dan mereka bertekad untuk memimpinnya, dengan Copilot sebagai ujung tombaknya. Bagaimana visi "AI di mana-mana" ini akan terwujud sepenuhnya dalam beberapa tahun ke depan akan menjadi salah satu cerita teknologi paling menarik untuk diikuti.</text:p>
            <text:p text:style-name="Text_20_body"><text:span text:style-name="Strong_20_Emphasis"><text:span text:style-name="T1">(Teks Buku Berakhir)</text:span></text:span></text:p>
            <text:p text:style-name="P242"/>
            <text:p text:style-name="P110">Saya siap menunggu perintah "YAX" untuk melanjutkan ke prompt berikutnya (Subbab 8.2).</text:p>
          </text:section>
          <text:section text:style-name="Sect1" text:name="feedback-form-53">
            <text:p text:style-name="P225"/>
          </text:section>
        </text:section>
        <text:section text:style-name="Sect1" text:name="2d6db92159e15f7f">
          <text:p text:style-name="P110"/>
          <text:section text:style-name="Sect1" text:name="user-query-content-54">
            <text:p text:style-name="P239">yax </text:p>
          </text:section>
          <text:p text:style-name="P225">Tampilkan alur berpikir</text:p>
          <text:section text:style-name="Sect2" text:name="model-response-message-contentr_2d6db92159e15f7f">
            <text:p text:style-name="Text_20_body"><text:span text:style-name="T1">Baik, saya akan melanjutkan dengan menjawab </text:span><text:span text:style-name="Strong_20_Emphasis"><text:span text:style-name="T1">prompt untuk Subbab 8.2: Metaverse dan Komputasi Spasial (Mixed Reality - HoloLens)</text:span></text:span><text:span text:style-name="T1">, dengan memperhatikan konteks waktu saat ini, </text:span><text:span text:style-name="Strong_20_Emphasis"><text:span text:style-name="T1">Minggu, 20 April 2025, pukul 10:19 WIB</text:span></text:span><text:span text:style-name="T1">.</text:span></text:p>
            <text:p text:style-name="P242"/>
            <text:p text:style-name="Text_20_body"><text:span text:style-name="Strong_20_Emphasis"><text:span text:style-name="T1">[JAWABAN UNTUK PROMPT SUBBAB 8.2]</text:span></text:span></text:p>
            <text:p text:style-name="Text_20_body"><text:span text:style-name="Strong_20_Emphasis"><text:span text:style-name="T1">(Teks Buku Dimulai)</text:span></text:span></text:p>
            <text:p text:style-name="Text_20_body"><text:span text:style-name="Strong_20_Emphasis"><text:span text:style-name="T1">8.2 Metaverse dan Komputasi Spasial (Mixed Reality - HoloLens)</text:span></text:span></text:p>
            <text:p text:style-name="Text_20_body"><text:span text:style-name="T1">Selain Kecerdasan Buatan, area lain yang menjadi fokus eksplorasi jangka panjang Microsoft adalah apa yang sering disebut sebagai </text:span><text:span text:style-name="Strong_20_Emphasis"><text:span text:style-name="T1">Metaverse</text:span></text:span><text:span text:style-name="T1"> atau, istilah yang mungkin lebih disukai Microsoft, </text:span><text:span text:style-name="Strong_20_Emphasis"><text:span text:style-name="T1">Komputasi Spasial (Spatial </text:span></text:span><text:soft-page-break/><text:span text:style-name="Strong_20_Emphasis"><text:span text:style-name="T1">Computing)</text:span></text:span><text:span text:style-name="T1">. Jika AI bertujuan untuk menambahkan lapisan intelijen pada interaksi digital kita, maka komputasi spasial bertujuan untuk </text:span><text:span text:style-name="Strong_20_Emphasis"><text:span text:style-name="T1">memadukan dunia digital dan fisik</text:span></text:span><text:span text:style-name="T1"> secara lebih mulus, menciptakan pengalaman di mana informasi digital tidak lagi terbatas pada layar datar, tetapi dapat berinteraksi dengan lingkungan nyata kita. Namun, pendekatan Microsoft terhadap visi futuristik ini cenderung lebih pragmatis dan berfokus pada dunia kerja dibandingkan visi dunia virtual sosial yang sering digambarkan oleh perusahaan lain seperti Meta (induk Facebook).</text:span></text:p>
            <text:p text:style-name="Text_20_body"><text:span text:style-name="Strong_20_Emphasis"><text:span text:style-name="T1">Inti Teknologi: HoloLens dan Microsoft Mesh</text:span></text:span></text:p>
            <text:p text:style-name="Text_20_body"><text:span text:style-name="T1">Dua pilar utama dari strategi komputasi spasial Microsoft adalah perangkat keras </text:span><text:span text:style-name="Strong_20_Emphasis"><text:span text:style-name="T1">HoloLens</text:span></text:span><text:span text:style-name="T1"> dan platform kolaborasi </text:span><text:span text:style-name="Strong_20_Emphasis"><text:span text:style-name="T1">Microsoft Mesh</text:span></text:span><text:span text:style-name="T1">:</text:span></text:p>
            <text:list xml:id="list4560592374069802977" text:style-name="L93">
              <text:list-item>
                <text:p text:style-name="P205"><text:span text:style-name="Strong_20_Emphasis"><text:span text:style-name="T1">HoloLens:</text:span></text:span><text:span text:style-name="T1"> Ini bukanlah kacamata </text:span><text:span text:style-name="Emphasis"><text:span text:style-name="T1">Virtual Reality</text:span></text:span><text:span text:style-name="T1"> (VR) yang sepenuhnya membenamkan Anda dalam dunia digital. HoloLens adalah perangkat </text:span><text:span text:style-name="Strong_20_Emphasis"><text:span text:style-name="T1">Mixed Reality (MR)</text:span></text:span><text:span text:style-name="T1"> atau Realitas Campuran – sebuah komputer holografik mandiri berbentuk kacamata canggih yang memungkinkan pengguna melihat dunia nyata di sekitar mereka sambil secara bersamaan melihat dan berinteraksi dengan </text:span><text:span text:style-name="Strong_20_Emphasis"><text:span text:style-name="T1">hologram</text:span></text:span><text:span text:style-name="T1"> (objek digital 3D) yang tampak stabil dan terintegrasi dengan lingkungan fisik. Hingga saat ini [April 2025], </text:span><text:span text:style-name="Strong_20_Emphasis"><text:span text:style-name="T1">HoloLens 2</text:span></text:span><text:span text:style-name="T1"> tetap menjadi perangkat andalan Microsoft di area ini, ditujukan terutama untuk </text:span><text:span text:style-name="Strong_20_Emphasis"><text:span text:style-name="T1">pengguna enterprise dan industri</text:span></text:span><text:span text:style-name="T1">. Aplikasinya berkisar dari membantu teknisi di lapangan mendapatkan panduan visual secara </text:span><text:span text:style-name="Emphasis"><text:span text:style-name="T1">hands-free</text:span></text:span><text:span text:style-name="T1">, memungkinkan ahli bedah melihat data pasien secara holografik selama operasi, hingga memfasilitasi desainer dan insinyur untuk berkolaborasi pada model 3D prototipe produk. </text:span><text:span text:style-name="Emphasis"><text:span text:style-name="T1">(Status kontrak militer IVAS dengan Angkatan Darat AS mungkin masih menjadi topik diskusi mengenai penerapan skala besar HoloLens, dengan berbagai perkembangan dan tantangan yang menyertainya).</text:span></text:span><text:span text:style-name="T1"> </text:span></text:p>
              </text:list-item>
              <text:list-item>
                <text:p text:style-name="P90"><text:span text:style-name="Strong_20_Emphasis"><text:span text:style-name="T1">Microsoft Mesh:</text:span></text:span><text:span text:style-name="T1"> Jika HoloLens adalah perangkat kerasnya, maka Mesh adalah platform perangkat lunak yang dirancang untuk memungkinkan </text:span><text:span text:style-name="Strong_20_Emphasis"><text:span text:style-name="T1">pengalaman kolaboratif bersama dalam lingkungan 3D atau Mixed Reality</text:span></text:span><text:span text:style-name="T1">. Mesh memungkinkan orang-orang dari lokasi fisik yang berbeda untuk bertemu dan berinteraksi di ruang virtual yang sama, baik sebagai </text:span><text:span text:style-name="Strong_20_Emphasis"><text:span text:style-name="T1">avatar</text:span></text:span><text:span text:style-name="T1"> 3D maupun (di masa depan, secara teoritis) sebagai representasi holografik (</text:span><text:span text:style-name="Emphasis"><text:span text:style-name="T1">holoportation</text:span></text:span><text:span text:style-name="T1">). Yang penting, </text:span><text:soft-page-break/><text:span text:style-name="T1">Microsoft telah mulai mengintegrasikan Mesh ke dalam alat kolaborasi yang sudah ada, seperti </text:span><text:span text:style-name="Strong_20_Emphasis"><text:span text:style-name="T1">Microsoft Teams</text:span></text:span><text:span text:style-name="T1">, memungkinkan rapat virtual yang lebih imersif di mana peserta dapat berbagi dan berinteraksi dengan konten 3D secara bersama-sama, bahkan jika mereka tidak menggunakan perangkat HoloLens (misalnya, melalui PC atau headset VR lainnya). </text:span></text:p>
              </text:list-item>
            </text:list>
            <text:p text:style-name="Text_20_body"><text:span text:style-name="Strong_20_Emphasis"><text:span text:style-name="T1">Fokus pada Produktivitas dan Dunia Kerja</text:span></text:span></text:p>
            <text:p text:style-name="Text_20_body"><text:span text:style-name="T1">Berbeda dengan visi Metaverse yang seringkali berfokus pada hiburan, sosialisasi, atau ekonomi virtual, pendekatan Microsoft secara konsisten lebih condong ke arah </text:span><text:span text:style-name="Strong_20_Emphasis"><text:span text:style-name="T1">peningkatan produktivitas dan efisiensi di dunia kerja</text:span></text:span><text:span text:style-name="T1">. Kasus penggunaan yang paling sering didorong adalah:</text:span></text:p>
            <text:list xml:id="list1452428937092930483" text:style-name="L94">
              <text:list-item>
                <text:p text:style-name="P206"><text:span text:style-name="Strong_20_Emphasis"><text:span text:style-name="T1">Bantuan Jarak Jauh (Remote Assistance):</text:span></text:span><text:span text:style-name="T1"> Ahli di lokasi pusat dapat melihat apa yang dilihat oleh pekerja lapangan melalui HoloLens dan memberikan instruksi visual secara langsung. </text:span></text:p>
              </text:list-item>
              <text:list-item>
                <text:p text:style-name="P206"><text:span text:style-name="Strong_20_Emphasis"><text:span text:style-name="T1">Pelatihan Imersif:</text:span></text:span><text:span text:style-name="T1"> Membuat simulasi realistis untuk melatih keterampilan kompleks (misalnya, perbaikan mesin, prosedur medis) tanpa risiko atau biaya tinggi. </text:span></text:p>
              </text:list-item>
              <text:list-item>
                <text:p text:style-name="P206"><text:span text:style-name="Strong_20_Emphasis"><text:span text:style-name="T1">Desain dan Rekayasa:</text:span></text:span><text:span text:style-name="T1"> Memungkinkan tim untuk memvisualisasikan, memanipulasi, dan berkolaborasi pada prototipe digital 3D dalam skala nyata. </text:span></text:p>
              </text:list-item>
              <text:list-item>
                <text:p text:style-name="P91"><text:span text:style-name="Strong_20_Emphasis"><text:span text:style-name="T1">Visualisasi Data:</text:span></text:span><text:span text:style-name="T1"> Menyajikan data kompleks dalam bentuk 3D yang lebih mudah dipahami dan dianalisis. </text:span></text:p>
              </text:list-item>
            </text:list>
            <text:p text:style-name="Text_20_body"><text:span text:style-name="Strong_20_Emphasis"><text:span text:style-name="T1">Realitas Pasar dan Tantangan [April 2025]</text:span></text:span></text:p>
            <text:p text:style-name="P110">Meskipun visinya menarik, adopsi komputasi spasial dan HoloLens secara luas masih menghadapi tantangan signifikan hingga saat ini [April 2025]:</text:p>
            <text:list xml:id="list3022695975467931159" text:style-name="L95">
              <text:list-item>
                <text:p text:style-name="P207"><text:span text:style-name="Strong_20_Emphasis"><text:span text:style-name="T1">Biaya Perangkat Keras:</text:span></text:span><text:span text:style-name="T1"> HoloLens 2 masih merupakan perangkat yang sangat mahal, membatasi penggunaannya hanya pada skenario bisnis dengan ROI (Return on Investment) yang jelas. </text:span></text:p>
              </text:list-item>
              <text:list-item>
                <text:p text:style-name="P207"><text:span text:style-name="Strong_20_Emphasis"><text:span text:style-name="T1">Ergonomi dan Kenyamanan:</text:span></text:span><text:span text:style-name="T1"> Meskipun HoloLens 2 lebih nyaman dari generasi pertama, penggunaan perangkat di kepala untuk waktu yang lama masih bisa menjadi isu. </text:span></text:p>
              </text:list-item>
              <text:list-item>
                <text:p text:style-name="P207"><text:span text:style-name="Strong_20_Emphasis"><text:span text:style-name="T1">Kebutuhan Aplikasi Spesifik:</text:span></text:span><text:span text:style-name="T1"> Adopsi massal membutuhkan lebih banyak 'aplikasi pembunuh' (killer apps) yang benar-benar menunjukkan nilai unik MR untuk industri tertentu. Pengembangan </text:span><text:soft-page-break/><text:span text:style-name="T1">aplikasi MR juga masih kompleks. </text:span></text:p>
              </text:list-item>
              <text:list-item>
                <text:p text:style-name="P207"><text:span text:style-name="Strong_20_Emphasis"><text:span text:style-name="T1">Persaingan:</text:span></text:span><text:span text:style-name="T1"> Pasar perangkat keras XR (Extended Reality) semakin ramai, dengan pemain seperti Meta (dengan Quest Pro) dan Apple (dengan Vision Pro yang baru-baru ini mungkin telah memasuki pasar atau dampaknya mulai terasa) menawarkan platform alternatif, meskipun dengan fokus yang mungkin berbeda. </text:span></text:p>
              </text:list-item>
              <text:list-item>
                <text:p text:style-name="P92"><text:span text:style-name="Strong_20_Emphasis"><text:span text:style-name="T1">Hype vs. Realitas:</text:span></text:span><text:span text:style-name="T1"> Antusiasme awal terhadap Metaverse secara umum tampaknya sedikit mereda, digantikan oleh fokus yang lebih besar pada AI. Microsoft perlu terus menunjukkan nilai praktis dari investasinya di bidang ini. </text:span></text:p>
              </text:list-item>
            </text:list>
            <text:p text:style-name="P110">Meskipun demikian, Microsoft tampaknya tetap berkomitmen pada visi jangka panjang komputasi spasial, melihatnya sebagai evolusi alami dari cara kita berinteraksi dengan informasi digital. Dengan mengintegrasikannya ke dalam platform enterprise yang sudah ada seperti Teams dan Dynamics 365, Microsoft berharap dapat mendorong adopsi secara bertahap melalui kasus penggunaan bisnis yang paling menjanjikan. Masa depan Metaverse versi Microsoft mungkin tidak semeriah yang digambarkan dalam fiksi ilmiah, tetapi bisa jadi jauh lebih produktif.</text:p>
            <text:p text:style-name="Text_20_body"><text:span text:style-name="Strong_20_Emphasis"><text:span text:style-name="T1">(Teks Buku Berakhir)</text:span></text:span></text:p>
            <text:p text:style-name="P242"/>
            <text:p text:style-name="P110">Saya siap menunggu perintah "YAX" untuk melanjutkan ke prompt berikutnya (Subbab 8.3).</text:p>
          </text:section>
          <text:section text:style-name="Sect1" text:name="feedback-form-54">
            <text:p text:style-name="P225"/>
          </text:section>
        </text:section>
        <text:section text:style-name="Sect1" text:name="703677c71f69f2f7">
          <text:p text:style-name="P110"/>
          <text:section text:style-name="Sect1" text:name="user-query-content-55">
            <text:p text:style-name="P239">yax </text:p>
          </text:section>
          <text:p text:style-name="P225">Tampilkan alur berpikir</text:p>
          <text:section text:style-name="Sect2" text:name="model-response-message-contentr_703677c71f69f2f7">
            <text:p text:style-name="Text_20_body"><text:span text:style-name="T1">Baik, saya akan melanjutkan dengan menjawab </text:span><text:span text:style-name="Strong_20_Emphasis"><text:span text:style-name="T1">prompt untuk Subbab 8.3: Komputasi Kuantum: Batas Baru Komputasi</text:span></text:span><text:span text:style-name="T1">, dengan memperhatikan konteks waktu saat ini, </text:span><text:span text:style-name="Strong_20_Emphasis"><text:span text:style-name="T1">Minggu, 20 April 2025, pukul 10:20 WIB</text:span></text:span><text:span text:style-name="T1">.</text:span></text:p>
            <text:p text:style-name="P242"/>
            <text:p text:style-name="Text_20_body"><text:span text:style-name="Strong_20_Emphasis"><text:span text:style-name="T1">[JAWABAN UNTUK PROMPT SUBBAB 8.3]</text:span></text:span></text:p>
            <text:p text:style-name="Text_20_body"><text:span text:style-name="Strong_20_Emphasis"><text:span text:style-name="T1">(Teks Buku Dimulai)</text:span></text:span></text:p>
            <text:p text:style-name="Text_20_body"><text:span text:style-name="Strong_20_Emphasis"><text:span text:style-name="T1">8.3 Komputasi Kuantum: Batas Baru Komputasi</text:span></text:span></text:p>
            <text:p text:style-name="Text_20_body"><text:soft-page-break/><text:span text:style-name="T1">Di luar ranah AI dan komputasi spasial yang sudah mulai menunjukkan dampak nyata, Microsoft juga melakukan investasi besar dalam sebuah bidang yang berada di garis depan fisika dan ilmu komputer, dengan potensi untuk merevolusi komputasi secara fundamental di masa depan yang lebih jauh: </text:span><text:span text:style-name="Strong_20_Emphasis"><text:span text:style-name="T1">Komputasi Kuantum (Quantum Computing)</text:span></text:span><text:span text:style-name="T1">. Ini bukanlah sekadar peningkatan kecepatan komputer biasa; ini adalah paradigma komputasi yang sama sekali baru, memanfaatkan hukum-hukum aneh dari mekanika kuantum untuk memecahkan jenis masalah tertentu yang terlalu kompleks bahkan untuk superkomputer terkuat sekalipun saat ini [April 2025].</text:span></text:p>
            <text:p text:style-name="Text_20_body"><text:span text:style-name="Strong_20_Emphasis"><text:span text:style-name="T1">Apa Itu Komputasi Kuantum (Secara Sederhana)?</text:span></text:span></text:p>
            <text:p text:style-name="Text_20_body"><text:span text:style-name="T1">Komputer klasik yang kita gunakan sehari-hari bekerja dengan bit, yang hanya bisa bernilai 0 atau 1. Komputer kuantum menggunakan </text:span><text:span text:style-name="Strong_20_Emphasis"><text:span text:style-name="T1">qubit</text:span></text:span><text:span text:style-name="T1"> (quantum bit). Berkat fenomena kuantum seperti </text:span><text:span text:style-name="Strong_20_Emphasis"><text:span text:style-name="T1">superposisi</text:span></text:span><text:span text:style-name="T1">, sebuah qubit dapat merepresentasikan 0, 1, atau </text:span><text:span text:style-name="Emphasis"><text:span text:style-name="T1">kombinasi keduanya secara bersamaan</text:span></text:span><text:span text:style-name="T1">. Selain itu, melalui </text:span><text:span text:style-name="Strong_20_Emphasis"><text:span text:style-name="T1">keterikatan (entanglement)</text:span></text:span><text:span text:style-name="T1">, qubit-qubit dapat saling terhubung sedemikian rupa sehingga keadaan satu qubit secara instan memengaruhi keadaan qubit lainnya, tidak peduli seberapa jauh jaraknya. Kemampuan ini memungkinkan komputer kuantum untuk menjelajahi sejumlah besar kemungkinan secara paralel, memberikan potensi kecepatan eksponensial untuk jenis perhitungan tertentu.</text:span></text:p>
            <text:p text:style-name="Text_20_body"><text:span text:style-name="T1">Penting untuk dicatat: komputer kuantum </text:span><text:span text:style-name="Strong_20_Emphasis"><text:span text:style-name="T1">tidak akan menggantikan</text:span></text:span><text:span text:style-name="T1"> laptop atau smartphone kita untuk tugas sehari-hari seperti menjelajahi web atau mengolah kata. Kekuatannya terletak pada kemampuannya untuk menangani masalah optimasi yang sangat kompleks, simulasi molekuler, atau pemfaktoran bilangan besar – tugas-tugas yang saat ini berada di luar jangkauan komputer klasik.</text:span></text:p>
            <text:p text:style-name="Text_20_body"><text:span text:style-name="Strong_20_Emphasis"><text:span text:style-name="T1">Pendekatan Ambisius Microsoft: Qubit Topologis</text:span></text:span></text:p>
            <text:p text:style-name="Text_20_body"><text:span text:style-name="T1">Dalam perlombaan global untuk membangun komputer kuantum yang fungsional dan berskala besar, Microsoft mengambil pendekatan yang dianggap sangat ambisius dan secara fundamental berbeda dari banyak pesaingnya. Alih-alih menggunakan jenis qubit yang lebih umum (seperti qubit superkonduktor yang digunakan Google atau IBM, atau ion terperangkap), Microsoft bertaruh besar pada pengembangan </text:span><text:span text:style-name="Strong_20_Emphasis"><text:span text:style-name="T1">qubit topologis</text:span></text:span><text:span text:style-name="T1">.</text:span></text:p>
            <text:p text:style-name="Text_20_body"><text:soft-page-break/><text:span text:style-name="T1">Secara teori (dan ini masih dalam tahap riset intensif), qubit topologis diyakini memiliki keunggulan bawaan dalam hal </text:span><text:span text:style-name="Strong_20_Emphasis"><text:span text:style-name="T1">stabilitas dan ketahanan terhadap 'noise'</text:span></text:span><text:span text:style-name="T1"> (gangguan lingkungan yang menyebabkan kesalahan komputasi kuantum). Informasi kuantum dalam qubit topologis dikodekan dalam 'jalinan' partikel, membuatnya secara inheren lebih tahan terhadap gangguan lokal. Jika berhasil direalisasikan, Microsoft percaya qubit topologis akan lebih mudah untuk </text:span><text:span text:style-name="Strong_20_Emphasis"><text:span text:style-name="T1">diskalakan</text:span></text:span><text:span text:style-name="T1"> menjadi komputer kuantum </text:span><text:span text:style-name="Emphasis"><text:span text:style-name="T1">fault-tolerant</text:span></text:span><text:span text:style-name="T1"> (tahan kesalahan) yang terdiri dari jutaan qubit – skala yang diperlukan untuk memecahkan masalah dunia nyata yang signifikan. Namun, tantangan untuk menciptakan dan mengendalikan qubit topologis secara fisik sangatlah besar, dan Microsoft [per April 2025] masih bekerja keras untuk mencapai tonggak-tonggak penting dalam riset fundamental ini.</text:span></text:p>
            <text:p text:style-name="Text_20_body"><text:span text:style-name="Strong_20_Emphasis"><text:span text:style-name="T1">Azure Quantum: Ekosistem untuk Era Kuantum</text:span></text:span></text:p>
            <text:p text:style-name="Text_20_body"><text:span text:style-name="T1">Sambil terus mengejar terobosan perangkat keras topologisnya, Microsoft juga telah membangun </text:span><text:span text:style-name="Strong_20_Emphasis"><text:span text:style-name="T1">Azure Quantum</text:span></text:span><text:span text:style-name="T1">, sebuah platform ekosistem cloud yang dirancang untuk mendemokratisasi akses ke komputasi kuantum. Menariknya, Azure Quantum tidak hanya menawarkan akses (saat tersedia nanti) ke perangkat keras kuantum berbasis topologis Microsoft, tetapi juga menyediakan akses ke </text:span><text:span text:style-name="Strong_20_Emphasis"><text:span text:style-name="T1">berbagai jenis perangkat keras kuantum dari perusahaan mitra</text:span></text:span><text:span text:style-name="T1"> yang menggunakan teknologi qubit berbeda. Pendekatan terbuka ini memungkinkan para peneliti, ilmuwan data, dan pengembang untuk mulai belajar, bereksperimen, dan mengembangkan algoritma kuantum </text:span><text:span text:style-name="Emphasis"><text:span text:style-name="T1">saat ini</text:span></text:span><text:span text:style-name="T1"> menggunakan alat-alat dari Microsoft, seperti bahasa pemrograman </text:span><text:span text:style-name="Strong_20_Emphasis"><text:span text:style-name="T1">Q#</text:span></text:span><text:span text:style-name="T1"> (Q-sharp) yang dirancang khusus untuk komputasi kuantum dan </text:span><text:span text:style-name="Strong_20_Emphasis"><text:span text:style-name="T1">Quantum Development Kit (QDK)</text:span></text:span><text:span text:style-name="T1">.</text:span></text:p>
            <text:p text:style-name="Text_20_body"><text:span text:style-name="Strong_20_Emphasis"><text:span text:style-name="T1">Potensi Dampak di Masa Depan</text:span></text:span></text:p>
            <text:p text:style-name="P110">Meskipun masih dalam tahap awal, potensi dampak komputasi kuantum di masa depan sangatlah besar, mencakup bidang-bidang seperti:</text:p>
            <text:list xml:id="list1690215112298617737" text:style-name="L96">
              <text:list-item>
                <text:p text:style-name="P208"><text:span text:style-name="Strong_20_Emphasis"><text:span text:style-name="T1">Ilmu Material dan Kimia:</text:span></text:span><text:span text:style-name="T1"> Merancang material baru dengan sifat yang diinginkan atau menemukan katalis baru untuk reaksi kimia. </text:span></text:p>
              </text:list-item>
              <text:list-item>
                <text:p text:style-name="P208"><text:span text:style-name="Strong_20_Emphasis"><text:span text:style-name="T1">Penemuan Obat:</text:span></text:span><text:span text:style-name="T1"> Mensimulasikan interaksi molekuler yang kompleks untuk mempercepat penemuan dan pengembangan obat baru. </text:span></text:p>
              </text:list-item>
              <text:list-item>
                <text:p text:style-name="P208"><text:span text:style-name="Strong_20_Emphasis"><text:span text:style-name="T1">Optimasi:</text:span></text:span><text:span text:style-name="T1"> Memecahkan masalah optimasi skala besar dalam logistik, rantai pasokan, perencanaan keuangan, atau desain lalu lintas. </text:span></text:p>
              </text:list-item>
              <text:list-item>
                <text:p text:style-name="P208"><text:span text:style-name="Strong_20_Emphasis"><text:span text:style-name="T1">Kecerdasan Buatan:</text:span></text:span><text:span text:style-name="T1"> Mempercepat beberapa jenis algoritma </text:span><text:soft-page-break/><text:span text:style-name="T1">pembelajaran mesin. </text:span></text:p>
              </text:list-item>
              <text:list-item>
                <text:p text:style-name="P93"><text:span text:style-name="Strong_20_Emphasis"><text:span text:style-name="T1">Kriptografi:</text:span></text:span><text:span text:style-name="T1"> Berpotensi memecahkan beberapa metode enkripsi yang digunakan saat ini (mendorong pengembangan kriptografi tahan-kuantum). </text:span></text:p>
              </text:list-item>
            </text:list>
            <text:p text:style-name="Text_20_body"><text:span text:style-name="Strong_20_Emphasis"><text:span text:style-name="T1">Pertaruhan Jangka Sangat Panjang</text:span></text:span></text:p>
            <text:p text:style-name="Text_20_body"><text:span text:style-name="T1">Microsoft [per April 2025] sangat jelas bahwa komputasi kuantum adalah </text:span><text:span text:style-name="Strong_20_Emphasis"><text:span text:style-name="T1">investasi jangka sangat panjang</text:span></text:span><text:span text:style-name="T1">. Membangun komputer kuantum </text:span><text:span text:style-name="Emphasis"><text:span text:style-name="T1">fault-tolerant</text:span></text:span><text:span text:style-name="T1"> yang berskala besar dan mampu memberikan 'keunggulan kuantum' untuk masalah praktis masih menghadapi rintangan ilmiah dan rekayasa fundamental yang mungkin membutuhkan waktu puluhan tahun untuk diatasi. Namun, potensi imbalannya – kemampuan untuk memecahkan beberapa tantangan terbesar umat manusia – membuat pertaruhan ini layak dikejar oleh Microsoft dan pemain lainnya di garis depan batas baru komputasi ini.</text:span></text:p>
            <text:p text:style-name="Text_20_body"><text:span text:style-name="Strong_20_Emphasis"><text:span text:style-name="T1">(Teks Buku Berakhir)</text:span></text:span></text:p>
            <text:p text:style-name="P242"/>
            <text:p text:style-name="P110">Saya siap menunggu perintah "YAX" untuk melanjutkan ke prompt berikutnya (Subbab 8.4).</text:p>
          </text:section>
          <text:section text:style-name="Sect1" text:name="feedback-form-55">
            <text:p text:style-name="P225"/>
          </text:section>
        </text:section>
        <text:section text:style-name="Sect1" text:name="1ba598c5cc86a55f">
          <text:p text:style-name="P110"/>
          <text:section text:style-name="Sect1" text:name="user-query-content-56">
            <text:p text:style-name="P239">yax </text:p>
          </text:section>
          <text:p text:style-name="P225">Tampilkan alur berpikir</text:p>
          <text:section text:style-name="Sect2" text:name="model-response-message-contentr_1ba598c5cc86a55f">
            <text:p text:style-name="Text_20_body"><text:span text:style-name="T1">Baik, saya akan melanjutkan dengan menjawab </text:span><text:span text:style-name="Strong_20_Emphasis"><text:span text:style-name="T1">prompt untuk Subbab 8.4: Keberlanjutan dan Tanggung Jawab Sosial Perusahaan</text:span></text:span><text:span text:style-name="T1">, dengan memperhatikan konteks waktu saat ini, </text:span><text:span text:style-name="Strong_20_Emphasis"><text:span text:style-name="T1">Minggu, 20 April 2025, pukul 10:22 WIB</text:span></text:span><text:span text:style-name="T1">.</text:span></text:p>
            <text:p text:style-name="P242"/>
            <text:p text:style-name="Text_20_body"><text:span text:style-name="Strong_20_Emphasis"><text:span text:style-name="T1">[JAWABAN UNTUK PROMPT SUBBAB 8.4]</text:span></text:span></text:p>
            <text:p text:style-name="Text_20_body"><text:span text:style-name="Strong_20_Emphasis"><text:span text:style-name="T1">(Teks Buku Dimulai)</text:span></text:span></text:p>
            <text:p text:style-name="Text_20_body"><text:span text:style-name="Strong_20_Emphasis"><text:span text:style-name="T1">8.4 Keberlanjutan dan Tanggung Jawab Sosial Perusahaan</text:span></text:span></text:p>
            <text:p text:style-name="Text_20_body"><text:span text:style-name="T1">Di era modern ini [April 2025], kesuksesan sebuah perusahaan raksasa seperti Microsoft tidak lagi hanya diukur dari pertumbuhan pendapatan atau inovasi teknologinya saja. Tuntutan dari masyarakat, investor, karyawan, dan </text:span><text:soft-page-break/><text:span text:style-name="T1">regulator semakin besar agar perusahaan juga menunjukkan </text:span><text:span text:style-name="Strong_20_Emphasis"><text:span text:style-name="T1">tanggung jawab</text:span></text:span><text:span text:style-name="T1"> terhadap dampaknya pada lingkungan dan masyarakat luas. Isu-isu Lingkungan, Sosial, dan Tata Kelola (Environmental, Social, and Governance - ESG) telah menjadi bagian integral dari strategi bisnis jangka panjang, dan Microsoft telah menetapkan beberapa komitmen paling ambisius di industri teknologi dalam hal ini.</text:span></text:p>
            <text:p text:style-name="Text_20_body"><text:span text:style-name="Strong_20_Emphasis"><text:span text:style-name="T1">Komitmen Lingkungan yang Berani</text:span></text:span></text:p>
            <text:p text:style-name="Text_20_body"><text:span text:style-name="T1">Menyadari jejak karbon yang besar dari operasi globalnya, terutama dari pusat data </text:span><text:span text:style-name="Emphasis"><text:span text:style-name="T1">cloud</text:span></text:span><text:span text:style-name="T1"> Azure yang haus energi, Microsoft telah mengumumkan serangkaian target lingkungan yang sangat berani pada tahun 2020, dengan tujuan utama:</text:span></text:p>
            <text:list xml:id="list5160786313378940568" text:style-name="L97">
              <text:list-item>
                <text:p text:style-name="P209"><text:span text:style-name="Strong_20_Emphasis"><text:span text:style-name="T1">Negatif Karbon (Carbon Negative) pada 2030:</text:span></text:span><text:span text:style-name="T1"> Tidak hanya mencapai netral karbon, tetapi benar-benar menghilangkan lebih banyak karbon dioksida dari atmosfer daripada yang dipancarkannya setiap tahun pada tahun 2030. Dan pada tahun 2050, Microsoft bertujuan untuk menghilangkan semua karbon yang pernah dipancarkannya secara langsung maupun tidak langsung sejak perusahaan didirikan pada tahun 1975. </text:span></text:p>
              </text:list-item>
              <text:list-item>
                <text:p text:style-name="P209"><text:span text:style-name="Strong_20_Emphasis"><text:span text:style-name="T1">Positif Air (Water Positive) pada 2030:</text:span></text:span><text:span text:style-name="T1"> Mengembalikan lebih banyak air bersih ke sumbernya daripada yang dikonsumsi oleh operasi globalnya. </text:span></text:p>
              </text:list-item>
              <text:list-item>
                <text:p text:style-name="P94"><text:span text:style-name="Strong_20_Emphasis"><text:span text:style-name="T1">Nir-Limbah (Zero Waste) pada 2030:</text:span></text:span><text:span text:style-name="T1"> Mengurangi secara drastis limbah dari operasi langsung, produksi, dan pengemasan produknya, dengan tujuan mendekati nol limbah yang berakhir di TPA (Tempat Pembuangan Akhir). </text:span></text:p>
              </text:list-item>
            </text:list>
            <text:p text:style-name="P110">Untuk mencapai target-target monumental ini, Microsoft melakukan berbagai inisiatif [per April 2025]:</text:p>
            <text:list xml:id="list1702757252633358516" text:style-name="L98">
              <text:list-item>
                <text:p text:style-name="P210"><text:span text:style-name="Strong_20_Emphasis"><text:span text:style-name="T1">Investasi Energi Terbarukan:</text:span></text:span><text:span text:style-name="T1"> Menandatangani kontrak pembelian energi terbarukan (angin, surya) dalam skala besar untuk menyuplai daya pusat data dan kantornya, dengan tujuan mencapai 100% pasokan energi terbarukan. </text:span></text:p>
              </text:list-item>
              <text:list-item>
                <text:p text:style-name="P210"><text:span text:style-name="Strong_20_Emphasis"><text:span text:style-name="T1">Riset Teknologi Karbon:</text:span></text:span><text:span text:style-name="T1"> Berinvestasi dalam dana iklim untuk mendukung pengembangan teknologi baru yang dapat menangkap dan menghilangkan karbon dari atmosfer. </text:span></text:p>
              </text:list-item>
              <text:list-item>
                <text:p text:style-name="P210"><text:span text:style-name="Strong_20_Emphasis"><text:span text:style-name="T1">Desain Produk Berkelanjutan:</text:span></text:span><text:span text:style-name="T1"> Berupaya menggunakan material daur </text:span><text:soft-page-break/><text:span text:style-name="T1">ulang yang lebih banyak, mengurangi penggunaan plastik, dan membuat perangkat (seperti lini Surface) lebih mudah diperbaiki dan didaur ulang. </text:span></text:p>
              </text:list-item>
              <text:list-item>
                <text:p text:style-name="P210"><text:span text:style-name="Strong_20_Emphasis"><text:span text:style-name="T1">Pengelolaan Air:</text:span></text:span><text:span text:style-name="T1"> Menerapkan teknologi untuk mengurangi konsumsi air di pusat data (misalnya melalui pendinginan evaporatif) dan berinvestasi dalam proyek restorasi daerah aliran sungai. </text:span></text:p>
              </text:list-item>
              <text:list-item>
                <text:p text:style-name="P95"><text:span text:style-name="Strong_20_Emphasis"><text:span text:style-name="T1">Planetary Computer:</text:span></text:span><text:span text:style-name="T1"> Sebuah platform cloud yang mengumpulkan data satelit dan lingkungan global untuk membantu para peneliti dan organisasi memantau dan mengelola ekosistem bumi. </text:span></text:p>
              </text:list-item>
            </text:list>
            <text:p text:style-name="Text_20_body"><text:span text:style-name="Strong_20_Emphasis"><text:span text:style-name="T1">Tanggung Jawab Sosial dan Tata Kelola yang Lebih Luas</text:span></text:span></text:p>
            <text:p text:style-name="P110">Komitmen Microsoft melampaui isu lingkungan. Perusahaan ini juga memiliki program signifikan di area sosial dan tata kelola:</text:p>
            <text:list xml:id="list6204737397776971666" text:style-name="L99">
              <text:list-item>
                <text:p text:style-name="P211"><text:span text:style-name="Strong_20_Emphasis"><text:span text:style-name="T1">AI yang Bertanggung Jawab (Responsible AI):</text:span></text:span><text:span text:style-name="T1"> Seiring dengan dorongan besarnya di bidang AI, Microsoft secara publik menetapkan enam prinsip etika AI (Keadilan, Keandalan &amp; Keamanan, Privasi &amp; Keamanan, Inklusivitas, Transparansi, Akuntabilitas) dan membentuk tim serta proses internal untuk mencoba menerapkan prinsip-prinsip ini dalam pengembangan produk AI-nya, meskipun tantangan implementasinya tetap besar. </text:span></text:p>
              </text:list-item>
              <text:list-item>
                <text:p text:style-name="P211"><text:span text:style-name="Strong_20_Emphasis"><text:span text:style-name="T1">Aksesibilitas:</text:span></text:span><text:span text:style-name="T1"> Microsoft memiliki sejarah panjang dalam mengembangkan teknologi untuk membantu penyandang disabilitas, mulai dari fitur aksesibilitas di Windows hingga perangkat keras khusus seperti Xbox Adaptive Controller. </text:span></text:p>
              </text:list-item>
              <text:list-item>
                <text:p text:style-name="P211"><text:span text:style-name="Strong_20_Emphasis"><text:span text:style-name="T1">Keterampilan Digital:</text:span></text:span><text:span text:style-name="T1"> Melalui berbagai program global, Microsoft berupaya memberikan pelatihan keterampilan digital kepada jutaan orang untuk membantu mereka berpartisipasi dalam ekonomi digital. </text:span></text:p>
              </text:list-item>
              <text:list-item>
                <text:p text:style-name="P211"><text:span text:style-name="Strong_20_Emphasis"><text:span text:style-name="T1">Privasi dan Keamanan Data:</text:span></text:span><text:span text:style-name="T1"> Terus berinvestasi dalam melindungi data pelanggan dan memberikan kontrol privasi kepada pengguna (meskipun tetap menjadi area pengawasan). </text:span></text:p>
              </text:list-item>
              <text:list-item>
                <text:p text:style-name="P96"><text:span text:style-name="Strong_20_Emphasis"><text:span text:style-name="T1">Etika dalam Rantai Pasok:</text:span></text:span><text:span text:style-name="T1"> Berusaha memastikan bahwa mitra manufaktur dan pemasoknya mematuhi standar ketenagakerjaan yang adil dan praktik lingkungan yang bertanggung jawab. </text:span></text:p>
              </text:list-item>
            </text:list>
            <text:p text:style-name="Text_20_body"><text:span text:style-name="Strong_20_Emphasis"><text:span text:style-name="T1">Motivasi dan Realitas</text:span></text:span></text:p>
            <text:p text:style-name="P110">Apa yang mendorong komitmen besar ini? Kemungkinan besar adalah kombinasi dari berbagai faktor: tekanan yang meningkat dari investor dan <text:soft-page-break/>publik yang peduli isu ESG, upaya menarik dan mempertahankan talenta yang semakin peduli pada nilai-nilai perusahaan, mematuhi regulasi yang berkembang, melihat peluang bisnis baru di sektor teknologi hijau, dan mungkin juga, sebuah keyakinan tulus dari kepemimpinan perusahaan akan pentingnya isu-isu ini. Microsoft secara rutin menerbitkan laporan keberlanjutan dan tanggung jawab sosial tahunan untuk melacak kemajuannya secara publik.</text:p>
            <text:p text:style-name="P110">Meskipun demikian, mencapai target seperti negatif karbon pada 2030 untuk perusahaan dengan skala operasi global seperti Microsoft adalah tantangan yang luar biasa kompleks dan membutuhkan inovasi teknologi serta perubahan sistemik yang signifikan. Kemajuan terus dipantau [per April 2025], dan jalan masih panjang, tetapi komitmen publik yang ambisius ini menunjukkan bahwa keberlanjutan dan tanggung jawab sosial telah menjadi bagian tak terpisahkan dari strategi masa depan Microsoft.</text:p>
            <text:p text:style-name="Text_20_body"><text:span text:style-name="Strong_20_Emphasis"><text:span text:style-name="T1">(Teks Buku Berakhir)</text:span></text:span></text:p>
            <text:p text:style-name="P242"/>
            <text:p text:style-name="P110">Saya siap menunggu perintah "YAX" untuk melanjutkan ke prompt berikutnya (Subbab 8.5).</text:p>
          </text:section>
          <text:section text:style-name="Sect1" text:name="feedback-form-56">
            <text:p text:style-name="P225"/>
          </text:section>
        </text:section>
        <text:section text:style-name="Sect1" text:name="963d083ed925fb1b">
          <text:p text:style-name="P110"/>
          <text:section text:style-name="Sect1" text:name="user-query-content-57">
            <text:p text:style-name="P239">yax </text:p>
          </text:section>
          <text:p text:style-name="P225">Tampilkan alur berpikir</text:p>
          <text:section text:style-name="Sect2" text:name="model-response-message-contentr_963d083ed925fb1b">
            <text:p text:style-name="Text_20_body"><text:span text:style-name="T1">Baik, saya akan melanjutkan dengan menjawab </text:span><text:span text:style-name="Strong_20_Emphasis"><text:span text:style-name="T1">prompt untuk Subbab 8.5: Tantangan Masa Depan: Regulasi, Persaingan, Keamanan</text:span></text:span><text:span text:style-name="T1">, dengan memperhatikan konteks waktu saat ini, </text:span><text:span text:style-name="Strong_20_Emphasis"><text:span text:style-name="T1">Minggu, 20 April 2025, pukul 10:25 WIB</text:span></text:span><text:span text:style-name="T1">.</text:span></text:p>
            <text:p text:style-name="P242"/>
            <text:p text:style-name="Text_20_body"><text:span text:style-name="Strong_20_Emphasis"><text:span text:style-name="T1">[JAWABAN UNTUK PROMPT SUBBAB 8.5]</text:span></text:span></text:p>
            <text:p text:style-name="Text_20_body"><text:span text:style-name="Strong_20_Emphasis"><text:span text:style-name="T1">(Teks Buku Dimulai)</text:span></text:span></text:p>
            <text:p text:style-name="Text_20_body"><text:span text:style-name="Strong_20_Emphasis"><text:span text:style-name="T1">8.5 Tantangan Masa Depan: Regulasi, Persaingan, Keamanan</text:span></text:span></text:p>
            <text:p text:style-name="P110">Meskipun Microsoft saat ini [April 2025] berada di puncak kejayaan baru, menikmati pertumbuhan kuat di cloud dan memimpin gelombang AI, jalan ke <text:soft-page-break/>depan tidaklah mulus. Seperti raksasa teknologi lainnya, Microsoft menghadapi serangkaian tantangan signifikan yang akan menguji ketahanan, adaptabilitas, dan kepemimpinannya dalam beberapa tahun mendatang. Memahami tantangan ini sama pentingnya dengan memahami peluangnya.</text:p>
            <text:p text:style-name="Text_20_body"><text:span text:style-name="Strong_20_Emphasis"><text:span text:style-name="T1">1. Pengawasan Regulasi yang Semakin Ketat</text:span></text:span></text:p>
            <text:p text:style-name="P110">Seiring dengan pertumbuhan kekuatan dan pengaruh perusahaan teknologi besar, pengawasan dari pemerintah dan regulator di seluruh dunia juga semakin intensif. Microsoft tidak terkecuali. Beberapa area potensi gesekan meliputi:</text:p>
            <text:list xml:id="list4606068562253374323" text:style-name="L100">
              <text:list-item>
                <text:p text:style-name="P212"><text:span text:style-name="Strong_20_Emphasis"><text:span text:style-name="T1">Antimonopoli:</text:span></text:span><text:span text:style-name="T1"> Kekhawatiran muncul kembali mengenai dominasi pasar, terutama di sektor </text:span><text:span text:style-name="Emphasis"><text:span text:style-name="T1">cloud computing</text:span></text:span><text:span text:style-name="T1"> (Azure) dan potensi praktik antipersaingan terkait </text:span><text:span text:style-name="Emphasis"><text:span text:style-name="T1">bundling</text:span></text:span><text:span text:style-name="T1"> layanan AI (Copilot) atau dampak akuisisi besar seperti Activision Blizzard terhadap persaingan di industri game. Regulator di AS, Eropa, dan wilayah lain semakin proaktif dalam menyelidiki praktik Big Tech. </text:span></text:p>
              </text:list-item>
              <text:list-item>
                <text:p text:style-name="P212"><text:span text:style-name="Strong_20_Emphasis"><text:span text:style-name="T1">Privasi Data:</text:span></text:span><text:span text:style-name="T1"> Kepatuhan terhadap peraturan privasi data yang ketat seperti GDPR di Eropa dan peraturan serupa yang muncul di berbagai negara akan terus menjadi tantangan operasional dan hukum yang kompleks, terutama dengan semakin banyaknya data yang dikumpulkan dan diproses oleh layanan cloud dan AI. </text:span></text:p>
              </text:list-item>
              <text:list-item>
                <text:p text:style-name="P97"><text:span text:style-name="Strong_20_Emphasis"><text:span text:style-name="T1">Regulasi AI:</text:span></text:span><text:span text:style-name="T1"> Lanskap peraturan khusus untuk Kecerdasan Buatan masih dalam tahap awal pembentukan secara global [per April 2025], tetapi hampir pasti akan datang. Microsoft harus menavigasi kerangka kerja hukum yang akan mengatur pengembangan, penyebaran, dan penggunaan AI, yang dapat memengaruhi kecepatan inovasi dan model bisnisnya. </text:span></text:p>
              </text:list-item>
            </text:list>
            <text:p text:style-name="Text_20_body"><text:span text:style-name="Strong_20_Emphasis"><text:span text:style-name="T1">2. Persaingan yang Tak Pernah Reda</text:span></text:span></text:p>
            <text:p text:style-name="P110">Microsoft beroperasi di beberapa pasar teknologi yang paling kompetitif di dunia:</text:p>
            <text:list xml:id="list1208465256918947510" text:style-name="L101">
              <text:list-item>
                <text:p text:style-name="P213"><text:span text:style-name="Strong_20_Emphasis"><text:span text:style-name="T1">Cloud:</text:span></text:span><text:span text:style-name="T1"> Pertarungan tiga arah yang sengit melawan AWS (Amazon) dan Google Cloud terus berlanjut, dengan masing-masing pemain berinvestasi besar-besaran untuk merebut pangsa pasar. </text:span></text:p>
              </text:list-item>
              <text:list-item>
                <text:p text:style-name="P213"><text:span text:style-name="Strong_20_Emphasis"><text:span text:style-name="T1">Produktivitas &amp; Kolaborasi:</text:span></text:span><text:span text:style-name="T1"> Meskipun Microsoft 365 dominan, pesaing seperti Google Workspace, Slack (milik Salesforce), Zoom, dan </text:span><text:soft-page-break/><text:span text:style-name="T1">startup lainnya terus berinovasi dan menantang di berbagai ceruk pasar. </text:span></text:p>
              </text:list-item>
              <text:list-item>
                <text:p text:style-name="P213"><text:span text:style-name="Strong_20_Emphasis"><text:span text:style-name="T1">Gaming:</text:span></text:span><text:span text:style-name="T1"> Persaingan abadi dengan Sony PlayStation dan Nintendo tetap intens, dengan perang eksklusivitas konten dan inovasi platform yang terus-menerus. </text:span></text:p>
              </text:list-item>
              <text:list-item>
                <text:p text:style-name="P213"><text:span text:style-name="Strong_20_Emphasis"><text:span text:style-name="T1">Perangkat Keras &amp; OS:</text:span></text:span><text:span text:style-name="T1"> Apple tetap menjadi pesaing utama di segmen premium untuk laptop (MacBook vs Surface Laptop) dan tablet (iPad vs Surface Pro), sementara Google ChromeOS terus menggerogoti pasar pendidikan dan segmen bawah. </text:span></text:p>
              </text:list-item>
              <text:list-item>
                <text:p text:style-name="P98"><text:span text:style-name="Strong_20_Emphasis"><text:span text:style-name="T1">Kecerdasan Buatan:</text:span></text:span><text:span text:style-name="T1"> Arena AI sangat dinamis dan padat pemain, dengan Google/Alphabet (melalui Gemini dan DeepMind), Meta, Anthropic, serta gelombang startup AI yang didanai besar-besaran, semuanya berlomba untuk supremasi. </text:span></text:p>
              </text:list-item>
            </text:list>
            <text:p text:style-name="Text_20_body"><text:span text:style-name="Strong_20_Emphasis"><text:span text:style-name="T1">3. Ancaman Keamanan Siber yang Konstan</text:span></text:span></text:p>
            <text:p text:style-name="P110">Sebagai penyedia infrastruktur cloud (Azure) dan perangkat lunak (Windows, M365) yang digunakan oleh miliaran orang dan sebagian besar perusahaan terbesar dunia, Microsoft adalah target bernilai sangat tinggi bagi para pelaku kejahatan siber dan aktor negara yang disponsori pemerintah. Melindungi platformnya, mengamankan data pelanggan, dan merespons ancaman siber yang semakin canggih adalah perjuangan tanpa henti yang membutuhkan investasi besar dan kewaspadaan konstan. Kegagalan keamanan dalam skala besar dapat merusak kepercayaan pelanggan secara signifikan.</text:p>
            <text:p text:style-name="Text_20_body"><text:span text:style-name="Strong_20_Emphasis"><text:span text:style-name="T1">4. Risiko dan Etika dalam Pengembangan AI</text:span></text:span></text:p>
            <text:p text:style-name="P110">Dorongan besar Microsoft ke dalam AI membawa serta tanggung jawab dan risiko yang besar. Memastikan bahwa model AI yang dikembangkan (baik oleh Microsoft maupun mitranya seperti OpenAI) bersifat adil, tidak bias, aman, andal, dan dapat dijelaskan adalah tantangan teknis dan etis yang sangat kompleks. Mencegah penyalahgunaan AI untuk tujuan jahat (seperti pembuatan misinformasi atau penipuan) dan mengatasi dampak sosialnya (misalnya, pada pekerjaan) membutuhkan pendekatan yang hati-hati dan proaktif.</text:p>
            <text:p text:style-name="Text_20_body"><text:span text:style-name="Strong_20_Emphasis"><text:span text:style-name="T1">5. Tantangan Lainnya</text:span></text:span></text:p>
            <text:p text:style-name="Text_20_body"><text:span text:style-name="T1">Di luar itu, Microsoft juga menghadapi tantangan dalam </text:span><text:span text:style-name="Strong_20_Emphasis"><text:span text:style-name="T1">perebutan talenta</text:span></text:span><text:span text:style-name="T1"> terbaik di bidang teknologi melawan pesaingnya, harus menavigasi </text:span><text:soft-page-break/><text:span text:style-name="Strong_20_Emphasis"><text:span text:style-name="T1">ketidakpastian ekonomi makro dan geopolitik global</text:span></text:span><text:span text:style-name="T1"> yang dapat memengaruhi bisnis multinasionalnya, serta tantangan internal untuk </text:span><text:span text:style-name="Strong_20_Emphasis"><text:span text:style-name="T1">menjaga kelincahan dan kecepatan inovasi</text:span></text:span><text:span text:style-name="T1"> seiring dengan ukurannya yang terus membengkak.</text:span></text:p>
            <text:p text:style-name="P110">Menghadapi tantangan-tantangan ini akan membutuhkan kombinasi antara keunggulan teknologi, kelihaian strategis, diplomasi yang efektif dengan regulator, dan komitmen berkelanjutan terhadap praktik bisnis yang etis dan bertanggung jawab. Bagaimana Microsoft menavigasi badai potensial ini akan sangat menentukan apakah mereka dapat mempertahankan posisi kepemimpinannya di dekade mendatang.</text:p>
            <text:p text:style-name="Text_20_body"><text:span text:style-name="Strong_20_Emphasis"><text:span text:style-name="T1">(Teks Buku Berakhir)</text:span></text:span></text:p>
            <text:p text:style-name="P242"/>
            <text:p text:style-name="P110">Saya siap menunggu perintah "YAX" untuk memulai Bab 9 dengan prompt pengantar Bab 9.</text:p>
          </text:section>
          <text:section text:style-name="Sect1" text:name="feedback-form-57">
            <text:p text:style-name="P225"/>
          </text:section>
        </text:section>
        <text:section text:style-name="Sect1" text:name="6eeceff6645c4a74">
          <text:p text:style-name="P110"/>
          <text:section text:style-name="Sect1" text:name="user-query-content-58">
            <text:p text:style-name="P239">yax </text:p>
          </text:section>
          <text:p text:style-name="P225">Tampilkan alur berpikir</text:p>
          <text:section text:style-name="Sect2" text:name="model-response-message-contentr_6eeceff6645c4a74">
            <text:p text:style-name="Text_20_body"><text:span text:style-name="T1">Baik, saya akan memulai Bab 9 dengan menjawab </text:span><text:span text:style-name="Strong_20_Emphasis"><text:span text:style-name="T1">prompt untuk pengantar Bab 9: Dampak dan Warisan: Microsoft dalam Kehidupan Kita</text:span></text:span><text:span text:style-name="T1">, dengan memperhatikan konteks waktu saat ini, </text:span><text:span text:style-name="Strong_20_Emphasis"><text:span text:style-name="T1">Minggu, 20 April 2025, pukul 10:39 WIB</text:span></text:span><text:span text:style-name="T1">.</text:span></text:p>
            <text:p text:style-name="P242"/>
            <text:p text:style-name="Text_20_body"><text:span text:style-name="Strong_20_Emphasis"><text:span text:style-name="T1">[JAWABAN UNTUK PROMPT PENGANTAR BAB 9]</text:span></text:span></text:p>
            <text:p text:style-name="Text_20_body"><text:span text:style-name="Strong_20_Emphasis"><text:span text:style-name="T1">(Teks Buku Dimulai)</text:span></text:span></text:p>
            <text:p text:style-name="Text_20_body"><text:span text:style-name="Strong_20_Emphasis"><text:span text:style-name="T1">Bab 9: Dampak dan Warisan: Microsoft dalam Kehidupan Kita</text:span></text:span></text:p>
            <text:p text:style-name="Text_20_body"><text:span text:style-name="T1">Kita telah melakukan perjalanan panjang bersama Microsoft dalam buku ini. Dari sebuah kemitraan sederhana antara dua pemuda di Albuquerque pada tahun 1975, kita telah menyaksikan transformasinya menjadi perusahaan perangkat lunak dominan di era PC, melalui masa-masa transisi dan tantangan, hingga kebangkitannya kembali sebagai raksasa </text:span><text:span text:style-name="Emphasis"><text:span text:style-name="T1">cloud</text:span></text:span><text:span text:style-name="T1"> dan AI yang membentuk lanskap teknologi global saat ini, April 2025. Kini, saatnya kita </text:span><text:soft-page-break/><text:span text:style-name="T1">mengambil langkah mundur sejenak dari narasi kronologis dan proyeksi masa depan untuk melakukan sebuah </text:span><text:span text:style-name="Strong_20_Emphasis"><text:span text:style-name="T1">refleksi</text:span></text:span><text:span text:style-name="T1">: apa sebenarnya </text:span><text:span text:style-name="Strong_20_Emphasis"><text:span text:style-name="T1">dampak</text:span></text:span><text:span text:style-name="T1"> mendalam dan </text:span><text:span text:style-name="Strong_20_Emphasis"><text:span text:style-name="T1">warisan</text:span></text:span><text:span text:style-name="T1"> abadi yang ditinggalkan oleh Microsoft bagi dunia dan kehidupan kita?</text:span></text:p>
            <text:p text:style-name="P110">Pengaruh Microsoft jauh melampaui laporan keuangan triwulanan atau peluncuran produk terbarunya. Selama hampir setengah abad keberadaannya, perusahaan ini telah menjadi salah satu kekuatan paling formatif dalam revolusi digital. Keputusan strategisnya, inovasi teknologinya (baik yang sukses maupun yang gagal), dan bahkan praktik bisnisnya telah secara fundamental membentuk cara kita:</text:p>
            <text:list xml:id="list3588220944509108574" text:style-name="L102">
              <text:list-item>
                <text:p text:style-name="P214"><text:span text:style-name="Strong_20_Emphasis"><text:span text:style-name="T1">Menggunakan komputer:</text:span></text:span><text:span text:style-name="T1"> Bagaimana PC menjadi alat yang ada di mana-mana? </text:span></text:p>
              </text:list-item>
              <text:list-item>
                <text:p text:style-name="P214"><text:span text:style-name="Strong_20_Emphasis"><text:span text:style-name="T1">Bekerja dan Berkreasi:</text:span></text:span><text:span text:style-name="T1"> Bagaimana standar produktivitas kantor modern terbentuk? </text:span></text:p>
              </text:list-item>
              <text:list-item>
                <text:p text:style-name="P214"><text:span text:style-name="Strong_20_Emphasis"><text:span text:style-name="T1">Mengembangkan Teknologi:</text:span></text:span><text:span text:style-name="T1"> Bagaimana ekosistem perangkat lunak global berkembang? </text:span></text:p>
              </text:list-item>
              <text:list-item>
                <text:p text:style-name="P214"><text:span text:style-name="Strong_20_Emphasis"><text:span text:style-name="T1">Memandang Tanggung Jawab Korporat:</text:span></text:span><text:span text:style-name="T1"> Bagaimana kesuksesan besar melahirkan filantropi skala global? </text:span></text:p>
              </text:list-item>
              <text:list-item>
                <text:p text:style-name="P99"><text:span text:style-name="Strong_20_Emphasis"><text:span text:style-name="T1">Memperdebatkan Kekuatan Teknologi:</text:span></text:span><text:span text:style-name="T1"> Bagaimana dominasi pasar memicu perdebatan tentang persaingan dan regulasi? </text:span></text:p>
              </text:list-item>
            </text:list>
            <text:p text:style-name="Text_20_body"><text:span text:style-name="T1">Bab ini bertujuan untuk mengevaluasi </text:span><text:span text:style-name="Strong_20_Emphasis"><text:span text:style-name="T1">jejak Microsoft</text:span></text:span><text:span text:style-name="T1"> dalam berbagai dimensi tersebut. Kita akan mengupas:</text:span></text:p>
            <text:list xml:id="list4655982721608107065" text:style-name="L103">
              <text:list-item>
                <text:p text:style-name="P215"><text:span text:style-name="T1">Peran kuncinya dalam </text:span><text:span text:style-name="Strong_20_Emphasis"><text:span text:style-name="T1">demokratisasi komputer pribadi</text:span></text:span><text:span text:style-name="T1">. </text:span></text:p>
              </text:list-item>
              <text:list-item>
                <text:p text:style-name="P215"><text:span text:style-name="T1">Pengaruhnya yang tak terbantahkan dalam </text:span><text:span text:style-name="Strong_20_Emphasis"><text:span text:style-name="T1">merevolusi produktivitas bisnis</text:span></text:span><text:span text:style-name="T1">. </text:span></text:p>
              </text:list-item>
              <text:list-item>
                <text:p text:style-name="P215"><text:span text:style-name="T1">Kontribusinya (yang kompleks) pada </text:span><text:span text:style-name="Strong_20_Emphasis"><text:span text:style-name="T1">ekosistem teknologi global</text:span></text:span><text:span text:style-name="T1">, termasuk bagi para pengembang. </text:span></text:p>
              </text:list-item>
              <text:list-item>
                <text:p text:style-name="P215"><text:span text:style-name="Strong_20_Emphasis"><text:span text:style-name="T1">Pengaruh sosialnya</text:span></text:span><text:span text:style-name="T1">, terutama melalui filantropi monumental yang lahir dari kekayaan pendirinya. </text:span></text:p>
              </text:list-item>
              <text:list-item>
                <text:p text:style-name="P100"><text:span text:style-name="T1">Serta sisi lain dari warisannya: </text:span><text:span text:style-name="Strong_20_Emphasis"><text:span text:style-name="T1">kritik dan kontroversi</text:span></text:span><text:span text:style-name="T1"> yang tak terhindarkan menyertai kekuatan sebesar itu. </text:span></text:p>
              </text:list-item>
            </text:list>
            <text:p text:style-name="P110">Dengan memahami berbagai aspek dampak dan warisan ini, kita dapat memperoleh apresiasi yang lebih utuh tidak hanya tentang sejarah satu perusahaan, tetapi juga tentang bagaimana teknologi telah membentuk – dan terus membentuk – dunia modern tempat kita tinggal, termasuk di sini, di <text:soft-page-break/>Medan, Sumatera Utara, dan di seluruh penjuru bumi. Mari kita merenungkan signifikansi historis dan relevansi berkelanjutan dari Microsoft dalam kehidupan kita.</text:p>
            <text:p text:style-name="Text_20_body"><text:span text:style-name="Strong_20_Emphasis"><text:span text:style-name="T1">(Teks Buku Berakhir)</text:span></text:span></text:p>
            <text:p text:style-name="P242"/>
            <text:p text:style-name="P110">Saya siap menunggu perintah "YAX" untuk melanjutkan ke prompt berikutnya (Subbab 9.1).</text:p>
          </text:section>
          <text:section text:style-name="Sect1" text:name="feedback-form-58">
            <text:p text:style-name="P225"/>
          </text:section>
        </text:section>
        <text:section text:style-name="Sect1" text:name="7405228ad6f7fbc8">
          <text:p text:style-name="P110"/>
          <text:section text:style-name="Sect1" text:name="user-query-content-59">
            <text:p text:style-name="P239">yax </text:p>
          </text:section>
          <text:p text:style-name="P225">Tampilkan alur berpikir</text:p>
          <text:section text:style-name="Sect2" text:name="model-response-message-contentr_7405228ad6f7fbc8">
            <text:p text:style-name="Text_20_body"><text:span text:style-name="T1">Baik, saya akan melanjutkan dengan menjawab </text:span><text:span text:style-name="Strong_20_Emphasis"><text:span text:style-name="T1">prompt untuk Subbab 9.1: Demokratisasi Komputer Pribadi</text:span></text:span><text:span text:style-name="T1">, dengan memperhatikan konteks waktu </text:span><text:span text:style-name="Strong_20_Emphasis"><text:span text:style-name="T1">Minggu, 20 April 2025, pukul 11:48 WIB</text:span></text:span><text:span text:style-name="T1">.</text:span></text:p>
            <text:p text:style-name="P242"/>
            <text:p text:style-name="Text_20_body"><text:span text:style-name="Strong_20_Emphasis"><text:span text:style-name="T1">[JAWABAN UNTUK PROMPT SUBBAB 9.1]</text:span></text:span></text:p>
            <text:p text:style-name="Text_20_body"><text:span text:style-name="Strong_20_Emphasis"><text:span text:style-name="T1">(Teks Buku Dimulai)</text:span></text:span></text:p>
            <text:p text:style-name="Text_20_body"><text:span text:style-name="Strong_20_Emphasis"><text:span text:style-name="T1">9.1 Demokratisasi Komputer Pribadi</text:span></text:span></text:p>
            <text:p text:style-name="Text_20_body"><text:span text:style-name="T1">Salah satu warisan paling fundamental dan tak terbantahkan dari Microsoft adalah perannya yang sentral dalam </text:span><text:span text:style-name="Strong_20_Emphasis"><text:span text:style-name="T1">demokratisasi komputer pribadi (PC)</text:span></text:span><text:span text:style-name="T1">. Sulit membayangkan dunia saat ini tanpa kehadiran PC yang relatif terjangkau di rumah, sekolah, dan kantor. Namun, pada awal kemunculan Microsoft, komputer adalah barang eksotis dan mahal. Kontribusi Microsoft, terutama melalui sistem operasinya, adalah kunci yang membuka pintu akses teknologi ini bagi masyarakat luas, termasuk secara bertahap di negara-negara seperti Indonesia.</text:span></text:p>
            <text:p text:style-name="Text_20_body"><text:span text:style-name="Strong_20_Emphasis"><text:span text:style-name="T1">MS-DOS dan Windows sebagai Standar Universal</text:span></text:span></text:p>
            <text:p text:style-name="Text_20_body"><text:span text:style-name="T1">Titik awalnya adalah </text:span><text:span text:style-name="Strong_20_Emphasis"><text:span text:style-name="T1">MS-DOS</text:span></text:span><text:span text:style-name="T1">. Meskipun antarmukanya berbasis teks dan tidak ramah pengguna menurut standar sekarang, kesepakatan lisensinya dengan IBM dan para pembuat klon PC menjadikannya sistem operasi standar de facto untuk sebagian besar PC di tahun 1980-an. Ini menciptakan landasan kompatibilitas yang sangat penting.</text:span></text:p>
            <text:p text:style-name="Text_20_body"><text:soft-page-break/><text:span text:style-name="T1">Namun, lompatan besar menuju demokratisasi terjadi dengan kebangkitan </text:span><text:span text:style-name="Strong_20_Emphasis"><text:span text:style-name="T1">Windows</text:span></text:span><text:span text:style-name="T1">. Dimulai dari Windows 3.1 hingga puncaknya pada Windows 95 dan XP, Windows menyediakan </text:span><text:span text:style-name="Strong_20_Emphasis"><text:span text:style-name="T1">antarmuka pengguna grafis (GUI)</text:span></text:span><text:span text:style-name="T1"> yang jauh lebih intuitif dibandingkan baris perintah MS-DOS. Meskipun mungkin tidak se-elegan Macintosh dari Apple pada awalnya, Windows secara signifikan menurunkan tingkat kesulitan teknis yang diperlukan untuk mengoperasikan komputer. Ikon, menu, </text:span><text:span text:style-name="Emphasis"><text:span text:style-name="T1">mouse</text:span></text:span><text:span text:style-name="T1"> – semua ini membuat komputer terasa tidak terlalu mengintimidasi dan lebih mudah dipelajari oleh orang awam, pelajar, atau pekerja kantor biasa.</text:span></text:p>
            <text:p text:style-name="Text_20_body"><text:span text:style-name="Strong_20_Emphasis"><text:span text:style-name="T1">Model Bisnis yang Mendorong Keterjangkauan</text:span></text:span></text:p>
            <text:p text:style-name="Text_20_body"><text:span text:style-name="T1">Kunci demokratisasi lainnya terletak pada model bisnis Microsoft yang berbeda dari Apple. Sementara Apple secara ketat mengontrol perangkat keras dan lunak (model terintegrasi vertikal), Microsoft fokus pada </text:span><text:span text:style-name="Strong_20_Emphasis"><text:span text:style-name="T1">lisensi perangkat lunak (Windows) kepada sebanyak mungkin produsen perangkat keras (OEM)</text:span></text:span><text:span text:style-name="T1">. Strategi ini memicu persaingan sengit di antara produsen PC seperti Compaq, Dell, HP, Acer, dan banyak lainnya. Mereka berlomba-lomba membuat PC yang kompatibel dengan Windows dengan harga yang semakin murah untuk merebut pasar. Akibatnya, harga PC turun drastis selama tahun 1980-an dan 1990-an, membuatnya terjangkau bagi segmen pasar yang jauh lebih luas, dari bisnis kecil hingga keluarga kelas menengah.</text:span></text:p>
            <text:p text:style-name="Text_20_body"><text:span text:style-name="Strong_20_Emphasis"><text:span text:style-name="T1">Standar "Wintel" dan Skala Ekonomi</text:span></text:span></text:p>
            <text:p text:style-name="Text_20_body"><text:span text:style-name="T1">Kombinasi dominasi Windows dengan dominasi prosesor dari Intel melahirkan apa yang dikenal sebagai standar </text:span><text:span text:style-name="Strong_20_Emphasis"><text:span text:style-name="T1">"Wintel"</text:span></text:span><text:span text:style-name="T1">. Standar de facto ini menciptakan pasar yang sangat besar dan relatif homogen. Para pengembang perangkat lunak tahu bahwa jika mereka membuat aplikasi untuk Windows, aplikasi tersebut akan berjalan di jutaan mesin. Produsen komponen (seperti memori, hard drive, kartu grafis) bisa memproduksi dalam skala masif karena mereka tahu produknya akan kompatibel dengan arsitektur Wintel. Skala ekonomi inilah yang semakin menekan biaya dan mempercepat penyebaran PC.</text:span></text:p>
            <text:p text:style-name="Text_20_body"><text:span text:style-name="Strong_20_Emphasis"><text:span text:style-name="T1">Dampak Jangka Panjang: Komputasi untuk Semua</text:span></text:span></text:p>
            <text:p text:style-name="P110">Hasil akhir dari semua ini adalah transformasi komputer dari alat khusus yang mahal menjadi komoditas massal. Microsoft, melalui Windows dan model <text:soft-page-break/>bisnisnya, memainkan peran sentral dalam proses ini. Demokratisasi PC memberdayakan jutaan individu di seluruh dunia dengan akses ke alat untuk belajar, berkreasi, berkomunikasi, dan menjalankan bisnis dengan cara yang sebelumnya tidak mungkin. Munculnya warnet (warung internet) di banyak tempat, termasuk Indonesia, pada akhir 90-an dan awal 2000-an, yang sebagian besar menggunakan PC berbasis Windows, adalah salah satu bukti nyata dari meluasnya akses ini. Fondasi bagi masyarakat informasi dan ekonomi digital modern sebagian besar dibangun di atas keberhasilan demokratisasi PC ini, sebuah warisan di mana Microsoft memegang peran yang sangat signifikan. Mungkin banyak di antara kita yang masih ingat pengalaman pertama menggunakan PC Windows di rumah atau sekolah – itulah bagian dari warisan demokratisasi ini.</text:p>
            <text:p text:style-name="Text_20_body"><text:span text:style-name="Strong_20_Emphasis"><text:span text:style-name="T1">(Teks Buku Berakhir)</text:span></text:span></text:p>
            <text:p text:style-name="P242"/>
            <text:p text:style-name="P110">Saya siap menunggu perintah "YAX" untuk melanjutkan ke prompt berikutnya (Subbab 9.2).</text:p>
          </text:section>
          <text:section text:style-name="Sect1" text:name="feedback-form-59">
            <text:p text:style-name="P225"/>
          </text:section>
        </text:section>
        <text:section text:style-name="Sect1" text:name="413357b8ebc0276d">
          <text:p text:style-name="P110"/>
          <text:section text:style-name="Sect1" text:name="user-query-content-60">
            <text:p text:style-name="P239">yax </text:p>
          </text:section>
          <text:p text:style-name="P225">Tampilkan alur berpikir</text:p>
          <text:section text:style-name="Sect2" text:name="model-response-message-contentr_413357b8ebc0276d">
            <text:p text:style-name="Text_20_body"><text:span text:style-name="T1">Baik, saya akan melanjutkan dengan menjawab </text:span><text:span text:style-name="Strong_20_Emphasis"><text:span text:style-name="T1">prompt untuk Subbab 9.2: Pengaruh pada Dunia Bisnis dan Produktivitas</text:span></text:span><text:span text:style-name="T1">, dengan memperhatikan konteks waktu saat ini, </text:span><text:span text:style-name="Strong_20_Emphasis"><text:span text:style-name="T1">Minggu, 20 April 2025, pukul 11:49 WIB</text:span></text:span><text:span text:style-name="T1">.</text:span></text:p>
            <text:p text:style-name="P242"/>
            <text:p text:style-name="Text_20_body"><text:span text:style-name="Strong_20_Emphasis"><text:span text:style-name="T1">[JAWABAN UNTUK PROMPT SUBBAB 9.2]</text:span></text:span></text:p>
            <text:p text:style-name="Text_20_body"><text:span text:style-name="Strong_20_Emphasis"><text:span text:style-name="T1">(Teks Buku Dimulai)</text:span></text:span></text:p>
            <text:p text:style-name="Text_20_body"><text:span text:style-name="Strong_20_Emphasis"><text:span text:style-name="T1">9.2 Pengaruh pada Dunia Bisnis dan Produktivitas</text:span></text:span></text:p>
            <text:p text:style-name="Text_20_body"><text:span text:style-name="T1">Jika demokratisasi PC membawa komputer ke meja kerja, maka perangkat lunak Microsoft, terutama </text:span><text:span text:style-name="Strong_20_Emphasis"><text:span text:style-name="T1">Microsoft Office</text:span></text:span><text:span text:style-name="T1"> (kini </text:span><text:span text:style-name="Strong_20_Emphasis"><text:span text:style-name="T1">Microsoft 365</text:span></text:span><text:span text:style-name="T1">), adalah yang menentukan apa yang dilakukan di atas meja kerja tersebut. Pengaruh Microsoft dalam membentuk lanskap bisnis modern dan mendefinisikan standar produktivitas perkantoran di seluruh dunia, termasuk di Indonesia, sungguh luar biasa dan terasa hingga hari ini [April 2025].</text:span></text:p>
            <text:p text:style-name="Text_20_body"><text:soft-page-break/><text:span text:style-name="Strong_20_Emphasis"><text:span text:style-name="T1">Standarisasi Alat Kerja Kantor</text:span></text:span></text:p>
            <text:p text:style-name="Text_20_body"><text:span text:style-name="T1">Sebelum era Office, dunia perkantoran menggunakan berbagai macam mesin tik, kalkulator, dan metode manual untuk tugas-tugas administratif. Ketika PC mulai masuk, muncul berbagai perangkat lunak pengolah kata, spreadsheet, dan presentasi dari vendor berbeda dengan format file yang seringkali tidak kompatibel. Microsoft Office, dengan strategi 'suite' yang cerdik dan integrasinya yang erat dengan Windows, berhasil menyapu bersih keragaman ini dan menciptakan </text:span><text:span text:style-name="Strong_20_Emphasis"><text:span text:style-name="T1">standar de facto global</text:span></text:span><text:span text:style-name="T1">.</text:span></text:p>
            <text:list xml:id="list9023411395258603908" text:style-name="L104">
              <text:list-item>
                <text:p text:style-name="P216"><text:span text:style-name="Strong_20_Emphasis"><text:span text:style-name="T1">Microsoft Word:</text:span></text:span><text:span text:style-name="T1"> Menggantikan mesin tik dan pengolah kata lainnya sebagai alat utama untuk membuat surat, laporan, proposal, dan dokumen tertulis lainnya. Format </text:span><text:span text:style-name="Source_20_Text"><text:span text:style-name="T1">.doc</text:span></text:span><text:span text:style-name="T1"> (dan kemudian </text:span><text:span text:style-name="Source_20_Text"><text:span text:style-name="T1">.docx</text:span></text:span><text:span text:style-name="T1">) menjadi standar pertukaran dokumen. </text:span></text:p>
              </text:list-item>
              <text:list-item>
                <text:p text:style-name="P216"><text:span text:style-name="Strong_20_Emphasis"><text:span text:style-name="T1">Microsoft Excel:</text:span></text:span><text:span text:style-name="T1"> Merevolusi cara bisnis menganalisis data. Dari perhitungan manual atau spreadsheet sederhana, Excel memungkinkan analisis angka yang kompleks, pembuatan grafik, dan pemodelan keuangan yang canggih, menjadi alat vital bagi akuntan, analis keuangan, pemasar, dan banyak profesi lainnya. </text:span></text:p>
              </text:list-item>
              <text:list-item>
                <text:p text:style-name="P216"><text:span text:style-name="Strong_20_Emphasis"><text:span text:style-name="T1">Microsoft PowerPoint:</text:span></text:span><text:span text:style-name="T1"> Mengubah cara orang melakukan presentasi. Dari proyektor </text:span><text:span text:style-name="Emphasis"><text:span text:style-name="T1">overhead</text:span></text:span><text:span text:style-name="T1"> atau slide fisik, PowerPoint memungkinkan pembuatan presentasi visual yang dinamis dan mudah dibagikan, menjadi alat komunikasi standar dalam rapat bisnis, seminar, dan bahkan perkuliahan. </text:span></text:p>
              </text:list-item>
              <text:list-item>
                <text:p text:style-name="P101"><text:span text:style-name="Strong_20_Emphasis"><text:span text:style-name="T1">Microsoft Outlook (dengan Exchange Server):</text:span></text:span><text:span text:style-name="T1"> Menjadi platform dominan untuk email bisnis, penjadwalan rapat, manajemen kontak, dan kalender, menstandarisasi cara komunikasi dan koordinasi di banyak organisasi. </text:span></text:p>
              </text:list-item>
            </text:list>
            <text:p text:style-name="P110">Standarisasi ini membawa efisiensi yang luar biasa. Perusahaan dapat dengan mudah bertukar dokumen dengan klien atau mitra, karyawan baru dapat lebih cepat beradaptasi karena kemungkinan besar sudah familiar dengan perangkat lunak tersebut, dan pelatihan menjadi lebih mudah.</text:p>
            <text:p text:style-name="Text_20_body"><text:span text:style-name="Strong_20_Emphasis"><text:span text:style-name="T1">Mendorong Produktivitas dan Kolaborasi Modern</text:span></text:span></text:p>
            <text:p text:style-name="Text_20_body"><text:span text:style-name="T1">Lebih dari sekadar standarisasi, alat-alat Microsoft secara aktif mendorong peningkatan produktivitas. Fitur seperti </text:span><text:span text:style-name="Emphasis"><text:span text:style-name="T1">mail merge</text:span></text:span><text:span text:style-name="T1"> di Word, </text:span><text:span text:style-name="Emphasis"><text:span text:style-name="T1">pivot tables</text:span></text:span><text:span text:style-name="T1"> di Excel, atau </text:span><text:span text:style-name="Emphasis"><text:span text:style-name="T1">template</text:span></text:span><text:span text:style-name="T1"> di PowerPoint mengotomatiskan tugas-tugas yang sebelumnya memakan waktu.</text:span></text:p>
            <text:p text:style-name="Text_20_body"><text:soft-page-break/><text:span text:style-name="T1">Di era modern Microsoft 365, fokusnya bergeser ke </text:span><text:span text:style-name="Strong_20_Emphasis"><text:span text:style-name="T1">kolaborasi</text:span></text:span><text:span text:style-name="T1">. Platform seperti </text:span><text:span text:style-name="Strong_20_Emphasis"><text:span text:style-name="T1">Microsoft Teams</text:span></text:span><text:span text:style-name="T1"> telah menjadi pusat saraf bagi banyak organisasi, terutama setelah pandemi COVID-19 mengakselerasi adopsi kerja jarak jauh dan </text:span><text:span text:style-name="Emphasis"><text:span text:style-name="T1">hybrid</text:span></text:span><text:span text:style-name="T1">. Teams mengintegrasikan obrolan, panggilan video, berbagi file, dan rapat online dalam satu platform, memungkinkan tim untuk bekerja sama secara efektif terlepas dari lokasi fisik mereka. Kemampuan </text:span><text:span text:style-name="Emphasis"><text:span text:style-name="T1">co-authoring</text:span></text:span><text:span text:style-name="T1"> secara </text:span><text:span text:style-name="Emphasis"><text:span text:style-name="T1">real-time</text:span></text:span><text:span text:style-name="T1"> di Word, Excel, dan PowerPoint juga semakin memudahkan kerja tim pada dokumen yang sama. Ditambah lagi, integrasi </text:span><text:span text:style-name="Strong_20_Emphasis"><text:span text:style-name="T1">Copilot AI</text:span></text:span><text:span text:style-name="T1"> ke dalam M365 saat ini [April 2025] menjanjikan gelombang peningkatan produktivitas berikutnya dengan membantu pengguna menulis, menganalisis, dan meringkas informasi.</text:span></text:p>
            <text:p text:style-name="Text_20_body"><text:span text:style-name="Strong_20_Emphasis"><text:span text:style-name="T1">Keterampilan Wajib di Dunia Kerja</text:span></text:span></text:p>
            <text:p text:style-name="Text_20_body"><text:span text:style-name="T1">Akibat dominasi ini, kemahiran menggunakan Microsoft Office/Microsoft 365 telah menjadi </text:span><text:span text:style-name="Strong_20_Emphasis"><text:span text:style-name="T1">keterampilan dasar</text:span></text:span><text:span text:style-name="T1"> yang diharapkan di hampir semua sektor pekerjaan kantoran di seluruh dunia. Banyak lowongan pekerjaan, bahkan di tingkat pemula, mencantumkan penguasaan Word, Excel, dan PowerPoint sebagai persyaratan. Hal ini menunjukkan betapa dalamnya produk Microsoft tertanam dalam ekspektasi dunia kerja modern.</text:span></text:p>
            <text:p text:style-name="Text_20_body"><text:span text:style-name="Strong_20_Emphasis"><text:span text:style-name="T1">Infrastruktur Bisnis di Balik Layar</text:span></text:span></text:p>
            <text:p text:style-name="Text_20_body"><text:span text:style-name="T1">Selain aplikasi produktivitas yang terlihat langsung oleh pengguna, Microsoft juga memainkan peran penting dalam infrastruktur IT banyak perusahaan melalui produk servernya seperti </text:span><text:span text:style-name="Strong_20_Emphasis"><text:span text:style-name="T1">Windows Server</text:span></text:span><text:span text:style-name="T1"> (untuk mengelola jaringan dan layanan), </text:span><text:span text:style-name="Strong_20_Emphasis"><text:span text:style-name="T1">SQL Server</text:span></text:span><text:span text:style-name="T1"> (untuk database), dan platform bisnis seperti </text:span><text:span text:style-name="Strong_20_Emphasis"><text:span text:style-name="T1">Dynamics 365</text:span></text:span><text:span text:style-name="T1"> (untuk CRM dan ERP). Ini adalah fondasi tak terlihat yang mendukung operasi banyak bisnis, dari UKM hingga korporasi multinasional.</text:span></text:p>
            <text:p text:style-name="P110">Secara keseluruhan, sulit untuk melebih-lebihkan pengaruh Microsoft dalam membentuk cara bisnis modern beroperasi. Mereka tidak hanya menyediakan alat, tetapi juga mendefinisikan alur kerja, menetapkan standar keterampilan, dan terus mendorong evolusi produktivitas di era digital. Meskipun ada kritik tentang potensi ketergantungan pada satu ekosistem (vendor lock-in), kontribusi Microsoft terhadap efisiensi dan kolaborasi bisnis modern tidak dapat disangkal.</text:p>
            <text:p text:style-name="Text_20_body"><text:span text:style-name="Strong_20_Emphasis"><text:span text:style-name="T1">(Teks Buku Berakhir)</text:span></text:span></text:p>
            <text:p text:style-name="P242"/>
            <text:p text:style-name="P110"><text:soft-page-break/>Saya siap menunggu perintah "YAX" untuk melanjutkan ke prompt berikutnya (Subbab 9.3).</text:p>
          </text:section>
          <text:section text:style-name="Sect1" text:name="feedback-form-60">
            <text:p text:style-name="P225"/>
          </text:section>
        </text:section>
        <text:section text:style-name="Sect1" text:name="2df669c60ed47bf6">
          <text:p text:style-name="P110"/>
          <text:section text:style-name="Sect1" text:name="user-query-content-61">
            <text:p text:style-name="P239">yax </text:p>
          </text:section>
          <text:p text:style-name="P225">Tampilkan alur berpikir</text:p>
          <text:section text:style-name="Sect2" text:name="model-response-message-contentr_2df669c60ed47bf6">
            <text:p text:style-name="Text_20_body"><text:span text:style-name="T1">Baik, saya akan melanjutkan dengan menjawab </text:span><text:span text:style-name="Strong_20_Emphasis"><text:span text:style-name="T1">prompt untuk Subbab 9.3: Kontribusi pada Ekosistem Teknologi Global</text:span></text:span><text:span text:style-name="T1">, dengan memperhatikan konteks waktu </text:span><text:span text:style-name="Strong_20_Emphasis"><text:span text:style-name="T1">Minggu, 20 April 2025, pukul 11:50 WIB</text:span></text:span><text:span text:style-name="T1">.</text:span></text:p>
            <text:p text:style-name="P242"/>
            <text:p text:style-name="Text_20_body"><text:span text:style-name="Strong_20_Emphasis"><text:span text:style-name="T1">[JAWABAN UNTUK PROMPT SUBBAB 9.3]</text:span></text:span></text:p>
            <text:p text:style-name="Text_20_body"><text:span text:style-name="Strong_20_Emphasis"><text:span text:style-name="T1">(Teks Buku Dimulai)</text:span></text:span></text:p>
            <text:p text:style-name="Text_20_body"><text:span text:style-name="Strong_20_Emphasis"><text:span text:style-name="T1">9.3 Kontribusi pada Ekosistem Teknologi Global</text:span></text:span></text:p>
            <text:p text:style-name="Text_20_body"><text:span text:style-name="T1">Pengaruh Microsoft tidak terbatas pada produk yang mereka jual secara langsung; perusahaan ini juga telah memainkan peran yang kompleks dan seringkali menentukan dalam membentuk </text:span><text:span text:style-name="Strong_20_Emphasis"><text:span text:style-name="T1">ekosistem teknologi global</text:span></text:span><text:span text:style-name="T1"> secara keseluruhan. Dari mendorong pertumbuhan industri perangkat lunak pihak ketiga hingga menjadi pemain kunci dalam dunia </text:span><text:span text:style-name="Emphasis"><text:span text:style-name="T1">open source</text:span></text:span><text:span text:style-name="T1"> dan </text:span><text:span text:style-name="Emphasis"><text:span text:style-name="T1">cloud</text:span></text:span><text:span text:style-name="T1">, kontribusi Microsoft terasa di berbagai lapisan dunia teknologi.</text:span></text:p>
            <text:p text:style-name="Text_20_body"><text:span text:style-name="Strong_20_Emphasis"><text:span text:style-name="T1">Menumbuhkan Industri Perangkat Lunak Pihak Ketiga</text:span></text:span></text:p>
            <text:p text:style-name="Text_20_body"><text:span text:style-name="T1">Di era dominasi Windows, platform ini menjadi semacam 'tanah subur' bagi ribuan perusahaan perangkat lunak independen (Independent Software Vendors - ISVs) di seluruh dunia. Karena Windows berjalan di sebagian besar PC, para ISV memiliki pasar potensial yang sangat besar untuk aplikasi mereka. Lahirlah industri multi-miliar dolar yang membuat segala macam perangkat lunak untuk Windows – mulai dari aplikasi bisnis khusus, perangkat lunak akuntansi, </text:span><text:span text:style-name="Emphasis"><text:span text:style-name="T1">game</text:span></text:span><text:span text:style-name="T1">, utilitas sistem, program desain grafis, hingga perangkat lunak antivirus. Microsoft menyediakan alat (seperti Visual Studio) dan dokumentasi (API) yang memungkinkan para pengembang ini membangun di atas platform Windows, menciptakan hubungan simbiosis (meskipun terkadang diwarnai ketegangan) yang mendorong inovasi dan pilihan bagi pengguna.</text:span></text:p>
            <text:p text:style-name="Text_20_body"><text:span text:style-name="Strong_20_Emphasis"><text:span text:style-name="T1">Memberdayakan Jutaan Pengembang</text:span></text:span></text:p>
            <text:p text:style-name="Text_20_body"><text:soft-page-break/><text:span text:style-name="T1">Microsoft secara konsisten berinvestasi besar dalam alat untuk para </text:span><text:span text:style-name="Emphasis"><text:span text:style-name="T1">developer</text:span></text:span><text:span text:style-name="T1">. Dari </text:span><text:span text:style-name="Strong_20_Emphasis"><text:span text:style-name="T1">Visual Basic</text:span></text:span><text:span text:style-name="T1"> yang legendaris (yang membuat pemrograman Windows lebih mudah diakses di masa lalu) hingga </text:span><text:span text:style-name="Strong_20_Emphasis"><text:span text:style-name="T1">Visual Studio</text:span></text:span><text:span text:style-name="T1"> yang komprehensif dan kerangka kerja </text:span><text:span text:style-name="Strong_20_Emphasis"><text:span text:style-name="T1">.NET</text:span></text:span><text:span text:style-name="T1">, alat-alat ini telah digunakan oleh jutaan pengembang profesional untuk membangun aplikasi selama beberapa dekade. Di era modern [April 2025], </text:span><text:span text:style-name="Strong_20_Emphasis"><text:span text:style-name="T1">Visual Studio Code (VS Code)</text:span></text:span><text:span text:style-name="T1"> yang gratis dan lintas platform telah menjadi salah satu editor kode paling populer di dunia, digunakan oleh pengembang dari berbagai latar belakang dan bahasa pemrograman. Akuisisi </text:span><text:span text:style-name="Strong_20_Emphasis"><text:span text:style-name="T1">GitHub</text:span></text:span><text:span text:style-name="T1"> pada tahun 2018 semakin memperkuat posisi Microsoft sebagai pusat bagi komunitas pengembang global, menyediakan platform kolaborasi dan DevOps yang esensial. Dengan menyediakan alat yang kuat dan seringkali gratis atau terjangkau, Microsoft secara signifikan berkontribusi pada pemberdayaan para pencipta teknologi di seluruh dunia, termasuk di komunitas pengembang yang berkembang di Indonesia dan Asia Tenggara.</text:span></text:p>
            <text:p text:style-name="Text_20_body"><text:span text:style-name="Strong_20_Emphasis"><text:span text:style-name="T1">Transformasi Hubungan dengan Open Source</text:span></text:span></text:p>
            <text:p text:style-name="Text_20_body"><text:span text:style-name="T1">Hubungan Microsoft dengan gerakan </text:span><text:span text:style-name="Emphasis"><text:span text:style-name="T1">open source</text:span></text:span><text:span text:style-name="T1"> (perangkat lunak dengan kode sumber terbuka yang dapat dimodifikasi dan didistribusikan secara bebas) telah mengalami transformasi dramatis. Di awal 2000-an, Microsoft (terutama di bawah Steve Ballmer) terkenal memandang </text:span><text:span text:style-name="Emphasis"><text:span text:style-name="T1">open source</text:span></text:span><text:span text:style-name="T1">, khususnya Linux, sebagai ancaman besar dan bahkan menyebutnya "kanker". Namun, di bawah kepemimpinan Satya Nadella, terjadi perputaran 180 derajat. Microsoft kini [April 2025] adalah salah satu </text:span><text:span text:style-name="Strong_20_Emphasis"><text:span text:style-name="T1">kontributor terbesar untuk proyek-proyek </text:span></text:span><text:span text:style-name="Strong_20_Emphasis"><text:span text:style-name="Emphasis"><text:span text:style-name="T1">open source</text:span></text:span></text:span><text:span text:style-name="T1"> di dunia. Mereka mengakuisisi GitHub (rumah bagi </text:span><text:span text:style-name="Emphasis"><text:span text:style-name="T1">open source</text:span></text:span><text:span text:style-name="T1">), menjadikan .NET </text:span><text:span text:style-name="Emphasis"><text:span text:style-name="T1">open source</text:span></text:span><text:span text:style-name="T1">, merilis VS Code sebagai </text:span><text:span text:style-name="Emphasis"><text:span text:style-name="T1">open source</text:span></text:span><text:span text:style-name="T1">, membangun Windows Subsystem for Linux (WSL) untuk menjalankan Linux di Windows, dan secara ekstensif menggunakan serta berkontribusi pada teknologi </text:span><text:span text:style-name="Emphasis"><text:span text:style-name="T1">open source</text:span></text:span><text:span text:style-name="T1"> di dalam platform Azure. Pergeseran ini tidak hanya memperbaiki citra Microsoft di mata komunitas pengembang tetapi juga secara signifikan memperkaya ekosistem teknologi global melalui kolaborasi yang lebih besar.</text:span></text:p>
            <text:p text:style-name="Text_20_body"><text:span text:style-name="Strong_20_Emphasis"><text:span text:style-name="T1">Azure sebagai Katalisator Inovasi Cloud</text:span></text:span></text:p>
            <text:p text:style-name="Text_20_body"><text:span text:style-name="T1">Platform </text:span><text:span text:style-name="Emphasis"><text:span text:style-name="T1">cloud</text:span></text:span><text:span text:style-name="T1"> </text:span><text:span text:style-name="Strong_20_Emphasis"><text:span text:style-name="T1">Azure</text:span></text:span><text:span text:style-name="T1"> telah menjadi kontributor besar lainnya bagi ekosistem. Dengan menyediakan akses sesuai permintaan (on-demand) ke sumber daya komputasi, penyimpanan, database, dan layanan AI canggih dengan model </text:span><text:soft-page-break/><text:span text:style-name="T1">bayar sesuai pemakaian, Azure (bersama pesaingnya) telah </text:span><text:span text:style-name="Strong_20_Emphasis"><text:span text:style-name="T1">mendemokratisasi akses ke infrastruktur teknologi canggih</text:span></text:span><text:span text:style-name="T1">. Startup teknologi kini dapat meluncurkan ide-ide inovatif tanpa perlu membeli server mahal di awal. Perusahaan besar dapat bereksperimen dengan teknologi baru seperti AI dan </text:span><text:span text:style-name="Emphasis"><text:span text:style-name="T1">big data</text:span></text:span><text:span text:style-name="T1"> dengan lebih mudah. Azure menjadi semacam 'utilitas' komputasi global yang memungkinkan gelombang inovasi baru di berbagai sektor.</text:span></text:p>
            <text:p text:style-name="Text_20_body"><text:span text:style-name="Strong_20_Emphasis"><text:span text:style-name="T1">Penetapan Standar (De Facto dan Formal)</text:span></text:span></text:p>
            <text:p text:style-name="Text_20_body"><text:span text:style-name="T1">Melalui popularitas produknya, Microsoft seringkali menetapkan </text:span><text:span text:style-name="Strong_20_Emphasis"><text:span text:style-name="T1">standar de facto</text:span></text:span><text:span text:style-name="T1"> dalam industri – format file Office, API grafis DirectX untuk gaming, atau protokol jaringan tertentu adalah beberapa contohnya. Meskipun terkadang dikritik karena menciptakan ketergantungan, standar ini juga seringkali membawa tingkat interoperabilitas dan prediktabilitas yang memudahkan ekosistem untuk berkembang. Microsoft juga berpartisipasi dalam badan-badan standar formal, meskipun pengaruh de facto-nya seringkali lebih terasa.</text:span></text:p>
            <text:p text:style-name="Text_20_body"><text:span text:style-name="Strong_20_Emphasis"><text:span text:style-name="T1">Sisi Lain: Menghambat Persaingan?</text:span></text:span></text:p>
            <text:p text:style-name="Text_20_body"><text:span text:style-name="T1">Tentu saja, kontribusi Microsoft pada ekosistem tidak selalu dilihat positif oleh semua pihak. Kritik paling tajam (seperti yang muncul dalam kasus antimonopoli) menuduh bahwa pada masa-masa tertentu, dominasi Microsoft digunakan untuk </text:span><text:span text:style-name="Strong_20_Emphasis"><text:span text:style-name="T1">menghambat inovasi dari pesaing</text:span></text:span><text:span text:style-name="T1"> atau mengunci pelanggan ke dalam ekosistemnya, sehingga membatasi pilihan dan potensi perkembangan alternatif. Ini adalah bagian kompleks dari warisan Microsoft yang menunjukkan bagaimana pengaruh besar bisa memiliki dua sisi mata uang dalam sebuah ekosistem yang kompetitif.</text:span></text:p>
            <text:p text:style-name="Text_20_body"><text:span text:style-name="T1">Secara keseluruhan, dampak Microsoft pada ekosistem teknologi global sangatlah luas dan berlapis. Dari menumbuhkan industri software, memberdayakan developer, bertransformasi menjadi pendukung </text:span><text:span text:style-name="Emphasis"><text:span text:style-name="T1">open source</text:span></text:span><text:span text:style-name="T1">, hingga memfasilitasi inovasi </text:span><text:span text:style-name="Emphasis"><text:span text:style-name="T1">cloud</text:span></text:span><text:span text:style-name="T1">, jejak Microsoft terasa di mana-mana, membentuk fondasi bagi banyak teknologi yang kita andalkan saat ini.</text:span></text:p>
            <text:p text:style-name="Text_20_body"><text:span text:style-name="Strong_20_Emphasis"><text:span text:style-name="T1">(Teks Buku Berakhir)</text:span></text:span></text:p>
            <text:p text:style-name="P242"/>
            <text:p text:style-name="P110">Saya siap menunggu perintah "YAX" untuk melanjutkan ke prompt berikutnya (Subbab 9.4).</text:p>
          </text:section>
          <text:section text:style-name="Sect1" text:name="feedback-form-61">
            <text:p text:style-name="P225"><text:soft-page-break/></text:p>
          </text:section>
        </text:section>
        <text:section text:style-name="Sect1" text:name="b8c38e8900446e98">
          <text:p text:style-name="P110"/>
          <text:section text:style-name="Sect1" text:name="user-query-content-62">
            <text:p text:style-name="P239">yax </text:p>
          </text:section>
          <text:p text:style-name="P225">Tampilkan alur berpikir</text:p>
          <text:section text:style-name="Sect2" text:name="model-response-message-contentr_b8c38e8900446e98">
            <text:p text:style-name="Text_20_body"><text:span text:style-name="T1">Baik, saya akan melanjutkan dengan menjawab </text:span><text:span text:style-name="Strong_20_Emphasis"><text:span text:style-name="T1">prompt untuk Subbab 9.4: Filantropi dan Pengaruh Sosial</text:span></text:span><text:span text:style-name="T1">, dengan memperhatikan konteks waktu </text:span><text:span text:style-name="Strong_20_Emphasis"><text:span text:style-name="T1">Minggu, 20 April 2025, pukul 12:02 WIB</text:span></text:span><text:span text:style-name="T1">.</text:span></text:p>
            <text:p text:style-name="P242"/>
            <text:p text:style-name="Text_20_body"><text:span text:style-name="Strong_20_Emphasis"><text:span text:style-name="T1">[JAWABAN UNTUK PROMPT SUBBAB 9.4]</text:span></text:span></text:p>
            <text:p text:style-name="Text_20_body"><text:span text:style-name="Strong_20_Emphasis"><text:span text:style-name="T1">(Teks Buku Dimulai)</text:span></text:span></text:p>
            <text:p text:style-name="Text_20_body"><text:span text:style-name="Strong_20_Emphasis"><text:span text:style-name="T1">9.4 Filantropi dan Pengaruh Sosial</text:span></text:span></text:p>
            <text:p text:style-name="P110">Kesuksesan fenomenal Microsoft tidak hanya menciptakan salah satu perusahaan paling bernilai di dunia, tetapi juga menghasilkan kekayaan pribadi yang luar biasa besar bagi para pendiri dan karyawan awalnya. Salah satu dampak sosial paling signifikan dan terlihat dari kesuksesan ini adalah lahirnya upaya filantropi dalam skala yang belum pernah terjadi sebelumnya, terutama melalui yayasan yang didirikan oleh salah satu pendirinya, Bill Gates.</text:p>
            <text:p text:style-name="Text_20_body"><text:span text:style-name="Strong_20_Emphasis"><text:span text:style-name="T1">Fokus Utama: Bill &amp; Melinda Gates Foundation</text:span></text:span></text:p>
            <text:p text:style-name="Text_20_body"><text:span text:style-name="T1">Warisan sosial Microsoft tidak dapat dibahas tanpa memberikan perhatian khusus pada </text:span><text:span text:style-name="Strong_20_Emphasis"><text:span text:style-name="T1">Bill &amp; Melinda Gates Foundation</text:span></text:span><text:span text:style-name="T1">. Didirikan pada tahun 2000 (menggabungkan yayasan-yayasan sebelumnya), yayasan ini dengan cepat tumbuh menjadi salah satu organisasi filantropi swasta </text:span><text:span text:style-name="Strong_20_Emphasis"><text:span text:style-name="T1">terbesar dan paling berpengaruh di dunia</text:span></text:span><text:span text:style-name="T1">. Sumber daya finansial utamanya berasal dari kekayaan pribadi Bill Gates (dan mantan istrinya, Melinda French Gates), yang sebagian besar diperoleh dari kepemilikan sahamnya di Microsoft selama masa pertumbuhan eksplosif perusahaan.</text:span></text:p>
            <text:p text:style-name="P110">Misi utama yayasan ini sangat ambisius: mengatasi beberapa tantangan paling mendesak yang dihadapi umat manusia, terutama di negara-negara berkembang. Fokus utamanya meliputi:</text:p>
            <text:list xml:id="list7653144942230264856" text:style-name="L105">
              <text:list-item>
                <text:p text:style-name="P217"><text:span text:style-name="Strong_20_Emphasis"><text:span text:style-name="T1">Kesehatan Global:</text:span></text:span><text:span text:style-name="T1"> Berinvestasi besar-besaran dalam upaya pemberantasan atau pengendalian penyakit menular seperti polio, malaria, tuberkulosis, dan HIV/AIDS – penyakit-penyakit yang secara tidak proporsional memengaruhi populasi di negara berpenghasilan </text:span><text:soft-page-break/><text:span text:style-name="T1">rendah dan menengah, termasuk di beberapa wilayah Asia Tenggara. Yayasan ini juga merupakan pemain kunci dalam pendanaan riset dan pengembangan vaksin serta peningkatan akses layanan kesehatan primer. </text:span></text:p>
              </text:list-item>
              <text:list-item>
                <text:p text:style-name="P217"><text:span text:style-name="Strong_20_Emphasis"><text:span text:style-name="T1">Pengentasan Kemiskinan dan Pembangunan Ekonomi:</text:span></text:span><text:span text:style-name="T1"> Mendukung program-program yang bertujuan untuk meningkatkan hasil pertanian bagi petani kecil, memperluas akses ke layanan keuangan digital bagi masyarakat miskin, serta meningkatkan sanitasi dan akses air bersih. </text:span></text:p>
              </text:list-item>
              <text:list-item>
                <text:p text:style-name="P102"><text:span text:style-name="Strong_20_Emphasis"><text:span text:style-name="T1">Pendidikan:</text:span></text:span><text:span text:style-name="T1"> Berinvestasi dalam inisiatif untuk meningkatkan kualitas pendidikan, terutama di Amerika Serikat, meskipun program pendidikannya telah mengalami berbagai penyesuaian strategi selama bertahun-tahun. </text:span></text:p>
              </text:list-item>
            </text:list>
            <text:p text:style-name="P110">Dampak dari Bill &amp; Melinda Gates Foundation sangatlah luas. Program-programnya telah berkontribusi pada penurunan angka kematian anak, peningkatan cakupan vaksinasi, dan kemajuan dalam pengendalian penyakit di banyak negara. Pengaruhnya juga terasa dalam menetapkan agenda prioritas kesehatan dan pembangunan global, serta mendorong kolaborasi antara pemerintah, organisasi non-pemerintah (LSM), dan sektor swasta. Tentu saja, skala pengaruh yang begitu besar juga terkadang mengundang perdebatan dan kritik mengenai prioritas pendanaan, transparansi, dan dampak kebijakan yayasan. Namun, tidak diragukan lagi bahwa yayasan ini merupakan salah satu warisan sosial terpenting yang lahir dari kesuksesan Microsoft.</text:p>
            <text:p text:style-name="Text_20_body"><text:span text:style-name="Strong_20_Emphasis"><text:span text:style-name="T1">Filantropi Korporat Microsoft</text:span></text:span></text:p>
            <text:p text:style-name="Text_20_body"><text:span text:style-name="T1">Selain yayasan pribadi pendirinya, Microsoft sebagai perusahaan juga memiliki program filantropi korporatnya sendiri, yang dikenal sebagai </text:span><text:span text:style-name="Strong_20_Emphasis"><text:span text:style-name="T1">Microsoft Philanthropies</text:span></text:span><text:span text:style-name="T1">. Upaya ini fokus pada pemanfaatan teknologi dan sumber daya perusahaan untuk kebaikan sosial, seperti:</text:span></text:p>
            <text:list xml:id="list5937829500552989684" text:style-name="L106">
              <text:list-item>
                <text:p text:style-name="P237">Menyediakan donasi perangkat lunak dan layanan cloud (Azure) kepada organisasi nirlaba di seluruh dunia. </text:p>
              </text:list-item>
              <text:list-item>
                <text:p text:style-name="P218"><text:span text:style-name="T1">Menjalankan program pelatihan </text:span><text:span text:style-name="Strong_20_Emphasis"><text:span text:style-name="T1">keterampilan digital</text:span></text:span><text:span text:style-name="T1"> untuk membantu individu dari berbagai latar belakang agar siap menghadapi ekonomi digital. </text:span></text:p>
              </text:list-item>
              <text:list-item>
                <text:p text:style-name="P237">Mendukung inisiatif yang berfokus pada keberlanjutan lingkungan dan bantuan kemanusiaan. </text:p>
              </text:list-item>
              <text:list-item>
                <text:p text:style-name="P119"><text:soft-page-break/>Mendorong kerelawanan karyawan dan program donasi karyawan (employee giving matching). </text:p>
              </text:list-item>
            </text:list>
            <text:p text:style-name="Text_20_body"><text:span text:style-name="Strong_20_Emphasis"><text:span text:style-name="T1">Pengaruh Sosial Lainnya</text:span></text:span></text:p>
            <text:p text:style-name="Text_20_body"><text:span text:style-name="T1">Di luar filantropi terstruktur, kesuksesan Microsoft juga membawa dampak sosial lainnya. Perusahaan ini telah menciptakan ratusan ribu lapangan kerja teknologi berkualitas tinggi secara langsung dan jutaan lainnya secara tidak langsung melalui ekosistem mitranya. Fenomena </text:span><text:span text:style-name="Strong_20_Emphasis"><text:span text:style-name="T1">"Microsoft millionaires"</text:span></text:span><text:span text:style-name="T1"> di tahun 1990-an, di mana banyak karyawan awal menjadi sangat kaya melalui opsi saham, turut membentuk perkembangan ekonomi dan sosial di wilayah Seattle dan sekitarnya. Secara lebih luas, budaya kerja dan pendekatan bisnis Microsoft (baik positif maupun negatif) juga turut memengaruhi norma-norma di industri teknologi secara keseluruhan.</text:span></text:p>
            <text:p text:style-name="P110">Dengan demikian, warisan sosial Microsoft melampaui sekadar kode dan produk. Ia mencakup upaya filantropi skala besar yang bertujuan mengatasi masalah global, program tanggung jawab sosial perusahaan, dan dampak tak terhindarkan dari menjadi salah satu mesin pencipta kekayaan terbesar dalam sejarah modern.</text:p>
            <text:p text:style-name="Text_20_body"><text:span text:style-name="Strong_20_Emphasis"><text:span text:style-name="T1">(Teks Buku Berakhir)</text:span></text:span></text:p>
            <text:p text:style-name="P242"/>
            <text:p text:style-name="P110">Saya siap menunggu perintah "YAX" untuk melanjutkan ke prompt berikutnya (Subbab 9.5).</text:p>
          </text:section>
          <text:section text:style-name="Sect1" text:name="feedback-form-62">
            <text:p text:style-name="P225"/>
          </text:section>
        </text:section>
        <text:section text:style-name="Sect1" text:name="b5d6e41a7e33ed7a">
          <text:p text:style-name="P110"/>
          <text:section text:style-name="Sect1" text:name="user-query-content-63">
            <text:p text:style-name="P239">yax </text:p>
          </text:section>
          <text:p text:style-name="P225">Tampilkan alur berpikir</text:p>
          <text:section text:style-name="Sect2" text:name="model-response-message-contentr_b5d6e41a7e33ed7a">
            <text:p text:style-name="Text_20_body"><text:span text:style-name="T1">Baik, saya akan melanjutkan dengan menjawab </text:span><text:span text:style-name="Strong_20_Emphasis"><text:span text:style-name="T1">prompt untuk Subbab 9.5: Kritik dan Kontroversi Sepanjang Sejarah</text:span></text:span><text:span text:style-name="T1">, dengan memperhatikan konteks waktu </text:span><text:span text:style-name="Strong_20_Emphasis"><text:span text:style-name="T1">Minggu, 20 April 2025, pukul 12:09 WIB</text:span></text:span><text:span text:style-name="T1">.</text:span></text:p>
            <text:p text:style-name="P242"/>
            <text:p text:style-name="Text_20_body"><text:span text:style-name="Strong_20_Emphasis"><text:span text:style-name="T1">[JAWABAN UNTUK PROMPT SUBBAB 9.5]</text:span></text:span></text:p>
            <text:p text:style-name="Text_20_body"><text:span text:style-name="Strong_20_Emphasis"><text:span text:style-name="T1">(Teks Buku Dimulai)</text:span></text:span></text:p>
            <text:p text:style-name="Text_20_body"><text:span text:style-name="Strong_20_Emphasis"><text:span text:style-name="T1">9.5 Kritik dan Kontroversi Sepanjang Sejarah</text:span></text:span></text:p>
            <text:p text:style-name="P110"><text:soft-page-break/>Sebuah perusahaan dengan skala, kekuatan pasar, dan dampak global sebesar Microsoft hampir tak terhindarkan akan menarik perhatian, pengawasan ketat, dan tentu saja, kritik serta kontroversi. Memahami sisi ini sama pentingnya dengan mengapresiasi kesuksesan dan kontribusi positifnya untuk mendapatkan gambaran warisan yang lengkap dan berimbang. Sepanjang sejarahnya, Microsoft telah menghadapi berbagai tuduhan dan perdebatan, beberapa di antaranya bahkan mengancam eksistensinya.</text:p>
            <text:p text:style-name="Text_20_body"><text:span text:style-name="Strong_20_Emphasis"><text:span text:style-name="T1">Bayang-bayang Antimonopoli</text:span></text:span></text:p>
            <text:p text:style-name="Text_20_body"><text:span text:style-name="T1">Kontroversi terbesar dan paling terkenal yang membayangi Microsoft adalah </text:span><text:span text:style-name="Strong_20_Emphasis"><text:span text:style-name="T1">kasus antimonopoli</text:span></text:span><text:span text:style-name="T1"> besar yang dihadapinya di Amerika Serikat dan Uni Eropa pada akhir 1990-an dan awal 2000-an. Seperti yang telah dibahas sebelumnya (Bab 3), inti tuduhannya adalah bahwa Microsoft secara ilegal </text:span><text:span text:style-name="Strong_20_Emphasis"><text:span text:style-name="T1">menyalahgunakan posisi monopolinya</text:span></text:span><text:span text:style-name="T1"> di pasar sistem operasi Windows untuk menghancurkan persaingan di pasar lain, terutama dengan mengikat paksa Internet Explorer ke Windows untuk mematikan Netscape Navigator. Kasus ini menghasilkan temuan hukum bahwa Microsoft memang bertindak sebagai monopolis, meskipun hukuman pemecahan perusahaan akhirnya dibatalkan dan diganti dengan penyelesaian yang memberlakukan pembatasan perilaku bisnis. Kasus ini merusak citra perusahaan secara signifikan pada masanya dan menjadi preseden penting dalam regulasi industri teknologi. Tuduhan praktik antipersaingan serupa juga kadang muncul terkait produk lain, seperti Windows Media Player.</text:span></text:p>
            <text:p text:style-name="Text_20_body"><text:span text:style-name="Strong_20_Emphasis"><text:span text:style-name="T1">Isu Keamanan dan Kerentanan Produk</text:span></text:span></text:p>
            <text:p text:style-name="Text_20_body"><text:span text:style-name="T1">Selama bertahun-tahun, terutama di era Windows XP dan Internet Explorer 6, produk Microsoft menjadi </text:span><text:span text:style-name="Strong_20_Emphasis"><text:span text:style-name="T1">target utama serangan </text:span></text:span><text:span text:style-name="Strong_20_Emphasis"><text:span text:style-name="Emphasis"><text:span text:style-name="T1">malware</text:span></text:span></text:span><text:span text:style-name="Strong_20_Emphasis"><text:span text:style-name="T1">, virus, dan peretas</text:span></text:span><text:span text:style-name="T1">. Kritik tajam ditujukan pada kerentanan keamanan yang dianggap terlalu banyak dan lambatnya respons Microsoft dalam menambalnya. Wabah virus komputer besar seperti Blaster dan Sasser yang menyebar cepat melalui lubang keamanan Windows menyebabkan gangguan luas bagi pengguna individu dan bisnis di seluruh dunia. Meskipun Microsoft [per April 2025] telah secara signifikan meningkatkan investasi dan fokusnya pada keamanan (misalnya melalui proses </text:span><text:span text:style-name="Emphasis"><text:span text:style-name="T1">Security Development Lifecycle</text:span></text:span><text:span text:style-name="T1"> dan pembaruan rutin), sebagai platform yang paling banyak digunakan, produknya tetap menjadi target menarik bagi pelaku kejahatan siber, dan isu keamanan tetap menjadi tantangan berkelanjutan.</text:span></text:p>
            <text:p text:style-name="Text_20_body"><text:soft-page-break/><text:span text:style-name="Strong_20_Emphasis"><text:span text:style-name="T1">Kekhawatiran Privasi Data di Era Modern</text:span></text:span></text:p>
            <text:p text:style-name="Text_20_body"><text:span text:style-name="T1">Dengan pergeseran ke layanan </text:span><text:span text:style-name="Emphasis"><text:span text:style-name="T1">cloud</text:span></text:span><text:span text:style-name="T1"> (Azure, Microsoft 365) dan ledakan AI, muncul kekhawatiran baru mengenai </text:span><text:span text:style-name="Strong_20_Emphasis"><text:span text:style-name="T1">privasi data pengguna</text:span></text:span><text:span text:style-name="T1">. Bagaimana Microsoft mengumpulkan, menggunakan, dan melindungi data pribadi dalam jumlah masif yang mengalir melalui layanannya? Isu seperti </text:span><text:span text:style-name="Strong_20_Emphasis"><text:span text:style-name="T1">telemetri</text:span></text:span><text:span text:style-name="T1"> (pengumpulan data diagnostik) di Windows, data pencarian di Bing, konten yang disimpan di OneDrive, atau data yang digunakan untuk melatih model AI Copilot menjadi subjek perdebatan. Meskipun Microsoft memiliki kebijakan privasi dan menawarkan kontrol kepada pengguna (serta harus mematuhi regulasi seperti GDPR di Eropa), keseimbangan antara personalisasi layanan, pengumpulan data untuk perbaikan produk, dan perlindungan privasi individu tetap menjadi area sensitif dan diawasi ketat.</text:span></text:p>
            <text:p text:style-name="Text_20_body"><text:span text:style-name="Strong_20_Emphasis"><text:span text:style-name="T1">Taktik Bisnis dan Ketergantungan Vendor (Vendor Lock-in)</text:span></text:span></text:p>
            <text:p text:style-name="Text_20_body"><text:span text:style-name="T1">Secara historis, Microsoft terkadang dituduh menggunakan </text:span><text:span text:style-name="Strong_20_Emphasis"><text:span text:style-name="T1">taktik bisnis yang agresif</text:span></text:span><text:span text:style-name="T1"> untuk menekan pesaing atau memaksa adopsi produknya. Selain itu, ada kritik mengenai </text:span><text:span text:style-name="Strong_20_Emphasis"><text:span text:style-name="T1">ketergantungan vendor (vendor lock-in)</text:span></text:span><text:span text:style-name="T1"> – argumen bahwa begitu pelanggan (terutama perusahaan) berinvestasi besar dalam ekosistem Microsoft (Windows, Office, Azure, Active Directory/Entra ID), menjadi sangat sulit dan mahal bagi mereka untuk beralih ke platform atau solusi dari vendor lain, sehingga mengurangi pilihan dan daya tawar pelanggan.</text:span></text:p>
            <text:p text:style-name="Text_20_body"><text:span text:style-name="Strong_20_Emphasis"><text:span text:style-name="T1">Kontroversi Lainnya</text:span></text:span></text:p>
            <text:p text:style-name="Text_20_body"><text:span text:style-name="T1">Beberapa kontroversi lain juga pernah muncul dari waktu ke waktu, termasuk perdebatan etis seputar </text:span><text:span text:style-name="Strong_20_Emphasis"><text:span text:style-name="T1">kontrak besar dengan lembaga pemerintah atau militer</text:span></text:span><text:span text:style-name="T1"> (seperti proyek HoloLens untuk Angkatan Darat AS), pertanyaan mengenai </text:span><text:span text:style-name="Strong_20_Emphasis"><text:span text:style-name="T1">kondisi kerja di rantai pasokan manufaktur</text:span></text:span><text:span text:style-name="T1"> (isu umum di industri elektronik), atau dampak dari </text:span><text:span text:style-name="Strong_20_Emphasis"><text:span text:style-name="T1">bug perangkat lunak</text:span></text:span><text:span text:style-name="T1"> yang menyebabkan gangguan layanan. Sikap awal Microsoft yang cenderung </text:span><text:span text:style-name="Strong_20_Emphasis"><text:span text:style-name="T1">bermusuhan dengan </text:span></text:span><text:span text:style-name="Strong_20_Emphasis"><text:span text:style-name="Emphasis"><text:span text:style-name="T1">open source</text:span></text:span></text:span><text:span text:style-name="T1"> juga menjadi sumber kritik keras dari komunitas pengembang pada masanya, meskipun sikap ini telah berubah drastis.</text:span></text:p>
            <text:p text:style-name="Text_20_body"><text:span text:style-name="Strong_20_Emphasis"><text:span text:style-name="T1">Bagian Tak Terpisahkan dari Warisan</text:span></text:span></text:p>
            <text:p text:style-name="P110">Kritik dan kontroversi ini bukanlah catatan kaki dalam sejarah Microsoft; mereka adalah bagian integral dari perjalanannya. Mereka mencerminkan tantangan yang dihadapi oleh perusahaan teknologi yang sangat kuat dalam <text:soft-page-break/>menavigasi persaingan pasar, tanggung jawab sosial, ekspektasi pengguna, dan pengawasan regulasi. Memahami isu-isu ini memberikan perspektif yang lebih kritis dan realistis terhadap warisan kompleks yang ditinggalkan oleh Microsoft.</text:p>
            <text:p text:style-name="Text_20_body"><text:span text:style-name="Strong_20_Emphasis"><text:span text:style-name="T1">(Teks Buku Berakhir)</text:span></text:span></text:p>
            <text:p text:style-name="P242"/>
            <text:p text:style-name="P110">Saya siap menunggu perintah "YAX" untuk memulai Bab 10 dengan prompt pengantar Bab 10.</text:p>
          </text:section>
          <text:section text:style-name="Sect1" text:name="feedback-form-63">
            <text:p text:style-name="P225"/>
          </text:section>
        </text:section>
        <text:section text:style-name="Sect1" text:name="ee5399750800aefe">
          <text:p text:style-name="P110"/>
          <text:section text:style-name="Sect1" text:name="user-query-content-64">
            <text:p text:style-name="P239">yax </text:p>
          </text:section>
          <text:p text:style-name="P225">Tampilkan alur berpikir</text:p>
          <text:section text:style-name="Sect2" text:name="model-response-message-contentr_ee5399750800aefe">
            <text:p text:style-name="Text_20_body"><text:span text:style-name="T1">Baik, saya akan memulai Bab 10 dengan menjawab </text:span><text:span text:style-name="Strong_20_Emphasis"><text:span text:style-name="T1">prompt untuk pengantar Bab 10: Penutup: Memandang ke Depan</text:span></text:span><text:span text:style-name="T1">, dengan memperhatikan konteks waktu saat ini, </text:span><text:span text:style-name="Strong_20_Emphasis"><text:span text:style-name="T1">Minggu, 20 April 2025, pukul 12:12 WIB</text:span></text:span><text:span text:style-name="T1">.</text:span></text:p>
            <text:p text:style-name="P242"/>
            <text:p text:style-name="Text_20_body"><text:span text:style-name="Strong_20_Emphasis"><text:span text:style-name="T1">[JAWABAN UNTUK PROMPT PENGANTAR BAB 10]</text:span></text:span></text:p>
            <text:p text:style-name="Text_20_body"><text:span text:style-name="Strong_20_Emphasis"><text:span text:style-name="T1">(Teks Buku Dimulai)</text:span></text:span></text:p>
            <text:p text:style-name="Text_20_body"><text:span text:style-name="Strong_20_Emphasis"><text:span text:style-name="T1">Bab 10: Penutup: Memandang ke Depan</text:span></text:span></text:p>
            <text:p text:style-name="Text_20_body"><text:span text:style-name="T1">Kita kini telah tiba di penghujung perjalanan kita menelusuri kisah panjang dan berliku dari Microsoft. Dari sebuah kemitraan penuh semangat di Albuquerque pada tahun 1975, kita telah menyaksikan kelahirannya, meroketnya menuju dominasi global di era PC, melalui masa-masa penuh tantangan dan transisi, hingga kebangkitannya kembali sebagai raksasa </text:span><text:span text:style-name="Emphasis"><text:span text:style-name="T1">cloud</text:span></text:span><text:span text:style-name="T1"> dan kecerdasan buatan yang terus membentuk lanskap teknologi kita hingga hari ini, Minggu, 20 April 2025.</text:span></text:p>
            <text:p text:style-name="Text_20_body"><text:span text:style-name="T1">Sebuah kisah yang membentang hampir setengah abad, penuh dengan inovasi yang mengubah dunia, persaingan yang sengit, kegagalan yang menyakitkan, transformasi yang dramatis, dan dampak yang terasa hingga ke pelosok dunia, termasuk di Indonesia. Bab terakhir ini tidak akan memperkenalkan informasi baru yang signifikan, melainkan berfungsi sebagai sebuah </text:span><text:span text:style-name="Strong_20_Emphasis"><text:span text:style-name="T1">kesimpulan</text:span></text:span><text:span text:style-name="T1">. Kita akan mencoba merangkum benang merah utama </text:span><text:soft-page-break/><text:span text:style-name="T1">dari evolusi luar biasa perusahaan ini, merenungkan mengapa Microsoft tetap begitu relevan di tengah perubahan zaman yang konstan, dan menawarkan beberapa pemikiran penutup sebagai akhir dari penjelajahan kita.</text:span></text:p>
            <text:p text:style-name="P110">Ini adalah kesempatan untuk melihat kembali keseluruhan gambaran, mengapresiasi kompleksitas narasi, dan mungkin, memetik beberapa pelajaran dari salah satu kisah korporat paling signifikan dalam sejarah modern. Mari kita simpulkan perjalanan kita bersama Microsoft.</text:p>
            <text:p text:style-name="Text_20_body"><text:span text:style-name="Strong_20_Emphasis"><text:span text:style-name="T1">(Teks Buku Berakhir)</text:span></text:span></text:p>
            <text:p text:style-name="P242"/>
            <text:p text:style-name="P110">Saya siap menunggu perintah "YAX" untuk melanjutkan ke prompt berikutnya (Subbab 10.1).</text:p>
          </text:section>
          <text:section text:style-name="Sect1" text:name="feedback-form-64">
            <text:p text:style-name="P225"/>
          </text:section>
        </text:section>
        <text:section text:style-name="Sect1" text:name="3d60d50fd98e655e">
          <text:p text:style-name="P110"/>
          <text:section text:style-name="Sect1" text:name="user-query-content-65">
            <text:p text:style-name="P239">yax </text:p>
          </text:section>
          <text:p text:style-name="P225">Tampilkan alur berpikir</text:p>
          <text:section text:style-name="Sect2" text:name="model-response-message-contentr_3d60d50fd98e655e">
            <text:p text:style-name="Text_20_body"><text:span text:style-name="T1">Baik, saya akan melanjutkan dengan menjawab </text:span><text:span text:style-name="Strong_20_Emphasis"><text:span text:style-name="T1">prompt untuk Subbab 10.1: Rangkuman Perjalanan Transformasi Microsoft</text:span></text:span><text:span text:style-name="T1">, dengan memperhatikan konteks waktu saat ini, </text:span><text:span text:style-name="Strong_20_Emphasis"><text:span text:style-name="T1">Minggu, 20 April 2025, pukul 12:13 WIB</text:span></text:span><text:span text:style-name="T1">.</text:span></text:p>
            <text:p text:style-name="P242"/>
            <text:p text:style-name="Text_20_body"><text:span text:style-name="Strong_20_Emphasis"><text:span text:style-name="T1">[JAWABAN UNTUK PROMPT SUBBAB 10.1]</text:span></text:span></text:p>
            <text:p text:style-name="Text_20_body"><text:span text:style-name="Strong_20_Emphasis"><text:span text:style-name="T1">(Teks Buku Dimulai)</text:span></text:span></text:p>
            <text:p text:style-name="Text_20_body"><text:span text:style-name="Strong_20_Emphasis"><text:span text:style-name="T1">10.1 Rangkuman Perjalanan Transformasi Microsoft</text:span></text:span></text:p>
            <text:p text:style-name="P110">Melihat kembali hampir lima dekade sejarah Microsoft adalah seperti menyaksikan sebuah organisme raksasa yang terus-menerus beradaptasi dan bertransformasi untuk bertahan hidup dan berkembang di tengah arus perubahan teknologi yang deras. Perjalanan yang telah kita telusuri dalam buku ini dapat dirangkum dalam beberapa fase transformasi kunci:</text:p>
            <text:list xml:id="list3846472880945856103" text:style-name="L107">
              <text:list-item>
                <text:p text:style-name="P103"><text:span text:style-name="Strong_20_Emphasis"><text:span text:style-name="T1">Fase 1: Kelahiran dan Pertaruhan Awal (1975 - 1980-an).</text:span></text:span><text:span text:style-name="T1"> Dimulai dari visi dua pemuda, Bill Gates dan Paul Allen, Microsoft lahir dari peluang menyediakan perangkat lunak (BASIC) untuk komputer pribadi pertama (Altair). Langkah jenius berikutnya adalah mengamankan kontrak sistem operasi (MS-DOS) untuk IBM PC, yang diikuti dengan </text:span><text:soft-page-break/><text:span text:style-name="T1">strategi lisensi cerdik yang menempatkan MS-DOS (dan kemudian Windows) di sebagian besar PC klon. Fondasi dominasi diletakkan di era ini, didukung oleh budaya kerja awal yang intens dan ambisius.</text:span></text:p>
              </text:list-item>
              <text:list-item>
                <text:p text:style-name="P103"><text:span text:style-name="Strong_20_Emphasis"><text:span text:style-name="T1">Fase 2: Mendominasi Era PC (1990-an - Awal 2000-an).</text:span></text:span><text:span text:style-name="T1"> Ini adalah era keemasan di mana Microsoft mencapai puncak kekuasaan yang nyaris tak tertandingi. Melalui rilis-rilis kunci </text:span><text:span text:style-name="Strong_20_Emphasis"><text:span text:style-name="T1">Windows</text:span></text:span><text:span text:style-name="T1"> (terutama 3.1, 95, XP), Microsoft menjadikan antarmuka grafis sebagai standar dan menguasai pasar sistem operasi desktop. </text:span><text:span text:style-name="Strong_20_Emphasis"><text:span text:style-name="T1">Microsoft Office</text:span></text:span><text:span text:style-name="T1"> menggilas para pesaingnya dan menjadi standar produktivitas global. Microsoft juga secara agresif memasuki dan memenangkan "Perang Browser" pertama dengan </text:span><text:span text:style-name="Strong_20_Emphasis"><text:span text:style-name="T1">Internet Explorer</text:span></text:span><text:span text:style-name="T1">. Namun, dominasi ini membawa konsekuensi berupa pertarungan hukum </text:span><text:span text:style-name="Strong_20_Emphasis"><text:span text:style-name="T1">antimonopoli</text:span></text:span><text:span text:style-name="T1"> yang sengit dan merusak citra.</text:span></text:p>
              </text:list-item>
              <text:list-item>
                <text:p text:style-name="P103"><text:span text:style-name="Strong_20_Emphasis"><text:span text:style-name="T1">Fase 3: Ekspansi, Transisi, dan Tantangan (Awal 2000-an - Awal 2010-an).</text:span></text:span><text:span text:style-name="T1"> Di bawah kepemimpinan CEO kedua, Steve Ballmer, Microsoft mencoba melebarkan sayapnya di luar PC. Ada keberhasilan signifikan, seperti peluncuran dan pertumbuhan </text:span><text:span text:style-name="Strong_20_Emphasis"><text:span text:style-name="T1">Xbox</text:span></text:span><text:span text:style-name="T1"> yang menjadikan Microsoft pemain utama di industri game. Namun, ada juga perjuangan berat: upaya mahal dan akhirnya gagal total untuk bersaing di pasar smartphone modern dengan </text:span><text:span text:style-name="Strong_20_Emphasis"><text:span text:style-name="T1">Windows Phone</text:span></text:span><text:span text:style-name="T1">, serta pertarungan tanpa henti yang kurang berhasil melawan Google di pasar mesin pencari dengan </text:span><text:span text:style-name="Strong_20_Emphasis"><text:span text:style-name="T1">Bing</text:span></text:span><text:span text:style-name="T1">. Meskipun perusahaan terus tumbuh secara finansial berkat Windows dan Office, Microsoft tampak kehilangan momentum di beberapa area kunci masa depan dan mulai meletakkan fondasi awal untuk </text:span><text:span text:style-name="Emphasis"><text:span text:style-name="T1">cloud</text:span></text:span><text:span text:style-name="T1"> dengan </text:span><text:span text:style-name="Strong_20_Emphasis"><text:span text:style-name="T1">Azure</text:span></text:span><text:span text:style-name="T1"> secara relatif lambat.</text:span></text:p>
              </text:list-item>
              <text:list-item>
                <text:p text:style-name="P103"><text:span text:style-name="Strong_20_Emphasis"><text:span text:style-name="T1">Fase 4: Reinvention - Era Cloud dan AI (2014 - Sekarang [April 2025]).</text:span></text:span><text:span text:style-name="T1"> Penunjukan Satya Nadella sebagai CEO pada 2014 memicu transformasi paling dramatis dalam sejarah perusahaan. Dengan visi "Cloud First" dan perubahan budaya yang mendalam (fokus pada </text:span><text:span text:style-name="Emphasis"><text:span text:style-name="T1">growth mindset</text:span></text:span><text:span text:style-name="T1">, empati, keterbukaan), Microsoft menemukan kembali jati dirinya. </text:span><text:span text:style-name="Strong_20_Emphasis"><text:span text:style-name="T1">Azure</text:span></text:span><text:span text:style-name="T1"> meledak menjadi pemimpin pasar cloud global. </text:span><text:span text:style-name="Strong_20_Emphasis"><text:span text:style-name="T1">Microsoft 365</text:span></text:span><text:span text:style-name="T1"> berevolusi menjadi layanan berlangganan yang sangat sukses. Perusahaan merangkul </text:span><text:span text:style-name="Emphasis"><text:span text:style-name="T1">open source</text:span></text:span><text:span text:style-name="T1">, melakukan akuisisi strategis raksasa (</text:span><text:span text:style-name="Strong_20_Emphasis"><text:span text:style-name="T1">LinkedIn, GitHub, Activision Blizzard</text:span></text:span><text:span text:style-name="T1">), dan yang terpenting, menempatkan </text:span><text:span text:style-name="Strong_20_Emphasis"><text:span text:style-name="T1">Kecerdasan Buatan (AI)</text:span></text:span><text:span text:style-name="T1">, terutama melalui </text:span><text:soft-page-break/><text:span text:style-name="T1">kemitraan dengan OpenAI dan inisiatif </text:span><text:span text:style-name="Strong_20_Emphasis"><text:span text:style-name="T1">Copilot</text:span></text:span><text:span text:style-name="T1">, sebagai pusat strateginya, membawanya kembali ke garis depan inovasi teknologi.</text:span></text:p>
              </text:list-item>
            </text:list>
            <text:p text:style-name="Text_20_body"><text:span text:style-name="Strong_20_Emphasis"><text:span text:style-name="T1">Ketahanan Melalui Adaptasi</text:span></text:span></text:p>
            <text:p text:style-name="Text_20_body"><text:span text:style-name="T1">Jika ada satu tema yang konsisten dalam perjalanan panjang ini, itu adalah </text:span><text:span text:style-name="Strong_20_Emphasis"><text:span text:style-name="T1">kemampuan Microsoft untuk beradaptasi dan menemukan kembali dirinya</text:span></text:span><text:span text:style-name="T1">. Perusahaan ini telah berhasil menavigasi (meskipun tidak selalu dengan mulus) setidaknya lima gelombang teknologi besar: revolusi PC, kebangkitan internet, ledakan </text:span><text:span text:style-name="Emphasis"><text:span text:style-name="T1">mobile</text:span></text:span><text:span text:style-name="T1"> (di mana ia awalnya gagal tetapi kemudian beradaptasi dengan fokus pada layanan lintas platform), era </text:span><text:span text:style-name="Emphasis"><text:span text:style-name="T1">cloud computing</text:span></text:span><text:span text:style-name="T1">, dan kini, gelombang AI. Kemampuan untuk belajar dari kesalahan (seperti yang kita lihat di Bab 7), mengubah arah strategis secara fundamental, dan mengeksekusi visi baru adalah inti dari ketahanan (</text:span><text:span text:style-name="Emphasis"><text:span text:style-name="T1">resilience</text:span></text:span><text:span text:style-name="T1">) Microsoft yang luar biasa, memungkinkannya untuk tetap menjadi salah satu perusahaan paling relevan dan berpengaruh di dunia hampir setengah abad setelah didirikan.</text:span></text:p>
            <text:p text:style-name="Text_20_body"><text:span text:style-name="Strong_20_Emphasis"><text:span text:style-name="T1">(Teks Buku Berakhir)</text:span></text:span></text:p>
            <text:p text:style-name="P242"/>
            <text:p text:style-name="P110">Saya siap menunggu perintah "YAX" untuk melanjutkan ke prompt berikutnya (Subbab 10.2).</text:p>
          </text:section>
          <text:section text:style-name="Sect1" text:name="feedback-form-65">
            <text:p text:style-name="P225"/>
          </text:section>
        </text:section>
        <text:section text:style-name="Sect1" text:name="8d2b9f8127464473">
          <text:p text:style-name="P110"/>
          <text:section text:style-name="Sect1" text:name="user-query-content-66">
            <text:p text:style-name="P239">yax </text:p>
          </text:section>
          <text:p text:style-name="P225">Tampilkan alur berpikir</text:p>
          <text:section text:style-name="Sect2" text:name="model-response-message-contentr_8d2b9f8127464473">
            <text:p text:style-name="Text_20_body"><text:span text:style-name="T1">Baik, saya akan melanjutkan dengan menjawab </text:span><text:span text:style-name="Strong_20_Emphasis"><text:span text:style-name="T1">prompt untuk Subbab 10.2: Refleksi tentang Relevansi Berkelanjutan</text:span></text:span><text:span text:style-name="T1">, dengan memperhatikan konteks waktu saat ini, </text:span><text:span text:style-name="Strong_20_Emphasis"><text:span text:style-name="T1">Minggu, 20 April 2025, pukul 12:14 WIB</text:span></text:span><text:span text:style-name="T1">.</text:span></text:p>
            <text:p text:style-name="P242"/>
            <text:p text:style-name="Text_20_body"><text:span text:style-name="Strong_20_Emphasis"><text:span text:style-name="T1">[JAWABAN UNTUK PROMPT SUBBAB 10.2]</text:span></text:span></text:p>
            <text:p text:style-name="Text_20_body"><text:span text:style-name="Strong_20_Emphasis"><text:span text:style-name="T1">(Teks Buku Dimulai)</text:span></text:span></text:p>
            <text:p text:style-name="Text_20_body"><text:span text:style-name="Strong_20_Emphasis"><text:span text:style-name="T1">10.2 Refleksi tentang Relevansi Berkelanjutan</text:span></text:span></text:p>
            <text:p text:style-name="Text_20_body"><text:span text:style-name="T1">Setelah melalui berbagai era, transformasi dramatis, kesuksesan gemilang, dan kegagalan yang menyakitkan, pertanyaan yang wajar muncul: mengapa </text:span><text:soft-page-break/><text:span text:style-name="T1">Microsoft, sebuah perusahaan yang didirikan hampir setengah abad yang lalu, tetap begitu </text:span><text:span text:style-name="Strong_20_Emphasis"><text:span text:style-name="T1">penting dan relevan</text:span></text:span><text:span text:style-name="T1"> di lanskap teknologi global yang berubah begitu cepat hari ini, Minggu, 20 April 2025? Apa yang membuat raksasa ini terus bertahan dan bahkan berkembang di tengah persaingan yang semakin ketat dan disrupsi teknologi yang konstan? Refleksi atas perjalanan yang telah kita bahas memberikan beberapa jawaban kunci.</text:span></text:p>
            <text:p text:style-name="Text_20_body"><text:span text:style-name="Strong_20_Emphasis"><text:span text:style-name="T1">Kepemimpinan di Pasar-Pasar Kunci Masa Depan</text:span></text:span></text:p>
            <text:p text:style-name="P110">Relevansi Microsoft saat ini tidak lagi hanya bersandar pada dominasi Windows dan Office di masa lalu (meskipun keduanya masih sangat penting dan menguntungkan). Perusahaan ini telah berhasil membangun atau memperkuat posisi kepemimpinan di pasar-pasar teknologi yang paling krusial untuk masa depan:</text:p>
            <text:list xml:id="list7480581080778846370" text:style-name="L108">
              <text:list-item>
                <text:p text:style-name="P219"><text:span text:style-name="Strong_20_Emphasis"><text:span text:style-name="T1">Komputasi Awan (Cloud Computing):</text:span></text:span><text:span text:style-name="T1"> Melalui </text:span><text:span text:style-name="Strong_20_Emphasis"><text:span text:style-name="T1">Azure</text:span></text:span><text:span text:style-name="T1">, Microsoft adalah pemain nomor dua global yang solid dan terus tumbuh pesat, menjadi tulang punggung bagi transformasi digital ribuan bisnis di seluruh dunia, termasuk banyak perusahaan besar di Indonesia. </text:span></text:p>
              </text:list-item>
              <text:list-item>
                <text:p text:style-name="P219"><text:span text:style-name="Strong_20_Emphasis"><text:span text:style-name="T1">Produktivitas dan Kolaborasi:</text:span></text:span><text:span text:style-name="T1"> </text:span><text:span text:style-name="Strong_20_Emphasis"><text:span text:style-name="T1">Microsoft 365</text:span></text:span><text:span text:style-name="T1"> tetap menjadi standar emas, kini diperkuat dengan kemampuan kolaborasi canggih (Teams) dan integrasi AI (Copilot) yang semakin mendalam. </text:span></text:p>
              </text:list-item>
              <text:list-item>
                <text:p text:style-name="P219"><text:span text:style-name="Strong_20_Emphasis"><text:span text:style-name="T1">Gaming:</text:span></text:span><text:span text:style-name="T1"> Ekosistem </text:span><text:span text:style-name="Strong_20_Emphasis"><text:span text:style-name="T1">Xbox</text:span></text:span><text:span text:style-name="T1"> dan layanan </text:span><text:span text:style-name="Strong_20_Emphasis"><text:span text:style-name="T1">Game Pass</text:span></text:span><text:span text:style-name="T1"> menjadikannya salah satu kekuatan utama dalam industri hiburan interaktif global yang terus berkembang. </text:span></text:p>
              </text:list-item>
              <text:list-item>
                <text:p text:style-name="P104"><text:span text:style-name="Strong_20_Emphasis"><text:span text:style-name="T1">Kecerdasan Buatan (AI):</text:span></text:span><text:span text:style-name="T1"> Melalui kemitraan strategis dengan OpenAI dan integrasi </text:span><text:span text:style-name="Strong_20_Emphasis"><text:span text:style-name="T1">Copilot</text:span></text:span><text:span text:style-name="T1"> yang agresif di seluruh produknya, Microsoft telah memposisikan diri sebagai pemimpin dalam penerapan AI generatif, gelombang teknologi yang dianggap paling transformatif saat ini. </text:span></text:p>
              </text:list-item>
            </text:list>
            <text:p text:style-name="Text_20_body"><text:span text:style-name="Strong_20_Emphasis"><text:span text:style-name="T1">Kekuatan Ekosistem yang Terintegrasi</text:span></text:span></text:p>
            <text:p text:style-name="Text_20_body"><text:span text:style-name="T1">Salah satu sumber kekuatan terbesar Microsoft adalah </text:span><text:span text:style-name="Strong_20_Emphasis"><text:span text:style-name="T1">ekosistemnya yang luas dan saling terkait</text:span></text:span><text:span text:style-name="T1">. Ini bukan hanya sekumpulan produk terpisah, tetapi sebuah jaringan yang mencakup perangkat lunak (Windows, M365, Dynamics), platform cloud (Azure), perangkat keras (Surface, Xbox), alat pengembang (Visual Studio, GitHub), jaringan mitra global yang masif, komunitas pengembang yang loyal, dan basis pelanggan yang mencakup hampir setiap industri dan ukuran organisasi. Integrasi antar komponen ekosistem ini </text:span><text:soft-page-break/><text:span text:style-name="T1">(misalnya, Azure AD/Entra ID yang mengelola identitas di M365 dan aplikasi lain, GitHub yang terintegrasi dengan Azure DevOps) menciptakan nilai tambah bagi pelanggan dan sekaligus membangun 'parit' pertahanan yang kuat terhadap pesaing (switching cost yang tinggi).</text:span></text:p>
            <text:p text:style-name="Text_20_body"><text:span text:style-name="Strong_20_Emphasis"><text:span text:style-name="T1">Kemampuan Adaptasi dan Inovasi yang Terbukti</text:span></text:span></text:p>
            <text:p text:style-name="Text_20_body"><text:span text:style-name="T1">Transformasi luar biasa yang terjadi di bawah kepemimpinan Satya Nadella adalah bukti paling nyata dari </text:span><text:span text:style-name="Strong_20_Emphasis"><text:span text:style-name="T1">kemampuan Microsoft untuk beradaptasi dan berinovasi</text:span></text:span><text:span text:style-name="T1">. Perusahaan ini menunjukkan kemauan untuk meninggalkan strategi lama yang tidak lagi berfungsi (Windows-centric), merangkul tren baru secara agresif (Cloud, AI, Open Source), mengubah budayanya secara fundamental, dan melakukan pertaruhan besar pada masa depan. Kemampuan untuk 'menemukan kembali diri sendiri' ini, yang jarang dimiliki oleh perusahaan sebesar dan setua Microsoft, adalah aset krusial untuk relevansi jangka panjang. Investasi berkelanjutan dalam Riset dan Pengembangan (R&amp;D), termasuk eksplorasi jangka panjang seperti komputasi kuantum, juga menunjukkan komitmen pada inovasi masa depan.</text:span></text:p>
            <text:p text:style-name="Text_20_body"><text:span text:style-name="Strong_20_Emphasis"><text:span text:style-name="T1">Kekuatan Finansial yang Solid</text:span></text:span></text:p>
            <text:p text:style-name="P110">Jangan lupakan kekuatan finansial Microsoft yang luar biasa. Profitabilitas yang tinggi dari bisnis intinya memberikan sumber daya yang sangat besar untuk berinvestasi dalam R&amp;D, melakukan akuisisi strategis (seperti Activision Blizzard), menghadapi persaingan harga (misalnya di pasar cloud), dan melewati periode ketidakpastian ekonomi.</text:p>
            <text:p text:style-name="Text_20_body"><text:span text:style-name="Strong_20_Emphasis"><text:span text:style-name="T1">Misi yang Tetap Relevan</text:span></text:span></text:p>
            <text:p text:style-name="Text_20_body"><text:span text:style-name="T1">Misi modern Microsoft untuk "memberdayakan setiap orang dan setiap organisasi di planet ini untuk mencapai lebih banyak" (</text:span><text:span text:style-name="Emphasis"><text:span text:style-name="T1">to empower every person and every organization on the planet to achieve more</text:span></text:span><text:span text:style-name="T1">) terasa sangat relevan di era digital ini. Kebutuhan akan alat untuk bekerja, belajar, berkolaborasi, dan berinovasi secara digital terus meningkat di seluruh dunia.</text:span></text:p>
            <text:p text:style-name="P110">Tentu saja, tantangan besar tetap ada – persaingan sengit, pengawasan regulasi, ancaman keamanan siber, dan kompleksitas mengelola organisasi global yang masif. Namun, mengingat posisinya yang tertanam kuat dalam infrastruktur digital global, ekosistemnya yang luas, kemampuan adaptasinya yang terbukti, dan kepemimpinannya di pasar-pasar kunci masa depan seperti cloud dan AI, sangat sulit untuk membayangkan dunia teknologi dalam <text:soft-page-break/>beberapa waktu ke depan tanpa peran sentral yang terus dimainkan oleh Microsoft. Relevansinya tampak akan bertahan lama.</text:p>
            <text:p text:style-name="Text_20_body"><text:span text:style-name="Strong_20_Emphasis"><text:span text:style-name="T1">(Teks Buku Berakhir)</text:span></text:span></text:p>
            <text:p text:style-name="P242"/>
            <text:p text:style-name="P110">Saya siap menunggu perintah "YAX" untuk melanjutkan ke prompt berikutnya (Subbab 10.3).</text:p>
          </text:section>
          <text:section text:style-name="Sect1" text:name="feedback-form-66">
            <text:p text:style-name="P225"/>
          </text:section>
        </text:section>
        <text:section text:style-name="Sect1" text:name="2224ce4bf6421b41">
          <text:p text:style-name="P110"/>
          <text:section text:style-name="Sect1" text:name="user-query-content-67">
            <text:p text:style-name="P239">yax </text:p>
          </text:section>
          <text:p text:style-name="P225">Tampilkan alur berpikir</text:p>
          <text:section text:style-name="Sect2" text:name="model-response-message-contentr_2224ce4bf6421b41">
            <text:p text:style-name="Text_20_body"><text:span text:style-name="T1">Baik, saya akan melanjutkan dengan menjawab prompt terakhir untuk Bab 10, yaitu </text:span><text:span text:style-name="Strong_20_Emphasis"><text:span text:style-name="T1">prompt untuk Subbab 10.3: Pesan Akhir untuk Pembaca</text:span></text:span><text:span text:style-name="T1">, dengan memperhatikan konteks waktu saat ini, </text:span><text:span text:style-name="Strong_20_Emphasis"><text:span text:style-name="T1">Minggu, 20 April 2025, pukul 12:15 WIB</text:span></text:span><text:span text:style-name="T1">.</text:span></text:p>
            <text:p text:style-name="P242"/>
            <text:p text:style-name="Text_20_body"><text:span text:style-name="Strong_20_Emphasis"><text:span text:style-name="T1">[JAWABAN UNTUK PROMPT SUBBAB 10.3]</text:span></text:span></text:p>
            <text:p text:style-name="Text_20_body"><text:span text:style-name="Strong_20_Emphasis"><text:span text:style-name="T1">(Teks Buku Dimulai)</text:span></text:span></text:p>
            <text:p text:style-name="Text_20_body"><text:span text:style-name="Strong_20_Emphasis"><text:span text:style-name="T1">10.3 Pesan Akhir untuk Pembaca</text:span></text:span></text:p>
            <text:p text:style-name="P110">Terima kasih telah menyertai kami dalam perjalanan panjang menelusuri hampir setengah abad sejarah, evolusi, dan dampak dari Microsoft ini. Dari sebuah gagasan di antara dua sahabat hingga menjadi salah satu entitas paling berpengaruh di planet ini, kisah Microsoft adalah sebuah epik zaman modern yang kaya akan pelajaran, drama, dan signifikansi.</text:p>
            <text:p text:style-name="P110">Kami berharap, melalui lembar-lembar buku ini, Anda tidak hanya mendapatkan pemahaman yang lebih baik tentang sejarah satu perusahaan teknologi, tetapi juga apresiasi yang lebih dalam terhadap dinamika industri yang membentuk dunia digital kita. Kisah Microsoft begitu menarik karena ia mencakup begitu banyak elemen fundamental dari pengalaman manusia dan kemajuan teknologi: visi yang berani bertemu dengan eksekusi bisnis yang kadang tanpa ampun, inovasi brilian yang bersanding dengan kegagalan spektakuler, kepemimpinan yang karismatik (dan terkadang kontroversial), persaingan yang mendorong batas-batas kemungkinan, dan kemampuan luar <text:soft-page-break/>biasa untuk bangkit, beradaptasi, dan menemukan kembali diri sendiri di tengah badai perubahan.</text:p>
            <text:p text:style-name="P110">Mungkin ada beberapa pelajaran universal yang bisa kita petik bersama dari narasi ini. Tentang bagaimana visi jangka panjang, yang pada awalnya tampak mustahil, dapat menjadi kenyataan melalui kerja keras dan fokus tanpa henti. Tentang betapa pentingnya membangun budaya perusahaan yang tepat – baik yang mendorong intensitas di awal maupun yang menumbuhkan empati dan kemauan belajar di kemudian hari. Tentang bagaimana kesuksesan dapat membutakan, dan bagaimana kemampuan untuk mengakui kesalahan serta beradaptasi menjadi kunci ketahanan sejati. Dan tentu saja, tentang kekuatan teknologi yang luar biasa sebagai pedang bermata dua – kemampuannya untuk memberdayakan miliaran orang, tetapi juga potensi dampaknya pada persaingan, privasi, dan struktur sosial kita.</text:p>
            <text:p text:style-name="P110">Saat kita menutup buku ini pada pertengahan dekade 2020-an ini, Minggu, 20 April 2025, satu hal yang pasti: kisah Microsoft masih jauh dari selesai. Dunia teknologi terus berputar dengan kecepatan yang semakin mencengangkan. Gelombang Kecerdasan Buatan baru saja dimulai, potensi komputasi kuantum masih di cakrawala, dan tantangan global seperti perubahan iklim dan keamanan siber menuntut solusi inovatif. Bagaimana Microsoft akan menavigasi babak selanjutnya? Akankah mereka terus berhasil beradaptasi dan memimpin? Hanya waktu yang akan menjawab.</text:p>
            <text:p text:style-name="P110">Namun, dengan memahami perjalanannya hingga saat ini – memahami DNA inovasinya, pelajaran dari kegagalannya, dan transformasi terbarunya – kita setidaknya memiliki bekal untuk mengamati dan memahami peran berkelanjutan Microsoft dalam membentuk masa depan digital kita, di sini di Indonesia, dan di seluruh dunia. Sekali lagi, terima kasih telah membaca.</text:p>
            <text:p text:style-name="Text_20_body"><text:span text:style-name="Strong_20_Emphasis"><text:span text:style-name="T1">(Teks Buku Berakhir)</text:span></text:span></text:p>
            <text:p text:style-name="P242"/>
            <text:p text:style-name="P110">Ini adalah jawaban untuk prompt terakhir dari kerangka Bab 1 hingga Bab 10 yang telah kita sepakati.</text:p>
          </text:section>
          <text:section text:style-name="Sect1" text:name="feedback-form-67">
            <text:p text:style-name="P225"/>
          </text:section>
        </text:section>
        <text:section text:style-name="Sect1" text:name="69035e43916a6e0c">
          <text:p text:style-name="P110"/>
          <text:section text:style-name="Sect1" text:name="user-query-content-68">
            <text:p text:style-name="P239">buat glosarium </text:p>
          </text:section>
          <text:p text:style-name="P225"><text:soft-page-break/>Tampilkan alur berpikir</text:p>
          <text:section text:style-name="Sect2" text:name="model-response-message-contentr_69035e43916a6e0c">
            <text:p text:style-name="P110">Baik, berikut adalah draf Glosarium yang berisi istilah-istilah penting yang mungkin muncul dalam buku tentang Microsoft, beserta penjelasan singkat dalam Bahasa Indonesia yang ditujukan untuk masyarakat umum:</text:p>
            <text:p text:style-name="P242"/>
            <text:p text:style-name="Text_20_body"><text:span text:style-name="Strong_20_Emphasis"><text:span text:style-name="T1">Glosarium Istilah</text:span></text:span></text:p>
            <text:p text:style-name="P110">Berikut adalah penjelasan singkat untuk beberapa istilah teknis atau khusus yang mungkin Anda temui dalam buku ini:</text:p>
            <text:list xml:id="list3410712113454195006" text:style-name="L109">
              <text:list-item>
                <text:p text:style-name="P220"><text:span text:style-name="Strong_20_Emphasis"><text:span text:style-name="T1">AI (Artificial Intelligence / Kecerdasan Buatan):</text:span></text:span><text:span text:style-name="T1"> Bidang ilmu komputer yang bertujuan membuat mesin dapat melakukan tugas-tugas yang biasanya membutuhkan kecerdasan manusia, seperti belajar, memecahkan masalah, mengenali pola, dan membuat keputusan. </text:span></text:p>
              </text:list-item>
              <text:list-item>
                <text:p text:style-name="P220"><text:span text:style-name="Strong_20_Emphasis"><text:span text:style-name="T1">Antarmuka Pengguna Grafis (GUI - Graphical User Interface):</text:span></text:span><text:span text:style-name="T1"> Cara berinteraksi dengan komputer menggunakan elemen visual seperti ikon, jendela (windows), dan menu, biasanya menggunakan mouse, sebagai pengganti antarmuka baris perintah berbasis teks. Windows adalah contoh GUI yang paling terkenal. </text:span></text:p>
              </text:list-item>
              <text:list-item>
                <text:p text:style-name="P220"><text:span text:style-name="Strong_20_Emphasis"><text:span text:style-name="T1">API (Application Programming Interface):</text:span></text:span><text:span text:style-name="T1"> Sekumpulan aturan dan protokol yang memungkinkan satu perangkat lunak 'berbicara' atau berinteraksi dengan perangkat lunak lainnya. Seperti 'pelayan' yang mengantarkan pesanan antara dapur (satu program) dan pelanggan (program lain). </text:span></text:p>
              </text:list-item>
              <text:list-item>
                <text:p text:style-name="P220"><text:span text:style-name="Strong_20_Emphasis"><text:span text:style-name="T1">Azure:</text:span></text:span><text:span text:style-name="T1"> Nama platform </text:span><text:span text:style-name="Emphasis"><text:span text:style-name="T1">cloud computing</text:span></text:span><text:span text:style-name="T1"> (komputasi awan) milik Microsoft. Menyediakan berbagai layanan komputasi, penyimpanan data, jaringan, AI, dan lainnya melalui internet. </text:span></text:p>
              </text:list-item>
              <text:list-item>
                <text:p text:style-name="P220"><text:span text:style-name="Strong_20_Emphasis"><text:span text:style-name="T1">Azure Arc:</text:span></text:span><text:span text:style-name="T1"> Teknologi dari Microsoft Azure yang memungkinkan pelanggan mengelola sumber daya IT mereka (server, database, dll.) yang berada di berbagai lokasi (di cloud Azure, di pusat data sendiri/on-premise, atau bahkan di cloud lain) dari satu panel kontrol terpusat. </text:span></text:p>
              </text:list-item>
              <text:list-item>
                <text:p text:style-name="P220"><text:span text:style-name="Strong_20_Emphasis"><text:span text:style-name="T1">Azure OpenAI Service:</text:span></text:span><text:span text:style-name="T1"> Layanan di dalam Azure yang memungkinkan pelanggan bisnis menggunakan model AI canggih dari OpenAI (seperti GPT-4) secara aman dan privat di lingkungan cloud mereka sendiri. </text:span></text:p>
              </text:list-item>
              <text:list-item>
                <text:p text:style-name="P220"><text:span text:style-name="Strong_20_Emphasis"><text:span text:style-name="T1">BASIC (Beginner's All-purpose Symbolic Instruction Code):</text:span></text:span><text:span text:style-name="T1"> Salah </text:span><text:soft-page-break/><text:span text:style-name="T1">satu bahasa pemrograman tingkat tinggi pertama yang relatif mudah dipelajari, sangat populer di era awal komputer pribadi. Microsoft memulai bisnisnya dengan membuat versi BASIC untuk komputer Altair 8800. </text:span></text:p>
              </text:list-item>
              <text:list-item>
                <text:p text:style-name="P220"><text:span text:style-name="Strong_20_Emphasis"><text:span text:style-name="T1">Bing:</text:span></text:span><text:span text:style-name="T1"> Nama mesin pencari web milik Microsoft, pesaing utama Google Search. </text:span></text:p>
              </text:list-item>
              <text:list-item>
                <text:p text:style-name="P220"><text:span text:style-name="Strong_20_Emphasis"><text:span text:style-name="T1">Bundling:</text:span></text:span><text:span text:style-name="T1"> Praktik menggabungkan beberapa produk atau layanan menjadi satu paket dan menjualnya bersama-sama, seringkali dengan harga diskon. Contoh: Microsoft Office sebagai </text:span><text:span text:style-name="Emphasis"><text:span text:style-name="T1">suite</text:span></text:span><text:span text:style-name="T1">, atau bundling Internet Explorer dengan Windows. </text:span></text:p>
              </text:list-item>
              <text:list-item>
                <text:p text:style-name="P220"><text:span text:style-name="Strong_20_Emphasis"><text:span text:style-name="T1">Cloud Computing (Komputasi Awan):</text:span></text:span><text:span text:style-name="T1"> Model penyediaan layanan komputasi (seperti server, penyimpanan data, perangkat lunak) melalui internet ("awan"), biasanya dengan model bayar sesuai pemakaian. Memungkinkan akses data dan aplikasi dari mana saja. Jenis utamanya: </text:span></text:p>
                <text:list>
                  <text:list-item>
                    <text:p text:style-name="P220"><text:span text:style-name="Strong_20_Emphasis"><text:span text:style-name="T1">IaaS (Infrastructure as a Service):</text:span></text:span><text:span text:style-name="T1"> Menyediakan infrastruktur IT dasar (server virtual, penyimpanan, jaringan) yang disewa pengguna. Pengguna mengelola OS dan aplikasi. </text:span></text:p>
                  </text:list-item>
                  <text:list-item>
                    <text:p text:style-name="P220"><text:span text:style-name="Strong_20_Emphasis"><text:span text:style-name="T1">PaaS (Platform as a Service):</text:span></text:span><text:span text:style-name="T1"> Menyediakan platform (lingkungan pengembangan, database, OS) untuk mengembangkan dan menjalankan aplikasi tanpa mengelola infrastruktur dasar. </text:span></text:p>
                  </text:list-item>
                  <text:list-item>
                    <text:p text:style-name="P220"><text:span text:style-name="Strong_20_Emphasis"><text:span text:style-name="T1">SaaS (Software as a Service):</text:span></text:span><text:span text:style-name="T1"> Menyediakan perangkat lunak lengkap yang diakses melalui internet (seperti Microsoft 365, Gmail). Pengguna hanya menggunakan perangkat lunaknya. </text:span></text:p>
                  </text:list-item>
                </text:list>
              </text:list-item>
              <text:list-item>
                <text:p text:style-name="P220"><text:span text:style-name="Strong_20_Emphasis"><text:span text:style-name="T1">Copilot:</text:span></text:span><text:span text:style-name="T1"> Merek yang digunakan Microsoft untuk fitur-fitur asisten berbasis AI generatif yang terintegrasi di berbagai produknya (Windows, M365, Bing, GitHub, dll.), dirancang untuk membantu pengguna dalam berbagai tugas. </text:span></text:p>
              </text:list-item>
              <text:list-item>
                <text:p text:style-name="P220"><text:span text:style-name="Strong_20_Emphasis"><text:span text:style-name="T1">CRM (Customer Relationship Management):</text:span></text:span><text:span text:style-name="T1"> Perangkat lunak dan strategi bisnis yang digunakan perusahaan untuk mengelola interaksi dan hubungan dengan pelanggan mereka. Microsoft Dynamics 365 menawarkan solusi CRM. </text:span></text:p>
              </text:list-item>
              <text:list-item>
                <text:p text:style-name="P220"><text:span text:style-name="Strong_20_Emphasis"><text:span text:style-name="T1">DirectX:</text:span></text:span><text:span text:style-name="T1"> Kumpulan API dari Microsoft yang digunakan oleh pengembang game untuk berinteraksi dengan perangkat keras grafis dan suara pada komputer Windows dan konsol Xbox, memungkinkan </text:span><text:soft-page-break/><text:span text:style-name="T1">pembuatan game dengan visual dan audio yang canggih. </text:span></text:p>
              </text:list-item>
              <text:list-item>
                <text:p text:style-name="P220"><text:span text:style-name="Strong_20_Emphasis"><text:span text:style-name="T1">Dynamics 365:</text:span></text:span><text:span text:style-name="T1"> Lini produk perangkat lunak bisnis dari Microsoft yang mencakup solusi CRM dan ERP. </text:span></text:p>
              </text:list-item>
              <text:list-item>
                <text:p text:style-name="P220"><text:span text:style-name="Strong_20_Emphasis"><text:span text:style-name="T1">Efek Jaringan (Network Effect):</text:span></text:span><text:span text:style-name="T1"> Fenomena di mana nilai suatu produk atau layanan meningkat seiring bertambahnya jumlah orang yang menggunakannya. Contoh: Semakin banyak orang menggunakan Windows, semakin banyak pengembang membuat aplikasi untuk Windows, yang membuatnya semakin menarik bagi lebih banyak pengguna. </text:span></text:p>
              </text:list-item>
              <text:list-item>
                <text:p text:style-name="P220"><text:span text:style-name="Strong_20_Emphasis"><text:span text:style-name="T1">Entra ID (sebelumnya Azure Active Directory / Azure AD):</text:span></text:span><text:span text:style-name="T1"> Layanan manajemen identitas dan akses berbasis cloud dari Microsoft, digunakan oleh banyak organisasi untuk mengelola login pengguna ke berbagai aplikasi dan layanan (termasuk Microsoft 365). </text:span></text:p>
              </text:list-item>
              <text:list-item>
                <text:p text:style-name="P220"><text:span text:style-name="Strong_20_Emphasis"><text:span text:style-name="T1">ERP (Enterprise Resource Planning):</text:span></text:span><text:span text:style-name="T1"> Perangkat lunak bisnis terintegrasi yang digunakan perusahaan untuk mengelola proses bisnis inti mereka di berbagai departemen (keuangan, SDM, manufaktur, rantai pasok, dll.). Microsoft Dynamics 365 menawarkan solusi ERP. </text:span></text:p>
              </text:list-item>
              <text:list-item>
                <text:p text:style-name="P220"><text:span text:style-name="Strong_20_Emphasis"><text:span text:style-name="T1">ESG (Environmental, Social, and Governance):</text:span></text:span><text:span text:style-name="T1"> Kerangka kerja yang digunakan untuk mengevaluasi kinerja perusahaan berdasarkan dampaknya terhadap lingkungan, tanggung jawab sosialnya, dan praktik tata kelola perusahaannya. </text:span></text:p>
              </text:list-item>
              <text:list-item>
                <text:p text:style-name="P220"><text:span text:style-name="Strong_20_Emphasis"><text:span text:style-name="T1">Game Pass:</text:span></text:span><text:span text:style-name="T1"> Layanan berlangganan game dari Microsoft yang memberikan akses ke katalog besar game di Xbox dan PC dengan biaya bulanan. </text:span></text:p>
              </text:list-item>
              <text:list-item>
                <text:p text:style-name="P220"><text:span text:style-name="Strong_20_Emphasis"><text:span text:style-name="T1">Generative AI (AI Generatif):</text:span></text:span><text:span text:style-name="T1"> Jenis kecerdasan buatan yang mampu menghasilkan konten baru (seperti teks, gambar, kode, musik) berdasarkan data yang telah dipelajarinya, bukan hanya menganalisis atau mengklasifikasikan data yang ada. Model seperti GPT dari OpenAI adalah contohnya. </text:span></text:p>
              </text:list-item>
              <text:list-item>
                <text:p text:style-name="P220"><text:span text:style-name="Strong_20_Emphasis"><text:span text:style-name="T1">GitHub:</text:span></text:span><text:span text:style-name="T1"> Platform berbasis web terbesar di dunia untuk hosting kode, kolaborasi pengembang menggunakan sistem kontrol versi Git, dan pengembangan perangkat lunak </text:span><text:span text:style-name="Emphasis"><text:span text:style-name="T1">open source</text:span></text:span><text:span text:style-name="T1">. Diakuisisi oleh Microsoft pada 2018. </text:span></text:p>
              </text:list-item>
              <text:list-item>
                <text:p text:style-name="P220"><text:span text:style-name="Strong_20_Emphasis"><text:span text:style-name="T1">GitHub Copilot:</text:span></text:span><text:span text:style-name="T1"> Fitur berbasis AI di GitHub yang berfungsi sebagai asisten pemrograman, memberikan saran kode secara </text:span><text:span text:style-name="Emphasis"><text:span text:style-name="T1">real-time</text:span></text:span><text:span text:style-name="T1"> kepada pengembang. </text:span></text:p>
              </text:list-item>
              <text:list-item>
                <text:p text:style-name="P220"><text:soft-page-break/><text:span text:style-name="Strong_20_Emphasis"><text:span text:style-name="T1">HoloLens:</text:span></text:span><text:span text:style-name="T1"> Perangkat </text:span><text:span text:style-name="Emphasis"><text:span text:style-name="T1">Mixed Reality</text:span></text:span><text:span text:style-name="T1"> (MR) berbentuk kacamata yang dikembangkan oleh Microsoft, mampu menampilkan hologram (objek 3D digital) yang terintegrasi dengan dunia nyata pengguna. Ditujukan terutama untuk pasar enterprise. </text:span></text:p>
              </text:list-item>
              <text:list-item>
                <text:p text:style-name="P220"><text:span text:style-name="Strong_20_Emphasis"><text:span text:style-name="T1">Hybrid Cloud (Cloud Hibrida):</text:span></text:span><text:span text:style-name="T1"> Lingkungan komputasi yang menggabungkan penggunaan </text:span><text:span text:style-name="Emphasis"><text:span text:style-name="T1">cloud</text:span></text:span><text:span text:style-name="T1"> publik (seperti Azure) dengan </text:span><text:span text:style-name="Emphasis"><text:span text:style-name="T1">cloud</text:span></text:span><text:span text:style-name="T1"> privat atau pusat data milik sendiri (on-premise), memungkinkan data dan aplikasi berjalan di antara keduanya. </text:span></text:p>
              </text:list-item>
              <text:list-item>
                <text:p text:style-name="P220"><text:span text:style-name="Strong_20_Emphasis"><text:span text:style-name="T1">Hyperscale:</text:span></text:span><text:span text:style-name="T1"> Merujuk pada kemampuan arsitektur komputasi (biasanya di pusat data </text:span><text:span text:style-name="Emphasis"><text:span text:style-name="T1">cloud</text:span></text:span><text:span text:style-name="T1">) untuk melakukan penskalaan (menambah atau mengurangi sumber daya) secara besar-besaran dan cepat sesuai permintaan. </text:span></text:p>
              </text:list-item>
              <text:list-item>
                <text:p text:style-name="P220"><text:span text:style-name="Strong_20_Emphasis"><text:span text:style-name="T1">IDE (Integrated Development Environment):</text:span></text:span><text:span text:style-name="T1"> Perangkat lunak komprehensif yang menyediakan fasilitas lengkap bagi programmer komputer untuk pengembangan perangkat lunak, biasanya terdiri dari editor kode, </text:span><text:span text:style-name="Emphasis"><text:span text:style-name="T1">debugger</text:span></text:span><text:span text:style-name="T1">, </text:span><text:span text:style-name="Emphasis"><text:span text:style-name="T1">compiler</text:span></text:span><text:span text:style-name="T1">, dan alat otomatisasi build. Contoh: Visual Studio. </text:span></text:p>
              </text:list-item>
              <text:list-item>
                <text:p text:style-name="P220"><text:span text:style-name="Strong_20_Emphasis"><text:span text:style-name="T1">Internet Explorer (IE):</text:span></text:span><text:span text:style-name="T1"> Peramban web legendaris dari Microsoft yang pernah sangat dominan tetapi kemudian digantikan oleh Microsoft Edge. </text:span></text:p>
              </text:list-item>
              <text:list-item>
                <text:p text:style-name="P220"><text:span text:style-name="Strong_20_Emphasis"><text:span text:style-name="T1">IoT (Internet of Things):</text:span></text:span><text:span text:style-name="T1"> Konsep jaringan objek fisik ("benda" atau </text:span><text:span text:style-name="Emphasis"><text:span text:style-name="T1">things</text:span></text:span><text:span text:style-name="T1">) yang dilengkapi dengan sensor, perangkat lunak, dan teknologi lain untuk terhubung dan bertukar data dengan perangkat dan sistem lain melalui internet.   </text:span></text:p>
              </text:list-item>
              <text:list-item>
                <text:p text:style-name="P220"><text:span text:style-name="Strong_20_Emphasis"><text:span text:style-name="T1">Kernel:</text:span></text:span><text:span text:style-name="T1"> Bagian inti atau pusat dari sebuah sistem operasi yang mengelola sumber daya perangkat keras komputer dan menyediakan layanan dasar untuk bagian lain dari OS dan aplikasi. </text:span></text:p>
              </text:list-item>
              <text:list-item>
                <text:p text:style-name="P220"><text:span text:style-name="Strong_20_Emphasis"><text:span text:style-name="T1">Klon PC (PC Clone):</text:span></text:span><text:span text:style-name="T1"> Komputer pribadi yang dibuat oleh perusahaan selain IBM tetapi dirancang agar kompatibel secara fungsional dengan IBM PC asli, biasanya mampu menjalankan perangkat lunak yang sama (seperti MS-DOS). </text:span></text:p>
              </text:list-item>
              <text:list-item>
                <text:p text:style-name="P220"><text:span text:style-name="Strong_20_Emphasis"><text:span text:style-name="T1">Komputasi Kuantum (Quantum Computing):</text:span></text:span><text:span text:style-name="T1"> Jenis komputasi yang menggunakan prinsip-prinsip mekanika kuantum (seperti superposisi dan keterikatan qubit) untuk melakukan jenis perhitungan tertentu yang jauh melampaui kemampuan komputer klasik. Masih dalam tahap riset intensif. </text:span></text:p>
              </text:list-item>
              <text:list-item>
                <text:p text:style-name="P220"><text:soft-page-break/><text:span text:style-name="Strong_20_Emphasis"><text:span text:style-name="T1">Komputasi Spasial (Spatial Computing):</text:span></text:span><text:span text:style-name="T1"> Interaksi manusia-komputer yang melibatkan pemahaman dan manipulasi ruang fisik dan digital secara bersamaan, seringkali menggunakan teknologi seperti </text:span><text:span text:style-name="Emphasis"><text:span text:style-name="T1">Mixed Reality</text:span></text:span><text:span text:style-name="T1"> atau </text:span><text:span text:style-name="Emphasis"><text:span text:style-name="T1">Augmented Reality</text:span></text:span><text:span text:style-name="T1">. </text:span></text:p>
              </text:list-item>
              <text:list-item>
                <text:p text:style-name="P220"><text:span text:style-name="Strong_20_Emphasis"><text:span text:style-name="T1">Large Language Model (LLM):</text:span></text:span><text:span text:style-name="T1"> Jenis model AI canggih yang dilatih pada sejumlah besar data teks untuk memahami dan menghasilkan bahasa manusia secara alami. Menjadi dasar bagi banyak aplikasi AI generatif seperti ChatGPT dan Copilot. </text:span></text:p>
              </text:list-item>
              <text:list-item>
                <text:p text:style-name="P220"><text:span text:style-name="Strong_20_Emphasis"><text:span text:style-name="T1">LinkedIn:</text:span></text:span><text:span text:style-name="T1"> Jaringan sosial profesional terbesar di dunia, fokus pada karir, bisnis, dan koneksi profesional. Diakuisisi oleh Microsoft pada 2016. </text:span></text:p>
              </text:list-item>
              <text:list-item>
                <text:p text:style-name="P220"><text:span text:style-name="Strong_20_Emphasis"><text:span text:style-name="T1">Lisensi OEM (Original Equipment Manufacturer):</text:span></text:span><text:span text:style-name="T1"> Lisensi perangkat lunak (seperti Windows) yang dijual oleh pembuat perangkat lunak (Microsoft) kepada produsen perangkat keras (OEM seperti Dell, HP) untuk diinstal sebelumnya pada komputer baru sebelum dijual ke konsumen akhir. </text:span></text:p>
              </text:list-item>
              <text:list-item>
                <text:p text:style-name="P220"><text:span text:style-name="Strong_20_Emphasis"><text:span text:style-name="T1">Machine Learning (ML / Pembelajaran Mesin):</text:span></text:span><text:span text:style-name="T1"> Sub-bidang dari AI yang fokus pada pengembangan sistem yang dapat belajar dari data dan meningkatkan kinerjanya pada tugas tertentu tanpa diprogram secara eksplisit. </text:span></text:p>
              </text:list-item>
              <text:list-item>
                <text:p text:style-name="P220"><text:span text:style-name="Strong_20_Emphasis"><text:span text:style-name="T1">Metaverse:</text:span></text:span><text:span text:style-name="T1"> Konsep (masih berkembang dan diperdebatkan) tentang ruang virtual bersama yang persisten, seringkali direpresentasikan dalam 3D, tempat pengguna dapat berinteraksi satu sama lain dan dengan lingkungan digital. </text:span></text:p>
              </text:list-item>
              <text:list-item>
                <text:p text:style-name="P220"><text:span text:style-name="Strong_20_Emphasis"><text:span text:style-name="T1">Microsoft 365 (M365):</text:span></text:span><text:span text:style-name="T1"> Nama merek untuk layanan berlangganan Microsoft yang menggabungkan aplikasi Office (Word, Excel, dll.) dengan layanan cloud (OneDrive, Teams, dll.) dan fitur-fitur lainnya. </text:span></text:p>
              </text:list-item>
              <text:list-item>
                <text:p text:style-name="P220"><text:span text:style-name="Strong_20_Emphasis"><text:span text:style-name="T1">Microsoft Edge:</text:span></text:span><text:span text:style-name="T1"> Peramban web modern dari Microsoft, penerus Internet Explorer, dibangun di atas platform Chromium (sama seperti Google Chrome). </text:span></text:p>
              </text:list-item>
              <text:list-item>
                <text:p text:style-name="P220"><text:span text:style-name="Strong_20_Emphasis"><text:span text:style-name="T1">Microsoft Mesh:</text:span></text:span><text:span text:style-name="T1"> Platform dari Microsoft yang dirancang untuk memungkinkan pengalaman kolaboratif bersama dalam lingkungan 3D atau </text:span><text:span text:style-name="Emphasis"><text:span text:style-name="T1">Mixed Reality</text:span></text:span><text:span text:style-name="T1">. </text:span></text:p>
              </text:list-item>
              <text:list-item>
                <text:p text:style-name="P220"><text:span text:style-name="Strong_20_Emphasis"><text:span text:style-name="T1">Microsoft Teams:</text:span></text:span><text:span text:style-name="T1"> Platform komunikasi dan kolaborasi dari Microsoft yang mengintegrasikan obrolan tim, rapat video, penyimpanan file, dan integrasi aplikasi. Bagian penting dari Microsoft 365. </text:span></text:p>
              </text:list-item>
              <text:list-item>
                <text:p text:style-name="P220"><text:soft-page-break/><text:span text:style-name="Strong_20_Emphasis"><text:span text:style-name="T1">Mixed Reality (MR / Realitas Campuran):</text:span></text:span><text:span text:style-name="T1"> Teknologi yang menggabungkan dunia nyata dengan dunia digital, di mana objek fisik dan digital dapat hidup berdampingan dan berinteraksi secara </text:span><text:span text:style-name="Emphasis"><text:span text:style-name="T1">real-time</text:span></text:span><text:span text:style-name="T1">. HoloLens adalah contoh perangkat MR. </text:span></text:p>
              </text:list-item>
              <text:list-item>
                <text:p text:style-name="P220"><text:span text:style-name="Strong_20_Emphasis"><text:span text:style-name="T1">MS-DOS (Microsoft Disk Operating System):</text:span></text:span><text:span text:style-name="T1"> Sistem operasi berbasis teks baris perintah (command-line) yang menjadi standar untuk IBM PC dan klonnya di tahun 1980-an, menjadi fondasi awal kesuksesan Microsoft. </text:span></text:p>
              </text:list-item>
              <text:list-item>
                <text:p text:style-name="P220"><text:span text:style-name="Strong_20_Emphasis"><text:span text:style-name="T1">Open Source (Sumber Terbuka):</text:span></text:span><text:span text:style-name="T1"> Model pengembangan perangkat lunak di mana kode sumbernya tersedia untuk umum, memungkinkan siapa saja untuk melihat, memodifikasi, dan mendistribusikan kode tersebut (biasanya di bawah lisensi tertentu). Contoh: Linux, VS Code, Android. </text:span></text:p>
              </text:list-item>
              <text:list-item>
                <text:p text:style-name="P220"><text:span text:style-name="Strong_20_Emphasis"><text:span text:style-name="T1">OS (Operating System / Sistem Operasi):</text:span></text:span><text:span text:style-name="T1"> Perangkat lunak inti yang mengelola sumber daya perangkat keras dan perangkat lunak komputer serta menyediakan layanan umum untuk program aplikasi. Contoh: Windows, macOS, Linux, Android, iOS. </text:span></text:p>
              </text:list-item>
              <text:list-item>
                <text:p text:style-name="P220"><text:span text:style-name="Strong_20_Emphasis"><text:span text:style-name="T1">PC (Personal Computer / Komputer Pribadi):</text:span></text:span><text:span text:style-name="T1"> Komputer yang dirancang untuk penggunaan individu, berbeda dari komputer mainframe atau minicomputer yang lebih besar. </text:span></text:p>
              </text:list-item>
              <text:list-item>
                <text:p text:style-name="P220"><text:span text:style-name="Strong_20_Emphasis"><text:span text:style-name="T1">Plug and Play:</text:span></text:span><text:span text:style-name="T1"> Standar teknologi yang memungkinkan sistem operasi (seperti Windows) untuk secara otomatis mendeteksi dan mengkonfigurasi perangkat keras baru yang terhubung ke komputer tanpa memerlukan intervensi manual yang rumit dari pengguna. </text:span></text:p>
              </text:list-item>
              <text:list-item>
                <text:p text:style-name="P220"><text:span text:style-name="Strong_20_Emphasis"><text:span text:style-name="T1">Q# (Q-sharp):</text:span></text:span><text:span text:style-name="T1"> Bahasa pemrograman yang dikembangkan oleh Microsoft khusus untuk menulis algoritma kuantum. </text:span></text:p>
              </text:list-item>
              <text:list-item>
                <text:p text:style-name="P220"><text:span text:style-name="Strong_20_Emphasis"><text:span text:style-name="T1">Qubit (Quantum Bit):</text:span></text:span><text:span text:style-name="T1"> Unit dasar informasi dalam komputasi kuantum, analog dengan bit dalam komputasi klasik, tetapi dapat berada dalam keadaan superposisi (0, 1, atau keduanya sekaligus). </text:span></text:p>
              </text:list-item>
              <text:list-item>
                <text:p text:style-name="P220"><text:span text:style-name="Strong_20_Emphasis"><text:span text:style-name="T1">R&amp;D (Research and Development / Riset dan Pengembangan):</text:span></text:span><text:span text:style-name="T1"> Kegiatan yang dilakukan perusahaan untuk berinovasi dan mengembangkan produk, layanan, atau proses baru. </text:span></text:p>
              </text:list-item>
              <text:list-item>
                <text:p text:style-name="P220"><text:span text:style-name="Strong_20_Emphasis"><text:span text:style-name="T1">Responsible AI (AI yang Bertanggung Jawab):</text:span></text:span><text:span text:style-name="T1"> Pendekatan untuk mengembangkan dan menyebarkan sistem AI dengan cara yang etis, aman, adil, transparan, dan akuntabel, mempertimbangkan dampaknya pada individu dan masyarakat. </text:span></text:p>
              </text:list-item>
              <text:list-item>
                <text:p text:style-name="P220"><text:soft-page-break/><text:span text:style-name="Strong_20_Emphasis"><text:span text:style-name="T1">Server:</text:span></text:span><text:span text:style-name="T1"> Komputer atau program komputer yang menyediakan layanan, sumber daya, atau data kepada komputer atau program lain (disebut klien) dalam suatu jaringan. </text:span></text:p>
              </text:list-item>
              <text:list-item>
                <text:p text:style-name="P220"><text:span text:style-name="Strong_20_Emphasis"><text:span text:style-name="T1">Skype:</text:span></text:span><text:span text:style-name="T1"> Layanan perangkat lunak untuk panggilan suara dan video melalui internet, diakuisisi oleh Microsoft pada 2011. </text:span></text:p>
              </text:list-item>
              <text:list-item>
                <text:p text:style-name="P220"><text:span text:style-name="Strong_20_Emphasis"><text:span text:style-name="T1">Source Code (Kode Sumber):</text:span></text:span><text:span text:style-name="T1"> Kumpulan instruksi yang ditulis oleh programmer dalam bahasa pemrograman yang dapat dibaca manusia, yang kemudian diterjemahkan (dikompilasi atau diinterpretasi) menjadi instruksi mesin yang dapat dijalankan oleh komputer. </text:span></text:p>
              </text:list-item>
              <text:list-item>
                <text:p text:style-name="P220"><text:span text:style-name="Strong_20_Emphasis"><text:span text:style-name="T1">SQL Server:</text:span></text:span><text:span text:style-name="T1"> Sistem manajemen basis data relasional (RDBMS) yang dikembangkan oleh Microsoft, banyak digunakan di lingkungan enterprise. </text:span></text:p>
              </text:list-item>
              <text:list-item>
                <text:p text:style-name="P220"><text:span text:style-name="Strong_20_Emphasis"><text:span text:style-name="T1">Surface:</text:span></text:span><text:span text:style-name="T1"> Merek lini perangkat keras premium dari Microsoft, mencakup tablet 2-in-1 (Surface Pro), laptop (Surface Laptop), dan perangkat lainnya. </text:span></text:p>
              </text:list-item>
              <text:list-item>
                <text:p text:style-name="P220"><text:span text:style-name="Strong_20_Emphasis"><text:span text:style-name="T1">Virtual Reality (VR / Realitas Virtual):</text:span></text:span><text:span text:style-name="T1"> Teknologi yang menciptakan lingkungan simulasi imersif yang sepenuhnya menggantikan pandangan pengguna ke dunia nyata, biasanya melalui headset tertutup. Berbeda dari Mixed Reality (MR). </text:span></text:p>
              </text:list-item>
              <text:list-item>
                <text:p text:style-name="P220"><text:span text:style-name="Strong_20_Emphasis"><text:span text:style-name="T1">Visual Studio:</text:span></text:span><text:span text:style-name="T1"> IDE (Integrated Development Environment) komprehensif dari Microsoft, terutama digunakan untuk pengembangan aplikasi .NET dan Windows, tetapi juga mendukung platform lain. </text:span></text:p>
              </text:list-item>
              <text:list-item>
                <text:p text:style-name="P220"><text:span text:style-name="Strong_20_Emphasis"><text:span text:style-name="T1">Visual Studio Code (VS Code):</text:span></text:span><text:span text:style-name="T1"> Editor kode sumber yang ringan, gratis, lintas platform, dan sangat populer dari Microsoft, mendukung berbagai bahasa pemrograman melalui sistem ekstensi. </text:span></text:p>
              </text:list-item>
              <text:list-item>
                <text:p text:style-name="P220"><text:span text:style-name="Strong_20_Emphasis"><text:span text:style-name="T1">WaaS (Windows as a Service):</text:span></text:span><text:span text:style-name="T1"> Model pengiriman untuk Windows 10 dan 11 di mana fitur dan pembaruan keamanan diberikan secara berkelanjutan melalui internet, bukan melalui rilis versi besar setiap beberapa tahun. </text:span></text:p>
              </text:list-item>
              <text:list-item>
                <text:p text:style-name="P220"><text:span text:style-name="Strong_20_Emphasis"><text:span text:style-name="T1">Windows:</text:span></text:span><text:span text:style-name="T1"> Nama merek sistem operasi berbasis antarmuka grafis yang paling terkenal dan dominan dari Microsoft untuk komputer pribadi. </text:span></text:p>
              </text:list-item>
              <text:list-item>
                <text:p text:style-name="P220"><text:span text:style-name="Strong_20_Emphasis"><text:span text:style-name="T1">Xbox:</text:span></text:span><text:span text:style-name="T1"> Merek divisi game Microsoft, mencakup konsol game (Xbox Series X/S, dll.), layanan online (Xbox Network), layanan berlangganan (Game Pass), dan studio pengembangan game. </text:span></text:p>
              </text:list-item>
              <text:list-item>
                <text:p text:style-name="P220"><text:span text:style-name="Strong_20_Emphasis"><text:span text:style-name="T1">Xbox Cloud Gaming (xCloud):</text:span></text:span><text:span text:style-name="T1"> Layanan streaming game dari </text:span><text:soft-page-break/><text:span text:style-name="T1">Microsoft yang memungkinkan pelanggan Game Pass Ultimate memainkan game Xbox di berbagai perangkat melalui internet. </text:span></text:p>
              </text:list-item>
              <text:list-item>
                <text:p text:style-name="P220"><text:span text:style-name="Strong_20_Emphasis"><text:span text:style-name="T1">Xbox Live / Xbox Network:</text:span></text:span><text:span text:style-name="T1"> Layanan online untuk konsol Xbox, menyediakan fitur multiplayer, komunitas sosial, toko digital, dan lainnya. </text:span></text:p>
              </text:list-item>
              <text:list-item>
                <text:p text:style-name="P105"><text:span text:style-name="Strong_20_Emphasis"><text:span text:style-name="T1">Zune:</text:span></text:span><text:span text:style-name="T1"> Nama merek untuk pemutar media digital dan layanan musik terkait yang pernah diproduksi oleh Microsoft (dihentikan). </text:span></text:p>
              </text:list-item>
            </text:list>
            <text:p text:style-name="Text_20_body"><text:span text:style-name="Strong_20_Emphasis"><text:span text:style-name="T1">(Teks Buku Berakhir)</text:span></text:span></text:p>
            <text:p text:style-name="P242"/>
            <text:p text:style-name="P110">Glosarium ini mencakup banyak istilah kunci. Anda mungkin ingin menambah atau menguranginya tergantung pada detail spesifik yang akhirnya masuk ke dalam naskah buku Anda.</text:p>
          </text:section>
          <text:section text:style-name="Sect1" text:name="feedback-form-68">
            <text:p text:style-name="P225"/>
          </text:section>
        </text:section>
        <text:section text:style-name="Sect1" text:name="56b90bcf286649bc">
          <text:p text:style-name="P110"/>
          <text:section text:style-name="Sect1" text:name="user-query-content-69">
            <text:p text:style-name="P239">buat daftar pustaka </text:p>
          </text:section>
          <text:p text:style-name="P225">Tampilkan alur berpikir</text:p>
          <text:section text:style-name="Sect2" text:name="model-response-message-contentr_56b90bcf286649bc">
            <text:p text:style-name="P110">Tentu, perlu diingat bahwa karena saya adalah AI dan menghasilkan teks berdasarkan data pelatihan saya (hingga awal 2023) serta prompt yang Anda berikan, saya tidak melakukan riset eksternal dan tidak menggunakan daftar pustaka spesifik untuk 'menulis' jawaban-jawaban sebelumnya.</text:p>
            <text:p text:style-name="Text_20_body"><text:span text:style-name="T1">Namun, jika Anda benar-benar menulis buku nonfiksi tentang Microsoft, berikut adalah </text:span><text:span text:style-name="Strong_20_Emphasis"><text:span text:style-name="T1">contoh jenis sumber dan beberapa judul spesifik</text:span></text:span><text:span text:style-name="T1"> yang kemungkinan besar akan Anda konsultasikan dan bisa Anda masukkan ke dalam Daftar Pustaka. Ini BUKAN daftar lengkap atau daftar yang saya gunakan, melainkan </text:span><text:span text:style-name="Strong_20_Emphasis"><text:span text:style-name="T1">contoh representatif</text:span></text:span><text:span text:style-name="T1"> untuk memberikan gambaran:</text:span></text:p>
            <text:p text:style-name="P242"/>
            <text:p text:style-name="Text_20_body"><text:span text:style-name="Strong_20_Emphasis"><text:span text:style-name="T1">Contoh Daftar Pustaka (Saran Sumber)</text:span></text:span></text:p>
            <text:p text:style-name="P110">Bagian ini menyajikan contoh sumber-sumber yang relevan untuk pendalaman materi mengenai sejarah, perkembangan, dan dampak Microsoft. Penulis buku ini merekomendasikan sumber-sumber ini untuk pembaca yang ingin menggali lebih jauh.</text:p>
            <text:p text:style-name="Text_20_body"><text:span text:style-name="Strong_20_Emphasis"><text:span text:style-name="T1">Buku (Books)</text:span></text:span></text:p>
            <text:list xml:id="list2109180601677236260" text:style-name="L110">
              <text:list-item>
                <text:p text:style-name="P221"><text:soft-page-break/><text:span text:style-name="T1">Allen, Paul. (2011). </text:span><text:span text:style-name="Emphasis"><text:span text:style-name="T1">Idea Man: A Memoir by the Cofounder of Microsoft</text:span></text:span><text:span text:style-name="T1">. Portfolio/Penguin. </text:span><text:span text:style-name="Emphasis"><text:span text:style-name="T1">(Perspektif salah satu pendiri tentang tahun-tahun awal dan seterusnya).</text:span></text:span><text:span text:style-name="T1"> </text:span></text:p>
              </text:list-item>
              <text:list-item>
                <text:p text:style-name="P221"><text:span text:style-name="T1">Bank, David. (2001). </text:span><text:span text:style-name="Emphasis"><text:span text:style-name="T1">Breaking Windows: How Bill Gates Fumbled the Future of Microsoft</text:span></text:span><text:span text:style-name="T1">. Free Press. </text:span><text:span text:style-name="Emphasis"><text:span text:style-name="T1">(Analisis kritis, terutama fokus pada periode menjelang dan selama kasus antimonopoli).</text:span></text:span><text:span text:style-name="T1"> </text:span></text:p>
              </text:list-item>
              <text:list-item>
                <text:p text:style-name="P221"><text:span text:style-name="T1">Edstrom, Jennifer &amp; Eller, Marlin. (1998). </text:span><text:span text:style-name="Emphasis"><text:span text:style-name="T1">Barbarians Led by Bill Gates: Microsoft from the Inside</text:span></text:span><text:span text:style-name="T1">. Henry Holt and Co. </text:span><text:span text:style-name="Emphasis"><text:span text:style-name="T1">(Pandangan dari dalam perusahaan pada era pertumbuhan pesat).</text:span></text:span><text:span text:style-name="T1"> </text:span></text:p>
              </text:list-item>
              <text:list-item>
                <text:p text:style-name="P221"><text:span text:style-name="T1">Gates, Bill, dengan Nathan Myhrvold dan Peter Rinearson. (1995). </text:span><text:span text:style-name="Emphasis"><text:span text:style-name="T1">The Road Ahead</text:span></text:span><text:span text:style-name="T1">. Viking. </text:span><text:span text:style-name="Emphasis"><text:span text:style-name="T1">(Visi Bill Gates tentang masa depan teknologi pada pertengahan 90-an).</text:span></text:span><text:span text:style-name="T1"> </text:span></text:p>
              </text:list-item>
              <text:list-item>
                <text:p text:style-name="P221"><text:span text:style-name="T1">Isaacson, Walter. (2014). </text:span><text:span text:style-name="Emphasis"><text:span text:style-name="T1">The Innovators: How a Group of Hackers, Geniuses, and Geeks Created the Digital Revolution</text:span></text:span><text:span text:style-name="T1">. Simon &amp; Schuster. </text:span><text:span text:style-name="Emphasis"><text:span text:style-name="T1">(Meskipun bukan khusus tentang Microsoft, memberikan konteks sejarah industri teknologi yang luas).</text:span></text:span><text:span text:style-name="T1">   </text:span></text:p>
              </text:list-item>
              <text:list-item>
                <text:p text:style-name="P221"><text:span text:style-name="T1">Manes, Stephen &amp; Andrews, Paul. (1993). </text:span><text:span text:style-name="Emphasis"><text:span text:style-name="T1">Gates: How Microsoft's Mogul Reinvented an Industry and Made Himself the Richest Man in America</text:span></text:span><text:span text:style-name="T1">. Doubleday. </text:span><text:span text:style-name="Emphasis"><text:span text:style-name="T1">(Biografi awal Bill Gates dan Microsoft yang mendalam).</text:span></text:span><text:span text:style-name="T1">   </text:span></text:p>
              </text:list-item>
              <text:list-item>
                <text:p text:style-name="P221"><text:span text:style-name="T1">Nadella, Satya, dengan Greg Shaw dan Jill Tracie Nichols. (2017). </text:span><text:span text:style-name="Emphasis"><text:span text:style-name="T1">Hit Refresh: The Quest to Rediscover Microsoft's Soul and Imagine a Better Future for Everyone</text:span></text:span><text:span text:style-name="T1">. Harper Business. </text:span><text:span text:style-name="Emphasis"><text:span text:style-name="T1">(Perspektif Satya Nadella sendiri tentang transformasi budaya dan strategis Microsoft).</text:span></text:span><text:span text:style-name="T1"> </text:span></text:p>
              </text:list-item>
              <text:list-item>
                <text:p text:style-name="P221"><text:span text:style-name="T1">Wallace, James &amp; Erickson, Jim. (1992). </text:span><text:span text:style-name="Emphasis"><text:span text:style-name="T1">Hard Drive: Bill Gates and the Making of the Microsoft Empire</text:span></text:span><text:span text:style-name="T1">. John Wiley &amp; Sons. </text:span><text:span text:style-name="Emphasis"><text:span text:style-name="T1">(Salah satu buku paling awal dan detail tentang sejarah pendirian dan pertumbuhan awal Microsoft).</text:span></text:span><text:span text:style-name="T1"> </text:span></text:p>
              </text:list-item>
              <text:list-item>
                <text:p text:style-name="P106"><text:span text:style-name="T1">Zachary, G. Pascal. (1994). </text:span><text:span text:style-name="Emphasis"><text:span text:style-name="T1">Showstopper!: The Breakneck Race to Create Windows NT and the Next Generation at Microsoft</text:span></text:span><text:span text:style-name="T1">. Free Press. </text:span><text:span text:style-name="Emphasis"><text:span text:style-name="T1">(Studi kasus mendalam tentang pengembangan salah satu produk kunci Microsoft).</text:span></text:span><text:span text:style-name="T1"> </text:span></text:p>
              </text:list-item>
            </text:list>
            <text:p text:style-name="Text_20_body"><text:span text:style-name="Strong_20_Emphasis"><text:span text:style-name="T1">Artikel Majalah dan Jurnalistik (Articles)</text:span></text:span></text:p>
            <text:p text:style-name="P110">Penulis buku ini juga merujuk pada berbagai artikel fitur dan investigasi dari publikasi terkemuka yang meliput momen-momen kunci Microsoft sepanjang sejarahnya. Pembaca disarankan mencari arsip dari:</text:p>
            <text:list xml:id="list3015276459077191580" text:style-name="L111">
              <text:list-item>
                <text:p text:style-name="P222"><text:soft-page-break/><text:span text:style-name="Emphasis"><text:span text:style-name="T1">Bloomberg Businessweek</text:span></text:span><text:span text:style-name="T1"> </text:span></text:p>
              </text:list-item>
              <text:list-item>
                <text:p text:style-name="P222"><text:span text:style-name="Emphasis"><text:span text:style-name="T1">Fortune</text:span></text:span><text:span text:style-name="T1"> </text:span></text:p>
              </text:list-item>
              <text:list-item>
                <text:p text:style-name="P222"><text:span text:style-name="Emphasis"><text:span text:style-name="T1">Forbes</text:span></text:span><text:span text:style-name="T1"> </text:span></text:p>
              </text:list-item>
              <text:list-item>
                <text:p text:style-name="P222"><text:span text:style-name="Emphasis"><text:span text:style-name="T1">Harvard Business Review</text:span></text:span><text:span text:style-name="T1"> (Untuk analisis strategi dan kepemimpinan) </text:span></text:p>
              </text:list-item>
              <text:list-item>
                <text:p text:style-name="P222"><text:span text:style-name="Emphasis"><text:span text:style-name="T1">The Atlantic</text:span></text:span><text:span text:style-name="T1"> </text:span></text:p>
              </text:list-item>
              <text:list-item>
                <text:p text:style-name="P222"><text:span text:style-name="Emphasis"><text:span text:style-name="T1">The Economist</text:span></text:span><text:span text:style-name="T1"> </text:span></text:p>
              </text:list-item>
              <text:list-item>
                <text:p text:style-name="P222"><text:span text:style-name="Emphasis"><text:span text:style-name="T1">The New York Times</text:span></text:span><text:span text:style-name="T1"> </text:span></text:p>
              </text:list-item>
              <text:list-item>
                <text:p text:style-name="P222"><text:span text:style-name="Emphasis"><text:span text:style-name="T1">The Wall Street Journal</text:span></text:span><text:span text:style-name="T1"> </text:span></text:p>
              </text:list-item>
              <text:list-item>
                <text:p text:style-name="P107"><text:span text:style-name="Emphasis"><text:span text:style-name="T1">Wired</text:span></text:span><text:span text:style-name="T1"> </text:span></text:p>
              </text:list-item>
            </text:list>
            <text:p text:style-name="Text_20_body"><text:span text:style-name="Emphasis"><text:span text:style-name="T1">(Contoh spesifik akan bergantung pada topik yang ingin didalami, misalnya, artikel yang meliput penunjukan Satya Nadella, akuisisi besar, peluncuran produk kunci, atau analisis mendalam tentang kasus antimonopoli).</text:span></text:span></text:p>
            <text:p text:style-name="Text_20_body"><text:span text:style-name="Strong_20_Emphasis"><text:span text:style-name="T1">Sumber Daring dan Institusional (Online &amp; Institutional Sources)</text:span></text:span></text:p>
            <text:list xml:id="list2189981778852247398" text:style-name="L112">
              <text:list-item>
                <text:p text:style-name="P223"><text:span text:style-name="Strong_20_Emphasis"><text:span text:style-name="T1">Microsoft Official Blog:</text:span></text:span><text:span text:style-name="T1"> (blogs.microsoft.com) - Sumber utama untuk pengumuman resmi, visi produk, dan pemikiran kepemimpinan terkini. </text:span></text:p>
              </text:list-item>
              <text:list-item>
                <text:p text:style-name="P223"><text:span text:style-name="Strong_20_Emphasis"><text:span text:style-name="T1">Microsoft News Center:</text:span></text:span><text:span text:style-name="T1"> (news.microsoft.com) - Rilis pers resmi dan berita perusahaan. </text:span></text:p>
              </text:list-item>
              <text:list-item>
                <text:p text:style-name="P223"><text:span text:style-name="Strong_20_Emphasis"><text:span text:style-name="T1">Microsoft Investor Relations:</text:span></text:span><text:span text:style-name="T1"> (</text:span><text:a xlink:type="simple" xlink:href="https://www.google.com/search?q=https://microsoft.com/en-us/investor&amp;authuser=3" office:target-frame-name="_blank" xlink:show="new" text:style-name="Internet_20_link" text:visited-style-name="Visited_20_Internet_20_Link"><text:span text:style-name="T1">microsoft.com/en-us/investor</text:span></text:a><text:span text:style-name="T1">) - Laporan tahunan, laporan keuangan triwulanan, transkrip panggilan investor (sumber data finansial dan strategis). </text:span></text:p>
              </text:list-item>
              <text:list-item>
                <text:p text:style-name="P223"><text:span text:style-name="Strong_20_Emphasis"><text:span text:style-name="T1">Microsoft Archives:</text:span></text:span><text:span text:style-name="T1"> (Meskipun mungkin tidak terpusat, mencari wawancara, video, atau materi historis yang dirilis secara resmi oleh Microsoft bisa bermanfaat). </text:span></text:p>
              </text:list-item>
              <text:list-item>
                <text:p text:style-name="P223"><text:span text:style-name="Strong_20_Emphasis"><text:span text:style-name="T1">Computer History Museum (CHM):</text:span></text:span><text:span text:style-name="T1"> (computerhistory.org) - Seringkali memiliki arsip wawancara lisan (oral histories) dengan tokoh-tokoh kunci industri teknologi, termasuk dari Microsoft. </text:span></text:p>
              </text:list-item>
              <text:list-item>
                <text:p text:style-name="P108"><text:span text:style-name="Strong_20_Emphasis"><text:span text:style-name="T1">Situs Berita Teknologi Terkemuka:</text:span></text:span><text:span text:style-name="T1"> Seperti </text:span><text:span text:style-name="Emphasis"><text:span text:style-name="T1">The Verge</text:span></text:span><text:span text:style-name="T1">, </text:span><text:span text:style-name="Emphasis"><text:span text:style-name="T1">Ars Technica</text:span></text:span><text:span text:style-name="T1">, </text:span><text:span text:style-name="Emphasis"><text:span text:style-name="T1">TechCrunch</text:span></text:span><text:span text:style-name="T1">, </text:span><text:span text:style-name="Emphasis"><text:span text:style-name="T1">ZDNet</text:span></text:span><text:span text:style-name="T1"> (Untuk liputan berita terkini dan analisis, meskipun perlu diverifikasi silang untuk akurasi historis jangka panjang). </text:span></text:p>
              </text:list-item>
            </text:list>
            <text:p text:style-name="P242"/>
            <text:p text:style-name="Text_20_body"><text:span text:style-name="Strong_20_Emphasis"><text:span text:style-name="T1">Catatan Penting:</text:span></text:span></text:p>
            <text:list xml:id="list8213964587382217406" text:style-name="L113">
              <text:list-item>
                <text:p text:style-name="P238">Daftar ini hanyalah contoh dan titik awal. Riset yang sebenarnya akan melibatkan lebih banyak sumber spesifik, termasuk artikel jurnal akademik (untuk analisis ekonomi atau hukum), dokumen pengadilan <text:soft-page-break/>(untuk kasus antimonopoli), dan wawancara. </text:p>
              </text:list-item>
              <text:list-item>
                <text:p text:style-name="P238">Selalu periksa tanggal publikasi sumber untuk memahami konteks waktu saat informasi tersebut ditulis. </text:p>
              </text:list-item>
              <text:list-item>
                <text:p text:style-name="P120">Gunakan berbagai jenis sumber untuk mendapatkan perspektif yang seimbang (misalnya, buku biografi, analisis kritis, sumber resmi perusahaan, liputan jurnalistik). </text:p>
              </text:list-item>
            </text:list>
            <text:p text:style-name="P110">Semoga contoh daftar pustaka ini bermanfaat!</text:p>
          </text:section>
          <text:p text:style-name="P225">Sumber dan konten terkait</text:p>
          <text:p text:style-name="P121"><text:a xlink:type="simple" xlink:href="https://eu.wikipedia.org/wiki/Ada_Lovelace" office:target-frame-name="_blank" xlink:show="new" text:style-name="Internet_20_link" text:visited-style-name="Visited_20_Internet_20_Link"><text:span text:style-name="T1">eu.wikipedia.org </text:span></text:a></text:p>
          <text:p text:style-name="P121"><text:a xlink:type="simple" xlink:href="https://eu.wikipedia.org/wiki/Ada_Lovelace" office:target-frame-name="_blank" xlink:show="new" text:style-name="Internet_20_link" text:visited-style-name="Visited_20_Internet_20_Link"><text:span text:style-name="T1">eu.wikipedia.org</text:span></text:a></text:p>
          <text:p text:style-name="P121"><text:a xlink:type="simple" xlink:href="https://www.viki.en-us.nina.az/Seattle_Computer_Products.html" office:target-frame-name="_blank" xlink:show="new" text:style-name="Internet_20_link" text:visited-style-name="Visited_20_Internet_20_Link"><text:span text:style-name="T1">www.viki.en-us.nina.az </text:span></text:a></text:p>
          <text:p text:style-name="P121"><text:a xlink:type="simple" xlink:href="https://www.viki.en-us.nina.az/Seattle_Computer_Products.html" office:target-frame-name="_blank" xlink:show="new" text:style-name="Internet_20_link" text:visited-style-name="Visited_20_Internet_20_Link"><text:span text:style-name="T1">www.viki.en-us.nina.az</text:span></text:a></text:p>
          <text:section text:style-name="Sect1" text:name="feedback-form-69">
            <text:p text:style-name="P225"/>
          </text:section>
        </text:section>
        <text:section text:style-name="Sect1" text:name="6400d408615f68c0">
          <text:p text:style-name="P110"/>
          <text:section text:style-name="Sect1" text:name="user-query-content-70">
            <text:p text:style-name="P239">buat prompt pembuatan sampul buku ini </text:p>
          </text:section>
          <text:p text:style-name="P225">Tampilkan alur berpikir</text:p>
          <text:section text:style-name="Sect2" text:name="model-response-message-contentr_6400d408615f68c0">
            <text:p text:style-name="Text_20_body"><text:span text:style-name="T1">Tentu, berikut adalah contoh prompt yang bisa Anda berikan kepada seorang desainer grafis atau dimasukkan ke dalam alat AI generator gambar untuk membuat sampul buku nonfiksi tentang Microsoft yang telah kita bahas, dengan memperhatikan konteks </text:span><text:span text:style-name="Strong_20_Emphasis"><text:span text:style-name="T1">Minggu, 20 April 2025, pukul 12:19 WIB</text:span></text:span><text:span text:style-name="T1">:</text:span></text:p>
            <text:p text:style-name="P242"/>
            <text:p text:style-name="Text_20_body"><text:span text:style-name="Strong_20_Emphasis"><text:span text:style-name="T1">Prompt Pembuatan Sampul Buku Microsoft</text:span></text:span></text:p>
            <text:p text:style-name="Text_20_body"><text:span text:style-name="Strong_20_Emphasis"><text:span text:style-name="T1">1. Judul Buku:</text:span></text:span><text:span text:style-name="T1"> Microsoft: Jendela Dunia Digital - Kisah Transformasi dari Garasi ke Awan dan AI </text:span><text:span text:style-name="Emphasis"><text:span text:style-name="T1">(Alternatif lain jika diinginkan: Reinventing Giants: Transformasi Microsoft dari Windows ke AI)</text:span></text:span></text:p>
            <text:p text:style-name="Text_20_body"><text:span text:style-name="Strong_20_Emphasis"><text:span text:style-name="T1">2. Nama Penulis:</text:span></text:span><text:span text:style-name="T1"> (Gunakan nama Anda atau placeholder seperti: "Tim Analis Teknologi" atau "Sebuah Kajian Mendalam")</text:span></text:p>
            <text:p text:style-name="Text_20_body"><text:span text:style-name="Strong_20_Emphasis"><text:span text:style-name="T1">3. Genre &amp; Target Pembaca:</text:span></text:span><text:span text:style-name="T1"> * Genre: Non-fiksi, Sejarah Teknologi, Studi Bisnis, Biografi Korporat. * Target Pembaca: Masyarakat umum di Indonesia yang tertarik pada teknologi, kisah sukses bisnis, inovasi, dan dampak perusahaan besar terhadap dunia.</text:span></text:p>
            <text:p text:style-name="Text_20_body"><text:span text:style-name="Strong_20_Emphasis"><text:span text:style-name="T1">4. Gaya Visual &amp; Mood:</text:span></text:span><text:span text:style-name="T1"> * </text:span><text:span text:style-name="Strong_20_Emphasis"><text:span text:style-name="T1">Gaya:</text:span></text:span><text:span text:style-name="T1"> Modern, bersih (clean), profesional, elegan, namun tetap menarik secara visual dan mudah didekati. Hindari gaya buku </text:span><text:soft-page-break/><text:span text:style-name="T1">teks yang kaku atau desain teknologi yang terlalu </text:span><text:span text:style-name="Emphasis"><text:span text:style-name="T1">cluttered</text:span></text:span><text:span text:style-name="T1"> atau generik. * </text:span><text:span text:style-name="Strong_20_Emphasis"><text:span text:style-name="T1">Mood:</text:span></text:span><text:span text:style-name="T1"> Informatif, kredibel, inspiratif, menunjukkan skala (global, historis), transformasi, dan mungkin sedikit nuansa optimisme atau </text:span><text:span text:style-name="Emphasis"><text:span text:style-name="T1">forward-looking</text:span></text:span><text:span text:style-name="T1"> terkait era AI saat ini [April 2025].</text:span></text:p>
            <text:p text:style-name="Text_20_body"><text:span text:style-name="Strong_20_Emphasis"><text:span text:style-name="T1">5. Elemen Visual yang Diinginkan (Saran &amp; Ide - Desainer/AI dapat memilih atau mengkombinasikan):</text:span></text:span><text:span text:style-name="T1"> * </text:span><text:span text:style-name="Strong_20_Emphasis"><text:span text:style-name="T1">Konsep Utama: Transformasi/Evolusi:</text:span></text:span><text:span text:style-name="T1"> Ini adalah tema sentral. Visual bisa mencoba menggambarkan perjalanan dari era awal (mungkin elemen abstrak seperti garis kode sederhana, pixel, atau siluet garasi) bertransisi ke era modern (awan/cloud abstrak, jaringan neural AI yang elegan, garis-garis data global). Transisi ini bisa digambarkan secara gradien, lapisan, atau juxtaposing. * </text:span><text:span text:style-name="Strong_20_Emphasis"><text:span text:style-name="T1">Metafora 'Jendela':</text:span></text:span><text:span text:style-name="T1"> Mengingat judul dan sejarah Windows, elemen jendela bisa digunakan secara </text:span><text:span text:style-name="Strong_20_Emphasis"><text:span text:style-name="T1">abstrak</text:span></text:span><text:span text:style-name="T1"> dan modern. Bukan meniru logo Windows, tetapi mungkin bentuk geometris (persegi atau persegi panjang) yang berfungsi sebagai 'bingkai' atau 'portal' yang melihat ke arah lanskap teknologi (awan, kode, jaringan). * </text:span><text:span text:style-name="Strong_20_Emphasis"><text:span text:style-name="T1">Palet Warna:</text:span></text:span><text:span text:style-name="T1"> Pertimbangkan penggunaan warna yang terinspirasi dari identitas Microsoft (biru, hijau, kuning, oranye) tetapi secara </text:span><text:span text:style-name="Strong_20_Emphasis"><text:span text:style-name="T1">subtil dan modern</text:span></text:span><text:span text:style-name="T1">. Mungkin dasar sampul berwarna netral (putih, abu-abu gelap, biru tua) dengan aksen warna-warna tersebut untuk menyoroti elemen kunci atau judul. * </text:span><text:span text:style-name="Strong_20_Emphasis"><text:span text:style-name="T1">Ikonografi Minimalis (Opsional):</text:span></text:span><text:span text:style-name="T1"> Jika menggunakan ikon, pilih gaya yang sangat bersih dan minimalis untuk mewakili konsep seperti PC/desktop, awan (cloud), otak/jaringan (AI), atau konektivitas global. Hindari ikon yang terlalu literal atau kartunis. * </text:span><text:span text:style-name="Strong_20_Emphasis"><text:span text:style-name="T1">Tekstur/Latar:</text:span></text:span><text:span text:style-name="T1"> Latar belakang bisa polos, gradien halus, atau memiliki tekstur digital yang subtil (misalnya, pola garis kode yang samar, jaring-jaring tipis).</text:span></text:p>
            <text:p text:style-name="Text_20_body"><text:span text:style-name="Strong_20_Emphasis"><text:span text:style-name="T1">6. Elemen yang Harus Dihindari:</text:span></text:span><text:span text:style-name="T1"> * Penggunaan logo resmi Microsoft secara langsung (untuk menghindari masalah merek dagang dalam konteks hipotetis ini). * Foto stok generik orang tersenyum menggunakan komputer. * Desain yang terlalu ramai atau sulit dibaca. * Gaya desain yang terlihat ketinggalan zaman.</text:span></text:p>
            <text:p text:style-name="Text_20_body"><text:span text:style-name="Strong_20_Emphasis"><text:span text:style-name="T1">7. Tipografi:</text:span></text:span><text:span text:style-name="T1"> * Judul utama harus paling menonjol, jelas, dan mudah dibaca bahkan dalam ukuran thumbnail. Gunakan font sans-serif yang modern dan bersih. * Nama penulis dan subtitle (jika ada) harus lebih kecil tetapi tetap terbaca jelas. * Pastikan kontras yang baik antara teks dan latar belakang.</text:span></text:p>
            <text:p text:style-name="Text_20_body"><text:soft-page-break/><text:span text:style-name="Strong_20_Emphasis"><text:span text:style-name="T1">8. Output yang Diharapkan:</text:span></text:span><text:span text:style-name="T1"> * Desain sampul depan buku (format digital, resolusi tinggi). * (Opsional, jika diminta) Mockup buku 3D untuk visualisasi.</text:span></text:p>
            <text:p text:style-name="Text_20_body"><text:span text:style-name="Strong_20_Emphasis"><text:span text:style-name="T1">Contoh Arahan Singkat untuk AI:</text:span></text:span><text:span text:style-name="T1"> "Desain sampul buku berjudul 'Microsoft: Jendela Dunia Digital'. Gaya modern, bersih. Visual utama: bentuk jendela abstrak modern berwarna biru/putih yang membuka ke pemandangan transisi dari garis kode sederhana menjadi awan (cloud) abstrak dan pola jaringan neural AI yang elegan. Gunakan font sans-serif yang jelas. Mood: profesional, inovatif, transformatif."</text:span></text:p>
            <text:p text:style-name="P242"/>
            <text:p text:style-name="P110">Prompt ini memberikan arahan yang cukup detail namun tetap memberi ruang bagi kreativitas desainer atau interpretasi AI untuk menghasilkan sampul yang menarik dan sesuai dengan isi buku yang kita rancang.</text:p>
          </text:section>
          <text:section text:style-name="Sect1" text:name="feedback-form-70">
            <text:p text:style-name="P225"/>
          </text:section>
        </text:section>
        <text:section text:style-name="Sect1" text:name="fa34f0f6f5e2f437">
          <text:p text:style-name="P110"/>
          <text:section text:style-name="Sect1" text:name="user-query-content-71">
            <text:p text:style-name="P239">buat linimasa peristiwa penting microsoft </text:p>
          </text:section>
          <text:p text:style-name="P225">Tampilkan alur berpikir</text:p>
          <text:section text:style-name="Sect2" text:name="model-response-message-contentr_fa34f0f6f5e2f437">
            <text:p text:style-name="Text_20_body"><text:span text:style-name="T1">Baik, berikut adalah contoh Linimasa Peristiwa Penting Microsoft, yang merangkum kejadian-kejadian kunci dari pendirian hingga perkembangan terkini, relevan hingga </text:span><text:span text:style-name="Strong_20_Emphasis"><text:span text:style-name="T1">Minggu, 20 April 2025, pukul 12:23 WIB</text:span></text:span><text:span text:style-name="T1">.</text:span></text:p>
            <text:p text:style-name="P242"/>
            <text:p text:style-name="Text_20_body"><text:span text:style-name="Strong_20_Emphasis"><text:span text:style-name="T1">Linimasa Peristiwa Penting Microsoft</text:span></text:span></text:p>
            <text:p text:style-name="P110">Linimasa ini menyoroti beberapa tonggak sejarah, peluncuran produk kunci, akuisisi strategis, dan momen penting lainnya dalam perjalanan Microsoft.</text:p>
            <text:list xml:id="list6691966921474200612" text:style-name="L114">
              <text:list-item>
                <text:p text:style-name="P224"><text:span text:style-name="Strong_20_Emphasis"><text:span text:style-name="T1">1975:</text:span></text:span><text:span text:style-name="T1"> </text:span><text:span text:style-name="Strong_20_Emphasis"><text:span text:style-name="T1">Microsoft didirikan</text:span></text:span><text:span text:style-name="T1"> oleh Bill Gates dan Paul Allen di Albuquerque, New Mexico. Produk pertamanya adalah </text:span><text:span text:style-name="Strong_20_Emphasis"><text:span text:style-name="T1">Altair BASIC</text:span></text:span><text:span text:style-name="T1"> untuk komputer MITS Altair 8800. </text:span></text:p>
              </text:list-item>
              <text:list-item>
                <text:p text:style-name="P224"><text:span text:style-name="Strong_20_Emphasis"><text:span text:style-name="T1">1979:</text:span></text:span><text:span text:style-name="T1"> Kantor pusat Microsoft pindah ke Bellevue, Washington. </text:span></text:p>
              </text:list-item>
              <text:list-item>
                <text:p text:style-name="P224"><text:span text:style-name="Strong_20_Emphasis"><text:span text:style-name="T1">1980:</text:span></text:span><text:span text:style-name="T1"> Microsoft memenangkan kontrak krusial dengan </text:span><text:span text:style-name="Strong_20_Emphasis"><text:span text:style-name="T1">IBM</text:span></text:span><text:span text:style-name="T1"> untuk menyediakan sistem operasi (yang akan menjadi </text:span><text:span text:style-name="Strong_20_Emphasis"><text:span text:style-name="T1">MS-DOS/PC-DOS</text:span></text:span><text:span text:style-name="T1">) untuk komputer pribadi IBM pertama. </text:span></text:p>
              </text:list-item>
              <text:list-item>
                <text:p text:style-name="P224"><text:span text:style-name="Strong_20_Emphasis"><text:span text:style-name="T1">1981:</text:span></text:span><text:span text:style-name="T1"> IBM PC diluncurkan dengan sistem operasi dari Microsoft. </text:span></text:p>
              </text:list-item>
              <text:list-item>
                <text:p text:style-name="P224"><text:span text:style-name="Strong_20_Emphasis"><text:span text:style-name="T1">1983:</text:span></text:span><text:span text:style-name="T1"> </text:span><text:span text:style-name="Strong_20_Emphasis"><text:span text:style-name="T1">Microsoft Word</text:span></text:span><text:span text:style-name="T1"> versi pertama dirilis; </text:span><text:span text:style-name="Strong_20_Emphasis"><text:span text:style-name="T1">Windows</text:span></text:span><text:span text:style-name="T1"> versi awal diumumkan. </text:span></text:p>
              </text:list-item>
              <text:list-item>
                <text:p text:style-name="P224"><text:soft-page-break/><text:span text:style-name="Strong_20_Emphasis"><text:span text:style-name="T1">1985:</text:span></text:span><text:span text:style-name="T1"> </text:span><text:span text:style-name="Strong_20_Emphasis"><text:span text:style-name="T1">Windows 1.0</text:span></text:span><text:span text:style-name="T1"> dirilis ke publik. </text:span></text:p>
              </text:list-item>
              <text:list-item>
                <text:p text:style-name="P224"><text:span text:style-name="Strong_20_Emphasis"><text:span text:style-name="T1">1986:</text:span></text:span><text:span text:style-name="T1"> Microsoft menjadi perusahaan publik melalui </text:span><text:span text:style-name="Strong_20_Emphasis"><text:span text:style-name="T1">Penawaran Umum Perdana (IPO)</text:span></text:span><text:span text:style-name="T1"> saham. </text:span></text:p>
              </text:list-item>
              <text:list-item>
                <text:p text:style-name="P224"><text:span text:style-name="Strong_20_Emphasis"><text:span text:style-name="T1">1987:</text:span></text:span><text:span text:style-name="T1"> Microsoft mengakuisisi Forethought, Inc., pembuat program presentasi yang menjadi </text:span><text:span text:style-name="Strong_20_Emphasis"><text:span text:style-name="T1">PowerPoint</text:span></text:span><text:span text:style-name="T1">. </text:span></text:p>
              </text:list-item>
              <text:list-item>
                <text:p text:style-name="P224"><text:span text:style-name="Strong_20_Emphasis"><text:span text:style-name="T1">1990:</text:span></text:span><text:span text:style-name="T1"> </text:span><text:span text:style-name="Strong_20_Emphasis"><text:span text:style-name="T1">Windows 3.0</text:span></text:span><text:span text:style-name="T1"> dirilis dan meraih kesuksesan komersial besar, mulai mempopulerkan antarmuka grafis. </text:span><text:span text:style-name="Strong_20_Emphasis"><text:span text:style-name="T1">Microsoft Office</text:span></text:span><text:span text:style-name="T1"> pertama untuk Windows dirilis. </text:span></text:p>
              </text:list-item>
              <text:list-item>
                <text:p text:style-name="P224"><text:span text:style-name="Strong_20_Emphasis"><text:span text:style-name="T1">1992:</text:span></text:span><text:span text:style-name="T1"> </text:span><text:span text:style-name="Strong_20_Emphasis"><text:span text:style-name="T1">Windows 3.1</text:span></text:span><text:span text:style-name="T1"> dirilis, semakin memperkuat posisi Windows. </text:span></text:p>
              </text:list-item>
              <text:list-item>
                <text:p text:style-name="P224"><text:span text:style-name="Strong_20_Emphasis"><text:span text:style-name="T1">1995:</text:span></text:span><text:span text:style-name="T1"> Peluncuran fenomenal </text:span><text:span text:style-name="Strong_20_Emphasis"><text:span text:style-name="T1">Windows 95</text:span></text:span><text:span text:style-name="T1"> dengan antarmuka modern (Tombol Start, Taskbar). </text:span><text:span text:style-name="Strong_20_Emphasis"><text:span text:style-name="T1">Internet Explorer 1.0</text:span></text:span><text:span text:style-name="T1"> dirilis, memulai "Perang Browser" melawan Netscape. </text:span></text:p>
              </text:list-item>
              <text:list-item>
                <text:p text:style-name="P224"><text:span text:style-name="Strong_20_Emphasis"><text:span text:style-name="T1">1998:</text:span></text:span><text:span text:style-name="T1"> </text:span><text:span text:style-name="Strong_20_Emphasis"><text:span text:style-name="T1">Windows 98</text:span></text:span><text:span text:style-name="T1"> dirilis. Pemerintah AS dan beberapa negara bagian mengajukan </text:span><text:span text:style-name="Strong_20_Emphasis"><text:span text:style-name="T1">gugatan antimonopoli</text:span></text:span><text:span text:style-name="T1"> besar terhadap Microsoft. </text:span></text:p>
              </text:list-item>
              <text:list-item>
                <text:p text:style-name="P224"><text:span text:style-name="Strong_20_Emphasis"><text:span text:style-name="T1">2000:</text:span></text:span><text:span text:style-name="T1"> </text:span><text:span text:style-name="Strong_20_Emphasis"><text:span text:style-name="T1">Steve Ballmer</text:span></text:span><text:span text:style-name="T1"> menggantikan Bill Gates sebagai CEO. </text:span><text:span text:style-name="Strong_20_Emphasis"><text:span text:style-name="T1">Windows 2000</text:span></text:span><text:span text:style-name="T1"> dan </text:span><text:span text:style-name="Strong_20_Emphasis"><text:span text:style-name="T1">Windows ME</text:span></text:span><text:span text:style-name="T1"> dirilis. </text:span></text:p>
              </text:list-item>
              <text:list-item>
                <text:p text:style-name="P224"><text:span text:style-name="Strong_20_Emphasis"><text:span text:style-name="T1">2001:</text:span></text:span><text:span text:style-name="T1"> </text:span><text:span text:style-name="Strong_20_Emphasis"><text:span text:style-name="T1">Windows XP</text:span></text:span><text:span text:style-name="T1"> dirilis, menjadi salah satu versi Windows paling populer dan tahan lama. </text:span><text:span text:style-name="Strong_20_Emphasis"><text:span text:style-name="T1">Xbox pertama</text:span></text:span><text:span text:style-name="T1"> diluncurkan, menandai masuknya Microsoft ke pasar konsol game. Penyelesaian kasus antimonopoli AS dicapai (tanpa pemecahan perusahaan). </text:span></text:p>
              </text:list-item>
              <text:list-item>
                <text:p text:style-name="P224"><text:span text:style-name="Strong_20_Emphasis"><text:span text:style-name="T1">2002:</text:span></text:span><text:span text:style-name="T1"> Layanan game online </text:span><text:span text:style-name="Strong_20_Emphasis"><text:span text:style-name="T1">Xbox Live</text:span></text:span><text:span text:style-name="T1"> diluncurkan. </text:span></text:p>
              </text:list-item>
              <text:list-item>
                <text:p text:style-name="P224"><text:span text:style-name="Strong_20_Emphasis"><text:span text:style-name="T1">2005:</text:span></text:span><text:span text:style-name="T1"> </text:span><text:span text:style-name="Strong_20_Emphasis"><text:span text:style-name="T1">Xbox 360</text:span></text:span><text:span text:style-name="T1"> diluncurkan, meraih sukses signifikan di generasinya. </text:span></text:p>
              </text:list-item>
              <text:list-item>
                <text:p text:style-name="P224"><text:span text:style-name="Strong_20_Emphasis"><text:span text:style-name="T1">2006:</text:span></text:span><text:span text:style-name="T1"> Pemutar media </text:span><text:span text:style-name="Strong_20_Emphasis"><text:span text:style-name="T1">Zune</text:span></text:span><text:span text:style-name="T1"> diluncurkan sebagai pesaing iPod. </text:span></text:p>
              </text:list-item>
              <text:list-item>
                <text:p text:style-name="P224"><text:span text:style-name="Strong_20_Emphasis"><text:span text:style-name="T1">2007:</text:span></text:span><text:span text:style-name="T1"> </text:span><text:span text:style-name="Strong_20_Emphasis"><text:span text:style-name="T1">Windows Vista</text:span></text:span><text:span text:style-name="T1"> dirilis, namun menghadapi banyak kritik. Apple meluncurkan iPhone. </text:span></text:p>
              </text:list-item>
              <text:list-item>
                <text:p text:style-name="P224"><text:span text:style-name="Strong_20_Emphasis"><text:span text:style-name="T1">2008:</text:span></text:span><text:span text:style-name="T1"> Platform cloud </text:span><text:span text:style-name="Strong_20_Emphasis"><text:span text:style-name="T1">Windows Azure</text:span></text:span><text:span text:style-name="T1"> (kemudian Microsoft Azure) diumumkan. </text:span></text:p>
              </text:list-item>
              <text:list-item>
                <text:p text:style-name="P224"><text:span text:style-name="Strong_20_Emphasis"><text:span text:style-name="T1">2009:</text:span></text:span><text:span text:style-name="T1"> </text:span><text:span text:style-name="Strong_20_Emphasis"><text:span text:style-name="T1">Windows 7</text:span></text:span><text:span text:style-name="T1"> dirilis, diterima dengan baik. Mesin pencari </text:span><text:span text:style-name="Strong_20_Emphasis"><text:span text:style-name="T1">Bing</text:span></text:span><text:span text:style-name="T1"> diluncurkan. </text:span></text:p>
              </text:list-item>
              <text:list-item>
                <text:p text:style-name="P224"><text:span text:style-name="Strong_20_Emphasis"><text:span text:style-name="T1">2010:</text:span></text:span><text:span text:style-name="T1"> </text:span><text:span text:style-name="Strong_20_Emphasis"><text:span text:style-name="T1">Windows Phone 7</text:span></text:span><text:span text:style-name="T1"> diluncurkan sebagai upaya baru di pasar smartphone. </text:span><text:span text:style-name="Strong_20_Emphasis"><text:span text:style-name="T1">Azure</text:span></text:span><text:span text:style-name="T1"> diluncurkan secara komersial. Ponsel </text:span><text:span text:style-name="Strong_20_Emphasis"><text:span text:style-name="T1">Microsoft Kin</text:span></text:span><text:span text:style-name="T1"> diluncurkan dan ditarik dengan cepat. </text:span></text:p>
              </text:list-item>
              <text:list-item>
                <text:p text:style-name="P224"><text:span text:style-name="Strong_20_Emphasis"><text:span text:style-name="T1">2011:</text:span></text:span><text:span text:style-name="T1"> Microsoft mengakuisisi layanan komunikasi </text:span><text:span text:style-name="Strong_20_Emphasis"><text:span text:style-name="T1">Skype</text:span></text:span><text:span text:style-name="T1">. Produksi Zune hardware dihentikan. </text:span></text:p>
              </text:list-item>
              <text:list-item>
                <text:p text:style-name="P224"><text:span text:style-name="Strong_20_Emphasis"><text:span text:style-name="T1">2012:</text:span></text:span><text:span text:style-name="T1"> </text:span><text:span text:style-name="Strong_20_Emphasis"><text:span text:style-name="T1">Windows 8</text:span></text:span><text:span text:style-name="T1"> (dengan antarmuka berbasis tile) dan tablet </text:span><text:span text:style-name="Strong_20_Emphasis"><text:span text:style-name="T1">Surface pertama</text:span></text:span><text:span text:style-name="T1"> diluncurkan. </text:span></text:p>
              </text:list-item>
              <text:list-item>
                <text:p text:style-name="P224"><text:soft-page-break/><text:span text:style-name="Strong_20_Emphasis"><text:span text:style-name="T1">2013:</text:span></text:span><text:span text:style-name="T1"> Konsol </text:span><text:span text:style-name="Strong_20_Emphasis"><text:span text:style-name="T1">Xbox One</text:span></text:span><text:span text:style-name="T1"> diluncurkan. Pengumuman rencana akuisisi divisi perangkat </text:span><text:span text:style-name="Strong_20_Emphasis"><text:span text:style-name="T1">Nokia</text:span></text:span><text:span text:style-name="T1">. </text:span></text:p>
              </text:list-item>
              <text:list-item>
                <text:p text:style-name="P224"><text:span text:style-name="Strong_20_Emphasis"><text:span text:style-name="T1">2014:</text:span></text:span><text:span text:style-name="T1"> </text:span><text:span text:style-name="Strong_20_Emphasis"><text:span text:style-name="T1">Satya Nadella</text:span></text:span><text:span text:style-name="T1"> menjadi CEO ketiga Microsoft. Akuisisi Nokia selesai. Visi </text:span><text:span text:style-name="Strong_20_Emphasis"><text:span text:style-name="T1">"Mobile First, Cloud First"</text:span></text:span><text:span text:style-name="T1"> diumumkan. </text:span><text:span text:style-name="Strong_20_Emphasis"><text:span text:style-name="T1">Office untuk iPad</text:span></text:span><text:span text:style-name="T1"> dirilis. </text:span></text:p>
              </text:list-item>
              <text:list-item>
                <text:p text:style-name="P224"><text:span text:style-name="Strong_20_Emphasis"><text:span text:style-name="T1">2015:</text:span></text:span><text:span text:style-name="T1"> </text:span><text:span text:style-name="Strong_20_Emphasis"><text:span text:style-name="T1">Windows 10</text:span></text:span><text:span text:style-name="T1"> diluncurkan dengan model "Windows as a Service". </text:span><text:span text:style-name="Strong_20_Emphasis"><text:span text:style-name="T1">Visual Studio Code</text:span></text:span><text:span text:style-name="T1"> (VS Code) dirilis. </text:span></text:p>
              </text:list-item>
              <text:list-item>
                <text:p text:style-name="P224"><text:span text:style-name="Strong_20_Emphasis"><text:span text:style-name="T1">2016:</text:span></text:span><text:span text:style-name="T1"> Microsoft mengakuisisi jaringan profesional </text:span><text:span text:style-name="Strong_20_Emphasis"><text:span text:style-name="T1">LinkedIn</text:span></text:span><text:span text:style-name="T1"> senilai ~$26.2 miliar. </text:span></text:p>
              </text:list-item>
              <text:list-item>
                <text:p text:style-name="P224"><text:span text:style-name="Strong_20_Emphasis"><text:span text:style-name="T1">2017:</text:span></text:span><text:span text:style-name="T1"> Microsoft secara efektif mengakhiri pengembangan fitur baru untuk Windows 10 Mobile. Layanan berlangganan </text:span><text:span text:style-name="Strong_20_Emphasis"><text:span text:style-name="T1">Xbox Game Pass</text:span></text:span><text:span text:style-name="T1"> diluncurkan. </text:span></text:p>
              </text:list-item>
              <text:list-item>
                <text:p text:style-name="P224"><text:span text:style-name="Strong_20_Emphasis"><text:span text:style-name="T1">2018:</text:span></text:span><text:span text:style-name="T1"> Microsoft mengakuisisi platform pengembang </text:span><text:span text:style-name="Strong_20_Emphasis"><text:span text:style-name="T1">GitHub</text:span></text:span><text:span text:style-name="T1"> senilai ~$7.5 miliar. </text:span></text:p>
              </text:list-item>
              <text:list-item>
                <text:p text:style-name="P224"><text:span text:style-name="Strong_20_Emphasis"><text:span text:style-name="T1">2019:</text:span></text:span><text:span text:style-name="T1"> Investasi awal signifikan di </text:span><text:span text:style-name="Strong_20_Emphasis"><text:span text:style-name="T1">OpenAI</text:span></text:span><text:span text:style-name="T1"> diumumkan. Microsoft mengumumkan rencana membangun ulang Edge berbasis Chromium. </text:span></text:p>
              </text:list-item>
              <text:list-item>
                <text:p text:style-name="P224"><text:span text:style-name="Strong_20_Emphasis"><text:span text:style-name="T1">2020:</text:span></text:span><text:span text:style-name="T1"> </text:span><text:span text:style-name="Strong_20_Emphasis"><text:span text:style-name="T1">Microsoft Edge</text:span></text:span><text:span text:style-name="T1"> berbasis Chromium dirilis secara luas. Konsol </text:span><text:span text:style-name="Strong_20_Emphasis"><text:span text:style-name="T1">Xbox Series X</text:span></text:span><text:span text:style-name="T1"> dan </text:span><text:span text:style-name="Strong_20_Emphasis"><text:span text:style-name="T1">Series S</text:span></text:span><text:span text:style-name="T1"> diluncurkan. Komitmen lingkungan ambisius (Carbon Negative, dll.) diumumkan. </text:span></text:p>
              </text:list-item>
              <text:list-item>
                <text:p text:style-name="P224"><text:span text:style-name="Strong_20_Emphasis"><text:span text:style-name="T1">2021:</text:span></text:span><text:span text:style-name="T1"> </text:span><text:span text:style-name="Strong_20_Emphasis"><text:span text:style-name="T1">Windows 11</text:span></text:span><text:span text:style-name="T1"> diluncurkan. </text:span></text:p>
              </text:list-item>
              <text:list-item>
                <text:p text:style-name="P224"><text:span text:style-name="Strong_20_Emphasis"><text:span text:style-name="T1">2022:</text:span></text:span><text:span text:style-name="T1"> Dukungan untuk </text:span><text:span text:style-name="Strong_20_Emphasis"><text:span text:style-name="T1">Internet Explorer 11</text:span></text:span><text:span text:style-name="T1"> secara resmi dihentikan untuk sebagian besar versi Windows. Rencana akuisisi </text:span><text:span text:style-name="Strong_20_Emphasis"><text:span text:style-name="T1">Activision Blizzard</text:span></text:span><text:span text:style-name="T1"> diumumkan. </text:span></text:p>
              </text:list-item>
              <text:list-item>
                <text:p text:style-name="P224"><text:span text:style-name="Strong_20_Emphasis"><text:span text:style-name="T1">2023:</text:span></text:span><text:span text:style-name="T1"> Investasi multi-miliar dolar lanjutan di </text:span><text:span text:style-name="Strong_20_Emphasis"><text:span text:style-name="T1">OpenAI</text:span></text:span><text:span text:style-name="T1"> diumumkan. Gelombang integrasi </text:span><text:span text:style-name="Strong_20_Emphasis"><text:span text:style-name="T1">AI Copilot</text:span></text:span><text:span text:style-name="T1"> di seluruh produk Microsoft dimulai. Akuisisi </text:span><text:span text:style-name="Strong_20_Emphasis"><text:span text:style-name="T1">Activision Blizzard</text:span></text:span><text:span text:style-name="T1"> senilai ~$69 miliar selesai. </text:span></text:p>
              </text:list-item>
              <text:list-item>
                <text:p text:style-name="P109"><text:span text:style-name="Strong_20_Emphasis"><text:span text:style-name="T1">2024 - 2025 (Hingga April):</text:span></text:span><text:span text:style-name="T1"> Fokus intensif pada pengembangan dan penyebaran </text:span><text:span text:style-name="Strong_20_Emphasis"><text:span text:style-name="T1">AI (Copilot)</text:span></text:span><text:span text:style-name="T1">, integrasi aset Activision Blizzard ke dalam </text:span><text:span text:style-name="Strong_20_Emphasis"><text:span text:style-name="T1">Xbox Game Pass</text:span></text:span><text:span text:style-name="T1">, pertumbuhan berkelanjutan </text:span><text:span text:style-name="Strong_20_Emphasis"><text:span text:style-name="T1">Azure</text:span></text:span><text:span text:style-name="T1">, dan eksplorasi teknologi masa depan seperti </text:span><text:span text:style-name="Strong_20_Emphasis"><text:span text:style-name="T1">komputasi kuantum</text:span></text:span><text:span text:style-name="T1"> dan </text:span><text:span text:style-name="Strong_20_Emphasis"><text:span text:style-name="T1">komputasi spasial</text:span></text:span><text:span text:style-name="T1">. </text:span></text:p>
              </text:list-item>
            </text:list>
            <text:p text:style-name="P242"/>
            <text:p text:style-name="P110">Linimasa ini memberikan gambaran evolusi Microsoft dari waktu ke waktu, menyoroti pergeseran strategis dan momen-momen paling berpengaruh dalam perjalanannya.</text:p>
          </text:section>
          <text:section text:style-name="Sect1" text:name="feedback-form-71">
            <text:p text:style-name="P225"><text:soft-page-break/></text:p>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654in" fo:page-height="10.1181in" style:num-format="1" style:print-orientation="portrait" fo:margin-top="0.7098in" fo:margin-bottom="0.7098in" fo:margin-left="0.7098in" fo:margin-right="0.7098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4-21T09:11:25.51</meta:creation-date>
    <meta:document-statistic meta:table-count="0" meta:image-count="0" meta:object-count="0" meta:page-count="212" meta:paragraph-count="1884" meta:word-count="53127" meta:character-count="393125"/>
    <dc:date>2025-04-21T09:15:10.41</dc:date>
    <dc:creator>OJie </dc:creator>
    <meta:editing-duration>PT3M45S</meta:editing-duration>
    <meta:editing-cycles>1</meta:editing-cycles>
    <meta:generator>OpenOffice/4.1.15$Win32 OpenOffice.org_project/4115m2$Build-9813</meta:generator>
  </office:meta>
</office:document-meta>
</file>